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Times New Roman4"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808080" fo:font-size="10pt" officeooo:rsid="004d06f7" officeooo:paragraph-rsid="004d91a6" style:font-size-asian="10pt" style:font-size-complex="10pt"/>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abbf3bc"/>
    </style:style>
    <style:style style:name="P4" style:family="paragraph" style:parent-style-name="Text_20_body">
      <style:paragraph-properties fo:text-align="start" style:justify-single-word="false"/>
      <style:text-properties officeooo:paragraph-rsid="0e895278"/>
    </style:style>
    <style:style style:name="P5" style:family="paragraph" style:parent-style-name="Text_20_body">
      <style:paragraph-properties fo:text-align="start" style:justify-single-word="false"/>
      <style:text-properties officeooo:paragraph-rsid="0287ad50"/>
    </style:style>
    <style:style style:name="P6" style:family="paragraph" style:parent-style-name="Text_20_body">
      <style:paragraph-properties fo:text-align="start" style:justify-single-word="false"/>
      <style:text-properties officeooo:paragraph-rsid="0cb97b09"/>
    </style:style>
    <style:style style:name="P7" style:family="paragraph" style:parent-style-name="Text_20_body">
      <style:paragraph-properties fo:text-align="start" style:justify-single-word="false"/>
      <style:text-properties officeooo:paragraph-rsid="0dfa1be7"/>
    </style:style>
    <style:style style:name="P8" style:family="paragraph" style:parent-style-name="Text_20_body">
      <style:paragraph-properties fo:text-align="start" style:justify-single-word="false"/>
      <style:text-properties officeooo:paragraph-rsid="0bbec578"/>
    </style:style>
    <style:style style:name="P9" style:family="paragraph" style:parent-style-name="Text_20_body">
      <style:paragraph-properties fo:text-align="start" style:justify-single-word="false"/>
      <style:text-properties officeooo:paragraph-rsid="0e2597f2"/>
    </style:style>
    <style:style style:name="P10" style:family="paragraph" style:parent-style-name="Text_20_body">
      <style:paragraph-properties fo:text-align="start" style:justify-single-word="false"/>
      <style:text-properties officeooo:paragraph-rsid="0eba0ee9"/>
    </style:style>
    <style:style style:name="P11" style:family="paragraph" style:parent-style-name="Text_20_body">
      <style:paragraph-properties fo:text-align="start" style:justify-single-word="false"/>
      <style:text-properties officeooo:paragraph-rsid="0bf5874d"/>
    </style:style>
    <style:style style:name="P12" style:family="paragraph" style:parent-style-name="Text_20_body">
      <style:paragraph-properties fo:text-align="start" style:justify-single-word="false"/>
      <style:text-properties officeooo:paragraph-rsid="0ce19eca"/>
    </style:style>
    <style:style style:name="P13" style:family="paragraph" style:parent-style-name="Text_20_body">
      <style:paragraph-properties fo:text-align="start" style:justify-single-word="false"/>
      <style:text-properties officeooo:paragraph-rsid="0cdf153b"/>
    </style:style>
    <style:style style:name="P14" style:family="paragraph" style:parent-style-name="Text_20_body">
      <style:paragraph-properties fo:text-align="start" style:justify-single-word="false"/>
      <style:text-properties officeooo:paragraph-rsid="054becb9"/>
    </style:style>
    <style:style style:name="P15" style:family="paragraph" style:parent-style-name="Text_20_body">
      <style:paragraph-properties fo:text-align="start" style:justify-single-word="false"/>
      <style:text-properties officeooo:paragraph-rsid="0eb0cbce"/>
    </style:style>
    <style:style style:name="P16" style:family="paragraph" style:parent-style-name="Text_20_body">
      <style:text-properties officeooo:paragraph-rsid="0ea7fff2"/>
    </style:style>
    <style:style style:name="P17" style:family="paragraph" style:parent-style-name="Text_20_body">
      <style:text-properties officeooo:paragraph-rsid="0ebfffa8"/>
    </style:style>
    <style:style style:name="P18" style:family="paragraph" style:parent-style-name="Text_20_body">
      <style:text-properties officeooo:paragraph-rsid="0eb748c1"/>
    </style:style>
    <style:style style:name="P19" style:family="paragraph" style:parent-style-name="Text_20_body">
      <style:text-properties officeooo:paragraph-rsid="0e0cea7a"/>
    </style:style>
    <style:style style:name="P20" style:family="paragraph" style:parent-style-name="Text_20_body">
      <style:text-properties officeooo:paragraph-rsid="0ebed6d8"/>
    </style:style>
    <style:style style:name="P21" style:family="paragraph" style:parent-style-name="Text_20_body">
      <style:paragraph-properties fo:text-align="start" style:justify-single-word="false"/>
      <style:text-properties officeooo:rsid="08dcea5e" officeooo:paragraph-rsid="0f10d164"/>
    </style:style>
    <style:style style:name="P22" style:family="paragraph" style:parent-style-name="Text_20_body">
      <style:paragraph-properties fo:text-align="start" style:justify-single-word="false"/>
      <style:text-properties officeooo:rsid="0a2eb757" officeooo:paragraph-rsid="0c3bff41"/>
    </style:style>
    <style:style style:name="P23" style:family="paragraph" style:parent-style-name="Text_20_body">
      <style:paragraph-properties fo:text-align="start" style:justify-single-word="false"/>
      <style:text-properties officeooo:rsid="0e19f878" officeooo:paragraph-rsid="0e19f878"/>
    </style:style>
    <style:style style:name="P24" style:family="paragraph" style:parent-style-name="Text_20_body">
      <style:paragraph-properties fo:text-align="start" style:justify-single-word="false"/>
      <style:text-properties officeooo:rsid="0b00f596" officeooo:paragraph-rsid="0a2e5617"/>
    </style:style>
    <style:style style:name="P25" style:family="paragraph" style:parent-style-name="Text_20_body">
      <style:paragraph-properties fo:text-align="start" style:justify-single-word="false"/>
      <style:text-properties officeooo:rsid="01132941" officeooo:paragraph-rsid="0edd4973"/>
    </style:style>
    <style:style style:name="P26" style:family="paragraph" style:parent-style-name="Text_20_body">
      <style:paragraph-properties fo:text-align="start" style:justify-single-word="false"/>
      <style:text-properties officeooo:rsid="08b013e5" officeooo:paragraph-rsid="0ca6a98c"/>
    </style:style>
    <style:style style:name="P27" style:family="paragraph" style:parent-style-name="Text_20_body">
      <style:text-properties officeooo:paragraph-rsid="0f056b9a"/>
    </style:style>
    <style:style style:name="P28" style:family="paragraph" style:parent-style-name="Text_20_body">
      <style:paragraph-properties fo:text-align="start" style:justify-single-word="false"/>
      <style:text-properties officeooo:rsid="0c639265" officeooo:paragraph-rsid="06726794"/>
    </style:style>
    <style:style style:name="P29" style:family="paragraph" style:parent-style-name="Text_20_body" style:list-style-name="">
      <style:paragraph-properties fo:margin-left="0cm" fo:margin-right="0cm" fo:line-height="150%" fo:text-align="start" style:justify-single-word="false" fo:text-indent="0cm" style:auto-text-indent="false"/>
      <style:text-properties officeooo:rsid="00b4aa06" officeooo:paragraph-rsid="0ce716e2"/>
    </style:style>
    <style:style style:name="P30" style:family="paragraph" style:parent-style-name="Text_20_body" style:list-style-name="">
      <style:paragraph-properties fo:line-height="150%" fo:text-align="start" style:justify-single-word="false"/>
      <style:text-properties officeooo:rsid="00b4aa06" officeooo:paragraph-rsid="0ce716e2"/>
    </style:style>
    <style:style style:name="P31" style:family="paragraph" style:parent-style-name="Text_20_body" style:list-style-name="">
      <style:paragraph-properties fo:line-height="150%" fo:text-align="start" style:justify-single-word="false"/>
      <style:text-properties officeooo:paragraph-rsid="0ce716e2"/>
    </style:style>
    <style:style style:name="P32" style:family="paragraph" style:parent-style-name="Text_20_body" style:list-style-name="">
      <style:paragraph-properties fo:line-height="150%" fo:text-align="start" style:justify-single-word="false"/>
      <style:text-properties officeooo:rsid="0ce19eca" officeooo:paragraph-rsid="0ce716e2"/>
    </style:style>
    <style:style style:name="P33" style:family="paragraph" style:parent-style-name="Text_20_body" style:list-style-name="">
      <style:paragraph-properties fo:line-height="150%" fo:text-align="start" style:justify-single-word="false"/>
      <style:text-properties officeooo:rsid="0ce716e2" officeooo:paragraph-rsid="0ce716e2"/>
    </style:style>
    <style:style style:name="P34" style:family="paragraph" style:parent-style-name="Text_20_body">
      <style:text-properties officeooo:paragraph-rsid="0f260aae"/>
    </style:style>
    <style:style style:name="P35" style:family="paragraph" style:parent-style-name="Text_20_body">
      <style:text-properties officeooo:paragraph-rsid="0f30ebe0"/>
    </style:style>
    <style:style style:name="P36" style:family="paragraph" style:parent-style-name="Heading_20_1">
      <style:paragraph-properties fo:text-align="start" style:justify-single-word="false"/>
      <style:text-properties officeooo:rsid="000dd884" officeooo:paragraph-rsid="015bcf66"/>
    </style:style>
    <style:style style:name="P37" style:family="paragraph" style:parent-style-name="Heading_20_1">
      <style:paragraph-properties fo:text-align="start" style:justify-single-word="false"/>
      <style:text-properties officeooo:rsid="000dd884" officeooo:paragraph-rsid="000dd884"/>
    </style:style>
    <style:style style:name="P38" style:family="paragraph" style:parent-style-name="Heading_20_1">
      <style:paragraph-properties fo:text-align="start" style:justify-single-word="false" fo:break-before="page"/>
      <style:text-properties officeooo:rsid="000dd884" officeooo:paragraph-rsid="000dd884"/>
    </style:style>
    <style:style style:name="P39" style:family="paragraph" style:parent-style-name="Heading_20_2">
      <style:text-properties officeooo:paragraph-rsid="0ce716e2"/>
    </style:style>
    <style:style style:name="P40" style:family="paragraph" style:parent-style-name="Heading_20_2">
      <style:paragraph-properties fo:text-align="start" style:justify-single-word="false"/>
      <style:text-properties fo:font-weight="bold" officeooo:rsid="029b43c1" officeooo:paragraph-rsid="015bcf66" style:font-weight-asian="bold" style:font-weight-complex="bold"/>
    </style:style>
    <style:style style:name="P41" style:family="paragraph" style:parent-style-name="Heading_20_2">
      <style:paragraph-properties fo:text-align="start" style:justify-single-word="false"/>
      <style:text-properties fo:font-weight="bold" officeooo:rsid="04dc996f" officeooo:paragraph-rsid="04dc996f" style:font-weight-asian="bold" style:font-weight-complex="bold"/>
    </style:style>
    <style:style style:name="P42" style:family="paragraph" style:parent-style-name="Heading_20_2">
      <style:paragraph-properties fo:text-align="start" style:justify-single-word="false"/>
      <style:text-properties fo:font-weight="bold" officeooo:rsid="009fa30e" officeooo:paragraph-rsid="06d5d94d" style:font-weight-asian="bold" style:font-weight-complex="bold"/>
    </style:style>
    <style:style style:name="P43" style:family="paragraph" style:parent-style-name="Heading_20_2">
      <style:paragraph-properties fo:text-align="start" style:justify-single-word="false"/>
      <style:text-properties officeooo:paragraph-rsid="015bcf66"/>
    </style:style>
    <style:style style:name="P44" style:family="paragraph" style:parent-style-name="Heading_20_2">
      <style:paragraph-properties fo:text-align="start" style:justify-single-word="false"/>
      <style:text-properties officeooo:rsid="040559f2" officeooo:paragraph-rsid="040559f2"/>
    </style:style>
    <style:style style:name="P45" style:family="paragraph" style:parent-style-name="Heading_20_2">
      <style:paragraph-properties fo:text-align="start" style:justify-single-word="false"/>
      <style:text-properties fo:font-style="normal" officeooo:rsid="08804a1e" officeooo:paragraph-rsid="08804a1e" style:font-style-asian="normal" style:font-style-complex="normal"/>
    </style:style>
    <style:style style:name="P46" style:family="paragraph" style:parent-style-name="Heading_20_2">
      <style:paragraph-properties fo:text-align="start" style:justify-single-word="false"/>
      <style:text-properties officeooo:rsid="01ff8705" officeooo:paragraph-rsid="01ff8705"/>
    </style:style>
    <style:style style:name="P47" style:family="paragraph" style:parent-style-name="Heading_20_2">
      <style:text-properties officeooo:paragraph-rsid="0f038fe4"/>
    </style:style>
    <style:style style:name="T1" style:family="text">
      <style:text-properties officeooo:rsid="029f0685"/>
    </style:style>
    <style:style style:name="T2" style:family="text">
      <style:text-properties fo:font-style="normal" fo:font-weight="normal" style:font-style-asian="normal" style:font-style-complex="normal"/>
    </style:style>
    <style:style style:name="T3" style:family="text">
      <style:text-properties fo:font-style="normal" fo:font-weight="normal" officeooo:rsid="08126717" style:font-style-asian="normal" style:font-style-complex="normal"/>
    </style:style>
    <style:style style:name="T4" style:family="text">
      <style:text-properties fo:font-style="normal" fo:font-weight="normal" officeooo:rsid="09868478" style:font-style-asian="normal" style:font-style-complex="normal"/>
    </style:style>
    <style:style style:name="T5" style:family="text">
      <style:text-properties fo:font-style="normal" fo:font-weight="normal" officeooo:rsid="000dd884" style:font-style-asian="normal" style:font-style-complex="normal"/>
    </style:style>
    <style:style style:name="T6" style:family="text">
      <style:text-properties fo:font-style="normal" fo:font-weight="normal" officeooo:rsid="0aac79d4" style:font-style-asian="normal" style:font-style-complex="normal"/>
    </style:style>
    <style:style style:name="T7" style:family="text">
      <style:text-properties fo:font-style="normal" fo:font-weight="normal" officeooo:rsid="0d166555" style:font-style-asian="normal" style:font-style-complex="normal"/>
    </style:style>
    <style:style style:name="T8" style:family="text">
      <style:text-properties fo:font-style="normal" fo:font-weight="normal" officeooo:rsid="061412e3" style:font-style-asian="normal" style:font-style-complex="normal"/>
    </style:style>
    <style:style style:name="T9" style:family="text">
      <style:text-properties fo:font-style="normal" fo:font-weight="normal" officeooo:rsid="0b7cff19" style:font-style-asian="normal" style:font-style-complex="normal"/>
    </style:style>
    <style:style style:name="T10" style:family="text">
      <style:text-properties fo:font-style="normal" fo:font-weight="normal" officeooo:rsid="0612b15d" style:font-style-asian="normal" style:font-style-complex="normal"/>
    </style:style>
    <style:style style:name="T11" style:family="text">
      <style:text-properties fo:font-style="normal" fo:font-weight="normal" officeooo:rsid="06254fbb" style:font-style-asian="normal" style:font-style-complex="normal"/>
    </style:style>
    <style:style style:name="T12" style:family="text">
      <style:text-properties fo:font-style="normal" fo:font-weight="normal" officeooo:rsid="0b3e0e66" style:font-style-asian="normal" style:font-style-complex="normal"/>
    </style:style>
    <style:style style:name="T13" style:family="text">
      <style:text-properties fo:font-style="normal" fo:font-weight="normal" officeooo:rsid="04ff1d84" style:font-style-asian="normal" style:font-style-complex="normal"/>
    </style:style>
    <style:style style:name="T14" style:family="text">
      <style:text-properties fo:font-style="normal" fo:font-weight="normal" officeooo:rsid="0ea0ff85" style:font-style-asian="normal" style:font-style-complex="normal"/>
    </style:style>
    <style:style style:name="T15" style:family="text">
      <style:text-properties fo:font-style="normal" fo:font-weight="normal" officeooo:rsid="0df8fdba" style:font-style-asian="normal" style:font-style-complex="normal"/>
    </style:style>
    <style:style style:name="T16" style:family="text">
      <style:text-properties fo:font-style="normal" fo:font-weight="normal" officeooo:rsid="0e57b1f5" style:font-style-asian="normal" style:font-style-complex="normal"/>
    </style:style>
    <style:style style:name="T17" style:family="text">
      <style:text-properties fo:font-style="normal" fo:font-weight="normal" officeooo:rsid="0dfbcf65" style:font-style-asian="normal" style:font-style-complex="normal"/>
    </style:style>
    <style:style style:name="T18" style:family="text">
      <style:text-properties fo:font-style="normal" fo:font-weight="normal" officeooo:rsid="06e35b7c" style:font-style-asian="normal" style:font-style-complex="normal"/>
    </style:style>
    <style:style style:name="T19" style:family="text">
      <style:text-properties fo:font-style="normal" fo:font-weight="normal" officeooo:rsid="051e7b95" style:font-style-asian="normal" style:font-style-complex="normal"/>
    </style:style>
    <style:style style:name="T20" style:family="text">
      <style:text-properties fo:font-style="normal" fo:font-weight="normal" officeooo:rsid="00a20fcc" style:font-style-asian="normal" style:font-style-complex="normal"/>
    </style:style>
    <style:style style:name="T21" style:family="text">
      <style:text-properties fo:font-style="normal" fo:font-weight="normal" officeooo:rsid="0563e151" style:font-style-asian="normal" style:font-style-complex="normal"/>
    </style:style>
    <style:style style:name="T22" style:family="text">
      <style:text-properties fo:font-style="normal" fo:font-weight="normal" officeooo:rsid="0a89d463" style:font-style-asian="normal" style:font-style-complex="normal"/>
    </style:style>
    <style:style style:name="T23" style:family="text">
      <style:text-properties fo:font-style="normal" fo:font-weight="normal" officeooo:rsid="0d80e15e" style:font-style-asian="normal" style:font-style-complex="normal"/>
    </style:style>
    <style:style style:name="T24" style:family="text">
      <style:text-properties fo:font-style="normal" fo:font-weight="normal" officeooo:rsid="061b0387" style:font-style-asian="normal" style:font-style-complex="normal"/>
    </style:style>
    <style:style style:name="T25" style:family="text">
      <style:text-properties fo:font-style="normal" fo:font-weight="normal" officeooo:rsid="029f0685" style:font-style-asian="normal" style:font-style-complex="normal"/>
    </style:style>
    <style:style style:name="T26" style:family="text">
      <style:text-properties fo:font-style="normal" fo:font-weight="normal" officeooo:rsid="02b3b3ea" style:font-style-asian="normal" style:font-style-complex="normal"/>
    </style:style>
    <style:style style:name="T27" style:family="text">
      <style:text-properties fo:font-style="normal" fo:font-weight="normal" officeooo:rsid="07cc28a1" style:font-style-asian="normal" style:font-style-complex="normal"/>
    </style:style>
    <style:style style:name="T28" style:family="text">
      <style:text-properties fo:font-style="normal" fo:font-weight="normal" officeooo:rsid="0bba2590" style:font-style-asian="normal" style:font-style-complex="normal"/>
    </style:style>
    <style:style style:name="T29" style:family="text">
      <style:text-properties fo:font-style="normal" fo:font-weight="normal" officeooo:rsid="06cbaae1" style:font-style-asian="normal" style:font-style-complex="normal"/>
    </style:style>
    <style:style style:name="T30" style:family="text">
      <style:text-properties fo:font-style="normal" fo:font-weight="normal" officeooo:rsid="0915cf45" style:font-style-asian="normal" style:font-style-complex="normal"/>
    </style:style>
    <style:style style:name="T31" style:family="text">
      <style:text-properties fo:font-style="normal" fo:font-weight="normal" officeooo:rsid="06d72974" style:font-style-asian="normal" style:font-style-complex="normal"/>
    </style:style>
    <style:style style:name="T32" style:family="text">
      <style:text-properties fo:font-style="normal" fo:font-weight="normal" officeooo:rsid="09dbe67b" style:font-style-asian="normal" style:font-style-complex="normal"/>
    </style:style>
    <style:style style:name="T33" style:family="text">
      <style:text-properties fo:font-style="normal" fo:font-weight="normal" officeooo:rsid="0cdf153b" style:font-style-asian="normal" style:font-style-complex="normal"/>
    </style:style>
    <style:style style:name="T34" style:family="text">
      <style:text-properties fo:font-style="normal" fo:font-weight="normal" officeooo:rsid="06e5f5af" style:font-style-asian="normal" style:font-style-complex="normal"/>
    </style:style>
    <style:style style:name="T35" style:family="text">
      <style:text-properties fo:font-style="normal" fo:font-weight="normal" officeooo:rsid="070bc1e0" style:font-style-asian="normal" style:font-style-complex="normal"/>
    </style:style>
    <style:style style:name="T36" style:family="text">
      <style:text-properties fo:font-style="normal" fo:font-weight="normal" officeooo:rsid="06e9510a" style:font-style-asian="normal" style:font-style-complex="normal"/>
    </style:style>
    <style:style style:name="T37" style:family="text">
      <style:text-properties fo:font-style="normal" fo:font-weight="normal" officeooo:rsid="06ec4a1a" style:font-style-asian="normal" style:font-style-complex="normal"/>
    </style:style>
    <style:style style:name="T38" style:family="text">
      <style:text-properties fo:font-style="normal" fo:font-weight="normal" officeooo:rsid="06f65640" style:font-style-asian="normal" style:font-style-complex="normal"/>
    </style:style>
    <style:style style:name="T39" style:family="text">
      <style:text-properties fo:font-style="normal" fo:font-weight="normal" officeooo:rsid="0814e3f5" style:font-style-asian="normal" style:font-style-complex="normal"/>
    </style:style>
    <style:style style:name="T40" style:family="text">
      <style:text-properties fo:font-style="normal" fo:font-weight="normal" officeooo:rsid="06f4be7a" style:font-style-asian="normal" style:font-style-complex="normal"/>
    </style:style>
    <style:style style:name="T41" style:family="text">
      <style:text-properties fo:font-style="normal" fo:font-weight="normal" officeooo:rsid="06146726" style:font-style-asian="normal" style:font-style-complex="normal"/>
    </style:style>
    <style:style style:name="T42" style:family="text">
      <style:text-properties fo:font-style="normal" fo:font-weight="normal" officeooo:rsid="0c81b7ad" style:font-style-asian="normal" style:font-style-complex="normal"/>
    </style:style>
    <style:style style:name="T43" style:family="text">
      <style:text-properties fo:font-style="normal" fo:font-weight="normal" officeooo:rsid="0c52b711" style:font-style-asian="normal" style:font-style-complex="normal"/>
    </style:style>
    <style:style style:name="T44" style:family="text">
      <style:text-properties fo:font-style="normal" fo:font-weight="normal" officeooo:rsid="07ce48d4" style:font-style-asian="normal" style:font-style-complex="normal"/>
    </style:style>
    <style:style style:name="T45" style:family="text">
      <style:text-properties fo:font-style="normal" fo:font-weight="normal" officeooo:rsid="0c8619bb" style:font-style-asian="normal" style:font-style-complex="normal"/>
    </style:style>
    <style:style style:name="T46" style:family="text">
      <style:text-properties fo:font-style="normal" fo:font-weight="normal" officeooo:rsid="07e9fc4e" style:font-style-asian="normal" style:font-style-complex="normal"/>
    </style:style>
    <style:style style:name="T47" style:family="text">
      <style:text-properties fo:font-style="normal" fo:font-weight="normal" officeooo:rsid="09708c03" style:font-style-asian="normal" style:font-style-complex="normal"/>
    </style:style>
    <style:style style:name="T48" style:family="text">
      <style:text-properties fo:font-style="normal" fo:font-weight="normal" officeooo:rsid="07c6b0a7" style:font-style-asian="normal" style:font-style-complex="normal"/>
    </style:style>
    <style:style style:name="T49" style:family="text">
      <style:text-properties fo:font-style="normal" fo:font-weight="normal" officeooo:rsid="07ca20ee" style:font-style-asian="normal" style:font-style-complex="normal"/>
    </style:style>
    <style:style style:name="T50" style:family="text">
      <style:text-properties fo:font-style="normal" fo:font-weight="normal" officeooo:rsid="07c37f96" style:font-style-asian="normal" style:font-style-complex="normal"/>
    </style:style>
    <style:style style:name="T51" style:family="text">
      <style:text-properties fo:font-style="normal" fo:font-weight="normal" officeooo:rsid="0ba3a01d" style:font-style-asian="normal" style:font-style-complex="normal"/>
    </style:style>
    <style:style style:name="T52" style:family="text">
      <style:text-properties fo:font-style="normal" fo:font-weight="normal" officeooo:rsid="0bb0af48" style:font-style-asian="normal" style:font-style-complex="normal"/>
    </style:style>
    <style:style style:name="T53" style:family="text">
      <style:text-properties fo:font-style="normal" fo:font-weight="normal" officeooo:rsid="01a05be7" style:font-style-asian="normal" style:font-style-complex="normal"/>
    </style:style>
    <style:style style:name="T54" style:family="text">
      <style:text-properties fo:font-style="normal" fo:font-weight="normal" officeooo:rsid="0808d0e9" style:font-style-asian="normal" style:font-style-complex="normal"/>
    </style:style>
    <style:style style:name="T55" style:family="text">
      <style:text-properties fo:font-style="normal" fo:font-weight="normal" officeooo:rsid="06e1ca2b" style:font-style-asian="normal" style:font-style-complex="normal"/>
    </style:style>
    <style:style style:name="T56" style:family="text">
      <style:text-properties fo:font-style="normal" fo:font-weight="normal" officeooo:rsid="0502839d" style:font-style-asian="normal" style:font-style-complex="normal"/>
    </style:style>
    <style:style style:name="T57" style:family="text">
      <style:text-properties fo:font-style="normal" fo:font-weight="normal" officeooo:rsid="054731d6" style:font-style-asian="normal" style:font-style-complex="normal"/>
    </style:style>
    <style:style style:name="T58" style:family="text">
      <style:text-properties fo:font-style="normal" fo:font-weight="normal" officeooo:rsid="080a97c3" style:font-style-asian="normal" style:font-style-complex="normal"/>
    </style:style>
    <style:style style:name="T59" style:family="text">
      <style:text-properties fo:font-style="normal" fo:font-weight="normal" officeooo:rsid="07cd3ef4" style:font-style-asian="normal" style:font-style-complex="normal"/>
    </style:style>
    <style:style style:name="T60" style:family="text">
      <style:text-properties fo:font-style="normal" fo:font-weight="normal" officeooo:rsid="08109fee" style:font-style-asian="normal" style:font-style-complex="normal"/>
    </style:style>
    <style:style style:name="T61" style:family="text">
      <style:text-properties fo:font-style="normal" fo:font-weight="normal" officeooo:rsid="096126f3" style:font-style-asian="normal" style:font-style-complex="normal"/>
    </style:style>
    <style:style style:name="T62" style:family="text">
      <style:text-properties fo:font-style="normal" fo:font-weight="normal" officeooo:rsid="09661d6e" style:font-style-asian="normal" style:font-style-complex="normal"/>
    </style:style>
    <style:style style:name="T63" style:family="text">
      <style:text-properties fo:font-style="normal" fo:font-weight="normal" officeooo:rsid="022a572c" style:font-style-asian="normal" style:font-style-complex="normal"/>
    </style:style>
    <style:style style:name="T64" style:family="text">
      <style:text-properties fo:font-style="normal" fo:font-weight="normal" officeooo:rsid="07fa47d8" style:font-style-asian="normal" style:font-style-complex="normal"/>
    </style:style>
    <style:style style:name="T65" style:family="text">
      <style:text-properties fo:font-style="normal" fo:font-weight="normal" officeooo:rsid="07d60dc5" style:font-style-asian="normal" style:font-style-complex="normal"/>
    </style:style>
    <style:style style:name="T66" style:family="text">
      <style:text-properties fo:font-style="normal" fo:font-weight="normal" officeooo:rsid="06d9b7c3" style:font-style-asian="normal" style:font-style-complex="normal"/>
    </style:style>
    <style:style style:name="T67" style:family="text">
      <style:text-properties fo:font-style="normal" fo:font-weight="normal" officeooo:rsid="01319f8e" style:font-style-asian="normal" style:font-style-complex="normal"/>
    </style:style>
    <style:style style:name="T68" style:family="text">
      <style:text-properties fo:font-style="normal" fo:font-weight="normal" officeooo:rsid="0128994e" style:font-style-asian="normal" style:font-style-complex="normal"/>
    </style:style>
    <style:style style:name="T69" style:family="text">
      <style:text-properties fo:font-style="normal" fo:font-weight="normal" officeooo:rsid="01788ffb" style:font-style-asian="normal" style:font-style-complex="normal"/>
    </style:style>
    <style:style style:name="T70" style:family="text">
      <style:text-properties fo:font-style="normal" fo:font-weight="normal" officeooo:rsid="017b3fac" style:font-style-asian="normal" style:font-style-complex="normal"/>
    </style:style>
    <style:style style:name="T71" style:family="text">
      <style:text-properties fo:font-style="normal" fo:font-weight="normal" officeooo:rsid="022d0a53" style:font-style-asian="normal" style:font-style-complex="normal"/>
    </style:style>
    <style:style style:name="T72" style:family="text">
      <style:text-properties fo:font-style="normal" fo:font-weight="normal" officeooo:rsid="02b47a39" style:font-style-asian="normal" style:font-style-complex="normal"/>
    </style:style>
    <style:style style:name="T73" style:family="text">
      <style:text-properties fo:font-style="normal" fo:font-weight="normal" officeooo:rsid="0401ffa6" style:font-style-asian="normal" style:font-style-complex="normal"/>
    </style:style>
    <style:style style:name="T74" style:family="text">
      <style:text-properties fo:font-style="normal" fo:font-weight="normal" officeooo:rsid="04a3618b" style:font-style-asian="normal" style:font-style-complex="normal"/>
    </style:style>
    <style:style style:name="T75" style:family="text">
      <style:text-properties fo:font-style="normal" fo:font-weight="normal" officeooo:rsid="04a5323a" style:font-style-asian="normal" style:font-style-complex="normal"/>
    </style:style>
    <style:style style:name="T76" style:family="text">
      <style:text-properties fo:font-style="normal" fo:font-weight="normal" officeooo:rsid="053eed7b" style:font-style-asian="normal" style:font-style-complex="normal"/>
    </style:style>
    <style:style style:name="T77" style:family="text">
      <style:text-properties fo:font-style="normal" fo:font-weight="normal" officeooo:rsid="0453a8be" style:font-style-asian="normal" style:font-style-complex="normal"/>
    </style:style>
    <style:style style:name="T78" style:family="text">
      <style:text-properties fo:font-style="normal" fo:font-weight="normal" officeooo:rsid="03cccfa9" style:font-style-asian="normal" style:font-style-complex="normal"/>
    </style:style>
    <style:style style:name="T79" style:family="text">
      <style:text-properties fo:font-style="normal" fo:font-weight="normal" officeooo:rsid="042cabae" style:font-style-asian="normal" style:font-style-complex="normal"/>
    </style:style>
    <style:style style:name="T80" style:family="text">
      <style:text-properties fo:font-style="normal" fo:font-weight="normal" officeooo:rsid="0545834a" style:font-style-asian="normal" style:font-style-complex="normal"/>
    </style:style>
    <style:style style:name="T81" style:family="text">
      <style:text-properties fo:font-style="normal" fo:font-weight="normal" officeooo:rsid="05b48080" style:font-style-asian="normal" style:font-style-complex="normal"/>
    </style:style>
    <style:style style:name="T82" style:family="text">
      <style:text-properties fo:font-style="normal" fo:font-weight="normal" officeooo:rsid="0614b2ab" style:font-style-asian="normal" style:font-style-complex="normal"/>
    </style:style>
    <style:style style:name="T83" style:family="text">
      <style:text-properties fo:font-style="normal" fo:font-weight="normal" officeooo:rsid="06186cd9" style:font-style-asian="normal" style:font-style-complex="normal"/>
    </style:style>
    <style:style style:name="T84" style:family="text">
      <style:text-properties fo:font-style="normal" fo:font-weight="normal" officeooo:rsid="061cfde6" style:font-style-asian="normal" style:font-style-complex="normal"/>
    </style:style>
    <style:style style:name="T85" style:family="text">
      <style:text-properties fo:font-style="normal" fo:font-weight="normal" officeooo:rsid="06206184" style:font-style-asian="normal" style:font-style-complex="normal"/>
    </style:style>
    <style:style style:name="T86" style:family="text">
      <style:text-properties fo:font-style="normal" fo:font-weight="normal" officeooo:rsid="0622dcd3" style:font-style-asian="normal" style:font-style-complex="normal"/>
    </style:style>
    <style:style style:name="T87" style:family="text">
      <style:text-properties fo:font-style="normal" fo:font-weight="normal" officeooo:rsid="06c8c14e" style:font-style-asian="normal" style:font-style-complex="normal"/>
    </style:style>
    <style:style style:name="T88" style:family="text">
      <style:text-properties fo:font-style="normal" fo:font-weight="normal" officeooo:rsid="07c22481" style:font-style-asian="normal" style:font-style-complex="normal"/>
    </style:style>
    <style:style style:name="T89" style:family="text">
      <style:text-properties fo:font-style="normal" fo:font-weight="normal" officeooo:rsid="014b7aa1" style:font-style-asian="normal" style:font-style-complex="normal"/>
    </style:style>
    <style:style style:name="T90" style:family="text">
      <style:text-properties fo:font-style="normal" fo:font-weight="normal" officeooo:rsid="07c82b56" style:font-style-asian="normal" style:font-style-complex="normal"/>
    </style:style>
    <style:style style:name="T91" style:family="text">
      <style:text-properties fo:font-style="normal" fo:font-weight="normal" officeooo:rsid="07e62519" style:font-style-asian="normal" style:font-style-complex="normal"/>
    </style:style>
    <style:style style:name="T92" style:family="text">
      <style:text-properties fo:font-style="normal" fo:font-weight="normal" officeooo:rsid="07fcd96a" style:font-style-asian="normal" style:font-style-complex="normal"/>
    </style:style>
    <style:style style:name="T93" style:family="text">
      <style:text-properties fo:font-style="normal" fo:font-weight="normal" officeooo:rsid="05329ec5" style:font-style-asian="normal" style:font-style-complex="normal"/>
    </style:style>
    <style:style style:name="T94" style:family="text">
      <style:text-properties fo:font-style="normal" fo:font-weight="normal" officeooo:rsid="0964194f" style:font-style-asian="normal" style:font-style-complex="normal"/>
    </style:style>
    <style:style style:name="T95" style:family="text">
      <style:text-properties fo:font-style="normal" fo:font-weight="normal" officeooo:rsid="096bfd03" style:font-style-asian="normal" style:font-style-complex="normal"/>
    </style:style>
    <style:style style:name="T96" style:family="text">
      <style:text-properties fo:font-style="normal" fo:font-weight="normal" officeooo:rsid="096e0c85" style:font-style-asian="normal" style:font-style-complex="normal"/>
    </style:style>
    <style:style style:name="T97" style:family="text">
      <style:text-properties fo:font-style="normal" fo:font-weight="normal" officeooo:rsid="09840764" style:font-style-asian="normal" style:font-style-complex="normal"/>
    </style:style>
    <style:style style:name="T98" style:family="text">
      <style:text-properties fo:font-style="normal" fo:font-weight="normal" officeooo:rsid="0a60528b" style:font-style-asian="normal" style:font-style-complex="normal"/>
    </style:style>
    <style:style style:name="T99" style:family="text">
      <style:text-properties fo:font-style="normal" fo:font-weight="normal" officeooo:rsid="0a626da9" style:font-style-asian="normal" style:font-style-complex="normal"/>
    </style:style>
    <style:style style:name="T100" style:family="text">
      <style:text-properties fo:font-style="normal" fo:font-weight="normal" officeooo:rsid="0aaa5a69" style:font-style-asian="normal" style:font-style-complex="normal"/>
    </style:style>
    <style:style style:name="T101" style:family="text">
      <style:text-properties fo:font-style="normal" fo:font-weight="normal" officeooo:rsid="0ad22be5" style:font-style-asian="normal" style:font-style-complex="normal"/>
    </style:style>
    <style:style style:name="T102" style:family="text">
      <style:text-properties fo:font-style="normal" fo:font-weight="normal" officeooo:rsid="0b52c6e2" style:font-style-asian="normal" style:font-style-complex="normal"/>
    </style:style>
    <style:style style:name="T103" style:family="text">
      <style:text-properties fo:font-style="normal" fo:font-weight="normal" officeooo:rsid="0b5a89e0" style:font-style-asian="normal" style:font-style-complex="normal"/>
    </style:style>
    <style:style style:name="T104" style:family="text">
      <style:text-properties fo:font-style="normal" fo:font-weight="normal" officeooo:rsid="0b5c49de" style:font-style-asian="normal" style:font-style-complex="normal"/>
    </style:style>
    <style:style style:name="T105" style:family="text">
      <style:text-properties fo:font-style="normal" fo:font-weight="normal" officeooo:rsid="0b77e519" style:font-style-asian="normal" style:font-style-complex="normal"/>
    </style:style>
    <style:style style:name="T106" style:family="text">
      <style:text-properties fo:font-style="normal" fo:font-weight="normal" officeooo:rsid="0bad6e96" style:font-style-asian="normal" style:font-style-complex="normal"/>
    </style:style>
    <style:style style:name="T107" style:family="text">
      <style:text-properties fo:font-style="normal" fo:font-weight="normal" officeooo:rsid="0bb598f9" style:font-style-asian="normal" style:font-style-complex="normal"/>
    </style:style>
    <style:style style:name="T108" style:family="text">
      <style:text-properties fo:font-style="normal" fo:font-weight="normal" officeooo:rsid="021e5d21" style:font-style-asian="normal" style:font-style-complex="normal"/>
    </style:style>
    <style:style style:name="T109" style:family="text">
      <style:text-properties fo:font-style="normal" fo:font-weight="normal" officeooo:rsid="0bbbd860" style:font-style-asian="normal" style:font-style-complex="normal"/>
    </style:style>
    <style:style style:name="T110" style:family="text">
      <style:text-properties fo:font-style="normal" fo:font-weight="normal" officeooo:rsid="0bdee1e7" style:font-style-asian="normal" style:font-style-complex="normal"/>
    </style:style>
    <style:style style:name="T111" style:family="text">
      <style:text-properties fo:font-style="normal" fo:font-weight="normal" officeooo:rsid="0c5e8757" style:font-style-asian="normal" style:font-style-complex="normal"/>
    </style:style>
    <style:style style:name="T112" style:family="text">
      <style:text-properties fo:font-style="normal" fo:font-weight="normal" officeooo:rsid="0c73694c" style:font-style-asian="normal" style:font-style-complex="normal"/>
    </style:style>
    <style:style style:name="T113" style:family="text">
      <style:text-properties fo:font-style="normal" fo:font-weight="normal" officeooo:rsid="0c7ef42b" style:font-style-asian="normal" style:font-style-complex="normal"/>
    </style:style>
    <style:style style:name="T114" style:family="text">
      <style:text-properties fo:font-style="normal" fo:font-weight="normal" officeooo:rsid="0cdb6bfc" style:font-style-asian="normal" style:font-style-complex="normal"/>
    </style:style>
    <style:style style:name="T115" style:family="text">
      <style:text-properties fo:font-style="normal" fo:font-weight="normal" officeooo:rsid="0d098e34" style:font-style-asian="normal" style:font-style-complex="normal"/>
    </style:style>
    <style:style style:name="T116" style:family="text">
      <style:text-properties fo:font-style="normal" fo:font-weight="normal" officeooo:rsid="0d0c38b1" style:font-style-asian="normal" style:font-style-complex="normal"/>
    </style:style>
    <style:style style:name="T117" style:family="text">
      <style:text-properties fo:font-style="normal" fo:font-weight="normal" officeooo:rsid="0d1029d1" style:font-style-asian="normal" style:font-style-complex="normal"/>
    </style:style>
    <style:style style:name="T118" style:family="text">
      <style:text-properties fo:font-style="normal" fo:font-weight="normal" officeooo:rsid="0d124c94" style:font-style-asian="normal" style:font-style-complex="normal"/>
    </style:style>
    <style:style style:name="T119" style:family="text">
      <style:text-properties fo:font-style="normal" fo:font-weight="normal" officeooo:rsid="0d144a63" style:font-style-asian="normal" style:font-style-complex="normal"/>
    </style:style>
    <style:style style:name="T120" style:family="text">
      <style:text-properties fo:font-style="normal" fo:font-weight="normal" officeooo:rsid="0d1a8acf" style:font-style-asian="normal" style:font-style-complex="normal"/>
    </style:style>
    <style:style style:name="T121" style:family="text">
      <style:text-properties fo:font-style="normal" fo:font-weight="normal" officeooo:rsid="0d9507ac" style:font-style-asian="normal" style:font-style-complex="normal"/>
    </style:style>
    <style:style style:name="T122" style:family="text">
      <style:text-properties fo:font-style="normal" fo:font-weight="normal" officeooo:rsid="0da362a9" style:font-style-asian="normal" style:font-style-complex="normal"/>
    </style:style>
    <style:style style:name="T123" style:family="text">
      <style:text-properties fo:font-style="normal" fo:font-weight="normal" officeooo:rsid="0e2a61ba" style:font-style-asian="normal" style:font-style-complex="normal"/>
    </style:style>
    <style:style style:name="T124" style:family="text">
      <style:text-properties fo:font-style="normal" fo:font-weight="normal" officeooo:rsid="0e2c4941" style:font-style-asian="normal" style:font-style-complex="normal"/>
    </style:style>
    <style:style style:name="T125" style:family="text">
      <style:text-properties fo:font-style="normal" fo:font-weight="normal" officeooo:rsid="0e907d12" style:font-style-asian="normal" style:font-style-complex="normal"/>
    </style:style>
    <style:style style:name="T126" style:family="text">
      <style:text-properties fo:font-style="normal" fo:font-weight="normal" officeooo:rsid="0e92d3f2" style:font-style-asian="normal" style:font-style-complex="normal"/>
    </style:style>
    <style:style style:name="T127" style:family="text">
      <style:text-properties fo:font-style="normal" fo:font-weight="normal" officeooo:rsid="0ecdec52" style:font-style-asian="normal" style:font-style-complex="normal"/>
    </style:style>
    <style:style style:name="T128" style:family="text">
      <style:text-properties fo:font-style="normal" fo:font-weight="normal" officeooo:rsid="0ece1cf3" style:font-style-asian="normal" style:font-style-complex="normal"/>
    </style:style>
    <style:style style:name="T129" style:family="text">
      <style:text-properties fo:font-style="normal" fo:font-weight="normal" officeooo:rsid="0ecee7db" style:font-style-asian="normal" style:font-style-complex="normal"/>
    </style:style>
    <style:style style:name="T130" style:family="text">
      <style:text-properties fo:font-style="normal" fo:font-weight="normal" officeooo:rsid="0f0aff18" style:font-style-asian="normal" style:font-style-complex="normal"/>
    </style:style>
    <style:style style:name="T131" style:family="text">
      <style:text-properties fo:font-style="normal" style:font-style-asian="normal"/>
    </style:style>
    <style:style style:name="T132" style:family="text">
      <style:text-properties fo:font-style="normal" officeooo:rsid="0c2669ab" style:font-style-asian="normal" style:font-style-complex="normal"/>
    </style:style>
    <style:style style:name="T133" style:family="text">
      <style:text-properties fo:font-style="normal" officeooo:rsid="08963acf" style:font-style-asian="normal" style:font-style-complex="normal"/>
    </style:style>
    <style:style style:name="T134" style:family="text">
      <style:text-properties fo:font-style="normal" officeooo:rsid="0740cff7" style:font-style-asian="normal" style:font-style-complex="normal"/>
    </style:style>
    <style:style style:name="T135" style:family="text">
      <style:text-properties fo:font-style="normal" officeooo:rsid="0c639265" style:font-style-asian="normal" style:font-style-complex="normal"/>
    </style:style>
    <style:style style:name="T136" style:family="text">
      <style:text-properties fo:font-style="normal" officeooo:rsid="0a424325" style:font-style-asian="normal" style:font-style-complex="normal"/>
    </style:style>
    <style:style style:name="T137" style:family="text">
      <style:text-properties fo:font-style="normal" officeooo:rsid="0ca7d206" style:font-style-asian="normal" style:font-style-complex="normal"/>
    </style:style>
    <style:style style:name="T138" style:family="text">
      <style:text-properties fo:font-style="normal" officeooo:rsid="0bd07f47" style:font-style-asian="normal" style:font-style-complex="normal"/>
    </style:style>
    <style:style style:name="T139" style:family="text">
      <style:text-properties fo:font-style="normal" officeooo:rsid="058986f3" style:font-style-asian="normal" style:font-style-complex="normal"/>
    </style:style>
    <style:style style:name="T140" style:family="text">
      <style:text-properties fo:font-style="normal" officeooo:rsid="06628534" style:font-style-asian="normal" style:font-style-complex="normal"/>
    </style:style>
    <style:style style:name="T141" style:family="text">
      <style:text-properties fo:font-style="normal" officeooo:rsid="06d13ce7" style:font-style-asian="normal" style:font-style-complex="normal"/>
    </style:style>
    <style:style style:name="T142" style:family="text">
      <style:text-properties fo:font-style="normal" officeooo:rsid="0aac79d4" style:font-style-asian="normal" style:font-style-complex="normal"/>
    </style:style>
    <style:style style:name="T143" style:family="text">
      <style:text-properties fo:font-style="normal" officeooo:rsid="0c3f1570" style:font-style-asian="normal" style:font-style-complex="normal"/>
    </style:style>
    <style:style style:name="T144" style:family="text">
      <style:text-properties fo:font-style="normal" officeooo:rsid="0e9695f7" style:font-style-asian="normal" style:font-style-complex="normal"/>
    </style:style>
    <style:style style:name="T145" style:family="text">
      <style:text-properties fo:font-style="italic" fo:font-weight="normal"/>
    </style:style>
    <style:style style:name="T146" style:family="text">
      <style:text-properties fo:font-style="italic" fo:font-weight="normal" officeooo:rsid="0563e151" style:font-style-asian="italic" style:font-style-complex="italic"/>
    </style:style>
    <style:style style:name="T147" style:family="text">
      <style:text-properties fo:font-style="italic" fo:font-weight="normal" officeooo:rsid="000dd884" style:font-style-asian="italic" style:font-style-complex="italic"/>
    </style:style>
    <style:style style:name="T148" style:family="text">
      <style:text-properties fo:font-style="italic" fo:font-weight="normal" officeooo:rsid="00a20fcc" style:font-style-asian="italic" style:font-style-complex="italic"/>
    </style:style>
    <style:style style:name="T149" style:family="text">
      <style:text-properties fo:font-style="italic" fo:font-weight="normal" officeooo:rsid="0d1029d1" style:font-style-asian="italic" style:font-style-complex="italic"/>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b24f513" style:font-style-asian="italic" style:font-style-complex="italic"/>
    </style:style>
    <style:style style:name="T153" style:family="text">
      <style:text-properties fo:font-style="italic" officeooo:rsid="08733e31" style:font-style-asian="italic" style:font-style-complex="italic"/>
    </style:style>
    <style:style style:name="T154" style:family="text">
      <style:text-properties fo:font-style="italic" officeooo:rsid="06d9b7c3" style:font-style-asian="italic" style:font-style-complex="italic"/>
    </style:style>
    <style:style style:name="T155" style:family="text">
      <style:text-properties fo:font-style="italic" officeooo:rsid="000dd884" style:font-style-asian="italic" style:font-style-complex="italic"/>
    </style:style>
    <style:style style:name="T156" style:family="text">
      <style:text-properties fo:font-style="italic" officeooo:rsid="014b7aa1" style:font-style-asian="italic" style:font-style-complex="italic"/>
    </style:style>
    <style:style style:name="T157" style:family="text">
      <style:text-properties fo:font-style="italic" officeooo:rsid="06dd3ffe" style:font-style-asian="italic" style:font-style-complex="italic"/>
    </style:style>
    <style:style style:name="T158" style:family="text">
      <style:text-properties fo:font-style="italic" officeooo:rsid="0740cff7" style:font-style-asian="italic" style:font-style-complex="italic"/>
    </style:style>
    <style:style style:name="T159" style:family="text">
      <style:text-properties fo:font-style="italic" officeooo:rsid="054becb9" style:font-style-asian="italic" style:font-style-complex="italic"/>
    </style:style>
    <style:style style:name="T160" style:family="text">
      <style:text-properties fo:font-style="italic" officeooo:rsid="0de7ba9c" style:font-style-asian="italic" style:font-style-complex="italic"/>
    </style:style>
    <style:style style:name="T161" style:family="text">
      <style:text-properties fo:font-style="italic" officeooo:rsid="0e1b3a25" style:font-style-asian="italic" style:font-style-complex="italic"/>
    </style:style>
    <style:style style:name="T162" style:family="text">
      <style:text-properties style:font-name="Times New Roman2" fo:font-size="12pt" fo:font-style="normal" fo:font-weight="normal" officeooo:rsid="014b7aa1" style:font-size-asian="12pt" style:font-style-asian="normal" style:font-size-complex="12pt" style:font-style-complex="normal"/>
    </style:style>
    <style:style style:name="T163" style:family="text">
      <style:text-properties style:font-name="Times New Roman2" fo:font-size="12pt" style:font-size-asian="12pt" style:font-size-complex="12pt"/>
    </style:style>
    <style:style style:name="T164" style:family="text">
      <style:text-properties style:font-name="Times New Roman2" fo:font-size="12pt" officeooo:rsid="0db2ba03" style:font-size-asian="12pt" style:font-size-complex="12pt"/>
    </style:style>
    <style:style style:name="T165" style:family="text">
      <style:text-properties style:font-name="Times New Roman2" fo:font-size="12pt" officeooo:rsid="0dbc8646" style:font-size-asian="12pt" style:font-size-complex="12pt"/>
    </style:style>
    <style:style style:name="T166" style:family="text">
      <style:text-properties style:font-name="Times New Roman2" fo:font-size="12pt" officeooo:rsid="0db0d60a" style:font-size-asian="12pt" style:font-size-complex="12pt"/>
    </style:style>
    <style:style style:name="T167" style:family="text">
      <style:text-properties style:font-name="Times New Roman2" fo:font-size="12pt" officeooo:rsid="0dbca738" style:font-size-asian="12pt" style:font-size-complex="12pt"/>
    </style:style>
    <style:style style:name="T168" style:family="text">
      <style:text-properties style:font-name="Times New Roman2" fo:font-size="12pt" officeooo:rsid="0e864b70" style:font-size-asian="12pt" style:font-size-complex="12pt"/>
    </style:style>
    <style:style style:name="T169" style:family="text">
      <style:text-properties style:font-name="Times New Roman2" fo:font-size="12pt" officeooo:rsid="0f152132" style:font-size-asian="12pt" style:font-size-complex="12pt"/>
    </style:style>
    <style:style style:name="T170" style:family="text">
      <style:text-properties officeooo:rsid="000dd884"/>
    </style:style>
    <style:style style:name="T171" style:family="text">
      <style:text-properties style:font-name="Times New Roman3" fo:font-style="normal" fo:font-weight="normal" officeooo:rsid="0b807786" style:font-style-asian="normal" style:font-style-complex="normal"/>
    </style:style>
    <style:style style:name="T172" style:family="text">
      <style:text-properties style:font-name="Times New Roman3" fo:font-style="normal" fo:font-weight="normal" officeooo:rsid="0b87d65a" style:font-style-asian="normal" style:font-style-complex="normal"/>
    </style:style>
    <style:style style:name="T173" style:family="text">
      <style:text-properties style:font-name="Times New Roman3" fo:font-style="italic" fo:font-weight="normal"/>
    </style:style>
    <style:style style:name="T174" style:family="text">
      <style:text-properties style:font-name="Times New Roman3" fo:font-style="italic" fo:font-weight="normal" officeooo:rsid="0b807786"/>
    </style:style>
    <style:style style:name="T175" style:family="text">
      <style:text-properties style:font-name="Times New Roman3" fo:font-style="italic" fo:font-weight="normal" officeooo:rsid="09283c5e"/>
    </style:style>
    <style:style style:name="T176" style:family="text">
      <style:text-properties style:font-name="Times New Roman3" fo:font-style="italic" fo:font-weight="normal" officeooo:rsid="025becea" style:font-style-asian="italic" style:font-style-complex="italic"/>
    </style:style>
    <style:style style:name="T177" style:family="text">
      <style:text-properties style:font-name="Times New Roman3" fo:font-style="italic" fo:font-weight="normal" officeooo:rsid="02e21616" style:font-style-asian="italic" style:font-style-complex="italic"/>
    </style:style>
    <style:style style:name="T178" style:family="text">
      <style:text-properties style:font-name="Times New Roman3" fo:font-style="italic" fo:font-weight="normal" officeooo:rsid="000dd884" style:font-style-asian="italic" style:font-style-complex="italic"/>
    </style:style>
    <style:style style:name="T179" style:family="text">
      <style:text-properties style:font-name="Times New Roman3" fo:font-style="italic" fo:font-weight="normal" officeooo:rsid="051e7b95" style:font-style-asian="italic" style:font-style-complex="italic"/>
    </style:style>
    <style:style style:name="T180" style:family="text">
      <style:text-properties style:font-name="Times New Roman3" fo:font-style="italic" fo:font-weight="normal" officeooo:rsid="055c615a" style:font-style-asian="italic" style:font-style-complex="italic"/>
    </style:style>
    <style:style style:name="T181" style:family="text">
      <style:text-properties style:font-name="Times New Roman3" fo:font-style="italic" fo:font-weight="normal" officeooo:rsid="0c081a50"/>
    </style:style>
    <style:style style:name="T182" style:family="text">
      <style:text-properties style:font-name="Times New Roman3" fo:font-style="italic" fo:font-weight="normal" officeooo:rsid="0c0a03d5"/>
    </style:style>
    <style:style style:name="T183" style:family="text">
      <style:text-properties style:font-name="Times New Roman3" fo:font-style="italic" officeooo:rsid="0453a8be" style:font-style-asian="italic" style:font-style-complex="italic"/>
    </style:style>
    <style:style style:name="T184" style:family="text">
      <style:text-properties style:font-name="Times New Roman3" fo:font-style="italic" officeooo:rsid="04de7be6" style:font-style-asian="italic" style:font-style-complex="italic"/>
    </style:style>
    <style:style style:name="T185" style:family="text">
      <style:text-properties officeooo:rsid="0d454258"/>
    </style:style>
    <style:style style:name="T186" style:family="text">
      <style:text-properties officeooo:rsid="0a97a10e"/>
    </style:style>
    <style:style style:name="T187" style:family="text">
      <style:text-properties officeooo:rsid="0b807786"/>
    </style:style>
    <style:style style:name="T188" style:family="text">
      <style:text-properties officeooo:rsid="0d6e53ca"/>
    </style:style>
    <style:style style:name="T189" style:family="text">
      <style:text-properties officeooo:rsid="0d741784"/>
    </style:style>
    <style:style style:name="T190" style:family="text">
      <style:text-properties officeooo:rsid="0bfaa455"/>
    </style:style>
    <style:style style:name="T191" style:family="text">
      <style:text-properties officeooo:rsid="0b89308f"/>
    </style:style>
    <style:style style:name="T192" style:family="text">
      <style:text-properties officeooo:rsid="0db6ef79"/>
    </style:style>
    <style:style style:name="T193" style:family="text">
      <style:text-properties officeooo:rsid="0dbc8646"/>
    </style:style>
    <style:style style:name="T194" style:family="text">
      <style:text-properties officeooo:rsid="0aba419a"/>
    </style:style>
    <style:style style:name="T195" style:family="text">
      <style:text-properties officeooo:rsid="0d20b220"/>
    </style:style>
    <style:style style:name="T196" style:family="text">
      <style:text-properties officeooo:rsid="0ed1dbec"/>
    </style:style>
    <style:style style:name="T197" style:family="text">
      <style:text-properties officeooo:rsid="0d855d3f"/>
    </style:style>
    <style:style style:name="T198" style:family="text">
      <style:text-properties officeooo:rsid="0abbf3bc"/>
    </style:style>
    <style:style style:name="T199" style:family="text">
      <style:text-properties fo:font-variant="normal" fo:text-transform="none" style:text-position="0% 100%" fo:font-style="normal" style:text-underline-style="none" fo:font-weight="normal"/>
    </style:style>
    <style:style style:name="T200" style:family="text">
      <style:text-properties fo:font-variant="normal" fo:text-transform="none" style:text-position="0% 100%" fo:font-style="normal" style:text-underline-style="none" fo:font-weight="normal" officeooo:rsid="0d6813f1"/>
    </style:style>
    <style:style style:name="T201" style:family="text">
      <style:text-properties fo:font-variant="normal" fo:text-transform="none" style:text-position="0% 100%" style:font-name="Times New Roman2" fo:font-size="12pt" fo:font-style="normal" style:text-underline-style="none" fo:font-weight="normal" officeooo:rsid="0db0d60a" style:font-size-asian="12pt" style:font-size-complex="12pt"/>
    </style:style>
    <style:style style:name="T202" style:family="text">
      <style:text-properties officeooo:rsid="0bfc7d9a"/>
    </style:style>
    <style:style style:name="T203" style:family="text">
      <style:text-properties style:font-name="Times New Roman1" style:font-size-asian="10.5pt"/>
    </style:style>
    <style:style style:name="T204" style:family="text">
      <style:text-properties style:font-name="Times New Roman1" officeooo:rsid="08cee200" style:font-size-asian="10.5pt"/>
    </style:style>
    <style:style style:name="T205" style:family="text">
      <style:text-properties style:font-name="Times New Roman1" officeooo:rsid="0edfc171" style:font-size-asian="10.5pt"/>
    </style:style>
    <style:style style:name="T206" style:family="text">
      <style:text-properties style:font-name="Times New Roman1" officeooo:rsid="0beb2697" style:font-size-asian="10.5pt"/>
    </style:style>
    <style:style style:name="T207" style:family="text">
      <style:text-properties style:font-name="Times New Roman1" officeooo:rsid="0bed39ac" style:font-size-asian="10.5pt"/>
    </style:style>
    <style:style style:name="T208" style:family="text">
      <style:text-properties style:font-name="Times New Roman1" officeooo:rsid="0c19d39f" style:font-size-asian="10.5pt"/>
    </style:style>
    <style:style style:name="T209" style:family="text">
      <style:text-properties style:font-name="Times New Roman1" officeooo:rsid="0740cff7" style:font-size-asian="10.5pt"/>
    </style:style>
    <style:style style:name="T210" style:family="text">
      <style:text-properties style:font-name="Times New Roman1" officeooo:rsid="085effab" style:font-size-asian="10.5pt"/>
    </style:style>
    <style:style style:name="T211" style:family="text">
      <style:text-properties style:font-name="Times New Roman1" fo:font-style="normal" fo:font-weight="normal" officeooo:rsid="0a424325" style:font-size-asian="10.5pt" style:font-style-asian="normal" style:font-style-complex="normal"/>
    </style:style>
    <style:style style:name="T212" style:family="text">
      <style:text-properties style:font-name="Times New Roman1" fo:font-style="normal" fo:font-weight="normal" officeooo:rsid="0d80e15e" style:font-size-asian="10.5pt" style:font-style-asian="normal" style:font-style-complex="normal"/>
    </style:style>
    <style:style style:name="T213" style:family="text">
      <style:text-properties style:font-name="Times New Roman1" fo:font-style="normal" fo:font-weight="normal" officeooo:rsid="0563e151" style:font-size-asian="10.5pt" style:font-style-asian="normal" style:font-style-complex="normal"/>
    </style:style>
    <style:style style:name="T214" style:family="text">
      <style:text-properties style:font-name="Times New Roman1" fo:font-style="normal" fo:font-weight="normal" officeooo:rsid="0707869c" style:font-style-asian="normal" style:font-style-complex="normal"/>
    </style:style>
    <style:style style:name="T215" style:family="text">
      <style:text-properties style:font-name="Times New Roman1" fo:font-style="normal" fo:font-weight="normal" officeooo:rsid="06ec4a1a" style:font-style-asian="normal" style:font-style-complex="normal"/>
    </style:style>
    <style:style style:name="T216" style:family="text">
      <style:text-properties style:font-name="Times New Roman1" fo:font-style="normal" fo:font-weight="normal" officeooo:rsid="06f65640" style:font-style-asian="normal" style:font-style-complex="normal"/>
    </style:style>
    <style:style style:name="T217" style:family="text">
      <style:text-properties style:font-name="Times New Roman1" fo:font-style="normal" fo:font-weight="normal" officeooo:rsid="0ba3a116" style:font-style-asian="normal" style:font-style-complex="normal"/>
    </style:style>
    <style:style style:name="T218" style:family="text">
      <style:text-properties style:font-name="Times New Roman1" fo:font-style="normal" fo:font-weight="normal" officeooo:rsid="0a7e6afe" style:font-style-asian="normal" style:font-style-complex="normal"/>
    </style:style>
    <style:style style:name="T219" style:family="text">
      <style:text-properties style:font-name="Times New Roman1" fo:font-style="normal" fo:font-weight="normal" officeooo:rsid="070bc1e0" style:font-style-asian="normal" style:font-style-complex="normal"/>
    </style:style>
    <style:style style:name="T220" style:family="text">
      <style:text-properties style:font-name="Times New Roman1" fo:font-style="normal" fo:font-weight="normal" officeooo:rsid="06f948b4" style:font-style-asian="normal" style:font-style-complex="normal"/>
    </style:style>
    <style:style style:name="T221" style:family="text">
      <style:text-properties style:font-name="Times New Roman1" fo:font-style="normal" fo:font-weight="normal" officeooo:rsid="07094c8c" style:font-style-asian="normal" style:font-style-complex="normal"/>
    </style:style>
    <style:style style:name="T222" style:family="text">
      <style:text-properties style:font-name="Times New Roman1" fo:font-style="normal" fo:font-weight="normal" officeooo:rsid="0c614973" style:font-style-asian="normal" style:font-style-complex="normal"/>
    </style:style>
    <style:style style:name="T223" style:family="text">
      <style:text-properties style:font-name="Times New Roman1" fo:font-style="normal" fo:font-weight="normal" officeooo:rsid="07049c28" style:font-style-asian="normal" style:font-style-complex="normal"/>
    </style:style>
    <style:style style:name="T224" style:family="text">
      <style:text-properties style:font-name="Times New Roman1" fo:font-style="normal" fo:font-weight="normal" officeooo:rsid="0c9b53cf" style:font-style-asian="normal" style:font-style-complex="normal"/>
    </style:style>
    <style:style style:name="T225" style:family="text">
      <style:text-properties style:font-name="Times New Roman1" fo:font-style="normal" fo:font-weight="normal" officeooo:rsid="0a8515f3" style:font-style-asian="normal" style:font-style-complex="normal"/>
    </style:style>
    <style:style style:name="T226" style:family="text">
      <style:text-properties style:font-name="Times New Roman1" fo:font-style="normal" fo:font-weight="normal" officeooo:rsid="08e02077" style:font-style-asian="normal" style:font-style-complex="normal"/>
    </style:style>
    <style:style style:name="T227" style:family="text">
      <style:text-properties style:font-name="Times New Roman1" fo:font-style="normal" fo:font-weight="normal" officeooo:rsid="08e23271" style:font-style-asian="normal" style:font-style-complex="normal"/>
    </style:style>
    <style:style style:name="T228" style:family="text">
      <style:text-properties style:font-name="Times New Roman1" fo:font-style="normal" fo:font-weight="normal" officeooo:rsid="09dbe67b" style:font-style-asian="normal" style:font-style-complex="normal"/>
    </style:style>
    <style:style style:name="T229" style:family="text">
      <style:text-properties style:font-name="Times New Roman1" fo:font-style="normal" fo:font-weight="normal" officeooo:rsid="0e12d6b2" style:font-style-asian="normal" style:font-style-complex="normal"/>
    </style:style>
    <style:style style:name="T230" style:family="text">
      <style:text-properties style:font-name="Times New Roman1" fo:font-style="normal" fo:font-weight="normal" officeooo:rsid="0c6d1407" style:font-style-asian="normal" style:font-style-complex="normal"/>
    </style:style>
    <style:style style:name="T231" style:family="text">
      <style:text-properties style:font-name="Times New Roman1" fo:font-style="normal" fo:font-weight="normal" officeooo:rsid="0cf17d50" style:font-style-asian="normal" style:font-style-complex="normal"/>
    </style:style>
    <style:style style:name="T232" style:family="text">
      <style:text-properties style:font-name="Times New Roman1" fo:font-style="normal" fo:font-weight="normal" officeooo:rsid="0a4e7054" style:font-style-asian="normal" style:font-style-complex="normal"/>
    </style:style>
    <style:style style:name="T233" style:family="text">
      <style:text-properties style:font-name="Times New Roman1" fo:font-style="normal" fo:font-weight="normal" officeooo:rsid="0ad22be5" style:font-style-asian="normal" style:font-style-complex="normal"/>
    </style:style>
    <style:style style:name="T234" style:family="text">
      <style:text-properties style:font-name="Times New Roman1" fo:font-style="normal" fo:font-weight="normal" officeooo:rsid="08733e31" style:font-style-asian="normal" style:font-style-complex="normal"/>
    </style:style>
    <style:style style:name="T235" style:family="text">
      <style:text-properties style:font-name="Times New Roman1" fo:font-style="normal" fo:font-weight="normal" officeooo:rsid="0a424325" style:font-style-asian="normal" style:font-style-complex="normal"/>
    </style:style>
    <style:style style:name="T236" style:family="text">
      <style:text-properties style:font-name="Times New Roman1" fo:font-style="normal" fo:font-weight="normal" officeooo:rsid="0c21d0b6" style:font-style-asian="normal" style:font-style-complex="normal"/>
    </style:style>
    <style:style style:name="T237" style:family="text">
      <style:text-properties style:font-name="Times New Roman1" fo:font-style="normal" fo:font-weight="normal" officeooo:rsid="073dcfdd" style:font-style-asian="normal" style:font-style-complex="normal"/>
    </style:style>
    <style:style style:name="T238" style:family="text">
      <style:text-properties style:font-name="Times New Roman1" fo:font-style="normal" fo:font-weight="normal" officeooo:rsid="09321933" style:font-style-asian="normal" style:font-style-complex="normal"/>
    </style:style>
    <style:style style:name="T239" style:family="text">
      <style:text-properties style:font-name="Times New Roman1" fo:font-style="normal" fo:font-weight="normal" officeooo:rsid="0941ac8d" style:font-style-asian="normal" style:font-style-complex="normal"/>
    </style:style>
    <style:style style:name="T240" style:family="text">
      <style:text-properties style:font-name="Times New Roman1" fo:font-style="normal" fo:font-weight="normal" officeooo:rsid="090b67b1" style:font-style-asian="normal" style:font-style-complex="normal"/>
    </style:style>
    <style:style style:name="T241" style:family="text">
      <style:text-properties style:font-name="Times New Roman1" fo:font-style="normal" fo:font-weight="normal" officeooo:rsid="0ae453a0" style:font-style-asian="normal" style:font-style-complex="normal"/>
    </style:style>
    <style:style style:name="T242" style:family="text">
      <style:text-properties style:font-name="Times New Roman1" fo:font-style="normal" fo:font-weight="normal" officeooo:rsid="0a837745" style:font-style-asian="normal" style:font-style-complex="normal"/>
    </style:style>
    <style:style style:name="T243" style:family="text">
      <style:text-properties style:font-name="Times New Roman1" fo:font-style="normal" fo:font-weight="normal" officeooo:rsid="0ab29a78" style:font-style-asian="normal" style:font-style-complex="normal"/>
    </style:style>
    <style:style style:name="T244" style:family="text">
      <style:text-properties style:font-name="Times New Roman1" fo:font-style="normal" fo:font-weight="normal" officeooo:rsid="0edbcd96" style:font-style-asian="normal" style:font-style-complex="normal"/>
    </style:style>
    <style:style style:name="T245" style:family="text">
      <style:text-properties style:font-name="Times New Roman1" fo:font-style="italic" officeooo:rsid="0740cff7" style:font-size-asian="10.5pt" style:font-style-asian="italic" style:font-style-complex="italic"/>
    </style:style>
    <style:style style:name="T246" style:family="text">
      <style:text-properties style:font-name="Times New Roman1" officeooo:rsid="0c39d532"/>
    </style:style>
    <style:style style:name="T247" style:family="text">
      <style:text-properties style:font-name="Times New Roman1" officeooo:rsid="0c3bff41"/>
    </style:style>
    <style:style style:name="T248" style:family="text">
      <style:text-properties style:font-name="Times New Roman1" officeooo:rsid="0c4dcdee"/>
    </style:style>
    <style:style style:name="T249" style:family="text">
      <style:text-properties style:font-name="Times New Roman1" officeooo:rsid="0707869c" style:font-style-asian="normal" style:font-style-complex="normal"/>
    </style:style>
    <style:style style:name="T250" style:family="text">
      <style:text-properties officeooo:rsid="0dbe0d28"/>
    </style:style>
    <style:style style:name="T251" style:family="text">
      <style:text-properties officeooo:rsid="0032f3cd"/>
    </style:style>
    <style:style style:name="T252" style:family="text">
      <style:text-properties officeooo:rsid="003e153e"/>
    </style:style>
    <style:style style:name="T253" style:family="text">
      <style:text-properties officeooo:rsid="013ee519"/>
    </style:style>
    <style:style style:name="T254" style:family="text">
      <style:text-properties fo:language="en" fo:country="US"/>
    </style:style>
    <style:style style:name="T255" style:family="text">
      <style:text-properties fo:language="en" fo:country="US" officeooo:rsid="0df037b4"/>
    </style:style>
    <style:style style:name="T256" style:family="text">
      <style:text-properties fo:language="en" fo:country="US" officeooo:rsid="0abd23dd"/>
    </style:style>
    <style:style style:name="T257" style:family="text">
      <style:text-properties fo:language="en" fo:country="US" officeooo:rsid="000f8b5d"/>
    </style:style>
    <style:style style:name="T258" style:family="text">
      <style:text-properties fo:language="en" fo:country="US" officeooo:rsid="038bf36e"/>
    </style:style>
    <style:style style:name="T259" style:family="text">
      <style:text-properties fo:language="en" fo:country="US" officeooo:rsid="07ff9f1e"/>
    </style:style>
    <style:style style:name="T260" style:family="text">
      <style:text-properties fo:language="en" fo:country="US" officeooo:rsid="001f0fe8"/>
    </style:style>
    <style:style style:name="T261" style:family="text">
      <style:text-properties fo:language="en" fo:country="US" officeooo:rsid="0095bf87"/>
    </style:style>
    <style:style style:name="T262" style:family="text">
      <style:text-properties fo:language="en" fo:country="US" officeooo:rsid="038dcddc"/>
    </style:style>
    <style:style style:name="T263" style:family="text">
      <style:text-properties fo:language="en" fo:country="US" officeooo:rsid="0556ae92"/>
    </style:style>
    <style:style style:name="T264" style:family="text">
      <style:text-properties fo:language="en" fo:country="US" officeooo:rsid="0917fa78"/>
    </style:style>
    <style:style style:name="T265" style:family="text">
      <style:text-properties fo:language="en" fo:country="US" officeooo:rsid="091af447"/>
    </style:style>
    <style:style style:name="T266" style:family="text">
      <style:text-properties fo:language="en" fo:country="US" officeooo:rsid="0c5acbe9"/>
    </style:style>
    <style:style style:name="T267" style:family="text">
      <style:text-properties fo:language="en" fo:country="US" officeooo:rsid="0e347d85"/>
    </style:style>
    <style:style style:name="T268" style:family="text">
      <style:text-properties fo:language="en" fo:country="US" officeooo:rsid="0e76fd1b"/>
    </style:style>
    <style:style style:name="T269" style:family="text">
      <style:text-properties officeooo:rsid="0287ad50"/>
    </style:style>
    <style:style style:name="T270" style:family="text">
      <style:text-properties style:text-position="0% 100%" officeooo:rsid="02729533"/>
    </style:style>
    <style:style style:name="T271" style:family="text">
      <style:text-properties style:text-position="0% 100%" officeooo:rsid="00b4aa06"/>
    </style:style>
    <style:style style:name="T272" style:family="text">
      <style:text-properties style:text-position="0% 100%" officeooo:rsid="0391d8fc"/>
    </style:style>
    <style:style style:name="T273" style:family="text">
      <style:text-properties style:text-position="0% 100%" officeooo:rsid="0e347d85"/>
    </style:style>
    <style:style style:name="T274" style:family="text">
      <style:text-properties style:text-position="0% 100%" officeooo:rsid="0e371347"/>
    </style:style>
    <style:style style:name="T275" style:family="text">
      <style:text-properties officeooo:rsid="02729533"/>
    </style:style>
    <style:style style:name="T276" style:family="text">
      <style:text-properties officeooo:rsid="06c50de4"/>
    </style:style>
    <style:style style:name="T277" style:family="text">
      <style:text-properties officeooo:rsid="04076134"/>
    </style:style>
    <style:style style:name="T278" style:family="text">
      <style:text-properties officeooo:rsid="08011c11"/>
    </style:style>
    <style:style style:name="T279" style:family="text">
      <style:text-properties officeooo:rsid="054becb9"/>
    </style:style>
    <style:style style:name="T280" style:family="text">
      <style:text-properties officeooo:rsid="0c0a03d5"/>
    </style:style>
    <style:style style:name="T281" style:family="text">
      <style:text-properties officeooo:rsid="0c19d39f"/>
    </style:style>
    <style:style style:name="T282" style:family="text">
      <style:text-properties officeooo:rsid="06dd3ffe"/>
    </style:style>
    <style:style style:name="T283" style:family="text">
      <style:text-properties style:font-name="Times New Roman4" fo:font-style="normal" fo:font-weight="normal" officeooo:rsid="06ec4a1a" style:font-style-asian="normal" style:font-style-complex="normal"/>
    </style:style>
    <style:style style:name="T284" style:family="text">
      <style:text-properties style:font-name="Times New Roman4" fo:font-style="normal" fo:font-weight="normal" officeooo:rsid="0c9b53cf" style:font-style-asian="normal" style:font-style-complex="normal"/>
    </style:style>
    <style:style style:name="T285" style:family="text">
      <style:text-properties style:font-name="Times New Roman4" officeooo:rsid="0c39d532"/>
    </style:style>
    <style:style style:name="T286" style:family="text">
      <style:text-properties style:font-name="Times New Roman4" officeooo:rsid="0c3bff41"/>
    </style:style>
    <style:style style:name="T287" style:family="text">
      <style:text-properties style:font-name="Times New Roman4" officeooo:rsid="0c4dcdee"/>
    </style:style>
    <style:style style:name="T288" style:family="text">
      <style:text-properties officeooo:rsid="021e5d21"/>
    </style:style>
    <style:style style:name="T289" style:family="text">
      <style:text-properties officeooo:rsid="08d8c8e3"/>
    </style:style>
    <style:style style:name="T290" style:family="text">
      <style:text-properties officeooo:rsid="08cee200"/>
    </style:style>
    <style:style style:name="T291" style:family="text">
      <style:text-properties officeooo:rsid="0de7ba9c"/>
    </style:style>
    <style:style style:name="T292" style:family="text">
      <style:text-properties officeooo:rsid="0e9555d6"/>
    </style:style>
    <style:style style:name="T293" style:family="text">
      <style:text-properties officeooo:rsid="08963acf"/>
    </style:style>
    <style:style style:name="T294" style:family="text">
      <style:text-properties officeooo:rsid="0740cff7"/>
    </style:style>
    <style:style style:name="T295" style:family="text">
      <style:text-properties officeooo:rsid="0dce68e6"/>
    </style:style>
    <style:style style:name="T296" style:family="text">
      <style:text-properties officeooo:rsid="0e4b8c83"/>
    </style:style>
    <style:style style:name="T297" style:family="text">
      <style:text-properties officeooo:rsid="0e46ecc3"/>
    </style:style>
    <style:style style:name="T298" style:family="text">
      <style:text-properties officeooo:rsid="0a51a321"/>
    </style:style>
    <style:style style:name="T299" style:family="text">
      <style:text-properties style:text-line-through-style="none" style:text-line-through-type="none" fo:font-style="normal" officeooo:rsid="09d469c5" style:font-style-asian="normal" style:font-style-complex="normal"/>
    </style:style>
    <style:style style:name="T300" style:family="text">
      <style:text-properties officeooo:rsid="0a54393b"/>
    </style:style>
    <style:style style:name="T301" style:family="text">
      <style:text-properties officeooo:rsid="09f67a21"/>
    </style:style>
    <style:style style:name="T302" style:family="text">
      <style:text-properties officeooo:rsid="09283c5e"/>
    </style:style>
    <style:style style:name="T303" style:family="text">
      <style:text-properties officeooo:rsid="0edfc171"/>
    </style:style>
    <style:style style:name="T304" style:family="text">
      <style:text-properties officeooo:rsid="025becea"/>
    </style:style>
    <style:style style:name="T305" style:family="text">
      <style:text-properties officeooo:rsid="02e21616"/>
    </style:style>
    <style:style style:name="T306" style:family="text">
      <style:text-properties officeooo:rsid="0ba7da93"/>
    </style:style>
    <style:style style:name="T307" style:family="text">
      <style:text-properties officeooo:rsid="0b2a4ab0"/>
    </style:style>
    <style:style style:name="T308" style:family="text">
      <style:text-properties officeooo:rsid="06099fc7"/>
    </style:style>
    <style:style style:name="T309" style:family="text">
      <style:text-properties officeooo:rsid="0e1b3a25"/>
    </style:style>
    <style:style style:name="T310" style:family="text">
      <style:text-properties officeooo:rsid="085effab"/>
    </style:style>
    <style:style style:name="T311" style:family="text">
      <style:text-properties officeooo:rsid="0dfd38ac"/>
    </style:style>
    <style:style style:name="T312" style:family="text">
      <style:text-properties officeooo:rsid="033fd430"/>
    </style:style>
    <style:style style:name="T313" style:family="text">
      <style:text-properties officeooo:rsid="0a9c25cd"/>
    </style:style>
    <style:style style:name="T314" style:family="text">
      <style:text-properties officeooo:rsid="06d9b7c3"/>
    </style:style>
    <style:style style:name="T315" style:family="text">
      <style:text-properties officeooo:rsid="0dde0e3a"/>
    </style:style>
    <style:style style:name="T316" style:family="text">
      <style:text-properties officeooo:rsid="08733e31"/>
    </style:style>
    <style:style style:name="T317" style:family="text">
      <style:text-properties style:font-style-asian="normal"/>
    </style:style>
    <style:style style:name="T318" style:family="text">
      <style:text-properties officeooo:rsid="0740cff7" style:font-style-asian="normal" style:font-style-complex="normal"/>
    </style:style>
    <style:style style:name="T319" style:family="text">
      <style:text-properties officeooo:rsid="0d02c63c"/>
    </style:style>
    <style:style style:name="T320" style:family="text">
      <style:text-properties officeooo:rsid="0ac33eb7"/>
    </style:style>
    <style:style style:name="T321" style:family="text">
      <style:text-properties officeooo:rsid="0baad980"/>
    </style:style>
    <style:style style:name="T322" style:family="text">
      <style:text-properties officeooo:rsid="0c081a50"/>
    </style:style>
    <style:style style:name="T323" style:family="text">
      <style:text-properties officeooo:rsid="0ba27145"/>
    </style:style>
    <style:style style:name="T324" style:family="text">
      <style:text-properties officeooo:rsid="0c0c66b0"/>
    </style:style>
    <style:style style:name="T325" style:family="text">
      <style:text-properties officeooo:rsid="0c1fef10"/>
    </style:style>
    <style:style style:name="T326" style:family="text">
      <style:text-properties officeooo:rsid="055c615a"/>
    </style:style>
    <style:style style:name="T327" style:family="text">
      <style:text-properties officeooo:rsid="0aaf5591"/>
    </style:style>
    <style:style style:name="T328" style:family="text">
      <style:text-properties officeooo:rsid="0b24f513"/>
    </style:style>
    <style:style style:name="T329" style:family="text">
      <style:text-properties officeooo:rsid="097440a2"/>
    </style:style>
    <style:style style:name="T330" style:family="text">
      <style:text-properties officeooo:rsid="0b42af1e"/>
    </style:style>
    <style:style style:name="T331" style:family="text">
      <style:text-properties officeooo:rsid="0927d7a4"/>
    </style:style>
    <style:style style:name="T332" style:family="text">
      <style:text-properties officeooo:rsid="0a3c9c61"/>
    </style:style>
    <style:style style:name="T333" style:family="text">
      <style:text-properties officeooo:rsid="0a92a3e2"/>
    </style:style>
    <style:style style:name="T334" style:family="text">
      <style:text-properties officeooo:rsid="097c0e5d"/>
    </style:style>
    <style:style style:name="T335" style:family="text">
      <style:text-properties officeooo:rsid="09a84a6b"/>
    </style:style>
    <style:style style:name="T336" style:family="text">
      <style:text-properties style:text-position="super 58%"/>
    </style:style>
    <style:style style:name="T337" style:family="text">
      <style:text-properties style:text-position="super 58%" officeooo:rsid="02729533"/>
    </style:style>
    <style:style style:name="T338" style:family="text">
      <style:text-properties style:text-position="super 58%" officeooo:rsid="00b4aa06"/>
    </style:style>
    <style:style style:name="T339" style:family="text">
      <style:text-properties style:text-position="super 58%" officeooo:rsid="0ce5d647"/>
    </style:style>
    <style:style style:name="T340" style:family="text">
      <style:text-properties style:text-position="sub 58%"/>
    </style:style>
    <style:style style:name="T341" style:family="text">
      <style:text-properties style:text-position="sub 58%" fo:language="en" fo:country="US" officeooo:rsid="000f8b5d"/>
    </style:style>
    <style:style style:name="T342" style:family="text">
      <style:text-properties officeooo:rsid="014430ca"/>
    </style:style>
    <style:style style:name="T343" style:family="text">
      <style:text-properties officeooo:rsid="0453a8be"/>
    </style:style>
    <style:style style:name="T344" style:family="text">
      <style:text-properties officeooo:rsid="04d6264a"/>
    </style:style>
    <style:style style:name="T345" style:family="text">
      <style:text-properties officeooo:rsid="04de7be6"/>
    </style:style>
    <style:style style:name="T346" style:family="text">
      <style:text-properties officeooo:rsid="0556ae92"/>
    </style:style>
    <style:style style:name="T347" style:family="text">
      <style:text-properties officeooo:rsid="06db9988"/>
    </style:style>
    <style:style style:name="T348" style:family="text">
      <style:text-properties officeooo:rsid="07f91722"/>
    </style:style>
    <style:style style:name="T349" style:family="text">
      <style:text-properties officeooo:rsid="08d0ce48"/>
    </style:style>
    <style:style style:name="T350" style:family="text">
      <style:text-properties officeooo:rsid="08d84a96"/>
    </style:style>
    <style:style style:name="T351" style:family="text">
      <style:text-properties officeooo:rsid="0960bc99"/>
    </style:style>
    <style:style style:name="T352" style:family="text">
      <style:text-properties officeooo:rsid="09840764"/>
    </style:style>
    <style:style style:name="T353" style:family="text">
      <style:text-properties officeooo:rsid="0ab14c52"/>
    </style:style>
    <style:style style:name="T354" style:family="text">
      <style:text-properties officeooo:rsid="000f8b5d"/>
    </style:style>
    <style:style style:name="T355" style:family="text">
      <style:text-properties officeooo:rsid="0acd0ac4"/>
    </style:style>
    <style:style style:name="T356" style:family="text">
      <style:text-properties officeooo:rsid="0ad6f266"/>
    </style:style>
    <style:style style:name="T357" style:family="text">
      <style:text-properties officeooo:rsid="0b825adc"/>
    </style:style>
    <style:style style:name="T358" style:family="text">
      <style:text-properties officeooo:rsid="0b9fbd15"/>
    </style:style>
    <style:style style:name="T359" style:family="text">
      <style:text-properties officeooo:rsid="0ba5cfa8"/>
    </style:style>
    <style:style style:name="T360" style:family="text">
      <style:text-properties officeooo:rsid="0c39d532"/>
    </style:style>
    <style:style style:name="T361" style:family="text">
      <style:text-properties officeooo:rsid="0c4dcdee"/>
    </style:style>
    <style:style style:name="T362" style:family="text">
      <style:text-properties officeooo:rsid="0c5cfe14"/>
    </style:style>
    <style:style style:name="T363" style:family="text">
      <style:text-properties officeooo:rsid="0cb97b09"/>
    </style:style>
    <style:style style:name="T364" style:family="text">
      <style:text-properties officeooo:rsid="0cdb6bfc"/>
    </style:style>
    <style:style style:name="T365" style:family="text">
      <style:text-properties officeooo:rsid="0cdf153b"/>
    </style:style>
    <style:style style:name="T366" style:family="text">
      <style:text-properties officeooo:rsid="0ce16c8c"/>
    </style:style>
    <style:style style:name="T367" style:family="text">
      <style:text-properties officeooo:rsid="0ce19eca"/>
    </style:style>
    <style:style style:name="T368" style:family="text">
      <style:text-properties officeooo:rsid="0cebfcd5"/>
    </style:style>
    <style:style style:name="T369" style:family="text">
      <style:text-properties officeooo:rsid="0cf8213d"/>
    </style:style>
    <style:style style:name="T370" style:family="text">
      <style:text-properties officeooo:rsid="0d0595b9"/>
    </style:style>
    <style:style style:name="T371" style:family="text">
      <style:text-properties officeooo:rsid="0d5995c8"/>
    </style:style>
    <style:style style:name="T372" style:family="text">
      <style:text-properties officeooo:rsid="0d6b1d0f"/>
    </style:style>
    <style:style style:name="T373" style:family="text">
      <style:text-properties officeooo:rsid="0d939eff"/>
    </style:style>
    <style:style style:name="T374" style:family="text">
      <style:text-properties officeooo:rsid="0df61787"/>
    </style:style>
    <style:style style:name="T375" style:family="text">
      <style:text-properties officeooo:rsid="0e0e65b9"/>
    </style:style>
    <style:style style:name="T376" style:family="text">
      <style:text-properties officeooo:rsid="0e1062ce"/>
    </style:style>
    <style:style style:name="T377" style:family="text">
      <style:text-properties officeooo:rsid="0e15a7ec"/>
    </style:style>
    <style:style style:name="T378" style:family="text">
      <style:text-properties officeooo:rsid="0e5c1c0d"/>
    </style:style>
    <style:style style:name="T379" style:family="text">
      <style:text-properties officeooo:rsid="0e5fa74f"/>
    </style:style>
    <style:style style:name="T380" style:family="text">
      <style:text-properties officeooo:rsid="0e76fd1b"/>
    </style:style>
    <style:style style:name="T381" style:family="text">
      <style:text-properties officeooo:rsid="0e895278"/>
    </style:style>
    <style:style style:name="T382" style:family="text">
      <style:text-properties officeooo:rsid="0e9bbc1f"/>
    </style:style>
    <style:style style:name="T383" style:family="text">
      <style:text-properties officeooo:rsid="0edd4973"/>
    </style:style>
    <style:style style:name="T384" style:family="text">
      <style:text-properties officeooo:rsid="0efbe064"/>
    </style:style>
    <style:style style:name="T385" style:family="text">
      <style:text-properties officeooo:rsid="0f0d0dce"/>
    </style:style>
    <style:style style:name="T386" style:family="text">
      <style:text-properties officeooo:rsid="0f10d164"/>
    </style:style>
    <style:style style:name="T387" style:family="text">
      <style:text-properties officeooo:rsid="0f11295c"/>
    </style:style>
    <style:style style:name="T388" style:family="text">
      <style:text-properties style:text-underline-style="none" officeooo:rsid="0740cff7"/>
    </style:style>
    <style:style style:name="T389" style:family="text">
      <style:text-properties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thors</text:h>
      <text:h text:style-name="P39" text:outline-level="2">Katrin Leinweber<text:span text:style-name="T339">*</text:span><text:span text:style-name="T271"> </text:span><text:span text:style-name="T272">and Peter G. Kroth</text:span><text:span text:style-name="T338">*</text:span></text:h>
      <text:p text:style-name="P12">* Biolog<text:span text:style-name="T367">y Department, University of</text:span> Konstanz, Germany</text:p>
      <text:p text:style-name="P12"/>
      <text:h text:style-name="P29" text:outline-level="1">corresponding author:</text:h>
      <text:h text:style-name="P30" text:outline-level="1">Katrin Leinweber</text:h>
      <text:h text:style-name="P30" text:outline-level="1">Universität Konstanz</text:h>
      <text:h text:style-name="P30" text:outline-level="1">Postbox/<text:span text:style-name="T368">Fach</text:span> 611</text:h>
      <text:h text:style-name="P31" text:outline-level="1">78457<text:span text:style-name="T367"> Konstanz</text:span></text:h>
      <text:h text:style-name="P32" text:outline-level="1">Germany</text:h>
      <text:h text:style-name="P31" text:outline-level="1"/>
      <text:h text:style-name="P33" text:outline-level="1">0049 7531 88 2782</text:h>
      <text:h text:style-name="P31" text:outline-level="1"/>
      <text:h text:style-name="P31" text:outline-level="1"><text:a xlink:type="simple" xlink:href="mailto:katrin.leinweber@uni-konstanz.de" text:style-name="Internet_20_link" text:visited-style-name="Visited_20_Internet_20_Link"><text:span text:style-name="T367">katrin.leinweber@uni-konstanz.de</text:span></text:a></text:h>
      <text:h text:style-name="P38" text:outline-level="1">Introduction</text:h>
      <text:p text:style-name="P2"><text:span text:style-name="T1">Diatoms (</text:span>Bacillariophyceae<text:span text:style-name="T332">) are among the most productive </text:span><text:span text:style-name="T25">photoautotrophic, </text:span><text:span text:style-name="T1">aquatic microorganisms. They</text:span><text:span text:style-name="T25"> contribute </text:span><text:span text:style-name="T95">an </text:span><text:span text:style-name="T25">estimated 40-45% to the </text:span><text:span text:style-name="T88">net </text:span><text:span text:style-name="T25">primary production (NPP) </text:span><text:span text:style-name="T95">of</text:span><text:span text:style-name="T46"> </text:span><text:span text:style-name="T102">the</text:span><text:span text:style-name="T24"> oceans </text:span><text:reference-mark-start text:name="ZOTERO_ITEM CSL_CITATION {&quot;citationID&quot;:&quot;mbk2qfu3n&quot;,&quot;properties&quot;:{&quot;formattedCitation&quot;:&quot;([Mann, 1999](http://www.phycologia.org/doi/abs/10.2216/i0031-8884-38-6-437.1))&quot;,&quot;plainCitation&quot;:&quot;([Mann, 1999](http://www.phycologia.org/doi/abs/10.2216/i0031-8884-38-6-437.1))&quot;},&quot;citationItems&quot;:[{&quot;id&quot;:42,&quot;uris&quot;:[&quot;http://zotero.org/users/108874/items/9W9XJIHZ&quot;],&quot;uri&quot;:[&quot;http://zotero.org/users/108874/items/9W9XJIHZ&quot;],&quot;itemData&quot;:{&quot;id&quot;:42,&quot;type&quot;:&quot;article-journal&quot;,&quot;title&quot;:&quot;The species concept in diatoms&quot;,&quot;container-title&quot;:&quot;Phycologia&quot;,&quot;page&quot;:&quot;437-495&quot;,&quot;volume&quot;:&quot;38&quot;,&quot;issue&quot;:&quot;6&quot;,&quot;source&quot;:&quot;CrossRef&quot;,&quot;URL&quot;:&quot;http://www.phycologia.org/doi/abs/10.2216/i0031-8884-38-6-437.1&quot;,&quot;DOI&quot;:&quot;10.2216/i0031-8884-38-6-437.1&quot;,&quot;ISSN&quot;:&quot;0031-8884&quot;,&quot;author&quot;:[{&quot;family&quot;:&quot;Mann&quot;,&quot;given&quot;:&quot;David G.&quot;}],&quot;issued&quot;:{&quot;date-parts&quot;:[[&quot;1999&quot;,11]]},&quot;accessed&quot;:{&quot;date-parts&quot;:[[&quot;2013&quot;,7,26]]}}}],&quot;schema&quot;:&quot;https://github.com/citation-style-language/schema/raw/master/csl-citation.json&quot;} RNDCvQKc36ade"/><text:span text:style-name="T24">([Mann, 1999](http://www.phycologia.org/doi/abs/10.2216/i0031-8884-38-6-437.1))</text:span><text:reference-mark-end text:name="ZOTERO_ITEM CSL_CITATION {&quot;citationID&quot;:&quot;mbk2qfu3n&quot;,&quot;properties&quot;:{&quot;formattedCitation&quot;:&quot;([Mann, 1999](http://www.phycologia.org/doi/abs/10.2216/i0031-8884-38-6-437.1))&quot;,&quot;plainCitation&quot;:&quot;([Mann, 1999](http://www.phycologia.org/doi/abs/10.2216/i0031-8884-38-6-437.1))&quot;},&quot;citationItems&quot;:[{&quot;id&quot;:42,&quot;uris&quot;:[&quot;http://zotero.org/users/108874/items/9W9XJIHZ&quot;],&quot;uri&quot;:[&quot;http://zotero.org/users/108874/items/9W9XJIHZ&quot;],&quot;itemData&quot;:{&quot;id&quot;:42,&quot;type&quot;:&quot;article-journal&quot;,&quot;title&quot;:&quot;The species concept in diatoms&quot;,&quot;container-title&quot;:&quot;Phycologia&quot;,&quot;page&quot;:&quot;437-495&quot;,&quot;volume&quot;:&quot;38&quot;,&quot;issue&quot;:&quot;6&quot;,&quot;source&quot;:&quot;CrossRef&quot;,&quot;URL&quot;:&quot;http://www.phycologia.org/doi/abs/10.2216/i0031-8884-38-6-437.1&quot;,&quot;DOI&quot;:&quot;10.2216/i0031-8884-38-6-437.1&quot;,&quot;ISSN&quot;:&quot;0031-8884&quot;,&quot;author&quot;:[{&quot;family&quot;:&quot;Mann&quot;,&quot;given&quot;:&quot;David G.&quot;}],&quot;issued&quot;:{&quot;date-parts&quot;:[[&quot;1999&quot;,11]]},&quot;accessed&quot;:{&quot;date-parts&quot;:[[&quot;2013&quot;,7,26]]}}}],&quot;schema&quot;:&quot;https://github.com/citation-style-language/schema/raw/master/csl-citation.json&quot;} RNDCvQKc36ade"/><text:span text:style-name="T25">, which </text:span><text:span text:style-name="T112">themselves</text:span><text:span text:style-name="T25"> contribute approx. 45-50% </text:span><text:span text:style-name="T96">to</text:span><text:span text:style-name="T25"> </text:span><text:span text:style-name="T113">the </text:span><text:span text:style-name="T25">global NPP </text:span><text:reference-mark-start text:name="ZOTERO_ITEM CSL_CITATION {&quot;citationID&quot;:&quot;muoftdk8p&quot;,&quot;properties&quot;:{&quot;formattedCitation&quot;:&quot;([Field et al., 1998](http://www.sciencemag.org/content/281/5374/237))&quot;,&quot;plainCitation&quot;:&quot;([Field et al., 1998](http://www.sciencemag.org/content/281/5374/237))&quot;},&quot;citationItems&quot;:[{&quot;id&quot;:416,&quot;uris&quot;:[&quot;http://zotero.org/users/108874/items/EAGU3MGP&quot;],&quot;uri&quot;:[&quot;http://zotero.org/users/108874/items/EAGU3MGP&quot;],&quot;itemData&quot;:{&quot;id&quot;:416,&quot;type&quot;:&quot;article-journal&quot;,&quot;title&quot;:&quot;Primary Production of the Biosphere: Integrating Terrestrial and Oceanic Components&quot;,&quot;container-title&quot;:&quot;Science&quot;,&quot;page&quot;:&quot;237-240&quot;,&quot;volume&quot;:&quot;281&quot;,&quot;issue&quot;:&quot;5374&quot;,&quot;source&quot;:&quot;www.sciencemag.org&quot;,&quot;abstract&quot;:&quot;Integrating conceptually similar models of the growth of marine and terrestrial primary producers yielded an estimated global net primary production (NPP) of 104.9 petagrams of carbon per year, with roughly equal contributions from land and oceans. Approaches based on satellite indices of absorbed solar radiation indicate marked heterogeneity in NPP for both land and oceans, reflecting the influence of physical and ecological processes. The spatial and temporal distributions of ocean NPP are consistent with primary limitation by light, nutrients, and temperature. On land, water limitation imposes additional constraints. On land and ocean, progressive changes in NPP can result in altered carbon storage, although contrasts in mechanisms of carbon storage and rates of organic matter turnover result in a range of relations between carbon storage and changes in NPP.&quot;,&quot;URL&quot;:&quot;http://www.sciencemag.org/content/281/5374/237&quot;,&quot;DOI&quot;:&quot;10.1126/science.281.5374.237&quot;,&quot;ISSN&quot;:&quot;0036-8075, 1095-9203&quot;,&quot;note&quot;:&quot;PMID: 9657713&quot;,&quot;shortTitle&quot;:&quot;Primary Production of the Biosphere&quot;,&quot;journalAbbreviation&quot;:&quot;Science&quot;,&quot;language&quot;:&quot;en&quot;,&quot;author&quot;:[{&quot;family&quot;:&quot;Field&quot;,&quot;given&quot;:&quot;Christopher B.&quot;},{&quot;family&quot;:&quot;Behrenfeld&quot;,&quot;given&quot;:&quot;Michael J.&quot;},{&quot;family&quot;:&quot;Randerson&quot;,&quot;given&quot;:&quot;James T.&quot;},{&quot;family&quot;:&quot;Falkowski&quot;,&quot;given&quot;:&quot;Paul&quot;}],&quot;issued&quot;:{&quot;date-parts&quot;:[[&quot;1998&quot;,7,10]]},&quot;accessed&quot;:{&quot;date-parts&quot;:[[&quot;2014&quot;,12,10]]},&quot;PMID&quot;:&quot;9657713&quot;}}],&quot;schema&quot;:&quot;https://github.com/citation-style-language/schema/raw/master/csl-citation.json&quot;} RNDwQ4U6V8qq4"/><text:span text:style-name="T25">([Field et al., 1998](http://www.sciencemag.org/content/281/5374/237))</text:span><text:reference-mark-end text:name="ZOTERO_ITEM CSL_CITATION {&quot;citationID&quot;:&quot;muoftdk8p&quot;,&quot;properties&quot;:{&quot;formattedCitation&quot;:&quot;([Field et al., 1998](http://www.sciencemag.org/content/281/5374/237))&quot;,&quot;plainCitation&quot;:&quot;([Field et al., 1998](http://www.sciencemag.org/content/281/5374/237))&quot;},&quot;citationItems&quot;:[{&quot;id&quot;:416,&quot;uris&quot;:[&quot;http://zotero.org/users/108874/items/EAGU3MGP&quot;],&quot;uri&quot;:[&quot;http://zotero.org/users/108874/items/EAGU3MGP&quot;],&quot;itemData&quot;:{&quot;id&quot;:416,&quot;type&quot;:&quot;article-journal&quot;,&quot;title&quot;:&quot;Primary Production of the Biosphere: Integrating Terrestrial and Oceanic Components&quot;,&quot;container-title&quot;:&quot;Science&quot;,&quot;page&quot;:&quot;237-240&quot;,&quot;volume&quot;:&quot;281&quot;,&quot;issue&quot;:&quot;5374&quot;,&quot;source&quot;:&quot;www.sciencemag.org&quot;,&quot;abstract&quot;:&quot;Integrating conceptually similar models of the growth of marine and terrestrial primary producers yielded an estimated global net primary production (NPP) of 104.9 petagrams of carbon per year, with roughly equal contributions from land and oceans. Approaches based on satellite indices of absorbed solar radiation indicate marked heterogeneity in NPP for both land and oceans, reflecting the influence of physical and ecological processes. The spatial and temporal distributions of ocean NPP are consistent with primary limitation by light, nutrients, and temperature. On land, water limitation imposes additional constraints. On land and ocean, progressive changes in NPP can result in altered carbon storage, although contrasts in mechanisms of carbon storage and rates of organic matter turnover result in a range of relations between carbon storage and changes in NPP.&quot;,&quot;URL&quot;:&quot;http://www.sciencemag.org/content/281/5374/237&quot;,&quot;DOI&quot;:&quot;10.1126/science.281.5374.237&quot;,&quot;ISSN&quot;:&quot;0036-8075, 1095-9203&quot;,&quot;note&quot;:&quot;PMID: 9657713&quot;,&quot;shortTitle&quot;:&quot;Primary Production of the Biosphere&quot;,&quot;journalAbbreviation&quot;:&quot;Science&quot;,&quot;language&quot;:&quot;en&quot;,&quot;author&quot;:[{&quot;family&quot;:&quot;Field&quot;,&quot;given&quot;:&quot;Christopher B.&quot;},{&quot;family&quot;:&quot;Behrenfeld&quot;,&quot;given&quot;:&quot;Michael J.&quot;},{&quot;family&quot;:&quot;Randerson&quot;,&quot;given&quot;:&quot;James T.&quot;},{&quot;family&quot;:&quot;Falkowski&quot;,&quot;given&quot;:&quot;Paul&quot;}],&quot;issued&quot;:{&quot;date-parts&quot;:[[&quot;1998&quot;,7,10]]},&quot;accessed&quot;:{&quot;date-parts&quot;:[[&quot;2014&quot;,12,10]]},&quot;PMID&quot;:&quot;9657713&quot;}}],&quot;schema&quot;:&quot;https://github.com/citation-style-language/schema/raw/master/csl-citation.json&quot;} RNDwQ4U6V8qq4"/><text:span text:style-name="T25">. </text:span><text:span text:style-name="T96">Additionally, d</text:span><text:span text:style-name="T84">iatoms</text:span><text:span text:style-name="T82"> are</text:span><text:span text:style-name="T26"> important </text:span><text:span text:style-name="T110">for</text:span><text:span text:style-name="T26"> the biogeochemical cycling of silicon, </text:span><text:span text:style-name="T96">due to their </text:span><text:span text:style-name="T110">ornate </text:span><text:span text:style-name="T26">cell wall</text:span><text:span text:style-name="T48">s</text:span><text:span text:style-name="T26"> </text:span><text:span text:style-name="T85">(called “</text:span><text:span text:style-name="T26">frustule</text:span><text:span text:style-name="T48">s</text:span><text:span text:style-name="T72">”</text:span><text:span text:style-name="T85">)</text:span><text:span text:style-name="T26"> </text:span><text:span text:style-name="T110">composed of biomineralised</text:span><text:span text:style-name="T26"> silica </text:span><text:reference-mark-start text:name="ZOTERO_ITEM CSL_CITATION {&quot;citationID&quot;:&quot;c7s38r05n&quot;,&quot;properties&quot;:{&quot;formattedCitation&quot;:&quot;([Bradbury, 2004](http://dx.doi.org/10.1371/journal.pbio.0020306))&quot;,&quot;plainCitation&quot;:&quot;([Bradbury, 2004](http://dx.doi.org/10.1371/journal.pbio.0020306))&quot;},&quot;citationItems&quot;:[{&quot;id&quot;:20,&quot;uris&quot;:[&quot;http://zotero.org/users/108874/items/5JZNC727&quot;],&quot;uri&quot;:[&quot;http://zotero.org/users/108874/items/5JZNC727&quot;],&quot;itemData&quot;:{&quot;id&quot;:20,&quot;type&quot;:&quot;article-journal&quot;,&quot;title&quot;:&quot;Nature's Nanotechnologists: Unveiling the Secrets of Diatoms&quot;,&quot;container-title&quot;:&quot;PLoS Biol&quot;,&quot;page&quot;:&quot;e306&quot;,&quot;volume&quot;:&quot;2&quot;,&quot;issue&quot;:&quot;10&quot;,&quot;source&quot;:&quot;PLoS Biol&quot;,&quot;abstract&quot;:&quot;Diatoms are unicellular algae with ornate silica shells. Their dazzling ability to build tiny structures could inspire applications in the semiconductor industry, drug delivery, and engineering.&quot;,&quot;URL&quot;:&quot;http://dx.doi.org/10.1371/journal.pbio.0020306&quot;,&quot;DOI&quot;:&quot;10.1371/journal.pbio.0020306&quot;,&quot;shortTitle&quot;:&quot;Nature's Nanotechnologists&quot;,&quot;journalAbbreviation&quot;:&quot;PLoS Biol&quot;,&quot;author&quot;:[{&quot;family&quot;:&quot;Bradbury&quot;,&quot;given&quot;:&quot;Jane&quot;}],&quot;issued&quot;:{&quot;date-parts&quot;:[[&quot;2004&quot;,10,12]]},&quot;accessed&quot;:{&quot;date-parts&quot;:[[&quot;2013&quot;,2,27]]}}}],&quot;schema&quot;:&quot;https://github.com/citation-style-language/schema/raw/master/csl-citation.json&quot;} RNDWmnds33XXt"/><text:span text:style-name="T26">([Bradbury, 2004](http://dx.doi.org/10.1371/journal.pbio.0020306))</text:span><text:reference-mark-end text:name="ZOTERO_ITEM CSL_CITATION {&quot;citationID&quot;:&quot;c7s38r05n&quot;,&quot;properties&quot;:{&quot;formattedCitation&quot;:&quot;([Bradbury, 2004](http://dx.doi.org/10.1371/journal.pbio.0020306))&quot;,&quot;plainCitation&quot;:&quot;([Bradbury, 2004](http://dx.doi.org/10.1371/journal.pbio.0020306))&quot;},&quot;citationItems&quot;:[{&quot;id&quot;:20,&quot;uris&quot;:[&quot;http://zotero.org/users/108874/items/5JZNC727&quot;],&quot;uri&quot;:[&quot;http://zotero.org/users/108874/items/5JZNC727&quot;],&quot;itemData&quot;:{&quot;id&quot;:20,&quot;type&quot;:&quot;article-journal&quot;,&quot;title&quot;:&quot;Nature's Nanotechnologists: Unveiling the Secrets of Diatoms&quot;,&quot;container-title&quot;:&quot;PLoS Biol&quot;,&quot;page&quot;:&quot;e306&quot;,&quot;volume&quot;:&quot;2&quot;,&quot;issue&quot;:&quot;10&quot;,&quot;source&quot;:&quot;PLoS Biol&quot;,&quot;abstract&quot;:&quot;Diatoms are unicellular algae with ornate silica shells. Their dazzling ability to build tiny structures could inspire applications in the semiconductor industry, drug delivery, and engineering.&quot;,&quot;URL&quot;:&quot;http://dx.doi.org/10.1371/journal.pbio.0020306&quot;,&quot;DOI&quot;:&quot;10.1371/journal.pbio.0020306&quot;,&quot;shortTitle&quot;:&quot;Nature's Nanotechnologists&quot;,&quot;journalAbbreviation&quot;:&quot;PLoS Biol&quot;,&quot;author&quot;:[{&quot;family&quot;:&quot;Bradbury&quot;,&quot;given&quot;:&quot;Jane&quot;}],&quot;issued&quot;:{&quot;date-parts&quot;:[[&quot;2004&quot;,10,12]]},&quot;accessed&quot;:{&quot;date-parts&quot;:[[&quot;2013&quot;,2,27]]}}}],&quot;schema&quot;:&quot;https://github.com/citation-style-language/schema/raw/master/csl-citation.json&quot;} RNDWmnds33XXt"/><text:span text:style-name="T26">. </text:span><text:span text:style-name="T91">C</text:span><text:span text:style-name="T82">ell division includes the separation of the two </text:span><text:span text:style-name="T83">frustule parts (“thecae”) </text:span><text:span text:style-name="T97">along a “girdle” region.</text:span><text:span text:style-name="T82"> Each daughter cell then </text:span><text:span text:style-name="T85">complements </text:span><text:span text:style-name="T47">its</text:span><text:span text:style-name="T85"> </text:span><text:span text:style-name="T11">inherited </text:span><text:span text:style-name="T86">epitheca with a</text:span><text:span text:style-name="T82"> </text:span><text:span text:style-name="T11">newly synthesised, </text:span><text:span text:style-name="T86">smaller hypotheca. </text:span><text:span text:style-name="T47">Within</text:span><text:span text:style-name="T60"> these </text:span><text:span text:style-name="T100">thecae</text:span><text:span text:style-name="T60">,</text:span><text:span text:style-name="T90"> </text:span><text:span text:style-name="T93">slits </text:span><text:span text:style-name="T3">(called “raphes”)</text:span><text:span text:style-name="T93"> </text:span><text:span text:style-name="T102">and </text:span><text:span text:style-name="T60">p</text:span><text:span text:style-name="T90">ores </text:span><text:span text:style-name="T60">may be present,</text:span><text:span text:style-name="T61"> facilitat</text:span><text:span text:style-name="T6">ing</text:span><text:span text:style-name="T61"> the s</text:span><text:span text:style-name="T90">ecretion of extracellular polymeric substances </text:span><text:span text:style-name="T3">(EPS; </text:span><text:reference-mark-start text:name="ZOTERO_ITEM CSL_CITATION {&quot;citationID&quot;:&quot;1r0ibkh1o7&quot;,&quot;properties&quot;:{&quot;formattedCitation&quot;:&quot;([Wetherbee et al., 1998](http://dx.doi.org/10.1046/j.1529-8817.1998.340009.x); [Wang et al., 2000](http://onlinelibrary.wiley.com/doi/10.1046/j.1529-8817.2000.99102.x/abstract))&quot;,&quot;plainCitation&quot;:&quot;([Wetherbee et al., 1998](http://dx.doi.org/10.1046/j.1529-8817.1998.340009.x); [Wang et al., 2000](http://onlinelibrary.wiley.com/doi/10.1046/j.1529-8817.2000.99102.x/abstract))&quot;},&quot;citationItems&quot;:[{&quot;id&quot;:1194,&quot;uris&quot;:[&quot;http://zotero.org/users/108874/items/5VAZXDD7&quot;],&quot;uri&quot;:[&quot;http://zotero.org/users/108874/items/5VAZXDD7&quot;],&quot;itemData&quot;:{&quot;id&quot;:1194,&quot;type&quot;:&quot;article-journal&quot;,&quot;title&quot;:&quot;Minireview—The first kiss: Establishment and control of initial adhesion by raphid diatoms&quot;,&quot;container-title&quot;:&quot;Journal of Phycology&quot;,&quot;page&quot;:&quot;9-15&quot;,&quot;volume&quot;:&quot;34&quot;,&quot;DOI&quot;:&quot;10.1046/j.1529-8817.1998.340009.x&quot;,&quot;ISSN&quot;:&quot;1529-8817&quot;,&quot;journalAbbreviation&quot;:&quot;J. Phycol.&quot;,&quot;author&quot;:[{&quot;family&quot;:&quot;Wetherbee&quot;,&quot;given&quot;:&quot;Richard&quot;},{&quot;family&quot;:&quot;Lind&quot;,&quot;given&quot;:&quot;Jan L.&quot;},{&quot;family&quot;:&quot;Burke&quot;,&quot;given&quot;:&quot;Jo&quot;},{&quot;family&quot;:&quot;Quatrano&quot;,&quot;given&quot;:&quot;Ralph S.&quot;}],&quot;issued&quot;:{&quot;date-parts&quot;:[[&quot;1998&quot;]]}}},{&quot;id&quot;:642,&quot;uris&quot;:[&quot;http://zotero.org/users/108874/items/I39VK3M9&quot;],&quot;uri&quot;:[&quot;http://zotero.org/users/108874/items/I39VK3M9&quot;],&quot;itemData&quot;:{&quot;id&quot;:642,&quot;type&quot;:&quot;article-journal&quot;,&quot;title&quot;:&quot;Extracellular matrix assembly in diatoms (Bacillariophyceae). IV. Ultrastructure of &lt;i&gt;Achnanthes longipes&lt;/i&gt; and &lt;i&gt;Cymbella cistula&lt;/i&gt; as revealed by high-pressure freezing/freeze substitution and cryo-field emission scanning electron microscopy&quot;,&quot;container-title&quot;:&quot;Journal of Phycology&quot;,&quot;page&quot;:&quot;367-378&quot;,&quot;volume&quot;:&quot;36&quot;,&quot;issue&quot;:&quot;2&quot;,&quot;source&quot;:&quot;Wiley Online Library&quot;,&quot;abstract&quot;:&quot;Extracellular matrix (ECM) polymers secreted by the diatoms Achnanthes longipes Ag. and Cymbella cistula (Ehr.) Kirchn. completely encase the cell and are responsible for adhesion and other interactions with the external environment. To preserve details of the highly hydrophilic ECM in the native state and to preserve, with a high degree of fidelity, the intracellular structures involved in synthesis of extracellular polymers, we applied a suite of cryotechniques. The methods included high-resolution visualization of surfaces using cryo-field emission SEM (cryo-FESEM) and preservation for TEM observation of thin sections by high-pressure freezing (HPF) and freeze substitution (FS). The extracellular structures of diatoms plunge-frozen in liquid ethane, etched at low temperature, and observed on a cryostage in the FESEM showed overall dimensions and shapes closely comparable to those observed with light microscopy. Cryo-FESEM demonstrated the pervasive nature of the extracellular polymers and their importance in cell–substratum and cell–cell associations and revealed details of cell attachment processes not visible using other SEM techniques or light microscopy. The layer of ECM coating the frustule and entirely encapsulating cells of A. longipes and C. cistula was shown to have a significant role in initial cell adhesion and subsequent interaction with the environment. Trails of raphe-associated ECM, generated during cell motility, were shown at high resolution and consist of anastomoses of coiled and linear strands. Cryo-FESEM revealed a sheet-like mucilage covering stalks. HPF/FS of A. longipes resulted in excellent preservation of intra- and extracellular structures comparable to previous reports for animals and higher plants and revealed several organelles not described previously. Three distinct vesicle types were identified, including a class closely associated with Golgi bodies and postulated to participate in formation of the extracellular adhesive structures. HPF/FS showed a number of continuous diatotepic layers positioned between the plasma membrane and the silicon frustule and revealed that extracellular adhesive extrusion through frustule pores during stalk production was closely related to the diatotepum. The stalks of A. longipes consist of highly organized, multilayered, fine fibrillar materials with an electron-opaque layer organized as a sheath at the stalk periphery.&quot;,&quot;URL&quot;:&quot;http://onlinelibrary.wiley.com/doi/10.1046/j.1529-8817.2000.99102.x/abstract&quot;,&quot;DOI&quot;:&quot;10.1046/j.1529-8817.2000.99102.x&quot;,&quot;ISSN&quot;:&quot;1529-8817&quot;,&quot;journalAbbreviation&quot;:&quot;Journal of Phycology&quot;,&quot;language&quot;:&quot;en&quot;,&quot;author&quot;:[{&quot;family&quot;:&quot;Wang&quot;,&quot;given&quot;:&quot;Yan&quot;},{&quot;family&quot;:&quot;Chen&quot;,&quot;given&quot;:&quot;Ya&quot;},{&quot;family&quot;:&quot;Lavin&quot;,&quot;given&quot;:&quot;Colleen&quot;},{&quot;family&quot;:&quot;Gretz&quot;,&quot;given&quot;:&quot;Michael R.&quot;}],&quot;issued&quot;:{&quot;date-parts&quot;:[[&quot;2000&quot;,4,1]]},&quot;accessed&quot;:{&quot;date-parts&quot;:[[&quot;2014&quot;,8,7]]}}}],&quot;schema&quot;:&quot;https://github.com/citation-style-language/schema/raw/master/csl-citation.json&quot;} RND9mmrvvmudc"/><text:span text:style-name="T3">([Wetherbee et al., 1998](http://dx.doi.org/10.1046/j.1529-8817.1998.340009.x); [Wang et al., 2000](http://onlinelibrary.wiley.com/doi/10.1046/j.1529-8817.2000.99102.x/abstract))</text:span><text:reference-mark-end text:name="ZOTERO_ITEM CSL_CITATION {&quot;citationID&quot;:&quot;1r0ibkh1o7&quot;,&quot;properties&quot;:{&quot;formattedCitation&quot;:&quot;([Wetherbee et al., 1998](http://dx.doi.org/10.1046/j.1529-8817.1998.340009.x); [Wang et al., 2000](http://onlinelibrary.wiley.com/doi/10.1046/j.1529-8817.2000.99102.x/abstract))&quot;,&quot;plainCitation&quot;:&quot;([Wetherbee et al., 1998](http://dx.doi.org/10.1046/j.1529-8817.1998.340009.x); [Wang et al., 2000](http://onlinelibrary.wiley.com/doi/10.1046/j.1529-8817.2000.99102.x/abstract))&quot;},&quot;citationItems&quot;:[{&quot;id&quot;:1194,&quot;uris&quot;:[&quot;http://zotero.org/users/108874/items/5VAZXDD7&quot;],&quot;uri&quot;:[&quot;http://zotero.org/users/108874/items/5VAZXDD7&quot;],&quot;itemData&quot;:{&quot;id&quot;:1194,&quot;type&quot;:&quot;article-journal&quot;,&quot;title&quot;:&quot;Minireview—The first kiss: Establishment and control of initial adhesion by raphid diatoms&quot;,&quot;container-title&quot;:&quot;Journal of Phycology&quot;,&quot;page&quot;:&quot;9-15&quot;,&quot;volume&quot;:&quot;34&quot;,&quot;DOI&quot;:&quot;10.1046/j.1529-8817.1998.340009.x&quot;,&quot;ISSN&quot;:&quot;1529-8817&quot;,&quot;journalAbbreviation&quot;:&quot;J. Phycol.&quot;,&quot;author&quot;:[{&quot;family&quot;:&quot;Wetherbee&quot;,&quot;given&quot;:&quot;Richard&quot;},{&quot;family&quot;:&quot;Lind&quot;,&quot;given&quot;:&quot;Jan L.&quot;},{&quot;family&quot;:&quot;Burke&quot;,&quot;given&quot;:&quot;Jo&quot;},{&quot;family&quot;:&quot;Quatrano&quot;,&quot;given&quot;:&quot;Ralph S.&quot;}],&quot;issued&quot;:{&quot;date-parts&quot;:[[&quot;1998&quot;]]}}},{&quot;id&quot;:642,&quot;uris&quot;:[&quot;http://zotero.org/users/108874/items/I39VK3M9&quot;],&quot;uri&quot;:[&quot;http://zotero.org/users/108874/items/I39VK3M9&quot;],&quot;itemData&quot;:{&quot;id&quot;:642,&quot;type&quot;:&quot;article-journal&quot;,&quot;title&quot;:&quot;Extracellular matrix assembly in diatoms (Bacillariophyceae). IV. Ultrastructure of &lt;i&gt;Achnanthes longipes&lt;/i&gt; and &lt;i&gt;Cymbella cistula&lt;/i&gt; as revealed by high-pressure freezing/freeze substitution and cryo-field emission scanning electron microscopy&quot;,&quot;container-title&quot;:&quot;Journal of Phycology&quot;,&quot;page&quot;:&quot;367-378&quot;,&quot;volume&quot;:&quot;36&quot;,&quot;issue&quot;:&quot;2&quot;,&quot;source&quot;:&quot;Wiley Online Library&quot;,&quot;abstract&quot;:&quot;Extracellular matrix (ECM) polymers secreted by the diatoms Achnanthes longipes Ag. and Cymbella cistula (Ehr.) Kirchn. completely encase the cell and are responsible for adhesion and other interactions with the external environment. To preserve details of the highly hydrophilic ECM in the native state and to preserve, with a high degree of fidelity, the intracellular structures involved in synthesis of extracellular polymers, we applied a suite of cryotechniques. The methods included high-resolution visualization of surfaces using cryo-field emission SEM (cryo-FESEM) and preservation for TEM observation of thin sections by high-pressure freezing (HPF) and freeze substitution (FS). The extracellular structures of diatoms plunge-frozen in liquid ethane, etched at low temperature, and observed on a cryostage in the FESEM showed overall dimensions and shapes closely comparable to those observed with light microscopy. Cryo-FESEM demonstrated the pervasive nature of the extracellular polymers and their importance in cell–substratum and cell–cell associations and revealed details of cell attachment processes not visible using other SEM techniques or light microscopy. The layer of ECM coating the frustule and entirely encapsulating cells of A. longipes and C. cistula was shown to have a significant role in initial cell adhesion and subsequent interaction with the environment. Trails of raphe-associated ECM, generated during cell motility, were shown at high resolution and consist of anastomoses of coiled and linear strands. Cryo-FESEM revealed a sheet-like mucilage covering stalks. HPF/FS of A. longipes resulted in excellent preservation of intra- and extracellular structures comparable to previous reports for animals and higher plants and revealed several organelles not described previously. Three distinct vesicle types were identified, including a class closely associated with Golgi bodies and postulated to participate in formation of the extracellular adhesive structures. HPF/FS showed a number of continuous diatotepic layers positioned between the plasma membrane and the silicon frustule and revealed that extracellular adhesive extrusion through frustule pores during stalk production was closely related to the diatotepum. The stalks of A. longipes consist of highly organized, multilayered, fine fibrillar materials with an electron-opaque layer organized as a sheath at the stalk periphery.&quot;,&quot;URL&quot;:&quot;http://onlinelibrary.wiley.com/doi/10.1046/j.1529-8817.2000.99102.x/abstract&quot;,&quot;DOI&quot;:&quot;10.1046/j.1529-8817.2000.99102.x&quot;,&quot;ISSN&quot;:&quot;1529-8817&quot;,&quot;journalAbbreviation&quot;:&quot;Journal of Phycology&quot;,&quot;language&quot;:&quot;en&quot;,&quot;author&quot;:[{&quot;family&quot;:&quot;Wang&quot;,&quot;given&quot;:&quot;Yan&quot;},{&quot;family&quot;:&quot;Chen&quot;,&quot;given&quot;:&quot;Ya&quot;},{&quot;family&quot;:&quot;Lavin&quot;,&quot;given&quot;:&quot;Colleen&quot;},{&quot;family&quot;:&quot;Gretz&quot;,&quot;given&quot;:&quot;Michael R.&quot;}],&quot;issued&quot;:{&quot;date-parts&quot;:[[&quot;2000&quot;,4,1]]},&quot;accessed&quot;:{&quot;date-parts&quot;:[[&quot;2014&quot;,8,7]]}}}],&quot;schema&quot;:&quot;https://github.com/citation-style-language/schema/raw/master/csl-citation.json&quot;} RND9mmrvvmudc"/><text:span text:style-name="T3">. </text:span><text:span text:style-name="T94">This in turn conveys</text:span><text:span text:style-name="T61"> </text:span><text:span text:style-name="T94">substrate attachment an</text:span><text:span text:style-name="T62">d</text:span><text:span text:style-name="T94"> </text:span><text:span text:style-name="T90">motility </text:span><text:span text:style-name="T94">to </text:span><text:span text:style-name="T90">benth</text:span><text:span text:style-name="T6">ic</text:span><text:span text:style-name="T90"> </text:span><text:span text:style-name="T49">diatoms</text:span><text:span text:style-name="T90">, </text:span><text:span text:style-name="T62">which</text:span><text:span text:style-name="T49"> </text:span><text:span text:style-name="T3">often </text:span><text:span text:style-name="T62">form</text:span><text:span text:style-name="T49"> biofilm</text:span><text:span text:style-name="T62">s</text:span><text:span text:style-name="T49"> </text:span><text:span text:style-name="T27">with other photoautotrophic algae, as well as heterotrophic bacteria </text:span><text:reference-mark-start text:name="ZOTERO_ITEM CSL_CITATION {&quot;citationID&quot;:&quot;1mbodbqj6o&quot;,&quot;properties&quot;:{&quot;formattedCitation&quot;:&quot;([Buhmann, Kroth &amp; Schleheck, 2012](http://onlinelibrary.wiley.com/doi/10.1111/j.1758-2229.2011.00315.x/abstract))&quot;,&quot;plainCitation&quot;:&quot;([Buhmann, Kroth &amp; Schleheck, 2012](http://onlinelibrary.wiley.com/doi/10.1111/j.1758-2229.2011.00315.x/abstract))&quot;},&quot;citationItems&quot;:[{&quot;id&quot;:87,&quot;uris&quot;:[&quot;http://zotero.org/users/108874/items/GTV27IQV&quot;],&quot;uri&quot;:[&quot;http://zotero.org/users/108874/items/GTV27IQV&quot;],&quot;itemData&quot;:{&quot;id&quot;:87,&quot;type&quot;:&quot;article-journal&quot;,&quot;title&quot;:&quot;Photoautotrophic–heterotrophic biofilm communities: a laboratory incubator designed for growing axenic diatoms and bacteria in defined mixed-species biofilms&quot;,&quot;container-title&quot;:&quot;Environmental Microbiology Reports&quot;,&quot;page&quot;:&quot;133–140&quot;,&quot;volume&quot;:&quot;4&quot;,&quot;issue&quot;:&quot;1&quot;,&quot;source&quot;:&quot;Wiley Online Library&quot;,&quot;abstract&quot;:&quot;Biofilm communities in the euphotic zone of aquatic habitats comprise photoautotrophic microorganisms, such as diatoms, green algae and cyanobacteria, which produce the organic carbon that fuels the life of a heterotrophic contingent of microorganisms, mostly bacteria. Such photoautotrophic–heterotrophic mixed-species biofilms have received little attention in biofilm research due to a lack of suitable pure-culture laboratory model systems. However, they offer important insight into microbial population dynamics and community interactions during a biofilm-developmental process that shapes highly structured, extremely well-adapted microbial landscapes. Here, we report on the development of a sterile incubation chamber for growing and monitoring axenic phototrophic biofilms, i.e. a sterilizable, illuminated, continuous-flow system for a routine work with pure cultures. The system has been designed to simulate the growth conditions in the shallow, littoral zone of aquatic habitats (horizontal surface, submerged in water, illuminated, aerated). Additional features of the concept include automated photometrical monitoring of biofilm density (as biofilm turbidity), analysis via confocal microscopy, direct harvesting of cells, and options to control illumination, flow velocity, and composition of culture fluid. The application of the system was demonstrated in growth experiments using axenic diatom biofilms, or axenic diatom biofilms co-cultivated with different bacterial strains isolated from epilithic biofilms of an oligotrophic freshwater lake.&quot;,&quot;URL&quot;:&quot;http://onlinelibrary.wiley.com/doi/10.1111/j.1758-2229.2011.00315.x/abstract&quot;,&quot;DOI&quot;:&quot;10.1111/j.1758-2229.2011.00315.x&quot;,&quot;ISSN&quot;:&quot;1758-2229&quot;,&quot;shortTitle&quot;:&quot;Photoautotrophic–heterotrophic biofilm communities&quot;,&quot;language&quot;:&quot;en&quot;,&quot;author&quot;:[{&quot;family&quot;:&quot;Buhmann&quot;,&quot;given&quot;:&quot;Matthias&quot;},{&quot;family&quot;:&quot;Kroth&quot;,&quot;given&quot;:&quot;Peter G.&quot;},{&quot;family&quot;:&quot;Schleheck&quot;,&quot;given&quot;:&quot;David&quot;}],&quot;issued&quot;:{&quot;date-parts&quot;:[[&quot;2012&quot;]]},&quot;accessed&quot;:{&quot;date-parts&quot;:[[&quot;2013&quot;,7,26]]}}}],&quot;schema&quot;:&quot;https://github.com/citation-style-language/schema/raw/master/csl-citation.json&quot;} RNDFqnDOn4HA5"/><text:span text:style-name="T27">([Buhmann, Kroth &amp; Schleheck, 2012](http://onlinelibrary.wiley.com/doi/10.1111/j.1758-2229.2011.00315.x/abstract))</text:span><text:reference-mark-end text:name="ZOTERO_ITEM CSL_CITATION {&quot;citationID&quot;:&quot;1mbodbqj6o&quot;,&quot;properties&quot;:{&quot;formattedCitation&quot;:&quot;([Buhmann, Kroth &amp; Schleheck, 2012](http://onlinelibrary.wiley.com/doi/10.1111/j.1758-2229.2011.00315.x/abstract))&quot;,&quot;plainCitation&quot;:&quot;([Buhmann, Kroth &amp; Schleheck, 2012](http://onlinelibrary.wiley.com/doi/10.1111/j.1758-2229.2011.00315.x/abstract))&quot;},&quot;citationItems&quot;:[{&quot;id&quot;:87,&quot;uris&quot;:[&quot;http://zotero.org/users/108874/items/GTV27IQV&quot;],&quot;uri&quot;:[&quot;http://zotero.org/users/108874/items/GTV27IQV&quot;],&quot;itemData&quot;:{&quot;id&quot;:87,&quot;type&quot;:&quot;article-journal&quot;,&quot;title&quot;:&quot;Photoautotrophic–heterotrophic biofilm communities: a laboratory incubator designed for growing axenic diatoms and bacteria in defined mixed-species biofilms&quot;,&quot;container-title&quot;:&quot;Environmental Microbiology Reports&quot;,&quot;page&quot;:&quot;133–140&quot;,&quot;volume&quot;:&quot;4&quot;,&quot;issue&quot;:&quot;1&quot;,&quot;source&quot;:&quot;Wiley Online Library&quot;,&quot;abstract&quot;:&quot;Biofilm communities in the euphotic zone of aquatic habitats comprise photoautotrophic microorganisms, such as diatoms, green algae and cyanobacteria, which produce the organic carbon that fuels the life of a heterotrophic contingent of microorganisms, mostly bacteria. Such photoautotrophic–heterotrophic mixed-species biofilms have received little attention in biofilm research due to a lack of suitable pure-culture laboratory model systems. However, they offer important insight into microbial population dynamics and community interactions during a biofilm-developmental process that shapes highly structured, extremely well-adapted microbial landscapes. Here, we report on the development of a sterile incubation chamber for growing and monitoring axenic phototrophic biofilms, i.e. a sterilizable, illuminated, continuous-flow system for a routine work with pure cultures. The system has been designed to simulate the growth conditions in the shallow, littoral zone of aquatic habitats (horizontal surface, submerged in water, illuminated, aerated). Additional features of the concept include automated photometrical monitoring of biofilm density (as biofilm turbidity), analysis via confocal microscopy, direct harvesting of cells, and options to control illumination, flow velocity, and composition of culture fluid. The application of the system was demonstrated in growth experiments using axenic diatom biofilms, or axenic diatom biofilms co-cultivated with different bacterial strains isolated from epilithic biofilms of an oligotrophic freshwater lake.&quot;,&quot;URL&quot;:&quot;http://onlinelibrary.wiley.com/doi/10.1111/j.1758-2229.2011.00315.x/abstract&quot;,&quot;DOI&quot;:&quot;10.1111/j.1758-2229.2011.00315.x&quot;,&quot;ISSN&quot;:&quot;1758-2229&quot;,&quot;shortTitle&quot;:&quot;Photoautotrophic–heterotrophic biofilm communities&quot;,&quot;language&quot;:&quot;en&quot;,&quot;author&quot;:[{&quot;family&quot;:&quot;Buhmann&quot;,&quot;given&quot;:&quot;Matthias&quot;},{&quot;family&quot;:&quot;Kroth&quot;,&quot;given&quot;:&quot;Peter G.&quot;},{&quot;family&quot;:&quot;Schleheck&quot;,&quot;given&quot;:&quot;David&quot;}],&quot;issued&quot;:{&quot;date-parts&quot;:[[&quot;2012&quot;]]},&quot;accessed&quot;:{&quot;date-parts&quot;:[[&quot;2013&quot;,7,26]]}}}],&quot;schema&quot;:&quot;https://github.com/citation-style-language/schema/raw/master/csl-citation.json&quot;} RNDFqnDOn4HA5"/><text:span text:style-name="T27">.</text:span></text:p>
      <text:p text:style-name="Text_20_body"><text:span text:style-name="T142">The diatom </text:span><text:span text:style-name="T156">Achnanthidium</text:span><text:span text:style-name="T147"> minutissimum</text:span><text:span text:style-name="T68"> </text:span><text:span text:style-name="T118">(Kützing) </text:span><text:reference-mark-start text:name="ZOTERO_ITEM CSL_CITATION {&quot;citationID&quot;:&quot;2gabh8roal&quot;,&quot;properties&quot;:{&quot;formattedCitation&quot;:&quot;([Czarnecki, 1994](http://www.algaebase.org/search/species/detail/?species_id=Ge79396858528c750))&quot;,&quot;plainCitation&quot;:&quot;([Czarnecki, 1994](http://www.algaebase.org/search/species/detail/?species_id=Ge79396858528c750))&quot;},&quot;citationItems&quot;:[{&quot;id&quot;:518,&quot;uris&quot;:[&quot;http://zotero.org/users/108874/items/EUTDCAGS&quot;],&quot;uri&quot;:[&quot;http://zotero.org/users/108874/items/EUTDCAGS&quot;],&quot;itemData&quot;:{&quot;id&quot;:518,&quot;type&quot;:&quot;paper-conference&quot;,&quot;title&quot;:&quot;The freshwater diatoms culture collection at Loras College, Dubuque, Iowa&quot;,&quot;container-title&quot;:&quot;Proceedings of the 11th International Diatom Symposium&quot;,&quot;collection-title&quot;:&quot;International Diatom Symposium&quot;,&quot;publisher&quot;:&quot;Memoirs of the California Academy of Sciences&quot;,&quot;page&quot;:&quot;157&quot;,&quot;event&quot;:&quot;International Diatom Symposium&quot;,&quot;URL&quot;:&quot;http://www.algaebase.org/search/species/detail/?species_id=Ge79396858528c750&quot;,&quot;author&quot;:[{&quot;family&quot;:&quot;Czarnecki&quot;,&quot;given&quot;:&quot;D.B.&quot;}],&quot;issued&quot;:{&quot;date-parts&quot;:[[&quot;1994&quot;]]}}}],&quot;schema&quot;:&quot;https://github.com/citation-style-language/schema/raw/master/csl-citation.json&quot;} RNDvsMFEO40Ru"/><text:span text:style-name="T118">([Czarnecki, 1994](http://www.algaebase.org/search/species/detail/?species_id=Ge79396858528c750))</text:span><text:reference-mark-end text:name="ZOTERO_ITEM CSL_CITATION {&quot;citationID&quot;:&quot;2gabh8roal&quot;,&quot;properties&quot;:{&quot;formattedCitation&quot;:&quot;([Czarnecki, 1994](http://www.algaebase.org/search/species/detail/?species_id=Ge79396858528c750))&quot;,&quot;plainCitation&quot;:&quot;([Czarnecki, 1994](http://www.algaebase.org/search/species/detail/?species_id=Ge79396858528c750))&quot;},&quot;citationItems&quot;:[{&quot;id&quot;:518,&quot;uris&quot;:[&quot;http://zotero.org/users/108874/items/EUTDCAGS&quot;],&quot;uri&quot;:[&quot;http://zotero.org/users/108874/items/EUTDCAGS&quot;],&quot;itemData&quot;:{&quot;id&quot;:518,&quot;type&quot;:&quot;paper-conference&quot;,&quot;title&quot;:&quot;The freshwater diatoms culture collection at Loras College, Dubuque, Iowa&quot;,&quot;container-title&quot;:&quot;Proceedings of the 11th International Diatom Symposium&quot;,&quot;collection-title&quot;:&quot;International Diatom Symposium&quot;,&quot;publisher&quot;:&quot;Memoirs of the California Academy of Sciences&quot;,&quot;page&quot;:&quot;157&quot;,&quot;event&quot;:&quot;International Diatom Symposium&quot;,&quot;URL&quot;:&quot;http://www.algaebase.org/search/species/detail/?species_id=Ge79396858528c750&quot;,&quot;author&quot;:[{&quot;family&quot;:&quot;Czarnecki&quot;,&quot;given&quot;:&quot;D.B.&quot;}],&quot;issued&quot;:{&quot;date-parts&quot;:[[&quot;1994&quot;]]}}}],&quot;schema&quot;:&quot;https://github.com/citation-style-language/schema/raw/master/csl-citation.json&quot;} RNDvsMFEO40Ru"/><text:span text:style-name="T23"> </text:span><text:span text:style-name="T122">i</text:span><text:span text:style-name="T23">s a cosmopolitan </text:span><text:span text:style-name="T212">freshwater</text:span><text:span text:style-name="T23"> diatom </text:span><text:reference-mark-start text:name="ZOTERO_ITEM CSL_CITATION {&quot;citationID&quot;:&quot;2f1kpoa3sv&quot;,&quot;properties&quot;:{&quot;formattedCitation&quot;:&quot;([Round &amp; Bukhtiyarova, 1996](http://www.tandfonline.com/doi/abs/10.1080/0269249X.1996.9705389))&quot;,&quot;plainCitation&quot;:&quot;([Round &amp; Bukhtiyarova, 1996](http://www.tandfonline.com/doi/abs/10.1080/0269249X.1996.9705389))&quot;},&quot;citationItems&quot;:[{&quot;id&quot;:548,&quot;uris&quot;:[&quot;http://zotero.org/users/108874/items/ZK6NA6NS&quot;],&quot;uri&quot;:[&quot;http://zotero.org/users/108874/items/ZK6NA6NS&quot;],&quot;itemData&quot;:{&quot;id&quot;:548,&quot;type&quot;:&quot;article-journal&quot;,&quot;title&quot;:&quot;Four New Genera Based on &lt;i&gt;Achnanthes&lt;/i&gt; (&lt;i&gt;Achnanthidium&lt;/i&gt;) Together with a Re-Definition of &lt;i&gt;Achnanthidium&lt;/i&gt;&quot;,&quot;container-title&quot;:&quot;Diatom Research&quot;,&quot;page&quot;:&quot;345-361&quot;,&quot;volume&quot;:&quot;11&quot;,&quot;issue&quot;:&quot;2&quot;,&quot;source&quot;:&quot;Taylor and Francis+NEJM&quot;,&quot;abstract&quot;:&quot;The genus Achnanthidium comprises a collection of monoraphid species common in freshwaters and less so in marine habitats, though the latter are relatively uninvestigated as far as this genus is concerned. We propose that Achnanthidium be confined to the taxa around A. minutissima. Some of the remaining taxa are transferred to four new genera, Planothidium, Rossithidium, Karayevia and Kolbesia. This still leaves a large number of species to be re-allocated and these, for the moment, will have to be left as Achnanthidium sensu lato.&quot;,&quot;URL&quot;:&quot;http://www.tandfonline.com/doi/abs/10.1080/0269249X.1996.9705389&quot;,&quot;DOI&quot;:&quot;10.1080/0269249X.1996.9705389&quot;,&quot;ISSN&quot;:&quot;0269-249X&quot;,&quot;author&quot;:[{&quot;family&quot;:&quot;Round&quot;,&quot;given&quot;:&quot;F. E.&quot;},{&quot;family&quot;:&quot;Bukhtiyarova&quot;,&quot;given&quot;:&quot;Ludmila&quot;}],&quot;issued&quot;:{&quot;date-parts&quot;:[[&quot;1996&quot;,11,1]]},&quot;accessed&quot;:{&quot;date-parts&quot;:[[&quot;2015&quot;,2,5]]}}}],&quot;schema&quot;:&quot;https://github.com/citation-style-language/schema/raw/master/csl-citation.json&quot;} RNDwZx3WicAPx"/><text:span text:style-name="T23">([Round &amp; Bukhtiyarova, 1996](http://www.tandfonline.com/doi/abs/10.1080/0269249X.1996.9705389))</text:span><text:reference-mark-end text:name="ZOTERO_ITEM CSL_CITATION {&quot;citationID&quot;:&quot;2f1kpoa3sv&quot;,&quot;properties&quot;:{&quot;formattedCitation&quot;:&quot;([Round &amp; Bukhtiyarova, 1996](http://www.tandfonline.com/doi/abs/10.1080/0269249X.1996.9705389))&quot;,&quot;plainCitation&quot;:&quot;([Round &amp; Bukhtiyarova, 1996](http://www.tandfonline.com/doi/abs/10.1080/0269249X.1996.9705389))&quot;},&quot;citationItems&quot;:[{&quot;id&quot;:548,&quot;uris&quot;:[&quot;http://zotero.org/users/108874/items/ZK6NA6NS&quot;],&quot;uri&quot;:[&quot;http://zotero.org/users/108874/items/ZK6NA6NS&quot;],&quot;itemData&quot;:{&quot;id&quot;:548,&quot;type&quot;:&quot;article-journal&quot;,&quot;title&quot;:&quot;Four New Genera Based on &lt;i&gt;Achnanthes&lt;/i&gt; (&lt;i&gt;Achnanthidium&lt;/i&gt;) Together with a Re-Definition of &lt;i&gt;Achnanthidium&lt;/i&gt;&quot;,&quot;container-title&quot;:&quot;Diatom Research&quot;,&quot;page&quot;:&quot;345-361&quot;,&quot;volume&quot;:&quot;11&quot;,&quot;issue&quot;:&quot;2&quot;,&quot;source&quot;:&quot;Taylor and Francis+NEJM&quot;,&quot;abstract&quot;:&quot;The genus Achnanthidium comprises a collection of monoraphid species common in freshwaters and less so in marine habitats, though the latter are relatively uninvestigated as far as this genus is concerned. We propose that Achnanthidium be confined to the taxa around A. minutissima. Some of the remaining taxa are transferred to four new genera, Planothidium, Rossithidium, Karayevia and Kolbesia. This still leaves a large number of species to be re-allocated and these, for the moment, will have to be left as Achnanthidium sensu lato.&quot;,&quot;URL&quot;:&quot;http://www.tandfonline.com/doi/abs/10.1080/0269249X.1996.9705389&quot;,&quot;DOI&quot;:&quot;10.1080/0269249X.1996.9705389&quot;,&quot;ISSN&quot;:&quot;0269-249X&quot;,&quot;author&quot;:[{&quot;family&quot;:&quot;Round&quot;,&quot;given&quot;:&quot;F. E.&quot;},{&quot;family&quot;:&quot;Bukhtiyarova&quot;,&quot;given&quot;:&quot;Ludmila&quot;}],&quot;issued&quot;:{&quot;date-parts&quot;:[[&quot;1996&quot;,11,1]]},&quot;accessed&quot;:{&quot;date-parts&quot;:[[&quot;2015&quot;,2,5]]}}}],&quot;schema&quot;:&quot;https://github.com/citation-style-language/schema/raw/master/csl-citation.json&quot;} RNDwZx3WicAPx"/><text:span text:style-name="T23"> that </text:span><text:span text:style-name="T128">is </text:span><text:span text:style-name="T23">also </text:span><text:span text:style-name="T128">found in</text:span><text:span text:style-name="T162"> the littor</text:span><text:span text:style-name="T89">al zone of Lake Constance</text:span><text:span text:style-name="T50">. </text:span><text:span text:style-name="T4">It </text:span><text:span text:style-name="T9">represent</text:span><text:span text:style-name="T5">s a </text:span><text:span text:style-name="T70">dominant</text:span><text:span text:style-name="T5"> species </text:span><text:span text:style-name="T81">complex of early colonisers</text:span><text:span text:style-name="T5"> </text:span><text:reference-mark-start text:name="ZOTERO_ITEM CSL_CITATION {&quot;citationID&quot;:&quot;PVoqLSvZ&quot;,&quot;properties&quot;:{&quot;formattedCitation&quot;:&quot;([Johnson, Tuchman &amp; Peterson, 1997](http://www.jstor.org/stable/1468140); [Potapova &amp; Hamilton, 2007](http://onlinelibrary.wiley.com/doi/10.1111/j.1529-8817.2007.00332.x/abstract))&quot;,&quot;plainCitation&quot;:&quot;([Johnson, Tuchman &amp; Peterson, 1997](http://www.jstor.org/stable/1468140); [Potapova &amp; Hamilton, 2007](http://onlinelibrary.wiley.com/doi/10.1111/j.1529-8817.2007.00332.x/abstract))&quot;},&quot;citationItems&quot;:[{&quot;id&quot;:969,&quot;uris&quot;:[&quot;http://zotero.org/users/108874/items/9BFZWJM4&quot;],&quot;uri&quot;:[&quot;http://zotero.org/users/108874/items/9BFZWJM4&quot;],&quot;itemData&quot;:{&quot;id&quot;:969,&quot;type&quot;:&quot;article-journal&quot;,&quot;title&quot;:&quot;Changes in the Vertical Microdistribution of Diatoms within a Developing Periphyton Mat&quot;,&quot;container-title&quot;:&quot;Journal of the North American Benthological Society&quot;,&quot;page&quot;:&quot;503-519&quot;,&quot;volume&quot;:&quot;16&quot;,&quot;issue&quot;:&quot;3&quot;,&quot;source&quot;:&quot;JSTOR&quot;,&quot;abstract&quot;:&quot;We followed periphyton succession for 120 d in an artificial stream system to: 1) document an increase in cell densities and associated decrease in irradiance to the base of developing periphyton mats; 2) determine the vertical location of motile and nonmotile diatom species within the mat associated with these changes; and 3) determine the viability of diatom cells at the base of the mat compared with those of the same species at different vertical locations within the mat. We developed a novel method for producing thin cross-sections of intact periphyton mats to document the vertical distribution of algal species in horizontal 0.1-mm strata from the base of the mat to the canopy. Results demonstrated that the adnate nonmotile diatom Achnanthidium minutissimum exploited the substratum during early succession when the mat was relatively thin and without a canopy, and the population retained live cells at the base of the mat throughout the 120-d experiment, demonstrating a high tolerance to low light levels. Gomphonema angustatum also was positioned at the base of the mat and was common during early stages of succession, but viable cell densities declined sharply by day 37 when increasing cell densities reduced irradiance at the mat base by 90% (to ca 8 μmol quanta m&lt;sup&gt;-2&lt;/sup&gt;· s&lt;sup&gt;-1&lt;/sup&gt;). The only highly motile species studied, Nitzschia palea, was distributed throughout the vertical profile of the periphyton mat and its live cell densities did not change throughout the study, suggesting that it moved into resource-rich microhabitats and avoided stress. The vertical distribution of a tychoplanktonic chain-forming diatom species appeared to be related to the physical architecture of the developing mat and not to resource limitations within the mat. Our data suggest that diatom species differ in their tolerance to resource-limiting conditions in developing periphyton mats, and these differences affect autecological characteristics.&quot;,&quot;URL&quot;:&quot;http://www.jstor.org/stable/1468140&quot;,&quot;DOI&quot;:&quot;10.2307/1468140&quot;,&quot;ISSN&quot;:&quot;0887-3593&quot;,&quot;journalAbbreviation&quot;:&quot;Journal of the North American Benthological Society&quot;,&quot;author&quot;:[{&quot;family&quot;:&quot;Johnson&quot;,&quot;given&quot;:&quot;Ronald E.&quot;},{&quot;family&quot;:&quot;Tuchman&quot;,&quot;given&quot;:&quot;Nancy C.&quot;},{&quot;family&quot;:&quot;Peterson&quot;,&quot;given&quot;:&quot;Christopher G.&quot;}],&quot;issued&quot;:{&quot;date-parts&quot;:[[&quot;1997&quot;,9,1]]},&quot;accessed&quot;:{&quot;date-parts&quot;:[[&quot;2014&quot;,9,22]]}}},{&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schema&quot;:&quot;https://github.com/citation-style-language/schema/raw/master/csl-citation.json&quot;} RNDe8MunpjYDk"/><text:span text:style-name="T5">([Johnson, Tuchman &amp; Peterson, 1997](http://www.jstor.org/stable/1468140); [Potapova &amp; Hamilton, 2007](http://onlinelibrary.wiley.com/doi/10.1111/j.1529-8817.2007.00332.x/abstract))</text:span><text:reference-mark-end text:name="ZOTERO_ITEM CSL_CITATION {&quot;citationID&quot;:&quot;PVoqLSvZ&quot;,&quot;properties&quot;:{&quot;formattedCitation&quot;:&quot;([Johnson, Tuchman &amp; Peterson, 1997](http://www.jstor.org/stable/1468140); [Potapova &amp; Hamilton, 2007](http://onlinelibrary.wiley.com/doi/10.1111/j.1529-8817.2007.00332.x/abstract))&quot;,&quot;plainCitation&quot;:&quot;([Johnson, Tuchman &amp; Peterson, 1997](http://www.jstor.org/stable/1468140); [Potapova &amp; Hamilton, 2007](http://onlinelibrary.wiley.com/doi/10.1111/j.1529-8817.2007.00332.x/abstract))&quot;},&quot;citationItems&quot;:[{&quot;id&quot;:969,&quot;uris&quot;:[&quot;http://zotero.org/users/108874/items/9BFZWJM4&quot;],&quot;uri&quot;:[&quot;http://zotero.org/users/108874/items/9BFZWJM4&quot;],&quot;itemData&quot;:{&quot;id&quot;:969,&quot;type&quot;:&quot;article-journal&quot;,&quot;title&quot;:&quot;Changes in the Vertical Microdistribution of Diatoms within a Developing Periphyton Mat&quot;,&quot;container-title&quot;:&quot;Journal of the North American Benthological Society&quot;,&quot;page&quot;:&quot;503-519&quot;,&quot;volume&quot;:&quot;16&quot;,&quot;issue&quot;:&quot;3&quot;,&quot;source&quot;:&quot;JSTOR&quot;,&quot;abstract&quot;:&quot;We followed periphyton succession for 120 d in an artificial stream system to: 1) document an increase in cell densities and associated decrease in irradiance to the base of developing periphyton mats; 2) determine the vertical location of motile and nonmotile diatom species within the mat associated with these changes; and 3) determine the viability of diatom cells at the base of the mat compared with those of the same species at different vertical locations within the mat. We developed a novel method for producing thin cross-sections of intact periphyton mats to document the vertical distribution of algal species in horizontal 0.1-mm strata from the base of the mat to the canopy. Results demonstrated that the adnate nonmotile diatom Achnanthidium minutissimum exploited the substratum during early succession when the mat was relatively thin and without a canopy, and the population retained live cells at the base of the mat throughout the 120-d experiment, demonstrating a high tolerance to low light levels. Gomphonema angustatum also was positioned at the base of the mat and was common during early stages of succession, but viable cell densities declined sharply by day 37 when increasing cell densities reduced irradiance at the mat base by 90% (to ca 8 μmol quanta m&lt;sup&gt;-2&lt;/sup&gt;· s&lt;sup&gt;-1&lt;/sup&gt;). The only highly motile species studied, Nitzschia palea, was distributed throughout the vertical profile of the periphyton mat and its live cell densities did not change throughout the study, suggesting that it moved into resource-rich microhabitats and avoided stress. The vertical distribution of a tychoplanktonic chain-forming diatom species appeared to be related to the physical architecture of the developing mat and not to resource limitations within the mat. Our data suggest that diatom species differ in their tolerance to resource-limiting conditions in developing periphyton mats, and these differences affect autecological characteristics.&quot;,&quot;URL&quot;:&quot;http://www.jstor.org/stable/1468140&quot;,&quot;DOI&quot;:&quot;10.2307/1468140&quot;,&quot;ISSN&quot;:&quot;0887-3593&quot;,&quot;journalAbbreviation&quot;:&quot;Journal of the North American Benthological Society&quot;,&quot;author&quot;:[{&quot;family&quot;:&quot;Johnson&quot;,&quot;given&quot;:&quot;Ronald E.&quot;},{&quot;family&quot;:&quot;Tuchman&quot;,&quot;given&quot;:&quot;Nancy C.&quot;},{&quot;family&quot;:&quot;Peterson&quot;,&quot;given&quot;:&quot;Christopher G.&quot;}],&quot;issued&quot;:{&quot;date-parts&quot;:[[&quot;1997&quot;,9,1]]},&quot;accessed&quot;:{&quot;date-parts&quot;:[[&quot;2014&quot;,9,22]]}}},{&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schema&quot;:&quot;https://github.com/citation-style-language/schema/raw/master/csl-citation.json&quot;} RNDe8MunpjYDk"/><text:span text:style-name="T49">, </text:span><text:span text:style-name="T63">form</text:span><text:span text:style-name="T6">ing</text:span><text:span text:style-name="T63"> epilithic biofilms in</text:span><text:span text:style-name="T5"> associat</text:span><text:span text:style-name="T63">ion</text:span><text:span text:style-name="T69"> </text:span><text:span text:style-name="T5">with a </text:span><text:span text:style-name="T69">variety</text:span><text:span text:style-name="T5"> of satellite bacteria </text:span><text:reference-mark-start text:name="ZOTERO_ITEM CSL_CITATION {&quot;citationID&quot;:&quot;1s0t05mqh5&quot;,&quot;properties&quot;:{&quot;formattedCitation&quot;:&quot;([Bahulikar, 2006](http://kops.ub.uni-konstanz.de/handle/urn:nbn:de:bsz:352-opus-23773))&quot;,&quot;plainCitation&quot;:&quot;([Bahulikar, 2006](http://kops.ub.uni-konstanz.de/handle/urn:nbn:de:bsz:352-opus-23773))&quot;},&quot;citationItems&quot;:[{&quot;id&quot;:73,&quot;uris&quot;:[&quot;http://zotero.org/users/108874/items/EI4BW5AD&quot;],&quot;uri&quot;:[&quot;http://zotero.org/users/108874/items/EI4BW5AD&quot;],&quot;itemData&quot;:{&quot;id&quot;:73,&quot;type&quot;:&quot;webpage&quot;,&quot;title&quot;:&quot;Diatoms from littoral zone of Lake Constance: diversity, phylogeny, extracellular polysaccharides and bacterial associations&quot;,&quot;genre&quot;:&quot;doctoralThesis&quot;,&quot;abstract&quot;:&quot;In this work, various aspects of diatom communities from epilithic biofilms of Lake Constance were studied. The diatom and bacterial community structure and extracellular polymeric substances (EPS) were studied at five nearby locations and at four different depths from epilithic biofilms. This study revealed a high species richness of diatoms and a dominance of β-proteobacteria, Cytophaga / Flavobacteria / Bacteroides (CFB) group and high GC containing gram-positive bacteria. Higher amount of EPS was observed in the samples from lower depth. Seasonal fluctuations of the diatom community and concentrations of soluble (SE) and bound EPS (BE) were studied from epilithic biofilms collected during June 2004-June 2005. The higher diversity and also higher EPS content was observed in biofilms from April 2005. We tried to cultivate dominant as well as rarely found diatom species from the biofilms and identified then by classical methods based on morphological characters. More than 100 isolates were cultivated belonging to 20 different genera and 44 species. The 18S rDNA region was sequenced from 55 diatom isolates and phylogenetic trees were constructed. They revealed a clear separation within raphid and araphid diatoms. Axenic diatoms were grown for 28 days under identical growth conditions (temperature, light intensity, nutrients) and their growth behavior, patterns of EPS secretion and the corresponding monosaccharide profiles were studied. As in this experiment we observed that a major portion of BE was remained un-extractable, various published methods were tried and finally an optimized protocol was used for the fractionation of all EPS secreted by diatoms from various genera. FITC labeled-lectins, DAPI and DTAF were used for localization of various EPS structures such as tubes, stalks, capsules and pads. As diatoms and bacteria are the dominant members in the biofilms, uni-algal diatom cultures were studied for the associated bacteria using 16S rDNA clone library approach. The spent medium from diatoms was inoculated with an epilithic bacterial community in a dilution series to explore the utilization of EPS, a natural substrate, for the growth of bacteria. One of the dominant bacterial strain was isolated found to represent a new taxon.&quot;,&quot;URL&quot;:&quot;http://kops.ub.uni-konstanz.de/handle/urn:nbn:de:bsz:352-opus-23773&quot;,&quot;shortTitle&quot;:&quot;Diatoms from littoral zone of Lake Constance&quot;,&quot;language&quot;:&quot;eng&quot;,&quot;author&quot;:[{&quot;family&quot;:&quot;Bahulikar&quot;,&quot;given&quot;:&quot;Rahul A.&quot;}],&quot;issued&quot;:{&quot;date-parts&quot;:[[&quot;2006&quot;]]},&quot;accessed&quot;:{&quot;date-parts&quot;:[[&quot;2014&quot;,2,16]]}}}],&quot;schema&quot;:&quot;https://github.com/citation-style-language/schema/raw/master/csl-citation.json&quot;} RNDgAnAPBf0c0"/><text:span text:style-name="T5">([Bahulikar, 2006](http://kops.ub.uni-konstanz.de/handle/urn:nbn:de:bsz:352-opus-23773))</text:span><text:reference-mark-end text:name="ZOTERO_ITEM CSL_CITATION {&quot;citationID&quot;:&quot;1s0t05mqh5&quot;,&quot;properties&quot;:{&quot;formattedCitation&quot;:&quot;([Bahulikar, 2006](http://kops.ub.uni-konstanz.de/handle/urn:nbn:de:bsz:352-opus-23773))&quot;,&quot;plainCitation&quot;:&quot;([Bahulikar, 2006](http://kops.ub.uni-konstanz.de/handle/urn:nbn:de:bsz:352-opus-23773))&quot;},&quot;citationItems&quot;:[{&quot;id&quot;:73,&quot;uris&quot;:[&quot;http://zotero.org/users/108874/items/EI4BW5AD&quot;],&quot;uri&quot;:[&quot;http://zotero.org/users/108874/items/EI4BW5AD&quot;],&quot;itemData&quot;:{&quot;id&quot;:73,&quot;type&quot;:&quot;webpage&quot;,&quot;title&quot;:&quot;Diatoms from littoral zone of Lake Constance: diversity, phylogeny, extracellular polysaccharides and bacterial associations&quot;,&quot;genre&quot;:&quot;doctoralThesis&quot;,&quot;abstract&quot;:&quot;In this work, various aspects of diatom communities from epilithic biofilms of Lake Constance were studied. The diatom and bacterial community structure and extracellular polymeric substances (EPS) were studied at five nearby locations and at four different depths from epilithic biofilms. This study revealed a high species richness of diatoms and a dominance of β-proteobacteria, Cytophaga / Flavobacteria / Bacteroides (CFB) group and high GC containing gram-positive bacteria. Higher amount of EPS was observed in the samples from lower depth. Seasonal fluctuations of the diatom community and concentrations of soluble (SE) and bound EPS (BE) were studied from epilithic biofilms collected during June 2004-June 2005. The higher diversity and also higher EPS content was observed in biofilms from April 2005. We tried to cultivate dominant as well as rarely found diatom species from the biofilms and identified then by classical methods based on morphological characters. More than 100 isolates were cultivated belonging to 20 different genera and 44 species. The 18S rDNA region was sequenced from 55 diatom isolates and phylogenetic trees were constructed. They revealed a clear separation within raphid and araphid diatoms. Axenic diatoms were grown for 28 days under identical growth conditions (temperature, light intensity, nutrients) and their growth behavior, patterns of EPS secretion and the corresponding monosaccharide profiles were studied. As in this experiment we observed that a major portion of BE was remained un-extractable, various published methods were tried and finally an optimized protocol was used for the fractionation of all EPS secreted by diatoms from various genera. FITC labeled-lectins, DAPI and DTAF were used for localization of various EPS structures such as tubes, stalks, capsules and pads. As diatoms and bacteria are the dominant members in the biofilms, uni-algal diatom cultures were studied for the associated bacteria using 16S rDNA clone library approach. The spent medium from diatoms was inoculated with an epilithic bacterial community in a dilution series to explore the utilization of EPS, a natural substrate, for the growth of bacteria. One of the dominant bacterial strain was isolated found to represent a new taxon.&quot;,&quot;URL&quot;:&quot;http://kops.ub.uni-konstanz.de/handle/urn:nbn:de:bsz:352-opus-23773&quot;,&quot;shortTitle&quot;:&quot;Diatoms from littoral zone of Lake Constance&quot;,&quot;language&quot;:&quot;eng&quot;,&quot;author&quot;:[{&quot;family&quot;:&quot;Bahulikar&quot;,&quot;given&quot;:&quot;Rahul A.&quot;}],&quot;issued&quot;:{&quot;date-parts&quot;:[[&quot;2006&quot;]]},&quot;accessed&quot;:{&quot;date-parts&quot;:[[&quot;2014&quot;,2,16]]}}}],&quot;schema&quot;:&quot;https://github.com/citation-style-language/schema/raw/master/csl-citation.json&quot;} RNDgAnAPBf0c0"/><text:span text:style-name="T5">. </text:span><text:span text:style-name="T119">Such</text:span><text:span text:style-name="T5"> </text:span><text:span text:style-name="T6">bacteria </text:span><text:span text:style-name="T117">as well as their spent media</text:span><text:span text:style-name="T6"> </text:span><text:span text:style-name="T117">have been shown to</text:span><text:span text:style-name="T74"> </text:span><text:span text:style-name="T118">increase</text:span><text:span text:style-name="T5"> </text:span><text:span text:style-name="T67">the</text:span><text:span text:style-name="T5"> </text:span><text:span text:style-name="T120">secretion</text:span><text:span text:style-name="T5"> of extracellular polymeric substances (EPS) </text:span><text:span text:style-name="T120">like carbohydrates </text:span><text:span text:style-name="T5">by </text:span><text:span text:style-name="T149">A. minutissimum</text:span><text:span text:style-name="T5"> </text:span><text:reference-mark-start text:name="ZOTERO_ITEM CSL_CITATION {&quot;citationID&quot;:&quot;nZ6eXQVe&quot;,&quot;properties&quot;:{&quot;formattedCitation&quot;:&quot;([Bruckner et al., 2011](http://onlinelibrary.wiley.com/doi/10.1111/j.1462-2920.2010.02411.x/full))&quot;,&quot;plainCitation&quot;:&quot;([Bruckner et al., 2011](http://onlinelibrary.wiley.com/doi/10.1111/j.1462-2920.2010.02411.x/full))&quot;},&quot;citationItems&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MrbumtkQB1"/><text:span text:style-name="T5">([Bruckner et al., 2011](http://onlinelibrary.wiley.com/doi/10.1111/j.1462-2920.2010.02411.x/full))</text:span><text:reference-mark-end text:name="ZOTERO_ITEM CSL_CITATION {&quot;citationID&quot;:&quot;nZ6eXQVe&quot;,&quot;properties&quot;:{&quot;formattedCitation&quot;:&quot;([Bruckner et al., 2011](http://onlinelibrary.wiley.com/doi/10.1111/j.1462-2920.2010.02411.x/full))&quot;,&quot;plainCitation&quot;:&quot;([Bruckner et al., 2011](http://onlinelibrary.wiley.com/doi/10.1111/j.1462-2920.2010.02411.x/full))&quot;},&quot;citationItems&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MrbumtkQB1"/><text:span text:style-name="T63">. </text:span><text:span text:style-name="T7">A</text:span><text:span text:style-name="T123">dditionally,</text:span><text:span text:style-name="T7"> growth as well as secretion of proteins and dissolved </text:span><text:soft-page-break/><text:span text:style-name="T7">free amino acids was reported</text:span><text:span text:style-name="T123">ly influenced </text:span><text:span text:style-name="T129">in presence of bacteria</text:span><text:span text:style-name="T7"> </text:span><text:reference-mark-start text:name="ZOTERO_ITEM CSL_CITATION {&quot;citationID&quot;:&quot;wXSmOAld&quot;,&quot;properties&quot;:{&quot;formattedCitation&quot;:&quot;([Bruckner et al., 2008](http://aem.asm.org/content/74/24/7740.full), [2011](http://onlinelibrary.wiley.com/doi/10.1111/j.1462-2920.2010.02411.x/full))&quot;,&quot;plainCitation&quot;:&quot;([Bruckner et al., 2008](http://aem.asm.org/content/74/24/7740.full), [2011](http://onlinelibrary.wiley.com/doi/10.1111/j.1462-2920.2010.02411.x/full))&quot;},&quot;citationItems&quot;:[{&quot;id&quot;:32,&quot;uris&quot;:[&quot;http://zotero.org/users/108874/items/8C2KGNDK&quot;],&quot;uri&quot;:[&quot;http://zotero.org/users/108874/items/8C2KGNDK&quot;],&quot;itemData&quot;:{&quot;id&quot;:32,&quot;type&quot;:&quot;article-journal&quot;,&quot;title&quot;:&quot;Bacteria Associated with Benthic Diatoms from Lake Constance: Phylogeny and Influences on Diatom Growth and Secretion of Extracellular Polymeric Substances&quot;,&quot;container-title&quot;:&quot;Applied and Environmental Microbiology&quot;,&quot;page&quot;:&quot;7740-7749&quot;,&quot;volume&quot;:&quot;74&quot;,&quot;issue&quot;:&quot;24&quot;,&quot;source&quot;:&quot;PubMed Central&quot;,&quot;abstract&quot;:&quot;The composition of diatom-associated bacterial communities was studied with 14 different unialgal xenic diatom cultures isolated from freshwater epilithic biofilms of Lake Constance, Germany. A clear dominance of Alphaproteobacteria was observed, followed by Betaproteobacteria, Gammaproteobacteria, Bacteroidetes, and Verrucomicrobia. Pure cultures of the diatom Cymbella microcephala, which was found to be dominant in epilithic biofilms in Lake Constance, were cocultivated with six associated bacterial strains. All these bacterial strains were able to grow in C. microcephala cultures in the absence of organic cosubstrates. Diatom growth was generally enhanced in the presence of bacteria, and polysaccharide secretion was generally increased in the presence of Proteobacteria. The monomer composition of extracellular polysaccharides of C. microcephala changed in relation to the presence of different bacteria, but the dominant monomers were less affected. Our results indicate that these changes were caused by the diatom itself rather than by specific bacterial degradation. One Bacteroidetes strain strongly influenced carbohydrate secretion by the alga via extracellular soluble compounds. Biofilms were formed only in the presence of bacteria. Phylogenetic analysis and coculture studies indicate an adaptation of Proteobacteria and Bacteroidetes to the microenvironment created by the diatom biofilm.&quot;,&quot;URL&quot;:&quot;http://aem.asm.org/content/74/24/7740.full&quot;,&quot;DOI&quot;:&quot;10.1128/AEM.01399-08&quot;,&quot;ISSN&quot;:&quot;0099-2240&quot;,&quot;note&quot;:&quot;PMID: 18931294\nPMCID: PMC2607161&quot;,&quot;shortTitle&quot;:&quot;Bacteria Associated with Benthic Diatoms from Lake Constance&quot;,&quot;journalAbbreviation&quot;:&quot;Appl Environ Microbiol&quot;,&quot;author&quot;:[{&quot;family&quot;:&quot;Bruckner&quot;,&quot;given&quot;:&quot;Christian G.&quot;},{&quot;family&quot;:&quot;Bahulikar&quot;,&quot;given&quot;:&quot;Rahul&quot;},{&quot;family&quot;:&quot;Rahalkar&quot;,&quot;given&quot;:&quot;Monali&quot;},{&quot;family&quot;:&quot;Schink&quot;,&quot;given&quot;:&quot;Bernhard&quot;},{&quot;family&quot;:&quot;Kroth&quot;,&quot;given&quot;:&quot;Peter G.&quot;}],&quot;issued&quot;:{&quot;date-parts&quot;:[[&quot;2008&quot;,12]]},&quot;accessed&quot;:{&quot;date-parts&quot;:[[&quot;2013&quot;,2,27]]},&quot;PMID&quot;:&quot;18931294&quot;,&quot;PMCID&quot;:&quot;PMC2607161&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wJeNDUTHkc"/><text:span text:style-name="T7">([Bruckner et al., 2008](http://aem.asm.org/content/74/24/7740.full), [2011](http://onlinelibrary.wiley.com/doi/10.1111/j.1462-2920.2010.02411.x/full))</text:span><text:reference-mark-end text:name="ZOTERO_ITEM CSL_CITATION {&quot;citationID&quot;:&quot;wXSmOAld&quot;,&quot;properties&quot;:{&quot;formattedCitation&quot;:&quot;([Bruckner et al., 2008](http://aem.asm.org/content/74/24/7740.full), [2011](http://onlinelibrary.wiley.com/doi/10.1111/j.1462-2920.2010.02411.x/full))&quot;,&quot;plainCitation&quot;:&quot;([Bruckner et al., 2008](http://aem.asm.org/content/74/24/7740.full), [2011](http://onlinelibrary.wiley.com/doi/10.1111/j.1462-2920.2010.02411.x/full))&quot;},&quot;citationItems&quot;:[{&quot;id&quot;:32,&quot;uris&quot;:[&quot;http://zotero.org/users/108874/items/8C2KGNDK&quot;],&quot;uri&quot;:[&quot;http://zotero.org/users/108874/items/8C2KGNDK&quot;],&quot;itemData&quot;:{&quot;id&quot;:32,&quot;type&quot;:&quot;article-journal&quot;,&quot;title&quot;:&quot;Bacteria Associated with Benthic Diatoms from Lake Constance: Phylogeny and Influences on Diatom Growth and Secretion of Extracellular Polymeric Substances&quot;,&quot;container-title&quot;:&quot;Applied and Environmental Microbiology&quot;,&quot;page&quot;:&quot;7740-7749&quot;,&quot;volume&quot;:&quot;74&quot;,&quot;issue&quot;:&quot;24&quot;,&quot;source&quot;:&quot;PubMed Central&quot;,&quot;abstract&quot;:&quot;The composition of diatom-associated bacterial communities was studied with 14 different unialgal xenic diatom cultures isolated from freshwater epilithic biofilms of Lake Constance, Germany. A clear dominance of Alphaproteobacteria was observed, followed by Betaproteobacteria, Gammaproteobacteria, Bacteroidetes, and Verrucomicrobia. Pure cultures of the diatom Cymbella microcephala, which was found to be dominant in epilithic biofilms in Lake Constance, were cocultivated with six associated bacterial strains. All these bacterial strains were able to grow in C. microcephala cultures in the absence of organic cosubstrates. Diatom growth was generally enhanced in the presence of bacteria, and polysaccharide secretion was generally increased in the presence of Proteobacteria. The monomer composition of extracellular polysaccharides of C. microcephala changed in relation to the presence of different bacteria, but the dominant monomers were less affected. Our results indicate that these changes were caused by the diatom itself rather than by specific bacterial degradation. One Bacteroidetes strain strongly influenced carbohydrate secretion by the alga via extracellular soluble compounds. Biofilms were formed only in the presence of bacteria. Phylogenetic analysis and coculture studies indicate an adaptation of Proteobacteria and Bacteroidetes to the microenvironment created by the diatom biofilm.&quot;,&quot;URL&quot;:&quot;http://aem.asm.org/content/74/24/7740.full&quot;,&quot;DOI&quot;:&quot;10.1128/AEM.01399-08&quot;,&quot;ISSN&quot;:&quot;0099-2240&quot;,&quot;note&quot;:&quot;PMID: 18931294\nPMCID: PMC2607161&quot;,&quot;shortTitle&quot;:&quot;Bacteria Associated with Benthic Diatoms from Lake Constance&quot;,&quot;journalAbbreviation&quot;:&quot;Appl Environ Microbiol&quot;,&quot;author&quot;:[{&quot;family&quot;:&quot;Bruckner&quot;,&quot;given&quot;:&quot;Christian G.&quot;},{&quot;family&quot;:&quot;Bahulikar&quot;,&quot;given&quot;:&quot;Rahul&quot;},{&quot;family&quot;:&quot;Rahalkar&quot;,&quot;given&quot;:&quot;Monali&quot;},{&quot;family&quot;:&quot;Schink&quot;,&quot;given&quot;:&quot;Bernhard&quot;},{&quot;family&quot;:&quot;Kroth&quot;,&quot;given&quot;:&quot;Peter G.&quot;}],&quot;issued&quot;:{&quot;date-parts&quot;:[[&quot;2008&quot;,12]]},&quot;accessed&quot;:{&quot;date-parts&quot;:[[&quot;2013&quot;,2,27]]},&quot;PMID&quot;:&quot;18931294&quot;,&quot;PMCID&quot;:&quot;PMC2607161&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wJeNDUTHkc"/><text:span text:style-name="T7">. </text:span><text:span text:style-name="T124">Analogous</text:span><text:span text:style-name="T8"> to the </text:span><text:span text:style-name="T4">r</text:span><text:span text:style-name="T8">hizosphere of </text:span><text:span text:style-name="T10">terrestrial environment</text:span><text:span text:style-name="T8">s </text:span><text:span text:style-name="T41">(composed largely of fungi and bacteria associated with plant roots)</text:span><text:span text:style-name="T8">, </text:span><text:span text:style-name="T59">a </text:span><text:span text:style-name="T8">“phycosphere” </text:span><text:span text:style-name="T9">has been defined as the space surrounding algal cells </text:span><text:span text:style-name="T42">including</text:span><text:span text:style-name="T9"> </text:span><text:span text:style-name="T42">the</text:span><text:span text:style-name="T8"> multitude of inter-kingdom interactions between bacteria and algae</text:span><text:span text:style-name="T10"> </text:span><text:reference-mark-start text:name="ZOTERO_ITEM CSL_CITATION {&quot;citationID&quot;:&quot;9GOkA8MJ&quot;,&quot;properties&quot;:{&quot;formattedCitation&quot;:&quot;([Bell, Lang &amp; Mitchell, 1974](http://www.aslo.org/lo/toc/vol_19/issue_5/0833.html); [Amin, Parker &amp; Armbrust, 2012](http://mmbr.asm.org/content/76/3/667))&quot;,&quot;plainCitation&quot;:&quot;([Bell, Lang &amp; Mitchell, 1974](http://www.aslo.org/lo/toc/vol_19/issue_5/0833.html); [Amin, Parker &amp; Armbrust, 2012](http://mmbr.asm.org/content/76/3/667))&quot;},&quot;citationItems&quot;:[{&quot;id&quot;:1293,&quot;uris&quot;:[&quot;http://zotero.org/users/108874/items/EWUF6X79&quot;],&quot;uri&quot;:[&quot;http://zotero.org/users/108874/items/EWUF6X79&quot;],&quot;itemData&quot;:{&quot;id&quot;:1293,&quot;type&quot;:&quot;article-journal&quot;,&quot;title&quot;:&quot;Selective stimulation of marine bacteria by algal extracellular products&quot;,&quot;container-title&quot;:&quot;Limnology and Oceanography&quot;,&quot;page&quot;:&quot;833-839&quot;,&quot;volume&quot;:&quot;19&quot;,&quot;issue&quot;:&quot;5&quot;,&quot;source&quot;:&quot;CrossRef&quot;,&quot;URL&quot;:&quot;http://www.aslo.org/lo/toc/vol_19/issue_5/0833.html&quot;,&quot;DOI&quot;:&quot;10.4319/lo.1974.19.5.0833&quot;,&quot;ISSN&quot;:&quot;00243590&quot;,&quot;author&quot;:[{&quot;family&quot;:&quot;Bell&quot;,&quot;given&quot;:&quot;Wayne H.&quot;},{&quot;family&quot;:&quot;Lang&quot;,&quot;given&quot;:&quot;Jeanne M.&quot;},{&quot;family&quot;:&quot;Mitchell&quot;,&quot;given&quot;:&quot;Ralph&quot;}],&quot;issued&quot;:{&quot;date-parts&quot;:[[&quot;1974&quot;]]},&quot;accessed&quot;:{&quot;date-parts&quot;:[[&quot;2014&quot;,10,1]]}}},{&quot;id&quot;:83,&quot;uris&quot;:[&quot;http://zotero.org/users/108874/items/GGMUIGMX&quot;],&quot;uri&quot;:[&quot;http://zotero.org/users/108874/items/GGMUIGMX&quot;],&quot;itemData&quot;:{&quot;id&quot;:83,&quot;type&quot;:&quot;article-journal&quot;,&quot;title&quot;:&quot;Interactions between Diatoms and Bacteria&quot;,&quot;container-title&quot;:&quot;Microbiology and Molecular Biology Reviews&quot;,&quot;page&quot;:&quot;667-684&quot;,&quot;volume&quot;:&quot;76&quot;,&quot;issue&quot;:&quot;3&quot;,&quot;source&quot;:&quot;mmbr.asm.org&quot;,&quot;abstract&quot;:&quot;Summary: Diatoms and bacteria have cooccurred in common habitats for hundreds of millions of years, thus fostering specific associations and interactions with global biogeochemical consequences. Diatoms are responsible for one-fifth of the photosynthesis on Earth, while bacteria remineralize a large portion of this fixed carbon in the oceans. Through their coexistence, diatoms and bacteria cycle nutrients between oxidized and reduced states, impacting bioavailability and ultimately feeding higher trophic levels. Here we present an overview of how diatoms and bacteria interact and the implications of these interactions. We emphasize that heterotrophic bacteria in the oceans that are consistently associated with diatoms are confined to two phyla. These consistent bacterial associations result from encounter mechanisms that occur within a microscale environment surrounding a diatom cell. We review signaling mechanisms that occur in this microenvironment to pave the way for specific interactions. Finally, we discuss known interactions between diatoms and bacteria and exciting new directions and research opportunities in this field. Throughout the review, we emphasize new technological advances that will help in the discovery of new interactions. Deciphering the languages of diatoms and bacteria and how they interact will inform our understanding of the role these organisms have in shaping the ocean and how these interactions may change in future oceans.&quot;,&quot;URL&quot;:&quot;http://mmbr.asm.org/content/76/3/667&quot;,&quot;DOI&quot;:&quot;10.1128/MMBR.00007-12&quot;,&quot;ISSN&quot;:&quot;1092-2172, 1098-5557&quot;,&quot;journalAbbreviation&quot;:&quot;Microbiol. Mol. Biol. Rev.&quot;,&quot;language&quot;:&quot;en&quot;,&quot;author&quot;:[{&quot;family&quot;:&quot;Amin&quot;,&quot;given&quot;:&quot;Shady A.&quot;},{&quot;family&quot;:&quot;Parker&quot;,&quot;given&quot;:&quot;Micaela S.&quot;},{&quot;family&quot;:&quot;Armbrust&quot;,&quot;given&quot;:&quot;E. Virginia&quot;}],&quot;issued&quot;:{&quot;date-parts&quot;:[[&quot;2012&quot;,9,1]]},&quot;accessed&quot;:{&quot;date-parts&quot;:[[&quot;2012&quot;,10,23]]}}}],&quot;schema&quot;:&quot;https://github.com/citation-style-language/schema/raw/master/csl-citation.json&quot;} RNDVfxzysUj7c"/><text:span text:style-name="T10">([Bell, Lang &amp; Mitchell, 1974](http://www.aslo.org/lo/toc/vol_19/issue_5/0833.html); [Amin, Parker &amp; Armbrust, 2012](http://mmbr.asm.org/content/76/3/667))</text:span><text:reference-mark-end text:name="ZOTERO_ITEM CSL_CITATION {&quot;citationID&quot;:&quot;9GOkA8MJ&quot;,&quot;properties&quot;:{&quot;formattedCitation&quot;:&quot;([Bell, Lang &amp; Mitchell, 1974](http://www.aslo.org/lo/toc/vol_19/issue_5/0833.html); [Amin, Parker &amp; Armbrust, 2012](http://mmbr.asm.org/content/76/3/667))&quot;,&quot;plainCitation&quot;:&quot;([Bell, Lang &amp; Mitchell, 1974](http://www.aslo.org/lo/toc/vol_19/issue_5/0833.html); [Amin, Parker &amp; Armbrust, 2012](http://mmbr.asm.org/content/76/3/667))&quot;},&quot;citationItems&quot;:[{&quot;id&quot;:1293,&quot;uris&quot;:[&quot;http://zotero.org/users/108874/items/EWUF6X79&quot;],&quot;uri&quot;:[&quot;http://zotero.org/users/108874/items/EWUF6X79&quot;],&quot;itemData&quot;:{&quot;id&quot;:1293,&quot;type&quot;:&quot;article-journal&quot;,&quot;title&quot;:&quot;Selective stimulation of marine bacteria by algal extracellular products&quot;,&quot;container-title&quot;:&quot;Limnology and Oceanography&quot;,&quot;page&quot;:&quot;833-839&quot;,&quot;volume&quot;:&quot;19&quot;,&quot;issue&quot;:&quot;5&quot;,&quot;source&quot;:&quot;CrossRef&quot;,&quot;URL&quot;:&quot;http://www.aslo.org/lo/toc/vol_19/issue_5/0833.html&quot;,&quot;DOI&quot;:&quot;10.4319/lo.1974.19.5.0833&quot;,&quot;ISSN&quot;:&quot;00243590&quot;,&quot;author&quot;:[{&quot;family&quot;:&quot;Bell&quot;,&quot;given&quot;:&quot;Wayne H.&quot;},{&quot;family&quot;:&quot;Lang&quot;,&quot;given&quot;:&quot;Jeanne M.&quot;},{&quot;family&quot;:&quot;Mitchell&quot;,&quot;given&quot;:&quot;Ralph&quot;}],&quot;issued&quot;:{&quot;date-parts&quot;:[[&quot;1974&quot;]]},&quot;accessed&quot;:{&quot;date-parts&quot;:[[&quot;2014&quot;,10,1]]}}},{&quot;id&quot;:83,&quot;uris&quot;:[&quot;http://zotero.org/users/108874/items/GGMUIGMX&quot;],&quot;uri&quot;:[&quot;http://zotero.org/users/108874/items/GGMUIGMX&quot;],&quot;itemData&quot;:{&quot;id&quot;:83,&quot;type&quot;:&quot;article-journal&quot;,&quot;title&quot;:&quot;Interactions between Diatoms and Bacteria&quot;,&quot;container-title&quot;:&quot;Microbiology and Molecular Biology Reviews&quot;,&quot;page&quot;:&quot;667-684&quot;,&quot;volume&quot;:&quot;76&quot;,&quot;issue&quot;:&quot;3&quot;,&quot;source&quot;:&quot;mmbr.asm.org&quot;,&quot;abstract&quot;:&quot;Summary: Diatoms and bacteria have cooccurred in common habitats for hundreds of millions of years, thus fostering specific associations and interactions with global biogeochemical consequences. Diatoms are responsible for one-fifth of the photosynthesis on Earth, while bacteria remineralize a large portion of this fixed carbon in the oceans. Through their coexistence, diatoms and bacteria cycle nutrients between oxidized and reduced states, impacting bioavailability and ultimately feeding higher trophic levels. Here we present an overview of how diatoms and bacteria interact and the implications of these interactions. We emphasize that heterotrophic bacteria in the oceans that are consistently associated with diatoms are confined to two phyla. These consistent bacterial associations result from encounter mechanisms that occur within a microscale environment surrounding a diatom cell. We review signaling mechanisms that occur in this microenvironment to pave the way for specific interactions. Finally, we discuss known interactions between diatoms and bacteria and exciting new directions and research opportunities in this field. Throughout the review, we emphasize new technological advances that will help in the discovery of new interactions. Deciphering the languages of diatoms and bacteria and how they interact will inform our understanding of the role these organisms have in shaping the ocean and how these interactions may change in future oceans.&quot;,&quot;URL&quot;:&quot;http://mmbr.asm.org/content/76/3/667&quot;,&quot;DOI&quot;:&quot;10.1128/MMBR.00007-12&quot;,&quot;ISSN&quot;:&quot;1092-2172, 1098-5557&quot;,&quot;journalAbbreviation&quot;:&quot;Microbiol. Mol. Biol. Rev.&quot;,&quot;language&quot;:&quot;en&quot;,&quot;author&quot;:[{&quot;family&quot;:&quot;Amin&quot;,&quot;given&quot;:&quot;Shady A.&quot;},{&quot;family&quot;:&quot;Parker&quot;,&quot;given&quot;:&quot;Micaela S.&quot;},{&quot;family&quot;:&quot;Armbrust&quot;,&quot;given&quot;:&quot;E. Virginia&quot;}],&quot;issued&quot;:{&quot;date-parts&quot;:[[&quot;2012&quot;,9,1]]},&quot;accessed&quot;:{&quot;date-parts&quot;:[[&quot;2012&quot;,10,23]]}}}],&quot;schema&quot;:&quot;https://github.com/citation-style-language/schema/raw/master/csl-citation.json&quot;} RNDVfxzysUj7c"/><text:span text:style-name="T10">.</text:span></text:p>
      <text:p text:style-name="Text_20_body"><text:span text:style-name="T43">EPS secretion is of</text:span><text:span text:style-name="T4"> </text:span><text:span text:style-name="T11">ecological </text:span><text:span text:style-name="T44">relevance,</text:span><text:span text:style-name="T9"> </text:span><text:span text:style-name="T27">contribut</text:span><text:span text:style-name="T45">ing for instance</text:span><text:span text:style-name="T75"> </text:span><text:span text:style-name="T27">to the</text:span><text:span text:style-name="T73"> </text:span><text:span text:style-name="T71">stabilis</text:span><text:span text:style-name="T73">ation of</text:span><text:span text:style-name="T71"> </text:span><text:span text:style-name="T170">sediments </text:span><text:reference-mark-start text:name="ZOTERO_ITEM CSL_CITATION {&quot;citationID&quot;:&quot;qvGITlqZ&quot;,&quot;properties&quot;:{&quot;formattedCitation&quot;:&quot;([Cyr &amp; Morton, 2006](http://www.nrcresearchpress.com/doi/abs/10.1139/f06-079); [Lubarsky et al., 2010](http://dx.doi.org/10.1371/journal.pone.0013794))&quot;,&quot;plainCitation&quot;:&quot;([Cyr &amp; Morton, 2006](http://www.nrcresearchpress.com/doi/abs/10.1139/f06-079); [Lubarsky et al., 2010](http://dx.doi.org/10.1371/journal.pone.0013794))&quot;},&quot;citationItems&quot;:[{&quot;id&quot;:1242,&quot;uris&quot;:[&quot;http://zotero.org/users/108874/items/IZGDQFDQ&quot;],&quot;uri&quot;:[&quot;http://zotero.org/users/108874/items/IZGDQFDQ&quot;],&quot;itemData&quot;:{&quot;id&quot;:1242,&quot;type&quot;:&quot;article-journal&quot;,&quot;title&quot;:&quot;Distribution of biofilm exopolymeric substances in littoral sediments of Canadian Shield lakes: the effects of light and substrate&quot;,&quot;container-title&quot;:&quot;Canadian Journal of Fisheries and Aquatic Sciences&quot;,&quot;page&quot;:&quot;1763-1776&quot;,&quot;volume&quot;:&quot;63&quot;,&quot;issue&quot;:&quot;8&quot;,&quot;source&quot;:&quot;NRC Research Press&quot;,&quot;abstract&quot;:&quot;Benthic algal and microbial communities release organic compounds that perform many important functions in food webs and nutrient dynamics. In this study we compared the content and composition of extracellular substances from different types of sediments in the shallow littoral areas of clear and dark Canadian Shield lakes. We report high content of extracellular substances in these littoral sediments, in terms of both carbohydrates and proteins. Total carbohydrate contents increased with increasing sediment chlorophyll content in a relationship very similar to that reported for marine intertidal mudflats. Light availability and sediment type affected the content and composition of exopolymeric substances (EPS) in complex ways. More loosely bound (colloidal) EPS were measured in sandy sediments of dark lakes. Colloidal EPS content did not vary with changes in sediment particle size in clear lakes but may have been positively related to sediment particle size in dark lakes. Tightly bound (capsular) EPS in..., Les communautés benthiques d'algues et de microorganismes rejettent des composés organiques qui jouent des rôles importants dans les réseaux alimentaires et la dynamique des nutriments. Nous comparons dans cette étude la quantité et la composition des substances extracellulaires dans différents types de sédiments dans la zone littorale peu profonde de lacs clairs et foncés du Bouclier canadien. Il y a un fort contenu de substances extracellulaires dans ces sédiments littoraux, tant des hydrates de carbone que des protéines. Le contenu total en hydrates de carbone augmente en fonction de la teneur en chlorophylle des sédiments, selon une relation semblable à celle signalée dans les platières boueuses intertidales. La disponibilité de la lumière et le type de sédiments affectent de manière complexe la quantité et la composition des substances exopolymères (« EPS »). On peut mesurer des EPS à liens plus lâches (colloïdales) dans les sédiments sablonneux des lacs foncés. Le contenu en EPS colloïdales ne varie...&quot;,&quot;URL&quot;:&quot;http://www.nrcresearchpress.com/doi/abs/10.1139/f06-079&quot;,&quot;DOI&quot;:&quot;10.1139/f06-079&quot;,&quot;ISSN&quot;:&quot;0706-652X&quot;,&quot;shortTitle&quot;:&quot;Distribution of biofilm exopolymeric substances in littoral sediments of Canadian Shield lakes&quot;,&quot;journalAbbreviation&quot;:&quot;Can. J. Fish. Aquat. Sci.&quot;,&quot;author&quot;:[{&quot;family&quot;:&quot;Cyr&quot;,&quot;given&quot;:&quot;Hélène&quot;},{&quot;family&quot;:&quot;Morton&quot;,&quot;given&quot;:&quot;Kathryn E&quot;}],&quot;issued&quot;:{&quot;date-parts&quot;:[[&quot;2006&quot;,8,1]]},&quot;accessed&quot;:{&quot;date-parts&quot;:[[&quot;2014&quot;,9,11]]}}},{&quot;id&quot;:51,&quot;uris&quot;:[&quot;http://zotero.org/users/108874/items/BGX6W4PP&quot;],&quot;uri&quot;:[&quot;http://zotero.org/users/108874/items/BGX6W4PP&quot;],&quot;itemData&quot;:{&quot;id&quot;:51,&quot;type&quot;:&quot;article-journal&quot;,&quot;title&quot;:&quot;The Stabilisation Potential of Individual and Mixed Assemblages of Natural Bacteria and Microalgae&quot;,&quot;container-title&quot;:&quot;PLoS ONE&quot;,&quot;page&quot;:&quot;e13794&quot;,&quot;volume&quot;:&quot;5&quot;,&quot;issue&quot;:&quot;11&quot;,&quot;source&quot;:&quot;PLoS Journals&quot;,&quot;abstract&quot;:&quot;It is recognized that microorganisms inhabiting natural sediments significantly mediate the erosive response of the bed (“ecosystem engineers”) through the secretion of naturally adhesive organic material (EPS: extracellular polymeric substances). However, little is known about the individual engineering capability of the main biofilm components (heterotrophic bacteria and autotrophic microalgae) in terms of their individual contribution to the EPS pool and their relative functional contribution to substratum stabilisation. This paper investigates the engineering effects on a non-cohesive test bed as the surface was colonised by natural benthic assemblages (prokaryotic, eukaryotic and mixed cultures) of bacteria and microalgae. MagPI (Magnetic Particle Induction) and CSM (Cohesive Strength Meter) respectively determined the adhesive capacity and the cohesive strength of the culture surface. Stabilisation was significantly higher for the bacterial assemblages (up to a factor of 2) than for axenic microalgal assemblages. The EPS concentration and the EPS composition (carbohydrates and proteins) were both important in determining stabilisation. The peak of engineering effect was significantly greater in the mixed assemblage as compared to the bacterial (x 1.2) and axenic diatom (x 1.7) cultures. The possibility of synergistic effects between the bacterial and algal cultures in terms of stability was examined and rejected although the concentration of EPS did show a synergistic elevation in mixed culture. The rapid development and overall stabilisation potential of the various assemblages was impressive (x 7.5 and ×9.5, for MagPI and CSM, respectively, as compared to controls). We confirmed the important role of heterotrophic bacteria in “biostabilisation” and highlighted the interactions between autotrophic and heterotrophic biofilm consortia. This information contributes to the conceptual understanding of the microbial sediment engineering that represents an important ecosystem function and service in aquatic habitats.&quot;,&quot;URL&quot;:&quot;http://dx.doi.org/10.1371/journal.pone.0013794&quot;,&quot;DOI&quot;:&quot;10.1371/journal.pone.0013794&quot;,&quot;journalAbbreviation&quot;:&quot;PLoS ONE&quot;,&quot;author&quot;:[{&quot;family&quot;:&quot;Lubarsky&quot;,&quot;given&quot;:&quot;Helen V.&quot;},{&quot;family&quot;:&quot;Hubas&quot;,&quot;given&quot;:&quot;Cédric&quot;},{&quot;family&quot;:&quot;Chocholek&quot;,&quot;given&quot;:&quot;Melanie&quot;},{&quot;family&quot;:&quot;Larson&quot;,&quot;given&quot;:&quot;Fredrik&quot;},{&quot;family&quot;:&quot;Manz&quot;,&quot;given&quot;:&quot;Werner&quot;},{&quot;family&quot;:&quot;Paterson&quot;,&quot;given&quot;:&quot;David M.&quot;},{&quot;family&quot;:&quot;Gerbersdorf&quot;,&quot;given&quot;:&quot;Sabine U.&quot;}],&quot;issued&quot;:{&quot;date-parts&quot;:[[&quot;2010&quot;,11,2]]},&quot;accessed&quot;:{&quot;date-parts&quot;:[[&quot;2013&quot;,8,28]]}}}],&quot;schema&quot;:&quot;https://github.com/citation-style-language/schema/raw/master/csl-citation.json&quot;} RNDRJRgsPMZFQ"/><text:span text:style-name="T170">([Cyr &amp; Morton, 2006](http://www.nrcresearchpress.com/doi/abs/10.1139/f06-079); [Lubarsky et al., 2010](http://dx.doi.org/10.1371/journal.pone.0013794))</text:span><text:reference-mark-end text:name="ZOTERO_ITEM CSL_CITATION {&quot;citationID&quot;:&quot;qvGITlqZ&quot;,&quot;properties&quot;:{&quot;formattedCitation&quot;:&quot;([Cyr &amp; Morton, 2006](http://www.nrcresearchpress.com/doi/abs/10.1139/f06-079); [Lubarsky et al., 2010](http://dx.doi.org/10.1371/journal.pone.0013794))&quot;,&quot;plainCitation&quot;:&quot;([Cyr &amp; Morton, 2006](http://www.nrcresearchpress.com/doi/abs/10.1139/f06-079); [Lubarsky et al., 2010](http://dx.doi.org/10.1371/journal.pone.0013794))&quot;},&quot;citationItems&quot;:[{&quot;id&quot;:1242,&quot;uris&quot;:[&quot;http://zotero.org/users/108874/items/IZGDQFDQ&quot;],&quot;uri&quot;:[&quot;http://zotero.org/users/108874/items/IZGDQFDQ&quot;],&quot;itemData&quot;:{&quot;id&quot;:1242,&quot;type&quot;:&quot;article-journal&quot;,&quot;title&quot;:&quot;Distribution of biofilm exopolymeric substances in littoral sediments of Canadian Shield lakes: the effects of light and substrate&quot;,&quot;container-title&quot;:&quot;Canadian Journal of Fisheries and Aquatic Sciences&quot;,&quot;page&quot;:&quot;1763-1776&quot;,&quot;volume&quot;:&quot;63&quot;,&quot;issue&quot;:&quot;8&quot;,&quot;source&quot;:&quot;NRC Research Press&quot;,&quot;abstract&quot;:&quot;Benthic algal and microbial communities release organic compounds that perform many important functions in food webs and nutrient dynamics. In this study we compared the content and composition of extracellular substances from different types of sediments in the shallow littoral areas of clear and dark Canadian Shield lakes. We report high content of extracellular substances in these littoral sediments, in terms of both carbohydrates and proteins. Total carbohydrate contents increased with increasing sediment chlorophyll content in a relationship very similar to that reported for marine intertidal mudflats. Light availability and sediment type affected the content and composition of exopolymeric substances (EPS) in complex ways. More loosely bound (colloidal) EPS were measured in sandy sediments of dark lakes. Colloidal EPS content did not vary with changes in sediment particle size in clear lakes but may have been positively related to sediment particle size in dark lakes. Tightly bound (capsular) EPS in..., Les communautés benthiques d'algues et de microorganismes rejettent des composés organiques qui jouent des rôles importants dans les réseaux alimentaires et la dynamique des nutriments. Nous comparons dans cette étude la quantité et la composition des substances extracellulaires dans différents types de sédiments dans la zone littorale peu profonde de lacs clairs et foncés du Bouclier canadien. Il y a un fort contenu de substances extracellulaires dans ces sédiments littoraux, tant des hydrates de carbone que des protéines. Le contenu total en hydrates de carbone augmente en fonction de la teneur en chlorophylle des sédiments, selon une relation semblable à celle signalée dans les platières boueuses intertidales. La disponibilité de la lumière et le type de sédiments affectent de manière complexe la quantité et la composition des substances exopolymères (« EPS »). On peut mesurer des EPS à liens plus lâches (colloïdales) dans les sédiments sablonneux des lacs foncés. Le contenu en EPS colloïdales ne varie...&quot;,&quot;URL&quot;:&quot;http://www.nrcresearchpress.com/doi/abs/10.1139/f06-079&quot;,&quot;DOI&quot;:&quot;10.1139/f06-079&quot;,&quot;ISSN&quot;:&quot;0706-652X&quot;,&quot;shortTitle&quot;:&quot;Distribution of biofilm exopolymeric substances in littoral sediments of Canadian Shield lakes&quot;,&quot;journalAbbreviation&quot;:&quot;Can. J. Fish. Aquat. Sci.&quot;,&quot;author&quot;:[{&quot;family&quot;:&quot;Cyr&quot;,&quot;given&quot;:&quot;Hélène&quot;},{&quot;family&quot;:&quot;Morton&quot;,&quot;given&quot;:&quot;Kathryn E&quot;}],&quot;issued&quot;:{&quot;date-parts&quot;:[[&quot;2006&quot;,8,1]]},&quot;accessed&quot;:{&quot;date-parts&quot;:[[&quot;2014&quot;,9,11]]}}},{&quot;id&quot;:51,&quot;uris&quot;:[&quot;http://zotero.org/users/108874/items/BGX6W4PP&quot;],&quot;uri&quot;:[&quot;http://zotero.org/users/108874/items/BGX6W4PP&quot;],&quot;itemData&quot;:{&quot;id&quot;:51,&quot;type&quot;:&quot;article-journal&quot;,&quot;title&quot;:&quot;The Stabilisation Potential of Individual and Mixed Assemblages of Natural Bacteria and Microalgae&quot;,&quot;container-title&quot;:&quot;PLoS ONE&quot;,&quot;page&quot;:&quot;e13794&quot;,&quot;volume&quot;:&quot;5&quot;,&quot;issue&quot;:&quot;11&quot;,&quot;source&quot;:&quot;PLoS Journals&quot;,&quot;abstract&quot;:&quot;It is recognized that microorganisms inhabiting natural sediments significantly mediate the erosive response of the bed (“ecosystem engineers”) through the secretion of naturally adhesive organic material (EPS: extracellular polymeric substances). However, little is known about the individual engineering capability of the main biofilm components (heterotrophic bacteria and autotrophic microalgae) in terms of their individual contribution to the EPS pool and their relative functional contribution to substratum stabilisation. This paper investigates the engineering effects on a non-cohesive test bed as the surface was colonised by natural benthic assemblages (prokaryotic, eukaryotic and mixed cultures) of bacteria and microalgae. MagPI (Magnetic Particle Induction) and CSM (Cohesive Strength Meter) respectively determined the adhesive capacity and the cohesive strength of the culture surface. Stabilisation was significantly higher for the bacterial assemblages (up to a factor of 2) than for axenic microalgal assemblages. The EPS concentration and the EPS composition (carbohydrates and proteins) were both important in determining stabilisation. The peak of engineering effect was significantly greater in the mixed assemblage as compared to the bacterial (x 1.2) and axenic diatom (x 1.7) cultures. The possibility of synergistic effects between the bacterial and algal cultures in terms of stability was examined and rejected although the concentration of EPS did show a synergistic elevation in mixed culture. The rapid development and overall stabilisation potential of the various assemblages was impressive (x 7.5 and ×9.5, for MagPI and CSM, respectively, as compared to controls). We confirmed the important role of heterotrophic bacteria in “biostabilisation” and highlighted the interactions between autotrophic and heterotrophic biofilm consortia. This information contributes to the conceptual understanding of the microbial sediment engineering that represents an important ecosystem function and service in aquatic habitats.&quot;,&quot;URL&quot;:&quot;http://dx.doi.org/10.1371/journal.pone.0013794&quot;,&quot;DOI&quot;:&quot;10.1371/journal.pone.0013794&quot;,&quot;journalAbbreviation&quot;:&quot;PLoS ONE&quot;,&quot;author&quot;:[{&quot;family&quot;:&quot;Lubarsky&quot;,&quot;given&quot;:&quot;Helen V.&quot;},{&quot;family&quot;:&quot;Hubas&quot;,&quot;given&quot;:&quot;Cédric&quot;},{&quot;family&quot;:&quot;Chocholek&quot;,&quot;given&quot;:&quot;Melanie&quot;},{&quot;family&quot;:&quot;Larson&quot;,&quot;given&quot;:&quot;Fredrik&quot;},{&quot;family&quot;:&quot;Manz&quot;,&quot;given&quot;:&quot;Werner&quot;},{&quot;family&quot;:&quot;Paterson&quot;,&quot;given&quot;:&quot;David M.&quot;},{&quot;family&quot;:&quot;Gerbersdorf&quot;,&quot;given&quot;:&quot;Sabine U.&quot;}],&quot;issued&quot;:{&quot;date-parts&quot;:[[&quot;2010&quot;,11,2]]},&quot;accessed&quot;:{&quot;date-parts&quot;:[[&quot;2013&quot;,8,28]]}}}],&quot;schema&quot;:&quot;https://github.com/citation-style-language/schema/raw/master/csl-citation.json&quot;} RNDRJRgsPMZFQ"/><text:span text:style-name="T170">. Studying biofilm formation can therefore assist in the understanding of shore and coastline erosion as a result of climate-related changes (see section </text:span><text:bookmark text:name="section_lbl3.2.11"/><text:span text:style-name="T170">3.2.1 of </text:span><text:reference-mark-start text:name="ZOTERO_ITEM CSL_CITATION {&quot;citationID&quot;:&quot;262ptn9dcl&quot;,&quot;properties&quot;:{&quot;formattedCitation&quot;:&quot;([Widdows &amp; Brinsley, 2002](http://www.sciencedirect.com/science/article/pii/S138511010200148X))&quot;,&quot;plainCitation&quot;:&quot;([Widdows &amp; Brinsley, 2002](http://www.sciencedirect.com/science/article/pii/S138511010200148X))&quot;},&quot;citationItems&quot;:[{&quot;id&quot;:1288,&quot;uris&quot;:[&quot;http://zotero.org/users/108874/items/V63SKZE8&quot;],&quot;uri&quot;:[&quot;http://zotero.org/users/108874/items/V63SKZE8&quot;],&quot;itemData&quot;:{&quot;id&quot;:1288,&quot;type&quot;:&quot;article-journal&quot;,&quot;title&quot;:&quot;Impact of biotic and abiotic processes on sediment dynamics and the consequences to the structure and functioning of the intertidal zone&quot;,&quot;container-title&quot;:&quot;Journal of Sea Research&quot;,&quot;collection-title&quot;:&quot;Structuring Factors of Shallow Marine Coastal Communities, Part I&quot;,&quot;page&quot;:&quot;143-156&quot;,&quot;volume&quot;:&quot;48&quot;,&quot;issue&quot;:&quot;2&quot;,&quot;source&quot;:&quot;ScienceDirect&quot;,&quot;abstract&quot;:&quot;This paper reviews field and laboratory studies using flumes to quantify the erodability of undisturbed intertidal sediments as a function of changes in (1) the natural benthic community structure and sediment properties, and (2) the abundance of key intertidal species. Sediment erodability, which varies spatially and temporally, is dependent on the interactions between physical processes, sediment properties and biological processes, particularly the balance between two functional groups of biota, the stabilisers and the destabilisers. Bio-stabilisers can influence the hydrodynamics and provide some physical protection to the bed (e.g. mussel beds, macroalgae, salt marsh macrophytes), or can enhance cohesiveness and alter the critical erosion threshold (e.g. microphytobenthos). In contrast, bio-destabilisers (e.g. bioturbators such as Macoma balthica, Hydrobia ulvae) increase surface roughness, reduce the critical erosion threshold and enhance the erosion rate. Field studies in the Humber (England) and Westerschelde (Netherlands) have shown that interannual changes in sediment erodability were a result of a shift from a stabilised sediment dominated by microphytobenthos to a destabilised sediment dominated by M. balthica. Interannual changes in key biota, their influence on sediment erosion, and the consequences for intertidal ecology and morphology, appear to be driven in part by climatic factors (primarily a shift from mild to cold winters). Quantification and understanding of these benthic processes has been used to parameterise mathematical models of intertidal sediment dynamics, and this has provided insight into the relative importance of biological and physical factors in determining sediment erosion/accretion in the intertidal zone.&quot;,&quot;URL&quot;:&quot;http://www.sciencedirect.com/science/article/pii/S138511010200148X&quot;,&quot;DOI&quot;:&quot;10.1016/S1385-1101(02)00148-X&quot;,&quot;ISSN&quot;:&quot;1385-1101&quot;,&quot;journalAbbreviation&quot;:&quot;Journal of Sea Research&quot;,&quot;author&quot;:[{&quot;family&quot;:&quot;Widdows&quot;,&quot;given&quot;:&quot;John&quot;},{&quot;family&quot;:&quot;Brinsley&quot;,&quot;given&quot;:&quot;Mary&quot;}],&quot;issued&quot;:{&quot;date-parts&quot;:[[&quot;2002&quot;,10]]},&quot;accessed&quot;:{&quot;date-parts&quot;:[[&quot;2014&quot;,9,30]]}}}],&quot;schema&quot;:&quot;https://github.com/citation-style-language/schema/raw/master/csl-citation.json&quot;} RNDT77jHTDlQo"/><text:span text:style-name="T170">([Widdows &amp; Brinsley, 2002](http://www.sciencedirect.com/science/article/pii/S138511010200148X))</text:span><text:reference-mark-end text:name="ZOTERO_ITEM CSL_CITATION {&quot;citationID&quot;:&quot;262ptn9dcl&quot;,&quot;properties&quot;:{&quot;formattedCitation&quot;:&quot;([Widdows &amp; Brinsley, 2002](http://www.sciencedirect.com/science/article/pii/S138511010200148X))&quot;,&quot;plainCitation&quot;:&quot;([Widdows &amp; Brinsley, 2002](http://www.sciencedirect.com/science/article/pii/S138511010200148X))&quot;},&quot;citationItems&quot;:[{&quot;id&quot;:1288,&quot;uris&quot;:[&quot;http://zotero.org/users/108874/items/V63SKZE8&quot;],&quot;uri&quot;:[&quot;http://zotero.org/users/108874/items/V63SKZE8&quot;],&quot;itemData&quot;:{&quot;id&quot;:1288,&quot;type&quot;:&quot;article-journal&quot;,&quot;title&quot;:&quot;Impact of biotic and abiotic processes on sediment dynamics and the consequences to the structure and functioning of the intertidal zone&quot;,&quot;container-title&quot;:&quot;Journal of Sea Research&quot;,&quot;collection-title&quot;:&quot;Structuring Factors of Shallow Marine Coastal Communities, Part I&quot;,&quot;page&quot;:&quot;143-156&quot;,&quot;volume&quot;:&quot;48&quot;,&quot;issue&quot;:&quot;2&quot;,&quot;source&quot;:&quot;ScienceDirect&quot;,&quot;abstract&quot;:&quot;This paper reviews field and laboratory studies using flumes to quantify the erodability of undisturbed intertidal sediments as a function of changes in (1) the natural benthic community structure and sediment properties, and (2) the abundance of key intertidal species. Sediment erodability, which varies spatially and temporally, is dependent on the interactions between physical processes, sediment properties and biological processes, particularly the balance between two functional groups of biota, the stabilisers and the destabilisers. Bio-stabilisers can influence the hydrodynamics and provide some physical protection to the bed (e.g. mussel beds, macroalgae, salt marsh macrophytes), or can enhance cohesiveness and alter the critical erosion threshold (e.g. microphytobenthos). In contrast, bio-destabilisers (e.g. bioturbators such as Macoma balthica, Hydrobia ulvae) increase surface roughness, reduce the critical erosion threshold and enhance the erosion rate. Field studies in the Humber (England) and Westerschelde (Netherlands) have shown that interannual changes in sediment erodability were a result of a shift from a stabilised sediment dominated by microphytobenthos to a destabilised sediment dominated by M. balthica. Interannual changes in key biota, their influence on sediment erosion, and the consequences for intertidal ecology and morphology, appear to be driven in part by climatic factors (primarily a shift from mild to cold winters). Quantification and understanding of these benthic processes has been used to parameterise mathematical models of intertidal sediment dynamics, and this has provided insight into the relative importance of biological and physical factors in determining sediment erosion/accretion in the intertidal zone.&quot;,&quot;URL&quot;:&quot;http://www.sciencedirect.com/science/article/pii/S138511010200148X&quot;,&quot;DOI&quot;:&quot;10.1016/S1385-1101(02)00148-X&quot;,&quot;ISSN&quot;:&quot;1385-1101&quot;,&quot;journalAbbreviation&quot;:&quot;Journal of Sea Research&quot;,&quot;author&quot;:[{&quot;family&quot;:&quot;Widdows&quot;,&quot;given&quot;:&quot;John&quot;},{&quot;family&quot;:&quot;Brinsley&quot;,&quot;given&quot;:&quot;Mary&quot;}],&quot;issued&quot;:{&quot;date-parts&quot;:[[&quot;2002&quot;,10]]},&quot;accessed&quot;:{&quot;date-parts&quot;:[[&quot;2014&quot;,9,30]]}}}],&quot;schema&quot;:&quot;https://github.com/citation-style-language/schema/raw/master/csl-citation.json&quot;} RNDT77jHTDlQo"/><text:span text:style-name="T170"> plus references therein). At the same time diatom settlement is one of the major causes of biofouling of man-made machinery </text:span><text:span text:style-name="T206">in aquatic </text:span><text:span text:style-name="T207">applications</text:span><text:span text:style-name="T170"> </text:span><text:reference-mark-start text:name="ZOTERO_ITEM CSL_CITATION {&quot;citationID&quot;:&quot;1t8ndqk5gt&quot;,&quot;properties&quot;:{&quot;formattedCitation&quot;:&quot;([Molino &amp; Wetherbee, 2008](http://www.tandfonline.com/doi/abs/10.1080/08927010802254583))&quot;,&quot;plainCitation&quot;:&quot;([Molino &amp; Wetherbee, 2008](http://www.tandfonline.com/doi/abs/10.1080/08927010802254583))&quot;},&quot;citationItems&quot;:[{&quot;id&quot;:161,&quot;uris&quot;:[&quot;http://zotero.org/users/108874/items/V344MKXN&quot;],&quot;uri&quot;:[&quot;http://zotero.org/users/108874/items/V344MKXN&quot;],&quot;itemData&quot;:{&quot;id&quot;:161,&quot;type&quot;:&quot;article-journal&quot;,&quot;title&quot;:&quot;The biology of biofouling diatoms and their role in the development of microbial slimes&quot;,&quot;container-title&quot;:&quot;Biofouling&quot;,&quot;page&quot;:&quot;365-379&quot;,&quot;volume&quot;:&quot;24&quot;,&quot;issue&quot;:&quot;5&quot;,&quot;source&quot;:&quot;Taylor and Francis+NEJM&quot;,&quot;abstract&quot;:&quot;Diatoms are a major component of microbial slimes that develop on man-made surfaces placed in the marine environment. Toxic antifouling paints, as well as environmentally friendly, fouling-release coatings, tend to be effective against most fouling organisms, yet fail badly to diatom slimes. Biofouling diatoms have been found to tenaciously adhere to and colonise even the most resistant of artificial surfaces. This review covers the basic biology of fouling marine diatoms, their mechanisms of adhesion and the nature of their adhesives, as well as documenting the various approaches that have been utilised to understand the formation and maintenance of diatom biofouling layers.&quot;,&quot;URL&quot;:&quot;http://www.tandfonline.com/doi/abs/10.1080/08927010802254583&quot;,&quot;DOI&quot;:&quot;10.1080/08927010802254583&quot;,&quot;ISSN&quot;:&quot;0892-7014&quot;,&quot;note&quot;:&quot;PMID: 18604655&quot;,&quot;author&quot;:[{&quot;family&quot;:&quot;Molino&quot;,&quot;given&quot;:&quot;Paul J.&quot;},{&quot;family&quot;:&quot;Wetherbee&quot;,&quot;given&quot;:&quot;Richard&quot;}],&quot;issued&quot;:{&quot;date-parts&quot;:[[&quot;2008&quot;]]},&quot;accessed&quot;:{&quot;date-parts&quot;:[[&quot;2014&quot;,3,24]]},&quot;PMID&quot;:&quot;18604655&quot;}}],&quot;schema&quot;:&quot;https://github.com/citation-style-language/schema/raw/master/csl-citation.json&quot;} RND97ymuCkLFO"/><text:span text:style-name="T170">([Molino &amp; Wetherbee, 2008](http://www.tandfonline.com/doi/abs/10.1080/08927010802254583))</text:span><text:reference-mark-end text:name="ZOTERO_ITEM CSL_CITATION {&quot;citationID&quot;:&quot;1t8ndqk5gt&quot;,&quot;properties&quot;:{&quot;formattedCitation&quot;:&quot;([Molino &amp; Wetherbee, 2008](http://www.tandfonline.com/doi/abs/10.1080/08927010802254583))&quot;,&quot;plainCitation&quot;:&quot;([Molino &amp; Wetherbee, 2008](http://www.tandfonline.com/doi/abs/10.1080/08927010802254583))&quot;},&quot;citationItems&quot;:[{&quot;id&quot;:161,&quot;uris&quot;:[&quot;http://zotero.org/users/108874/items/V344MKXN&quot;],&quot;uri&quot;:[&quot;http://zotero.org/users/108874/items/V344MKXN&quot;],&quot;itemData&quot;:{&quot;id&quot;:161,&quot;type&quot;:&quot;article-journal&quot;,&quot;title&quot;:&quot;The biology of biofouling diatoms and their role in the development of microbial slimes&quot;,&quot;container-title&quot;:&quot;Biofouling&quot;,&quot;page&quot;:&quot;365-379&quot;,&quot;volume&quot;:&quot;24&quot;,&quot;issue&quot;:&quot;5&quot;,&quot;source&quot;:&quot;Taylor and Francis+NEJM&quot;,&quot;abstract&quot;:&quot;Diatoms are a major component of microbial slimes that develop on man-made surfaces placed in the marine environment. Toxic antifouling paints, as well as environmentally friendly, fouling-release coatings, tend to be effective against most fouling organisms, yet fail badly to diatom slimes. Biofouling diatoms have been found to tenaciously adhere to and colonise even the most resistant of artificial surfaces. This review covers the basic biology of fouling marine diatoms, their mechanisms of adhesion and the nature of their adhesives, as well as documenting the various approaches that have been utilised to understand the formation and maintenance of diatom biofouling layers.&quot;,&quot;URL&quot;:&quot;http://www.tandfonline.com/doi/abs/10.1080/08927010802254583&quot;,&quot;DOI&quot;:&quot;10.1080/08927010802254583&quot;,&quot;ISSN&quot;:&quot;0892-7014&quot;,&quot;note&quot;:&quot;PMID: 18604655&quot;,&quot;author&quot;:[{&quot;family&quot;:&quot;Molino&quot;,&quot;given&quot;:&quot;Paul J.&quot;},{&quot;family&quot;:&quot;Wetherbee&quot;,&quot;given&quot;:&quot;Richard&quot;}],&quot;issued&quot;:{&quot;date-parts&quot;:[[&quot;2008&quot;]]},&quot;accessed&quot;:{&quot;date-parts&quot;:[[&quot;2014&quot;,3,24]]},&quot;PMID&quot;:&quot;18604655&quot;}}],&quot;schema&quot;:&quot;https://github.com/citation-style-language/schema/raw/master/csl-citation.json&quot;} RND97ymuCkLFO"/><text:span text:style-name="T170">.</text:span></text:p>
      <text:p text:style-name="Text_20_body"><text:span text:style-name="T178">A. minutissimum</text:span><text:span text:style-name="T170"> is an excellent model for studying diatom biofilms, because this alga is abundant </text:span><text:span text:style-name="T155">in natura</text:span><text:span text:style-name="T170"> </text:span><text:reference-mark-start text:name="ZOTERO_ITEM CSL_CITATION {&quot;citationID&quot;:&quot;K2YF3Gpw&quot;,&quot;properties&quot;:{&quot;formattedCitation&quot;:&quot;([Patrick &amp; Reimer, 1966](https://repositories.tdl.org/tamug-ir/handle/1969.3/20795); [Krammer &amp; Lange-Bertalot, 1991](https://books.google.de/books?id=bjY7QAAACAAJ))&quot;,&quot;plainCitation&quot;:&quot;([Patrick &amp; Reimer, 1966](https://repositories.tdl.org/tamug-ir/handle/1969.3/20795); [Krammer &amp; Lange-Bertalot, 1991](https://books.google.de/books?id=bjY7QAAACAAJ))&quot;},&quot;citationItems&quot;:[{&quot;id&quot;:1050,&quot;uris&quot;:[&quot;http://zotero.org/users/108874/items/QQ5A2MEV&quot;],&quot;uri&quot;:[&quot;http://zotero.org/users/108874/items/QQ5A2MEV&quot;],&quot;itemData&quot;:{&quot;id&quot;:1050,&quot;type&quot;:&quot;book&quot;,&quot;title&quot;:&quot;The diatoms of the United States&quot;,&quot;publisher&quot;:&quot;Academy of Natural Sciences&quot;,&quot;URL&quot;:&quot;https://repositories.tdl.org/tamug-ir/handle/1969.3/20795&quot;,&quot;author&quot;:[{&quot;family&quot;:&quot;Patrick&quot;,&quot;given&quot;:&quot;Ruth&quot;},{&quot;family&quot;:&quot;Reimer&quot;,&quot;given&quot;:&quot;Charles W.&quot;}],&quot;issued&quot;:{&quot;date-parts&quot;:[[&quot;1966&quot;]]}}},{&quot;id&quot;:924,&quot;uris&quot;:[&quot;http://zotero.org/users/108874/items/DTJWQ8GG&quot;],&quot;uri&quot;:[&quot;http://zotero.org/users/108874/items/DTJWQ8GG&quot;],&quot;itemData&quot;:{&quot;id&quot;:924,&quot;type&quot;:&quot;book&quot;,&quot;title&quot;:&quot;Süßwasserflora von Mitteleuropa, Bacillariophyceae. Achnanthaceae. Kritische Ergänzungen zu &lt;i&gt;Navicula&lt;/i&gt; (&lt;i&gt;Lineolatae&lt;/i&gt;) und &lt;i&gt;Gomphonema&lt;/i&gt;&quot;,&quot;publisher-place&quot;:&quot;Gustav Fischer Verlag, Stuttgart&quot;,&quot;volume&quot;:&quot;Bd. 02/4&quot;,&quot;event-place&quot;:&quot;Gustav Fischer Verlag, Stuttgart&quot;,&quot;URL&quot;:&quot;https://books.google.de/books?id=bjY7QAAACAAJ&quot;,&quot;author&quot;:[{&quot;family&quot;:&quot;Krammer&quot;,&quot;given&quot;:&quot;K&quot;},{&quot;family&quot;:&quot;Lange-Bertalot&quot;,&quot;given&quot;:&quot;H&quot;}],&quot;issued&quot;:{&quot;date-parts&quot;:[[&quot;1991&quot;]]}}}],&quot;schema&quot;:&quot;https://github.com/citation-style-language/schema/raw/master/csl-citation.json&quot;} RNDEevYRlj1Xa"/><text:span text:style-name="T170">([Patrick &amp; Reimer, 1966](https://repositories.tdl.org/tamug-ir/handle/1969.3/20795); [Krammer &amp; Lange-Bertalot, 1991](https://books.google.de/books?id=bjY7QAAACAAJ))</text:span><text:reference-mark-end text:name="ZOTERO_ITEM CSL_CITATION {&quot;citationID&quot;:&quot;K2YF3Gpw&quot;,&quot;properties&quot;:{&quot;formattedCitation&quot;:&quot;([Patrick &amp; Reimer, 1966](https://repositories.tdl.org/tamug-ir/handle/1969.3/20795); [Krammer &amp; Lange-Bertalot, 1991](https://books.google.de/books?id=bjY7QAAACAAJ))&quot;,&quot;plainCitation&quot;:&quot;([Patrick &amp; Reimer, 1966](https://repositories.tdl.org/tamug-ir/handle/1969.3/20795); [Krammer &amp; Lange-Bertalot, 1991](https://books.google.de/books?id=bjY7QAAACAAJ))&quot;},&quot;citationItems&quot;:[{&quot;id&quot;:1050,&quot;uris&quot;:[&quot;http://zotero.org/users/108874/items/QQ5A2MEV&quot;],&quot;uri&quot;:[&quot;http://zotero.org/users/108874/items/QQ5A2MEV&quot;],&quot;itemData&quot;:{&quot;id&quot;:1050,&quot;type&quot;:&quot;book&quot;,&quot;title&quot;:&quot;The diatoms of the United States&quot;,&quot;publisher&quot;:&quot;Academy of Natural Sciences&quot;,&quot;URL&quot;:&quot;https://repositories.tdl.org/tamug-ir/handle/1969.3/20795&quot;,&quot;author&quot;:[{&quot;family&quot;:&quot;Patrick&quot;,&quot;given&quot;:&quot;Ruth&quot;},{&quot;family&quot;:&quot;Reimer&quot;,&quot;given&quot;:&quot;Charles W.&quot;}],&quot;issued&quot;:{&quot;date-parts&quot;:[[&quot;1966&quot;]]}}},{&quot;id&quot;:924,&quot;uris&quot;:[&quot;http://zotero.org/users/108874/items/DTJWQ8GG&quot;],&quot;uri&quot;:[&quot;http://zotero.org/users/108874/items/DTJWQ8GG&quot;],&quot;itemData&quot;:{&quot;id&quot;:924,&quot;type&quot;:&quot;book&quot;,&quot;title&quot;:&quot;Süßwasserflora von Mitteleuropa, Bacillariophyceae. Achnanthaceae. Kritische Ergänzungen zu &lt;i&gt;Navicula&lt;/i&gt; (&lt;i&gt;Lineolatae&lt;/i&gt;) und &lt;i&gt;Gomphonema&lt;/i&gt;&quot;,&quot;publisher-place&quot;:&quot;Gustav Fischer Verlag, Stuttgart&quot;,&quot;volume&quot;:&quot;Bd. 02/4&quot;,&quot;event-place&quot;:&quot;Gustav Fischer Verlag, Stuttgart&quot;,&quot;URL&quot;:&quot;https://books.google.de/books?id=bjY7QAAACAAJ&quot;,&quot;author&quot;:[{&quot;family&quot;:&quot;Krammer&quot;,&quot;given&quot;:&quot;K&quot;},{&quot;family&quot;:&quot;Lange-Bertalot&quot;,&quot;given&quot;:&quot;H&quot;}],&quot;issued&quot;:{&quot;date-parts&quot;:[[&quot;1991&quot;]]}}}],&quot;schema&quot;:&quot;https://github.com/citation-style-language/schema/raw/master/csl-citation.json&quot;} RNDEevYRlj1Xa"/><text:span text:style-name="T170"> and can be cultivated in the laboratory both as “xenic” biofilms </text:span><text:reference-mark-start text:name="ZOTERO_ITEM CSL_CITATION {&quot;citationID&quot;:&quot;15rcdhd7s7&quot;,&quot;properties&quot;:{&quot;formattedCitation&quot;:&quot;([Myklestad et al., 1989](http://plankt.oxfordjournals.org/content/11/4/763))&quot;,&quot;plainCitation&quot;:&quot;([Myklestad et al., 1989](http://plankt.oxfordjournals.org/content/11/4/763))&quot;},&quot;citationItems&quot;:[{&quot;id&quot;:1412,&quot;uris&quot;:[&quot;http://zotero.org/users/108874/items/ZEW2VKCV&quot;],&quot;uri&quot;:[&quot;http://zotero.org/users/108874/items/ZEW2VKCV&quot;],&quot;itemData&quot;:{&quot;id&quot;:1412,&quot;type&quot;:&quot;article-journal&quot;,&quot;title&quot;:&quot;Rate of release of extracellular amino acids and carbohydrates from the marine diatom &lt;i&gt;Chaetoceros affinis&lt;/i&gt;&quot;,&quot;container-title&quot;:&quot;Journal of Plankton Research&quot;,&quot;page&quot;:&quot;763-773&quot;,&quot;volume&quot;:&quot;11&quot;,&quot;issue&quot;:&quot;4&quot;,&quot;source&quot;:&quot;plankt.oxfordjournals.org&quot;,&quot;abstract&quot;:&quot;Excretion from the marine diatom Chaetoceros affinis was investigated in batch cultures. The rates of release of carbohydrates and amino acids per cell were higher in rapidly growing cells than in stationary phase cells. However, because photosynthesis per cell decreased significantly during nutrient depletion, excretion constituted 58% of total photosynthesis in stationary cells compared to 10% during exponential growth. The most prominent extracellular amino acids in the exponential phase were aspartic acid, glutamic acid, serine, glutamine, glycine, alanine, valine and leucine. In the stationary phase arginine, asparagine, tyrosine and isoleucine were also produced. Carbohydrate, of which polysaccharide constituted &gt;80%, was the most abundant extracellular component released.&quot;,&quot;URL&quot;:&quot;http://plankt.oxfordjournals.org/content/11/4/763&quot;,&quot;DOI&quot;:&quot;10.1093/plankt/11.4.763&quot;,&quot;ISSN&quot;:&quot;0142-7873, 1464-3774&quot;,&quot;journalAbbreviation&quot;:&quot;J. Plankton Res.&quot;,&quot;language&quot;:&quot;en&quot;,&quot;author&quot;:[{&quot;family&quot;:&quot;Myklestad&quot;,&quot;given&quot;:&quot;Sverre&quot;},{&quot;family&quot;:&quot;Holm-Hansen&quot;,&quot;given&quot;:&quot;Osmund&quot;},{&quot;family&quot;:&quot;Vårum&quot;,&quot;given&quot;:&quot;Kjell M.&quot;},{&quot;family&quot;:&quot;Volcani&quot;,&quot;given&quot;:&quot;Benjamin E.&quot;}],&quot;issued&quot;:{&quot;date-parts&quot;:[[&quot;1989&quot;,1,1]]},&quot;accessed&quot;:{&quot;date-parts&quot;:[[&quot;2015&quot;,3,7]]}}}],&quot;schema&quot;:&quot;https://github.com/citation-style-language/schema/raw/master/csl-citation.json&quot;} RNDyz4wviShnG"/><text:span text:style-name="T170">([Myklestad et al., 1989](http://plankt.oxfordjournals.org/content/11/4/763))</text:span><text:reference-mark-end text:name="ZOTERO_ITEM CSL_CITATION {&quot;citationID&quot;:&quot;15rcdhd7s7&quot;,&quot;properties&quot;:{&quot;formattedCitation&quot;:&quot;([Myklestad et al., 1989](http://plankt.oxfordjournals.org/content/11/4/763))&quot;,&quot;plainCitation&quot;:&quot;([Myklestad et al., 1989](http://plankt.oxfordjournals.org/content/11/4/763))&quot;},&quot;citationItems&quot;:[{&quot;id&quot;:1412,&quot;uris&quot;:[&quot;http://zotero.org/users/108874/items/ZEW2VKCV&quot;],&quot;uri&quot;:[&quot;http://zotero.org/users/108874/items/ZEW2VKCV&quot;],&quot;itemData&quot;:{&quot;id&quot;:1412,&quot;type&quot;:&quot;article-journal&quot;,&quot;title&quot;:&quot;Rate of release of extracellular amino acids and carbohydrates from the marine diatom &lt;i&gt;Chaetoceros affinis&lt;/i&gt;&quot;,&quot;container-title&quot;:&quot;Journal of Plankton Research&quot;,&quot;page&quot;:&quot;763-773&quot;,&quot;volume&quot;:&quot;11&quot;,&quot;issue&quot;:&quot;4&quot;,&quot;source&quot;:&quot;plankt.oxfordjournals.org&quot;,&quot;abstract&quot;:&quot;Excretion from the marine diatom Chaetoceros affinis was investigated in batch cultures. The rates of release of carbohydrates and amino acids per cell were higher in rapidly growing cells than in stationary phase cells. However, because photosynthesis per cell decreased significantly during nutrient depletion, excretion constituted 58% of total photosynthesis in stationary cells compared to 10% during exponential growth. The most prominent extracellular amino acids in the exponential phase were aspartic acid, glutamic acid, serine, glutamine, glycine, alanine, valine and leucine. In the stationary phase arginine, asparagine, tyrosine and isoleucine were also produced. Carbohydrate, of which polysaccharide constituted &gt;80%, was the most abundant extracellular component released.&quot;,&quot;URL&quot;:&quot;http://plankt.oxfordjournals.org/content/11/4/763&quot;,&quot;DOI&quot;:&quot;10.1093/plankt/11.4.763&quot;,&quot;ISSN&quot;:&quot;0142-7873, 1464-3774&quot;,&quot;journalAbbreviation&quot;:&quot;J. Plankton Res.&quot;,&quot;language&quot;:&quot;en&quot;,&quot;author&quot;:[{&quot;family&quot;:&quot;Myklestad&quot;,&quot;given&quot;:&quot;Sverre&quot;},{&quot;family&quot;:&quot;Holm-Hansen&quot;,&quot;given&quot;:&quot;Osmund&quot;},{&quot;family&quot;:&quot;Vårum&quot;,&quot;given&quot;:&quot;Kjell M.&quot;},{&quot;family&quot;:&quot;Volcani&quot;,&quot;given&quot;:&quot;Benjamin E.&quot;}],&quot;issued&quot;:{&quot;date-parts&quot;:[[&quot;1989&quot;,1,1]]},&quot;accessed&quot;:{&quot;date-parts&quot;:[[&quot;2015&quot;,3,7]]}}}],&quot;schema&quot;:&quot;https://github.com/citation-style-language/schema/raw/master/csl-citation.json&quot;} RNDyz4wviShnG"/><text:span text:style-name="T170"> and “axenic” suspension cultures </text:span><text:reference-mark-start text:name="ZOTERO_ITEM CSL_CITATION {&quot;citationID&quot;:&quot;wC6pOHkO&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WJ1uA4DDjR"/><text:span text:style-name="T170">([Windler et al., 2015](http://onlinelibrary.wiley.com/doi/10.1111/jpy.12280/abstract))</text:span><text:reference-mark-end text:name="ZOTERO_ITEM CSL_CITATION {&quot;citationID&quot;:&quot;wC6pOHkO&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WJ1uA4DDjR"/><text:span text:style-name="T170">. Xenic cultures contain bacteria from the diatom's natural habitat. Removal of these bacteria is possible (for example by antibiotic treatment) and yields viable axenic cultures </text:span><text:reference-mark-start text:name="ZOTERO_ITEM CSL_CITATION {&quot;citationID&quot;:&quot;y0SbA8NL&quot;,&quot;properties&quot;:{&quot;formattedCitation&quot;:&quot;([Bruckner &amp; Kroth, 2009](http://onlinelibrary.wiley.com/doi/10.1111/j.1529-8817.2009.00708.x/abstract); [Windler, Gruber &amp; Kroth, 2012](http://kops.uni-konstanz.de/handle/123456789/21968))&quot;,&quot;plainCitation&quot;:&quot;([Bruckner &amp; Kroth, 2009](http://onlinelibrary.wiley.com/doi/10.1111/j.1529-8817.2009.00708.x/abstract); [Windler, Gruber &amp; Kroth, 2012](http://kops.uni-konstanz.de/handle/123456789/21968))&quot;},&quot;citationItems&quot;:[{&quot;id&quot;:424,&quot;uris&quot;:[&quot;http://zotero.org/users/108874/items/RGGEN9PI&quot;],&quot;uri&quot;:[&quot;http://zotero.org/users/108874/items/RGGEN9PI&quot;],&quot;itemData&quot;:{&quot;id&quot;:424,&quot;type&quot;:&quot;article-journal&quot;,&quot;title&quot;:&quot;Protocols for the Removal of Bacteria from Freshwater Benthic Diatom Cultures&quot;,&quot;container-title&quot;:&quot;Journal of Phycology&quot;,&quot;page&quot;:&quot;981-986&quot;,&quot;volume&quot;:&quot;45&quot;,&quot;issue&quot;:&quot;4&quot;,&quot;source&quot;:&quot;Wiley Online Library&quot;,&quot;abstract&quot;:&quot;In this study, we describe different combinations of physical separation and antibiotic treatment to remove associated bacteria from freshwater diatoms. Diatoms were purified either from natural epilithic biofilms or from unialgal cultures. We determined that for most strains, different purification procedures have to be combined individually. In a new approach, we show that for some diatom strains, the substitution of associated aquatic bacteria by an antibiotic-sensitive Escherichia coli strain and subsequent treatment with antibiotics may be a successful strategy to obtain axenic diatom cultures. Axenic diatom cultures are essential to study the physiology and biochemistry of individual strains as well as their responses to environmental changes without interference of accompanying bacteria.&quot;,&quot;URL&quot;:&quot;http://onlinelibrary.wiley.com/doi/10.1111/j.1529-8817.2009.00708.x/abstract&quot;,&quot;DOI&quot;:&quot;10.1111/j.1529-8817.2009.00708.x&quot;,&quot;ISSN&quot;:&quot;1529-8817&quot;,&quot;language&quot;:&quot;en&quot;,&quot;author&quot;:[{&quot;family&quot;:&quot;Bruckner&quot;,&quot;given&quot;:&quot;Christian G.&quot;},{&quot;family&quot;:&quot;Kroth&quot;,&quot;given&quot;:&quot;Peter G.&quot;}],&quot;issued&quot;:{&quot;date-parts&quot;:[[&quot;2009&quot;]]},&quot;accessed&quot;:{&quot;date-parts&quot;:[[&quot;2014&quot;,12,10]]}}},{&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bKIgCdBUxA"/><text:span text:style-name="T170">([Bruckner &amp; Kroth, 2009](http://onlinelibrary.wiley.com/doi/10.1111/j.1529-8817.2009.00708.x/abstract); [Windler, Gruber &amp; Kroth, 2012](http://kops.uni-konstanz.de/handle/123456789/21968))</text:span><text:reference-mark-end text:name="ZOTERO_ITEM CSL_CITATION {&quot;citationID&quot;:&quot;y0SbA8NL&quot;,&quot;properties&quot;:{&quot;formattedCitation&quot;:&quot;([Bruckner &amp; Kroth, 2009](http://onlinelibrary.wiley.com/doi/10.1111/j.1529-8817.2009.00708.x/abstract); [Windler, Gruber &amp; Kroth, 2012](http://kops.uni-konstanz.de/handle/123456789/21968))&quot;,&quot;plainCitation&quot;:&quot;([Bruckner &amp; Kroth, 2009](http://onlinelibrary.wiley.com/doi/10.1111/j.1529-8817.2009.00708.x/abstract); [Windler, Gruber &amp; Kroth, 2012](http://kops.uni-konstanz.de/handle/123456789/21968))&quot;},&quot;citationItems&quot;:[{&quot;id&quot;:424,&quot;uris&quot;:[&quot;http://zotero.org/users/108874/items/RGGEN9PI&quot;],&quot;uri&quot;:[&quot;http://zotero.org/users/108874/items/RGGEN9PI&quot;],&quot;itemData&quot;:{&quot;id&quot;:424,&quot;type&quot;:&quot;article-journal&quot;,&quot;title&quot;:&quot;Protocols for the Removal of Bacteria from Freshwater Benthic Diatom Cultures&quot;,&quot;container-title&quot;:&quot;Journal of Phycology&quot;,&quot;page&quot;:&quot;981-986&quot;,&quot;volume&quot;:&quot;45&quot;,&quot;issue&quot;:&quot;4&quot;,&quot;source&quot;:&quot;Wiley Online Library&quot;,&quot;abstract&quot;:&quot;In this study, we describe different combinations of physical separation and antibiotic treatment to remove associated bacteria from freshwater diatoms. Diatoms were purified either from natural epilithic biofilms or from unialgal cultures. We determined that for most strains, different purification procedures have to be combined individually. In a new approach, we show that for some diatom strains, the substitution of associated aquatic bacteria by an antibiotic-sensitive Escherichia coli strain and subsequent treatment with antibiotics may be a successful strategy to obtain axenic diatom cultures. Axenic diatom cultures are essential to study the physiology and biochemistry of individual strains as well as their responses to environmental changes without interference of accompanying bacteria.&quot;,&quot;URL&quot;:&quot;http://onlinelibrary.wiley.com/doi/10.1111/j.1529-8817.2009.00708.x/abstract&quot;,&quot;DOI&quot;:&quot;10.1111/j.1529-8817.2009.00708.x&quot;,&quot;ISSN&quot;:&quot;1529-8817&quot;,&quot;language&quot;:&quot;en&quot;,&quot;author&quot;:[{&quot;family&quot;:&quot;Bruckner&quot;,&quot;given&quot;:&quot;Christian G.&quot;},{&quot;family&quot;:&quot;Kroth&quot;,&quot;given&quot;:&quot;Peter G.&quot;}],&quot;issued&quot;:{&quot;date-parts&quot;:[[&quot;2009&quot;]]},&quot;accessed&quot;:{&quot;date-parts&quot;:[[&quot;2014&quot;,12,10]]}}},{&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bKIgCdBUxA"/><text:span text:style-name="T170">. Bacteria-free cultures allow the establishment of bioassays in order to study the interactions between diatoms and bacteria, although potentially unwelcome long-term effects have to be taken into account. For example, axenic cultivation can lead to a reduction of average cell size and to frustule deformations </text:span><text:reference-mark-start text:name="ZOTERO_ITEM CSL_CITATION {&quot;citationID&quot;:&quot;rp3wscfz&quot;,&quot;properties&quot;:{&quot;formattedCitation&quot;:&quot;([MacDonald, 1869](http://www.tandfonline.com/doi/abs/10.1080/00222936908695866); [Pfitzer, 1871](http://books.google.de/books?id=DT89AQAAMAAJ); [Geitler, 1932](https://books.google.de/books?id=RZULAQAAIAAJ); [Windler et al., 2014](http://onlinelibrary.wiley.com/doi/10.1111/pre.12059/abstract))&quot;,&quot;plainCitation&quot;:&quot;([MacDonald, 1869](http://www.tandfonline.com/doi/abs/10.1080/00222936908695866); [Pfitzer, 1871](http://books.google.de/books?id=DT89AQAAMAAJ); [Geitler, 1932](https://books.google.de/books?id=RZULAQAAIAAJ); [Windler et al., 2014](http://onlinelibrary.wiley.com/doi/10.1111/pre.12059/abstract))&quot;},&quot;citationItems&quot;:[{&quot;id&quot;:960,&quot;uris&quot;:[&quot;http://zotero.org/users/108874/items/R3PEJP4G&quot;],&quot;uri&quot;:[&quot;http://zotero.org/users/108874/items/R3PEJP4G&quot;],&quot;itemData&quot;:{&quot;id&quot;:960,&quot;type&quot;:&quot;article-journal&quot;,&quot;title&quot;:&quot;On the structure of the Diatomaceous frustule, and its genetic cycle&quot;,&quot;container-title&quot;:&quot;The Annals and Magazine of Natural History&quot;,&quot;page&quot;:&quot;1-8&quot;,&quot;volume&quot;:&quot;3&quot;,&quot;issue&quot;:&quot;13&quot;,&quot;source&quot;:&quot;Taylor and Francis+NEJM&quot;,&quot;URL&quot;:&quot;http://www.tandfonline.com/doi/abs/10.1080/00222936908695866&quot;,&quot;DOI&quot;:&quot;10.1080/00222936908695866&quot;,&quot;ISSN&quot;:&quot;0374-5481&quot;,&quot;author&quot;:[{&quot;family&quot;:&quot;MacDonald&quot;,&quot;given&quot;:&quot;John Denis&quot;}],&quot;issued&quot;:{&quot;date-parts&quot;:[[&quot;1869&quot;,1,1]]}}},{&quot;id&quot;:1054,&quot;uris&quot;:[&quot;http://zotero.org/users/108874/items/57HX8ZIK&quot;],&quot;uri&quot;:[&quot;http://zotero.org/users/108874/items/57HX8ZIK&quot;],&quot;itemData&quot;:{&quot;id&quot;:1054,&quot;type&quot;:&quot;book&quot;,&quot;title&quot;:&quot;Untersuchungen über Bau und Entwicklung der Bacillariaceen (Diatomaceen)&quot;,&quot;collection-title&quot;:&quot;Botanische Abhandlungen&quot;,&quot;publisher&quot;:&quot;Marcus&quot;,&quot;publisher-place&quot;:&quot;University of Minnesota&quot;,&quot;volume&quot;:&quot;1(2)&quot;,&quot;event-place&quot;:&quot;University of Minnesota&quot;,&quot;URL&quot;:&quot;http://books.google.de/books?id=DT89AQAAMAAJ&quot;,&quot;author&quot;:[{&quot;family&quot;:&quot;Pfitzer&quot;,&quot;given&quot;:&quot;Ernst&quot;}],&quot;editor&quot;:[{&quot;family&quot;:&quot;Hanstein Johannes&quot;,&quot;given&quot;:&quot;&quot;}],&quot;issued&quot;:{&quot;date-parts&quot;:[[&quot;1871&quot;]]}}},{&quot;id&quot;:828,&quot;uris&quot;:[&quot;http://zotero.org/users/108874/items/7CNAQHPS&quot;],&quot;uri&quot;:[&quot;http://zotero.org/users/108874/items/7CNAQHPS&quot;],&quot;itemData&quot;:{&quot;id&quot;:828,&quot;type&quot;:&quot;article-journal&quot;,&quot;title&quot;:&quot;Der Formwechsel der pennaten Diatomeen (Kieselalgen)&quot;,&quot;container-title&quot;:&quot;Archiv für Protistenkunde&quot;,&quot;page&quot;:&quot;1-226&quot;,&quot;volume&quot;:&quot;78&quot;,&quot;abstract&quot;:&quot;An experimental study and comprehensive resume of work done on the relation of the reproductive mechanism and the life cycle of diatoms to changes in their form, in an attempt to correlate cyto-logical and systematic studies. Cultural studies were made on 5 spp., and observations were made on natural collections of 22 spp. and vars. of pennate diatoms. A parallel study was made of the centric diatom Melosira nummuloides for comparison. By following the development of single clones, and making careful measurements of many individuals, a definite developmental cycle closely associated with size was found to exist in general. By altering the percentage composition of certain constituents of the culture media, e.g., NaCl, the effect on size and form was noted. The different axes of the diatoms, in the course of several generations, varied disproportionately, depending upon the species and upon environmental conditions, with the result in any single species of a decided change of form and size in many cases. Within a particular size range sexual reproduction and auxospore formation were induced. With such cells as became smaller than the particular species size range for auxospore formation, the latter became precluded, and further diminution resulted in a minimum size for the species, after which these small-sized cells died off, revivescence being impossible. The longer axis of the cell diminishes more rapidly than the shorter, resulting in a relative broadening of the shell with tendency to rounding and smoothing of irregularities of contour. With the change in cell size and shape came a corresponding change in relative size and shape of the cell contents, and frequently in their position as well, e.g., a tendency to simplification and shifting of chromatophores and nucleus because of the crowded condition of smaller cells. Size relationships and reproduction could to some extent be controlled by concentration of nutritive substance and light intensity. A change in concentration of a particular nutrient constituent or factor, as NaCl, rather than simply the amount itself, could induce reproduction or shell formation. In cases where either was inhibited revivescence could be brought about by transfer to new medium of different concentration. The possibility is suggested that the developmental cycle of the Centrales is essentially similar to that of the Pennales. Sexual differentiation and sex determination are discussed in detail. Evidence points to sex determination in the mother cell previous to gamete formation. The stimulus to sexual reproduction is held to be a combination of an \&quot;inner disposition\&quot; with external physical factors, affecting cell size, with which sexual reproduction is intimately associated. The behavior of the gametes, and types of auxospore formation are thoroughly discussed, concluding with a tabular resume of all cases in the literature. Previous views of the author and others regarding physiological and morphological anisogamy are reviewed, and the question is raised of the feasibility of using size difference of gametes and their motility as a criterion of sex determination, all combinations having been observed. Observations led to the conclusion that isogamy seemed to correspond to cases of 1-gamete mother cells, and anisogamy to 2-gamete mother cells, copulation in the former being slow and readily observable, in the latter rapid and often overlooked. In some spp. of 2-gamete mother cells a special self sterility seemed to obtain. Cocconeis placentula v. tenuistriata* (p.126) is proposed. || ABSTRACT AUTHORS: P. S. Conger&quot;,&quot;URL&quot;:&quot;https://books.google.de/books?id=RZULAQAAIAAJ&quot;,&quot;author&quot;:[{&quot;family&quot;:&quot;Geitler&quot;,&quot;given&quot;:&quot;L.&quot;}],&quot;issued&quot;:{&quot;date-parts&quot;:[[&quot;1932&quot;]]}}},{&quot;id&quot;:522,&quot;uris&quot;:[&quot;http://zotero.org/users/108874/items/GRUKT6XU&quot;],&quot;uri&quot;:[&quot;http://zotero.org/users/108874/items/GRUKT6XU&quot;],&quot;itemData&quot;:{&quot;id&quot;:522,&quot;type&quot;:&quot;article-journal&quot;,&quot;title&quot;:&quot;Influence of bacteria on cell size development and morphology of cultivated diatoms&quot;,&quot;container-title&quot;:&quot;Phycological Research&quot;,&quot;page&quot;:&quot;269-281&quot;,&quot;volume&quot;:&quot;62&quot;,&quot;issue&quot;:&quot;4&quot;,&quot;source&quot;:&quot;Wiley Online Library&quot;,&quot;abstract&quot;:&quot;Vegetative cell division in diatoms often results in a decreased cell size of one of the daughter cells, which during long-term cultivation may lead to a gradual decrease of the mean cell size of the culture. To restore the initial cell size, sexual reproduction is required, however, in many diatom cultures sexual reproduction does not occur. Such diatom cultures may lose their viability once the average size of the cells falls below a critical size. Cell size reduction therefore seriously restrains the long-term stability of many diatom cultures. In order to study the bacterial influence on the size diminution process, we observed cell morphology and size distribution of the diatoms Achnanthidium minutissimum, Cymbella affiniformis and Nitzschia palea for more than two years in bacteria-free conditions (axenic cultures) and in cultures that contain bacteria (xenic cultures). We found considerable morphological aberrations of frustule microstructures in A. minutissimum and C. affiniformis when cultivated under axenic conditions compared to the xenic cultures. These variations comprise significant cell length reduction, simplification and rounding of the frustule contour and deformation of the siliceous cell walls, features that are normally found in older cultures shortly before they die off. In contrast, the xenic cultures were well preserved and showed less cell length diminution. Our results show that bacteria may have a fundamental influence on the stability of long-term cultures of diatoms.&quot;,&quot;URL&quot;:&quot;http://onlinelibrary.wiley.com/doi/10.1111/pre.12059/abstract&quot;,&quot;DOI&quot;:&quot;10.1111/pre.12059&quot;,&quot;ISSN&quot;:&quot;1440-1835&quot;,&quot;journalAbbreviation&quot;:&quot;Phycol Res&quot;,&quot;language&quot;:&quot;en&quot;,&quot;author&quot;:[{&quot;family&quot;:&quot;Windler&quot;,&quot;given&quot;:&quot;Miriam&quot;},{&quot;family&quot;:&quot;Bova&quot;,&quot;given&quot;:&quot;Dariia&quot;},{&quot;family&quot;:&quot;Kryvenda&quot;,&quot;given&quot;:&quot;Anastasiia&quot;},{&quot;family&quot;:&quot;Straile&quot;,&quot;given&quot;:&quot;Dietmar&quot;},{&quot;family&quot;:&quot;Gruber&quot;,&quot;given&quot;:&quot;Ansgar&quot;},{&quot;family&quot;:&quot;Kroth&quot;,&quot;given&quot;:&quot;Peter G.&quot;}],&quot;issued&quot;:{&quot;date-parts&quot;:[[&quot;2014&quot;]]},&quot;accessed&quot;:{&quot;date-parts&quot;:[[&quot;2015&quot;,2,4]]}}}],&quot;schema&quot;:&quot;https://github.com/citation-style-language/schema/raw/master/csl-citation.json&quot;} RND3ji0sExOfo"/><text:span text:style-name="T170">([MacDonald, 1869]</text:span><text:soft-page-break/><text:span text:style-name="T170">(http://www.tandfonline.com/doi/abs/10.1080/00222936908695866); [Pfitzer, 1871](http://books.google.de/books?id=DT89AQAAMAAJ); [Geitler, 1932](https://books.google.de/books?id=RZULAQAAIAAJ); [Windler et al., 2014](http://onlinelibrary.wiley.com/doi/10.1111/pre.12059/abstract))</text:span><text:reference-mark-end text:name="ZOTERO_ITEM CSL_CITATION {&quot;citationID&quot;:&quot;rp3wscfz&quot;,&quot;properties&quot;:{&quot;formattedCitation&quot;:&quot;([MacDonald, 1869](http://www.tandfonline.com/doi/abs/10.1080/00222936908695866); [Pfitzer, 1871](http://books.google.de/books?id=DT89AQAAMAAJ); [Geitler, 1932](https://books.google.de/books?id=RZULAQAAIAAJ); [Windler et al., 2014](http://onlinelibrary.wiley.com/doi/10.1111/pre.12059/abstract))&quot;,&quot;plainCitation&quot;:&quot;([MacDonald, 1869](http://www.tandfonline.com/doi/abs/10.1080/00222936908695866); [Pfitzer, 1871](http://books.google.de/books?id=DT89AQAAMAAJ); [Geitler, 1932](https://books.google.de/books?id=RZULAQAAIAAJ); [Windler et al., 2014](http://onlinelibrary.wiley.com/doi/10.1111/pre.12059/abstract))&quot;},&quot;citationItems&quot;:[{&quot;id&quot;:960,&quot;uris&quot;:[&quot;http://zotero.org/users/108874/items/R3PEJP4G&quot;],&quot;uri&quot;:[&quot;http://zotero.org/users/108874/items/R3PEJP4G&quot;],&quot;itemData&quot;:{&quot;id&quot;:960,&quot;type&quot;:&quot;article-journal&quot;,&quot;title&quot;:&quot;On the structure of the Diatomaceous frustule, and its genetic cycle&quot;,&quot;container-title&quot;:&quot;The Annals and Magazine of Natural History&quot;,&quot;page&quot;:&quot;1-8&quot;,&quot;volume&quot;:&quot;3&quot;,&quot;issue&quot;:&quot;13&quot;,&quot;source&quot;:&quot;Taylor and Francis+NEJM&quot;,&quot;URL&quot;:&quot;http://www.tandfonline.com/doi/abs/10.1080/00222936908695866&quot;,&quot;DOI&quot;:&quot;10.1080/00222936908695866&quot;,&quot;ISSN&quot;:&quot;0374-5481&quot;,&quot;author&quot;:[{&quot;family&quot;:&quot;MacDonald&quot;,&quot;given&quot;:&quot;John Denis&quot;}],&quot;issued&quot;:{&quot;date-parts&quot;:[[&quot;1869&quot;,1,1]]}}},{&quot;id&quot;:1054,&quot;uris&quot;:[&quot;http://zotero.org/users/108874/items/57HX8ZIK&quot;],&quot;uri&quot;:[&quot;http://zotero.org/users/108874/items/57HX8ZIK&quot;],&quot;itemData&quot;:{&quot;id&quot;:1054,&quot;type&quot;:&quot;book&quot;,&quot;title&quot;:&quot;Untersuchungen über Bau und Entwicklung der Bacillariaceen (Diatomaceen)&quot;,&quot;collection-title&quot;:&quot;Botanische Abhandlungen&quot;,&quot;publisher&quot;:&quot;Marcus&quot;,&quot;publisher-place&quot;:&quot;University of Minnesota&quot;,&quot;volume&quot;:&quot;1(2)&quot;,&quot;event-place&quot;:&quot;University of Minnesota&quot;,&quot;URL&quot;:&quot;http://books.google.de/books?id=DT89AQAAMAAJ&quot;,&quot;author&quot;:[{&quot;family&quot;:&quot;Pfitzer&quot;,&quot;given&quot;:&quot;Ernst&quot;}],&quot;editor&quot;:[{&quot;family&quot;:&quot;Hanstein Johannes&quot;,&quot;given&quot;:&quot;&quot;}],&quot;issued&quot;:{&quot;date-parts&quot;:[[&quot;1871&quot;]]}}},{&quot;id&quot;:828,&quot;uris&quot;:[&quot;http://zotero.org/users/108874/items/7CNAQHPS&quot;],&quot;uri&quot;:[&quot;http://zotero.org/users/108874/items/7CNAQHPS&quot;],&quot;itemData&quot;:{&quot;id&quot;:828,&quot;type&quot;:&quot;article-journal&quot;,&quot;title&quot;:&quot;Der Formwechsel der pennaten Diatomeen (Kieselalgen)&quot;,&quot;container-title&quot;:&quot;Archiv für Protistenkunde&quot;,&quot;page&quot;:&quot;1-226&quot;,&quot;volume&quot;:&quot;78&quot;,&quot;abstract&quot;:&quot;An experimental study and comprehensive resume of work done on the relation of the reproductive mechanism and the life cycle of diatoms to changes in their form, in an attempt to correlate cyto-logical and systematic studies. Cultural studies were made on 5 spp., and observations were made on natural collections of 22 spp. and vars. of pennate diatoms. A parallel study was made of the centric diatom Melosira nummuloides for comparison. By following the development of single clones, and making careful measurements of many individuals, a definite developmental cycle closely associated with size was found to exist in general. By altering the percentage composition of certain constituents of the culture media, e.g., NaCl, the effect on size and form was noted. The different axes of the diatoms, in the course of several generations, varied disproportionately, depending upon the species and upon environmental conditions, with the result in any single species of a decided change of form and size in many cases. Within a particular size range sexual reproduction and auxospore formation were induced. With such cells as became smaller than the particular species size range for auxospore formation, the latter became precluded, and further diminution resulted in a minimum size for the species, after which these small-sized cells died off, revivescence being impossible. The longer axis of the cell diminishes more rapidly than the shorter, resulting in a relative broadening of the shell with tendency to rounding and smoothing of irregularities of contour. With the change in cell size and shape came a corresponding change in relative size and shape of the cell contents, and frequently in their position as well, e.g., a tendency to simplification and shifting of chromatophores and nucleus because of the crowded condition of smaller cells. Size relationships and reproduction could to some extent be controlled by concentration of nutritive substance and light intensity. A change in concentration of a particular nutrient constituent or factor, as NaCl, rather than simply the amount itself, could induce reproduction or shell formation. In cases where either was inhibited revivescence could be brought about by transfer to new medium of different concentration. The possibility is suggested that the developmental cycle of the Centrales is essentially similar to that of the Pennales. Sexual differentiation and sex determination are discussed in detail. Evidence points to sex determination in the mother cell previous to gamete formation. The stimulus to sexual reproduction is held to be a combination of an \&quot;inner disposition\&quot; with external physical factors, affecting cell size, with which sexual reproduction is intimately associated. The behavior of the gametes, and types of auxospore formation are thoroughly discussed, concluding with a tabular resume of all cases in the literature. Previous views of the author and others regarding physiological and morphological anisogamy are reviewed, and the question is raised of the feasibility of using size difference of gametes and their motility as a criterion of sex determination, all combinations having been observed. Observations led to the conclusion that isogamy seemed to correspond to cases of 1-gamete mother cells, and anisogamy to 2-gamete mother cells, copulation in the former being slow and readily observable, in the latter rapid and often overlooked. In some spp. of 2-gamete mother cells a special self sterility seemed to obtain. Cocconeis placentula v. tenuistriata* (p.126) is proposed. || ABSTRACT AUTHORS: P. S. Conger&quot;,&quot;URL&quot;:&quot;https://books.google.de/books?id=RZULAQAAIAAJ&quot;,&quot;author&quot;:[{&quot;family&quot;:&quot;Geitler&quot;,&quot;given&quot;:&quot;L.&quot;}],&quot;issued&quot;:{&quot;date-parts&quot;:[[&quot;1932&quot;]]}}},{&quot;id&quot;:522,&quot;uris&quot;:[&quot;http://zotero.org/users/108874/items/GRUKT6XU&quot;],&quot;uri&quot;:[&quot;http://zotero.org/users/108874/items/GRUKT6XU&quot;],&quot;itemData&quot;:{&quot;id&quot;:522,&quot;type&quot;:&quot;article-journal&quot;,&quot;title&quot;:&quot;Influence of bacteria on cell size development and morphology of cultivated diatoms&quot;,&quot;container-title&quot;:&quot;Phycological Research&quot;,&quot;page&quot;:&quot;269-281&quot;,&quot;volume&quot;:&quot;62&quot;,&quot;issue&quot;:&quot;4&quot;,&quot;source&quot;:&quot;Wiley Online Library&quot;,&quot;abstract&quot;:&quot;Vegetative cell division in diatoms often results in a decreased cell size of one of the daughter cells, which during long-term cultivation may lead to a gradual decrease of the mean cell size of the culture. To restore the initial cell size, sexual reproduction is required, however, in many diatom cultures sexual reproduction does not occur. Such diatom cultures may lose their viability once the average size of the cells falls below a critical size. Cell size reduction therefore seriously restrains the long-term stability of many diatom cultures. In order to study the bacterial influence on the size diminution process, we observed cell morphology and size distribution of the diatoms Achnanthidium minutissimum, Cymbella affiniformis and Nitzschia palea for more than two years in bacteria-free conditions (axenic cultures) and in cultures that contain bacteria (xenic cultures). We found considerable morphological aberrations of frustule microstructures in A. minutissimum and C. affiniformis when cultivated under axenic conditions compared to the xenic cultures. These variations comprise significant cell length reduction, simplification and rounding of the frustule contour and deformation of the siliceous cell walls, features that are normally found in older cultures shortly before they die off. In contrast, the xenic cultures were well preserved and showed less cell length diminution. Our results show that bacteria may have a fundamental influence on the stability of long-term cultures of diatoms.&quot;,&quot;URL&quot;:&quot;http://onlinelibrary.wiley.com/doi/10.1111/pre.12059/abstract&quot;,&quot;DOI&quot;:&quot;10.1111/pre.12059&quot;,&quot;ISSN&quot;:&quot;1440-1835&quot;,&quot;journalAbbreviation&quot;:&quot;Phycol Res&quot;,&quot;language&quot;:&quot;en&quot;,&quot;author&quot;:[{&quot;family&quot;:&quot;Windler&quot;,&quot;given&quot;:&quot;Miriam&quot;},{&quot;family&quot;:&quot;Bova&quot;,&quot;given&quot;:&quot;Dariia&quot;},{&quot;family&quot;:&quot;Kryvenda&quot;,&quot;given&quot;:&quot;Anastasiia&quot;},{&quot;family&quot;:&quot;Straile&quot;,&quot;given&quot;:&quot;Dietmar&quot;},{&quot;family&quot;:&quot;Gruber&quot;,&quot;given&quot;:&quot;Ansgar&quot;},{&quot;family&quot;:&quot;Kroth&quot;,&quot;given&quot;:&quot;Peter G.&quot;}],&quot;issued&quot;:{&quot;date-parts&quot;:[[&quot;2014&quot;]]},&quot;accessed&quot;:{&quot;date-parts&quot;:[[&quot;2015&quot;,2,4]]}}}],&quot;schema&quot;:&quot;https://github.com/citation-style-language/schema/raw/master/csl-citation.json&quot;} RND3ji0sExOfo"/><text:span text:style-name="T170">. However, such deformations also occur naturally and can be used as stress markers, as well as water quality indicators </text:span><text:reference-mark-start text:name="ZOTERO_ITEM CSL_CITATION {&quot;citationID&quot;:&quot;niud7o4bb&quot;,&quot;properties&quot;:{&quot;formattedCitation&quot;:&quot;([Morin, Coste &amp; Hamilton, 2008](http://onlinelibrary.wiley.com/doi/10.1111/j.1529-8817.2008.00587.x/abstract); [Falasco et al., 2009](http://www.ajol.info/index.php/wsa/article/view/49185); [Cantonati et al., 2014](http://www.sciencedirect.com/science/article/pii/S0048969713011625))&quot;,&quot;plainCitation&quot;:&quot;([Morin, Coste &amp; Hamilton, 2008](http://onlinelibrary.wiley.com/doi/10.1111/j.1529-8817.2008.00587.x/abstract); [Falasco et al., 2009](http://www.ajol.info/index.php/wsa/article/view/49185); [Cantonati et al., 2014](http://www.sciencedirect.com/science/article/pii/S0048969713011625))&quot;},&quot;citationItems&quot;:[{&quot;id&quot;:1284,&quot;uris&quot;:[&quot;http://zotero.org/users/108874/items/7PCGB34A&quot;],&quot;uri&quot;:[&quot;http://zotero.org/users/108874/items/7PCGB34A&quot;],&quot;itemData&quot;:{&quot;id&quot;:1284,&quot;type&quot;:&quot;article-journal&quot;,&quot;title&quot;:&quot;Scanning Electron Microscopy Observations of Deformities in Small Pennate Diatoms Exposed to High Cadmium Concentrations&quot;,&quot;container-title&quot;:&quot;Journal of Phycology&quot;,&quot;page&quot;:&quot;1512-1518&quot;,&quot;volume&quot;:&quot;44&quot;,&quot;issue&quot;:&quot;6&quot;,&quot;source&quot;:&quot;Wiley Online Library&quot;,&quot;abstract&quot;:&quot;Different types of malformations are likely to affect the morphology of diatoms when exposed to particularly unstable environmental conditions, the most easily identifiable being distortion of the whole frustule. In the present study, we investigated, by means of SEM, valve abnormalities induced by high cadmium contamination (100 μg · L−1) in small pennate diatoms. Changes in the shape of Amphora pediculus (Kütz.) Grunow and anomalous sculpturing of the cell wall of many species, such as Encyonema minutum (Hilse) D. G. Mann, Mayamaea agrestris (Hust.) Lange-Bert., Gomphonema parvulum (Kütz.) Kütz., or Eolimna minima (Grunow) Lange-Bert., were observed, which were not, or almost not, noticeable in the LM. With consideration to current knowledge of diatom morphogenesis, metal uptake by the cell would induce, directly or indirectly, damage to many cytoplasmic components (e.g., microtubules, cytoskeleton, Golgi-derived vesicles) involved in the precisely organized silica deposition. This study confirms that many species, whatever their size, are likely to exhibit morphological abnormalities under cadmium stress, and that this indicator may be valuable for the biomonitoring of metal contamination, even if SEM observations are not necessary for routine studies.&quot;,&quot;URL&quot;:&quot;http://onlinelibrary.wiley.com/doi/10.1111/j.1529-8817.2008.00587.x/abstract&quot;,&quot;DOI&quot;:&quot;10.1111/j.1529-8817.2008.00587.x&quot;,&quot;ISSN&quot;:&quot;1529-8817&quot;,&quot;language&quot;:&quot;en&quot;,&quot;author&quot;:[{&quot;family&quot;:&quot;Morin&quot;,&quot;given&quot;:&quot;Soizic&quot;},{&quot;family&quot;:&quot;Coste&quot;,&quot;given&quot;:&quot;Michel&quot;},{&quot;family&quot;:&quot;Hamilton&quot;,&quot;given&quot;:&quot;Paul B.&quot;}],&quot;issued&quot;:{&quot;date-parts&quot;:[[&quot;2008&quot;,12,1]]},&quot;accessed&quot;:{&quot;date-parts&quot;:[[&quot;2014&quot;,9,30]]}}},{&quot;id&quot;:798,&quot;uris&quot;:[&quot;http://zotero.org/users/108874/items/APQVINGN&quot;],&quot;uri&quot;:[&quot;http://zotero.org/users/108874/items/APQVINGN&quot;],&quot;itemData&quot;:{&quot;id&quot;:798,&quot;type&quot;:&quot;article-journal&quot;,&quot;title&quot;:&quot;Morphological abnormalities of diatom silica walls in relation to heavy metal contamination and artificial growth conditions&quot;,&quot;container-title&quot;:&quot;Water SA&quot;,&quot;page&quot;:&quot;595-606&quot;,&quot;volume&quot;:&quot;35&quot;,&quot;URL&quot;:&quot;http://www.ajol.info/index.php/wsa/article/view/49185&quot;,&quot;DOI&quot;:&quot;10.1093/plankt/11.4.763&quot;,&quot;ISSN&quot;:&quot;1816-7950&quot;,&quot;author&quot;:[{&quot;family&quot;:&quot;Falasco&quot;,&quot;given&quot;:&quot;E.&quot;},{&quot;family&quot;:&quot;Bona&quot;,&quot;given&quot;:&quot;F.&quot;},{&quot;family&quot;:&quot;Ginepro&quot;,&quot;given&quot;:&quot;M.&quot;},{&quot;family&quot;:&quot;Hoffmann&quot;,&quot;given&quot;:&quot;L.&quot;},{&quot;family&quot;:&quot;Ector&quot;,&quot;given&quot;:&quot;L.&quot;}],&quot;issued&quot;:{&quot;date-parts&quot;:[[&quot;2009&quot;]]}}},{&quot;id&quot;:512,&quot;uris&quot;:[&quot;http://zotero.org/users/108874/items/7XA2IZ7A&quot;],&quot;uri&quot;:[&quot;http://zotero.org/users/108874/items/7XA2IZ7A&quot;],&quot;itemData&quot;:{&quot;id&quot;:512,&quot;type&quot;:&quot;article-journal&quot;,&quot;title&quot;:&quot;Diatom &lt;i&gt;Achnanthidium minutissimum&lt;/i&gt; (Bacillariophyta) valve deformities as indicators of metal enrichment in diverse widely-distributed freshwater habitats&quot;,&quot;container-title&quot;:&quot;Science of The Total Environment&quot;,&quot;page&quot;:&quot;201-215&quot;,&quot;volume&quot;:&quot;475&quot;,&quot;source&quot;:&quot;ScienceDirect&quot;,&quot;abstract&quot;:&quot;In the presence of different environmental stressors, diatoms can produce frustules presenting different types of deformities. Metals and trace elements are among the most common causes of these teratological forms. Metal enrichment in water bodies can be attributed to the geological setting of the area or to pollution. The widespread benthic diatom Achnanthidium minutissimum (ADMI) is one of the most metal-tolerant species. In the present study, ADMI teratologies were defined from samples taken from eight very diverse, widely-distributed inland-water habitats: streams affected by active and abandoned mining areas, a metal-contaminated stream, a spring in an old chalcopyrite mine, a mineral-water fountain, and a sediment core taken from a lake affected by metal contamination in the past. Deformed frustules of ADMI were characterised mainly by one (sometimes two) more or less bent off ending, conferring to the specimens a cymbelloid outline (cymbelliclinum-like teratology, CLT). Marked teratologies were distinguished from slight deformities. Hydrochemical analyses, including metals and trace elements, were carried out and enrichment factors (EF) relative to average crustal composition were calculated. To improve our knowledge on the potential of different metals and trace elements to trigger the occurrence of ADMI CLT, we carefully selected 15 springs out of 110 (CRENODAT dataset) where both ADMI and above-average metal or metalloid concentrations occurred, and re-analysed these samples. The results from the eight widely-distributed core sites as well as from the 15 selected CRENODAT springs led to the hypothesis that two metals (copper and zinc) and a metalloid (antimony) were the most likely triggers of ADMI CLT formation. From a quantitative point of view, it is worth noting that the lowest concentrations triggering ADMI CLT can be fairly low, particularly in the case of copper contamination. The antimony-rich site was characterised by a marked-teratology variant where both ends of ADMI were bent off.&quot;,&quot;URL&quot;:&quot;http://www.sciencedirect.com/science/article/pii/S0048969713011625&quot;,&quot;DOI&quot;:&quot;10.1016/j.scitotenv.2013.10.018&quot;,&quot;ISSN&quot;:&quot;0048-9697&quot;,&quot;journalAbbreviation&quot;:&quot;Science of The Total Environment&quot;,&quot;author&quot;:[{&quot;family&quot;:&quot;Cantonati&quot;,&quot;given&quot;:&quot;Marco&quot;},{&quot;family&quot;:&quot;Angeli&quot;,&quot;given&quot;:&quot;Nicola&quot;},{&quot;family&quot;:&quot;Virtanen&quot;,&quot;given&quot;:&quot;Laura&quot;},{&quot;family&quot;:&quot;Wojtal&quot;,&quot;given&quot;:&quot;Agata Z.&quot;},{&quot;family&quot;:&quot;Gabrieli&quot;,&quot;given&quot;:&quot;Jacopo&quot;},{&quot;family&quot;:&quot;Falasco&quot;,&quot;given&quot;:&quot;Elisa&quot;},{&quot;family&quot;:&quot;Lavoie&quot;,&quot;given&quot;:&quot;Isabelle&quot;},{&quot;family&quot;:&quot;Morin&quot;,&quot;given&quot;:&quot;Soizic&quot;},{&quot;family&quot;:&quot;Marchetto&quot;,&quot;given&quot;:&quot;Aldo&quot;},{&quot;family&quot;:&quot;Fortin&quot;,&quot;given&quot;:&quot;Claude&quot;},{&quot;family&quot;:&quot;Smirnova&quot;,&quot;given&quot;:&quot;Svetlana&quot;}],&quot;issued&quot;:{&quot;date-parts&quot;:[[&quot;2014&quot;,3,15]]},&quot;accessed&quot;:{&quot;date-parts&quot;:[[&quot;2014&quot;,4,29]]}}}],&quot;schema&quot;:&quot;https://github.com/citation-style-language/schema/raw/master/csl-citation.json&quot;} RND8tzjvmYVgj"/><text:span text:style-name="T170">([Morin, Coste &amp; Hamilton, 2008](http://onlinelibrary.wiley.com/doi/10.1111/j.1529-8817.2008.00587.x/abstract); [Falasco et al., 2009](http://www.ajol.info/index.php/wsa/article/view/49185); [Cantonati et al., 2014](http://www.sciencedirect.com/science/article/pii/S0048969713011625))</text:span><text:reference-mark-end text:name="ZOTERO_ITEM CSL_CITATION {&quot;citationID&quot;:&quot;niud7o4bb&quot;,&quot;properties&quot;:{&quot;formattedCitation&quot;:&quot;([Morin, Coste &amp; Hamilton, 2008](http://onlinelibrary.wiley.com/doi/10.1111/j.1529-8817.2008.00587.x/abstract); [Falasco et al., 2009](http://www.ajol.info/index.php/wsa/article/view/49185); [Cantonati et al., 2014](http://www.sciencedirect.com/science/article/pii/S0048969713011625))&quot;,&quot;plainCitation&quot;:&quot;([Morin, Coste &amp; Hamilton, 2008](http://onlinelibrary.wiley.com/doi/10.1111/j.1529-8817.2008.00587.x/abstract); [Falasco et al., 2009](http://www.ajol.info/index.php/wsa/article/view/49185); [Cantonati et al., 2014](http://www.sciencedirect.com/science/article/pii/S0048969713011625))&quot;},&quot;citationItems&quot;:[{&quot;id&quot;:1284,&quot;uris&quot;:[&quot;http://zotero.org/users/108874/items/7PCGB34A&quot;],&quot;uri&quot;:[&quot;http://zotero.org/users/108874/items/7PCGB34A&quot;],&quot;itemData&quot;:{&quot;id&quot;:1284,&quot;type&quot;:&quot;article-journal&quot;,&quot;title&quot;:&quot;Scanning Electron Microscopy Observations of Deformities in Small Pennate Diatoms Exposed to High Cadmium Concentrations&quot;,&quot;container-title&quot;:&quot;Journal of Phycology&quot;,&quot;page&quot;:&quot;1512-1518&quot;,&quot;volume&quot;:&quot;44&quot;,&quot;issue&quot;:&quot;6&quot;,&quot;source&quot;:&quot;Wiley Online Library&quot;,&quot;abstract&quot;:&quot;Different types of malformations are likely to affect the morphology of diatoms when exposed to particularly unstable environmental conditions, the most easily identifiable being distortion of the whole frustule. In the present study, we investigated, by means of SEM, valve abnormalities induced by high cadmium contamination (100 μg · L−1) in small pennate diatoms. Changes in the shape of Amphora pediculus (Kütz.) Grunow and anomalous sculpturing of the cell wall of many species, such as Encyonema minutum (Hilse) D. G. Mann, Mayamaea agrestris (Hust.) Lange-Bert., Gomphonema parvulum (Kütz.) Kütz., or Eolimna minima (Grunow) Lange-Bert., were observed, which were not, or almost not, noticeable in the LM. With consideration to current knowledge of diatom morphogenesis, metal uptake by the cell would induce, directly or indirectly, damage to many cytoplasmic components (e.g., microtubules, cytoskeleton, Golgi-derived vesicles) involved in the precisely organized silica deposition. This study confirms that many species, whatever their size, are likely to exhibit morphological abnormalities under cadmium stress, and that this indicator may be valuable for the biomonitoring of metal contamination, even if SEM observations are not necessary for routine studies.&quot;,&quot;URL&quot;:&quot;http://onlinelibrary.wiley.com/doi/10.1111/j.1529-8817.2008.00587.x/abstract&quot;,&quot;DOI&quot;:&quot;10.1111/j.1529-8817.2008.00587.x&quot;,&quot;ISSN&quot;:&quot;1529-8817&quot;,&quot;language&quot;:&quot;en&quot;,&quot;author&quot;:[{&quot;family&quot;:&quot;Morin&quot;,&quot;given&quot;:&quot;Soizic&quot;},{&quot;family&quot;:&quot;Coste&quot;,&quot;given&quot;:&quot;Michel&quot;},{&quot;family&quot;:&quot;Hamilton&quot;,&quot;given&quot;:&quot;Paul B.&quot;}],&quot;issued&quot;:{&quot;date-parts&quot;:[[&quot;2008&quot;,12,1]]},&quot;accessed&quot;:{&quot;date-parts&quot;:[[&quot;2014&quot;,9,30]]}}},{&quot;id&quot;:798,&quot;uris&quot;:[&quot;http://zotero.org/users/108874/items/APQVINGN&quot;],&quot;uri&quot;:[&quot;http://zotero.org/users/108874/items/APQVINGN&quot;],&quot;itemData&quot;:{&quot;id&quot;:798,&quot;type&quot;:&quot;article-journal&quot;,&quot;title&quot;:&quot;Morphological abnormalities of diatom silica walls in relation to heavy metal contamination and artificial growth conditions&quot;,&quot;container-title&quot;:&quot;Water SA&quot;,&quot;page&quot;:&quot;595-606&quot;,&quot;volume&quot;:&quot;35&quot;,&quot;URL&quot;:&quot;http://www.ajol.info/index.php/wsa/article/view/49185&quot;,&quot;DOI&quot;:&quot;10.1093/plankt/11.4.763&quot;,&quot;ISSN&quot;:&quot;1816-7950&quot;,&quot;author&quot;:[{&quot;family&quot;:&quot;Falasco&quot;,&quot;given&quot;:&quot;E.&quot;},{&quot;family&quot;:&quot;Bona&quot;,&quot;given&quot;:&quot;F.&quot;},{&quot;family&quot;:&quot;Ginepro&quot;,&quot;given&quot;:&quot;M.&quot;},{&quot;family&quot;:&quot;Hoffmann&quot;,&quot;given&quot;:&quot;L.&quot;},{&quot;family&quot;:&quot;Ector&quot;,&quot;given&quot;:&quot;L.&quot;}],&quot;issued&quot;:{&quot;date-parts&quot;:[[&quot;2009&quot;]]}}},{&quot;id&quot;:512,&quot;uris&quot;:[&quot;http://zotero.org/users/108874/items/7XA2IZ7A&quot;],&quot;uri&quot;:[&quot;http://zotero.org/users/108874/items/7XA2IZ7A&quot;],&quot;itemData&quot;:{&quot;id&quot;:512,&quot;type&quot;:&quot;article-journal&quot;,&quot;title&quot;:&quot;Diatom &lt;i&gt;Achnanthidium minutissimum&lt;/i&gt; (Bacillariophyta) valve deformities as indicators of metal enrichment in diverse widely-distributed freshwater habitats&quot;,&quot;container-title&quot;:&quot;Science of The Total Environment&quot;,&quot;page&quot;:&quot;201-215&quot;,&quot;volume&quot;:&quot;475&quot;,&quot;source&quot;:&quot;ScienceDirect&quot;,&quot;abstract&quot;:&quot;In the presence of different environmental stressors, diatoms can produce frustules presenting different types of deformities. Metals and trace elements are among the most common causes of these teratological forms. Metal enrichment in water bodies can be attributed to the geological setting of the area or to pollution. The widespread benthic diatom Achnanthidium minutissimum (ADMI) is one of the most metal-tolerant species. In the present study, ADMI teratologies were defined from samples taken from eight very diverse, widely-distributed inland-water habitats: streams affected by active and abandoned mining areas, a metal-contaminated stream, a spring in an old chalcopyrite mine, a mineral-water fountain, and a sediment core taken from a lake affected by metal contamination in the past. Deformed frustules of ADMI were characterised mainly by one (sometimes two) more or less bent off ending, conferring to the specimens a cymbelloid outline (cymbelliclinum-like teratology, CLT). Marked teratologies were distinguished from slight deformities. Hydrochemical analyses, including metals and trace elements, were carried out and enrichment factors (EF) relative to average crustal composition were calculated. To improve our knowledge on the potential of different metals and trace elements to trigger the occurrence of ADMI CLT, we carefully selected 15 springs out of 110 (CRENODAT dataset) where both ADMI and above-average metal or metalloid concentrations occurred, and re-analysed these samples. The results from the eight widely-distributed core sites as well as from the 15 selected CRENODAT springs led to the hypothesis that two metals (copper and zinc) and a metalloid (antimony) were the most likely triggers of ADMI CLT formation. From a quantitative point of view, it is worth noting that the lowest concentrations triggering ADMI CLT can be fairly low, particularly in the case of copper contamination. The antimony-rich site was characterised by a marked-teratology variant where both ends of ADMI were bent off.&quot;,&quot;URL&quot;:&quot;http://www.sciencedirect.com/science/article/pii/S0048969713011625&quot;,&quot;DOI&quot;:&quot;10.1016/j.scitotenv.2013.10.018&quot;,&quot;ISSN&quot;:&quot;0048-9697&quot;,&quot;journalAbbreviation&quot;:&quot;Science of The Total Environment&quot;,&quot;author&quot;:[{&quot;family&quot;:&quot;Cantonati&quot;,&quot;given&quot;:&quot;Marco&quot;},{&quot;family&quot;:&quot;Angeli&quot;,&quot;given&quot;:&quot;Nicola&quot;},{&quot;family&quot;:&quot;Virtanen&quot;,&quot;given&quot;:&quot;Laura&quot;},{&quot;family&quot;:&quot;Wojtal&quot;,&quot;given&quot;:&quot;Agata Z.&quot;},{&quot;family&quot;:&quot;Gabrieli&quot;,&quot;given&quot;:&quot;Jacopo&quot;},{&quot;family&quot;:&quot;Falasco&quot;,&quot;given&quot;:&quot;Elisa&quot;},{&quot;family&quot;:&quot;Lavoie&quot;,&quot;given&quot;:&quot;Isabelle&quot;},{&quot;family&quot;:&quot;Morin&quot;,&quot;given&quot;:&quot;Soizic&quot;},{&quot;family&quot;:&quot;Marchetto&quot;,&quot;given&quot;:&quot;Aldo&quot;},{&quot;family&quot;:&quot;Fortin&quot;,&quot;given&quot;:&quot;Claude&quot;},{&quot;family&quot;:&quot;Smirnova&quot;,&quot;given&quot;:&quot;Svetlana&quot;}],&quot;issued&quot;:{&quot;date-parts&quot;:[[&quot;2014&quot;,3,15]]},&quot;accessed&quot;:{&quot;date-parts&quot;:[[&quot;2014&quot;,4,29]]}}}],&quot;schema&quot;:&quot;https://github.com/citation-style-language/schema/raw/master/csl-citation.json&quot;} RND8tzjvmYVgj"/><text:span text:style-name="T200">.</text:span></text:p>
      <text:p text:style-name="P16"><text:span text:style-name="T173">A. minutissimum</text:span> <text:span text:style-name="T327">forms biofilms and extracellular structures like stalks and</text:span> capsules. <text:span text:style-name="T185">These structures have been defined as “unidirectionally deposited, multi-layered structures attaching cells to substrata” </text:span><text:reference-mark-start text:name="ZOTERO_ITEM CSL_CITATION {&quot;citationID&quot;:&quot;1rct87f9jm&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gsYolQvB3b"/><text:span text:style-name="T185">([Hoagland et al., 1993](http://onlinelibrary.wiley.com/doi/10.1111/j.0022-3646.1993.00537.x/abstract))</text:span><text:reference-mark-end text:name="ZOTERO_ITEM CSL_CITATION {&quot;citationID&quot;:&quot;1rct87f9jm&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gsYolQvB3b"/><text:span text:style-name="T185">. S</text:span>talks have been investigated previously by transmission electron microscopy and biochemical techniques to elucidate structural morphology and chemical composition <text:reference-mark-start text:name="ZOTERO_ITEM CSL_CITATION {&quot;citationID&quot;:&quot;22ivee16mu&quot;,&quot;properties&quot;:{&quot;formattedCitation&quot;:&quot;([Daniel, Chamberlain &amp; Jones, 1987](http://www.tandfonline.com/doi/abs/10.1080/00071618700650131))&quot;,&quot;plainCitation&quot;:&quot;([Daniel, Chamberlain &amp; Jones, 1987](http://www.tandfonline.com/doi/abs/10.1080/00071618700650131))&quot;},&quot;citationItems&quot;:[{&quot;id&quot;:130,&quot;uris&quot;:[&quot;http://zotero.org/users/108874/items/QGJK5ZFZ&quot;],&quot;uri&quot;:[&quot;http://zotero.org/users/108874/items/QGJK5ZFZ&quot;],&quot;itemData&quot;:{&quot;id&quot;:130,&quot;type&quot;:&quot;article-journal&quot;,&quot;title&quot;:&quot;Cytochemical and electron microscopical observations on the adhesive materials of marine fouling diatoms&quot;,&quot;container-title&quot;:&quot;British Phycological Journal&quot;,&quot;page&quot;:&quot;101-118&quot;,&quot;volume&quot;:&quot;22&quot;,&quot;issue&quot;:&quot;2&quot;,&quot;source&quot;:&quot;Taylor and Francis+NEJM&quot;,&quot;abstract&quot;:&quot;The cytochemical reactions of the attachment mucilage of 12 diatom genera (total 17 species) have been examined. These organisms are all found as members of fouling communities and, in some cases, are the dominant component. In every case the mucilages were found to be exclusively polysaccharide, except in Berkeleya rutilans where a low level of protein was also detected. All the polysaccharides contained anionic constituents, with carboxyl groups predominant in the pad-forming species and in early stages of attachment of the stalked species, whilst sulphated polysaccharides were more prevalent and in greater proportions in chain-forming and tube-dwelling species and in the stalks of Achnanthes and Licmophora. These stalks show distinct anatomical differences as well as differences in cytochemistry. The possible significance of the variations in cytochemistry are considered for the different growth forms.&quot;,&quot;URL&quot;:&quot;http://www.tandfonline.com/doi/abs/10.1080/00071618700650131&quot;,&quot;DOI&quot;:&quot;10.1080/00071618700650131&quot;,&quot;ISSN&quot;:&quot;0007-1617&quot;,&quot;author&quot;:[{&quot;family&quot;:&quot;Daniel&quot;,&quot;given&quot;:&quot;G.F.&quot;},{&quot;family&quot;:&quot;Chamberlain&quot;,&quot;given&quot;:&quot;A.H.L.&quot;},{&quot;family&quot;:&quot;Jones&quot;,&quot;given&quot;:&quot;E.B.G.&quot;}],&quot;issued&quot;:{&quot;date-parts&quot;:[[&quot;1987&quot;]]},&quot;accessed&quot;:{&quot;date-parts&quot;:[[&quot;2014&quot;,4,18]]}}}],&quot;schema&quot;:&quot;https://github.com/citation-style-language/schema/raw/master/csl-citation.json&quot;} RNDZ6D5yt4win"/>([Daniel, Chamberlain &amp; Jones, 1987](http://www.tandfonline.com/doi/abs/10.1080/00071618700650131))<text:reference-mark-end text:name="ZOTERO_ITEM CSL_CITATION {&quot;citationID&quot;:&quot;22ivee16mu&quot;,&quot;properties&quot;:{&quot;formattedCitation&quot;:&quot;([Daniel, Chamberlain &amp; Jones, 1987](http://www.tandfonline.com/doi/abs/10.1080/00071618700650131))&quot;,&quot;plainCitation&quot;:&quot;([Daniel, Chamberlain &amp; Jones, 1987](http://www.tandfonline.com/doi/abs/10.1080/00071618700650131))&quot;},&quot;citationItems&quot;:[{&quot;id&quot;:130,&quot;uris&quot;:[&quot;http://zotero.org/users/108874/items/QGJK5ZFZ&quot;],&quot;uri&quot;:[&quot;http://zotero.org/users/108874/items/QGJK5ZFZ&quot;],&quot;itemData&quot;:{&quot;id&quot;:130,&quot;type&quot;:&quot;article-journal&quot;,&quot;title&quot;:&quot;Cytochemical and electron microscopical observations on the adhesive materials of marine fouling diatoms&quot;,&quot;container-title&quot;:&quot;British Phycological Journal&quot;,&quot;page&quot;:&quot;101-118&quot;,&quot;volume&quot;:&quot;22&quot;,&quot;issue&quot;:&quot;2&quot;,&quot;source&quot;:&quot;Taylor and Francis+NEJM&quot;,&quot;abstract&quot;:&quot;The cytochemical reactions of the attachment mucilage of 12 diatom genera (total 17 species) have been examined. These organisms are all found as members of fouling communities and, in some cases, are the dominant component. In every case the mucilages were found to be exclusively polysaccharide, except in Berkeleya rutilans where a low level of protein was also detected. All the polysaccharides contained anionic constituents, with carboxyl groups predominant in the pad-forming species and in early stages of attachment of the stalked species, whilst sulphated polysaccharides were more prevalent and in greater proportions in chain-forming and tube-dwelling species and in the stalks of Achnanthes and Licmophora. These stalks show distinct anatomical differences as well as differences in cytochemistry. The possible significance of the variations in cytochemistry are considered for the different growth forms.&quot;,&quot;URL&quot;:&quot;http://www.tandfonline.com/doi/abs/10.1080/00071618700650131&quot;,&quot;DOI&quot;:&quot;10.1080/00071618700650131&quot;,&quot;ISSN&quot;:&quot;0007-1617&quot;,&quot;author&quot;:[{&quot;family&quot;:&quot;Daniel&quot;,&quot;given&quot;:&quot;G.F.&quot;},{&quot;family&quot;:&quot;Chamberlain&quot;,&quot;given&quot;:&quot;A.H.L.&quot;},{&quot;family&quot;:&quot;Jones&quot;,&quot;given&quot;:&quot;E.B.G.&quot;}],&quot;issued&quot;:{&quot;date-parts&quot;:[[&quot;1987&quot;]]},&quot;accessed&quot;:{&quot;date-parts&quot;:[[&quot;2014&quot;,4,18]]}}}],&quot;schema&quot;:&quot;https://github.com/citation-style-language/schema/raw/master/csl-citation.json&quot;} RNDZ6D5yt4win"/>. Additionally, a phase model of diatom adhesion involving stalks has been developed <text:reference-mark-start text:name="ZOTERO_ITEM CSL_CITATION {&quot;citationID&quot;:&quot;W0qKCGFt&quot;,&quot;properties&quot;:{&quot;formattedCitation&quot;:&quot;([Wang et al., 1997](http://www.plantphysiol.org/content/113/4/1071))&quot;,&quot;plainCitation&quot;:&quot;([Wang et al., 1997](http://www.plantphysiol.org/content/113/4/1071))&quot;},&quot;citationItems&quot;:[{&quot;id&quot;:164,&quot;uris&quot;:[&quot;http://zotero.org/users/108874/items/VHKGFHA6&quot;],&quot;uri&quot;:[&quot;http://zotero.org/users/108874/items/VHKGFHA6&quot;],&quot;itemData&quot;:{&quot;id&quot;:164,&quot;type&quot;:&quot;article-journal&quot;,&quot;title&quot;:&quot;Extracellular Matrix Assembly in Diatoms (Bacillariophyceae) II. 2,6-Dichlorobenzonitrile Inhibition of Motility and Stalk Production in the Marine Diatom &lt;i&gt;Achnanthes longipes&lt;/i&gt;&quot;,&quot;container-title&quot;:&quot;Plant Physiology&quot;,&quot;page&quot;:&quot;1071-1080&quot;,&quot;volume&quot;:&quot;113&quot;,&quot;issue&quot;:&quot;4&quot;,&quot;source&quot;:&quot;www.plantphysiol.org&quot;,&quot;abstract&quot;:&quot;The cellulose synthesis inhibitor 2,6-dichlorobenzonitrile (DCB) and the DCB analogs 2-chloro-6-fluorobenzonitrile, 3-amino-2,6-dichlorobenzonitrile, and 5-dimethylamino-naphthalene-1-sulfonyl-(3-cyano-2, 4-dichloro)aniline (DCBF) inhibited extracellular adhesive production in the marine diatom Achnanthes longipes, resulting in a loss of motility and a lack of permanent adhesion. The effect was fully reversible upon removal of the inhibitor, and cell growth was not affected at concentrations of inhibitors adequate to effectively interrupt the adhesion sequence. Video microscopy revealed that the adhesion sequence was mediated by the export and assembly of polymers, and consisted of initial attachment followed by cell motility and eventual production of permanent adhesive structures in the form of stalks that elevated the diatom above the substratum. A. longipes adhesive polymers are primarily composed of noncellulosic polysaccharides (B.A. Wustman, M.R. Gretz, and K.D. Hoagland [1997] Plant Physiol 113: 1059–1069). These results, together with the discovery of DCB inhibition of extracellular matrix assembly in noncellulosic red algal unicells (S.M. Arad, O. Dubinsky, and B. Simon [1994] Phycologia 33: 158–162), indicate that DCB inhibits synthesis of noncellulosic extracellular polysaccharides. A fluorescent probe, DCBF, was synthesized and shown to inhibit adhesive polymer production in the same manner as DCB. DCBF specifically labeled an 18-kD polypeptide isolated from a membrane fraction. Inhibition of adhesion by DCB and its analogs provides evidence of a direct relationship between polysaccharide synthesis and motility and permanent adhesion.&quot;,&quot;URL&quot;:&quot;http://www.plantphysiol.org/content/113/4/1071&quot;,&quot;DOI&quot;:&quot;10.1104/pp.113.4.1071&quot;,&quot;ISSN&quot;:&quot;0032-0889, 1532-2548&quot;,&quot;note&quot;:&quot;PMID: 12223661&quot;,&quot;journalAbbreviation&quot;:&quot;Plant Physiol.&quot;,&quot;language&quot;:&quot;en&quot;,&quot;author&quot;:[{&quot;family&quot;:&quot;Wang&quot;,&quot;given&quot;:&quot;Y.&quot;},{&quot;family&quot;:&quot;Lu&quot;,&quot;given&quot;:&quot;J.&quot;},{&quot;family&quot;:&quot;Mollet&quot;,&quot;given&quot;:&quot;J. C.&quot;},{&quot;family&quot;:&quot;Gretz&quot;,&quot;given&quot;:&quot;M. R.&quot;},{&quot;family&quot;:&quot;Hoagland&quot;,&quot;given&quot;:&quot;K. D.&quot;}],&quot;issued&quot;:{&quot;date-parts&quot;:[[&quot;1997&quot;,4,1]]},&quot;accessed&quot;:{&quot;date-parts&quot;:[[&quot;2014&quot;,4,4]]},&quot;PMID&quot;:&quot;12223661&quot;}}],&quot;schema&quot;:&quot;https://github.com/citation-style-language/schema/raw/master/csl-citation.json&quot;} RNDFZw0SlkNSg"/>([Wang et al., 1997](http://www.plantphysiol.org/content/113/4/1071))<text:reference-mark-end text:name="ZOTERO_ITEM CSL_CITATION {&quot;citationID&quot;:&quot;W0qKCGFt&quot;,&quot;properties&quot;:{&quot;formattedCitation&quot;:&quot;([Wang et al., 1997](http://www.plantphysiol.org/content/113/4/1071))&quot;,&quot;plainCitation&quot;:&quot;([Wang et al., 1997](http://www.plantphysiol.org/content/113/4/1071))&quot;},&quot;citationItems&quot;:[{&quot;id&quot;:164,&quot;uris&quot;:[&quot;http://zotero.org/users/108874/items/VHKGFHA6&quot;],&quot;uri&quot;:[&quot;http://zotero.org/users/108874/items/VHKGFHA6&quot;],&quot;itemData&quot;:{&quot;id&quot;:164,&quot;type&quot;:&quot;article-journal&quot;,&quot;title&quot;:&quot;Extracellular Matrix Assembly in Diatoms (Bacillariophyceae) II. 2,6-Dichlorobenzonitrile Inhibition of Motility and Stalk Production in the Marine Diatom &lt;i&gt;Achnanthes longipes&lt;/i&gt;&quot;,&quot;container-title&quot;:&quot;Plant Physiology&quot;,&quot;page&quot;:&quot;1071-1080&quot;,&quot;volume&quot;:&quot;113&quot;,&quot;issue&quot;:&quot;4&quot;,&quot;source&quot;:&quot;www.plantphysiol.org&quot;,&quot;abstract&quot;:&quot;The cellulose synthesis inhibitor 2,6-dichlorobenzonitrile (DCB) and the DCB analogs 2-chloro-6-fluorobenzonitrile, 3-amino-2,6-dichlorobenzonitrile, and 5-dimethylamino-naphthalene-1-sulfonyl-(3-cyano-2, 4-dichloro)aniline (DCBF) inhibited extracellular adhesive production in the marine diatom Achnanthes longipes, resulting in a loss of motility and a lack of permanent adhesion. The effect was fully reversible upon removal of the inhibitor, and cell growth was not affected at concentrations of inhibitors adequate to effectively interrupt the adhesion sequence. Video microscopy revealed that the adhesion sequence was mediated by the export and assembly of polymers, and consisted of initial attachment followed by cell motility and eventual production of permanent adhesive structures in the form of stalks that elevated the diatom above the substratum. A. longipes adhesive polymers are primarily composed of noncellulosic polysaccharides (B.A. Wustman, M.R. Gretz, and K.D. Hoagland [1997] Plant Physiol 113: 1059–1069). These results, together with the discovery of DCB inhibition of extracellular matrix assembly in noncellulosic red algal unicells (S.M. Arad, O. Dubinsky, and B. Simon [1994] Phycologia 33: 158–162), indicate that DCB inhibits synthesis of noncellulosic extracellular polysaccharides. A fluorescent probe, DCBF, was synthesized and shown to inhibit adhesive polymer production in the same manner as DCB. DCBF specifically labeled an 18-kD polypeptide isolated from a membrane fraction. Inhibition of adhesion by DCB and its analogs provides evidence of a direct relationship between polysaccharide synthesis and motility and permanent adhesion.&quot;,&quot;URL&quot;:&quot;http://www.plantphysiol.org/content/113/4/1071&quot;,&quot;DOI&quot;:&quot;10.1104/pp.113.4.1071&quot;,&quot;ISSN&quot;:&quot;0032-0889, 1532-2548&quot;,&quot;note&quot;:&quot;PMID: 12223661&quot;,&quot;journalAbbreviation&quot;:&quot;Plant Physiol.&quot;,&quot;language&quot;:&quot;en&quot;,&quot;author&quot;:[{&quot;family&quot;:&quot;Wang&quot;,&quot;given&quot;:&quot;Y.&quot;},{&quot;family&quot;:&quot;Lu&quot;,&quot;given&quot;:&quot;J.&quot;},{&quot;family&quot;:&quot;Mollet&quot;,&quot;given&quot;:&quot;J. C.&quot;},{&quot;family&quot;:&quot;Gretz&quot;,&quot;given&quot;:&quot;M. R.&quot;},{&quot;family&quot;:&quot;Hoagland&quot;,&quot;given&quot;:&quot;K. D.&quot;}],&quot;issued&quot;:{&quot;date-parts&quot;:[[&quot;1997&quot;,4,1]]},&quot;accessed&quot;:{&quot;date-parts&quot;:[[&quot;2014&quot;,4,4]]},&quot;PMID&quot;:&quot;12223661&quot;}}],&quot;schema&quot;:&quot;https://github.com/citation-style-language/schema/raw/master/csl-citation.json&quot;} RNDFZw0SlkNSg"/>: <text:span text:style-name="T333">Stalks may protrude from so called “basal pads” of aggregated EPS at the </text:span><text:span text:style-name="T242">apical </text:span><text:span text:style-name="T243">valve faces </text:span><text:span text:style-name="T333">within </text:span>hours to <text:span text:style-name="T353">a </text:span>few days<text:span text:style-name="T333">, thus elevating </text:span>the cells above the substrate. Capsule formation in <text:span text:style-name="T173">A. minutissimum</text:span> biofilms occurs later in the stationary phas<text:span text:style-name="T186">e, is possibly triggered by bacterial influences, and may cement diatom attachment </text:span><text:reference-mark-start text:name="ZOTERO_ITEM CSL_CITATION {&quot;citationID&quot;:&quot;WiWoMbo6&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MBbwsSFFPK"/><text:span text:style-name="T186">([Windler et al., 2015](http://onlinelibrary.wiley.com/doi/10.1111/jpy.12280/abstract))</text:span><text:reference-mark-end text:name="ZOTERO_ITEM CSL_CITATION {&quot;citationID&quot;:&quot;WiWoMbo6&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MBbwsSFFPK"/>. <text:span text:style-name="T186">That</text:span> study also found <text:span text:style-name="T187">that axenic </text:span><text:span text:style-name="T174">A. minutissimum</text:span><text:span text:style-name="T171"> </text:span><text:span text:style-name="T172">cultures</text:span><text:span text:style-name="T187"> mostly secrete soluble carbohydrates while the insoluble carbohydrates in </text:span>xenic <text:span text:style-name="T172">cultures </text:span><text:span text:style-name="T187">were positively correlated with the appearance of capsule</text:span>s.</text:p>
      <text:p text:style-name="P11"><text:span text:style-name="T139">D</text:span><text:span text:style-name="T312">iatom capsules have puzzled phycologists for a long time and their potential physiological and ecological function have elicited a variety of hypotheses </text:span><text:reference-mark-start text:name="ZOTERO_ITEM CSL_CITATION {&quot;citationID&quot;:&quot;FhylX9J3&quot;,&quot;properties&quot;:{&quot;formattedCitation&quot;:&quot;([Lewin, 1955](http://mic.sgmjournals.org/content/13/1/162); [Geitler, 1977](http://link.springer.com/article/10.1007/BF00986291))&quot;,&quot;plainCitation&quot;:&quot;([Lewin, 1955](http://mic.sgmjournals.org/content/13/1/162); [Geitler, 1977](http://link.springer.com/article/10.1007/BF00986291))&quot;},&quot;citationItems&quot;:[{&quot;id&quot;:641,&quot;uris&quot;:[&quot;http://zotero.org/users/108874/items/CW58KVNR&quot;],&quot;uri&quot;:[&quot;http://zotero.org/users/108874/items/CW58KVNR&quot;],&quot;itemData&quot;:{&quot;id&quot;:641,&quot;type&quot;:&quot;article-journal&quot;,&quot;title&quot;:&quot;The Capsule of the Diatom &lt;i&gt;Navicula pelliculosa&lt;/i&gt;&quot;,&quot;container-title&quot;:&quot;Journal of General Microbiology&quot;,&quot;page&quot;:&quot;162-169&quot;,&quot;volume&quot;:&quot;13&quot;,&quot;issue&quot;:&quot;1&quot;,&quot;source&quot;:&quot;mic.sgmjournals.org&quot;,&quot;abstract&quot;:&quot;Summary: The cells of Navicula pelliculosa become invested in a gelatinous capsule when they cease to divide. This may occur when the culture medium becomes depleted of some necessary element, such as silicon, phosphorus, or nitrogen. A method for the extraction of the capsular fraction has been devised, which is based on its solubility in 20% (w/v) NaOH. It is a polyuronide, apparently consisting solely of glucuronic acid residues.&quot;,&quot;URL&quot;:&quot;http://mic.sgmjournals.org/content/13/1/162&quot;,&quot;DOI&quot;:&quot;10.1099/00221287-13-1-162&quot;,&quot;ISSN&quot;:&quot;1350-0872, 1465-2080&quot;,&quot;note&quot;:&quot;PMID: 13252225&quot;,&quot;journalAbbreviation&quot;:&quot;J Gen Microbiol&quot;,&quot;language&quot;:&quot;en&quot;,&quot;author&quot;:[{&quot;family&quot;:&quot;Lewin&quot;,&quot;given&quot;:&quot;Joyce C.&quot;}],&quot;issued&quot;:{&quot;date-parts&quot;:[[&quot;1955&quot;,8,1]]},&quot;accessed&quot;:{&quot;date-parts&quot;:[[&quot;2014&quot;,9,9]]},&quot;PMID&quot;:&quot;13252225&quot;}},{&quot;id&quot;:668,&quot;uris&quot;:[&quot;http://zotero.org/users/108874/items/WJV2RVGG&quot;],&quot;uri&quot;:[&quot;http://zotero.org/users/108874/items/WJV2RVGG&quot;],&quot;itemData&quot;:{&quot;id&quot;:668,&quot;type&quot;:&quot;article-journal&quot;,&quot;title&quot;:&quot;Entwicklungsgeschichtliche Eigentümlichkeiten einiger &lt;i&gt;Achnanthes&lt;/i&gt;-Arten (Diatomeae)&quot;,&quot;container-title&quot;:&quot;Plant Systematics and Evolution&quot;,&quot;page&quot;:&quot;377-392&quot;,&quot;volume&quot;:&quot;126&quot;,&quot;issue&quot;:&quot;4&quot;,&quot;source&quot;:&quot;link.springer.com&quot;,&quot;abstract&quot;:&quot;In Achnanthes lanceolata pairing occurs by chance in regard to the arrangement of the mother cells, inA. minutissima it is accomplished selectively: contact at the sides occupied by the nucleus is favoured very strongly. In contrast toA. exilis, pairing inA. minutissima occurs by detachment of both partner cells from their stalks, whileA. lanceolata has no stalks at all. The isogamous gamete fusion inA. lanceolata should be understood as a modification of the anisogamous behavior inA. minutissima andA. exilis. For the three species the same constant orientation of the primary cell in relation to the substratum and to the mother thecae is characteristic. The first epivalva always is the raphe valve. InA. lanceolata in connection with the property of the primary cell possessing two chromatophores resp. pyrenoids instead of one, the transapical heteropolarity of the rapheless valve, a specific character, changes to isopolarity. It seems that a sort of induction from the pyrenoids towards the formation of the rapheless valve is at work. InA. lanceolata the pseudoraphe shows a structure hitherto unknown.A. lanceolata “fo.ventricosa Hust.” is to be eliminated. Var.rostrata (Östrup)Hust. is a good taxon; two new differential characters are found.&quot;,&quot;URL&quot;:&quot;http://link.springer.com/article/10.1007/BF00986291&quot;,&quot;DOI&quot;:&quot;10.1007/BF00986291&quot;,&quot;ISSN&quot;:&quot;0378-2697, 1615-6110&quot;,&quot;journalAbbreviation&quot;:&quot;Pl Syst Evol&quot;,&quot;language&quot;:&quot;de&quot;,&quot;author&quot;:[{&quot;family&quot;:&quot;Geitler&quot;,&quot;given&quot;:&quot;Lothar&quot;}],&quot;issued&quot;:{&quot;date-parts&quot;:[[&quot;1977&quot;,12,1]]},&quot;accessed&quot;:{&quot;date-parts&quot;:[[&quot;2014&quot;,9,16]]}}}],&quot;schema&quot;:&quot;https://github.com/citation-style-language/schema/raw/master/csl-citation.json&quot;} RNDVvBcM47PRK"/><text:span text:style-name="T312">([Lewin, 1955](http://mic.sgmjournals.org/content/13/1/162); [Geitler, 1977](http://link.springer.com/article/10.1007/BF00986291))</text:span><text:reference-mark-end text:name="ZOTERO_ITEM CSL_CITATION {&quot;citationID&quot;:&quot;FhylX9J3&quot;,&quot;properties&quot;:{&quot;formattedCitation&quot;:&quot;([Lewin, 1955](http://mic.sgmjournals.org/content/13/1/162); [Geitler, 1977](http://link.springer.com/article/10.1007/BF00986291))&quot;,&quot;plainCitation&quot;:&quot;([Lewin, 1955](http://mic.sgmjournals.org/content/13/1/162); [Geitler, 1977](http://link.springer.com/article/10.1007/BF00986291))&quot;},&quot;citationItems&quot;:[{&quot;id&quot;:641,&quot;uris&quot;:[&quot;http://zotero.org/users/108874/items/CW58KVNR&quot;],&quot;uri&quot;:[&quot;http://zotero.org/users/108874/items/CW58KVNR&quot;],&quot;itemData&quot;:{&quot;id&quot;:641,&quot;type&quot;:&quot;article-journal&quot;,&quot;title&quot;:&quot;The Capsule of the Diatom &lt;i&gt;Navicula pelliculosa&lt;/i&gt;&quot;,&quot;container-title&quot;:&quot;Journal of General Microbiology&quot;,&quot;page&quot;:&quot;162-169&quot;,&quot;volume&quot;:&quot;13&quot;,&quot;issue&quot;:&quot;1&quot;,&quot;source&quot;:&quot;mic.sgmjournals.org&quot;,&quot;abstract&quot;:&quot;Summary: The cells of Navicula pelliculosa become invested in a gelatinous capsule when they cease to divide. This may occur when the culture medium becomes depleted of some necessary element, such as silicon, phosphorus, or nitrogen. A method for the extraction of the capsular fraction has been devised, which is based on its solubility in 20% (w/v) NaOH. It is a polyuronide, apparently consisting solely of glucuronic acid residues.&quot;,&quot;URL&quot;:&quot;http://mic.sgmjournals.org/content/13/1/162&quot;,&quot;DOI&quot;:&quot;10.1099/00221287-13-1-162&quot;,&quot;ISSN&quot;:&quot;1350-0872, 1465-2080&quot;,&quot;note&quot;:&quot;PMID: 13252225&quot;,&quot;journalAbbreviation&quot;:&quot;J Gen Microbiol&quot;,&quot;language&quot;:&quot;en&quot;,&quot;author&quot;:[{&quot;family&quot;:&quot;Lewin&quot;,&quot;given&quot;:&quot;Joyce C.&quot;}],&quot;issued&quot;:{&quot;date-parts&quot;:[[&quot;1955&quot;,8,1]]},&quot;accessed&quot;:{&quot;date-parts&quot;:[[&quot;2014&quot;,9,9]]},&quot;PMID&quot;:&quot;13252225&quot;}},{&quot;id&quot;:668,&quot;uris&quot;:[&quot;http://zotero.org/users/108874/items/WJV2RVGG&quot;],&quot;uri&quot;:[&quot;http://zotero.org/users/108874/items/WJV2RVGG&quot;],&quot;itemData&quot;:{&quot;id&quot;:668,&quot;type&quot;:&quot;article-journal&quot;,&quot;title&quot;:&quot;Entwicklungsgeschichtliche Eigentümlichkeiten einiger &lt;i&gt;Achnanthes&lt;/i&gt;-Arten (Diatomeae)&quot;,&quot;container-title&quot;:&quot;Plant Systematics and Evolution&quot;,&quot;page&quot;:&quot;377-392&quot;,&quot;volume&quot;:&quot;126&quot;,&quot;issue&quot;:&quot;4&quot;,&quot;source&quot;:&quot;link.springer.com&quot;,&quot;abstract&quot;:&quot;In Achnanthes lanceolata pairing occurs by chance in regard to the arrangement of the mother cells, inA. minutissima it is accomplished selectively: contact at the sides occupied by the nucleus is favoured very strongly. In contrast toA. exilis, pairing inA. minutissima occurs by detachment of both partner cells from their stalks, whileA. lanceolata has no stalks at all. The isogamous gamete fusion inA. lanceolata should be understood as a modification of the anisogamous behavior inA. minutissima andA. exilis. For the three species the same constant orientation of the primary cell in relation to the substratum and to the mother thecae is characteristic. The first epivalva always is the raphe valve. InA. lanceolata in connection with the property of the primary cell possessing two chromatophores resp. pyrenoids instead of one, the transapical heteropolarity of the rapheless valve, a specific character, changes to isopolarity. It seems that a sort of induction from the pyrenoids towards the formation of the rapheless valve is at work. InA. lanceolata the pseudoraphe shows a structure hitherto unknown.A. lanceolata “fo.ventricosa Hust.” is to be eliminated. Var.rostrata (Östrup)Hust. is a good taxon; two new differential characters are found.&quot;,&quot;URL&quot;:&quot;http://link.springer.com/article/10.1007/BF00986291&quot;,&quot;DOI&quot;:&quot;10.1007/BF00986291&quot;,&quot;ISSN&quot;:&quot;0378-2697, 1615-6110&quot;,&quot;journalAbbreviation&quot;:&quot;Pl Syst Evol&quot;,&quot;language&quot;:&quot;de&quot;,&quot;author&quot;:[{&quot;family&quot;:&quot;Geitler&quot;,&quot;given&quot;:&quot;Lothar&quot;}],&quot;issued&quot;:{&quot;date-parts&quot;:[[&quot;1977&quot;,12,1]]},&quot;accessed&quot;:{&quot;date-parts&quot;:[[&quot;2014&quot;,9,16]]}}}],&quot;schema&quot;:&quot;https://github.com/citation-style-language/schema/raw/master/csl-citation.json&quot;} RNDVvBcM47PRK"/><text:span text:style-name="T312">. For example, capsules have been proposed to participate in locomotion, flotation, attachment, waste removal, catchment of inorganic nutrients,</text:span> <text:span text:style-name="T312">storage of polysaccharides, sexual reproduction, as well as protection against grazing and dehydration. More recently, it was demonstrated that capsule formation is </text:span><text:soft-page-break/><text:span text:style-name="T312">dependent on at least “a certain minimum light intensity”, sparking the idea that capsules might serve as an additional polysaccharide storage pool, once intracellular capacities are saturated </text:span><text:reference-mark-start text:name="ZOTERO_ITEM CSL_CITATION {&quot;citationID&quot;:&quot;2bdh3620se&quot;,&quot;properties&quot;:{&quot;formattedCitation&quot;:&quot;([Staats et al., 2000](http://www.int-res.com/abstracts/meps/v193/p261-269/))&quot;,&quot;plainCitation&quot;:&quot;([Staats et al., 2000](http://www.int-res.com/abstracts/meps/v193/p261-269/))&quot;},&quot;citationItems&quot;:[{&quot;id&quot;:654,&quot;uris&quot;:[&quot;http://zotero.org/users/108874/items/UKH6FVC3&quot;],&quot;uri&quot;:[&quot;http://zotero.org/users/108874/items/UKH6FVC3&quot;],&quot;itemData&quot;:{&quot;id&quot;:654,&quot;type&quot;:&quot;article-journal&quot;,&quot;title&quot;:&quot;Oxygenic photosynthesis as driving process in exopolysaccharide production of benthic diatoms&quot;,&quot;container-title&quot;:&quot;Marine Ecology Progress Series&quot;,&quot;page&quot;:&quot;261-269&quot;,&quot;volume&quot;:&quot;193&quot;,&quot;source&quot;:&quot;Inter-Research Science Center&quot;,&quot;abstract&quot;:&quot;ABSTRACT: The secretion of exopolysaccharide in an axenic culture of the marine benthic diatom Cylindrotheca closterium was investigated. The central question of the experiments was if polysaccharide secretion was dependent on light and photosynthesis. Cells were incubated in the light, in the dark, or in the light with addition of the inhibitor of Photosystem II, 3-(3,4-dichlorophenyl)-1,1-dimethyl urea (DCMU). These treatments were also applied to a population of benthic diatoms on an intertidal mudflat in the Westerschelde (Scheldt estuary, The Netherlands). In the light (60 µmol photons m-2 s-1) C. closterium showed high rates of polysaccharide secretion, while no secretion was observed in the dark or in the presence of DCMU. No intracellular carbohydrate was converted to exopolysaccharide in the dark or in the light with DCMU added. This indicated that secretion of exopolysaccharide was dependent on oxygenic photosynthesis. Similarly, high rates of exopolysaccharide accumulation were observed during daytime emersion on the mudflat, but not in darkened or DCMU-treated sediment. This demonstrated that the pattern observed in cultures of C. closterium was reproducible in situ. It was observed that during daytime emersion patterns of vertical migration in the dark and DCMU-treated plots did not differ from those in the light. This implies that motility was not the steering factor for the observed accumulation of exopolysaccharide in the light. When an axenic culture of C. closterium was incubated under an alternating 12 h light:12 h dark cycle, exopolysaccharide concentrations decreased in the dark. Degradation of exopolysaccharide was also observed in the natural population on the mudflat during emersion at night. Because no bacteria were present in the C. closterium cultures, it was conceived that the degradation of exopolysaccharide observed in cultures was due to secretion of hydrolytic enzymes by C. closterium.&quot;,&quot;URL&quot;:&quot;http://www.int-res.com/abstracts/meps/v193/p261-269/&quot;,&quot;DOI&quot;:&quot;10.3354/meps193261&quot;,&quot;journalAbbreviation&quot;:&quot;Mar Ecol Prog Ser&quot;,&quot;author&quot;:[{&quot;family&quot;:&quot;Staats&quot;,&quot;given&quot;:&quot;Natascha&quot;},{&quot;family&quot;:&quot;Stal&quot;,&quot;given&quot;:&quot;Lucas J.&quot;},{&quot;family&quot;:&quot;Winder&quot;,&quot;given&quot;:&quot;Ben de&quot;},{&quot;family&quot;:&quot;Mur&quot;,&quot;given&quot;:&quot;Luuc R.&quot;}],&quot;issued&quot;:{&quot;date-parts&quot;:[[&quot;2000&quot;,2,28]]},&quot;accessed&quot;:{&quot;date-parts&quot;:[[&quot;2014&quot;,9,16]]}}}],&quot;schema&quot;:&quot;https://github.com/citation-style-language/schema/raw/master/csl-citation.json&quot;} RNDwTjlTqPO2n"/><text:span text:style-name="T312">([Staats et al., 2000](http://www.int-res.com/abstracts/meps/v193/p261-269/))</text:span><text:reference-mark-end text:name="ZOTERO_ITEM CSL_CITATION {&quot;citationID&quot;:&quot;2bdh3620se&quot;,&quot;properties&quot;:{&quot;formattedCitation&quot;:&quot;([Staats et al., 2000](http://www.int-res.com/abstracts/meps/v193/p261-269/))&quot;,&quot;plainCitation&quot;:&quot;([Staats et al., 2000](http://www.int-res.com/abstracts/meps/v193/p261-269/))&quot;},&quot;citationItems&quot;:[{&quot;id&quot;:654,&quot;uris&quot;:[&quot;http://zotero.org/users/108874/items/UKH6FVC3&quot;],&quot;uri&quot;:[&quot;http://zotero.org/users/108874/items/UKH6FVC3&quot;],&quot;itemData&quot;:{&quot;id&quot;:654,&quot;type&quot;:&quot;article-journal&quot;,&quot;title&quot;:&quot;Oxygenic photosynthesis as driving process in exopolysaccharide production of benthic diatoms&quot;,&quot;container-title&quot;:&quot;Marine Ecology Progress Series&quot;,&quot;page&quot;:&quot;261-269&quot;,&quot;volume&quot;:&quot;193&quot;,&quot;source&quot;:&quot;Inter-Research Science Center&quot;,&quot;abstract&quot;:&quot;ABSTRACT: The secretion of exopolysaccharide in an axenic culture of the marine benthic diatom Cylindrotheca closterium was investigated. The central question of the experiments was if polysaccharide secretion was dependent on light and photosynthesis. Cells were incubated in the light, in the dark, or in the light with addition of the inhibitor of Photosystem II, 3-(3,4-dichlorophenyl)-1,1-dimethyl urea (DCMU). These treatments were also applied to a population of benthic diatoms on an intertidal mudflat in the Westerschelde (Scheldt estuary, The Netherlands). In the light (60 µmol photons m-2 s-1) C. closterium showed high rates of polysaccharide secretion, while no secretion was observed in the dark or in the presence of DCMU. No intracellular carbohydrate was converted to exopolysaccharide in the dark or in the light with DCMU added. This indicated that secretion of exopolysaccharide was dependent on oxygenic photosynthesis. Similarly, high rates of exopolysaccharide accumulation were observed during daytime emersion on the mudflat, but not in darkened or DCMU-treated sediment. This demonstrated that the pattern observed in cultures of C. closterium was reproducible in situ. It was observed that during daytime emersion patterns of vertical migration in the dark and DCMU-treated plots did not differ from those in the light. This implies that motility was not the steering factor for the observed accumulation of exopolysaccharide in the light. When an axenic culture of C. closterium was incubated under an alternating 12 h light:12 h dark cycle, exopolysaccharide concentrations decreased in the dark. Degradation of exopolysaccharide was also observed in the natural population on the mudflat during emersion at night. Because no bacteria were present in the C. closterium cultures, it was conceived that the degradation of exopolysaccharide observed in cultures was due to secretion of hydrolytic enzymes by C. closterium.&quot;,&quot;URL&quot;:&quot;http://www.int-res.com/abstracts/meps/v193/p261-269/&quot;,&quot;DOI&quot;:&quot;10.3354/meps193261&quot;,&quot;journalAbbreviation&quot;:&quot;Mar Ecol Prog Ser&quot;,&quot;author&quot;:[{&quot;family&quot;:&quot;Staats&quot;,&quot;given&quot;:&quot;Natascha&quot;},{&quot;family&quot;:&quot;Stal&quot;,&quot;given&quot;:&quot;Lucas J.&quot;},{&quot;family&quot;:&quot;Winder&quot;,&quot;given&quot;:&quot;Ben de&quot;},{&quot;family&quot;:&quot;Mur&quot;,&quot;given&quot;:&quot;Luuc R.&quot;}],&quot;issued&quot;:{&quot;date-parts&quot;:[[&quot;2000&quot;,2,28]]},&quot;accessed&quot;:{&quot;date-parts&quot;:[[&quot;2014&quot;,9,16]]}}}],&quot;schema&quot;:&quot;https://github.com/citation-style-language/schema/raw/master/csl-citation.json&quot;} RNDwTjlTqPO2n"/><text:span text:style-name="T312">.</text:span></text:p>
      <text:p text:style-name="P17"><text:span text:style-name="T188">Diatom capsules and other extracellular material have been characterised biochemically, while e</text:span>lectron microscop<text:span text:style-name="T189">y has enabled highly detailed morphological characterisations</text:span> <text:span text:style-name="T357">of diatom </text:span>frustule<text:span text:style-name="T357">s</text:span> <text:reference-mark-start text:name="ZOTERO_ITEM CSL_CITATION {&quot;citationID&quot;:&quot;rxc8m0pQ&quot;,&quot;properties&quot;:{&quot;formattedCitation&quot;:&quot;([Toyoda et al., 2005](http://dx.doi.org/10.1080/09670260500150511), [2006](http://onlinelibrary.wiley.com/doi/10.1111/j.1440-1835.2006.00420.x/abstract); [Potapova &amp; Hamilton, 2007](http://onlinelibrary.wiley.com/doi/10.1111/j.1529-8817.2007.00332.x/abstract))&quot;,&quot;plainCitation&quot;:&quot;([Toyoda et al., 2005](http://dx.doi.org/10.1080/09670260500150511), [2006](http://onlinelibrary.wiley.com/doi/10.1111/j.1440-1835.2006.00420.x/abstract); [Potapova &amp; Hamilton, 2007](http://onlinelibrary.wiley.com/doi/10.1111/j.1529-8817.2007.00332.x/abstract))&quot;},&quot;citationItems&quot;:[{&quot;id&quot;:634,&quot;uris&quot;:[&quot;http://zotero.org/users/108874/items/86C5HEUB&quot;],&quot;uri&quot;:[&quot;http://zotero.org/users/108874/items/86C5HEUB&quot;],&quot;itemData&quot;:{&quot;id&quot;:634,&quot;type&quot;:&quot;article-journal&quot;,&quot;title&quot;:&quot;Fine-structure of the vegetative frustule, perizonium and initial valve of &lt;i&gt;Achnanthes yaquinensis&lt;/i&gt; (Bacillariophyta)&quot;,&quot;container-title&quot;:&quot;European Journal of Phycology&quot;,&quot;page&quot;:&quot;269-279&quot;,&quot;volume&quot;:&quot;40&quot;,&quot;issue&quot;:&quot;3&quot;,&quot;source&quot;:&quot;Taylor and Francis+NEJM&quot;,&quot;abstract&quot;:&quot;This study clarifies the fine structure of the vegetative and initial valves of Achnanthes yaquinensis and briefly compares them to other Achnanthes species. It also elucidates the structure of the perizonium, based on auxospore development in short-term cultures. The araphid valve has marginal ridges and terminal spines that allow connecting valves to form a chain. The terminal spines develop from the rapheless sternum. The complete cingulum consists of 3–5 split bands with two rows of areolae. These features can be used to discriminate species within the genus. Sexual reproduction is isogamous with two mother cells producing two auxospores, which are enclosed in mucilage. The perizonium develops on one side of an auxospore only, comprising one large central longitudinal band and four closed bands. There are no transverse perizonial bands. The raphid valve of the initial cell forms first, underneath the longitudinal perizonium, followed by the araphid valve, which is not covered by any perizonial bands. The araphid valve of the initial cells lacks a marginal spine, and the rapheless sternum lies more centrally than in the vegetative cell. The relationship of the genus Achnanthes to other monoraphid diatoms is discussed briefly.&quot;,&quot;URL&quot;:&quot;http://dx.doi.org/10.1080/09670260500150511&quot;,&quot;DOI&quot;:&quot;10.1080/09670260500150511&quot;,&quot;ISSN&quot;:&quot;0967-0262&quot;,&quot;author&quot;:[{&quot;family&quot;:&quot;Toyoda&quot;,&quot;given&quot;:&quot;Kensuke&quot;},{&quot;family&quot;:&quot;Idei&quot;,&quot;given&quot;:&quot;Masahiko&quot;},{&quot;family&quot;:&quot;Nagumo&quot;,&quot;given&quot;:&quot;Tamotsu&quot;},{&quot;family&quot;:&quot;Tanaka&quot;,&quot;given&quot;:&quot;Jiro&quot;}],&quot;issued&quot;:{&quot;date-parts&quot;:[[&quot;2005&quot;]]},&quot;accessed&quot;:{&quot;date-parts&quot;:[[&quot;2014&quot;,8,7]]}}},{&quot;id&quot;:1258,&quot;uris&quot;:[&quot;http://zotero.org/users/108874/items/HI39B7AQ&quot;],&quot;uri&quot;:[&quot;http://zotero.org/users/108874/items/HI39B7AQ&quot;],&quot;itemData&quot;:{&quot;id&quot;:1258,&quot;type&quot;:&quot;article-journal&quot;,&quot;title&quot;:&quot;Morphological investigations of the frustule, perizonium and initial valves of the freshwater diatom &lt;i&gt;Achnanthes crenulata&lt;/i&gt; Grunow (Bacillariophyceae)&quot;,&quot;container-title&quot;:&quot;Phycological Research&quot;,&quot;page&quot;:&quot;173-182&quot;,&quot;volume&quot;:&quot;54&quot;,&quot;issue&quot;:&quot;3&quot;,&quot;source&quot;:&quot;Wiley Online Library&quot;,&quot;abstract&quot;:&quot;The present study clarifies the fine structure of the vegetative frustules, initial valves and perizonium of Achnanthes crenulata Grunow. The valves of the vegetative cell are distinctly linear-lanceolate with an undulate margin. The valve face is quite flat and in girdle view is smoothly curved as in species of Gephyria (Bacillariophyceae). However, the valve face of the initial cells is slightly rounded and does not have an undulate margin. Furthermore, the rapheless sternum is centrally positioned along the apical axis of the araphid initial valve. As this taxon develops from auxospore to initial valve, it forms only longitudinal perizonial bands; no transverse bands arise. The perizonium consists of three silicified bands: one large, central longitudinal plate and two bands that underlie this plate; these two bands are either open or closed. This taxon has several conspicuous structures compared to other marine species of Achnanthes, but the structure of the perizonium supports the position of A. crenulata within Achnanthes sensu stricto.&quot;,&quot;URL&quot;:&quot;http://onlinelibrary.wiley.com/doi/10.1111/j.1440-1835.2006.00420.x/abstract&quot;,&quot;DOI&quot;:&quot;10.1111/j.1440-1835.2006.00420.x&quot;,&quot;ISSN&quot;:&quot;1440-1835&quot;,&quot;language&quot;:&quot;en&quot;,&quot;author&quot;:[{&quot;family&quot;:&quot;Toyoda&quot;,&quot;given&quot;:&quot;Kensuke&quot;},{&quot;family&quot;:&quot;Williams&quot;,&quot;given&quot;:&quot;David M.&quot;},{&quot;family&quot;:&quot;Tanaka&quot;,&quot;given&quot;:&quot;Jiro&quot;},{&quot;family&quot;:&quot;Nagumo&quot;,&quot;given&quot;:&quot;Tamotsu&quot;}],&quot;issued&quot;:{&quot;date-parts&quot;:[[&quot;2006&quot;,9,1]]},&quot;accessed&quot;:{&quot;date-parts&quot;:[[&quot;2014&quot;,9,15]]}}},{&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schema&quot;:&quot;https://github.com/citation-style-language/schema/raw/master/csl-citation.json&quot;} RNDx5QBzj0nzx"/>([Toyoda et al., 2005](http://dx.doi.org/10.1080/09670260500150511), [2006](http://onlinelibrary.wiley.com/doi/10.1111/j.1440-1835.2006.00420.x/abstract); [Potapova &amp; Hamilton, 2007](http://onlinelibrary.wiley.com/doi/10.1111/j.1529-8817.2007.00332.x/abstract))<text:reference-mark-end text:name="ZOTERO_ITEM CSL_CITATION {&quot;citationID&quot;:&quot;rxc8m0pQ&quot;,&quot;properties&quot;:{&quot;formattedCitation&quot;:&quot;([Toyoda et al., 2005](http://dx.doi.org/10.1080/09670260500150511), [2006](http://onlinelibrary.wiley.com/doi/10.1111/j.1440-1835.2006.00420.x/abstract); [Potapova &amp; Hamilton, 2007](http://onlinelibrary.wiley.com/doi/10.1111/j.1529-8817.2007.00332.x/abstract))&quot;,&quot;plainCitation&quot;:&quot;([Toyoda et al., 2005](http://dx.doi.org/10.1080/09670260500150511), [2006](http://onlinelibrary.wiley.com/doi/10.1111/j.1440-1835.2006.00420.x/abstract); [Potapova &amp; Hamilton, 2007](http://onlinelibrary.wiley.com/doi/10.1111/j.1529-8817.2007.00332.x/abstract))&quot;},&quot;citationItems&quot;:[{&quot;id&quot;:634,&quot;uris&quot;:[&quot;http://zotero.org/users/108874/items/86C5HEUB&quot;],&quot;uri&quot;:[&quot;http://zotero.org/users/108874/items/86C5HEUB&quot;],&quot;itemData&quot;:{&quot;id&quot;:634,&quot;type&quot;:&quot;article-journal&quot;,&quot;title&quot;:&quot;Fine-structure of the vegetative frustule, perizonium and initial valve of &lt;i&gt;Achnanthes yaquinensis&lt;/i&gt; (Bacillariophyta)&quot;,&quot;container-title&quot;:&quot;European Journal of Phycology&quot;,&quot;page&quot;:&quot;269-279&quot;,&quot;volume&quot;:&quot;40&quot;,&quot;issue&quot;:&quot;3&quot;,&quot;source&quot;:&quot;Taylor and Francis+NEJM&quot;,&quot;abstract&quot;:&quot;This study clarifies the fine structure of the vegetative and initial valves of Achnanthes yaquinensis and briefly compares them to other Achnanthes species. It also elucidates the structure of the perizonium, based on auxospore development in short-term cultures. The araphid valve has marginal ridges and terminal spines that allow connecting valves to form a chain. The terminal spines develop from the rapheless sternum. The complete cingulum consists of 3–5 split bands with two rows of areolae. These features can be used to discriminate species within the genus. Sexual reproduction is isogamous with two mother cells producing two auxospores, which are enclosed in mucilage. The perizonium develops on one side of an auxospore only, comprising one large central longitudinal band and four closed bands. There are no transverse perizonial bands. The raphid valve of the initial cell forms first, underneath the longitudinal perizonium, followed by the araphid valve, which is not covered by any perizonial bands. The araphid valve of the initial cells lacks a marginal spine, and the rapheless sternum lies more centrally than in the vegetative cell. The relationship of the genus Achnanthes to other monoraphid diatoms is discussed briefly.&quot;,&quot;URL&quot;:&quot;http://dx.doi.org/10.1080/09670260500150511&quot;,&quot;DOI&quot;:&quot;10.1080/09670260500150511&quot;,&quot;ISSN&quot;:&quot;0967-0262&quot;,&quot;author&quot;:[{&quot;family&quot;:&quot;Toyoda&quot;,&quot;given&quot;:&quot;Kensuke&quot;},{&quot;family&quot;:&quot;Idei&quot;,&quot;given&quot;:&quot;Masahiko&quot;},{&quot;family&quot;:&quot;Nagumo&quot;,&quot;given&quot;:&quot;Tamotsu&quot;},{&quot;family&quot;:&quot;Tanaka&quot;,&quot;given&quot;:&quot;Jiro&quot;}],&quot;issued&quot;:{&quot;date-parts&quot;:[[&quot;2005&quot;]]},&quot;accessed&quot;:{&quot;date-parts&quot;:[[&quot;2014&quot;,8,7]]}}},{&quot;id&quot;:1258,&quot;uris&quot;:[&quot;http://zotero.org/users/108874/items/HI39B7AQ&quot;],&quot;uri&quot;:[&quot;http://zotero.org/users/108874/items/HI39B7AQ&quot;],&quot;itemData&quot;:{&quot;id&quot;:1258,&quot;type&quot;:&quot;article-journal&quot;,&quot;title&quot;:&quot;Morphological investigations of the frustule, perizonium and initial valves of the freshwater diatom &lt;i&gt;Achnanthes crenulata&lt;/i&gt; Grunow (Bacillariophyceae)&quot;,&quot;container-title&quot;:&quot;Phycological Research&quot;,&quot;page&quot;:&quot;173-182&quot;,&quot;volume&quot;:&quot;54&quot;,&quot;issue&quot;:&quot;3&quot;,&quot;source&quot;:&quot;Wiley Online Library&quot;,&quot;abstract&quot;:&quot;The present study clarifies the fine structure of the vegetative frustules, initial valves and perizonium of Achnanthes crenulata Grunow. The valves of the vegetative cell are distinctly linear-lanceolate with an undulate margin. The valve face is quite flat and in girdle view is smoothly curved as in species of Gephyria (Bacillariophyceae). However, the valve face of the initial cells is slightly rounded and does not have an undulate margin. Furthermore, the rapheless sternum is centrally positioned along the apical axis of the araphid initial valve. As this taxon develops from auxospore to initial valve, it forms only longitudinal perizonial bands; no transverse bands arise. The perizonium consists of three silicified bands: one large, central longitudinal plate and two bands that underlie this plate; these two bands are either open or closed. This taxon has several conspicuous structures compared to other marine species of Achnanthes, but the structure of the perizonium supports the position of A. crenulata within Achnanthes sensu stricto.&quot;,&quot;URL&quot;:&quot;http://onlinelibrary.wiley.com/doi/10.1111/j.1440-1835.2006.00420.x/abstract&quot;,&quot;DOI&quot;:&quot;10.1111/j.1440-1835.2006.00420.x&quot;,&quot;ISSN&quot;:&quot;1440-1835&quot;,&quot;language&quot;:&quot;en&quot;,&quot;author&quot;:[{&quot;family&quot;:&quot;Toyoda&quot;,&quot;given&quot;:&quot;Kensuke&quot;},{&quot;family&quot;:&quot;Williams&quot;,&quot;given&quot;:&quot;David M.&quot;},{&quot;family&quot;:&quot;Tanaka&quot;,&quot;given&quot;:&quot;Jiro&quot;},{&quot;family&quot;:&quot;Nagumo&quot;,&quot;given&quot;:&quot;Tamotsu&quot;}],&quot;issued&quot;:{&quot;date-parts&quot;:[[&quot;2006&quot;,9,1]]},&quot;accessed&quot;:{&quot;date-parts&quot;:[[&quot;2014&quot;,9,15]]}}},{&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schema&quot;:&quot;https://github.com/citation-style-language/schema/raw/master/csl-citation.json&quot;} RNDx5QBzj0nzx"/>. <text:span text:style-name="T189">Additionally, atomic force microscopy (AFM) revealed many mechanical properties of the extracellular polymers of some diatoms </text:span><text:reference-mark-start text:name="ZOTERO_ITEM CSL_CITATION {&quot;citationID&quot;:&quot;LDGQNikE&quot;,&quot;properties&quot;:{&quot;formattedCitation&quot;:&quot;([Crawford et al., 2001](http://onlinelibrary.wiley.com/doi/10.1046/j.1529-8817.2001.037004543.x/abstract); [Higgins et al., 2003](http://onlinelibrary.wiley.com/doi/10.1046/j.1529-8817.2003.02163.x/abstract); [Willis et al., 2013](http://onlinelibrary.wiley.com/doi/10.1111/jpy.12103/abstract))&quot;,&quot;plainCitation&quot;:&quot;([Crawford et al., 2001](http://onlinelibrary.wiley.com/doi/10.1046/j.1529-8817.2001.037004543.x/abstract); [Higgins et al., 2003](http://onlinelibrary.wiley.com/doi/10.1046/j.1529-8817.2003.02163.x/abstract); [Willis et al., 2013](http://onlinelibrary.wiley.com/doi/10.1111/jpy.12103/abstract))&quot;},&quot;citationItems&quot;:[{&quot;id&quot;:473,&quot;uris&quot;:[&quot;http://zotero.org/users/108874/items/IGAV466I&quot;],&quot;uri&quot;:[&quot;http://zotero.org/users/108874/items/IGAV466I&quot;],&quot;itemData&quot;:{&quot;id&quot;:473,&quot;type&quot;:&quot;article-journal&quot;,&quot;title&quot;:&quot;Nanostructure of the Diatom Frustule as Revealed by Atomic Force and Scanning Electron Microscopy&quot;,&quot;container-title&quot;:&quot;Journal of Phycology&quot;,&quot;page&quot;:&quot;543-554&quot;,&quot;volume&quot;:&quot;37&quot;,&quot;issue&quot;:&quot;4&quot;,&quot;source&quot;:&quot;Wiley Online Library&quot;,&quot;abstract&quot;:&quot;The cell wall (frustule) of the freshwater diatom Pinnularia viridis (Nitzsch) Ehrenberg is composed of an assembly of highly silicified components and associated organic layers. We used atomic force microscopy (AFM) to investigate the nanostructure and relationship between the outermost surface organics and the siliceous frustule components of live diatoms under natural hydrated conditions. Contact mode AFM imaging revealed that the walls were coated in a thick mucilaginous material that was interrupted only in the vicinity of the raphe fissure. Analysis of this mucilage by force mode AFM demonstrated it to be a nonadhesive, soft, and compressible material. Application of greater force to the sample during repeated scanning enabled the mucilage to be swept from the hard underlying siliceous components and piled into columns on either side of the scan area by the scanning action of the tip. The mucilage columns remained intact for several hours without dissolving or settling back onto the cleaned valve surface, thereby revealing a cohesiveness that suggested a degree of cross-linking. The hard silicified surfaces of the diatom frustule appeared to be relatively smooth when living cells were imaged by AFM or when field-emission SEM was used to image chemically cleaned walls. AFM analysis of P. viridis frustules cleaved in cross-section revealed the nanostructure of the valve silica to be composed of a conglomerate of packed silica spheres that were 44.8 ± 0.7 nm in diameter. The silica spheres that comprised the girdle band biosilica were 40.3 ± 0.8 nm in diameter. Analysis of another heavily silicified diatom, Hantzschia amphioxys (Ehrenberg) Grunow, showed that the valve biosilica was composed of packed silica spheres that were 37.1 ± 1.4 nm and that silica particles from the girdle bands were 38.1 ± 0.5 nm. These results showed little variation in the size range of the silica particles within a particular frustule component (valve or girdle band), but there may be differences in particle size between these components within a diatom frustule and significant differences are found between species.&quot;,&quot;URL&quot;:&quot;http://onlinelibrary.wiley.com/doi/10.1046/j.1529-8817.2001.037004543.x/abstract&quot;,&quot;DOI&quot;:&quot;10.1046/j.1529-8817.2001.037004543.x&quot;,&quot;ISSN&quot;:&quot;1529-8817&quot;,&quot;journalAbbreviation&quot;:&quot;Journal of Phycology&quot;,&quot;language&quot;:&quot;en&quot;,&quot;author&quot;:[{&quot;family&quot;:&quot;Crawford&quot;,&quot;given&quot;:&quot;Simon A.&quot;},{&quot;family&quot;:&quot;Higgins&quot;,&quot;given&quot;:&quot;Michael J.&quot;},{&quot;family&quot;:&quot;Mulvaney&quot;,&quot;given&quot;:&quot;Paul&quot;},{&quot;family&quot;:&quot;Wetherbee&quot;,&quot;given&quot;:&quot;Richard&quot;}],&quot;issued&quot;:{&quot;date-parts&quot;:[[&quot;2001&quot;]]},&quot;accessed&quot;:{&quot;date-parts&quot;:[[&quot;2015&quot;,2,2]]}}},{&quot;id&quot;:504,&quot;uris&quot;:[&quot;http://zotero.org/users/108874/items/MEA9T5JJ&quot;],&quot;uri&quot;:[&quot;http://zotero.org/users/108874/items/MEA9T5JJ&quot;],&quot;itemData&quot;:{&quot;id&quot;:504,&quot;type&quot;:&quot;article-journal&quot;,&quot;title&quot;:&quot;Probing the Surface of Living Diatoms with Atomic Force Microscopy: The Nanostructure and Nanomechanical Properties of the Mucilage Layer&quot;,&quot;container-title&quot;:&quot;Journal of Phycology&quot;,&quot;page&quot;:&quot;722-734&quot;,&quot;volume&quot;:&quot;39&quot;,&quot;issue&quot;:&quot;4&quot;,&quot;source&quot;:&quot;Wiley Online Library&quot;,&quot;abstract&quot;:&quot;Atomic force microscopy (AFM) is used to investigate the topography and material properties of the mucilage layer of live cells of three benthic diatoms, the marine species Crasepdostauros australis E. J. Cox and Nitzschia navis-varingica Lundholm et Moestrup and the freshwater species Pinnularia viridis (Nitzsch) Ehrenberg. Contrary to previous studies, we show that this surface mucilage layer displays unique nanostructural features. In C. australis, tapping mode images revealed a soft mucilage layer encasing the silica cell wall, consisting of a smooth flat surface that was interrupted by regions with groove-like indentations, whereas force measurements revealed the adhesive binding of polymer chains. The elastic responses of these polymer chains, as they were stretched during force measurements, were successfully fitted to the worm-like chain model, indicating the stretching of mostly single macromolecules from which quantitative information was extracted. In P. viridis, tapping mode images of cells revealed a mucilage layer that had the appearance of densely packed spheres, whereas force measurements exhibited no adhesion. In N. navis-varingica, tapping mode images of the outer surface of this cell in the girdle region revealed the absence of a mucilage layer, in contrast to the other two species. In addition to these topographic and adhesion studies, the first quantitative measurement of the elastic properties of microalgal extracellular polymeric substance is presented and reveals significant spatial variation in the C. australis and P. viridis mucilage layers. This study highlights the capacity of AFM in elucidating the topography and mechanical properties of hydrated microalgal extracellular polymeric substance on a nanoscale.&quot;,&quot;URL&quot;:&quot;http://onlinelibrary.wiley.com/doi/10.1046/j.1529-8817.2003.02163.x/abstract&quot;,&quot;DOI&quot;:&quot;10.1046/j.1529-8817.2003.02163.x&quot;,&quot;ISSN&quot;:&quot;1529-8817&quot;,&quot;shortTitle&quot;:&quot;Probing the Surface of Living Diatoms with Atomic Force Microscopy&quot;,&quot;journalAbbreviation&quot;:&quot;Journal of Phycology&quot;,&quot;language&quot;:&quot;en&quot;,&quot;author&quot;:[{&quot;family&quot;:&quot;Higgins&quot;,&quot;given&quot;:&quot;Michael J.&quot;},{&quot;family&quot;:&quot;Sader&quot;,&quot;given&quot;:&quot;John E.&quot;},{&quot;family&quot;:&quot;Mulvaney&quot;,&quot;given&quot;:&quot;Paul&quot;},{&quot;family&quot;:&quot;Wetherbee&quot;,&quot;given&quot;:&quot;Richard&quot;}],&quot;issued&quot;:{&quot;date-parts&quot;:[[&quot;2003&quot;]]},&quot;accessed&quot;:{&quot;date-parts&quot;:[[&quot;2015&quot;,2,4]]}}},{&quot;id&quot;:488,&quot;uris&quot;:[&quot;http://zotero.org/users/108874/items/SCE2GBH4&quot;],&quot;uri&quot;:[&quot;http://zotero.org/users/108874/items/SCE2GBH4&quot;],&quot;itemData&quot;:{&quot;id&quot;:488,&quot;type&quot;:&quot;article-journal&quot;,&quot;title&quot;:&quot;Characterization of the extracellular matrix of &lt;i&gt;Phaeodactylum tricornutum&lt;/i&gt; (Bacillariophyceae): structure, composition, and adhesive characteristics&quot;,&quot;container-title&quot;:&quot;Journal of Phycology&quot;,&quot;page&quot;:&quot;937-949&quot;,&quot;volume&quot;:&quot;49&quot;,&quot;issue&quot;:&quot;5&quot;,&quot;source&quot;:&quot;Wiley Online Library&quot;,&quot;abstract&quot;:&quot;The extracellular matrix of the ovoid and fusiform morphotypes of Phaeodactylum tricornutum (Bohlin) was characterized in detail. The structural and nanophysical properties were analyzed by microscopy. Of the two morphotypes, only the ovoid form secretes adhesive mucilage; light microscopy and scanning electron microscopy images showed that the mucilage was secreted from the girdle band region of the cell as cell-substratum tethers, accumulating on the surface forming a biofilm. After 7 d, the secreted mucilage became entangled, forming adhesive strands that crisscrossed the substratum surface. In the initial secreted mucilage atomic force microscopy identified a high proportion of adhesive molecules without regular retraction curves and some modular-like adhesive molecules, in the 7 d old biofilm, the adhesive molecules were longer with fewer adhesive events but greater adhesive strength. Chemical characterization was carried out on extracted proteins and polysaccharides. Differences in protein composition, monosaccharide composition, and linkage analysis are discussed in relation to the composition of the frustule and secreted adhesive mucilage. Polysaccharide analysis showed a broad range of monosaccharides and linkages across all fractions with idiosyncratic enrichment of particular monosaccharides and linkages in each fraction. 3-linked Mannan was highly enriched in the cell frustule fractions indicating a major structural role, while Rhamnose and Fucose derivatives were enriched in the secreted fractions of the ovoid morphotype suggesting involvement in cell adhesion. Comparison of SDS-PAGE of extracellular proteins showed two major bands for the ovoid morphotype and four for the fusiform morphotype of which only one appeared to be common to both morphotypes.&quot;,&quot;URL&quot;:&quot;http://onlinelibrary.wiley.com/doi/10.1111/jpy.12103/abstract&quot;,&quot;DOI&quot;:&quot;10.1111/jpy.12103&quot;,&quot;ISSN&quot;:&quot;1529-8817&quot;,&quot;shortTitle&quot;:&quot;Characterization of the extracellular matrix of Phaeodactylum tricornutum (Bacillariophyceae)&quot;,&quot;journalAbbreviation&quot;:&quot;J. Phycol.&quot;,&quot;language&quot;:&quot;en&quot;,&quot;author&quot;:[{&quot;family&quot;:&quot;Willis&quot;,&quot;given&quot;:&quot;Anusuya&quot;},{&quot;family&quot;:&quot;Chiovitti&quot;,&quot;given&quot;:&quot;Anthony&quot;},{&quot;family&quot;:&quot;Dugdale&quot;,&quot;given&quot;:&quot;Tony M&quot;},{&quot;family&quot;:&quot;Wetherbee&quot;,&quot;given&quot;:&quot;Richard&quot;}],&quot;issued&quot;:{&quot;date-parts&quot;:[[&quot;2013&quot;]]},&quot;accessed&quot;:{&quot;date-parts&quot;:[[&quot;2015&quot;,2,4]]}}}],&quot;schema&quot;:&quot;https://github.com/citation-style-language/schema/raw/master/csl-citation.json&quot;} RNDBKgP8OJ0ZS"/><text:span text:style-name="T189">([Crawford et al., 2001](http://onlinelibrary.wiley.com/doi/10.1046/j.1529-8817.2001.037004543.x/abstract); [Higgins et al., 2003](http://onlinelibrary.wiley.com/doi/10.1046/j.1529-8817.2003.02163.x/abstract); [Willis et al., 2013](http://onlinelibrary.wiley.com/doi/10.1111/jpy.12103/abstract))</text:span><text:reference-mark-end text:name="ZOTERO_ITEM CSL_CITATION {&quot;citationID&quot;:&quot;LDGQNikE&quot;,&quot;properties&quot;:{&quot;formattedCitation&quot;:&quot;([Crawford et al., 2001](http://onlinelibrary.wiley.com/doi/10.1046/j.1529-8817.2001.037004543.x/abstract); [Higgins et al., 2003](http://onlinelibrary.wiley.com/doi/10.1046/j.1529-8817.2003.02163.x/abstract); [Willis et al., 2013](http://onlinelibrary.wiley.com/doi/10.1111/jpy.12103/abstract))&quot;,&quot;plainCitation&quot;:&quot;([Crawford et al., 2001](http://onlinelibrary.wiley.com/doi/10.1046/j.1529-8817.2001.037004543.x/abstract); [Higgins et al., 2003](http://onlinelibrary.wiley.com/doi/10.1046/j.1529-8817.2003.02163.x/abstract); [Willis et al., 2013](http://onlinelibrary.wiley.com/doi/10.1111/jpy.12103/abstract))&quot;},&quot;citationItems&quot;:[{&quot;id&quot;:473,&quot;uris&quot;:[&quot;http://zotero.org/users/108874/items/IGAV466I&quot;],&quot;uri&quot;:[&quot;http://zotero.org/users/108874/items/IGAV466I&quot;],&quot;itemData&quot;:{&quot;id&quot;:473,&quot;type&quot;:&quot;article-journal&quot;,&quot;title&quot;:&quot;Nanostructure of the Diatom Frustule as Revealed by Atomic Force and Scanning Electron Microscopy&quot;,&quot;container-title&quot;:&quot;Journal of Phycology&quot;,&quot;page&quot;:&quot;543-554&quot;,&quot;volume&quot;:&quot;37&quot;,&quot;issue&quot;:&quot;4&quot;,&quot;source&quot;:&quot;Wiley Online Library&quot;,&quot;abstract&quot;:&quot;The cell wall (frustule) of the freshwater diatom Pinnularia viridis (Nitzsch) Ehrenberg is composed of an assembly of highly silicified components and associated organic layers. We used atomic force microscopy (AFM) to investigate the nanostructure and relationship between the outermost surface organics and the siliceous frustule components of live diatoms under natural hydrated conditions. Contact mode AFM imaging revealed that the walls were coated in a thick mucilaginous material that was interrupted only in the vicinity of the raphe fissure. Analysis of this mucilage by force mode AFM demonstrated it to be a nonadhesive, soft, and compressible material. Application of greater force to the sample during repeated scanning enabled the mucilage to be swept from the hard underlying siliceous components and piled into columns on either side of the scan area by the scanning action of the tip. The mucilage columns remained intact for several hours without dissolving or settling back onto the cleaned valve surface, thereby revealing a cohesiveness that suggested a degree of cross-linking. The hard silicified surfaces of the diatom frustule appeared to be relatively smooth when living cells were imaged by AFM or when field-emission SEM was used to image chemically cleaned walls. AFM analysis of P. viridis frustules cleaved in cross-section revealed the nanostructure of the valve silica to be composed of a conglomerate of packed silica spheres that were 44.8 ± 0.7 nm in diameter. The silica spheres that comprised the girdle band biosilica were 40.3 ± 0.8 nm in diameter. Analysis of another heavily silicified diatom, Hantzschia amphioxys (Ehrenberg) Grunow, showed that the valve biosilica was composed of packed silica spheres that were 37.1 ± 1.4 nm and that silica particles from the girdle bands were 38.1 ± 0.5 nm. These results showed little variation in the size range of the silica particles within a particular frustule component (valve or girdle band), but there may be differences in particle size between these components within a diatom frustule and significant differences are found between species.&quot;,&quot;URL&quot;:&quot;http://onlinelibrary.wiley.com/doi/10.1046/j.1529-8817.2001.037004543.x/abstract&quot;,&quot;DOI&quot;:&quot;10.1046/j.1529-8817.2001.037004543.x&quot;,&quot;ISSN&quot;:&quot;1529-8817&quot;,&quot;journalAbbreviation&quot;:&quot;Journal of Phycology&quot;,&quot;language&quot;:&quot;en&quot;,&quot;author&quot;:[{&quot;family&quot;:&quot;Crawford&quot;,&quot;given&quot;:&quot;Simon A.&quot;},{&quot;family&quot;:&quot;Higgins&quot;,&quot;given&quot;:&quot;Michael J.&quot;},{&quot;family&quot;:&quot;Mulvaney&quot;,&quot;given&quot;:&quot;Paul&quot;},{&quot;family&quot;:&quot;Wetherbee&quot;,&quot;given&quot;:&quot;Richard&quot;}],&quot;issued&quot;:{&quot;date-parts&quot;:[[&quot;2001&quot;]]},&quot;accessed&quot;:{&quot;date-parts&quot;:[[&quot;2015&quot;,2,2]]}}},{&quot;id&quot;:504,&quot;uris&quot;:[&quot;http://zotero.org/users/108874/items/MEA9T5JJ&quot;],&quot;uri&quot;:[&quot;http://zotero.org/users/108874/items/MEA9T5JJ&quot;],&quot;itemData&quot;:{&quot;id&quot;:504,&quot;type&quot;:&quot;article-journal&quot;,&quot;title&quot;:&quot;Probing the Surface of Living Diatoms with Atomic Force Microscopy: The Nanostructure and Nanomechanical Properties of the Mucilage Layer&quot;,&quot;container-title&quot;:&quot;Journal of Phycology&quot;,&quot;page&quot;:&quot;722-734&quot;,&quot;volume&quot;:&quot;39&quot;,&quot;issue&quot;:&quot;4&quot;,&quot;source&quot;:&quot;Wiley Online Library&quot;,&quot;abstract&quot;:&quot;Atomic force microscopy (AFM) is used to investigate the topography and material properties of the mucilage layer of live cells of three benthic diatoms, the marine species Crasepdostauros australis E. J. Cox and Nitzschia navis-varingica Lundholm et Moestrup and the freshwater species Pinnularia viridis (Nitzsch) Ehrenberg. Contrary to previous studies, we show that this surface mucilage layer displays unique nanostructural features. In C. australis, tapping mode images revealed a soft mucilage layer encasing the silica cell wall, consisting of a smooth flat surface that was interrupted by regions with groove-like indentations, whereas force measurements revealed the adhesive binding of polymer chains. The elastic responses of these polymer chains, as they were stretched during force measurements, were successfully fitted to the worm-like chain model, indicating the stretching of mostly single macromolecules from which quantitative information was extracted. In P. viridis, tapping mode images of cells revealed a mucilage layer that had the appearance of densely packed spheres, whereas force measurements exhibited no adhesion. In N. navis-varingica, tapping mode images of the outer surface of this cell in the girdle region revealed the absence of a mucilage layer, in contrast to the other two species. In addition to these topographic and adhesion studies, the first quantitative measurement of the elastic properties of microalgal extracellular polymeric substance is presented and reveals significant spatial variation in the C. australis and P. viridis mucilage layers. This study highlights the capacity of AFM in elucidating the topography and mechanical properties of hydrated microalgal extracellular polymeric substance on a nanoscale.&quot;,&quot;URL&quot;:&quot;http://onlinelibrary.wiley.com/doi/10.1046/j.1529-8817.2003.02163.x/abstract&quot;,&quot;DOI&quot;:&quot;10.1046/j.1529-8817.2003.02163.x&quot;,&quot;ISSN&quot;:&quot;1529-8817&quot;,&quot;shortTitle&quot;:&quot;Probing the Surface of Living Diatoms with Atomic Force Microscopy&quot;,&quot;journalAbbreviation&quot;:&quot;Journal of Phycology&quot;,&quot;language&quot;:&quot;en&quot;,&quot;author&quot;:[{&quot;family&quot;:&quot;Higgins&quot;,&quot;given&quot;:&quot;Michael J.&quot;},{&quot;family&quot;:&quot;Sader&quot;,&quot;given&quot;:&quot;John E.&quot;},{&quot;family&quot;:&quot;Mulvaney&quot;,&quot;given&quot;:&quot;Paul&quot;},{&quot;family&quot;:&quot;Wetherbee&quot;,&quot;given&quot;:&quot;Richard&quot;}],&quot;issued&quot;:{&quot;date-parts&quot;:[[&quot;2003&quot;]]},&quot;accessed&quot;:{&quot;date-parts&quot;:[[&quot;2015&quot;,2,4]]}}},{&quot;id&quot;:488,&quot;uris&quot;:[&quot;http://zotero.org/users/108874/items/SCE2GBH4&quot;],&quot;uri&quot;:[&quot;http://zotero.org/users/108874/items/SCE2GBH4&quot;],&quot;itemData&quot;:{&quot;id&quot;:488,&quot;type&quot;:&quot;article-journal&quot;,&quot;title&quot;:&quot;Characterization of the extracellular matrix of &lt;i&gt;Phaeodactylum tricornutum&lt;/i&gt; (Bacillariophyceae): structure, composition, and adhesive characteristics&quot;,&quot;container-title&quot;:&quot;Journal of Phycology&quot;,&quot;page&quot;:&quot;937-949&quot;,&quot;volume&quot;:&quot;49&quot;,&quot;issue&quot;:&quot;5&quot;,&quot;source&quot;:&quot;Wiley Online Library&quot;,&quot;abstract&quot;:&quot;The extracellular matrix of the ovoid and fusiform morphotypes of Phaeodactylum tricornutum (Bohlin) was characterized in detail. The structural and nanophysical properties were analyzed by microscopy. Of the two morphotypes, only the ovoid form secretes adhesive mucilage; light microscopy and scanning electron microscopy images showed that the mucilage was secreted from the girdle band region of the cell as cell-substratum tethers, accumulating on the surface forming a biofilm. After 7 d, the secreted mucilage became entangled, forming adhesive strands that crisscrossed the substratum surface. In the initial secreted mucilage atomic force microscopy identified a high proportion of adhesive molecules without regular retraction curves and some modular-like adhesive molecules, in the 7 d old biofilm, the adhesive molecules were longer with fewer adhesive events but greater adhesive strength. Chemical characterization was carried out on extracted proteins and polysaccharides. Differences in protein composition, monosaccharide composition, and linkage analysis are discussed in relation to the composition of the frustule and secreted adhesive mucilage. Polysaccharide analysis showed a broad range of monosaccharides and linkages across all fractions with idiosyncratic enrichment of particular monosaccharides and linkages in each fraction. 3-linked Mannan was highly enriched in the cell frustule fractions indicating a major structural role, while Rhamnose and Fucose derivatives were enriched in the secreted fractions of the ovoid morphotype suggesting involvement in cell adhesion. Comparison of SDS-PAGE of extracellular proteins showed two major bands for the ovoid morphotype and four for the fusiform morphotype of which only one appeared to be common to both morphotypes.&quot;,&quot;URL&quot;:&quot;http://onlinelibrary.wiley.com/doi/10.1111/jpy.12103/abstract&quot;,&quot;DOI&quot;:&quot;10.1111/jpy.12103&quot;,&quot;ISSN&quot;:&quot;1529-8817&quot;,&quot;shortTitle&quot;:&quot;Characterization of the extracellular matrix of Phaeodactylum tricornutum (Bacillariophyceae)&quot;,&quot;journalAbbreviation&quot;:&quot;J. Phycol.&quot;,&quot;language&quot;:&quot;en&quot;,&quot;author&quot;:[{&quot;family&quot;:&quot;Willis&quot;,&quot;given&quot;:&quot;Anusuya&quot;},{&quot;family&quot;:&quot;Chiovitti&quot;,&quot;given&quot;:&quot;Anthony&quot;},{&quot;family&quot;:&quot;Dugdale&quot;,&quot;given&quot;:&quot;Tony M&quot;},{&quot;family&quot;:&quot;Wetherbee&quot;,&quot;given&quot;:&quot;Richard&quot;}],&quot;issued&quot;:{&quot;date-parts&quot;:[[&quot;2013&quot;]]},&quot;accessed&quot;:{&quot;date-parts&quot;:[[&quot;2015&quot;,2,4]]}}}],&quot;schema&quot;:&quot;https://github.com/citation-style-language/schema/raw/master/csl-citation.json&quot;} RNDBKgP8OJ0ZS"/>. <text:span text:style-name="T372">In the present study,</text:span> scanning electron microscopy (SEM), as well as energy-dispersive X-ray (EDX) spectroscopy <text:span text:style-name="T329">were employed</text:span> to analyse <text:span text:style-name="T190">the</text:span> microstructure and development stages <text:span text:style-name="T190">of</text:span> <text:span text:style-name="T151">Achnanthidium minutissimum </text:span><text:span text:style-name="T190">capsules</text:span> <text:span text:style-name="T190">in order to further develop this species as a model system for diatom-bacteria interactions, and to elucidate one aspect of the complex interactions of diatoms and other microorganisms.</text:span></text:p>
      <text:h text:style-name="P36" text:outline-level="1">Materials <text:span text:style-name="T191">and</text:span> Methods</text:h>
      <text:h text:style-name="P40" text:outline-level="2">Cultivation conditions</text:h>
      <text:p text:style-name="P35"><text:span text:style-name="T151">Achnanthidium minutissimum</text:span> (Kützing) <text:reference-mark-start text:name="ZOTERO_ITEM CSL_CITATION {&quot;citationID&quot;:&quot;2qcuh61h36&quot;,&quot;properties&quot;:{&quot;formattedCitation&quot;:&quot;([Czarnecki, 1994](http://www.algaebase.org/search/species/detail/?species_id=Ge79396858528c750))&quot;,&quot;plainCitation&quot;:&quot;([Czarnecki, 1994](http://www.algaebase.org/search/species/detail/?species_id=Ge79396858528c750))&quot;},&quot;citationItems&quot;:[{&quot;id&quot;:518,&quot;uris&quot;:[&quot;http://zotero.org/users/108874/items/EUTDCAGS&quot;],&quot;uri&quot;:[&quot;http://zotero.org/users/108874/items/EUTDCAGS&quot;],&quot;itemData&quot;:{&quot;id&quot;:518,&quot;type&quot;:&quot;paper-conference&quot;,&quot;title&quot;:&quot;The freshwater diatoms culture collection at Loras College, Dubuque, Iowa&quot;,&quot;container-title&quot;:&quot;Proceedings of the 11th International Diatom Symposium&quot;,&quot;collection-title&quot;:&quot;International Diatom Symposium&quot;,&quot;publisher&quot;:&quot;Memoirs of the California Academy of Sciences&quot;,&quot;page&quot;:&quot;157&quot;,&quot;event&quot;:&quot;International Diatom Symposium&quot;,&quot;URL&quot;:&quot;http://www.algaebase.org/search/species/detail/?species_id=Ge79396858528c750&quot;,&quot;author&quot;:[{&quot;family&quot;:&quot;Czarnecki&quot;,&quot;given&quot;:&quot;D.B.&quot;}],&quot;issued&quot;:{&quot;date-parts&quot;:[[&quot;1994&quot;]]}}}],&quot;schema&quot;:&quot;https://github.com/citation-style-language/schema/raw/master/csl-citation.json&quot;} RNDSkElI86lZ4"/>([Czarnecki, 1994](http://www.algaebase.org/search/species/detail/?species_id=Ge79396858528c750))<text:reference-mark-end text:name="ZOTERO_ITEM CSL_CITATION {&quot;citationID&quot;:&quot;2qcuh61h36&quot;,&quot;properties&quot;:{&quot;formattedCitation&quot;:&quot;([Czarnecki, 1994](http://www.algaebase.org/search/species/detail/?species_id=Ge79396858528c750))&quot;,&quot;plainCitation&quot;:&quot;([Czarnecki, 1994](http://www.algaebase.org/search/species/detail/?species_id=Ge79396858528c750))&quot;},&quot;citationItems&quot;:[{&quot;id&quot;:518,&quot;uris&quot;:[&quot;http://zotero.org/users/108874/items/EUTDCAGS&quot;],&quot;uri&quot;:[&quot;http://zotero.org/users/108874/items/EUTDCAGS&quot;],&quot;itemData&quot;:{&quot;id&quot;:518,&quot;type&quot;:&quot;paper-conference&quot;,&quot;title&quot;:&quot;The freshwater diatoms culture collection at Loras College, Dubuque, Iowa&quot;,&quot;container-title&quot;:&quot;Proceedings of the 11th International Diatom Symposium&quot;,&quot;collection-title&quot;:&quot;International Diatom Symposium&quot;,&quot;publisher&quot;:&quot;Memoirs of the California Academy of Sciences&quot;,&quot;page&quot;:&quot;157&quot;,&quot;event&quot;:&quot;International Diatom Symposium&quot;,&quot;URL&quot;:&quot;http://www.algaebase.org/search/species/detail/?species_id=Ge79396858528c750&quot;,&quot;author&quot;:[{&quot;family&quot;:&quot;Czarnecki&quot;,&quot;given&quot;:&quot;D.B.&quot;}],&quot;issued&quot;:{&quot;date-parts&quot;:[[&quot;1994&quot;]]}}}],&quot;schema&quot;:&quot;https://github.com/citation-style-language/schema/raw/master/csl-citation.json&quot;} RNDSkElI86lZ4"/> <text:span text:style-name="T163">was isolated from photoautotrophic epilithic biofilms of Lake Constance </text:span><text:span text:style-name="T165">as previously described </text:span><text:reference-mark-start text:name="ZOTERO_ITEM CSL_CITATION {&quot;citationID&quot;:&quot;hUL0e7Lf&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J7YDzPJPA4"/><text:span text:style-name="T165">([Windler, Gruber &amp; Kroth, 2012](http://kops.uni-konstanz.de/handle/123456789/21968))</text:span><text:reference-mark-end text:name="ZOTERO_ITEM CSL_CITATION {&quot;citationID&quot;:&quot;hUL0e7Lf&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J7YDzPJPA4"/><text:span text:style-name="T166">. Stock culture</text:span><text:span text:style-name="T168">s</text:span><text:span text:style-name="T166"> were grown</text:span><text:span text:style-name="T163"> </text:span><text:span text:style-name="T166">in cell culture flasks with ventilation caps (Sarstedt, Newton USA) </text:span><text:span text:style-name="T164">filled with</text:span><text:span text:style-name="T166"> modified liquid Bacillariophycean Medium (BM; </text:span><text:reference-mark-start text:name="ZOTERO_ITEM CSL_CITATION {&quot;citationID&quot;:&quot;v4SIVki9&quot;,&quot;properties&quot;:{&quot;formattedCitation&quot;:&quot;{\\rtf ([Schl\\uc0\\u246{}sser, 1994](http://onlinelibrary.wiley.com/doi/10.1111/j.1438-8677.1994.tb00784.x/abstract); [Windler, Gruber &amp; Kroth, 2012](http://kops.uni-konstanz.de/handle/123456789/21968))}&quot;,&quot;plainCitation&quot;:&quot;([Schlösser, 1994](http://onlinelibrary.wiley.com/doi/10.1111/j.1438-8677.1994.tb00784.x/abstract); [Windler, Gruber &amp; Kroth, 2012](http://kops.uni-konstanz.de/handle/123456789/21968))&quot;},&quot;citationItems&quot;:[{&quot;id&quot;:1,&quot;uris&quot;:[&quot;http://zotero.org/users/108874/items/2GS8KECX&quot;],&quot;uri&quot;:[&quot;http://zotero.org/users/108874/items/2GS8KECX&quot;],&quot;itemData&quot;:{&quot;id&quot;:1,&quot;type&quot;:&quot;article-journal&quot;,&quot;title&quot;:&quot;SAG - Sammlung von Algenkulturen at the University of Göttingen Catalogue of Strains 1994&quot;,&quot;container-title&quot;:&quot;Botanica Acta&quot;,&quot;page&quot;:&quot;113-186&quot;,&quot;volume&quot;:&quot;107&quot;,&quot;issue&quot;:&quot;3&quot;,&quot;source&quot;:&quot;Wiley Online Library&quot;,&quot;URL&quot;:&quot;http://onlinelibrary.wiley.com/doi/10.1111/j.1438-8677.1994.tb00784.x/abstract&quot;,&quot;DOI&quot;:&quot;10.1111/j.1438-8677.1994.tb00784.x&quot;,&quot;ISSN&quot;:&quot;1438-8677&quot;,&quot;language&quot;:&quot;en&quot;,&quot;author&quot;:[{&quot;family&quot;:&quot;Schlösser&quot;,&quot;given&quot;:&quot;U. G.&quot;}],&quot;issued&quot;:{&quot;date-parts&quot;:[[&quot;1994&quot;,6,1]]},&quot;accessed&quot;:{&quot;date-parts&quot;:[[&quot;2014&quot;,4,22]]}}},{&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ueK5SSAnAS"/><text:span text:style-name="T201">([Schl</text:span><text:span text:style-name="T199">össer, 1994](http://onlinelibrary.wiley.com/doi/10.1111/j.1438-8677.1994.tb00784.x/abstract); [Windler, Gruber &amp; Kroth, 2012](http://kops.uni-konstanz.de/handle/123456789/21968))</text:span><text:reference-mark-end text:name="ZOTERO_ITEM CSL_CITATION {&quot;citationID&quot;:&quot;v4SIVki9&quot;,&quot;properties&quot;:{&quot;formattedCitation&quot;:&quot;{\\rtf ([Schl\\uc0\\u246{}sser, 1994](http://onlinelibrary.wiley.com/doi/10.1111/j.1438-8677.1994.tb00784.x/abstract); [Windler, Gruber &amp; Kroth, 2012](http://kops.uni-konstanz.de/handle/123456789/21968))}&quot;,&quot;plainCitation&quot;:&quot;([Schlösser, 1994](http://onlinelibrary.wiley.com/doi/10.1111/j.1438-8677.1994.tb00784.x/abstract); [Windler, Gruber &amp; Kroth, 2012](http://kops.uni-konstanz.de/handle/123456789/21968))&quot;},&quot;citationItems&quot;:[{&quot;id&quot;:1,&quot;uris&quot;:[&quot;http://zotero.org/users/108874/items/2GS8KECX&quot;],&quot;uri&quot;:[&quot;http://zotero.org/users/108874/items/2GS8KECX&quot;],&quot;itemData&quot;:{&quot;id&quot;:1,&quot;type&quot;:&quot;article-journal&quot;,&quot;title&quot;:&quot;SAG - Sammlung von Algenkulturen at the University of Göttingen Catalogue of Strains 1994&quot;,&quot;container-title&quot;:&quot;Botanica Acta&quot;,&quot;page&quot;:&quot;113-186&quot;,&quot;volume&quot;:&quot;107&quot;,&quot;issue&quot;:&quot;3&quot;,&quot;source&quot;:&quot;Wiley Online Library&quot;,&quot;URL&quot;:&quot;http://onlinelibrary.wiley.com/doi/10.1111/j.1438-8677.1994.tb00784.x/abstract&quot;,&quot;DOI&quot;:&quot;10.1111/j.1438-8677.1994.tb00784.x&quot;,&quot;ISSN&quot;:&quot;1438-8677&quot;,&quot;language&quot;:&quot;en&quot;,&quot;author&quot;:[{&quot;family&quot;:&quot;Schlösser&quot;,&quot;given&quot;:&quot;U. G.&quot;}],&quot;issued&quot;:{&quot;date-parts&quot;:[[&quot;1994&quot;,6,1]]},&quot;accessed&quot;:{&quot;date-parts&quot;:[[&quot;2014&quot;,4,22]]}}},{&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ueK5SSAnAS"/><text:span text:style-name="T166"> in two different culture states: either</text:span><text:span text:style-name="T163"> with co-isolated bacteria </text:span><text:span text:style-name="T164">(</text:span><text:span text:style-name="T163">“xenic”</text:span><text:span text:style-name="T164">)</text:span><text:span text:style-name="T163">, or “</text:span><text:span text:style-name="T164">axenic” </text:span><text:span text:style-name="T163">after </text:span><text:span text:style-name="T168">their</text:span><text:span text:style-name="T163"> </text:span><text:soft-page-break/><text:span text:style-name="T163">removal </text:span><text:reference-mark-start text:name="ZOTERO_ITEM CSL_CITATION {&quot;citationID&quot;:&quot;D7Y09AfG&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EJgdo3WxCd"/><text:span text:style-name="T163">([Windler, Gruber &amp; Kroth, 2012](http://kops.uni-konstanz.de/handle/123456789/21968))</text:span><text:reference-mark-end text:name="ZOTERO_ITEM CSL_CITATION {&quot;citationID&quot;:&quot;D7Y09AfG&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EJgdo3WxCd"/><text:span text:style-name="T163">. </text:span><text:span text:style-name="T167">Monthly, t</text:span><text:span text:style-name="T163">he</text:span><text:span text:style-name="T166">se</text:span><text:span text:style-name="T163"> stock cultures were </text:span><text:span text:style-name="T164">scraped off the </text:span><text:span text:style-name="T166">flask</text:span><text:span text:style-name="T164"> </text:span><text:span text:style-name="T169">bases</text:span><text:span text:style-name="T164"> and </text:span><text:span text:style-name="T167">sub-cultured</text:span><text:span text:style-name="T163"> in </text:span><text:span text:style-name="T167">new</text:span><text:span text:style-name="T163"> BM.</text:span><text:span text:style-name="T192"> </text:span></text:p>
      <text:p text:style-name="P18"><text:span text:style-name="T192">Biofilms were grown directly on SEM sample carriers</text:span> <text:span text:style-name="T193">by the following procedure:</text:span> <text:span text:style-name="T334">Sample carrier disks of ca. 1 cm in diameter </text:span>were punched from Thermanox tissue culture cover slips (Miles Laboratories Inc., USA). <text:span text:style-name="T194">Thermanox material has two different sides</text:span>, <text:span text:style-name="T196">therefore </text:span>care was taken to always store and handle the disks right-side-up. <text:span text:style-name="T195">They were</text:span> sterilis<text:span text:style-name="T195">ed</text:span> by immersion in 70% isopropanol (v/v in H<text:span text:style-name="T340">2</text:span>O) over night and subsequent<text:span text:style-name="T196">ly</text:span> irradiat<text:span text:style-name="T196">ed</text:span> with UV light for 2 h in a laminar flow cabinet. <text:span text:style-name="T197">One s</text:span>terile disk <text:span text:style-name="T197">was </text:span>placed into <text:span text:style-name="T197">each</text:span> well <text:span text:style-name="T193">of 6-well plates (Sarstedt, USA, order number 83.1839.500) </text:span>and covered with 3 to 5 mL <text:span text:style-name="T198">BM</text:span>. <text:span text:style-name="T202">Culture w</text:span>ells were inoculated with 5×10<text:span text:style-name="T336">5</text:span> to 1×10<text:span text:style-name="T336">6</text:span> <text:span text:style-name="T173">A. minutissimum</text:span> cells <text:span text:style-name="T250">from the stock cultures after those were checked to be axenic or xenic. Axenicity was confirmed by SYBR Green staining and observation under a BX51 (Olympus, USA) bright-field fluorescence microscope using GFP fluorescence filters</text:span>. <text:span text:style-name="T202">Well</text:span> <text:span text:style-name="T202">p</text:span>lates were sealed with Parafilm and incubated at 16°C under an illumination regime of 12 h dark and 12 h light at 20-50 µmol photons×m<text:span text:style-name="T336">-2</text:span>×s<text:span text:style-name="T336">-1</text:span> for 1<text:span text:style-name="T351">1</text:span> to <text:span text:style-name="T335">31</text:span> days.</text:p>
      <text:h text:style-name="P43" text:outline-level="2">Crystal violet stain<text:span text:style-name="T348">ing</text:span> and <text:span text:style-name="T342">b</text:span>right-field microscopy</text:h>
      <text:p text:style-name="Text_20_body"><text:span text:style-name="T251">Thermanox disks were removed from stationary cultures after 11 to 31 days with inverted (“soldering” or “cover glass”) forceps (Hammacher, Germany</text:span><text:a xlink:type="simple" xlink:href="http://www.hammacher.de/Dental-Laboratory/Forceps/Soldering-forceps/stainless-steel/HSC-510-16-Cover-glass-forceps::24389.html" text:style-name="Internet_20_link" text:visited-style-name="Visited_20_Internet_20_Link"><text:span text:style-name="T251">)</text:span></text:a><text:span text:style-name="T251"> and rinsed with 1 mL sterile-filtered tap water. A Gram-staining protocol </text:span><text:reference-mark-start text:name="ZOTERO_ITEM CSL_CITATION {&quot;citationID&quot;:&quot;ujegmpkku&quot;,&quot;properties&quot;:{&quot;formattedCitation&quot;:&quot;([Kaplan &amp; Fine, 2002](http://aem.asm.org/content/68/10/4943))&quot;,&quot;plainCitation&quot;:&quot;([Kaplan &amp; Fine, 2002](http://aem.asm.org/content/68/10/4943))&quot;},&quot;citationItems&quot;:[{&quot;id&quot;:240,&quot;uris&quot;:[&quot;http://zotero.org/users/108874/items/RSA3CTTP&quot;],&quot;uri&quot;:[&quot;http://zotero.org/users/108874/items/RSA3CTTP&quot;],&quot;itemData&quot;:{&quot;id&quot;:240,&quot;type&quot;:&quot;article-journal&quot;,&quot;title&quot;:&quot;Biofilm Dispersal of &lt;i&gt;Neisseria subflava&lt;/i&gt; and Other Phylogenetically Diverse Oral Bacteria&quot;,&quot;container-title&quot;:&quot;Applied and Environmental Microbiology&quot;,&quot;page&quot;:&quot;4943-4950&quot;,&quot;volume&quot;:&quot;68&quot;,&quot;issue&quot;:&quot;10&quot;,&quot;source&quot;:&quot;aem.asm.org&quot;,&quot;abstract&quot;:&quot;Polystyrene petri dishes containing liquid medium were inoculated with single-cell suspensions of a fresh clinical isolate of Neisseria subflava and were incubated under conditions of low vibration. N. subflava colonies grew firmly attached to the surface of the dish, while the broth remained clear. Growing colonies released cells into the medium, resulting in the appearance of 102 to 104 small satellite colonies attached to the surface of the dish in an area adjacent to each mature colony after 24 h. Satellite colonies grew in patterns of streamers shaped like jets and flares emanating from mature colonies and pointing toward the center of the dish. This dispersal pattern evidently resulted from the surface translocation of detached biofilm cells by buoyancy-driven convection currents that were generated due to slight temperature gradients in the medium. Streamers of satellite colonies ranged from 2 to &gt;40 mm in length. Satellite colonies in very long streamers were relatively uniform in size regardless of their distance from the mature colony, suggesting that mature colonies released single cells or small clusters of cells into the medium and that the detachment, surface translocation, and subsequent surface reattachment of released cells were a transitory process. Incubation of N. subflava single cells in a perfused biofilm fermentor resulted in a large spike of the number of CFU in the perfusate after 9.5 h of growth, consistent with a rapid release of cells into the medium. Biofilm colonies of several other phylogenetically diverse oral bacteria, including Actinobacillus actinomycetemcomitans, Haemophilus aphrophilus, Streptococcus mitis, and a prevalent but previously uncultured oral Streptococcus sp., exhibited similar temperature-dependent dispersal patterns in broth culture. This in vitro spreading phenotype could be a useful tool for studying biofilm dispersal in these and other nonflagellated bacteria and may have physiological relevance to biofilm dispersal in the oral cavity.&quot;,&quot;URL&quot;:&quot;http://aem.asm.org/content/68/10/4943&quot;,&quot;DOI&quot;:&quot;10.1128/AEM.68.10.4943-4950.2002&quot;,&quot;ISSN&quot;:&quot;0099-2240, 1098-5336&quot;,&quot;note&quot;:&quot;PMID: 12324342&quot;,&quot;journalAbbreviation&quot;:&quot;Appl. Environ. Microbiol.&quot;,&quot;language&quot;:&quot;en&quot;,&quot;author&quot;:[{&quot;family&quot;:&quot;Kaplan&quot;,&quot;given&quot;:&quot;Jeffrey B.&quot;},{&quot;family&quot;:&quot;Fine&quot;,&quot;given&quot;:&quot;Daniel H.&quot;}],&quot;issued&quot;:{&quot;date-parts&quot;:[[&quot;2002&quot;,10,1]]},&quot;accessed&quot;:{&quot;date-parts&quot;:[[&quot;2014&quot;,8,12]]},&quot;PMID&quot;:&quot;12324342&quot;}}],&quot;schema&quot;:&quot;https://github.com/citation-style-language/schema/raw/master/csl-citation.json&quot;} RNDiDYDd4SzCx"/><text:span text:style-name="T251">([Kaplan &amp; Fine, 2002](http://aem.asm.org/content/68/10/4943))</text:span><text:reference-mark-end text:name="ZOTERO_ITEM CSL_CITATION {&quot;citationID&quot;:&quot;ujegmpkku&quot;,&quot;properties&quot;:{&quot;formattedCitation&quot;:&quot;([Kaplan &amp; Fine, 2002](http://aem.asm.org/content/68/10/4943))&quot;,&quot;plainCitation&quot;:&quot;([Kaplan &amp; Fine, 2002](http://aem.asm.org/content/68/10/4943))&quot;},&quot;citationItems&quot;:[{&quot;id&quot;:240,&quot;uris&quot;:[&quot;http://zotero.org/users/108874/items/RSA3CTTP&quot;],&quot;uri&quot;:[&quot;http://zotero.org/users/108874/items/RSA3CTTP&quot;],&quot;itemData&quot;:{&quot;id&quot;:240,&quot;type&quot;:&quot;article-journal&quot;,&quot;title&quot;:&quot;Biofilm Dispersal of &lt;i&gt;Neisseria subflava&lt;/i&gt; and Other Phylogenetically Diverse Oral Bacteria&quot;,&quot;container-title&quot;:&quot;Applied and Environmental Microbiology&quot;,&quot;page&quot;:&quot;4943-4950&quot;,&quot;volume&quot;:&quot;68&quot;,&quot;issue&quot;:&quot;10&quot;,&quot;source&quot;:&quot;aem.asm.org&quot;,&quot;abstract&quot;:&quot;Polystyrene petri dishes containing liquid medium were inoculated with single-cell suspensions of a fresh clinical isolate of Neisseria subflava and were incubated under conditions of low vibration. N. subflava colonies grew firmly attached to the surface of the dish, while the broth remained clear. Growing colonies released cells into the medium, resulting in the appearance of 102 to 104 small satellite colonies attached to the surface of the dish in an area adjacent to each mature colony after 24 h. Satellite colonies grew in patterns of streamers shaped like jets and flares emanating from mature colonies and pointing toward the center of the dish. This dispersal pattern evidently resulted from the surface translocation of detached biofilm cells by buoyancy-driven convection currents that were generated due to slight temperature gradients in the medium. Streamers of satellite colonies ranged from 2 to &gt;40 mm in length. Satellite colonies in very long streamers were relatively uniform in size regardless of their distance from the mature colony, suggesting that mature colonies released single cells or small clusters of cells into the medium and that the detachment, surface translocation, and subsequent surface reattachment of released cells were a transitory process. Incubation of N. subflava single cells in a perfused biofilm fermentor resulted in a large spike of the number of CFU in the perfusate after 9.5 h of growth, consistent with a rapid release of cells into the medium. Biofilm colonies of several other phylogenetically diverse oral bacteria, including Actinobacillus actinomycetemcomitans, Haemophilus aphrophilus, Streptococcus mitis, and a prevalent but previously uncultured oral Streptococcus sp., exhibited similar temperature-dependent dispersal patterns in broth culture. This in vitro spreading phenotype could be a useful tool for studying biofilm dispersal in these and other nonflagellated bacteria and may have physiological relevance to biofilm dispersal in the oral cavity.&quot;,&quot;URL&quot;:&quot;http://aem.asm.org/content/68/10/4943&quot;,&quot;DOI&quot;:&quot;10.1128/AEM.68.10.4943-4950.2002&quot;,&quot;ISSN&quot;:&quot;0099-2240, 1098-5336&quot;,&quot;note&quot;:&quot;PMID: 12324342&quot;,&quot;journalAbbreviation&quot;:&quot;Appl. Environ. Microbiol.&quot;,&quot;language&quot;:&quot;en&quot;,&quot;author&quot;:[{&quot;family&quot;:&quot;Kaplan&quot;,&quot;given&quot;:&quot;Jeffrey B.&quot;},{&quot;family&quot;:&quot;Fine&quot;,&quot;given&quot;:&quot;Daniel H.&quot;}],&quot;issued&quot;:{&quot;date-parts&quot;:[[&quot;2002&quot;,10,1]]},&quot;accessed&quot;:{&quot;date-parts&quot;:[[&quot;2014&quot;,8,12]]},&quot;PMID&quot;:&quot;12324342&quot;}}],&quot;schema&quot;:&quot;https://github.com/citation-style-language/schema/raw/master/csl-citation.json&quot;} RNDiDYDd4SzCx"/><text:span text:style-name="T251"> was applied to visualise adherent cells and their extracellular polymeric structures as follows: A droplet of 200 µL solution of 0.02% crystal violet (CV) in sterile filtered tap water was applied onto the disk for 1‑2 min, which was held suspended by forceps. Disks were rinsed with 1 to 3 mL water, until the runoff no longer contained visible CV.</text:span><text:span text:style-name="T64"> </text:span><text:span text:style-name="T253">In order to find the same cell clusters in both microscopic approaches, pointing or encircling scratches were made into disk surfaces.</text:span></text:p>
      <text:p text:style-name="P3"><text:span text:style-name="T311">Disks were placed on moistened glass slides and moistened additionally with 20 µL sterile-filtered tap water. Cover slips were applied carefully and marked</text:span><text:span text:style-name="T92"> regions were </text:span><text:span text:style-name="T253">observed under a BX51 (Olympus, USA) bright-field fluorescence microscope using chlorophyll fluorescence filters. Images of these areas at various magnifications were taken with AxioCams MRm </text:span><text:soft-page-break/><text:span text:style-name="T253">(fluorescence and grey-scale images) and MRc (colour) using AxioVision software (Zeiss, Germany).</text:span></text:p>
      <text:h text:style-name="P43" text:outline-level="2"><text:span text:style-name="T346">S</text:span>canning <text:span text:style-name="T346">e</text:span>lectron <text:span text:style-name="T346">m</text:span>icroscopy<text:span text:style-name="T344"> (SEM) and e</text:span><text:span text:style-name="T254">nergy-dispersive X-ray </text:span><text:span text:style-name="T263">(EDX) </text:span><text:span text:style-name="T254">spectroscopy</text:span></text:h>
      <text:p text:style-name="P4"><text:span text:style-name="T256">Diatom cells </text:span><text:span text:style-name="T257">were fixed </text:span><text:span text:style-name="T256">on </text:span><text:span text:style-name="T255">T</text:span><text:span text:style-name="T257">hermanox disks</text:span><text:span text:style-name="T258"> </text:span><text:span text:style-name="T257">by incubation in a mixture of 2% </text:span><text:span text:style-name="T354">glutaraldehyde</text:span><text:span text:style-name="T257">, 10 mM CaCl</text:span><text:span text:style-name="T341">2</text:span><text:span text:style-name="T257"> and 10 mM MgCl</text:span><text:span text:style-name="T341">2</text:span><text:span text:style-name="T257"> in 0.1 M </text:span><text:span text:style-name="T354">sodium cacodylate</text:span><text:span text:style-name="T257"> buffer at pH 7 and room temperature </text:span><text:span text:style-name="T267">(RT)</text:span><text:span text:style-name="T257"> for 2 h. </text:span><text:span text:style-name="T256">D</text:span><text:span text:style-name="T259">ehydration</text:span><text:span text:style-name="T257"> was conducted </text:span><text:span text:style-name="T266">first </text:span><text:span text:style-name="T257">with 30% and 50% EtOH, at </text:span><text:span text:style-name="T267">RT</text:span><text:span text:style-name="T257"> for 2 h </text:span><text:span text:style-name="T266">each</text:span><text:span text:style-name="T257">, </text:span><text:span text:style-name="T266">followed by </text:span><text:span text:style-name="T257">70% EtOH at 4</text:span><text:span text:style-name="T260">°</text:span><text:span text:style-name="T257">C over night, 90% EtOH at </text:span><text:span text:style-name="T267">RT</text:span><text:span text:style-name="T257"> for 2 h and finally with 96% and 100% EtOH twice for 1 h </text:span><text:span text:style-name="T266">each</text:span><text:span text:style-name="T257">. Critical point drying </text:span><text:span text:style-name="T261">in </text:span><text:span text:style-name="T257">CO</text:span><text:span text:style-name="T341">2</text:span><text:span text:style-name="T257"> </text:span><text:span text:style-name="T266">followed</text:span><text:span text:style-name="T257"> </text:span><text:span text:style-name="T264">(Balzers CPD030, </text:span><text:span text:style-name="T265">Liechtenstein</text:span><text:span text:style-name="T264">) and s</text:span><text:span text:style-name="T257">amples were </text:span><text:span text:style-name="T266">finally </text:span><text:span text:style-name="T257">sputtered with </text:span><text:span text:style-name="T262">gold </text:span><text:span text:style-name="T268">(Au)</text:span><text:span text:style-name="T262"> and palladium </text:span><text:span text:style-name="T268">(Pd)</text:span><text:span text:style-name="T261"> </text:span><text:span text:style-name="T257">to a thickness of 5 nm </text:span><text:span text:style-name="T265">(Balzers SCD030, Liechtenstein)</text:span><text:span text:style-name="T257">.</text:span></text:p>
      <text:p text:style-name="P5"><text:span text:style-name="T269">After fixation, dehydration and Au/Pd-sputtering, the biofilm-covered Thermanox disks were imaged with a Zeiss “AURIGA” scanning electron microscope, controlled with the “SmartSEM” software v05.04.05.00. The elemental composition of samples was analysed by energy-dispersive X-ray (EDX) spectroscopy. Samples were excited with the AURIGA's electron beam at 10 kV and the emitted X-rays (of specific energy levels due to the elemental electron configuration) were recorded with an Oxford Instruments “X-Max 20 mm</text:span><text:span text:style-name="T337">2</text:span><text:span text:style-name="T270">” </text:span><text:span text:style-name="T273">detector </text:span><text:span text:style-name="T274">and</text:span><text:span text:style-name="T275"> the “INCA” software v4.15.</text:span></text:p>
      <text:h text:style-name="P44" text:outline-level="2">Bacteria counting and <text:span text:style-name="T384">data visualisation</text:span></text:h>
      <text:p text:style-name="P13">Bacteria (rod-shaped particles) <text:span text:style-name="T358">on fully visible </text:span><text:span text:style-name="T145">A. minutissimum</text:span><text:span text:style-name="T2"> valve face</text:span><text:span text:style-name="T114">s</text:span><text:span text:style-name="T364"> </text:span>were counted in scanning electron micrographs. Valve faces were classified into frustules and capsules, depending on whether pores were visible or completely disappeared under <text:span text:style-name="T369">a layer</text:span> of capsule material. Diatom cells with partial encapsulation were not included in the counting, and neither were bacteria <text:span text:style-name="T362">cells </text:span>which attached to the <text:span text:style-name="T352">girdle bands</text:span> of diatom cells.</text:p>
      <text:p text:style-name="P19"><text:span text:style-name="T276">ImageJ v1.46r with the Cell Counter plug-in v2010/12/07 was used to count diatoms and bacteria cells. This data was evaluated and visualised with R v3.1.1 (language and environment for statistical computing;</text:span> <text:reference-mark-start text:name="ZOTERO_ITEM CSL_CITATION {&quot;citationID&quot;:&quot;iqafl99n8&quot;,&quot;properties&quot;:{&quot;formattedCitation&quot;:&quot;([R Development Core Team, 2011](http://www.R-project.org/))&quot;,&quot;plainCitation&quot;:&quot;([R Development Core Team, 2011](http://www.R-project.org/))&quot;},&quot;citationItems&quot;:[{&quot;id&quot;:1063,&quot;uris&quot;:[&quot;http://zotero.org/users/108874/items/FR7M78DW&quot;],&quot;uri&quot;:[&quot;http://zotero.org/users/108874/items/FR7M78DW&quot;],&quot;itemData&quot;:{&quot;id&quot;:1063,&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ISBN&quot;:&quot;3-900051-07-0&quot;,&quot;author&quot;:[{&quot;family&quot;:&quot;R Development Core Team&quot;,&quot;given&quot;:&quot;&quot;}],&quot;issued&quot;:{&quot;date-parts&quot;:[[&quot;2011&quot;]]},&quot;accessed&quot;:{&quot;date-parts&quot;:[[&quot;2014&quot;,8,12]]}}}],&quot;schema&quot;:&quot;https://github.com/citation-style-language/schema/raw/master/csl-citation.json&quot;} RNDIVBssn55mC"/>([R Development Core Team, 2011](http://www.R-project.org/))<text:reference-mark-end text:name="ZOTERO_ITEM CSL_CITATION {&quot;citationID&quot;:&quot;iqafl99n8&quot;,&quot;properties&quot;:{&quot;formattedCitation&quot;:&quot;([R Development Core Team, 2011](http://www.R-project.org/))&quot;,&quot;plainCitation&quot;:&quot;([R Development Core Team, 2011](http://www.R-project.org/))&quot;},&quot;citationItems&quot;:[{&quot;id&quot;:1063,&quot;uris&quot;:[&quot;http://zotero.org/users/108874/items/FR7M78DW&quot;],&quot;uri&quot;:[&quot;http://zotero.org/users/108874/items/FR7M78DW&quot;],&quot;itemData&quot;:{&quot;id&quot;:1063,&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ISBN&quot;:&quot;3-900051-07-0&quot;,&quot;author&quot;:[{&quot;family&quot;:&quot;R Development Core Team&quot;,&quot;given&quot;:&quot;&quot;}],&quot;issued&quot;:{&quot;date-parts&quot;:[[&quot;2011&quot;]]},&quot;accessed&quot;:{&quot;date-parts&quot;:[[&quot;2014&quot;,8,12]]}}}],&quot;schema&quot;:&quot;https://github.com/citation-style-language/schema/raw/master/csl-citation.json&quot;} RNDIVBssn55mC"/><text:span text:style-name="T277">, ggplot2 v1.0.0 </text:span><text:reference-mark-start text:name="ZOTERO_ITEM CSL_CITATION {&quot;citationID&quot;:&quot;1mc80b6tjs&quot;,&quot;properties&quot;:{&quot;formattedCitation&quot;:&quot;([Wickham, 2009](http://ggplot2.org/book/))&quot;,&quot;plainCitation&quot;:&quot;([Wickham, 2009](http://ggplot2.org/book/))&quot;},&quot;citationItems&quot;:[{&quot;id&quot;:582,&quot;uris&quot;:[&quot;http://zotero.org/users/108874/items/X75PG6HJ&quot;],&quot;uri&quot;:[&quot;http://zotero.org/users/108874/items/X75PG6HJ&quot;],&quot;itemData&quot;:{&quot;id&quot;:582,&quot;type&quot;:&quot;book&quot;,&quot;title&quot;:&quot;ggplot2: Elegant Graphics for Data Analysis&quot;,&quot;publisher&quot;:&quot;Springer Science &amp; Business Media&quot;,&quot;number-of-pages&quot;:&quot;211&quot;,&quot;source&quot;:&quot;Google Books&quot;,&quot;abstract&quot;:&quot;This book describes ggplot2, a new data visualization package for R that uses the insights from Leland Wilkison’s Grammar of Graphics to create a powerful and flexible system for creating data graphics. With ggplot2, it’s easy to:  produce handsome, publication-quality plots, with automatic legends created from the plot specification superpose multiple layers (points, lines, maps, tiles, box plots to name a few) from different data sources, with automatically adjusted common scales add customisable smoothers that use the powerful modelling capabilities of R, such as loess, linear models, generalised additive models and robust regression save any ggplot2 plot (or part thereof) for later modification or reuse create custom themes that capture in-house or journal style requirements, and that can easily be applied to multiple plots approach your graph from a visual perspective, thinking about how each component of the data is represented on the final plot.  This book will be useful to everyone who has struggled with displaying their data in an informative and attractive way. You will need some basic knowledge of R (i.e. you should be able to get your data into R), but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URL&quot;:&quot;http://ggplot2.org/book/&quot;,&quot;ISBN&quot;:&quot;9780387981413&quot;,&quot;shortTitle&quot;:&quot;ggplot2&quot;,&quot;language&quot;:&quot;en&quot;,&quot;author&quot;:[{&quot;family&quot;:&quot;Wickham&quot;,&quot;given&quot;:&quot;Hadley&quot;}],&quot;issued&quot;:{&quot;date-parts&quot;:[[&quot;2009&quot;,10,3]]}}}],&quot;schema&quot;:&quot;https://github.com/citation-style-language/schema/raw/master/csl-citation.json&quot;} RNDGC5xo6MTP6"/><text:span text:style-name="T277">([Wickham, 2009](http://ggplot2.org/book/))</text:span><text:reference-mark-end text:name="ZOTERO_ITEM CSL_CITATION {&quot;citationID&quot;:&quot;1mc80b6tjs&quot;,&quot;properties&quot;:{&quot;formattedCitation&quot;:&quot;([Wickham, 2009](http://ggplot2.org/book/))&quot;,&quot;plainCitation&quot;:&quot;([Wickham, 2009](http://ggplot2.org/book/))&quot;},&quot;citationItems&quot;:[{&quot;id&quot;:582,&quot;uris&quot;:[&quot;http://zotero.org/users/108874/items/X75PG6HJ&quot;],&quot;uri&quot;:[&quot;http://zotero.org/users/108874/items/X75PG6HJ&quot;],&quot;itemData&quot;:{&quot;id&quot;:582,&quot;type&quot;:&quot;book&quot;,&quot;title&quot;:&quot;ggplot2: Elegant Graphics for Data Analysis&quot;,&quot;publisher&quot;:&quot;Springer Science &amp; Business Media&quot;,&quot;number-of-pages&quot;:&quot;211&quot;,&quot;source&quot;:&quot;Google Books&quot;,&quot;abstract&quot;:&quot;This book describes ggplot2, a new data visualization package for R that uses the insights from Leland Wilkison’s Grammar of Graphics to create a powerful and flexible system for creating data graphics. With ggplot2, it’s easy to:  produce handsome, publication-quality plots, with automatic legends created from the plot specification superpose multiple layers (points, lines, maps, tiles, box plots to name a few) from different data sources, with automatically adjusted common scales add customisable smoothers that use the powerful modelling capabilities of R, such as loess, linear models, generalised additive models and robust regression save any ggplot2 plot (or part thereof) for later modification or reuse create custom themes that capture in-house or journal style requirements, and that can easily be applied to multiple plots approach your graph from a visual perspective, thinking about how each component of the data is represented on the final plot.  This book will be useful to everyone who has struggled with displaying their data in an informative and attractive way. You will need some basic knowledge of R (i.e. you should be able to get your data into R), but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URL&quot;:&quot;http://ggplot2.org/book/&quot;,&quot;ISBN&quot;:&quot;9780387981413&quot;,&quot;shortTitle&quot;:&quot;ggplot2&quot;,&quot;language&quot;:&quot;en&quot;,&quot;author&quot;:[{&quot;family&quot;:&quot;Wickham&quot;,&quot;given&quot;:&quot;Hadley&quot;}],&quot;issued&quot;:{&quot;date-parts&quot;:[[&quot;2009&quot;,10,3]]}}}],&quot;schema&quot;:&quot;https://github.com/citation-style-language/schema/raw/master/csl-citation.json&quot;} RNDGC5xo6MTP6"/><text:span text:style-name="T277"> and </text:span><text:a xlink:type="simple" xlink:href="http://www.rstudio.com/products/rstudio/" text:style-name="Internet_20_link" text:visited-style-name="Visited_20_Internet_20_Link"><text:span text:style-name="T277">RStudio </text:span></text:a><text:a xlink:type="simple" xlink:href="http://www.rstudio.com/products/rstudio/" text:style-name="Internet_20_link" text:visited-style-name="Visited_20_Internet_20_Link"><text:span text:style-name="T277">v</text:span></text:a><text:a xlink:type="simple" xlink:href="http://www.rstudio.com/products/rstudio/" text:style-name="Internet_20_link" text:visited-style-name="Visited_20_Internet_20_Link"><text:span text:style-name="T277">0.98 </text:span></text:a><text:a xlink:type="simple" xlink:href="http://www.rstudio.com/products/rstudio/" text:style-name="Internet_20_link" text:visited-style-name="Visited_20_Internet_20_Link"><text:span text:style-name="T277">Desktop Open Source Edition</text:span></text:a><text:span text:style-name="T277">.</text:span></text:p>
      <text:h text:style-name="P37" text:outline-level="1"><text:soft-page-break/>Results and Discussion</text:h>
      <text:p text:style-name="P14"><text:span text:style-name="T278">For LM and SEM observations, we cultured </text:span><text:span text:style-name="T159">Achnanthidium minutissimum</text:span><text:span text:style-name="T279"> xenically and axenically on Thermanox disks. After incubation periods of 11 to 31 days, t</text:span>he disk surfaces <text:span text:style-name="T376">in xenic cultures </text:span>were densely covered by a mono-layer of <text:span text:style-name="T173">A. minutissimum</text:span> cells (Fig. <text:span text:style-name="T365">1</text:span>). Th<text:span text:style-name="T381">is</text:span> biofilm was visible <text:span text:style-name="T370">by eye </text:span>as <text:span text:style-name="T374">a </text:span>light greenish-brown coloration on the substrate disks <text:span text:style-name="T375">after removal from the medium</text:span>. Staining with <text:span text:style-name="T320">the dye</text:span> crystal violet (CV) and subsequent bright-field microscopy showed <text:span text:style-name="T320">that large portions</text:span> of the diatom cells <text:span text:style-name="T320">were</text:span> surrounded by capsules.</text:p>
      <text:p text:style-name="P6">In contrast, axenic <text:span text:style-name="T173">A. minutissimum</text:span> cells did not form biofilms, so that <text:span text:style-name="T373">even </text:span>careful rinsing <text:span text:style-name="T373">left much fewer cells attached to the disks and thus available for SEM analysis</text:span>. <text:span text:style-name="T380">This</text:span> observation <text:span text:style-name="T321">is</text:span> in agreement with studies that utilised other growth substrates to compare biofilm formation by axenic and xenic diatom cultures. <text:span text:style-name="T323">B</text:span>y <text:span text:style-name="T323">measuring </text:span>chlorophyll (chl) <text:span text:style-name="T323">contents, t</text:span>he possibility that axenic cells might simply be less proliferate <text:span text:style-name="T363">was excluded</text:span> <text:reference-mark-start text:name="ZOTERO_ITEM CSL_CITATION {&quot;citationID&quot;:&quot;LaeKZDMv&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bw2JXFUqhR"/>([Windler et al., 2015](http://onlinelibrary.wiley.com/doi/10.1111/jpy.12280/abstract))<text:reference-mark-end text:name="ZOTERO_ITEM CSL_CITATION {&quot;citationID&quot;:&quot;LaeKZDMv&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bw2JXFUqhR"/>. <text:span text:style-name="T322">Xenic </text:span><text:span text:style-name="T181">A. minutissimum</text:span><text:span text:style-name="T322"> cultures on the other hand have also been found to develop biofilms o</text:span>n glass beads <text:span text:style-name="T323">as well as in</text:span> plastic multi-well plates <text:reference-mark-start text:name="ZOTERO_ITEM CSL_CITATION {&quot;citationID&quot;:&quot;bNoowV4D&quot;,&quot;properties&quot;:{&quot;formattedCitation&quot;:&quot;([Lubarsky et al., 2010](http://dx.doi.org/10.1371/journal.pone.0013794); [Windler et al., 2015](http://onlinelibrary.wiley.com/doi/10.1111/jpy.12280/abstract))&quot;,&quot;plainCitation&quot;:&quot;([Lubarsky et al., 2010](http://dx.doi.org/10.1371/journal.pone.0013794); [Windler et al., 2015](http://onlinelibrary.wiley.com/doi/10.1111/jpy.12280/abstract))&quot;},&quot;citationItems&quot;:[{&quot;id&quot;:51,&quot;uris&quot;:[&quot;http://zotero.org/users/108874/items/BGX6W4PP&quot;],&quot;uri&quot;:[&quot;http://zotero.org/users/108874/items/BGX6W4PP&quot;],&quot;itemData&quot;:{&quot;id&quot;:51,&quot;type&quot;:&quot;article-journal&quot;,&quot;title&quot;:&quot;The Stabilisation Potential of Individual and Mixed Assemblages of Natural Bacteria and Microalgae&quot;,&quot;container-title&quot;:&quot;PLoS ONE&quot;,&quot;page&quot;:&quot;e13794&quot;,&quot;volume&quot;:&quot;5&quot;,&quot;issue&quot;:&quot;11&quot;,&quot;source&quot;:&quot;PLoS Journals&quot;,&quot;abstract&quot;:&quot;It is recognized that microorganisms inhabiting natural sediments significantly mediate the erosive response of the bed (“ecosystem engineers”) through the secretion of naturally adhesive organic material (EPS: extracellular polymeric substances). However, little is known about the individual engineering capability of the main biofilm components (heterotrophic bacteria and autotrophic microalgae) in terms of their individual contribution to the EPS pool and their relative functional contribution to substratum stabilisation. This paper investigates the engineering effects on a non-cohesive test bed as the surface was colonised by natural benthic assemblages (prokaryotic, eukaryotic and mixed cultures) of bacteria and microalgae. MagPI (Magnetic Particle Induction) and CSM (Cohesive Strength Meter) respectively determined the adhesive capacity and the cohesive strength of the culture surface. Stabilisation was significantly higher for the bacterial assemblages (up to a factor of 2) than for axenic microalgal assemblages. The EPS concentration and the EPS composition (carbohydrates and proteins) were both important in determining stabilisation. The peak of engineering effect was significantly greater in the mixed assemblage as compared to the bacterial (x 1.2) and axenic diatom (x 1.7) cultures. The possibility of synergistic effects between the bacterial and algal cultures in terms of stability was examined and rejected although the concentration of EPS did show a synergistic elevation in mixed culture. The rapid development and overall stabilisation potential of the various assemblages was impressive (x 7.5 and ×9.5, for MagPI and CSM, respectively, as compared to controls). We confirmed the important role of heterotrophic bacteria in “biostabilisation” and highlighted the interactions between autotrophic and heterotrophic biofilm consortia. This information contributes to the conceptual understanding of the microbial sediment engineering that represents an important ecosystem function and service in aquatic habitats.&quot;,&quot;URL&quot;:&quot;http://dx.doi.org/10.1371/journal.pone.0013794&quot;,&quot;DOI&quot;:&quot;10.1371/journal.pone.0013794&quot;,&quot;journalAbbreviation&quot;:&quot;PLoS ONE&quot;,&quot;author&quot;:[{&quot;family&quot;:&quot;Lubarsky&quot;,&quot;given&quot;:&quot;Helen V.&quot;},{&quot;family&quot;:&quot;Hubas&quot;,&quot;given&quot;:&quot;Cédric&quot;},{&quot;family&quot;:&quot;Chocholek&quot;,&quot;given&quot;:&quot;Melanie&quot;},{&quot;family&quot;:&quot;Larson&quot;,&quot;given&quot;:&quot;Fredrik&quot;},{&quot;family&quot;:&quot;Manz&quot;,&quot;given&quot;:&quot;Werner&quot;},{&quot;family&quot;:&quot;Paterson&quot;,&quot;given&quot;:&quot;David M.&quot;},{&quot;family&quot;:&quot;Gerbersdorf&quot;,&quot;given&quot;:&quot;Sabine U.&quot;}],&quot;issued&quot;:{&quot;date-parts&quot;:[[&quot;2010&quot;,11,2]]},&quot;accessed&quot;:{&quot;date-parts&quot;:[[&quot;2013&quot;,8,28]]}}},{&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yAAYIR00r3"/>([Lubarsky et al., 2010](http://dx.doi.org/10.1371/journal.pone.0013794); [Windler et al., 2015](http://onlinelibrary.wiley.com/doi/10.1111/jpy.12280/abstract))<text:reference-mark-end text:name="ZOTERO_ITEM CSL_CITATION {&quot;citationID&quot;:&quot;bNoowV4D&quot;,&quot;properties&quot;:{&quot;formattedCitation&quot;:&quot;([Lubarsky et al., 2010](http://dx.doi.org/10.1371/journal.pone.0013794); [Windler et al., 2015](http://onlinelibrary.wiley.com/doi/10.1111/jpy.12280/abstract))&quot;,&quot;plainCitation&quot;:&quot;([Lubarsky et al., 2010](http://dx.doi.org/10.1371/journal.pone.0013794); [Windler et al., 2015](http://onlinelibrary.wiley.com/doi/10.1111/jpy.12280/abstract))&quot;},&quot;citationItems&quot;:[{&quot;id&quot;:51,&quot;uris&quot;:[&quot;http://zotero.org/users/108874/items/BGX6W4PP&quot;],&quot;uri&quot;:[&quot;http://zotero.org/users/108874/items/BGX6W4PP&quot;],&quot;itemData&quot;:{&quot;id&quot;:51,&quot;type&quot;:&quot;article-journal&quot;,&quot;title&quot;:&quot;The Stabilisation Potential of Individual and Mixed Assemblages of Natural Bacteria and Microalgae&quot;,&quot;container-title&quot;:&quot;PLoS ONE&quot;,&quot;page&quot;:&quot;e13794&quot;,&quot;volume&quot;:&quot;5&quot;,&quot;issue&quot;:&quot;11&quot;,&quot;source&quot;:&quot;PLoS Journals&quot;,&quot;abstract&quot;:&quot;It is recognized that microorganisms inhabiting natural sediments significantly mediate the erosive response of the bed (“ecosystem engineers”) through the secretion of naturally adhesive organic material (EPS: extracellular polymeric substances). However, little is known about the individual engineering capability of the main biofilm components (heterotrophic bacteria and autotrophic microalgae) in terms of their individual contribution to the EPS pool and their relative functional contribution to substratum stabilisation. This paper investigates the engineering effects on a non-cohesive test bed as the surface was colonised by natural benthic assemblages (prokaryotic, eukaryotic and mixed cultures) of bacteria and microalgae. MagPI (Magnetic Particle Induction) and CSM (Cohesive Strength Meter) respectively determined the adhesive capacity and the cohesive strength of the culture surface. Stabilisation was significantly higher for the bacterial assemblages (up to a factor of 2) than for axenic microalgal assemblages. The EPS concentration and the EPS composition (carbohydrates and proteins) were both important in determining stabilisation. The peak of engineering effect was significantly greater in the mixed assemblage as compared to the bacterial (x 1.2) and axenic diatom (x 1.7) cultures. The possibility of synergistic effects between the bacterial and algal cultures in terms of stability was examined and rejected although the concentration of EPS did show a synergistic elevation in mixed culture. The rapid development and overall stabilisation potential of the various assemblages was impressive (x 7.5 and ×9.5, for MagPI and CSM, respectively, as compared to controls). We confirmed the important role of heterotrophic bacteria in “biostabilisation” and highlighted the interactions between autotrophic and heterotrophic biofilm consortia. This information contributes to the conceptual understanding of the microbial sediment engineering that represents an important ecosystem function and service in aquatic habitats.&quot;,&quot;URL&quot;:&quot;http://dx.doi.org/10.1371/journal.pone.0013794&quot;,&quot;DOI&quot;:&quot;10.1371/journal.pone.0013794&quot;,&quot;journalAbbreviation&quot;:&quot;PLoS ONE&quot;,&quot;author&quot;:[{&quot;family&quot;:&quot;Lubarsky&quot;,&quot;given&quot;:&quot;Helen V.&quot;},{&quot;family&quot;:&quot;Hubas&quot;,&quot;given&quot;:&quot;Cédric&quot;},{&quot;family&quot;:&quot;Chocholek&quot;,&quot;given&quot;:&quot;Melanie&quot;},{&quot;family&quot;:&quot;Larson&quot;,&quot;given&quot;:&quot;Fredrik&quot;},{&quot;family&quot;:&quot;Manz&quot;,&quot;given&quot;:&quot;Werner&quot;},{&quot;family&quot;:&quot;Paterson&quot;,&quot;given&quot;:&quot;David M.&quot;},{&quot;family&quot;:&quot;Gerbersdorf&quot;,&quot;given&quot;:&quot;Sabine U.&quot;}],&quot;issued&quot;:{&quot;date-parts&quot;:[[&quot;2010&quot;,11,2]]},&quot;accessed&quot;:{&quot;date-parts&quot;:[[&quot;2013&quot;,8,28]]}}},{&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yAAYIR00r3"/>. <text:span text:style-name="T280">Our results demonstrate, that xenic biofilms of </text:span><text:span text:style-name="T182">A. minutissimum</text:span><text:span text:style-name="T280"> can also be grown on T</text:span>hermanox <text:span text:style-name="T324">disks</text:span>, <text:span text:style-name="T324">enabling direct preparation for electron microscopy of native biofilm samples.</text:span></text:p>
      <text:h text:style-name="P41" text:outline-level="2">Identification of <text:span text:style-name="T184">A. minutissimum</text:span><text:span text:style-name="T345"> capsule microstructures</text:span></text:h>
      <text:p text:style-name="P7"><text:span text:style-name="T55">In order to </text:span><text:span text:style-name="T51">correlate </text:span><text:span text:style-name="T55">the </text:span><text:span text:style-name="T57">hydrated </text:span><text:span text:style-name="T179">A. minutissimum</text:span><text:span text:style-name="T19"> </text:span><text:span text:style-name="T56">capsule</text:span><text:span text:style-name="T76">s </text:span><text:span text:style-name="T51">visible in </text:span><text:span text:style-name="T106">light</text:span><text:span text:style-name="T51"> microscopy </text:span><text:span text:style-name="T55">to the</text:span><text:span text:style-name="T52">ir dehydrated appearance in </text:span><text:span text:style-name="T51">SEM, </text:span><text:span text:style-name="T12">areas were marked by scratch</text:span><text:span text:style-name="T103">es</text:span><text:span text:style-name="T12"> on the </text:span><text:span text:style-name="T19">crystal violet (CV) </text:span><text:span text:style-name="T65">stained </text:span><text:span text:style-name="T54">disks</text:span><text:span text:style-name="T12"> and cells of interest were identified</text:span><text:span text:style-name="T64"> by</text:span><text:span text:style-name="T55"> </text:span><text:span text:style-name="T13">bright-field </text:span><text:span text:style-name="T57">microscopy (BFM). </text:span><text:span text:style-name="T12">Subsequently,</text:span><text:span text:style-name="T64"> </text:span><text:span text:style-name="T12">the same </text:span><text:span text:style-name="T115">areas </text:span><text:span text:style-name="T17">and</text:span><text:span text:style-name="T115"> </text:span><text:span text:style-name="T12">cells were </text:span><text:span text:style-name="T17">found again in</text:span><text:span text:style-name="T18"> </text:span><text:span text:style-name="T17">the </text:span><text:span text:style-name="T57">scanning </text:span><text:span text:style-name="T13">electron microscop</text:span><text:span text:style-name="T17">e</text:span><text:span text:style-name="T13"> </text:span><text:span text:style-name="T57">(SEM; </text:span><text:span text:style-name="T56">Fig. </text:span><text:span text:style-name="T33">2</text:span><text:span text:style-name="T56">)</text:span><text:span text:style-name="T57">. </text:span><text:span text:style-name="T14">The same technique was successfully applied to axenic cultures, despite the lower prevalence of adherent cells (</text:span><text:span text:style-name="T15">Supplementa</text:span><text:span text:style-name="T14">l</text:span><text:span text:style-name="T15"> </text:span><text:span text:style-name="T14">F</text:span><text:span text:style-name="T15">igure</text:span><text:span text:style-name="T16"> </text:span><text:span text:style-name="T127">1</text:span><text:span text:style-name="T14">)</text:span><text:span text:style-name="T15">.</text:span></text:p>
      <text:p text:style-name="P7"><text:span text:style-name="T57">In BFM</text:span><text:span text:style-name="T19">, </text:span><text:span text:style-name="T51">the </text:span><text:span text:style-name="T19">CV </text:span><text:span text:style-name="T51">stained </text:span><text:span text:style-name="T19">capsules </text:span><text:span text:style-name="T87">were</text:span><text:span text:style-name="T19"> visible as </text:span><text:span text:style-name="T125">voluminous, </text:span><text:span text:style-name="T126">rounded structures</text:span><text:span text:style-name="T19"> around most </text:span><text:span text:style-name="T51">of the </text:span><text:span text:style-name="T19">cells. </text:span><text:span text:style-name="T108">As extracellular polymeric structures in the genus </text:span><text:span text:style-name="T148">Achnanthidium</text:span><text:span text:style-name="T20"> are composed mostly of carbohydrates </text:span><text:reference-mark-start text:name="ZOTERO_ITEM CSL_CITATION {&quot;citationID&quot;:&quot;Zb756vCI&quot;,&quot;properties&quot;:{&quot;formattedCitation&quot;:&quot;([Wustman et al., 1998](http://www.plantphysiol.org/content/116/4/1431); [Windler et al., 2015](http://onlinelibrary.wiley.com/doi/10.1111/jpy.12280/abstract))&quot;,&quot;plainCitation&quot;:&quot;([Wustman et al., 1998](http://www.plantphysiol.org/content/116/4/1431); [Windler et al., 2015](http://onlinelibrary.wiley.com/doi/10.1111/jpy.12280/abstract))&quot;},&quot;citationItems&quot;:[{&quot;id&quot;:125,&quot;uris&quot;:[&quot;http://zotero.org/users/108874/items/PZFM3MUJ&quot;],&quot;uri&quot;:[&quot;http://zotero.org/users/108874/items/PZFM3MUJ&quot;],&quot;itemData&quot;:{&quot;id&quot;:125,&quot;type&quot;:&quot;article-journal&quot;,&quot;title&quot;:&quot;Extracellular Matrix Assembly in Diatoms (Bacillariophyceae) III. Organization of Fucoglucuronogalactans within the Adhesive Stalks of &lt;i&gt;Achnanthes longipes&lt;/i&gt;&quot;,&quot;container-title&quot;:&quot;Plant Physiology&quot;,&quot;page&quot;:&quot;1431-1441&quot;,&quot;volume&quot;:&quot;116&quot;,&quot;issue&quot;:&quot;4&quot;,&quot;source&quot;:&quot;www.plantphysiol.org&quot;,&quot;abstract&quot;:&quot;Achnanthes longipes is a marine, biofouling diatom that adheres to surfaces via adhesive polymers extruded during motility or organized into structures called stalks that contain three distinct regions: the pad, shaft, and collar. Four monoclonal antibodies (AL.C1–AL.C4) and antibodies from two uncloned hybridomas (AL.E1 and AL.E2) were raised against the extracellular adhesives of A. longipes. Antibodies were screened against a hot-water-insoluble/hot-bicarbonate-soluble-fraction. The hot-water-insoluble/hot-bicarbonate-soluble fraction was fractionated to yield polymers in three size ranges: F1, ≥ 20,000,000M r; F2, ≅100,000M r; and F3, &lt;10,000M r relative to dextran standards. The ≅100,000-M r fraction consisted of highly sulfated (approximately 11%) fucoglucuronogalactans (FGGs) and low-sulfate (approximately 2%) FGGs, whereas F1 was composed of O-linked FGG (F2)-polypeptide (F3) complexes. AL.C1, AL.C2, AL.C4, AL.E1, and AL.E2 recognized carbohydrate complementary regions on FGGs, with antigenicity dependent on fucosyl-containing side chains. AL.C3 was unique in that it had a lower affinity for FGGs and did not label any portion of the shaft. Enzyme-linked immunosorbent assay and immunocytochemistry indicated that low-sulfate FGGs are expelled from pores surrounding the raphe terminus, creating the cylindrical outer layers of the shaft, and that highly sulfated FGGs are extruded from the raphe, forming the central core. Antibody-labeling patterns and other evidence indicated that the shaft central-core region is related to material exuded from the raphe during cell motility.&quot;,&quot;URL&quot;:&quot;http://www.plantphysiol.org/content/116/4/1431&quot;,&quot;DOI&quot;:&quot;10.1104/pp.116.4.1431&quot;,&quot;ISSN&quot;:&quot;0032-0889, 1532-2548&quot;,&quot;note&quot;:&quot;PMID: 9536061&quot;,&quot;journalAbbreviation&quot;:&quot;Plant Physiol.&quot;,&quot;language&quot;:&quot;en&quot;,&quot;author&quot;:[{&quot;family&quot;:&quot;Wustman&quot;,&quot;given&quot;:&quot;Brandon A.&quot;},{&quot;family&quot;:&quot;Lind&quot;,&quot;given&quot;:&quot;Jan&quot;},{&quot;family&quot;:&quot;Wetherbee&quot;,&quot;given&quot;:&quot;Richard&quot;},{&quot;family&quot;:&quot;Gretz&quot;,&quot;given&quot;:&quot;Michael R.&quot;}],&quot;issued&quot;:{&quot;date-parts&quot;:[[&quot;1998&quot;,4,1]]},&quot;accessed&quot;:{&quot;date-parts&quot;:[[&quot;2014&quot;,4,18]]},&quot;PMID&quot;:&quot;9536061&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oWhLeck9Sx"/><text:span text:style-name="T20">([Wustman et al., 1998](http://www.plantphysiol.org/content/116/4/1431); [Windler et al., 2015](http://onlinelib</text:span><text:soft-page-break/><text:span text:style-name="T20">rary.wiley.com/doi/10.1111/jpy.12280/abstract))</text:span><text:reference-mark-end text:name="ZOTERO_ITEM CSL_CITATION {&quot;citationID&quot;:&quot;Zb756vCI&quot;,&quot;properties&quot;:{&quot;formattedCitation&quot;:&quot;([Wustman et al., 1998](http://www.plantphysiol.org/content/116/4/1431); [Windler et al., 2015](http://onlinelibrary.wiley.com/doi/10.1111/jpy.12280/abstract))&quot;,&quot;plainCitation&quot;:&quot;([Wustman et al., 1998](http://www.plantphysiol.org/content/116/4/1431); [Windler et al., 2015](http://onlinelibrary.wiley.com/doi/10.1111/jpy.12280/abstract))&quot;},&quot;citationItems&quot;:[{&quot;id&quot;:125,&quot;uris&quot;:[&quot;http://zotero.org/users/108874/items/PZFM3MUJ&quot;],&quot;uri&quot;:[&quot;http://zotero.org/users/108874/items/PZFM3MUJ&quot;],&quot;itemData&quot;:{&quot;id&quot;:125,&quot;type&quot;:&quot;article-journal&quot;,&quot;title&quot;:&quot;Extracellular Matrix Assembly in Diatoms (Bacillariophyceae) III. Organization of Fucoglucuronogalactans within the Adhesive Stalks of &lt;i&gt;Achnanthes longipes&lt;/i&gt;&quot;,&quot;container-title&quot;:&quot;Plant Physiology&quot;,&quot;page&quot;:&quot;1431-1441&quot;,&quot;volume&quot;:&quot;116&quot;,&quot;issue&quot;:&quot;4&quot;,&quot;source&quot;:&quot;www.plantphysiol.org&quot;,&quot;abstract&quot;:&quot;Achnanthes longipes is a marine, biofouling diatom that adheres to surfaces via adhesive polymers extruded during motility or organized into structures called stalks that contain three distinct regions: the pad, shaft, and collar. Four monoclonal antibodies (AL.C1–AL.C4) and antibodies from two uncloned hybridomas (AL.E1 and AL.E2) were raised against the extracellular adhesives of A. longipes. Antibodies were screened against a hot-water-insoluble/hot-bicarbonate-soluble-fraction. The hot-water-insoluble/hot-bicarbonate-soluble fraction was fractionated to yield polymers in three size ranges: F1, ≥ 20,000,000M r; F2, ≅100,000M r; and F3, &lt;10,000M r relative to dextran standards. The ≅100,000-M r fraction consisted of highly sulfated (approximately 11%) fucoglucuronogalactans (FGGs) and low-sulfate (approximately 2%) FGGs, whereas F1 was composed of O-linked FGG (F2)-polypeptide (F3) complexes. AL.C1, AL.C2, AL.C4, AL.E1, and AL.E2 recognized carbohydrate complementary regions on FGGs, with antigenicity dependent on fucosyl-containing side chains. AL.C3 was unique in that it had a lower affinity for FGGs and did not label any portion of the shaft. Enzyme-linked immunosorbent assay and immunocytochemistry indicated that low-sulfate FGGs are expelled from pores surrounding the raphe terminus, creating the cylindrical outer layers of the shaft, and that highly sulfated FGGs are extruded from the raphe, forming the central core. Antibody-labeling patterns and other evidence indicated that the shaft central-core region is related to material exuded from the raphe during cell motility.&quot;,&quot;URL&quot;:&quot;http://www.plantphysiol.org/content/116/4/1431&quot;,&quot;DOI&quot;:&quot;10.1104/pp.116.4.1431&quot;,&quot;ISSN&quot;:&quot;0032-0889, 1532-2548&quot;,&quot;note&quot;:&quot;PMID: 9536061&quot;,&quot;journalAbbreviation&quot;:&quot;Plant Physiol.&quot;,&quot;language&quot;:&quot;en&quot;,&quot;author&quot;:[{&quot;family&quot;:&quot;Wustman&quot;,&quot;given&quot;:&quot;Brandon A.&quot;},{&quot;family&quot;:&quot;Lind&quot;,&quot;given&quot;:&quot;Jan&quot;},{&quot;family&quot;:&quot;Wetherbee&quot;,&quot;given&quot;:&quot;Richard&quot;},{&quot;family&quot;:&quot;Gretz&quot;,&quot;given&quot;:&quot;Michael R.&quot;}],&quot;issued&quot;:{&quot;date-parts&quot;:[[&quot;1998&quot;,4,1]]},&quot;accessed&quot;:{&quot;date-parts&quot;:[[&quot;2014&quot;,4,18]]},&quot;PMID&quot;:&quot;9536061&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oWhLeck9Sx"/><text:span text:style-name="T20">, strong hydration in the native biofilm is likely the source of th</text:span><text:span text:style-name="T109">is</text:span><text:span text:style-name="T20"> appearance </text:span><text:span text:style-name="T109">of capsules</text:span><text:span text:style-name="T20">. </text:span><text:span text:style-name="T58">In</text:span><text:span text:style-name="T80"> SEM, </text:span><text:span text:style-name="T51">however,</text:span><text:span text:style-name="T80"> </text:span><text:span text:style-name="T58">we </text:span><text:span text:style-name="T51">were able to</text:span><text:span text:style-name="T58"> </text:span><text:span text:style-name="T99">distinguish</text:span><text:span text:style-name="T58"> </text:span><text:span text:style-name="T57">t</text:span><text:span text:style-name="T77">wo</text:span><text:span text:style-name="T19"> </text:span><text:span text:style-name="T105">types</text:span><text:span text:style-name="T53"> of</text:span><text:span text:style-name="T19"> </text:span><text:span text:style-name="T179">A. minutissimum</text:span><text:span text:style-name="T19"> </text:span><text:span text:style-name="T105">cells </text:span><text:span text:style-name="T78">in </text:span><text:span text:style-name="T19">xenic </text:span><text:span text:style-name="T79">biofilms already at low magnifications</text:span><text:span text:style-name="T53">: </text:span><text:span text:style-name="T51">cells</text:span><text:span text:style-name="T53"> with pores </text:span><text:span text:style-name="T111">i</text:span><text:span text:style-name="T29">n their</text:span><text:span text:style-name="T53"> frustule</text:span><text:span text:style-name="T29">s</text:span><text:span text:style-name="T53"> </text:span><text:span text:style-name="T51">still </text:span><text:span text:style-name="T53">visible</text:span><text:span text:style-name="T29">,</text:span><text:span text:style-name="T53"> and </text:span><text:span text:style-name="T51">cells</text:span><text:span text:style-name="T53"> </text:span><text:span text:style-name="T107">covered by</text:span><text:span text:style-name="T29"> </text:span><text:span text:style-name="T51">a</text:span><text:span text:style-name="T107">n</text:span><text:span text:style-name="T51"> </text:span><text:span text:style-name="T53">apparently unstructured material </text:span><text:span text:style-name="T51">masking the pores.</text:span></text:p>
      <text:p text:style-name="P35">The frustules of non-encapsulated xenic, as well as axenic <text:span text:style-name="T173">A. minutissimum</text:span> cells appeared identical to <text:span text:style-name="T355">those from </text:span>scanning electron micrographs shown in previous studies <text:reference-mark-start text:name="ZOTERO_ITEM CSL_CITATION {&quot;citationID&quot;:&quot;1al7qbe7do&quot;,&quot;properties&quot;:{&quot;formattedCitation&quot;:&quot;{\\rtf ([Mayama &amp; Kobayasi, 1989](http://dx.doi.org/10.1080/0269249X.1989.9705056); [Potapova &amp; Hamilton, 2007](http://onlinelibrary.wiley.com/doi/10.1111/j.1529-8817.2007.00332.x/abstract); [Hl\\uc0\\u250{}bikov\\uc0\\u225{}, Ector &amp; Hoffmann, 2011](http://dx.doi.org/10.1127/1864-1318/2011/0136-0019))}&quot;,&quot;plainCitation&quot;:&quot;([Mayama &amp; Kobayasi, 1989](http://dx.doi.org/10.1080/0269249X.1989.9705056); [Potapova &amp; Hamilton, 2007](http://onlinelibrary.wiley.com/doi/10.1111/j.1529-8817.2007.00332.x/abstract); [Hlúbiková, Ector &amp; Hoffmann, 2011](http://dx.doi.org/10.1127/1864-1318/2011/0136-0019))&quot;},&quot;citationItems&quot;:[{&quot;id&quot;:1272,&quot;uris&quot;:[&quot;http://zotero.org/users/108874/items/DDI6BRWC&quot;],&quot;uri&quot;:[&quot;http://zotero.org/users/108874/items/DDI6BRWC&quot;],&quot;itemData&quot;:{&quot;id&quot;:1272,&quot;type&quot;:&quot;article-journal&quot;,&quot;title&quot;:&quot;Sequential Valve Development in the Monoraphid Diatom &lt;i&gt;Achnanthes minutissima&lt;/i&gt; Var. &lt;i&gt;Saprophila&lt;/i&gt;&quot;,&quot;container-title&quot;:&quot;Diatom Research&quot;,&quot;page&quot;:&quot;111-117&quot;,&quot;volume&quot;:&quot;4&quot;,&quot;issue&quot;:&quot;1&quot;,&quot;source&quot;:&quot;Taylor and Francis+NEJM&quot;,&quot;abstract&quot;:&quot;Valve development has been examined in Achnanthes minutissima var. saprophila H. Kobayasi &amp; Mayama. The formation of the raphid valve (RV) proceeds in the same sequence as has previously been described for Navicula. Early development of the araphid yalve (AV) is remarkably similar to that of the RV, in that a primary central rib and primordial central nodule are initiated, followed by the development of secondary arms from the centre and the recurring of the primary rib at the poles. Therefore raphe slits appear both at the centre and poles during the early development of the AV. However, thin fin-like depositions arise along the primary central rib between the secondary arms extending out from the centre and the centripetal extensions of the primary central rib recurring from the poles. The fins then fuse with the secondary arms and the in-turned primary central rib, so that the initially-formed raphe slits do not develop any further and are filled in: an axial area devoid of a raphe is thus formed. The valve ontogeny of this taxon suggests secondary reduction from the biraphid Naviculae.&quot;,&quot;URL&quot;:&quot;http://dx.doi.org/10.1080/0269249X.1989.9705056&quot;,&quot;DOI&quot;:&quot;10.1080/0269249X.1989.9705056&quot;,&quot;ISSN&quot;:&quot;0269-249X&quot;,&quot;author&quot;:[{&quot;family&quot;:&quot;Mayama&quot;,&quot;given&quot;:&quot;Shigeki&quot;},{&quot;family&quot;:&quot;Kobayasi&quot;,&quot;given&quot;:&quot;Hiromu&quot;}],&quot;issued&quot;:{&quot;date-parts&quot;:[[&quot;1989&quot;,6,1]]},&quot;accessed&quot;:{&quot;date-parts&quot;:[[&quot;2014&quot;,9,29]]}}},{&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id&quot;:608,&quot;uris&quot;:[&quot;http://zotero.org/users/108874/items/Q2J26GJ7&quot;],&quot;uri&quot;:[&quot;http://zotero.org/users/108874/items/Q2J26GJ7&quot;],&quot;itemData&quot;:{&quot;id&quot;:608,&quot;type&quot;:&quot;article-journal&quot;,&quot;title&quot;:&quot;Examination of the type material of some diatom species related to &lt;i&gt;Achnanthidium minutissimum&lt;/i&gt; (Kütz.) Czarn. (Bacillariophyceae)&quot;,&quot;container-title&quot;:&quot;Algological Studies&quot;,&quot;page&quot;:&quot;19-43&quot;,&quot;volume&quot;:&quot;136&quot;,&quot;issue&quot;:&quot;1&quot;,&quot;source&quot;:&quot;IngentaConnect&quot;,&quot;abstract&quot;:&quot;Diatoms of the Achnanthidium minutissimum species complex are widely distributed taxa believed to occur in different freshwater habitats from unpolluted oligotrophic to highly polluted hypereutrophic waters. However, the taxonomy and nomenclatural history of the species complex are complicated and rather confusing, because the species within the group often lack an adequate description and an exhaustive differential diagnosis drawing clear morphological and ecological species boundaries. To fill in this gap we examined the type materials of five different Achnanthidium species using light and scanning electron microscopy: Achnanthidium catenatum (J. Bílý et Marvan) Lange-Bert., A. dolomiticum Cantonati et Lange-Bert., A. eutrophilum (Lange-Bert.) Lange-Bert., A. saprophilum (H. Kobayasi et Mayama) round et Bukht. and A. straubianum (Lange-Bert.) Lange-Bert. Frustular morphology of the five taxa was studied in order to provide complementary information on the variability and ultrastructure of the nomenclatural types related to the A. minutissimum species complex. Our observations are mostly consistent with the original descriptions. Comparisons of morphological characters observed with the SEM showed that all species are closely related having many morphological features in common; however, they differ in the shape and variability of areolae. The SEM investigations demonstrated that ultrastructural characters on their own do not distinctly discriminate among the taxa. Morphometric comparisons indicated that the only distinct morphological features that could separate the Achnanthidium species studied are valve outline, striation pattern and valve dimensions.&quot;,&quot;DOI&quot;:&quot;10.1127/1864-1318/2011/0136-0019&quot;,&quot;journalAbbreviation&quot;:&quot;Algological Studies&quot;,&quot;author&quot;:[{&quot;family&quot;:&quot;Hlúbiková&quot;,&quot;given&quot;:&quot;Daša&quot;},{&quot;family&quot;:&quot;Ector&quot;,&quot;given&quot;:&quot;Luc&quot;},{&quot;family&quot;:&quot;Hoffmann&quot;,&quot;given&quot;:&quot;Lucien&quot;}],&quot;issued&quot;:{&quot;date-parts&quot;:[[&quot;2011&quot;,3,1]]}}}],&quot;schema&quot;:&quot;https://github.com/citation-style-language/schema/raw/master/csl-citation.json&quot;} RNDlAUz9ABNTm"/><text:span text:style-name="T199">([Mayama &amp; Kobayasi, 1989](http://dx.doi.org/10.1080/0269249X.1989.9705056); [Potapova &amp; Hamilton, 2007](http://onlinelibrary.wiley.com/doi/10.1111/j.1529-8817.2007.00332.x/abstract); [Hlúbiková, Ector &amp; Hoffmann, 2011](http://dx.doi.org/10.1127/1864-1318/2011/0136-0019))</text:span><text:reference-mark-end text:name="ZOTERO_ITEM CSL_CITATION {&quot;citationID&quot;:&quot;1al7qbe7do&quot;,&quot;properties&quot;:{&quot;formattedCitation&quot;:&quot;{\\rtf ([Mayama &amp; Kobayasi, 1989](http://dx.doi.org/10.1080/0269249X.1989.9705056); [Potapova &amp; Hamilton, 2007](http://onlinelibrary.wiley.com/doi/10.1111/j.1529-8817.2007.00332.x/abstract); [Hl\\uc0\\u250{}bikov\\uc0\\u225{}, Ector &amp; Hoffmann, 2011](http://dx.doi.org/10.1127/1864-1318/2011/0136-0019))}&quot;,&quot;plainCitation&quot;:&quot;([Mayama &amp; Kobayasi, 1989](http://dx.doi.org/10.1080/0269249X.1989.9705056); [Potapova &amp; Hamilton, 2007](http://onlinelibrary.wiley.com/doi/10.1111/j.1529-8817.2007.00332.x/abstract); [Hlúbiková, Ector &amp; Hoffmann, 2011](http://dx.doi.org/10.1127/1864-1318/2011/0136-0019))&quot;},&quot;citationItems&quot;:[{&quot;id&quot;:1272,&quot;uris&quot;:[&quot;http://zotero.org/users/108874/items/DDI6BRWC&quot;],&quot;uri&quot;:[&quot;http://zotero.org/users/108874/items/DDI6BRWC&quot;],&quot;itemData&quot;:{&quot;id&quot;:1272,&quot;type&quot;:&quot;article-journal&quot;,&quot;title&quot;:&quot;Sequential Valve Development in the Monoraphid Diatom &lt;i&gt;Achnanthes minutissima&lt;/i&gt; Var. &lt;i&gt;Saprophila&lt;/i&gt;&quot;,&quot;container-title&quot;:&quot;Diatom Research&quot;,&quot;page&quot;:&quot;111-117&quot;,&quot;volume&quot;:&quot;4&quot;,&quot;issue&quot;:&quot;1&quot;,&quot;source&quot;:&quot;Taylor and Francis+NEJM&quot;,&quot;abstract&quot;:&quot;Valve development has been examined in Achnanthes minutissima var. saprophila H. Kobayasi &amp; Mayama. The formation of the raphid valve (RV) proceeds in the same sequence as has previously been described for Navicula. Early development of the araphid yalve (AV) is remarkably similar to that of the RV, in that a primary central rib and primordial central nodule are initiated, followed by the development of secondary arms from the centre and the recurring of the primary rib at the poles. Therefore raphe slits appear both at the centre and poles during the early development of the AV. However, thin fin-like depositions arise along the primary central rib between the secondary arms extending out from the centre and the centripetal extensions of the primary central rib recurring from the poles. The fins then fuse with the secondary arms and the in-turned primary central rib, so that the initially-formed raphe slits do not develop any further and are filled in: an axial area devoid of a raphe is thus formed. The valve ontogeny of this taxon suggests secondary reduction from the biraphid Naviculae.&quot;,&quot;URL&quot;:&quot;http://dx.doi.org/10.1080/0269249X.1989.9705056&quot;,&quot;DOI&quot;:&quot;10.1080/0269249X.1989.9705056&quot;,&quot;ISSN&quot;:&quot;0269-249X&quot;,&quot;author&quot;:[{&quot;family&quot;:&quot;Mayama&quot;,&quot;given&quot;:&quot;Shigeki&quot;},{&quot;family&quot;:&quot;Kobayasi&quot;,&quot;given&quot;:&quot;Hiromu&quot;}],&quot;issued&quot;:{&quot;date-parts&quot;:[[&quot;1989&quot;,6,1]]},&quot;accessed&quot;:{&quot;date-parts&quot;:[[&quot;2014&quot;,9,29]]}}},{&quot;id&quot;:589,&quot;uris&quot;:[&quot;http://zotero.org/users/108874/items/4I7WB9HU&quot;],&quot;uri&quot;:[&quot;http://zotero.org/users/108874/items/4I7WB9HU&quot;],&quot;itemData&quot;:{&quot;id&quot;:589,&quot;type&quot;:&quot;article-journal&quot;,&quot;title&quot;:&quot;Morphological and Ecological Variation Within the &lt;i&gt;Achnanthidium minutissimum&lt;/i&gt; (Bacillariophyceae) Species Complex&quot;,&quot;container-title&quot;:&quot;Journal of Phycology&quot;,&quot;page&quot;:&quot;561-575&quot;,&quot;volume&quot;:&quot;43&quot;,&quot;issue&quot;:&quot;3&quot;,&quot;source&quot;:&quot;Wiley Online Library&quot;,&quot;abstract&quot;:&quot;Variation of frustular morphology within the Achnanthidium minutissimum (Kütz.) Czarn. species complex was studied in type populations of 12 described taxa and in 30 recent North American river samples. The SEM observations in this study and other publications showed that ultrastructural characters on their own do not discriminate among taxa within the A. minutissimum complex. Therefore, an attempt was made to use other characters, such as valve shape and striation pattern, to delineate morphological groups. The sliding-landmarks method was used to obtain valve-shape descriptors. These shape variables were combined with conventional morphological characters in multivariate analyses. It was shown that some historically recognized taxa are morphologically distinct, while others are difficult to differentiate. Morphological grouping of “old” taxa most similar to A. minutissimum did not correspond to their taxonomic hierarchy in contemporary diatom floras. Morphometric analysis of a data set of 728 specimens from North American rivers revealed six morphological groups, although it was impossible to draw clear boundaries among them. These morphological groups differed significantly in their ecological characteristics and could be recommended as indicators of water quality. Application of the discriminant function analysis based on shape variables and striation pattern showed that North American specimens could be more consistently classified into the six groups identified in our analysis than into historically recognized taxa.&quot;,&quot;URL&quot;:&quot;http://onlinelibrary.wiley.com/doi/10.1111/j.1529-8817.2007.00332.x/abstract&quot;,&quot;DOI&quot;:&quot;10.1111/j.1529-8817.2007.00332.x&quot;,&quot;ISSN&quot;:&quot;1529-8817&quot;,&quot;journalAbbreviation&quot;:&quot;J. Phycol.&quot;,&quot;language&quot;:&quot;en&quot;,&quot;author&quot;:[{&quot;family&quot;:&quot;Potapova&quot;,&quot;given&quot;:&quot;Marina&quot;},{&quot;family&quot;:&quot;Hamilton&quot;,&quot;given&quot;:&quot;Paul B.&quot;}],&quot;issued&quot;:{&quot;date-parts&quot;:[[&quot;2007&quot;,6,1]]},&quot;accessed&quot;:{&quot;date-parts&quot;:[[&quot;2014&quot;,8,5]]}}},{&quot;id&quot;:608,&quot;uris&quot;:[&quot;http://zotero.org/users/108874/items/Q2J26GJ7&quot;],&quot;uri&quot;:[&quot;http://zotero.org/users/108874/items/Q2J26GJ7&quot;],&quot;itemData&quot;:{&quot;id&quot;:608,&quot;type&quot;:&quot;article-journal&quot;,&quot;title&quot;:&quot;Examination of the type material of some diatom species related to &lt;i&gt;Achnanthidium minutissimum&lt;/i&gt; (Kütz.) Czarn. (Bacillariophyceae)&quot;,&quot;container-title&quot;:&quot;Algological Studies&quot;,&quot;page&quot;:&quot;19-43&quot;,&quot;volume&quot;:&quot;136&quot;,&quot;issue&quot;:&quot;1&quot;,&quot;source&quot;:&quot;IngentaConnect&quot;,&quot;abstract&quot;:&quot;Diatoms of the Achnanthidium minutissimum species complex are widely distributed taxa believed to occur in different freshwater habitats from unpolluted oligotrophic to highly polluted hypereutrophic waters. However, the taxonomy and nomenclatural history of the species complex are complicated and rather confusing, because the species within the group often lack an adequate description and an exhaustive differential diagnosis drawing clear morphological and ecological species boundaries. To fill in this gap we examined the type materials of five different Achnanthidium species using light and scanning electron microscopy: Achnanthidium catenatum (J. Bílý et Marvan) Lange-Bert., A. dolomiticum Cantonati et Lange-Bert., A. eutrophilum (Lange-Bert.) Lange-Bert., A. saprophilum (H. Kobayasi et Mayama) round et Bukht. and A. straubianum (Lange-Bert.) Lange-Bert. Frustular morphology of the five taxa was studied in order to provide complementary information on the variability and ultrastructure of the nomenclatural types related to the A. minutissimum species complex. Our observations are mostly consistent with the original descriptions. Comparisons of morphological characters observed with the SEM showed that all species are closely related having many morphological features in common; however, they differ in the shape and variability of areolae. The SEM investigations demonstrated that ultrastructural characters on their own do not distinctly discriminate among the taxa. Morphometric comparisons indicated that the only distinct morphological features that could separate the Achnanthidium species studied are valve outline, striation pattern and valve dimensions.&quot;,&quot;DOI&quot;:&quot;10.1127/1864-1318/2011/0136-0019&quot;,&quot;journalAbbreviation&quot;:&quot;Algological Studies&quot;,&quot;author&quot;:[{&quot;family&quot;:&quot;Hlúbiková&quot;,&quot;given&quot;:&quot;Daša&quot;},{&quot;family&quot;:&quot;Ector&quot;,&quot;given&quot;:&quot;Luc&quot;},{&quot;family&quot;:&quot;Hoffmann&quot;,&quot;given&quot;:&quot;Lucien&quot;}],&quot;issued&quot;:{&quot;date-parts&quot;:[[&quot;2011&quot;,3,1]]}}}],&quot;schema&quot;:&quot;https://github.com/citation-style-language/schema/raw/master/csl-citation.json&quot;} RNDlAUz9ABNTm"/>. <text:span text:style-name="T313">The</text:span> low prevalence of raphes <text:span text:style-name="T330">in our images </text:span>is most likely due to <text:span text:style-name="T355">their</text:span> orient<text:span text:style-name="T355">ation</text:span> towards the substrate <text:span text:style-name="T313">for </text:span>mucilage secretion <text:reference-mark-start text:name="ZOTERO_ITEM CSL_CITATION {&quot;citationID&quot;:&quot;bXB4gXF7&quot;,&quot;properties&quot;:{&quot;formattedCitation&quot;:&quot;([Gordon &amp; Drum, 1970](http://www.pnas.org/content/67/1/338); [Wetherbee et al., 1998](http://dx.doi.org/10.1046/j.1529-8817.1998.340009.x))&quot;,&quot;plainCitation&quot;:&quot;([Gordon &amp; Drum, 1970](http://www.pnas.org/content/67/1/338); [Wetherbee et al., 1998](http://dx.doi.org/10.1046/j.1529-8817.1998.340009.x))&quot;},&quot;citationItems&quot;:[{&quot;id&quot;:1280,&quot;uris&quot;:[&quot;http://zotero.org/users/108874/items/K4IEE7JF&quot;],&quot;uri&quot;:[&quot;http://zotero.org/users/108874/items/K4IEE7JF&quot;],&quot;itemData&quot;:{&quot;id&quot;:1280,&quot;type&quot;:&quot;article-journal&quot;,&quot;title&quot;:&quot;A Capillarity Mechanism for Diatom Gliding Locomotion&quot;,&quot;container-title&quot;:&quot;Proceedings of the National Academy of Sciences&quot;,&quot;page&quot;:&quot;338-344&quot;,&quot;volume&quot;:&quot;67&quot;,&quot;issue&quot;:&quot;1&quot;,&quot;source&quot;:&quot;www.pnas.org&quot;,&quot;abstract&quot;:&quot;It is proposed that the diatom raphe is a parallel-plate capillary containing a fluid which reacts at the trailing end, turning into a form which no longer „wets” the raphe walls, and which is left behind as a trail. More unreacted raphe fluid is drawn by capillary pressure from a source near the leading end of the raphe. This fluid sticks out from the raphe along its length, adhering to surfaces, thus causing gliding locomotion. Formulae are given for the maximum velocity and force of a moving diatom in terms of the raphe dimensions and the surface tension and viscosity of the fluid. An a priori estimate of the force exerted by a moving diatom, 1-50 millidynes, agrees with measured values. Five experimental tests of the theory are proposed.&quot;,&quot;URL&quot;:&quot;http://www.pnas.org/content/67/1/338&quot;,&quot;ISSN&quot;:&quot;0027-8424, 1091-6490&quot;,&quot;note&quot;:&quot;PMID: 16591861&quot;,&quot;journalAbbreviation&quot;:&quot;PNAS&quot;,&quot;language&quot;:&quot;en&quot;,&quot;author&quot;:[{&quot;family&quot;:&quot;Gordon&quot;,&quot;given&quot;:&quot;Richard&quot;},{&quot;family&quot;:&quot;Drum&quot;,&quot;given&quot;:&quot;Ryan W.&quot;}],&quot;issued&quot;:{&quot;date-parts&quot;:[[&quot;1970&quot;,9,1]]},&quot;accessed&quot;:{&quot;date-parts&quot;:[[&quot;2014&quot;,9,30]]},&quot;PMID&quot;:&quot;16591861&quot;}},{&quot;id&quot;:1194,&quot;uris&quot;:[&quot;http://zotero.org/users/108874/items/5VAZXDD7&quot;],&quot;uri&quot;:[&quot;http://zotero.org/users/108874/items/5VAZXDD7&quot;],&quot;itemData&quot;:{&quot;id&quot;:1194,&quot;type&quot;:&quot;article-journal&quot;,&quot;title&quot;:&quot;Minireview—The first kiss: Establishment and control of initial adhesion by raphid diatoms&quot;,&quot;container-title&quot;:&quot;Journal of Phycology&quot;,&quot;page&quot;:&quot;9-15&quot;,&quot;volume&quot;:&quot;34&quot;,&quot;DOI&quot;:&quot;10.1046/j.1529-8817.1998.340009.x&quot;,&quot;ISSN&quot;:&quot;1529-8817&quot;,&quot;journalAbbreviation&quot;:&quot;J. Phycol.&quot;,&quot;author&quot;:[{&quot;family&quot;:&quot;Wetherbee&quot;,&quot;given&quot;:&quot;Richard&quot;},{&quot;family&quot;:&quot;Lind&quot;,&quot;given&quot;:&quot;Jan L.&quot;},{&quot;family&quot;:&quot;Burke&quot;,&quot;given&quot;:&quot;Jo&quot;},{&quot;family&quot;:&quot;Quatrano&quot;,&quot;given&quot;:&quot;Ralph S.&quot;}],&quot;issued&quot;:{&quot;date-parts&quot;:[[&quot;1998&quot;]]}}}],&quot;schema&quot;:&quot;https://github.com/citation-style-language/schema/raw/master/csl-citation.json&quot;} RNDTIqF7W3Erx"/>([Gordon &amp; Drum, 1970](http://www.pnas.org/content/67/1/338); [Wetherbee et al., 1998](http://dx.doi.org/10.1046/j.1529-8817.1998.340009.x))<text:reference-mark-end text:name="ZOTERO_ITEM CSL_CITATION {&quot;citationID&quot;:&quot;bXB4gXF7&quot;,&quot;properties&quot;:{&quot;formattedCitation&quot;:&quot;([Gordon &amp; Drum, 1970](http://www.pnas.org/content/67/1/338); [Wetherbee et al., 1998](http://dx.doi.org/10.1046/j.1529-8817.1998.340009.x))&quot;,&quot;plainCitation&quot;:&quot;([Gordon &amp; Drum, 1970](http://www.pnas.org/content/67/1/338); [Wetherbee et al., 1998](http://dx.doi.org/10.1046/j.1529-8817.1998.340009.x))&quot;},&quot;citationItems&quot;:[{&quot;id&quot;:1280,&quot;uris&quot;:[&quot;http://zotero.org/users/108874/items/K4IEE7JF&quot;],&quot;uri&quot;:[&quot;http://zotero.org/users/108874/items/K4IEE7JF&quot;],&quot;itemData&quot;:{&quot;id&quot;:1280,&quot;type&quot;:&quot;article-journal&quot;,&quot;title&quot;:&quot;A Capillarity Mechanism for Diatom Gliding Locomotion&quot;,&quot;container-title&quot;:&quot;Proceedings of the National Academy of Sciences&quot;,&quot;page&quot;:&quot;338-344&quot;,&quot;volume&quot;:&quot;67&quot;,&quot;issue&quot;:&quot;1&quot;,&quot;source&quot;:&quot;www.pnas.org&quot;,&quot;abstract&quot;:&quot;It is proposed that the diatom raphe is a parallel-plate capillary containing a fluid which reacts at the trailing end, turning into a form which no longer „wets” the raphe walls, and which is left behind as a trail. More unreacted raphe fluid is drawn by capillary pressure from a source near the leading end of the raphe. This fluid sticks out from the raphe along its length, adhering to surfaces, thus causing gliding locomotion. Formulae are given for the maximum velocity and force of a moving diatom in terms of the raphe dimensions and the surface tension and viscosity of the fluid. An a priori estimate of the force exerted by a moving diatom, 1-50 millidynes, agrees with measured values. Five experimental tests of the theory are proposed.&quot;,&quot;URL&quot;:&quot;http://www.pnas.org/content/67/1/338&quot;,&quot;ISSN&quot;:&quot;0027-8424, 1091-6490&quot;,&quot;note&quot;:&quot;PMID: 16591861&quot;,&quot;journalAbbreviation&quot;:&quot;PNAS&quot;,&quot;language&quot;:&quot;en&quot;,&quot;author&quot;:[{&quot;family&quot;:&quot;Gordon&quot;,&quot;given&quot;:&quot;Richard&quot;},{&quot;family&quot;:&quot;Drum&quot;,&quot;given&quot;:&quot;Ryan W.&quot;}],&quot;issued&quot;:{&quot;date-parts&quot;:[[&quot;1970&quot;,9,1]]},&quot;accessed&quot;:{&quot;date-parts&quot;:[[&quot;2014&quot;,9,30]]},&quot;PMID&quot;:&quot;16591861&quot;}},{&quot;id&quot;:1194,&quot;uris&quot;:[&quot;http://zotero.org/users/108874/items/5VAZXDD7&quot;],&quot;uri&quot;:[&quot;http://zotero.org/users/108874/items/5VAZXDD7&quot;],&quot;itemData&quot;:{&quot;id&quot;:1194,&quot;type&quot;:&quot;article-journal&quot;,&quot;title&quot;:&quot;Minireview—The first kiss: Establishment and control of initial adhesion by raphid diatoms&quot;,&quot;container-title&quot;:&quot;Journal of Phycology&quot;,&quot;page&quot;:&quot;9-15&quot;,&quot;volume&quot;:&quot;34&quot;,&quot;DOI&quot;:&quot;10.1046/j.1529-8817.1998.340009.x&quot;,&quot;ISSN&quot;:&quot;1529-8817&quot;,&quot;journalAbbreviation&quot;:&quot;J. Phycol.&quot;,&quot;author&quot;:[{&quot;family&quot;:&quot;Wetherbee&quot;,&quot;given&quot;:&quot;Richard&quot;},{&quot;family&quot;:&quot;Lind&quot;,&quot;given&quot;:&quot;Jan L.&quot;},{&quot;family&quot;:&quot;Burke&quot;,&quot;given&quot;:&quot;Jo&quot;},{&quot;family&quot;:&quot;Quatrano&quot;,&quot;given&quot;:&quot;Ralph S.&quot;}],&quot;issued&quot;:{&quot;date-parts&quot;:[[&quot;1998&quot;]]}}}],&quot;schema&quot;:&quot;https://github.com/citation-style-language/schema/raw/master/csl-citation.json&quot;} RNDTIqF7W3Erx"/>. <text:span text:style-name="T281">Natural attachment and orientation of cells on our biofilm disks was retained because we did not employ harsh preparation techniques, such as boiling the diatom cells in sulphuric acid </text:span><text:reference-mark-start text:name="ZOTERO_ITEM CSL_CITATION {&quot;citationID&quot;:&quot;jk49abtkk&quot;,&quot;properties&quot;:{&quot;formattedCitation&quot;:&quot;([Mayama &amp; Kobayasi, 1989](http://dx.doi.org/10.1080/0269249X.1989.9705056))&quot;,&quot;plainCitation&quot;:&quot;([Mayama &amp; Kobayasi, 1989](http://dx.doi.org/10.1080/0269249X.1989.9705056))&quot;},&quot;citationItems&quot;:[{&quot;id&quot;:1272,&quot;uris&quot;:[&quot;http://zotero.org/users/108874/items/DDI6BRWC&quot;],&quot;uri&quot;:[&quot;http://zotero.org/users/108874/items/DDI6BRWC&quot;],&quot;itemData&quot;:{&quot;id&quot;:1272,&quot;type&quot;:&quot;article-journal&quot;,&quot;title&quot;:&quot;Sequential Valve Development in the Monoraphid Diatom &lt;i&gt;Achnanthes minutissima&lt;/i&gt; Var. &lt;i&gt;Saprophila&lt;/i&gt;&quot;,&quot;container-title&quot;:&quot;Diatom Research&quot;,&quot;page&quot;:&quot;111-117&quot;,&quot;volume&quot;:&quot;4&quot;,&quot;issue&quot;:&quot;1&quot;,&quot;source&quot;:&quot;Taylor and Francis+NEJM&quot;,&quot;abstract&quot;:&quot;Valve development has been examined in Achnanthes minutissima var. saprophila H. Kobayasi &amp; Mayama. The formation of the raphid valve (RV) proceeds in the same sequence as has previously been described for Navicula. Early development of the araphid yalve (AV) is remarkably similar to that of the RV, in that a primary central rib and primordial central nodule are initiated, followed by the development of secondary arms from the centre and the recurring of the primary rib at the poles. Therefore raphe slits appear both at the centre and poles during the early development of the AV. However, thin fin-like depositions arise along the primary central rib between the secondary arms extending out from the centre and the centripetal extensions of the primary central rib recurring from the poles. The fins then fuse with the secondary arms and the in-turned primary central rib, so that the initially-formed raphe slits do not develop any further and are filled in: an axial area devoid of a raphe is thus formed. The valve ontogeny of this taxon suggests secondary reduction from the biraphid Naviculae.&quot;,&quot;URL&quot;:&quot;http://dx.doi.org/10.1080/0269249X.1989.9705056&quot;,&quot;DOI&quot;:&quot;10.1080/0269249X.1989.9705056&quot;,&quot;ISSN&quot;:&quot;0269-249X&quot;,&quot;author&quot;:[{&quot;family&quot;:&quot;Mayama&quot;,&quot;given&quot;:&quot;Shigeki&quot;},{&quot;family&quot;:&quot;Kobayasi&quot;,&quot;given&quot;:&quot;Hiromu&quot;}],&quot;issued&quot;:{&quot;date-parts&quot;:[[&quot;1989&quot;,6,1]]},&quot;accessed&quot;:{&quot;date-parts&quot;:[[&quot;2014&quot;,9,29]]}}}],&quot;schema&quot;:&quot;https://github.com/citation-style-language/schema/raw/master/csl-citation.json&quot;} RND97FaTxiN7t"/><text:span text:style-name="T281">([Mayama &amp; Kobayasi, 1989](http://dx.doi.org/10.1080/0269249X.1989.9705056))</text:span><text:reference-mark-end text:name="ZOTERO_ITEM CSL_CITATION {&quot;citationID&quot;:&quot;jk49abtkk&quot;,&quot;properties&quot;:{&quot;formattedCitation&quot;:&quot;([Mayama &amp; Kobayasi, 1989](http://dx.doi.org/10.1080/0269249X.1989.9705056))&quot;,&quot;plainCitation&quot;:&quot;([Mayama &amp; Kobayasi, 1989](http://dx.doi.org/10.1080/0269249X.1989.9705056))&quot;},&quot;citationItems&quot;:[{&quot;id&quot;:1272,&quot;uris&quot;:[&quot;http://zotero.org/users/108874/items/DDI6BRWC&quot;],&quot;uri&quot;:[&quot;http://zotero.org/users/108874/items/DDI6BRWC&quot;],&quot;itemData&quot;:{&quot;id&quot;:1272,&quot;type&quot;:&quot;article-journal&quot;,&quot;title&quot;:&quot;Sequential Valve Development in the Monoraphid Diatom &lt;i&gt;Achnanthes minutissima&lt;/i&gt; Var. &lt;i&gt;Saprophila&lt;/i&gt;&quot;,&quot;container-title&quot;:&quot;Diatom Research&quot;,&quot;page&quot;:&quot;111-117&quot;,&quot;volume&quot;:&quot;4&quot;,&quot;issue&quot;:&quot;1&quot;,&quot;source&quot;:&quot;Taylor and Francis+NEJM&quot;,&quot;abstract&quot;:&quot;Valve development has been examined in Achnanthes minutissima var. saprophila H. Kobayasi &amp; Mayama. The formation of the raphid valve (RV) proceeds in the same sequence as has previously been described for Navicula. Early development of the araphid yalve (AV) is remarkably similar to that of the RV, in that a primary central rib and primordial central nodule are initiated, followed by the development of secondary arms from the centre and the recurring of the primary rib at the poles. Therefore raphe slits appear both at the centre and poles during the early development of the AV. However, thin fin-like depositions arise along the primary central rib between the secondary arms extending out from the centre and the centripetal extensions of the primary central rib recurring from the poles. The fins then fuse with the secondary arms and the in-turned primary central rib, so that the initially-formed raphe slits do not develop any further and are filled in: an axial area devoid of a raphe is thus formed. The valve ontogeny of this taxon suggests secondary reduction from the biraphid Naviculae.&quot;,&quot;URL&quot;:&quot;http://dx.doi.org/10.1080/0269249X.1989.9705056&quot;,&quot;DOI&quot;:&quot;10.1080/0269249X.1989.9705056&quot;,&quot;ISSN&quot;:&quot;0269-249X&quot;,&quot;author&quot;:[{&quot;family&quot;:&quot;Mayama&quot;,&quot;given&quot;:&quot;Shigeki&quot;},{&quot;family&quot;:&quot;Kobayasi&quot;,&quot;given&quot;:&quot;Hiromu&quot;}],&quot;issued&quot;:{&quot;date-parts&quot;:[[&quot;1989&quot;,6,1]]},&quot;accessed&quot;:{&quot;date-parts&quot;:[[&quot;2014&quot;,9,29]]}}}],&quot;schema&quot;:&quot;https://github.com/citation-style-language/schema/raw/master/csl-citation.json&quot;} RND97FaTxiN7t"/><text:span text:style-name="T281">. Such harsh treatments are designed to prepare only frustules and in our case would likely have resulted in cell detachment from the growth substrate, as well as random orientation on the SEM sample carrier. Instead, we utilised </text:span><text:span text:style-name="T208">the</text:span><text:span text:style-name="T281"> SEM sample carrier disks directly as growth substrates for the biofilms. </text:span></text:p>
      <text:p text:style-name="Text_20_body"><text:span text:style-name="T325">The SEM images in figure 3 show that the capsule material appears to be unstructured, resembling the “adhering film and tube” of </text:span><text:span text:style-name="T157">Cymbella microcephala</text:span><text:span text:style-name="T282"> and </text:span><text:span text:style-name="T157">Cymbella prostrata</text:span><text:span text:style-name="T282"> reported in figures 31 and 32 of </text:span><text:reference-mark-start text:name="ZOTERO_ITEM CSL_CITATION {&quot;citationID&quot;:&quot;204k7d5ms0&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OfAhPgUiP5"/><text:span text:style-name="T282">([Hoagland et al., 1993](http://onlinelibrary.wiley.com/doi/10.1111/j.0022-3646.1993.00537.x/abstract))</text:span><text:reference-mark-end text:name="ZOTERO_ITEM CSL_CITATION {&quot;citationID&quot;:&quot;204k7d5ms0&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OfAhPgUiP5"/><text:span text:style-name="T282">.</text:span></text:p>
      <text:p text:style-name="P2"><text:span text:style-name="T101">The dehydrated c</text:span><text:span text:style-name="T21">apsule material </text:span><text:span text:style-name="T121">appeared</text:span><text:span text:style-name="T22"> </text:span><text:span text:style-name="T21">slight</text:span><text:span text:style-name="T116">ly</text:span><text:span text:style-name="T21"> granular </text:span><text:span text:style-name="T101">in </text:span><text:span text:style-name="T104">scanning electron micrographs</text:span><text:span text:style-name="T21"> (</text:span><text:span text:style-name="T213">Fig. </text:span><text:span text:style-name="T33">3</text:span><text:span text:style-name="T21">C), but unlike </text:span><text:span text:style-name="T22">on</text:span><text:span text:style-name="T21"> frustules </text:span><text:span text:style-name="T22">(with or without fibrils)</text:span><text:span text:style-name="T21"> </text:span><text:span text:style-name="T98">few</text:span><text:span text:style-name="T21"> distinct features </text:span><text:span text:style-name="T31">were</text:span><text:span text:style-name="T21"> apparent </text:span><text:span text:style-name="T130">in the capsule material</text:span><text:span text:style-name="T21">. </text:span><text:span text:style-name="T130">However, it</text:span><text:span text:style-name="T22"> </text:span><text:span text:style-name="T104">appears to be</text:span><text:span text:style-name="T22"> similar</text:span><text:span text:style-name="T66"> to the </text:span>shaft <text:span text:style-name="T347">ultra-structure of the marine diatom </text:span><text:span text:style-name="T154">Achnanthes longipe</text:span><text:span text:style-name="T157">s</text:span><text:span text:style-name="T314"> displayed in figure 8 of </text:span><text:reference-mark-start text:name="ZOTERO_ITEM CSL_CITATION {&quot;citationID&quot;:&quot;794qa89b1&quot;,&quot;properties&quot;:{&quot;formattedCitation&quot;:&quot;([Wang et al., 2000](http://onlinelibrary.wiley.com/doi/10.1046/j.1529-8817.2000.99102.x/abstract))&quot;,&quot;plainCitation&quot;:&quot;([Wang et al., 2000](http://onlinelibrary.wiley.com/doi/10.1046/j.1529-8817.2000.99102.x/abstract))&quot;},&quot;citationItems&quot;:[{&quot;id&quot;:642,&quot;uris&quot;:[&quot;http://zotero.org/users/108874/items/I39VK3M9&quot;],&quot;uri&quot;:[&quot;http://zotero.org/users/108874/items/I39VK3M9&quot;],&quot;itemData&quot;:{&quot;id&quot;:642,&quot;type&quot;:&quot;article-journal&quot;,&quot;title&quot;:&quot;Extracellular matrix assembly in diatoms (Bacillariophyceae). IV. Ultrastructure of &lt;i&gt;Achnanthes longipes&lt;/i&gt; and &lt;i&gt;Cymbella cistula&lt;/i&gt; as revealed by high-pressure freezing/freeze substitution and cryo-field emission scanning electron microscopy&quot;,&quot;container-title&quot;:&quot;Journal of Phycology&quot;,&quot;page&quot;:&quot;367-378&quot;,&quot;volume&quot;:&quot;36&quot;,&quot;issue&quot;:&quot;2&quot;,&quot;source&quot;:&quot;Wiley Online Library&quot;,&quot;abstract&quot;:&quot;Extracellular matrix (ECM) polymers secreted by the diatoms Achnanthes longipes Ag. and Cymbella cistula (Ehr.) Kirchn. completely encase the cell and are responsible for adhesion and other interactions with the external environment. To preserve details of the highly hydrophilic ECM in the native state and to preserve, with a high degree of fidelity, the intracellular structures involved in synthesis of extracellular polymers, we applied a suite of cryotechniques. The methods included high-resolution visualization of surfaces using cryo-field emission SEM (cryo-FESEM) and preservation for TEM observation of thin sections by high-pressure freezing (HPF) and freeze substitution (FS). The extracellular structures of diatoms plunge-frozen in liquid ethane, etched at low temperature, and observed on a cryostage in the FESEM showed overall dimensions and shapes closely comparable to those observed with light microscopy. Cryo-FESEM demonstrated the pervasive nature of the extracellular polymers and their importance in cell–substratum and cell–cell associations and revealed details of cell attachment processes not visible using other SEM techniques or light microscopy. The layer of ECM coating the frustule and entirely encapsulating cells of A. longipes and C. cistula was shown to have a significant role in initial cell adhesion and subsequent interaction with the environment. Trails of raphe-associated ECM, generated during cell motility, were shown at high resolution and consist of anastomoses of coiled and linear strands. Cryo-FESEM revealed a sheet-like mucilage covering stalks. HPF/FS of A. longipes resulted in excellent preservation of intra- and extracellular structures comparable to previous reports for animals and higher plants and revealed several organelles not described previously. Three distinct vesicle types were identified, including a class closely associated with Golgi bodies and postulated to participate in formation of the extracellular adhesive structures. HPF/FS showed a number of continuous diatotepic layers positioned between the plasma membrane and the silicon frustule and revealed that extracellular adhesive extrusion through frustule pores during stalk production was closely related to the diatotepum. The stalks of A. longipes consist of highly organized, multilayered, fine fibrillar materials with an electron-opaque layer organized as a sheath at the stalk periphery.&quot;,&quot;URL&quot;:&quot;http://onlinelibrary.wiley.com/doi/10.1046/j.1529-8817.2000.99102.x/abstract&quot;,&quot;DOI&quot;:&quot;10.1046/j.1529-8817.2000.99102.x&quot;,&quot;ISSN&quot;:&quot;1529-8817&quot;,&quot;journalAbbreviation&quot;:&quot;Journal of Phycology&quot;,&quot;language&quot;:&quot;en&quot;,&quot;author&quot;:[{&quot;family&quot;:&quot;Wang&quot;,&quot;given&quot;:&quot;Yan&quot;},{&quot;family&quot;:&quot;Chen&quot;,&quot;given&quot;:&quot;Ya&quot;},{&quot;family&quot;:&quot;Lavin&quot;,&quot;given&quot;:&quot;Colleen&quot;},{&quot;family&quot;:&quot;Gretz&quot;,&quot;given&quot;:&quot;Michael R.&quot;}],&quot;issued&quot;:{&quot;date-parts&quot;:[[&quot;2000&quot;,4,1]]},&quot;accessed&quot;:{&quot;date-parts&quot;:[[&quot;2014&quot;,8,7]]}}}],&quot;schema&quot;:&quot;https://github.com/citation-style-language/schema/raw/master/csl-citation.json&quot;} RND280rj9QpvR"/><text:span text:style-name="T314">([Wang et al., 2000](http://onlinelibrary.wiley.com/doi/10.1046/j.1529-8817.2000.99102.x/abstract))</text:span><text:reference-mark-end text:name="ZOTERO_ITEM CSL_CITATION {&quot;citationID&quot;:&quot;794qa89b1&quot;,&quot;properties&quot;:{&quot;formattedCitation&quot;:&quot;([Wang et al., 2000](http://onlinelibrary.wiley.com/doi/10.1046/j.1529-8817.2000.99102.x/abstract))&quot;,&quot;plainCitation&quot;:&quot;([Wang et al., 2000](http://onlinelibrary.wiley.com/doi/10.1046/j.1529-8817.2000.99102.x/abstract))&quot;},&quot;citationItems&quot;:[{&quot;id&quot;:642,&quot;uris&quot;:[&quot;http://zotero.org/users/108874/items/I39VK3M9&quot;],&quot;uri&quot;:[&quot;http://zotero.org/users/108874/items/I39VK3M9&quot;],&quot;itemData&quot;:{&quot;id&quot;:642,&quot;type&quot;:&quot;article-journal&quot;,&quot;title&quot;:&quot;Extracellular matrix assembly in diatoms (Bacillariophyceae). IV. Ultrastructure of &lt;i&gt;Achnanthes longipes&lt;/i&gt; and &lt;i&gt;Cymbella cistula&lt;/i&gt; as revealed by high-pressure freezing/freeze substitution and cryo-field emission scanning electron microscopy&quot;,&quot;container-title&quot;:&quot;Journal of Phycology&quot;,&quot;page&quot;:&quot;367-378&quot;,&quot;volume&quot;:&quot;36&quot;,&quot;issue&quot;:&quot;2&quot;,&quot;source&quot;:&quot;Wiley Online Library&quot;,&quot;abstract&quot;:&quot;Extracellular matrix (ECM) polymers secreted by the diatoms Achnanthes longipes Ag. and Cymbella cistula (Ehr.) Kirchn. completely encase the cell and are responsible for adhesion and other interactions with the external environment. To preserve details of the highly hydrophilic ECM in the native state and to preserve, with a high degree of fidelity, the intracellular structures involved in synthesis of extracellular polymers, we applied a suite of cryotechniques. The methods included high-resolution visualization of surfaces using cryo-field emission SEM (cryo-FESEM) and preservation for TEM observation of thin sections by high-pressure freezing (HPF) and freeze substitution (FS). The extracellular structures of diatoms plunge-frozen in liquid ethane, etched at low temperature, and observed on a cryostage in the FESEM showed overall dimensions and shapes closely comparable to those observed with light microscopy. Cryo-FESEM demonstrated the pervasive nature of the extracellular polymers and their importance in cell–substratum and cell–cell associations and revealed details of cell attachment processes not visible using other SEM techniques or light microscopy. The layer of ECM coating the frustule and entirely encapsulating cells of A. longipes and C. cistula was shown to have a significant role in initial cell adhesion and subsequent interaction with the environment. Trails of raphe-associated ECM, generated during cell motility, were shown at high resolution and consist of anastomoses of coiled and linear strands. Cryo-FESEM revealed a sheet-like mucilage covering stalks. HPF/FS of A. longipes resulted in excellent preservation of intra- and extracellular structures comparable to previous reports for animals and higher plants and revealed several organelles not described previously. Three distinct vesicle types were identified, including a class closely associated with Golgi bodies and postulated to participate in formation of the extracellular adhesive structures. HPF/FS showed a number of continuous diatotepic layers positioned between the plasma membrane and the silicon frustule and revealed that extracellular adhesive extrusion through frustule pores during stalk production was closely related to the diatotepum. The stalks of A. longipes consist of highly organized, multilayered, fine fibrillar materials with an electron-opaque layer organized as a sheath at the stalk periphery.&quot;,&quot;URL&quot;:&quot;http://onlinelibrary.wiley.com/doi/10.1046/j.1529-8817.2000.99102.x/abstract&quot;,&quot;DOI&quot;:&quot;10.1046/j.1529-8817.2000.99102.x&quot;,&quot;ISSN&quot;:&quot;1529-8817&quot;,&quot;journalAbbreviation&quot;:&quot;Journal of Phycology&quot;,&quot;language&quot;:&quot;en&quot;,&quot;author&quot;:[{&quot;family&quot;:&quot;Wang&quot;,&quot;given&quot;:&quot;Yan&quot;},{&quot;family&quot;:&quot;Chen&quot;,&quot;given&quot;:&quot;Ya&quot;},{&quot;family&quot;:&quot;Lavin&quot;,&quot;given&quot;:&quot;Colleen&quot;},{&quot;family&quot;:&quot;Gretz&quot;,&quot;given&quot;:&quot;Michael R.&quot;}],&quot;issued&quot;:{&quot;date-parts&quot;:[[&quot;2000&quot;,4,1]]},&quot;accessed&quot;:{&quot;date-parts&quot;:[[&quot;2014&quot;,8,7]]}}}],&quot;schema&quot;:&quot;https://github.com/citation-style-language/schema/raw/master/csl-citation.json&quot;} RND280rj9QpvR"/><text:span text:style-name="T314">.</text:span></text:p>
      <text:p text:style-name="P8"><text:span text:style-name="T326">In addition to covering the cells, the capsule material also had sheet-like structures</text:span> <text:span text:style-name="T288">(arrows in figure 3A) where it was s</text:span>tretched between <text:span text:style-name="T180">A. minutissimum</text:span> cells <text:span text:style-name="T288">and the anchoring points on the substrate. This pattern is most likely due to dehydration during SEM sample prepara</text:span><text:soft-page-break/><text:span text:style-name="T288">tion </text:span><text:reference-mark-start text:name="ZOTERO_ITEM CSL_CITATION {&quot;citationID&quot;:&quot;1mc3dbae4t&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qRh3QSozGP"/><text:span text:style-name="T288">([Hoagland et al., 1993](http://onlinelibrary.wiley.com/doi/10.1111/j.0022-3646.1993.00537.x/abstract))</text:span><text:reference-mark-end text:name="ZOTERO_ITEM CSL_CITATION {&quot;citationID&quot;:&quot;1mc3dbae4t&quot;,&quot;properties&quot;:{&quot;formattedCitation&quot;:&quot;([Hoagland et al., 1993](http://onlinelibrary.wiley.com/doi/10.1111/j.0022-3646.1993.00537.x/abstract))&quot;,&quot;plainCitation&quot;:&quot;([Hoagland et al., 1993](http://onlinelibrary.wiley.com/doi/10.1111/j.0022-3646.1993.00537.x/abstract))&quot;},&quot;citationItems&quot;:[{&quot;id&quot;:50,&quot;uris&quot;:[&quot;http://zotero.org/users/108874/items/B5FKJTUQ&quot;],&quot;uri&quot;:[&quot;http://zotero.org/users/108874/items/B5FKJTUQ&quot;],&quot;itemData&quot;:{&quot;id&quot;:50,&quot;type&quot;:&quot;article-journal&quot;,&quot;title&quot;:&quot;Diatom Extracellular Polymeric Substances: Function, Fine Structure, Chemistry, and Physiology&quot;,&quot;container-title&quot;:&quot;Journal of Phycology&quot;,&quot;page&quot;:&quot;537-566&quot;,&quot;volume&quot;:&quot;29&quot;,&quot;issue&quot;:&quot;5&quot;,&quot;source&quot;:&quot;Wiley Online Library&quot;,&quot;URL&quot;:&quot;http://onlinelibrary.wiley.com/doi/10.1111/j.0022-3646.1993.00537.x/abstract&quot;,&quot;DOI&quot;:&quot;10.1111/j.0022-3646.1993.00537.x&quot;,&quot;ISSN&quot;:&quot;1529-8817&quot;,&quot;shortTitle&quot;:&quot;Diatom Extracellular Polymeric Substances&quot;,&quot;journalAbbreviation&quot;:&quot;J. Phycol.&quot;,&quot;language&quot;:&quot;en&quot;,&quot;author&quot;:[{&quot;family&quot;:&quot;Hoagland&quot;,&quot;given&quot;:&quot;Kyle D.&quot;},{&quot;family&quot;:&quot;Rosowski&quot;,&quot;given&quot;:&quot;James R.&quot;},{&quot;family&quot;:&quot;Gretz&quot;,&quot;given&quot;:&quot;Michael R.&quot;},{&quot;family&quot;:&quot;Roemer&quot;,&quot;given&quot;:&quot;Stephen C.&quot;}],&quot;issued&quot;:{&quot;date-parts&quot;:[[&quot;1993&quot;,10,1]]},&quot;accessed&quot;:{&quot;date-parts&quot;:[[&quot;2014&quot;,4,4]]}}}],&quot;schema&quot;:&quot;https://github.com/citation-style-language/schema/raw/master/csl-citation.json&quot;} RNDqRh3QSozGP"/><text:span text:style-name="T288">. Due to fixation of the samples prior to drying, the hydrated capsules most likely shrank in their entirety to the dehydrated, envelope-like structures.</text:span></text:p>
      <text:h text:style-name="P42" text:outline-level="2"><text:span text:style-name="T140">Fibrillar precursors </text:span><text:span text:style-name="T141">may</text:span><text:span text:style-name="T140"> give rise to </text:span><text:span text:style-name="T183">A. minutissimum</text:span><text:span text:style-name="T343"> capsules</text:span></text:h>
      <text:p text:style-name="P20"><text:span text:style-name="T28">C</text:span><text:span text:style-name="T29">loser inspection </text:span><text:span text:style-name="T28">provided many examples that</text:span><text:span text:style-name="T29"> </text:span><text:span text:style-name="T30">the frustules of</text:span><text:span text:style-name="T29"> </text:span><text:span text:style-name="T21">non-encapsulated xenic </text:span><text:span text:style-name="T146">A. minutissimum</text:span><text:span text:style-name="T21"> cells </text:span><text:span text:style-name="T31">were</text:span><text:span text:style-name="T21"> not </text:span>completely free of extracellular polymeric substances (EPS). <text:span text:style-name="T32">Instead, they were</text:span><text:span text:style-name="T21"> covered by </text:span><text:span text:style-name="T31">a mesh of </text:span><text:span text:style-name="T21">fibril</text:span><text:span text:style-name="T31">s</text:span><text:span text:style-name="T21"> (Fig. </text:span><text:span text:style-name="T33">3</text:span><text:span text:style-name="T21">B), arranged </text:span><text:span text:style-name="T34">mostly around the </text:span><text:span text:style-name="T35">frustule </text:span><text:span text:style-name="T34">pores, sometimes crossing them and sometimes sticking out</text:span><text:span text:style-name="T21">. </text:span><text:span text:style-name="T34">The </text:span><text:span text:style-name="T36">average</text:span><text:span text:style-name="T37"> </text:span><text:span text:style-name="T38">diameter</text:span><text:span text:style-name="T34"> of these fibrils</text:span><text:span text:style-name="T37"> </text:span><text:span text:style-name="T39">was</text:span><text:span text:style-name="T40"> about</text:span><text:span text:style-name="T36"> 45 </text:span><text:span text:style-name="T283">± </text:span><text:span text:style-name="T215">9 nm</text:span><text:span text:style-name="T34">. </text:span><text:span text:style-name="T216">The </text:span><text:span text:style-name="T217">fibrils</text:span><text:span text:style-name="T216"> were </text:span><text:span text:style-name="T218">rarely</text:span><text:span text:style-name="T216"> observed to </text:span><text:span text:style-name="T219">be secreted through</text:span><text:span text:style-name="T220"> the </text:span><text:span text:style-name="T221">pores</text:span><text:span text:style-name="T220">, although the</text:span><text:span text:style-name="T222">se</text:span><text:span text:style-name="T220"> </text:span><text:span text:style-name="T223">were found to</text:span><text:span text:style-name="T220"> be large enough </text:span><text:span text:style-name="T224">(from </text:span><text:span text:style-name="T216">6</text:span><text:span text:style-name="T224">0 to</text:span><text:span text:style-name="T284">140</text:span><text:span text:style-name="T215"> nm </text:span><text:span text:style-name="T222">in diameter</text:span><text:span text:style-name="T224">)</text:span><text:span text:style-name="T222">, </text:span><text:span text:style-name="T224">showing </text:span><text:span text:style-name="T222">round to elongated shapes</text:span><text:span text:style-name="T215">. </text:span><text:span text:style-name="T225">F</text:span><text:span text:style-name="T226">ibril</text:span><text:span text:style-name="T227">s were generally </text:span><text:span text:style-name="T228">longer </text:span><text:span text:style-name="T227">than </text:span><text:span text:style-name="T229">the diameter of </text:span><text:span text:style-name="T230">pores</text:span><text:span text:style-name="T227">, but quantification was not performed because branching and </text:span><text:span text:style-name="T244">interweaving of the fibrils</text:span><text:span text:style-name="T227"> made it </text:span><text:span text:style-name="T231">impossible</text:span><text:span text:style-name="T227"> to determine </text:span><text:span text:style-name="T228">the</text:span><text:span text:style-name="T227"> </text:span><text:span text:style-name="T217">respective </text:span><text:span text:style-name="T227">beginning</text:span><text:span text:style-name="T217">s or</text:span><text:span text:style-name="T227"> end</text:span><text:span text:style-name="T217">s</text:span><text:span text:style-name="T227">. </text:span><text:span text:style-name="T235">To </text:span><text:span text:style-name="T236">the best of </text:span><text:span text:style-name="T235">our knowledge, </text:span><text:span text:style-name="T236">this is the first report of</text:span><text:span text:style-name="T235"> frustule-attached fibril structures in </text:span><text:span text:style-name="T211">freshwater</text:span><text:span text:style-name="T235"> diatoms</text:span><text:span text:style-name="T227">. </text:span><text:span text:style-name="T232">Similarly structured, thinner fibrils were reported previously only </text:span><text:span text:style-name="T233">for</text:span><text:span text:style-name="T232"> marine diatoms</text:span><text:span text:style-name="T234"> </text:span><text:reference-mark-start text:name="ZOTERO_ITEM CSL_CITATION {&quot;citationID&quot;:&quot;1mphjhntk9&quot;,&quot;properties&quot;:{&quot;formattedCitation&quot;:&quot;([Bosak et al., 2012](http://dx.doi.org/10.1371/journal.pone.0044851))&quot;,&quot;plainCitation&quot;:&quot;([Bosak et al., 2012](http://dx.doi.org/10.1371/journal.pone.0044851))&quot;},&quot;citationItems&quot;:[{&quot;id&quot;:300,&quot;uris&quot;:[&quot;http://zotero.org/users/108874/items/G7M8258C&quot;],&quot;uri&quot;:[&quot;http://zotero.org/users/108874/items/G7M8258C&quot;],&quot;itemData&quot;:{&quot;id&quot;:300,&quot;type&quot;:&quot;article-journal&quot;,&quot;title&quot;:&quot;A Novel Type of Colony Formation in Marine Planktonic Diatoms Revealed by Atomic Force Microscopy&quot;,&quot;container-title&quot;:&quot;PLoS ONE&quot;,&quot;page&quot;:&quot;e44851&quot;,&quot;volume&quot;:&quot;7&quot;,&quot;issue&quot;:&quot;9&quot;,&quot;source&quot;:&quot;PLoS Journals&quot;,&quot;abstract&quot;:&quot;Diatoms have evolved a variety of colonial life forms in which cells are connected by organic threads, mucilage pads or silicate structures. In this study, we provide the first description of a novel strategy of colony formation among marine planktonic diatoms. Bacteriastrum jadranum forms loose but regular chains with distinct heterovalvate terminal cells. The colonial cells and their siliceous projections, the setae, are not in direct contact; instead, they are enclosed within the optically transparent organic matrix. This cell jacket structure was detected by staining procedure with Alcian Blue, which showed that the polysaccharides are predominant matrix constituents and revealed that the jacket reaches the span of the setae. The scanning electron microscopy (SEM) observations showed distinguishable fibrillar network firmly associated with cells. Using atomic force microscopy (AFM), we were able to visualise and characterise the cell jacket structure at molecular resolution. At nanoscale resolution, the cell jacket appears as a cross-linked fibrillar network organised into a recognisable structure. The circular patches of self-repeating pattern (hexagonal pores with openings of 8–100 nm) are connected through thicker surrounding fibrils and reinforced by branching fibrils. The pore-forming fibrils within the patches are only 0.6–1.6 nm high, the surrounding fibrils connecting patches are 2.0–2.8 nm high, and the branching fibrils are considerably wider but not higher than 4.0 nm. The discovered polysaccharide fibrillar network is highly organised and delicately structured with a monomolecular fibril height of 0.6 nm. We conclude that the Bacteriastrum polysaccharide jacket represents an essential part of the cell, as the conjunction of the polymer network with the frustule appears to be extremely tight and such specific and unique patterns have never been found in self-assembled polysaccharide gel networks, which are usually encountered in the marine environment.&quot;,&quot;URL&quot;:&quot;http://dx.doi.org/10.1371/journal.pone.0044851&quot;,&quot;DOI&quot;:&quot;10.1371/journal.pone.0044851&quot;,&quot;journalAbbreviation&quot;:&quot;PLoS ONE&quot;,&quot;author&quot;:[{&quot;family&quot;:&quot;Bosak&quot;,&quot;given&quot;:&quot;Sunčica&quot;},{&quot;family&quot;:&quot;Pletikapić&quot;,&quot;given&quot;:&quot;Galja&quot;},{&quot;family&quot;:&quot;Hozić&quot;,&quot;given&quot;:&quot;Amela&quot;},{&quot;family&quot;:&quot;Svetličić&quot;,&quot;given&quot;:&quot;Vesna&quot;},{&quot;family&quot;:&quot;Sarno&quot;,&quot;given&quot;:&quot;Diana&quot;},{&quot;family&quot;:&quot;Viličić&quot;,&quot;given&quot;:&quot;Damir&quot;}],&quot;issued&quot;:{&quot;date-parts&quot;:[[&quot;2012&quot;,9,20]]},&quot;accessed&quot;:{&quot;date-parts&quot;:[[&quot;2014&quot;,11,14]]}}}],&quot;schema&quot;:&quot;https://github.com/citation-style-language/schema/raw/master/csl-citation.json&quot;} RND57BkNapKi4"/><text:span text:style-name="T234">([Bosak et al., 2012](http://dx.doi.org/10.1371/journal.pone.0044851))</text:span><text:reference-mark-end text:name="ZOTERO_ITEM CSL_CITATION {&quot;citationID&quot;:&quot;1mphjhntk9&quot;,&quot;properties&quot;:{&quot;formattedCitation&quot;:&quot;([Bosak et al., 2012](http://dx.doi.org/10.1371/journal.pone.0044851))&quot;,&quot;plainCitation&quot;:&quot;([Bosak et al., 2012](http://dx.doi.org/10.1371/journal.pone.0044851))&quot;},&quot;citationItems&quot;:[{&quot;id&quot;:300,&quot;uris&quot;:[&quot;http://zotero.org/users/108874/items/G7M8258C&quot;],&quot;uri&quot;:[&quot;http://zotero.org/users/108874/items/G7M8258C&quot;],&quot;itemData&quot;:{&quot;id&quot;:300,&quot;type&quot;:&quot;article-journal&quot;,&quot;title&quot;:&quot;A Novel Type of Colony Formation in Marine Planktonic Diatoms Revealed by Atomic Force Microscopy&quot;,&quot;container-title&quot;:&quot;PLoS ONE&quot;,&quot;page&quot;:&quot;e44851&quot;,&quot;volume&quot;:&quot;7&quot;,&quot;issue&quot;:&quot;9&quot;,&quot;source&quot;:&quot;PLoS Journals&quot;,&quot;abstract&quot;:&quot;Diatoms have evolved a variety of colonial life forms in which cells are connected by organic threads, mucilage pads or silicate structures. In this study, we provide the first description of a novel strategy of colony formation among marine planktonic diatoms. Bacteriastrum jadranum forms loose but regular chains with distinct heterovalvate terminal cells. The colonial cells and their siliceous projections, the setae, are not in direct contact; instead, they are enclosed within the optically transparent organic matrix. This cell jacket structure was detected by staining procedure with Alcian Blue, which showed that the polysaccharides are predominant matrix constituents and revealed that the jacket reaches the span of the setae. The scanning electron microscopy (SEM) observations showed distinguishable fibrillar network firmly associated with cells. Using atomic force microscopy (AFM), we were able to visualise and characterise the cell jacket structure at molecular resolution. At nanoscale resolution, the cell jacket appears as a cross-linked fibrillar network organised into a recognisable structure. The circular patches of self-repeating pattern (hexagonal pores with openings of 8–100 nm) are connected through thicker surrounding fibrils and reinforced by branching fibrils. The pore-forming fibrils within the patches are only 0.6–1.6 nm high, the surrounding fibrils connecting patches are 2.0–2.8 nm high, and the branching fibrils are considerably wider but not higher than 4.0 nm. The discovered polysaccharide fibrillar network is highly organised and delicately structured with a monomolecular fibril height of 0.6 nm. We conclude that the Bacteriastrum polysaccharide jacket represents an essential part of the cell, as the conjunction of the polymer network with the frustule appears to be extremely tight and such specific and unique patterns have never been found in self-assembled polysaccharide gel networks, which are usually encountered in the marine environment.&quot;,&quot;URL&quot;:&quot;http://dx.doi.org/10.1371/journal.pone.0044851&quot;,&quot;DOI&quot;:&quot;10.1371/journal.pone.0044851&quot;,&quot;journalAbbreviation&quot;:&quot;PLoS ONE&quot;,&quot;author&quot;:[{&quot;family&quot;:&quot;Bosak&quot;,&quot;given&quot;:&quot;Sunčica&quot;},{&quot;family&quot;:&quot;Pletikapić&quot;,&quot;given&quot;:&quot;Galja&quot;},{&quot;family&quot;:&quot;Hozić&quot;,&quot;given&quot;:&quot;Amela&quot;},{&quot;family&quot;:&quot;Svetličić&quot;,&quot;given&quot;:&quot;Vesna&quot;},{&quot;family&quot;:&quot;Sarno&quot;,&quot;given&quot;:&quot;Diana&quot;},{&quot;family&quot;:&quot;Viličić&quot;,&quot;given&quot;:&quot;Damir&quot;}],&quot;issued&quot;:{&quot;date-parts&quot;:[[&quot;2012&quot;,9,20]]},&quot;accessed&quot;:{&quot;date-parts&quot;:[[&quot;2014&quot;,11,14]]}}}],&quot;schema&quot;:&quot;https://github.com/citation-style-language/schema/raw/master/csl-citation.json&quot;} RND57BkNapKi4"/><text:span text:style-name="T235">.</text:span></text:p>
      <text:p text:style-name="P20"><text:span text:style-name="T356">F</text:span>ibrillar meshes <text:span text:style-name="T349">of varying</text:span> densities <text:span text:style-name="T356">were detected </text:span>in both <text:span text:style-name="T350">a</text:span>xenic and xenic cultures, <text:span text:style-name="T377">but only the latter also contained capsules</text:span>. <text:span text:style-name="T289">Axenic cultures appeared to contain more cells with few, short fibrils (Supplemental Figure 2), which may initiate surface attachment of cells in both culture types. However, only in xenic cultures, bacteria could induce the secretion of firmer EPS structures </text:span><text:reference-mark-start text:name="ZOTERO_ITEM CSL_CITATION {&quot;citationID&quot;:&quot;2l91d1v0do&quot;,&quot;properties&quot;:{&quot;formattedCitation&quot;:&quot;([Bruckner et al., 2011](http://onlinelibrary.wiley.com/doi/10.1111/j.1462-2920.2010.02411.x/full))&quot;,&quot;plainCitation&quot;:&quot;([Bruckner et al., 2011](http://onlinelibrary.wiley.com/doi/10.1111/j.1462-2920.2010.02411.x/full))&quot;},&quot;citationItems&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jVAJKGGkAL"/><text:span text:style-name="T289">([Bruckner et al., 2011](http://onlinelibrary.wiley.com/doi/10.1111/j.1462-2920.2010.02411.x/full))</text:span><text:reference-mark-end text:name="ZOTERO_ITEM CSL_CITATION {&quot;citationID&quot;:&quot;2l91d1v0do&quot;,&quot;properties&quot;:{&quot;formattedCitation&quot;:&quot;([Bruckner et al., 2011](http://onlinelibrary.wiley.com/doi/10.1111/j.1462-2920.2010.02411.x/full))&quot;,&quot;plainCitation&quot;:&quot;([Bruckner et al., 2011](http://onlinelibrary.wiley.com/doi/10.1111/j.1462-2920.2010.02411.x/full))&quot;},&quot;citationItems&quot;:[{&quot;id&quot;:43,&quot;uris&quot;:[&quot;http://zotero.org/users/108874/items/9ZSW7XJS&quot;],&quot;uri&quot;:[&quot;http://zotero.org/users/108874/items/9ZSW7XJS&quot;],&quot;itemData&quot;:{&quot;id&quot;:43,&quot;type&quot;:&quot;article-journal&quot;,&quot;title&quot;:&quot;Growth and release of extracellular organic compounds by benthic diatoms depend on interactions with bacteria&quot;,&quot;container-title&quot;:&quot;Environmental Microbiology&quot;,&quot;page&quot;:&quot;1052-1063&quot;,&quot;volume&quot;:&quot;13&quot;,&quot;issue&quot;:&quot;4&quot;,&quot;source&quot;:&quot;onlinelibrary.wiley.com&quot;,&quot;abstract&quot;:&quot;Phototrophic epilithic biofilms harbour a distinct assemblage of heterotrophic bacteria, cyanobacteria and photoautotrophic algae. Secretion of extracellular polymeric substances (EPS) by these organisms and the physicochemical properties of the EPS are important factors for the development of the biofilms. We have isolated representative diatom and bacteria strains from epilithic biofilms of Lake Constance. By pairwise co-cultivating these strains we found that diatom growth and EPS secretion by diatoms may depend on the presence of individual bacteria. Similar results were obtained after addition of spent bacterial medium to diatom cultures, suggesting that soluble substances from bacteria have an impact on diatom physiology. While searching for putative bacterial signal substances, we found that concentrations of various dissolved free amino acids (DFAA) within the diatom cultures changed drastically during co-cultivation with bacteria. Further, the secretion of extracellular carbohydrates and proteins can be influenced by bacteria or their extracellular substances. We have performed mass spectrometric peptide mapping to identify proteins which are secreted when co-cultivating the diatom Phaeodactylum tricornutum Bohlin and Escherichia coli. The identified proteins are possibly involved in signalling, extracellular carbohydrate modification and uptake, protein and amino acid modification, and cell/cell aggregation of diatom and bacteria strains. Our data indicate that diatom–bacteria biofilms might be regulated by a complex network of chemical factors involving EPS, amino acid monomers and other substances. Thus interactions with bacteria can be considered as one of the main factors driving biofilm formation by benthic diatoms.&quot;,&quot;URL&quot;:&quot;http://onlinelibrary.wiley.com/doi/10.1111/j.1462-2920.2010.02411.x/full&quot;,&quot;DOI&quot;:&quot;10.1111/j.1462-2920.2010.02411.x&quot;,&quot;ISSN&quot;:&quot;1462-2920&quot;,&quot;language&quot;:&quot;en&quot;,&quot;author&quot;:[{&quot;family&quot;:&quot;Bruckner&quot;,&quot;given&quot;:&quot;Christian G&quot;},{&quot;family&quot;:&quot;Rehm&quot;,&quot;given&quot;:&quot;Charlotte&quot;},{&quot;family&quot;:&quot;Grossart&quot;,&quot;given&quot;:&quot;Hans‐Peter&quot;},{&quot;family&quot;:&quot;Kroth&quot;,&quot;given&quot;:&quot;Peter G&quot;}],&quot;issued&quot;:{&quot;date-parts&quot;:[[&quot;2011&quot;,1,18]]},&quot;accessed&quot;:{&quot;date-parts&quot;:[[&quot;2012&quot;,5,27]]}}}],&quot;schema&quot;:&quot;https://github.com/citation-style-language/schema/raw/master/csl-citation.json&quot;} RNDjVAJKGGkAL"/><text:span text:style-name="T289">, and thus substrate adhesion, in the majority of cells.</text:span></text:p>
      <text:p text:style-name="P15"><text:span text:style-name="T315">Furthermore, we found intermediate stages between the fibrillar meshes that only partially covered the frustule surface and the complete encapsulation with apparently unstructured material (</text:span><text:span text:style-name="T204">Fig. </text:span><text:span text:style-name="T290">4). The similarity in surface structure suggests a relation of fibrils and capsules. The disordered arrangement of fibrils shown in figure 4A and B is also a feature of the unstructured capsule material shown in figure 4C. In it, no particular order of the slightly granular substructures is discernible either. This visual impression suggests that the fibrillar meshes on </text:span><text:span text:style-name="T160">A. minutissimum</text:span><text:span text:style-name="T291"> cells might be precursors to capsules, into which they may condense. An alternative explanation for the capsule structure may be the polymerisation of a </text:span><text:soft-page-break/><text:span text:style-name="T291">secondary type of fibrils upon the primary mesh (Fig. 4A), relegating the latter to a scaffolding function.</text:span></text:p>
      <text:p text:style-name="P9"><text:span text:style-name="T292">In either case, the process is not strictly </text:span>synchronised <text:span text:style-name="T291">between cells in the same culture. It rather appears to be a function of each cell's individual age, because different stages appear both on days 11 and 31 of incubation, as well as in between.</text:span></text:p>
      <text:p text:style-name="P21"><text:span text:style-name="T385">T</text:span>o <text:span text:style-name="T385">further </text:span>elucidate whether or not fibrils and capsules might be related, we <text:span text:style-name="T292">analysed</text:span> mechanically stressed capsule areas (<text:span text:style-name="T203">Fig. </text:span>5). Here, tension yielded an alignment of capsule microstructures, as well as fraying on the edges. Fibrillar structures resulting from these processes were similar in diameter to the frustule-covering fibrils.</text:p>
      <text:p text:style-name="Text_20_body"><text:span text:style-name="T293">There are two possible sources for the mechanical force. Firstly, motility of the cells relative to each other in the native biofilm. However, it has been reported for a related species in the order </text:span><text:span text:style-name="T158">Achnanthales</text:span><text:span text:style-name="T134">, </text:span><text:span text:style-name="T132">that </text:span><text:span text:style-name="T133">motility </text:span><text:span text:style-name="T144">is lost upon</text:span><text:span text:style-name="T133"> production of EPS structures </text:span><text:reference-mark-start text:name="ZOTERO_ITEM CSL_CITATION {&quot;citationID&quot;:&quot;25u2ckpafh&quot;,&quot;properties&quot;:{&quot;formattedCitation&quot;:&quot;([Wang et al., 1997](http://www.plantphysiol.org/content/113/4/1071))&quot;,&quot;plainCitation&quot;:&quot;([Wang et al., 1997](http://www.plantphysiol.org/content/113/4/1071))&quot;},&quot;citationItems&quot;:[{&quot;id&quot;:164,&quot;uris&quot;:[&quot;http://zotero.org/users/108874/items/VHKGFHA6&quot;],&quot;uri&quot;:[&quot;http://zotero.org/users/108874/items/VHKGFHA6&quot;],&quot;itemData&quot;:{&quot;id&quot;:164,&quot;type&quot;:&quot;article-journal&quot;,&quot;title&quot;:&quot;Extracellular Matrix Assembly in Diatoms (Bacillariophyceae) II. 2,6-Dichlorobenzonitrile Inhibition of Motility and Stalk Production in the Marine Diatom &lt;i&gt;Achnanthes longipes&lt;/i&gt;&quot;,&quot;container-title&quot;:&quot;Plant Physiology&quot;,&quot;page&quot;:&quot;1071-1080&quot;,&quot;volume&quot;:&quot;113&quot;,&quot;issue&quot;:&quot;4&quot;,&quot;source&quot;:&quot;www.plantphysiol.org&quot;,&quot;abstract&quot;:&quot;The cellulose synthesis inhibitor 2,6-dichlorobenzonitrile (DCB) and the DCB analogs 2-chloro-6-fluorobenzonitrile, 3-amino-2,6-dichlorobenzonitrile, and 5-dimethylamino-naphthalene-1-sulfonyl-(3-cyano-2, 4-dichloro)aniline (DCBF) inhibited extracellular adhesive production in the marine diatom Achnanthes longipes, resulting in a loss of motility and a lack of permanent adhesion. The effect was fully reversible upon removal of the inhibitor, and cell growth was not affected at concentrations of inhibitors adequate to effectively interrupt the adhesion sequence. Video microscopy revealed that the adhesion sequence was mediated by the export and assembly of polymers, and consisted of initial attachment followed by cell motility and eventual production of permanent adhesive structures in the form of stalks that elevated the diatom above the substratum. A. longipes adhesive polymers are primarily composed of noncellulosic polysaccharides (B.A. Wustman, M.R. Gretz, and K.D. Hoagland [1997] Plant Physiol 113: 1059–1069). These results, together with the discovery of DCB inhibition of extracellular matrix assembly in noncellulosic red algal unicells (S.M. Arad, O. Dubinsky, and B. Simon [1994] Phycologia 33: 158–162), indicate that DCB inhibits synthesis of noncellulosic extracellular polysaccharides. A fluorescent probe, DCBF, was synthesized and shown to inhibit adhesive polymer production in the same manner as DCB. DCBF specifically labeled an 18-kD polypeptide isolated from a membrane fraction. Inhibition of adhesion by DCB and its analogs provides evidence of a direct relationship between polysaccharide synthesis and motility and permanent adhesion.&quot;,&quot;URL&quot;:&quot;http://www.plantphysiol.org/content/113/4/1071&quot;,&quot;DOI&quot;:&quot;10.1104/pp.113.4.1071&quot;,&quot;ISSN&quot;:&quot;0032-0889, 1532-2548&quot;,&quot;note&quot;:&quot;PMID: 12223661&quot;,&quot;journalAbbreviation&quot;:&quot;Plant Physiol.&quot;,&quot;language&quot;:&quot;en&quot;,&quot;author&quot;:[{&quot;family&quot;:&quot;Wang&quot;,&quot;given&quot;:&quot;Y.&quot;},{&quot;family&quot;:&quot;Lu&quot;,&quot;given&quot;:&quot;J.&quot;},{&quot;family&quot;:&quot;Mollet&quot;,&quot;given&quot;:&quot;J. C.&quot;},{&quot;family&quot;:&quot;Gretz&quot;,&quot;given&quot;:&quot;M. R.&quot;},{&quot;family&quot;:&quot;Hoagland&quot;,&quot;given&quot;:&quot;K. D.&quot;}],&quot;issued&quot;:{&quot;date-parts&quot;:[[&quot;1997&quot;,4,1]]},&quot;accessed&quot;:{&quot;date-parts&quot;:[[&quot;2014&quot;,4,4]]},&quot;PMID&quot;:&quot;12223661&quot;}}],&quot;schema&quot;:&quot;https://github.com/citation-style-language/schema/raw/master/csl-citation.json&quot;} RNDsq5Y9sgNkD"/><text:span text:style-name="T134">([Wang et al., 1997](http://www.plantphysiol.org/content/113/4/1071))</text:span><text:reference-mark-end text:name="ZOTERO_ITEM CSL_CITATION {&quot;citationID&quot;:&quot;25u2ckpafh&quot;,&quot;properties&quot;:{&quot;formattedCitation&quot;:&quot;([Wang et al., 1997](http://www.plantphysiol.org/content/113/4/1071))&quot;,&quot;plainCitation&quot;:&quot;([Wang et al., 1997](http://www.plantphysiol.org/content/113/4/1071))&quot;},&quot;citationItems&quot;:[{&quot;id&quot;:164,&quot;uris&quot;:[&quot;http://zotero.org/users/108874/items/VHKGFHA6&quot;],&quot;uri&quot;:[&quot;http://zotero.org/users/108874/items/VHKGFHA6&quot;],&quot;itemData&quot;:{&quot;id&quot;:164,&quot;type&quot;:&quot;article-journal&quot;,&quot;title&quot;:&quot;Extracellular Matrix Assembly in Diatoms (Bacillariophyceae) II. 2,6-Dichlorobenzonitrile Inhibition of Motility and Stalk Production in the Marine Diatom &lt;i&gt;Achnanthes longipes&lt;/i&gt;&quot;,&quot;container-title&quot;:&quot;Plant Physiology&quot;,&quot;page&quot;:&quot;1071-1080&quot;,&quot;volume&quot;:&quot;113&quot;,&quot;issue&quot;:&quot;4&quot;,&quot;source&quot;:&quot;www.plantphysiol.org&quot;,&quot;abstract&quot;:&quot;The cellulose synthesis inhibitor 2,6-dichlorobenzonitrile (DCB) and the DCB analogs 2-chloro-6-fluorobenzonitrile, 3-amino-2,6-dichlorobenzonitrile, and 5-dimethylamino-naphthalene-1-sulfonyl-(3-cyano-2, 4-dichloro)aniline (DCBF) inhibited extracellular adhesive production in the marine diatom Achnanthes longipes, resulting in a loss of motility and a lack of permanent adhesion. The effect was fully reversible upon removal of the inhibitor, and cell growth was not affected at concentrations of inhibitors adequate to effectively interrupt the adhesion sequence. Video microscopy revealed that the adhesion sequence was mediated by the export and assembly of polymers, and consisted of initial attachment followed by cell motility and eventual production of permanent adhesive structures in the form of stalks that elevated the diatom above the substratum. A. longipes adhesive polymers are primarily composed of noncellulosic polysaccharides (B.A. Wustman, M.R. Gretz, and K.D. Hoagland [1997] Plant Physiol 113: 1059–1069). These results, together with the discovery of DCB inhibition of extracellular matrix assembly in noncellulosic red algal unicells (S.M. Arad, O. Dubinsky, and B. Simon [1994] Phycologia 33: 158–162), indicate that DCB inhibits synthesis of noncellulosic extracellular polysaccharides. A fluorescent probe, DCBF, was synthesized and shown to inhibit adhesive polymer production in the same manner as DCB. DCBF specifically labeled an 18-kD polypeptide isolated from a membrane fraction. Inhibition of adhesion by DCB and its analogs provides evidence of a direct relationship between polysaccharide synthesis and motility and permanent adhesion.&quot;,&quot;URL&quot;:&quot;http://www.plantphysiol.org/content/113/4/1071&quot;,&quot;DOI&quot;:&quot;10.1104/pp.113.4.1071&quot;,&quot;ISSN&quot;:&quot;0032-0889, 1532-2548&quot;,&quot;note&quot;:&quot;PMID: 12223661&quot;,&quot;journalAbbreviation&quot;:&quot;Plant Physiol.&quot;,&quot;language&quot;:&quot;en&quot;,&quot;author&quot;:[{&quot;family&quot;:&quot;Wang&quot;,&quot;given&quot;:&quot;Y.&quot;},{&quot;family&quot;:&quot;Lu&quot;,&quot;given&quot;:&quot;J.&quot;},{&quot;family&quot;:&quot;Mollet&quot;,&quot;given&quot;:&quot;J. C.&quot;},{&quot;family&quot;:&quot;Gretz&quot;,&quot;given&quot;:&quot;M. R.&quot;},{&quot;family&quot;:&quot;Hoagland&quot;,&quot;given&quot;:&quot;K. D.&quot;}],&quot;issued&quot;:{&quot;date-parts&quot;:[[&quot;1997&quot;,4,1]]},&quot;accessed&quot;:{&quot;date-parts&quot;:[[&quot;2014&quot;,4,4]]},&quot;PMID&quot;:&quot;12223661&quot;}}],&quot;schema&quot;:&quot;https://github.com/citation-style-language/schema/raw/master/csl-citation.json&quot;} RNDsq5Y9sgNkD"/><text:span text:style-name="T294">. Secondly, mechanical force could be caused by the dehydration during SEM sample preparation. Both explanations lead to the question why mechanical force highlighted the fibrillar microstructure, while relaxed capsule areas (see previous figures) appeared unstructured. Micromanipulation experiments may be required to further investigate the properties of </text:span><text:span text:style-name="T245">A. minutissimum</text:span><text:span text:style-name="T294"> </text:span><text:span text:style-name="T388">capsules</text:span><text:span text:style-name="T294"> and their fibrillar </text:span><text:span text:style-name="T209">microstructures</text:span><text:span text:style-name="T294">. Such experiments have been conducted by </text:span>force-<text:span text:style-name="T295">mode AFM on the mucilage layers of other diatoms </text:span><text:reference-mark-start text:name="ZOTERO_ITEM CSL_CITATION {&quot;citationID&quot;:&quot;llxT3Ysw&quot;,&quot;properties&quot;:{&quot;formattedCitation&quot;:&quot;([Higgins et al., 2003](http://onlinelibrary.wiley.com/doi/10.1046/j.1529-8817.2003.02163.x/abstract); [Willis et al., 2013](http://onlinelibrary.wiley.com/doi/10.1111/jpy.12103/abstract))&quot;,&quot;plainCitation&quot;:&quot;([Higgins et al., 2003](http://onlinelibrary.wiley.com/doi/10.1046/j.1529-8817.2003.02163.x/abstract); [Willis et al., 2013](http://onlinelibrary.wiley.com/doi/10.1111/jpy.12103/abstract))&quot;},&quot;citationItems&quot;:[{&quot;id&quot;:504,&quot;uris&quot;:[&quot;http://zotero.org/users/108874/items/MEA9T5JJ&quot;],&quot;uri&quot;:[&quot;http://zotero.org/users/108874/items/MEA9T5JJ&quot;],&quot;itemData&quot;:{&quot;id&quot;:504,&quot;type&quot;:&quot;article-journal&quot;,&quot;title&quot;:&quot;Probing the Surface of Living Diatoms with Atomic Force Microscopy: The Nanostructure and Nanomechanical Properties of the Mucilage Layer&quot;,&quot;container-title&quot;:&quot;Journal of Phycology&quot;,&quot;page&quot;:&quot;722-734&quot;,&quot;volume&quot;:&quot;39&quot;,&quot;issue&quot;:&quot;4&quot;,&quot;source&quot;:&quot;Wiley Online Library&quot;,&quot;abstract&quot;:&quot;Atomic force microscopy (AFM) is used to investigate the topography and material properties of the mucilage layer of live cells of three benthic diatoms, the marine species Crasepdostauros australis E. J. Cox and Nitzschia navis-varingica Lundholm et Moestrup and the freshwater species Pinnularia viridis (Nitzsch) Ehrenberg. Contrary to previous studies, we show that this surface mucilage layer displays unique nanostructural features. In C. australis, tapping mode images revealed a soft mucilage layer encasing the silica cell wall, consisting of a smooth flat surface that was interrupted by regions with groove-like indentations, whereas force measurements revealed the adhesive binding of polymer chains. The elastic responses of these polymer chains, as they were stretched during force measurements, were successfully fitted to the worm-like chain model, indicating the stretching of mostly single macromolecules from which quantitative information was extracted. In P. viridis, tapping mode images of cells revealed a mucilage layer that had the appearance of densely packed spheres, whereas force measurements exhibited no adhesion. In N. navis-varingica, tapping mode images of the outer surface of this cell in the girdle region revealed the absence of a mucilage layer, in contrast to the other two species. In addition to these topographic and adhesion studies, the first quantitative measurement of the elastic properties of microalgal extracellular polymeric substance is presented and reveals significant spatial variation in the C. australis and P. viridis mucilage layers. This study highlights the capacity of AFM in elucidating the topography and mechanical properties of hydrated microalgal extracellular polymeric substance on a nanoscale.&quot;,&quot;URL&quot;:&quot;http://onlinelibrary.wiley.com/doi/10.1046/j.1529-8817.2003.02163.x/abstract&quot;,&quot;DOI&quot;:&quot;10.1046/j.1529-8817.2003.02163.x&quot;,&quot;ISSN&quot;:&quot;1529-8817&quot;,&quot;shortTitle&quot;:&quot;Probing the Surface of Living Diatoms with Atomic Force Microscopy&quot;,&quot;journalAbbreviation&quot;:&quot;Journal of Phycology&quot;,&quot;language&quot;:&quot;en&quot;,&quot;author&quot;:[{&quot;family&quot;:&quot;Higgins&quot;,&quot;given&quot;:&quot;Michael J.&quot;},{&quot;family&quot;:&quot;Sader&quot;,&quot;given&quot;:&quot;John E.&quot;},{&quot;family&quot;:&quot;Mulvaney&quot;,&quot;given&quot;:&quot;Paul&quot;},{&quot;family&quot;:&quot;Wetherbee&quot;,&quot;given&quot;:&quot;Richard&quot;}],&quot;issued&quot;:{&quot;date-parts&quot;:[[&quot;2003&quot;]]},&quot;accessed&quot;:{&quot;date-parts&quot;:[[&quot;2015&quot;,2,4]]}}},{&quot;id&quot;:488,&quot;uris&quot;:[&quot;http://zotero.org/users/108874/items/SCE2GBH4&quot;],&quot;uri&quot;:[&quot;http://zotero.org/users/108874/items/SCE2GBH4&quot;],&quot;itemData&quot;:{&quot;id&quot;:488,&quot;type&quot;:&quot;article-journal&quot;,&quot;title&quot;:&quot;Characterization of the extracellular matrix of &lt;i&gt;Phaeodactylum tricornutum&lt;/i&gt; (Bacillariophyceae): structure, composition, and adhesive characteristics&quot;,&quot;container-title&quot;:&quot;Journal of Phycology&quot;,&quot;page&quot;:&quot;937-949&quot;,&quot;volume&quot;:&quot;49&quot;,&quot;issue&quot;:&quot;5&quot;,&quot;source&quot;:&quot;Wiley Online Library&quot;,&quot;abstract&quot;:&quot;The extracellular matrix of the ovoid and fusiform morphotypes of Phaeodactylum tricornutum (Bohlin) was characterized in detail. The structural and nanophysical properties were analyzed by microscopy. Of the two morphotypes, only the ovoid form secretes adhesive mucilage; light microscopy and scanning electron microscopy images showed that the mucilage was secreted from the girdle band region of the cell as cell-substratum tethers, accumulating on the surface forming a biofilm. After 7 d, the secreted mucilage became entangled, forming adhesive strands that crisscrossed the substratum surface. In the initial secreted mucilage atomic force microscopy identified a high proportion of adhesive molecules without regular retraction curves and some modular-like adhesive molecules, in the 7 d old biofilm, the adhesive molecules were longer with fewer adhesive events but greater adhesive strength. Chemical characterization was carried out on extracted proteins and polysaccharides. Differences in protein composition, monosaccharide composition, and linkage analysis are discussed in relation to the composition of the frustule and secreted adhesive mucilage. Polysaccharide analysis showed a broad range of monosaccharides and linkages across all fractions with idiosyncratic enrichment of particular monosaccharides and linkages in each fraction. 3-linked Mannan was highly enriched in the cell frustule fractions indicating a major structural role, while Rhamnose and Fucose derivatives were enriched in the secreted fractions of the ovoid morphotype suggesting involvement in cell adhesion. Comparison of SDS-PAGE of extracellular proteins showed two major bands for the ovoid morphotype and four for the fusiform morphotype of which only one appeared to be common to both morphotypes.&quot;,&quot;URL&quot;:&quot;http://onlinelibrary.wiley.com/doi/10.1111/jpy.12103/abstract&quot;,&quot;DOI&quot;:&quot;10.1111/jpy.12103&quot;,&quot;ISSN&quot;:&quot;1529-8817&quot;,&quot;shortTitle&quot;:&quot;Characterization of the extracellular matrix of Phaeodactylum tricornutum (Bacillariophyceae)&quot;,&quot;journalAbbreviation&quot;:&quot;J. Phycol.&quot;,&quot;language&quot;:&quot;en&quot;,&quot;author&quot;:[{&quot;family&quot;:&quot;Willis&quot;,&quot;given&quot;:&quot;Anusuya&quot;},{&quot;family&quot;:&quot;Chiovitti&quot;,&quot;given&quot;:&quot;Anthony&quot;},{&quot;family&quot;:&quot;Dugdale&quot;,&quot;given&quot;:&quot;Tony M&quot;},{&quot;family&quot;:&quot;Wetherbee&quot;,&quot;given&quot;:&quot;Richard&quot;}],&quot;issued&quot;:{&quot;date-parts&quot;:[[&quot;2013&quot;]]},&quot;accessed&quot;:{&quot;date-parts&quot;:[[&quot;2015&quot;,2,4]]}}}],&quot;schema&quot;:&quot;https://github.com/citation-style-language/schema/raw/master/csl-citation.json&quot;} RNDlE17AVamQ3"/><text:span text:style-name="T295">([Higgins et al., 2003](http://onlinelibrary.wiley.com/doi/10.1046/j.1529-8817.2003.02163.x/abstract); [Willis et al., 2013](http://onlinelibrary.wiley.com/doi/10.1111/jpy.12103/abstract))</text:span><text:reference-mark-end text:name="ZOTERO_ITEM CSL_CITATION {&quot;citationID&quot;:&quot;llxT3Ysw&quot;,&quot;properties&quot;:{&quot;formattedCitation&quot;:&quot;([Higgins et al., 2003](http://onlinelibrary.wiley.com/doi/10.1046/j.1529-8817.2003.02163.x/abstract); [Willis et al., 2013](http://onlinelibrary.wiley.com/doi/10.1111/jpy.12103/abstract))&quot;,&quot;plainCitation&quot;:&quot;([Higgins et al., 2003](http://onlinelibrary.wiley.com/doi/10.1046/j.1529-8817.2003.02163.x/abstract); [Willis et al., 2013](http://onlinelibrary.wiley.com/doi/10.1111/jpy.12103/abstract))&quot;},&quot;citationItems&quot;:[{&quot;id&quot;:504,&quot;uris&quot;:[&quot;http://zotero.org/users/108874/items/MEA9T5JJ&quot;],&quot;uri&quot;:[&quot;http://zotero.org/users/108874/items/MEA9T5JJ&quot;],&quot;itemData&quot;:{&quot;id&quot;:504,&quot;type&quot;:&quot;article-journal&quot;,&quot;title&quot;:&quot;Probing the Surface of Living Diatoms with Atomic Force Microscopy: The Nanostructure and Nanomechanical Properties of the Mucilage Layer&quot;,&quot;container-title&quot;:&quot;Journal of Phycology&quot;,&quot;page&quot;:&quot;722-734&quot;,&quot;volume&quot;:&quot;39&quot;,&quot;issue&quot;:&quot;4&quot;,&quot;source&quot;:&quot;Wiley Online Library&quot;,&quot;abstract&quot;:&quot;Atomic force microscopy (AFM) is used to investigate the topography and material properties of the mucilage layer of live cells of three benthic diatoms, the marine species Crasepdostauros australis E. J. Cox and Nitzschia navis-varingica Lundholm et Moestrup and the freshwater species Pinnularia viridis (Nitzsch) Ehrenberg. Contrary to previous studies, we show that this surface mucilage layer displays unique nanostructural features. In C. australis, tapping mode images revealed a soft mucilage layer encasing the silica cell wall, consisting of a smooth flat surface that was interrupted by regions with groove-like indentations, whereas force measurements revealed the adhesive binding of polymer chains. The elastic responses of these polymer chains, as they were stretched during force measurements, were successfully fitted to the worm-like chain model, indicating the stretching of mostly single macromolecules from which quantitative information was extracted. In P. viridis, tapping mode images of cells revealed a mucilage layer that had the appearance of densely packed spheres, whereas force measurements exhibited no adhesion. In N. navis-varingica, tapping mode images of the outer surface of this cell in the girdle region revealed the absence of a mucilage layer, in contrast to the other two species. In addition to these topographic and adhesion studies, the first quantitative measurement of the elastic properties of microalgal extracellular polymeric substance is presented and reveals significant spatial variation in the C. australis and P. viridis mucilage layers. This study highlights the capacity of AFM in elucidating the topography and mechanical properties of hydrated microalgal extracellular polymeric substance on a nanoscale.&quot;,&quot;URL&quot;:&quot;http://onlinelibrary.wiley.com/doi/10.1046/j.1529-8817.2003.02163.x/abstract&quot;,&quot;DOI&quot;:&quot;10.1046/j.1529-8817.2003.02163.x&quot;,&quot;ISSN&quot;:&quot;1529-8817&quot;,&quot;shortTitle&quot;:&quot;Probing the Surface of Living Diatoms with Atomic Force Microscopy&quot;,&quot;journalAbbreviation&quot;:&quot;Journal of Phycology&quot;,&quot;language&quot;:&quot;en&quot;,&quot;author&quot;:[{&quot;family&quot;:&quot;Higgins&quot;,&quot;given&quot;:&quot;Michael J.&quot;},{&quot;family&quot;:&quot;Sader&quot;,&quot;given&quot;:&quot;John E.&quot;},{&quot;family&quot;:&quot;Mulvaney&quot;,&quot;given&quot;:&quot;Paul&quot;},{&quot;family&quot;:&quot;Wetherbee&quot;,&quot;given&quot;:&quot;Richard&quot;}],&quot;issued&quot;:{&quot;date-parts&quot;:[[&quot;2003&quot;]]},&quot;accessed&quot;:{&quot;date-parts&quot;:[[&quot;2015&quot;,2,4]]}}},{&quot;id&quot;:488,&quot;uris&quot;:[&quot;http://zotero.org/users/108874/items/SCE2GBH4&quot;],&quot;uri&quot;:[&quot;http://zotero.org/users/108874/items/SCE2GBH4&quot;],&quot;itemData&quot;:{&quot;id&quot;:488,&quot;type&quot;:&quot;article-journal&quot;,&quot;title&quot;:&quot;Characterization of the extracellular matrix of &lt;i&gt;Phaeodactylum tricornutum&lt;/i&gt; (Bacillariophyceae): structure, composition, and adhesive characteristics&quot;,&quot;container-title&quot;:&quot;Journal of Phycology&quot;,&quot;page&quot;:&quot;937-949&quot;,&quot;volume&quot;:&quot;49&quot;,&quot;issue&quot;:&quot;5&quot;,&quot;source&quot;:&quot;Wiley Online Library&quot;,&quot;abstract&quot;:&quot;The extracellular matrix of the ovoid and fusiform morphotypes of Phaeodactylum tricornutum (Bohlin) was characterized in detail. The structural and nanophysical properties were analyzed by microscopy. Of the two morphotypes, only the ovoid form secretes adhesive mucilage; light microscopy and scanning electron microscopy images showed that the mucilage was secreted from the girdle band region of the cell as cell-substratum tethers, accumulating on the surface forming a biofilm. After 7 d, the secreted mucilage became entangled, forming adhesive strands that crisscrossed the substratum surface. In the initial secreted mucilage atomic force microscopy identified a high proportion of adhesive molecules without regular retraction curves and some modular-like adhesive molecules, in the 7 d old biofilm, the adhesive molecules were longer with fewer adhesive events but greater adhesive strength. Chemical characterization was carried out on extracted proteins and polysaccharides. Differences in protein composition, monosaccharide composition, and linkage analysis are discussed in relation to the composition of the frustule and secreted adhesive mucilage. Polysaccharide analysis showed a broad range of monosaccharides and linkages across all fractions with idiosyncratic enrichment of particular monosaccharides and linkages in each fraction. 3-linked Mannan was highly enriched in the cell frustule fractions indicating a major structural role, while Rhamnose and Fucose derivatives were enriched in the secreted fractions of the ovoid morphotype suggesting involvement in cell adhesion. Comparison of SDS-PAGE of extracellular proteins showed two major bands for the ovoid morphotype and four for the fusiform morphotype of which only one appeared to be common to both morphotypes.&quot;,&quot;URL&quot;:&quot;http://onlinelibrary.wiley.com/doi/10.1111/jpy.12103/abstract&quot;,&quot;DOI&quot;:&quot;10.1111/jpy.12103&quot;,&quot;ISSN&quot;:&quot;1529-8817&quot;,&quot;shortTitle&quot;:&quot;Characterization of the extracellular matrix of Phaeodactylum tricornutum (Bacillariophyceae)&quot;,&quot;journalAbbreviation&quot;:&quot;J. Phycol.&quot;,&quot;language&quot;:&quot;en&quot;,&quot;author&quot;:[{&quot;family&quot;:&quot;Willis&quot;,&quot;given&quot;:&quot;Anusuya&quot;},{&quot;family&quot;:&quot;Chiovitti&quot;,&quot;given&quot;:&quot;Anthony&quot;},{&quot;family&quot;:&quot;Dugdale&quot;,&quot;given&quot;:&quot;Tony M&quot;},{&quot;family&quot;:&quot;Wetherbee&quot;,&quot;given&quot;:&quot;Richard&quot;}],&quot;issued&quot;:{&quot;date-parts&quot;:[[&quot;2013&quot;]]},&quot;accessed&quot;:{&quot;date-parts&quot;:[[&quot;2015&quot;,2,4]]}}}],&quot;schema&quot;:&quot;https://github.com/citation-style-language/schema/raw/master/csl-citation.json&quot;} RNDlE17AVamQ3"/><text:span text:style-name="T295">.</text:span></text:p>
      <text:p text:style-name="P26"><text:span text:style-name="T386">Based on this data, w</text:span>e suggest fibrils as a precursor candidate for capsules. <text:span text:style-name="T386">Fibrils </text:span>may condense <text:span text:style-name="T386">into the capsule material </text:span>as depicted in figure 4, for example by enzymatic cross-linking or transglycosylase activity. Fibrils may be disguised in relaxed capsule material because they are arranged in a disorderly fashion, but mechanical stress yield<text:span text:style-name="T387">ed</text:span> a visible alignment.</text:p>
      <text:h text:style-name="P45" text:outline-level="2">Capsule material <text:span text:style-name="T306">does not </text:span>contain silic<text:span text:style-name="T296">on</text:span></text:h>
      <text:p text:style-name="Text_20_body"><text:span text:style-name="T297">Silicon (Si) is a major component of diatom frustules, in which it is present as hydrated silicon dioxide. Capsules on the other hand may consist mostly of extracellular polymeric carbohydrates </text:span><text:reference-mark-start text:name="ZOTERO_ITEM CSL_CITATION {&quot;citationID&quot;:&quot;QYlEVaBq&quot;,&quot;properties&quot;:{&quot;formattedCitation&quot;:&quot;([Wustman et al., 1998](http://www.plantphysiol.org/content/116/4/1431); [Windler et al., 2015](http://onlinelibrary.wiley.com/doi/10.1111/jpy.12280/abstract))&quot;,&quot;plainCitation&quot;:&quot;([Wustman et al., 1998](http://www.plantphysiol.org/content/116/4/1431); [Windler et al., 2015](http://onlinelibrary.wiley.com/doi/10.1111/jpy.12280/abstract))&quot;},&quot;citationItems&quot;:[{&quot;id&quot;:125,&quot;uris&quot;:[&quot;http://zotero.org/users/108874/items/PZFM3MUJ&quot;],&quot;uri&quot;:[&quot;http://zotero.org/users/108874/items/PZFM3MUJ&quot;],&quot;itemData&quot;:{&quot;id&quot;:125,&quot;type&quot;:&quot;article-journal&quot;,&quot;title&quot;:&quot;Extracellular Matrix Assembly in Diatoms (Bacillariophyceae) III. Organization of Fucoglucuronogalactans within the Adhesive Stalks of &lt;i&gt;Achnanthes longipes&lt;/i&gt;&quot;,&quot;container-title&quot;:&quot;Plant Physiology&quot;,&quot;page&quot;:&quot;1431-1441&quot;,&quot;volume&quot;:&quot;116&quot;,&quot;issue&quot;:&quot;4&quot;,&quot;source&quot;:&quot;www.plantphysiol.org&quot;,&quot;abstract&quot;:&quot;Achnanthes longipes is a marine, biofouling diatom that adheres to surfaces via adhesive polymers extruded during motility or organized into structures called stalks that contain three distinct regions: the pad, shaft, and collar. Four monoclonal antibodies (AL.C1–AL.C4) and antibodies from two uncloned hybridomas (AL.E1 and AL.E2) were raised against the extracellular adhesives of A. longipes. Antibodies were screened against a hot-water-insoluble/hot-bicarbonate-soluble-fraction. The hot-water-insoluble/hot-bicarbonate-soluble fraction was fractionated to yield polymers in three size ranges: F1, ≥ 20,000,000M r; F2, ≅100,000M r; and F3, &lt;10,000M r relative to dextran standards. The ≅100,000-M r fraction consisted of highly sulfated (approximately 11%) fucoglucuronogalactans (FGGs) and low-sulfate (approximately 2%) FGGs, whereas F1 was composed of O-linked FGG (F2)-polypeptide (F3) complexes. AL.C1, AL.C2, AL.C4, AL.E1, and AL.E2 recognized carbohydrate complementary regions on FGGs, with antigenicity dependent on fucosyl-containing side chains. AL.C3 was unique in that it had a lower affinity for FGGs and did not label any portion of the shaft. Enzyme-linked immunosorbent assay and immunocytochemistry indicated that low-sulfate FGGs are expelled from pores surrounding the raphe terminus, creating the cylindrical outer layers of the shaft, and that highly sulfated FGGs are extruded from the raphe, forming the central core. Antibody-labeling patterns and other evidence indicated that the shaft central-core region is related to material exuded from the raphe during cell motility.&quot;,&quot;URL&quot;:&quot;http://www.plantphysiol.org/content/116/4/1431&quot;,&quot;DOI&quot;:&quot;10.1104/pp.116.4.1431&quot;,&quot;ISSN&quot;:&quot;0032-0889, 1532-2548&quot;,&quot;note&quot;:&quot;PMID: 9536061&quot;,&quot;journalAbbreviation&quot;:&quot;Plant Physiol.&quot;,&quot;language&quot;:&quot;en&quot;,&quot;author&quot;:[{&quot;family&quot;:&quot;Wustman&quot;,&quot;given&quot;:&quot;Brandon A.&quot;},{&quot;family&quot;:&quot;Lind&quot;,&quot;given&quot;:&quot;Jan&quot;},{&quot;family&quot;:&quot;Wetherbee&quot;,&quot;given&quot;:&quot;Richard&quot;},{&quot;family&quot;:&quot;Gretz&quot;,&quot;given&quot;:&quot;Michael R.&quot;}],&quot;issued&quot;:{&quot;date-parts&quot;:[[&quot;1998&quot;,4,1]]},&quot;accessed&quot;:{&quot;date-parts&quot;:[[&quot;2014&quot;,4,18]]},&quot;PMID&quot;:&quot;9536061&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O7YYdq9045"/><text:span text:style-name="T297">([Wustman et al., 1998](http://www.plantphysiol.org/content/116/4/1431); [Windler et al., 2015](http://onlinelibrary.wiley.com/doi/10.1111/jpy.12280/abstract))</text:span><text:reference-mark-end text:name="ZOTERO_ITEM CSL_CITATION {&quot;citationID&quot;:&quot;QYlEVaBq&quot;,&quot;properties&quot;:{&quot;formattedCitation&quot;:&quot;([Wustman et al., 1998](http://www.plantphysiol.org/content/116/4/1431); [Windler et al., 2015](http://onlinelibrary.wiley.com/doi/10.1111/jpy.12280/abstract))&quot;,&quot;plainCitation&quot;:&quot;([Wustman et al., 1998](http://www.plantphysiol.org/content/116/4/1431); [Windler et al., 2015](http://onlinelibrary.wiley.com/doi/10.1111/jpy.12280/abstract))&quot;},&quot;citationItems&quot;:[{&quot;id&quot;:125,&quot;uris&quot;:[&quot;http://zotero.org/users/108874/items/PZFM3MUJ&quot;],&quot;uri&quot;:[&quot;http://zotero.org/users/108874/items/PZFM3MUJ&quot;],&quot;itemData&quot;:{&quot;id&quot;:125,&quot;type&quot;:&quot;article-journal&quot;,&quot;title&quot;:&quot;Extracellular Matrix Assembly in Diatoms (Bacillariophyceae) III. Organization of Fucoglucuronogalactans within the Adhesive Stalks of &lt;i&gt;Achnanthes longipes&lt;/i&gt;&quot;,&quot;container-title&quot;:&quot;Plant Physiology&quot;,&quot;page&quot;:&quot;1431-1441&quot;,&quot;volume&quot;:&quot;116&quot;,&quot;issue&quot;:&quot;4&quot;,&quot;source&quot;:&quot;www.plantphysiol.org&quot;,&quot;abstract&quot;:&quot;Achnanthes longipes is a marine, biofouling diatom that adheres to surfaces via adhesive polymers extruded during motility or organized into structures called stalks that contain three distinct regions: the pad, shaft, and collar. Four monoclonal antibodies (AL.C1–AL.C4) and antibodies from two uncloned hybridomas (AL.E1 and AL.E2) were raised against the extracellular adhesives of A. longipes. Antibodies were screened against a hot-water-insoluble/hot-bicarbonate-soluble-fraction. The hot-water-insoluble/hot-bicarbonate-soluble fraction was fractionated to yield polymers in three size ranges: F1, ≥ 20,000,000M r; F2, ≅100,000M r; and F3, &lt;10,000M r relative to dextran standards. The ≅100,000-M r fraction consisted of highly sulfated (approximately 11%) fucoglucuronogalactans (FGGs) and low-sulfate (approximately 2%) FGGs, whereas F1 was composed of O-linked FGG (F2)-polypeptide (F3) complexes. AL.C1, AL.C2, AL.C4, AL.E1, and AL.E2 recognized carbohydrate complementary regions on FGGs, with antigenicity dependent on fucosyl-containing side chains. AL.C3 was unique in that it had a lower affinity for FGGs and did not label any portion of the shaft. Enzyme-linked immunosorbent assay and immunocytochemistry indicated that low-sulfate FGGs are expelled from pores surrounding the raphe terminus, creating the cylindrical outer layers of the shaft, and that highly sulfated FGGs are extruded from the raphe, forming the central core. Antibody-labeling patterns and other evidence indicated that the shaft central-core region is related to material exuded from the raphe during cell motility.&quot;,&quot;URL&quot;:&quot;http://www.plantphysiol.org/content/116/4/1431&quot;,&quot;DOI&quot;:&quot;10.1104/pp.116.4.1431&quot;,&quot;ISSN&quot;:&quot;0032-0889, 1532-2548&quot;,&quot;note&quot;:&quot;PMID: 9536061&quot;,&quot;journalAbbreviation&quot;:&quot;Plant Physiol.&quot;,&quot;language&quot;:&quot;en&quot;,&quot;author&quot;:[{&quot;family&quot;:&quot;Wustman&quot;,&quot;given&quot;:&quot;Brandon A.&quot;},{&quot;family&quot;:&quot;Lind&quot;,&quot;given&quot;:&quot;Jan&quot;},{&quot;family&quot;:&quot;Wetherbee&quot;,&quot;given&quot;:&quot;Richard&quot;},{&quot;family&quot;:&quot;Gretz&quot;,&quot;given&quot;:&quot;Michael R.&quot;}],&quot;issued&quot;:{&quot;date-parts&quot;:[[&quot;1998&quot;,4,1]]},&quot;accessed&quot;:{&quot;date-parts&quot;:[[&quot;2014&quot;,4,18]]},&quot;PMID&quot;:&quot;9536061&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O7YYdq9045"/><text:span text:style-name="T297">. </text:span>In order <text:soft-page-break/>to <text:span text:style-name="T331">exclude</text:span> the possibility that the capsule <text:span text:style-name="T319">material we observed </text:span>might <text:span text:style-name="T319">represent</text:span> <text:span text:style-name="T359">frustule</text:span> deformations <text:span text:style-name="T298">or </text:span>extension<text:span text:style-name="T298">s </text:span><text:reference-mark-start text:name="ZOTERO_ITEM CSL_CITATION {&quot;citationID&quot;:&quot;J0xUmEeA&quot;,&quot;properties&quot;:{&quot;formattedCitation&quot;:&quot;([Windler et al., 2014](http://onlinelibrary.wiley.com/doi/10.1111/pre.12059/abstract); [Cantonati et al., 2014](http://www.sciencedirect.com/science/article/pii/S0048969713011625))&quot;,&quot;plainCitation&quot;:&quot;([Windler et al., 2014](http://onlinelibrary.wiley.com/doi/10.1111/pre.12059/abstract); [Cantonati et al., 2014](http://www.sciencedirect.com/science/article/pii/S0048969713011625))&quot;},&quot;citationItems&quot;:[{&quot;id&quot;:512,&quot;uris&quot;:[&quot;http://zotero.org/users/108874/items/7XA2IZ7A&quot;],&quot;uri&quot;:[&quot;http://zotero.org/users/108874/items/7XA2IZ7A&quot;],&quot;itemData&quot;:{&quot;id&quot;:512,&quot;type&quot;:&quot;article-journal&quot;,&quot;title&quot;:&quot;Diatom &lt;i&gt;Achnanthidium minutissimum&lt;/i&gt; (Bacillariophyta) valve deformities as indicators of metal enrichment in diverse widely-distributed freshwater habitats&quot;,&quot;container-title&quot;:&quot;Science of The Total Environment&quot;,&quot;page&quot;:&quot;201-215&quot;,&quot;volume&quot;:&quot;475&quot;,&quot;source&quot;:&quot;ScienceDirect&quot;,&quot;abstract&quot;:&quot;In the presence of different environmental stressors, diatoms can produce frustules presenting different types of deformities. Metals and trace elements are among the most common causes of these teratological forms. Metal enrichment in water bodies can be attributed to the geological setting of the area or to pollution. The widespread benthic diatom Achnanthidium minutissimum (ADMI) is one of the most metal-tolerant species. In the present study, ADMI teratologies were defined from samples taken from eight very diverse, widely-distributed inland-water habitats: streams affected by active and abandoned mining areas, a metal-contaminated stream, a spring in an old chalcopyrite mine, a mineral-water fountain, and a sediment core taken from a lake affected by metal contamination in the past. Deformed frustules of ADMI were characterised mainly by one (sometimes two) more or less bent off ending, conferring to the specimens a cymbelloid outline (cymbelliclinum-like teratology, CLT). Marked teratologies were distinguished from slight deformities. Hydrochemical analyses, including metals and trace elements, were carried out and enrichment factors (EF) relative to average crustal composition were calculated. To improve our knowledge on the potential of different metals and trace elements to trigger the occurrence of ADMI CLT, we carefully selected 15 springs out of 110 (CRENODAT dataset) where both ADMI and above-average metal or metalloid concentrations occurred, and re-analysed these samples. The results from the eight widely-distributed core sites as well as from the 15 selected CRENODAT springs led to the hypothesis that two metals (copper and zinc) and a metalloid (antimony) were the most likely triggers of ADMI CLT formation. From a quantitative point of view, it is worth noting that the lowest concentrations triggering ADMI CLT can be fairly low, particularly in the case of copper contamination. The antimony-rich site was characterised by a marked-teratology variant where both ends of ADMI were bent off.&quot;,&quot;URL&quot;:&quot;http://www.sciencedirect.com/science/article/pii/S0048969713011625&quot;,&quot;DOI&quot;:&quot;10.1016/j.scitotenv.2013.10.018&quot;,&quot;ISSN&quot;:&quot;0048-9697&quot;,&quot;journalAbbreviation&quot;:&quot;Science of The Total Environment&quot;,&quot;author&quot;:[{&quot;family&quot;:&quot;Cantonati&quot;,&quot;given&quot;:&quot;Marco&quot;},{&quot;family&quot;:&quot;Angeli&quot;,&quot;given&quot;:&quot;Nicola&quot;},{&quot;family&quot;:&quot;Virtanen&quot;,&quot;given&quot;:&quot;Laura&quot;},{&quot;family&quot;:&quot;Wojtal&quot;,&quot;given&quot;:&quot;Agata Z.&quot;},{&quot;family&quot;:&quot;Gabrieli&quot;,&quot;given&quot;:&quot;Jacopo&quot;},{&quot;family&quot;:&quot;Falasco&quot;,&quot;given&quot;:&quot;Elisa&quot;},{&quot;family&quot;:&quot;Lavoie&quot;,&quot;given&quot;:&quot;Isabelle&quot;},{&quot;family&quot;:&quot;Morin&quot;,&quot;given&quot;:&quot;Soizic&quot;},{&quot;family&quot;:&quot;Marchetto&quot;,&quot;given&quot;:&quot;Aldo&quot;},{&quot;family&quot;:&quot;Fortin&quot;,&quot;given&quot;:&quot;Claude&quot;},{&quot;family&quot;:&quot;Smirnova&quot;,&quot;given&quot;:&quot;Svetlana&quot;}],&quot;issued&quot;:{&quot;date-parts&quot;:[[&quot;2014&quot;,3,15]]},&quot;accessed&quot;:{&quot;date-parts&quot;:[[&quot;2014&quot;,4,29]]}}},{&quot;id&quot;:522,&quot;uris&quot;:[&quot;http://zotero.org/users/108874/items/GRUKT6XU&quot;],&quot;uri&quot;:[&quot;http://zotero.org/users/108874/items/GRUKT6XU&quot;],&quot;itemData&quot;:{&quot;id&quot;:522,&quot;type&quot;:&quot;article-journal&quot;,&quot;title&quot;:&quot;Influence of bacteria on cell size development and morphology of cultivated diatoms&quot;,&quot;container-title&quot;:&quot;Phycological Research&quot;,&quot;page&quot;:&quot;269-281&quot;,&quot;volume&quot;:&quot;62&quot;,&quot;issue&quot;:&quot;4&quot;,&quot;source&quot;:&quot;Wiley Online Library&quot;,&quot;abstract&quot;:&quot;Vegetative cell division in diatoms often results in a decreased cell size of one of the daughter cells, which during long-term cultivation may lead to a gradual decrease of the mean cell size of the culture. To restore the initial cell size, sexual reproduction is required, however, in many diatom cultures sexual reproduction does not occur. Such diatom cultures may lose their viability once the average size of the cells falls below a critical size. Cell size reduction therefore seriously restrains the long-term stability of many diatom cultures. In order to study the bacterial influence on the size diminution process, we observed cell morphology and size distribution of the diatoms Achnanthidium minutissimum, Cymbella affiniformis and Nitzschia palea for more than two years in bacteria-free conditions (axenic cultures) and in cultures that contain bacteria (xenic cultures). We found considerable morphological aberrations of frustule microstructures in A. minutissimum and C. affiniformis when cultivated under axenic conditions compared to the xenic cultures. These variations comprise significant cell length reduction, simplification and rounding of the frustule contour and deformation of the siliceous cell walls, features that are normally found in older cultures shortly before they die off. In contrast, the xenic cultures were well preserved and showed less cell length diminution. Our results show that bacteria may have a fundamental influence on the stability of long-term cultures of diatoms.&quot;,&quot;URL&quot;:&quot;http://onlinelibrary.wiley.com/doi/10.1111/pre.12059/abstract&quot;,&quot;DOI&quot;:&quot;10.1111/pre.12059&quot;,&quot;ISSN&quot;:&quot;1440-1835&quot;,&quot;journalAbbreviation&quot;:&quot;Phycol Res&quot;,&quot;language&quot;:&quot;en&quot;,&quot;author&quot;:[{&quot;family&quot;:&quot;Windler&quot;,&quot;given&quot;:&quot;Miriam&quot;},{&quot;family&quot;:&quot;Bova&quot;,&quot;given&quot;:&quot;Dariia&quot;},{&quot;family&quot;:&quot;Kryvenda&quot;,&quot;given&quot;:&quot;Anastasiia&quot;},{&quot;family&quot;:&quot;Straile&quot;,&quot;given&quot;:&quot;Dietmar&quot;},{&quot;family&quot;:&quot;Gruber&quot;,&quot;given&quot;:&quot;Ansgar&quot;},{&quot;family&quot;:&quot;Kroth&quot;,&quot;given&quot;:&quot;Peter G.&quot;}],&quot;issued&quot;:{&quot;date-parts&quot;:[[&quot;2014&quot;]]},&quot;accessed&quot;:{&quot;date-parts&quot;:[[&quot;2015&quot;,2,4]]}}}],&quot;schema&quot;:&quot;https://github.com/citation-style-language/schema/raw/master/csl-citation.json&quot;} RNDjyAJqGEDXq"/><text:span text:style-name="T298">([Windler et al., 2014](http://onlinelibrary.wiley.com/doi/10.1111/pre.12059/abstract); [Cantonati et al., 2014](http://www.sciencedirect.com/science/article/pii/S0048969713011625))</text:span><text:reference-mark-end text:name="ZOTERO_ITEM CSL_CITATION {&quot;citationID&quot;:&quot;J0xUmEeA&quot;,&quot;properties&quot;:{&quot;formattedCitation&quot;:&quot;([Windler et al., 2014](http://onlinelibrary.wiley.com/doi/10.1111/pre.12059/abstract); [Cantonati et al., 2014](http://www.sciencedirect.com/science/article/pii/S0048969713011625))&quot;,&quot;plainCitation&quot;:&quot;([Windler et al., 2014](http://onlinelibrary.wiley.com/doi/10.1111/pre.12059/abstract); [Cantonati et al., 2014](http://www.sciencedirect.com/science/article/pii/S0048969713011625))&quot;},&quot;citationItems&quot;:[{&quot;id&quot;:512,&quot;uris&quot;:[&quot;http://zotero.org/users/108874/items/7XA2IZ7A&quot;],&quot;uri&quot;:[&quot;http://zotero.org/users/108874/items/7XA2IZ7A&quot;],&quot;itemData&quot;:{&quot;id&quot;:512,&quot;type&quot;:&quot;article-journal&quot;,&quot;title&quot;:&quot;Diatom &lt;i&gt;Achnanthidium minutissimum&lt;/i&gt; (Bacillariophyta) valve deformities as indicators of metal enrichment in diverse widely-distributed freshwater habitats&quot;,&quot;container-title&quot;:&quot;Science of The Total Environment&quot;,&quot;page&quot;:&quot;201-215&quot;,&quot;volume&quot;:&quot;475&quot;,&quot;source&quot;:&quot;ScienceDirect&quot;,&quot;abstract&quot;:&quot;In the presence of different environmental stressors, diatoms can produce frustules presenting different types of deformities. Metals and trace elements are among the most common causes of these teratological forms. Metal enrichment in water bodies can be attributed to the geological setting of the area or to pollution. The widespread benthic diatom Achnanthidium minutissimum (ADMI) is one of the most metal-tolerant species. In the present study, ADMI teratologies were defined from samples taken from eight very diverse, widely-distributed inland-water habitats: streams affected by active and abandoned mining areas, a metal-contaminated stream, a spring in an old chalcopyrite mine, a mineral-water fountain, and a sediment core taken from a lake affected by metal contamination in the past. Deformed frustules of ADMI were characterised mainly by one (sometimes two) more or less bent off ending, conferring to the specimens a cymbelloid outline (cymbelliclinum-like teratology, CLT). Marked teratologies were distinguished from slight deformities. Hydrochemical analyses, including metals and trace elements, were carried out and enrichment factors (EF) relative to average crustal composition were calculated. To improve our knowledge on the potential of different metals and trace elements to trigger the occurrence of ADMI CLT, we carefully selected 15 springs out of 110 (CRENODAT dataset) where both ADMI and above-average metal or metalloid concentrations occurred, and re-analysed these samples. The results from the eight widely-distributed core sites as well as from the 15 selected CRENODAT springs led to the hypothesis that two metals (copper and zinc) and a metalloid (antimony) were the most likely triggers of ADMI CLT formation. From a quantitative point of view, it is worth noting that the lowest concentrations triggering ADMI CLT can be fairly low, particularly in the case of copper contamination. The antimony-rich site was characterised by a marked-teratology variant where both ends of ADMI were bent off.&quot;,&quot;URL&quot;:&quot;http://www.sciencedirect.com/science/article/pii/S0048969713011625&quot;,&quot;DOI&quot;:&quot;10.1016/j.scitotenv.2013.10.018&quot;,&quot;ISSN&quot;:&quot;0048-9697&quot;,&quot;journalAbbreviation&quot;:&quot;Science of The Total Environment&quot;,&quot;author&quot;:[{&quot;family&quot;:&quot;Cantonati&quot;,&quot;given&quot;:&quot;Marco&quot;},{&quot;family&quot;:&quot;Angeli&quot;,&quot;given&quot;:&quot;Nicola&quot;},{&quot;family&quot;:&quot;Virtanen&quot;,&quot;given&quot;:&quot;Laura&quot;},{&quot;family&quot;:&quot;Wojtal&quot;,&quot;given&quot;:&quot;Agata Z.&quot;},{&quot;family&quot;:&quot;Gabrieli&quot;,&quot;given&quot;:&quot;Jacopo&quot;},{&quot;family&quot;:&quot;Falasco&quot;,&quot;given&quot;:&quot;Elisa&quot;},{&quot;family&quot;:&quot;Lavoie&quot;,&quot;given&quot;:&quot;Isabelle&quot;},{&quot;family&quot;:&quot;Morin&quot;,&quot;given&quot;:&quot;Soizic&quot;},{&quot;family&quot;:&quot;Marchetto&quot;,&quot;given&quot;:&quot;Aldo&quot;},{&quot;family&quot;:&quot;Fortin&quot;,&quot;given&quot;:&quot;Claude&quot;},{&quot;family&quot;:&quot;Smirnova&quot;,&quot;given&quot;:&quot;Svetlana&quot;}],&quot;issued&quot;:{&quot;date-parts&quot;:[[&quot;2014&quot;,3,15]]},&quot;accessed&quot;:{&quot;date-parts&quot;:[[&quot;2014&quot;,4,29]]}}},{&quot;id&quot;:522,&quot;uris&quot;:[&quot;http://zotero.org/users/108874/items/GRUKT6XU&quot;],&quot;uri&quot;:[&quot;http://zotero.org/users/108874/items/GRUKT6XU&quot;],&quot;itemData&quot;:{&quot;id&quot;:522,&quot;type&quot;:&quot;article-journal&quot;,&quot;title&quot;:&quot;Influence of bacteria on cell size development and morphology of cultivated diatoms&quot;,&quot;container-title&quot;:&quot;Phycological Research&quot;,&quot;page&quot;:&quot;269-281&quot;,&quot;volume&quot;:&quot;62&quot;,&quot;issue&quot;:&quot;4&quot;,&quot;source&quot;:&quot;Wiley Online Library&quot;,&quot;abstract&quot;:&quot;Vegetative cell division in diatoms often results in a decreased cell size of one of the daughter cells, which during long-term cultivation may lead to a gradual decrease of the mean cell size of the culture. To restore the initial cell size, sexual reproduction is required, however, in many diatom cultures sexual reproduction does not occur. Such diatom cultures may lose their viability once the average size of the cells falls below a critical size. Cell size reduction therefore seriously restrains the long-term stability of many diatom cultures. In order to study the bacterial influence on the size diminution process, we observed cell morphology and size distribution of the diatoms Achnanthidium minutissimum, Cymbella affiniformis and Nitzschia palea for more than two years in bacteria-free conditions (axenic cultures) and in cultures that contain bacteria (xenic cultures). We found considerable morphological aberrations of frustule microstructures in A. minutissimum and C. affiniformis when cultivated under axenic conditions compared to the xenic cultures. These variations comprise significant cell length reduction, simplification and rounding of the frustule contour and deformation of the siliceous cell walls, features that are normally found in older cultures shortly before they die off. In contrast, the xenic cultures were well preserved and showed less cell length diminution. Our results show that bacteria may have a fundamental influence on the stability of long-term cultures of diatoms.&quot;,&quot;URL&quot;:&quot;http://onlinelibrary.wiley.com/doi/10.1111/pre.12059/abstract&quot;,&quot;DOI&quot;:&quot;10.1111/pre.12059&quot;,&quot;ISSN&quot;:&quot;1440-1835&quot;,&quot;journalAbbreviation&quot;:&quot;Phycol Res&quot;,&quot;language&quot;:&quot;en&quot;,&quot;author&quot;:[{&quot;family&quot;:&quot;Windler&quot;,&quot;given&quot;:&quot;Miriam&quot;},{&quot;family&quot;:&quot;Bova&quot;,&quot;given&quot;:&quot;Dariia&quot;},{&quot;family&quot;:&quot;Kryvenda&quot;,&quot;given&quot;:&quot;Anastasiia&quot;},{&quot;family&quot;:&quot;Straile&quot;,&quot;given&quot;:&quot;Dietmar&quot;},{&quot;family&quot;:&quot;Gruber&quot;,&quot;given&quot;:&quot;Ansgar&quot;},{&quot;family&quot;:&quot;Kroth&quot;,&quot;given&quot;:&quot;Peter G.&quot;}],&quot;issued&quot;:{&quot;date-parts&quot;:[[&quot;2014&quot;]]},&quot;accessed&quot;:{&quot;date-parts&quot;:[[&quot;2015&quot;,2,4]]}}}],&quot;schema&quot;:&quot;https://github.com/citation-style-language/schema/raw/master/csl-citation.json&quot;} RNDjyAJqGEDXq"/><text:span text:style-name="T299"> </text:span><text:span text:style-name="T300">it was screened</text:span> <text:span text:style-name="T301">for the presence of </text:span>Si. <text:span text:style-name="T301">E</text:span>nergy-dispersive X-ray (EDX) spectra were recorded from <text:span text:style-name="T331">capsule areas</text:span> with<text:span text:style-name="T302"> and without a cell body and thus frustule below them (Fig. 6).</text:span></text:p>
      <text:p text:style-name="P27"><text:span text:style-name="T302">As expected, higher counts around 1.75 keV, which signifies Si </text:span><text:reference-mark-start text:name="ZOTERO_ITEM CSL_CITATION {&quot;citationID&quot;:&quot;k6rgemt50&quot;,&quot;properties&quot;:{&quot;formattedCitation&quot;:&quot;([Guerra et al., 2013](http://pubs.rsc.org/en/content/articlelanding/2013/ja/c3ja50084e); [Chandrasekaran et al., 2014](http://pubs.rsc.org/en/content/articlelanding/2014/cc/c4cc04470c))&quot;,&quot;plainCitation&quot;:&quot;([Guerra et al., 2013](http://pubs.rsc.org/en/content/articlelanding/2013/ja/c3ja50084e); [Chandrasekaran et al., 2014](http://pubs.rsc.org/en/content/articlelanding/2014/cc/c4cc04470c))&quot;},&quot;citationItems&quot;:[{&quot;id&quot;:1265,&quot;uris&quot;:[&quot;http://zotero.org/users/108874/items/ZMGUWFGQ&quot;],&quot;uri&quot;:[&quot;http://zotero.org/users/108874/items/ZMGUWFGQ&quot;],&quot;itemData&quot;:{&quot;id&quot;:1265,&quot;type&quot;:&quot;article-journal&quot;,&quot;title&quot;:&quot;Evaluation of micro-energy dispersive X-ray fluorescence spectrometry for the analysis of plant materials&quot;,&quot;container-title&quot;:&quot;Journal of Analytical Atomic Spectrometry&quot;,&quot;page&quot;:&quot;1096-1101&quot;,&quot;volume&quot;:&quot;28&quot;,&quot;issue&quot;:&quot;7&quot;,&quot;source&quot;:&quot;pubs.rsc.org&quot;,&quot;abstract&quot;:&quot;An analytical procedure relying on micro-energy dispersive X-ray fluorescence spectrometry (μ-EDX) was evaluated for the quantitative determination of macro-, micronutrients and beneficial elements in pressed pellets of plant materials. For testing purposes, leaves from 23 varieties of sugar cane, previously analyzed by validated reference methods, based on wet decomposition procedures followed by ICP OES measurements were used. Linear correlations between analyte mass fractions in the tested samples and the corresponding μ-EDX intensities were obtained for P, K, Ca, S, Fe, Mn and Si with regression coefficients ranging from 0.9501 to 0.9933. Furthermore, the coefficients of variation of results in the 0.3 to 16% range (n = 3 sampling lines, 30 sampling sites per line), the spatial resolution of 50 μm per site and the suitable detection limits for these analytes were additional features that demonstrated the performance of the proposed procedure as a useful tool for plant nutrient diagnosis. In addition, the results also indicate that μ-EDX can be recommended as a cross-validation method for analysis of plant materials, owing to its inherent non-destructive capability and, particularly, when dealing with analytes' micro-heterogeneity evaluation within the samples.&quot;,&quot;URL&quot;:&quot;http://pubs.rsc.org/en/content/articlelanding/2013/ja/c3ja50084e&quot;,&quot;DOI&quot;:&quot;10.1039/C3JA50084E&quot;,&quot;ISSN&quot;:&quot;1364-5544&quot;,&quot;journalAbbreviation&quot;:&quot;J. Anal. At. Spectrom.&quot;,&quot;language&quot;:&quot;en&quot;,&quot;author&quot;:[{&quot;family&quot;:&quot;Guerra&quot;,&quot;given&quot;:&quot;Marcelo Braga Bueno&quot;},{&quot;family&quot;:&quot;Schaefer&quot;,&quot;given&quot;:&quot;Carlos E. G. R.&quot;},{&quot;family&quot;:&quot;Carvalho&quot;,&quot;given&quot;:&quot;Gabriel G. A. de&quot;},{&quot;family&quot;:&quot;Souza&quot;,&quot;given&quot;:&quot;Paulino F. de&quot;},{&quot;family&quot;:&quot;Júnior&quot;,&quot;given&quot;:&quot;Dário Santos&quot;},{&quot;family&quot;:&quot;Nunes&quot;,&quot;given&quot;:&quot;Lidiane C.&quot;},{&quot;family&quot;:&quot;Krug&quot;,&quot;given&quot;:&quot;Francisco J.&quot;}],&quot;issued&quot;:{&quot;date-parts&quot;:[[&quot;2013&quot;,6,12]]},&quot;accessed&quot;:{&quot;date-parts&quot;:[[&quot;2014&quot;,9,15]]}}},{&quot;id&quot;:&quot;517GMJUj/d0rsLD6a&quot;,&quot;uris&quot;:[&quot;http://zotero.org/users/108874/items/RQUD4SFP&quot;],&quot;uri&quot;:[&quot;http://zotero.org/users/108874/items/RQUD4SFP&quot;],&quot;itemData&quot;:{&quot;id&quot;:&quot;517GMJUj/d0rsLD6a&quot;,&quot;type&quot;:&quot;article-journal&quot;,&quot;title&quot;:&quot;Silicon diatom frustules as nanostructured photoelectrodes&quot;,&quot;container-title&quot;:&quot;Chemical Communications&quot;,&quot;page&quot;:&quot;10441-10444&quot;,&quot;volume&quot;:&quot;50&quot;,&quot;issue&quot;:&quot;72&quot;,&quot;source&quot;:&quot;pubs.rsc.org&quot;,&quot;abstract&quot;:&quot;In the quest for solutions to meeting future energy demands, solar fuels play an important role. A particularly promising example is photocatalysis since even incremental improvements in performance in this process are bound to translate into significant cost benefits. Here, we report that semiconducting and high surface area 3D silicon replicas prepared from abundantly available diatom fossils sustain photocurrents and enable solar energy conversion.&quot;,&quot;URL&quot;:&quot;http://pubs.rsc.org/en/content/articlelanding/2014/cc/c4cc04470c&quot;,&quot;DOI&quot;:&quot;10.1039/C4CC04470C&quot;,&quot;ISSN&quot;:&quot;1364-548X&quot;,&quot;journalAbbreviation&quot;:&quot;Chem. Commun.&quot;,&quot;language&quot;:&quot;en&quot;,&quot;author&quot;:[{&quot;family&quot;:&quot;Chandrasekaran&quot;,&quot;given&quot;:&quot;Soundarrajan&quot;},{&quot;family&quot;:&quot;Sweetman&quot;,&quot;given&quot;:&quot;Martin J.&quot;},{&quot;family&quot;:&quot;Kant&quot;,&quot;given&quot;:&quot;Krishna&quot;},{&quot;family&quot;:&quot;Skinner&quot;,&quot;given&quot;:&quot;William&quot;},{&quot;family&quot;:&quot;Losic&quot;,&quot;given&quot;:&quot;Dusan&quot;},{&quot;family&quot;:&quot;Nann&quot;,&quot;given&quot;:&quot;Thomas&quot;},{&quot;family&quot;:&quot;Voelcker&quot;,&quot;given&quot;:&quot;Nicolas H.&quot;}],&quot;issued&quot;:{&quot;year&quot;:2014,&quot;month&quot;:8,&quot;day&quot;:12},&quot;accessed&quot;:{&quot;year&quot;:2014,&quot;month&quot;:9,&quot;day&quot;:15},&quot;page-first&quot;:&quot;10441&quot;,&quot;container-title-short&quot;:&quot;Chem. Commun.&quot;}}],&quot;schema&quot;:&quot;https://github.com/citation-style-language/schema/raw/master/csl-citation.json&quot;} RNDVRoJuz7IhY"/><text:span text:style-name="T302">([Guerra et al., 2013](http://pubs.rsc.org/en/content/articlelanding/2013/ja/c3ja50084e); [Chandrasekaran et al., 2014](http://pubs.rsc.org/en/content/articlelanding/2014/cc/c4cc04470c))</text:span><text:reference-mark-end text:name="ZOTERO_ITEM CSL_CITATION {&quot;citationID&quot;:&quot;k6rgemt50&quot;,&quot;properties&quot;:{&quot;formattedCitation&quot;:&quot;([Guerra et al., 2013](http://pubs.rsc.org/en/content/articlelanding/2013/ja/c3ja50084e); [Chandrasekaran et al., 2014](http://pubs.rsc.org/en/content/articlelanding/2014/cc/c4cc04470c))&quot;,&quot;plainCitation&quot;:&quot;([Guerra et al., 2013](http://pubs.rsc.org/en/content/articlelanding/2013/ja/c3ja50084e); [Chandrasekaran et al., 2014](http://pubs.rsc.org/en/content/articlelanding/2014/cc/c4cc04470c))&quot;},&quot;citationItems&quot;:[{&quot;id&quot;:1265,&quot;uris&quot;:[&quot;http://zotero.org/users/108874/items/ZMGUWFGQ&quot;],&quot;uri&quot;:[&quot;http://zotero.org/users/108874/items/ZMGUWFGQ&quot;],&quot;itemData&quot;:{&quot;id&quot;:1265,&quot;type&quot;:&quot;article-journal&quot;,&quot;title&quot;:&quot;Evaluation of micro-energy dispersive X-ray fluorescence spectrometry for the analysis of plant materials&quot;,&quot;container-title&quot;:&quot;Journal of Analytical Atomic Spectrometry&quot;,&quot;page&quot;:&quot;1096-1101&quot;,&quot;volume&quot;:&quot;28&quot;,&quot;issue&quot;:&quot;7&quot;,&quot;source&quot;:&quot;pubs.rsc.org&quot;,&quot;abstract&quot;:&quot;An analytical procedure relying on micro-energy dispersive X-ray fluorescence spectrometry (μ-EDX) was evaluated for the quantitative determination of macro-, micronutrients and beneficial elements in pressed pellets of plant materials. For testing purposes, leaves from 23 varieties of sugar cane, previously analyzed by validated reference methods, based on wet decomposition procedures followed by ICP OES measurements were used. Linear correlations between analyte mass fractions in the tested samples and the corresponding μ-EDX intensities were obtained for P, K, Ca, S, Fe, Mn and Si with regression coefficients ranging from 0.9501 to 0.9933. Furthermore, the coefficients of variation of results in the 0.3 to 16% range (n = 3 sampling lines, 30 sampling sites per line), the spatial resolution of 50 μm per site and the suitable detection limits for these analytes were additional features that demonstrated the performance of the proposed procedure as a useful tool for plant nutrient diagnosis. In addition, the results also indicate that μ-EDX can be recommended as a cross-validation method for analysis of plant materials, owing to its inherent non-destructive capability and, particularly, when dealing with analytes' micro-heterogeneity evaluation within the samples.&quot;,&quot;URL&quot;:&quot;http://pubs.rsc.org/en/content/articlelanding/2013/ja/c3ja50084e&quot;,&quot;DOI&quot;:&quot;10.1039/C3JA50084E&quot;,&quot;ISSN&quot;:&quot;1364-5544&quot;,&quot;journalAbbreviation&quot;:&quot;J. Anal. At. Spectrom.&quot;,&quot;language&quot;:&quot;en&quot;,&quot;author&quot;:[{&quot;family&quot;:&quot;Guerra&quot;,&quot;given&quot;:&quot;Marcelo Braga Bueno&quot;},{&quot;family&quot;:&quot;Schaefer&quot;,&quot;given&quot;:&quot;Carlos E. G. R.&quot;},{&quot;family&quot;:&quot;Carvalho&quot;,&quot;given&quot;:&quot;Gabriel G. A. de&quot;},{&quot;family&quot;:&quot;Souza&quot;,&quot;given&quot;:&quot;Paulino F. de&quot;},{&quot;family&quot;:&quot;Júnior&quot;,&quot;given&quot;:&quot;Dário Santos&quot;},{&quot;family&quot;:&quot;Nunes&quot;,&quot;given&quot;:&quot;Lidiane C.&quot;},{&quot;family&quot;:&quot;Krug&quot;,&quot;given&quot;:&quot;Francisco J.&quot;}],&quot;issued&quot;:{&quot;date-parts&quot;:[[&quot;2013&quot;,6,12]]},&quot;accessed&quot;:{&quot;date-parts&quot;:[[&quot;2014&quot;,9,15]]}}},{&quot;id&quot;:&quot;517GMJUj/d0rsLD6a&quot;,&quot;uris&quot;:[&quot;http://zotero.org/users/108874/items/RQUD4SFP&quot;],&quot;uri&quot;:[&quot;http://zotero.org/users/108874/items/RQUD4SFP&quot;],&quot;itemData&quot;:{&quot;id&quot;:&quot;517GMJUj/d0rsLD6a&quot;,&quot;type&quot;:&quot;article-journal&quot;,&quot;title&quot;:&quot;Silicon diatom frustules as nanostructured photoelectrodes&quot;,&quot;container-title&quot;:&quot;Chemical Communications&quot;,&quot;page&quot;:&quot;10441-10444&quot;,&quot;volume&quot;:&quot;50&quot;,&quot;issue&quot;:&quot;72&quot;,&quot;source&quot;:&quot;pubs.rsc.org&quot;,&quot;abstract&quot;:&quot;In the quest for solutions to meeting future energy demands, solar fuels play an important role. A particularly promising example is photocatalysis since even incremental improvements in performance in this process are bound to translate into significant cost benefits. Here, we report that semiconducting and high surface area 3D silicon replicas prepared from abundantly available diatom fossils sustain photocurrents and enable solar energy conversion.&quot;,&quot;URL&quot;:&quot;http://pubs.rsc.org/en/content/articlelanding/2014/cc/c4cc04470c&quot;,&quot;DOI&quot;:&quot;10.1039/C4CC04470C&quot;,&quot;ISSN&quot;:&quot;1364-548X&quot;,&quot;journalAbbreviation&quot;:&quot;Chem. Commun.&quot;,&quot;language&quot;:&quot;en&quot;,&quot;author&quot;:[{&quot;family&quot;:&quot;Chandrasekaran&quot;,&quot;given&quot;:&quot;Soundarrajan&quot;},{&quot;family&quot;:&quot;Sweetman&quot;,&quot;given&quot;:&quot;Martin J.&quot;},{&quot;family&quot;:&quot;Kant&quot;,&quot;given&quot;:&quot;Krishna&quot;},{&quot;family&quot;:&quot;Skinner&quot;,&quot;given&quot;:&quot;William&quot;},{&quot;family&quot;:&quot;Losic&quot;,&quot;given&quot;:&quot;Dusan&quot;},{&quot;family&quot;:&quot;Nann&quot;,&quot;given&quot;:&quot;Thomas&quot;},{&quot;family&quot;:&quot;Voelcker&quot;,&quot;given&quot;:&quot;Nicolas H.&quot;}],&quot;issued&quot;:{&quot;year&quot;:2014,&quot;month&quot;:8,&quot;day&quot;:12},&quot;accessed&quot;:{&quot;year&quot;:2014,&quot;month&quot;:9,&quot;day&quot;:15},&quot;page-first&quot;:&quot;10441&quot;,&quot;container-title-short&quot;:&quot;Chem. Commun.&quot;}}],&quot;schema&quot;:&quot;https://github.com/citation-style-language/schema/raw/master/csl-citation.json&quot;} RNDVRoJuz7IhY"/><text:span text:style-name="T302">, were obtained from capsule material, than from cell bodies. Background level Si counts are likely result from the frustule edges close- by due to the “pear effect” </text:span><text:reference-mark-start text:name="ZOTERO_ITEM CSL_CITATION {&quot;citationID&quot;:&quot;18vv8v71ni&quot;,&quot;properties&quot;:{&quot;formattedCitation&quot;:&quot;([Arnould &amp; Hild, 2007](http://arxiv.org/abs/0712.3636))&quot;,&quot;plainCitation&quot;:&quot;([Arnould &amp; Hild, 2007](http://arxiv.org/abs/0712.3636))&quot;},&quot;citationItems&quot;:[{&quot;id&quot;:784,&quot;uris&quot;:[&quot;http://zotero.org/users/108874/items/TBK7NRQ6&quot;],&quot;uri&quot;:[&quot;http://zotero.org/users/108874/items/TBK7NRQ6&quot;],&quot;itemData&quot;:{&quot;id&quot;:784,&quot;type&quot;:&quot;article-journal&quot;,&quot;title&quot;:&quot;On the measurement by EDX of diffusion profiles of Ni/Cu assemblies&quot;,&quot;container-title&quot;:&quot;arXiv:0712.3636 [physics]&quot;,&quot;source&quot;:&quot;arXiv.org&quot;,&quot;abstract&quot;:&quot;To characterise (inter)diffusion in materials, concentration profiles can be measured by EDX. It allows one to determine the chemical composition with a very good accuracy if measurement artefacts are accounted for. Standard phenomena (such as X-ray fluorescence) are usually corrected by commercial software. However, the effect of the pear-shaped volume of X-ray emission on the concentration profiles has to be considered. The paper describes the origin of this artefact, its consequences on measurements and will provide a practical solution (based on signal processing methods) to deconvolute the actual concentration profiles (or the diffusion coefficient) from the raw measurements.&quot;,&quot;URL&quot;:&quot;http://arxiv.org/abs/0712.3636&quot;,&quot;note&quot;:&quot;arXiv: 0712.3636&quot;,&quot;author&quot;:[{&quot;family&quot;:&quot;Arnould&quot;,&quot;given&quot;:&quot;Olivier&quot;},{&quot;family&quot;:&quot;Hild&quot;,&quot;given&quot;:&quot;François&quot;}],&quot;issued&quot;:{&quot;date-parts&quot;:[[&quot;2007&quot;,12,21]]},&quot;accessed&quot;:{&quot;date-parts&quot;:[[&quot;2014&quot;,9,16]]}}}],&quot;schema&quot;:&quot;https://github.com/citation-style-language/schema/raw/master/csl-citation.json&quot;} RND28FlwmHwWl"/><text:span text:style-name="T302">([Arnould &amp; Hild, 2007](http://arxiv.org/abs/0712.3636))</text:span><text:reference-mark-end text:name="ZOTERO_ITEM CSL_CITATION {&quot;citationID&quot;:&quot;18vv8v71ni&quot;,&quot;properties&quot;:{&quot;formattedCitation&quot;:&quot;([Arnould &amp; Hild, 2007](http://arxiv.org/abs/0712.3636))&quot;,&quot;plainCitation&quot;:&quot;([Arnould &amp; Hild, 2007](http://arxiv.org/abs/0712.3636))&quot;},&quot;citationItems&quot;:[{&quot;id&quot;:784,&quot;uris&quot;:[&quot;http://zotero.org/users/108874/items/TBK7NRQ6&quot;],&quot;uri&quot;:[&quot;http://zotero.org/users/108874/items/TBK7NRQ6&quot;],&quot;itemData&quot;:{&quot;id&quot;:784,&quot;type&quot;:&quot;article-journal&quot;,&quot;title&quot;:&quot;On the measurement by EDX of diffusion profiles of Ni/Cu assemblies&quot;,&quot;container-title&quot;:&quot;arXiv:0712.3636 [physics]&quot;,&quot;source&quot;:&quot;arXiv.org&quot;,&quot;abstract&quot;:&quot;To characterise (inter)diffusion in materials, concentration profiles can be measured by EDX. It allows one to determine the chemical composition with a very good accuracy if measurement artefacts are accounted for. Standard phenomena (such as X-ray fluorescence) are usually corrected by commercial software. However, the effect of the pear-shaped volume of X-ray emission on the concentration profiles has to be considered. The paper describes the origin of this artefact, its consequences on measurements and will provide a practical solution (based on signal processing methods) to deconvolute the actual concentration profiles (or the diffusion coefficient) from the raw measurements.&quot;,&quot;URL&quot;:&quot;http://arxiv.org/abs/0712.3636&quot;,&quot;note&quot;:&quot;arXiv: 0712.3636&quot;,&quot;author&quot;:[{&quot;family&quot;:&quot;Arnould&quot;,&quot;given&quot;:&quot;Olivier&quot;},{&quot;family&quot;:&quot;Hild&quot;,&quot;given&quot;:&quot;François&quot;}],&quot;issued&quot;:{&quot;date-parts&quot;:[[&quot;2007&quot;,12,21]]},&quot;accessed&quot;:{&quot;date-parts&quot;:[[&quot;2014&quot;,9,16]]}}}],&quot;schema&quot;:&quot;https://github.com/citation-style-language/schema/raw/master/csl-citation.json&quot;} RND28FlwmHwWl"/><text:span text:style-name="T302">. It explains, how excited electrons diffuse into the sample, so that a pear-shaped volume of ca. 0.5-1 µm diameter below the measurement point or area also emits detectable X-rays. The cell bodies in this figure are separated by approximately that distance. The stronger gold (Au) signal of the capsule material around 2.15 keV compared to the control areas probably resulted from the larger sputtered surface area within the measurement volume. Due to the absence of notable Si signals from </text:span><text:span text:style-name="T175">A. minutissimum</text:span><text:span text:style-name="T302"> capsule material, we can exclude the possibility that it is some kind of frustule extension or deformation.</text:span></text:p>
      <text:p text:style-name="P10"><text:span text:style-name="T303">Furthermore, we can tentatively exclude chitin as a major component of the capsule material, because no notable nitrogen signals (N; 0.39 keV) were recorded from </text:span><text:span text:style-name="T205">it</text:span><text:span text:style-name="T303">. Chitin</text:span><text:span text:style-name="T237"> </text:span><text:span text:style-name="T214">fibril</text:span><text:span text:style-name="T238">s </text:span><text:span text:style-name="T239">have been found to be</text:span><text:span text:style-name="T240"> secreted </text:span><text:span text:style-name="T241">by diatoms </text:span><text:span text:style-name="T240">into the surrounding water body </text:span><text:reference-mark-start text:name="ZOTERO_ITEM CSL_CITATION {&quot;citationID&quot;:&quot;gtFpymP6&quot;,&quot;properties&quot;:{&quot;formattedCitation&quot;:&quot;([Gardner &amp; Blackwell, 1971](http://onlinelibrary.wiley.com/doi/10.1002/polc.5070360124/abstract); [Herth, 1979](http://www.sciencedirect.com/science/article/pii/S0022532079901382))&quot;,&quot;plainCitation&quot;:&quot;([Gardner &amp; Blackwell, 1971](http://onlinelibrary.wiley.com/doi/10.1002/polc.5070360124/abstract); [Herth, 1979](http://www.sciencedirect.com/science/article/pii/S0022532079901382))&quot;},&quot;citationItems&quot;:[{&quot;id&quot;:1024,&quot;uris&quot;:[&quot;http://zotero.org/users/108874/items/K2RSGQ6A&quot;],&quot;uri&quot;:[&quot;http://zotero.org/users/108874/items/K2RSGQ6A&quot;],&quot;itemData&quot;:{&quot;id&quot;:1024,&quot;type&quot;:&quot;article-journal&quot;,&quot;title&quot;:&quot;The substructure of crystalline cellulose and chitin microfibrils&quot;,&quot;container-title&quot;:&quot;Journal of Polymer Science Part C: Polymer Symposia&quot;,&quot;page&quot;:&quot;327-340&quot;,&quot;volume&quot;:&quot;36&quot;,&quot;issue&quot;:&quot;1&quot;,&quot;source&quot;:&quot;Wiley Online Library&quot;,&quot;abstract&quot;:&quot;The fine structures of the highly crystalline cellulose microfibrils from the cell walls of the marine algae Valonia ventricosa, and the extra cellular chitin spines of the euryhaline diatoms Thalassiosira fluviatilis, have been investigated by observation of deformed and un-deformed specimens in the electron microscope. On treatment with ultrasonic vibrations, the purified Valonia cell wall broke down into long microfibrils, with approximate cross section 210 Å × 110Å Some of these microfibrils appeared to have been disruptedby the ultra-sonic treatment, and consisted of elementary fibrillar fragments, with a regular width of ∼35 Å, or multiples thereof. Deformation by stretching or mylar films separated the micro-fibril into smaller fibrils with width of ∼35 Å. Striations on the intact microfibrils are in-terpreted in terms of a substructure of these elementary fibrils. A similar substructure is observed for the crystalline chitin of the diatom spines. The spines have a lamella morphology, and break down into ribbons with widths of 200-300 Å, and a thickness of 20 Å. These ribbons were generally observed as lateral or stacked aggregates. Further disruption by ultrasonic vibrations and deformation shows that these ribbons are made up of smaller fibrils with a width of ∼35 Å Striations are observed on the intact ribbons indicating the presence of substructure.&quot;,&quot;URL&quot;:&quot;http://onlinelibrary.wiley.com/doi/10.1002/polc.5070360124/abstract&quot;,&quot;DOI&quot;:&quot;10.1002/polc.5070360124&quot;,&quot;ISSN&quot;:&quot;1935-3065&quot;,&quot;journalAbbreviation&quot;:&quot;J. polym. sci., C Polym. symp.&quot;,&quot;language&quot;:&quot;en&quot;,&quot;author&quot;:[{&quot;family&quot;:&quot;Gardner&quot;,&quot;given&quot;:&quot;K. H.&quot;},{&quot;family&quot;:&quot;Blackwell&quot;,&quot;given&quot;:&quot;J.&quot;}],&quot;issued&quot;:{&quot;date-parts&quot;:[[&quot;1971&quot;,1,1]]},&quot;accessed&quot;:{&quot;date-parts&quot;:[[&quot;2014&quot;,10,8]]}}},{&quot;id&quot;:267,&quot;uris&quot;:[&quot;http://zotero.org/users/108874/items/3EVWFJ68&quot;],&quot;uri&quot;:[&quot;http://zotero.org/users/108874/items/3EVWFJ68&quot;],&quot;itemData&quot;:{&quot;id&quot;:267,&quot;type&quot;:&quot;article-journal&quot;,&quot;title&quot;:&quot;The site of β-chitin fibril formation in centric diatoms. II. The chitin-forming cytoplasmic structures&quot;,&quot;container-title&quot;:&quot;Journal of Ultrastructure Research&quot;,&quot;page&quot;:&quot;16-27&quot;,&quot;volume&quot;:&quot;68&quot;,&quot;issue&quot;:&quot;1&quot;,&quot;source&quot;:&quot;ScienceDirect&quot;,&quot;abstract&quot;:&quot;β-Chitin fibril formation was investigated in the centric diatoms Cyclotella cryptica, Cyclotella nana, Cyclotella meneghiniana, and Thalassiosira fluviatilis with transmission electron microscopy. The pores in the silica valves from which the fibrils originate were examined in serial sectioning to identify the underlying cytoplasmic structures involved in chitin formation. In all species synthesizing chitin, the fibrils originate from special invaginations of the plasma membrane. These invaginations are conical and bear a special coat on their cytoplasmic face. This coat shows a hexagonal arrangement. It is assumed that this coat plays a role in chitin fibril formation, which seems to be a transmembrane event. Kinetic data on fibril formation and calculations on the package density of synthetase molecules which should be localized in the conical plasma membrane invagination are discussed in relation to the special coat subunits. A relationship between the conical invaginations and a chitosome-like type of vesicles was observed only in Thalassiosira.&quot;,&quot;URL&quot;:&quot;http://www.sciencedirect.com/science/article/pii/S0022532079901382&quot;,&quot;DOI&quot;:&quot;10.1016/S0022-5320(79)90138-2&quot;,&quot;ISSN&quot;:&quot;0022-5320&quot;,&quot;journalAbbreviation&quot;:&quot;Journal of Ultrastructure Research&quot;,&quot;author&quot;:[{&quot;family&quot;:&quot;Herth&quot;,&quot;given&quot;:&quot;Werner&quot;}],&quot;issued&quot;:{&quot;date-parts&quot;:[[&quot;1979&quot;,7]]},&quot;accessed&quot;:{&quot;date-parts&quot;:[[&quot;2014&quot;,10,10]]}}}],&quot;schema&quot;:&quot;https://github.com/citation-style-language/schema/raw/master/csl-citation.json&quot;} RNDOlVfxR1Nrt"/><text:span text:style-name="T214">([Gardner &amp; Blackwell, 1971](http://onlinelibrary.wiley.com/doi/10.1002/polc.5070360124/abstract); [Herth, 1979](http://www.sciencedirect.com/science/article/pii/S0022532079901382))</text:span><text:reference-mark-end text:name="ZOTERO_ITEM CSL_CITATION {&quot;citationID&quot;:&quot;gtFpymP6&quot;,&quot;properties&quot;:{&quot;formattedCitation&quot;:&quot;([Gardner &amp; Blackwell, 1971](http://onlinelibrary.wiley.com/doi/10.1002/polc.5070360124/abstract); [Herth, 1979](http://www.sciencedirect.com/science/article/pii/S0022532079901382))&quot;,&quot;plainCitation&quot;:&quot;([Gardner &amp; Blackwell, 1971](http://onlinelibrary.wiley.com/doi/10.1002/polc.5070360124/abstract); [Herth, 1979](http://www.sciencedirect.com/science/article/pii/S0022532079901382))&quot;},&quot;citationItems&quot;:[{&quot;id&quot;:1024,&quot;uris&quot;:[&quot;http://zotero.org/users/108874/items/K2RSGQ6A&quot;],&quot;uri&quot;:[&quot;http://zotero.org/users/108874/items/K2RSGQ6A&quot;],&quot;itemData&quot;:{&quot;id&quot;:1024,&quot;type&quot;:&quot;article-journal&quot;,&quot;title&quot;:&quot;The substructure of crystalline cellulose and chitin microfibrils&quot;,&quot;container-title&quot;:&quot;Journal of Polymer Science Part C: Polymer Symposia&quot;,&quot;page&quot;:&quot;327-340&quot;,&quot;volume&quot;:&quot;36&quot;,&quot;issue&quot;:&quot;1&quot;,&quot;source&quot;:&quot;Wiley Online Library&quot;,&quot;abstract&quot;:&quot;The fine structures of the highly crystalline cellulose microfibrils from the cell walls of the marine algae Valonia ventricosa, and the extra cellular chitin spines of the euryhaline diatoms Thalassiosira fluviatilis, have been investigated by observation of deformed and un-deformed specimens in the electron microscope. On treatment with ultrasonic vibrations, the purified Valonia cell wall broke down into long microfibrils, with approximate cross section 210 Å × 110Å Some of these microfibrils appeared to have been disruptedby the ultra-sonic treatment, and consisted of elementary fibrillar fragments, with a regular width of ∼35 Å, or multiples thereof. Deformation by stretching or mylar films separated the micro-fibril into smaller fibrils with width of ∼35 Å. Striations on the intact microfibrils are in-terpreted in terms of a substructure of these elementary fibrils. A similar substructure is observed for the crystalline chitin of the diatom spines. The spines have a lamella morphology, and break down into ribbons with widths of 200-300 Å, and a thickness of 20 Å. These ribbons were generally observed as lateral or stacked aggregates. Further disruption by ultrasonic vibrations and deformation shows that these ribbons are made up of smaller fibrils with a width of ∼35 Å Striations are observed on the intact ribbons indicating the presence of substructure.&quot;,&quot;URL&quot;:&quot;http://onlinelibrary.wiley.com/doi/10.1002/polc.5070360124/abstract&quot;,&quot;DOI&quot;:&quot;10.1002/polc.5070360124&quot;,&quot;ISSN&quot;:&quot;1935-3065&quot;,&quot;journalAbbreviation&quot;:&quot;J. polym. sci., C Polym. symp.&quot;,&quot;language&quot;:&quot;en&quot;,&quot;author&quot;:[{&quot;family&quot;:&quot;Gardner&quot;,&quot;given&quot;:&quot;K. H.&quot;},{&quot;family&quot;:&quot;Blackwell&quot;,&quot;given&quot;:&quot;J.&quot;}],&quot;issued&quot;:{&quot;date-parts&quot;:[[&quot;1971&quot;,1,1]]},&quot;accessed&quot;:{&quot;date-parts&quot;:[[&quot;2014&quot;,10,8]]}}},{&quot;id&quot;:267,&quot;uris&quot;:[&quot;http://zotero.org/users/108874/items/3EVWFJ68&quot;],&quot;uri&quot;:[&quot;http://zotero.org/users/108874/items/3EVWFJ68&quot;],&quot;itemData&quot;:{&quot;id&quot;:267,&quot;type&quot;:&quot;article-journal&quot;,&quot;title&quot;:&quot;The site of β-chitin fibril formation in centric diatoms. II. The chitin-forming cytoplasmic structures&quot;,&quot;container-title&quot;:&quot;Journal of Ultrastructure Research&quot;,&quot;page&quot;:&quot;16-27&quot;,&quot;volume&quot;:&quot;68&quot;,&quot;issue&quot;:&quot;1&quot;,&quot;source&quot;:&quot;ScienceDirect&quot;,&quot;abstract&quot;:&quot;β-Chitin fibril formation was investigated in the centric diatoms Cyclotella cryptica, Cyclotella nana, Cyclotella meneghiniana, and Thalassiosira fluviatilis with transmission electron microscopy. The pores in the silica valves from which the fibrils originate were examined in serial sectioning to identify the underlying cytoplasmic structures involved in chitin formation. In all species synthesizing chitin, the fibrils originate from special invaginations of the plasma membrane. These invaginations are conical and bear a special coat on their cytoplasmic face. This coat shows a hexagonal arrangement. It is assumed that this coat plays a role in chitin fibril formation, which seems to be a transmembrane event. Kinetic data on fibril formation and calculations on the package density of synthetase molecules which should be localized in the conical plasma membrane invagination are discussed in relation to the special coat subunits. A relationship between the conical invaginations and a chitosome-like type of vesicles was observed only in Thalassiosira.&quot;,&quot;URL&quot;:&quot;http://www.sciencedirect.com/science/article/pii/S0022532079901382&quot;,&quot;DOI&quot;:&quot;10.1016/S0022-5320(79)90138-2&quot;,&quot;ISSN&quot;:&quot;0022-5320&quot;,&quot;journalAbbreviation&quot;:&quot;Journal of Ultrastructure Research&quot;,&quot;author&quot;:[{&quot;family&quot;:&quot;Herth&quot;,&quot;given&quot;:&quot;Werner&quot;}],&quot;issued&quot;:{&quot;date-parts&quot;:[[&quot;1979&quot;,7]]},&quot;accessed&quot;:{&quot;date-parts&quot;:[[&quot;2014&quot;,10,10]]}}}],&quot;schema&quot;:&quot;https://github.com/citation-style-language/schema/raw/master/csl-citation.json&quot;} RNDOlVfxR1Nrt"/><text:span text:style-name="T316">. In contrast, the fibrillar meshes we describe here, tightly covered the frustule surfaces of individual </text:span><text:span text:style-name="T153">A. minutissimum</text:span><text:span text:style-name="T316"> cells</text:span><text:span text:style-name="T136"> </text:span><text:span text:style-name="T135">and therefore likely </text:span><text:span text:style-name="T137">represent</text:span><text:span text:style-name="T135"> different EPS structures.</text:span></text:p>
      <text:h text:style-name="P46" text:outline-level="2">Bacteria preferentially attach to encapsulated diatom cells</text:h>
      <text:p text:style-name="P28">It became apparent during the SEM <text:span text:style-name="T382">observations</text:span>, that diatom-attached bacteria cells occurred more often on capsules than on frustules. To substantiate this observation, bacteria cells were counted on both diatom cell surface types (Fig. <text:span text:style-name="T371">7</text:span>).</text:p>
      <text:p text:style-name="P22">Notably higher numbers of bacteria <text:span text:style-name="T307">(ca. 25 times more on average) adhered</text:span> to capsules <text:span text:style-name="T382">than</text:span> to frustules <text:span text:style-name="T361">throughout the stationary phase</text:span> <text:span text:style-name="T360">(means:</text:span><text:span text:style-name="T247"> 11.</text:span><text:span text:style-name="T248">41</text:span><text:span text:style-name="T285">±</text:span><text:span text:style-name="T287">8</text:span><text:span text:style-name="T286">.</text:span><text:span text:style-name="T287">23</text:span><text:span text:style-name="T246"> </text:span><text:span text:style-name="T247">and</text:span><text:span text:style-name="T285"> 0.4</text:span><text:span text:style-name="T287">6</text:span><text:span text:style-name="T285">±</text:span><text:span text:style-name="T246">0.8</text:span><text:span text:style-name="T248">2</text:span><text:span text:style-name="T286"> respect</text:span><text:soft-page-break/><text:span text:style-name="T286">ively)</text:span>. <text:span text:style-name="T307">The variance</text:span> <text:span text:style-name="T328">in</text:span> the numbers of bacteria per diatom was <text:span text:style-name="T328">larger (ca. 100 times) on encapsulated cells than on frustules, indicating that not all encapsulated </text:span><text:span text:style-name="T152">A. minutissimum</text:span><text:span text:style-name="T138"> cells </text:span><text:span text:style-name="T143">were</text:span><text:span text:style-name="T138"> equally strongly colonised by bacteria</text:span><text:span text:style-name="T328">. Presumably, this is due to the population dynamics of the co-isolated bacteria within different areas of the xenic biofilms.</text:span></text:p>
      <text:p text:style-name="P23"><text:span text:style-name="T308">Bacteria, as well as diatom cells </text:span>with only fibrillar meshes on their frustule <text:span text:style-name="T308">were </text:span>found<text:span text:style-name="T308"> to individually retain attachment to the substrate. W</text:span>e deem it unlikely that attachment to each other <text:span text:style-name="T309">could have been too weak to withstand the rinsing step. Instead, the bacteria preferentially adhered to capsules, while either being actively repelled from non-encapsulated </text:span><text:span text:style-name="T161">A. minutissimum</text:span><text:span text:style-name="T309"> cells or only not especially drawn to their frustules.</text:span></text:p>
      <text:p text:style-name="Text_20_body"><text:span text:style-name="T304">It has been proposed that </text:span><text:span text:style-name="T176">A. minutissimum</text:span><text:span text:style-name="T304"> capsules might be an asset in the mutualistic relationship of this diatom with its satellite bacteria </text:span><text:reference-mark-start text:name="ZOTERO_ITEM CSL_CITATION {&quot;citationID&quot;:&quot;Ml1ecgd1&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2WdDE6tDqK"/><text:span text:style-name="T304">([Windler et al., 2015](http://onlinelibrary.wiley.com/doi/10.1111/jpy.12280/abstract))</text:span><text:reference-mark-end text:name="ZOTERO_ITEM CSL_CITATION {&quot;citationID&quot;:&quot;Ml1ecgd1&quot;,&quot;properties&quot;:{&quot;formattedCitation&quot;:&quot;([Windler et al., 2015](http://onlinelibrary.wiley.com/doi/10.1111/jpy.12280/abstract))&quot;,&quot;plainCitation&quot;:&quot;([Windler et al., 2015](http://onlinelibrary.wiley.com/doi/10.1111/jpy.12280/abstract))&quot;},&quot;citationItems&quot;:[{&quot;id&quot;:1202,&quot;uris&quot;:[&quot;http://zotero.org/users/108874/items/MBZGCQZH&quot;],&quot;uri&quot;:[&quot;http://zotero.org/users/108874/items/MBZGCQZH&quot;],&quot;itemData&quot;:{&quot;id&quot;:1202,&quot;type&quot;:&quot;article-journal&quot;,&quot;title&quot;:&quot;Biofilm and Capsule Formation of the Diatom &lt;i&gt;Achnanthidium minutissimum&lt;/i&gt; Are Affected by a Bacterium&quot;,&quot;container-title&quot;:&quot;Journal of Phycology&quot;,&quot;source&quot;:&quot;Wiley Online Library&quot;,&quot;abstract&quot;:&quot;Photoautotrophic biofilms play an important role in various aquatic habitats and are composed of prokaryotic and/or eukaryotic organisms embedded in extracellular polymeric substances (EPS). We have isolated diatoms as well as bacteria from freshwater biofilms in order to study organismal interactions between representative isolates. We found that bacteria may have a strong impact on the biofilm formation of the pennate diatom Achnanthidium minutissimum (Kützing) Czarnecki. This alga produces extracellular capsules of insoluble EPS, mostly carbohydrates, only in the presence of bacteria (xenic culture). The EPS itself also have a strong impact on the aggregation and attachment of the algae. In the absence of bacteria (axenic culture), A. minutissimum did not form capsules and the cells grew completely suspended. For investigation of biofilm formation by A. minutissimum, a bioassay was established using a diatom satellite Bacteroidetes bacterium which had been shown to induce capsule formation of A. minutissimum. Interestingly, capsule and biofilm induction can be achieved by addition of bacterial spent medium, indicating that soluble hydrophobic molecules produced by the bacterium may mediate the diatom/bacteria interaction. Fractionation and quantification of carbohydrates revealed that the diatom in axenic culture produced large amounts of soluble carbohydrates, whereas in the xenic culture mainly insoluble carbohydrates were detected.&quot;,&quot;URL&quot;:&quot;http://onlinelibrary.wiley.com/doi/10.1111/jpy.12280/abstract&quot;,&quot;DOI&quot;:&quot;10.1111/jpy.12280&quot;,&quot;ISSN&quot;:&quot;1529-8817&quot;,&quot;journalAbbreviation&quot;:&quot;J. Phycol.&quot;,&quot;language&quot;:&quot;English&quot;,&quot;author&quot;:[{&quot;family&quot;:&quot;Windler&quot;,&quot;given&quot;:&quot;Miriam&quot;},{&quot;family&quot;:&quot;Leinweber&quot;,&quot;given&quot;:&quot;Katrin&quot;},{&quot;family&quot;:&quot;Rio Bartulos&quot;,&quot;given&quot;:&quot;Carolina&quot;},{&quot;family&quot;:&quot;Philipp&quot;,&quot;given&quot;:&quot;Bodo&quot;},{&quot;family&quot;:&quot;Kroth&quot;,&quot;given&quot;:&quot;Peter&quot;}],&quot;issued&quot;:{&quot;date-parts&quot;:[[&quot;2015&quot;,1,2]]},&quot;accessed&quot;:{&quot;date-parts&quot;:[[&quot;2015&quot;,2,10]]}}}],&quot;schema&quot;:&quot;https://github.com/citation-style-language/schema/raw/master/csl-citation.json&quot;} RND2WdDE6tDqK"/><text:span text:style-name="T304">. Previous findings suggest a pattern of bacterial adherence to </text:span><text:span text:style-name="T177">A. minutissimum</text:span><text:span text:style-name="T305"> cells in xenic biofilms that would support this hypothesis </text:span><text:reference-mark-start text:name="ZOTERO_ITEM CSL_CITATION {&quot;citationID&quot;:&quot;wpzwfDo1&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PZG9MgxX3B"/><text:span text:style-name="T305">([Windler, Gruber &amp; Kroth, 2012](http://kops.uni-konstanz.de/handle/123456789/21968))</text:span><text:reference-mark-end text:name="ZOTERO_ITEM CSL_CITATION {&quot;citationID&quot;:&quot;wpzwfDo1&quot;,&quot;properties&quot;:{&quot;formattedCitation&quot;:&quot;([Windler, Gruber &amp; Kroth, 2012](http://kops.uni-konstanz.de/handle/123456789/21968))&quot;,&quot;plainCitation&quot;:&quot;([Windler, Gruber &amp; Kroth, 2012](http://kops.uni-konstanz.de/handle/123456789/21968))&quot;},&quot;citationItems&quot;:[{&quot;id&quot;:1408,&quot;uris&quot;:[&quot;http://zotero.org/users/108874/items/Z875E52F&quot;],&quot;uri&quot;:[&quot;http://zotero.org/users/108874/items/Z875E52F&quot;],&quot;itemData&quot;:{&quot;id&quot;:1408,&quot;type&quot;:&quot;article-journal&quot;,&quot;title&quot;:&quot;Purification of benthic diatoms from associated bacteria using the antibiotic imipenem&quot;,&quot;container-title&quot;:&quot;Journal of Endocytobiosis and Cell Research&quot;,&quot;page&quot;:&quot;62 - 65&quot;,&quot;volume&quot;:&quot;22&quot;,&quot;source&quot;:&quot;kops.uni-konstanz.de&quot;,&quot;abstract&quot;:&quot;Benthic diatoms and bacteria often co-operatively build up phototrophic epilithic biofilms. Studying the properties and contributions of the individual partners requires the establishment and maintenance of axenic cultures of the involved organisms. Axenification of biofilm organisms is often challenging, because bacteria as well as diatom cells are embedded in a matrix of extracellular polymeric substances (EPS). Due to this mucilage, the cells stick together and also are less affected by antimicrobial substances. Here we describe a short and feasible protocol for culture axenification, which was successfully applied to cultures of the benthic diatoms Achnanthidium minutissimum, Cymbella affiniformis and Nitzschia palea. Our protocol includes treatment of the cultures with the antibiotic imipenem and might also be useful for the purification of other cultivated diatom strains. Once axenified, diatom cultures often decay after a certain life span. Our protocol is especially useful to re-establish axenic cultures from co-cultures of diatoms with their accompanying bacteria (also referred to as xenic cultures).&quot;,&quot;URL&quot;:&quot;http://kops.uni-konstanz.de/handle/123456789/21968&quot;,&quot;language&quot;:&quot;eng&quot;,&quot;author&quot;:[{&quot;family&quot;:&quot;Windler&quot;,&quot;given&quot;:&quot;Miriam&quot;},{&quot;family&quot;:&quot;Gruber&quot;,&quot;given&quot;:&quot;Ansgar&quot;},{&quot;family&quot;:&quot;Kroth&quot;,&quot;given&quot;:&quot;Peter G.&quot;}],&quot;issued&quot;:{&quot;date-parts&quot;:[[&quot;2012&quot;]]},&quot;accessed&quot;:{&quot;date-parts&quot;:[[&quot;2015&quot;,3,7]]}}}],&quot;schema&quot;:&quot;https://github.com/citation-style-language/schema/raw/master/csl-citation.json&quot;} RNDPZG9MgxX3B"/><text:span text:style-name="T305">: diatom cells were surrounded by a bacteria-free space, followed by a layer of densely aggregated bacteria cells. Although no CV stains were conducted in that study, the bacteria free regions resemble the EPS structures reported since then as capsules.</text:span></text:p>
      <text:p text:style-name="Text_20_body"><text:span text:style-name="T310">In bacterial biofilms, nutrient distribution is predominantly determined by diffusion, sometimes along strong gradients within a biofilm </text:span><text:reference-mark-start text:name="ZOTERO_ITEM CSL_CITATION {&quot;citationID&quot;:&quot;v9fn1382c&quot;,&quot;properties&quot;:{&quot;formattedCitation&quot;:&quot;([Stewart, 2003](http://jb.asm.org/content/185/5/1485))&quot;,&quot;plainCitation&quot;:&quot;([Stewart, 2003](http://jb.asm.org/content/185/5/1485))&quot;},&quot;citationItems&quot;:[{&quot;id&quot;:646,&quot;uris&quot;:[&quot;http://zotero.org/users/108874/items/XQ24286A&quot;],&quot;uri&quot;:[&quot;http://zotero.org/users/108874/items/XQ24286A&quot;],&quot;itemData&quot;:{&quot;id&quot;:646,&quot;type&quot;:&quot;article-journal&quot;,&quot;title&quot;:&quot;Diffusion in Biofilms&quot;,&quot;container-title&quot;:&quot;Journal of Bacteriology&quot;,&quot;page&quot;:&quot;1485-1491&quot;,&quot;volume&quot;:&quot;185&quot;,&quot;issue&quot;:&quot;5&quot;,&quot;source&quot;:&quot;jb.asm.org&quot;,&quot;URL&quot;:&quot;http://jb.asm.org/content/185/5/1485&quot;,&quot;DOI&quot;:&quot;10.1128/JB.185.5.1485-1491.2003&quot;,&quot;ISSN&quot;:&quot;0021-9193, 1098-5530&quot;,&quot;note&quot;:&quot;PMID: 12591863&quot;,&quot;journalAbbreviation&quot;:&quot;J. Bacteriol.&quot;,&quot;language&quot;:&quot;en&quot;,&quot;author&quot;:[{&quot;family&quot;:&quot;Stewart&quot;,&quot;given&quot;:&quot;Philip S.&quot;}],&quot;issued&quot;:{&quot;date-parts&quot;:[[&quot;2003&quot;,3,1]]},&quot;accessed&quot;:{&quot;date-parts&quot;:[[&quot;2014&quot;,9,15]]},&quot;PMID&quot;:&quot;12591863&quot;}}],&quot;schema&quot;:&quot;https://github.com/citation-style-language/schema/raw/master/csl-citation.json&quot;} RNDB0flv6EYFb"/><text:span text:style-name="T310">([Stewart, 2003](http://jb.asm.org/content/185/5/1485))</text:span><text:reference-mark-end text:name="ZOTERO_ITEM CSL_CITATION {&quot;citationID&quot;:&quot;v9fn1382c&quot;,&quot;properties&quot;:{&quot;formattedCitation&quot;:&quot;([Stewart, 2003](http://jb.asm.org/content/185/5/1485))&quot;,&quot;plainCitation&quot;:&quot;([Stewart, 2003](http://jb.asm.org/content/185/5/1485))&quot;},&quot;citationItems&quot;:[{&quot;id&quot;:646,&quot;uris&quot;:[&quot;http://zotero.org/users/108874/items/XQ24286A&quot;],&quot;uri&quot;:[&quot;http://zotero.org/users/108874/items/XQ24286A&quot;],&quot;itemData&quot;:{&quot;id&quot;:646,&quot;type&quot;:&quot;article-journal&quot;,&quot;title&quot;:&quot;Diffusion in Biofilms&quot;,&quot;container-title&quot;:&quot;Journal of Bacteriology&quot;,&quot;page&quot;:&quot;1485-1491&quot;,&quot;volume&quot;:&quot;185&quot;,&quot;issue&quot;:&quot;5&quot;,&quot;source&quot;:&quot;jb.asm.org&quot;,&quot;URL&quot;:&quot;http://jb.asm.org/content/185/5/1485&quot;,&quot;DOI&quot;:&quot;10.1128/JB.185.5.1485-1491.2003&quot;,&quot;ISSN&quot;:&quot;0021-9193, 1098-5530&quot;,&quot;note&quot;:&quot;PMID: 12591863&quot;,&quot;journalAbbreviation&quot;:&quot;J. Bacteriol.&quot;,&quot;language&quot;:&quot;en&quot;,&quot;author&quot;:[{&quot;family&quot;:&quot;Stewart&quot;,&quot;given&quot;:&quot;Philip S.&quot;}],&quot;issued&quot;:{&quot;date-parts&quot;:[[&quot;2003&quot;,3,1]]},&quot;accessed&quot;:{&quot;date-parts&quot;:[[&quot;2014&quot;,9,15]]},&quot;PMID&quot;:&quot;12591863&quot;}}],&quot;schema&quot;:&quot;https://github.com/citation-style-language/schema/raw/master/csl-citation.json&quot;} RNDB0flv6EYFb"/><text:span text:style-name="T310">. Similarly, variations of cellular nutrient distributions within </text:span><text:span text:style-name="T210">freshwater</text:span><text:span text:style-name="T310"> diatom biofilms exist </text:span><text:reference-mark-start text:name="ZOTERO_ITEM CSL_CITATION {&quot;citationID&quot;:&quot;6WLUoTj4&quot;,&quot;properties&quot;:{&quot;formattedCitation&quot;:&quot;([Murdock et al., 2010](http://www.spectroscopyonline.com/node/221867))&quot;,&quot;plainCitation&quot;:&quot;([Murdock et al., 2010](http://www.spectroscopyonline.com/node/221867))&quot;},&quot;citationItems&quot;:[{&quot;id&quot;:1298,&quot;uris&quot;:[&quot;http://zotero.org/users/108874/items/AFSUXGKJ&quot;],&quot;uri&quot;:[&quot;http://zotero.org/users/108874/items/AFSUXGKJ&quot;],&quot;itemData&quot;:{&quot;id&quot;:1298,&quot;type&quot;:&quot;article-journal&quot;,&quot;title&quot;:&quot;Measuring Cellular-Scale Nutrient Distribution in Algal Biofilms with Synchrotron Confocal Infrared Microspectroscopy&quot;,&quot;container-title&quot;:&quot;Spectroscopy&quot;,&quot;page&quot;:&quot;32-41&quot;,&quot;volume&quot;:&quot;25&quot;,&quot;issue&quot;:&quot;10&quot;,&quot;source&quot;:&quot;EBSCOhost&quot;,&quot;abstract&quot;:&quot;The article presents a study which examines the use of infrared microspectroscopy (IMS) and chemical imaging in measuring nutrient distribution in single algal cells on a cellular and subcellular level. Synchroton confocal IMS was used to measure the response of two dominant algal species from a stream biofilm to a reduction in nutrient availability. Results of the study reveal that synchroton IMS spatial resolution allows the biochemical analysis of smaller and more closely associated algae.\n\nInfrared microspectroscopy (IMS) and chemical imaging is ideal for measuring nutrient distribution in single algal cells on a cellular and subcellular level. To enable the study of small algal cells, or cells within a colony requires enhanced spatial resolution IMS. Synchrotron IMS with confocal image plane masking provides spatial resolution at the diffraction limit, which allows the study of microecological interactions with a minimum target width of 5 pm. Many species that contribute substantially to ecosystem productivity and nutrient cycling require this optical advantage. This spatial resolution can also provide insight into physiological advantages of various algal growth forms. For example, it allows the measurement of individuals within a colony. We used synchrotron confocal IMS to measure the response of two dominant algal species from a stream biofilm to a reduction in nutrient availability: Achnanthes affinis, a single cell (5 x 10 mu m) diatom, and Fragilaria virescens, a colonial diatom (5 x 50 mu m cells connected lengthwise). Initially, both species had similar variation in relative nutritional pools, but had unique changes in their relative carbohydrate, phosphorous compound, and lipid concentrations over time. F. virescens individuals were more similar to others within the same colony than to individuals in other colonies. The response of F virescens colonies varied with colony length, as long colonies had a stronger response than short colonies. Synchrotron IMS spatial resolution allows the biochemical analysis of smaller and more closely associated algae, and increases the ability to predict how algal communities will be affected by changing environmental conditions.&quot;,&quot;URL&quot;:&quot;http://www.spectroscopyonline.com/node/221867&quot;,&quot;ISSN&quot;:&quot;08876703&quot;,&quot;journalAbbreviation&quot;:&quot;Spectroscopy&quot;,&quot;author&quot;:[{&quot;family&quot;:&quot;Murdock&quot;,&quot;given&quot;:&quot;Justin N.&quot;},{&quot;family&quot;:&quot;Dodds&quot;,&quot;given&quot;:&quot;Walter K.&quot;},{&quot;family&quot;:&quot;Reffner&quot;,&quot;given&quot;:&quot;John A.&quot;},{&quot;family&quot;:&quot;Wetzel&quot;,&quot;given&quot;:&quot;David L.&quot;}],&quot;issued&quot;:{&quot;date-parts&quot;:[[&quot;2010&quot;,10]]},&quot;accessed&quot;:{&quot;date-parts&quot;:[[&quot;2014&quot;,10,2]]}}}],&quot;schema&quot;:&quot;https://github.com/citation-style-language/schema/raw/master/csl-citation.json&quot;} RNDbO3kgYAi9G"/><text:span text:style-name="T310">([Murdock et al., 2010](http://www.spectroscopyonline.com/node/221867))</text:span><text:reference-mark-end text:name="ZOTERO_ITEM CSL_CITATION {&quot;citationID&quot;:&quot;6WLUoTj4&quot;,&quot;properties&quot;:{&quot;formattedCitation&quot;:&quot;([Murdock et al., 2010](http://www.spectroscopyonline.com/node/221867))&quot;,&quot;plainCitation&quot;:&quot;([Murdock et al., 2010](http://www.spectroscopyonline.com/node/221867))&quot;},&quot;citationItems&quot;:[{&quot;id&quot;:1298,&quot;uris&quot;:[&quot;http://zotero.org/users/108874/items/AFSUXGKJ&quot;],&quot;uri&quot;:[&quot;http://zotero.org/users/108874/items/AFSUXGKJ&quot;],&quot;itemData&quot;:{&quot;id&quot;:1298,&quot;type&quot;:&quot;article-journal&quot;,&quot;title&quot;:&quot;Measuring Cellular-Scale Nutrient Distribution in Algal Biofilms with Synchrotron Confocal Infrared Microspectroscopy&quot;,&quot;container-title&quot;:&quot;Spectroscopy&quot;,&quot;page&quot;:&quot;32-41&quot;,&quot;volume&quot;:&quot;25&quot;,&quot;issue&quot;:&quot;10&quot;,&quot;source&quot;:&quot;EBSCOhost&quot;,&quot;abstract&quot;:&quot;The article presents a study which examines the use of infrared microspectroscopy (IMS) and chemical imaging in measuring nutrient distribution in single algal cells on a cellular and subcellular level. Synchroton confocal IMS was used to measure the response of two dominant algal species from a stream biofilm to a reduction in nutrient availability. Results of the study reveal that synchroton IMS spatial resolution allows the biochemical analysis of smaller and more closely associated algae.\n\nInfrared microspectroscopy (IMS) and chemical imaging is ideal for measuring nutrient distribution in single algal cells on a cellular and subcellular level. To enable the study of small algal cells, or cells within a colony requires enhanced spatial resolution IMS. Synchrotron IMS with confocal image plane masking provides spatial resolution at the diffraction limit, which allows the study of microecological interactions with a minimum target width of 5 pm. Many species that contribute substantially to ecosystem productivity and nutrient cycling require this optical advantage. This spatial resolution can also provide insight into physiological advantages of various algal growth forms. For example, it allows the measurement of individuals within a colony. We used synchrotron confocal IMS to measure the response of two dominant algal species from a stream biofilm to a reduction in nutrient availability: Achnanthes affinis, a single cell (5 x 10 mu m) diatom, and Fragilaria virescens, a colonial diatom (5 x 50 mu m cells connected lengthwise). Initially, both species had similar variation in relative nutritional pools, but had unique changes in their relative carbohydrate, phosphorous compound, and lipid concentrations over time. F. virescens individuals were more similar to others within the same colony than to individuals in other colonies. The response of F virescens colonies varied with colony length, as long colonies had a stronger response than short colonies. Synchrotron IMS spatial resolution allows the biochemical analysis of smaller and more closely associated algae, and increases the ability to predict how algal communities will be affected by changing environmental conditions.&quot;,&quot;URL&quot;:&quot;http://www.spectroscopyonline.com/node/221867&quot;,&quot;ISSN&quot;:&quot;08876703&quot;,&quot;journalAbbreviation&quot;:&quot;Spectroscopy&quot;,&quot;author&quot;:[{&quot;family&quot;:&quot;Murdock&quot;,&quot;given&quot;:&quot;Justin N.&quot;},{&quot;family&quot;:&quot;Dodds&quot;,&quot;given&quot;:&quot;Walter K.&quot;},{&quot;family&quot;:&quot;Reffner&quot;,&quot;given&quot;:&quot;John A.&quot;},{&quot;family&quot;:&quot;Wetzel&quot;,&quot;given&quot;:&quot;David L.&quot;}],&quot;issued&quot;:{&quot;date-parts&quot;:[[&quot;2010&quot;,10]]},&quot;accessed&quot;:{&quot;date-parts&quot;:[[&quot;2014&quot;,10,2]]}}}],&quot;schema&quot;:&quot;https://github.com/citation-style-language/schema/raw/master/csl-citation.json&quot;} RNDbO3kgYAi9G"/><text:span text:style-name="T310">.</text:span></text:p>
      <text:p text:style-name="P34"><text:span text:style-name="T310">Furthermore, it is possible that diatom capsules serve as a common nutrient pool to the satellite bacteria in a mutualistic relationship </text:span><text:reference-mark-start text:name="ZOTERO_ITEM CSL_CITATION {&quot;citationID&quot;:&quot;1eovgmab9q&quot;,&quot;properties&quot;:{&quot;formattedCitation&quot;:&quot;([Bruckner et al., 2008](http://aem.asm.org/content/74/24/7740.full))&quot;,&quot;plainCitation&quot;:&quot;([Bruckner et al., 2008](http://aem.asm.org/content/74/24/7740.full))&quot;},&quot;citationItems&quot;:[{&quot;id&quot;:32,&quot;uris&quot;:[&quot;http://zotero.org/users/108874/items/8C2KGNDK&quot;],&quot;uri&quot;:[&quot;http://zotero.org/users/108874/items/8C2KGNDK&quot;],&quot;itemData&quot;:{&quot;id&quot;:32,&quot;type&quot;:&quot;article-journal&quot;,&quot;title&quot;:&quot;Bacteria Associated with Benthic Diatoms from Lake Constance: Phylogeny and Influences on Diatom Growth and Secretion of Extracellular Polymeric Substances&quot;,&quot;container-title&quot;:&quot;Applied and Environmental Microbiology&quot;,&quot;page&quot;:&quot;7740-7749&quot;,&quot;volume&quot;:&quot;74&quot;,&quot;issue&quot;:&quot;24&quot;,&quot;source&quot;:&quot;PubMed Central&quot;,&quot;abstract&quot;:&quot;The composition of diatom-associated bacterial communities was studied with 14 different unialgal xenic diatom cultures isolated from freshwater epilithic biofilms of Lake Constance, Germany. A clear dominance of Alphaproteobacteria was observed, followed by Betaproteobacteria, Gammaproteobacteria, Bacteroidetes, and Verrucomicrobia. Pure cultures of the diatom Cymbella microcephala, which was found to be dominant in epilithic biofilms in Lake Constance, were cocultivated with six associated bacterial strains. All these bacterial strains were able to grow in C. microcephala cultures in the absence of organic cosubstrates. Diatom growth was generally enhanced in the presence of bacteria, and polysaccharide secretion was generally increased in the presence of Proteobacteria. The monomer composition of extracellular polysaccharides of C. microcephala changed in relation to the presence of different bacteria, but the dominant monomers were less affected. Our results indicate that these changes were caused by the diatom itself rather than by specific bacterial degradation. One Bacteroidetes strain strongly influenced carbohydrate secretion by the alga via extracellular soluble compounds. Biofilms were formed only in the presence of bacteria. Phylogenetic analysis and coculture studies indicate an adaptation of Proteobacteria and Bacteroidetes to the microenvironment created by the diatom biofilm.&quot;,&quot;URL&quot;:&quot;http://aem.asm.org/content/74/24/7740.full&quot;,&quot;DOI&quot;:&quot;10.1128/AEM.01399-08&quot;,&quot;ISSN&quot;:&quot;0099-2240&quot;,&quot;note&quot;:&quot;PMID: 18931294\nPMCID: PMC2607161&quot;,&quot;shortTitle&quot;:&quot;Bacteria Associated with Benthic Diatoms from Lake Constance&quot;,&quot;journalAbbreviation&quot;:&quot;Appl Environ Microbiol&quot;,&quot;author&quot;:[{&quot;family&quot;:&quot;Bruckner&quot;,&quot;given&quot;:&quot;Christian G.&quot;},{&quot;family&quot;:&quot;Bahulikar&quot;,&quot;given&quot;:&quot;Rahul&quot;},{&quot;family&quot;:&quot;Rahalkar&quot;,&quot;given&quot;:&quot;Monali&quot;},{&quot;family&quot;:&quot;Schink&quot;,&quot;given&quot;:&quot;Bernhard&quot;},{&quot;family&quot;:&quot;Kroth&quot;,&quot;given&quot;:&quot;Peter G.&quot;}],&quot;issued&quot;:{&quot;date-parts&quot;:[[&quot;2008&quot;,12]]},&quot;accessed&quot;:{&quot;date-parts&quot;:[[&quot;2013&quot;,2,27]]},&quot;PMID&quot;:&quot;18931294&quot;,&quot;PMCID&quot;:&quot;PMC2607161&quot;}}],&quot;schema&quot;:&quot;https://github.com/citation-style-language/schema/raw/master/csl-citation.json&quot;} RNDbNYA0IY6lR"/><text:span text:style-name="T310">([Bruckner et al., 2008](http://aem.asm.org/content/74/24/7740.full))</text:span><text:reference-mark-end text:name="ZOTERO_ITEM CSL_CITATION {&quot;citationID&quot;:&quot;1eovgmab9q&quot;,&quot;properties&quot;:{&quot;formattedCitation&quot;:&quot;([Bruckner et al., 2008](http://aem.asm.org/content/74/24/7740.full))&quot;,&quot;plainCitation&quot;:&quot;([Bruckner et al., 2008](http://aem.asm.org/content/74/24/7740.full))&quot;},&quot;citationItems&quot;:[{&quot;id&quot;:32,&quot;uris&quot;:[&quot;http://zotero.org/users/108874/items/8C2KGNDK&quot;],&quot;uri&quot;:[&quot;http://zotero.org/users/108874/items/8C2KGNDK&quot;],&quot;itemData&quot;:{&quot;id&quot;:32,&quot;type&quot;:&quot;article-journal&quot;,&quot;title&quot;:&quot;Bacteria Associated with Benthic Diatoms from Lake Constance: Phylogeny and Influences on Diatom Growth and Secretion of Extracellular Polymeric Substances&quot;,&quot;container-title&quot;:&quot;Applied and Environmental Microbiology&quot;,&quot;page&quot;:&quot;7740-7749&quot;,&quot;volume&quot;:&quot;74&quot;,&quot;issue&quot;:&quot;24&quot;,&quot;source&quot;:&quot;PubMed Central&quot;,&quot;abstract&quot;:&quot;The composition of diatom-associated bacterial communities was studied with 14 different unialgal xenic diatom cultures isolated from freshwater epilithic biofilms of Lake Constance, Germany. A clear dominance of Alphaproteobacteria was observed, followed by Betaproteobacteria, Gammaproteobacteria, Bacteroidetes, and Verrucomicrobia. Pure cultures of the diatom Cymbella microcephala, which was found to be dominant in epilithic biofilms in Lake Constance, were cocultivated with six associated bacterial strains. All these bacterial strains were able to grow in C. microcephala cultures in the absence of organic cosubstrates. Diatom growth was generally enhanced in the presence of bacteria, and polysaccharide secretion was generally increased in the presence of Proteobacteria. The monomer composition of extracellular polysaccharides of C. microcephala changed in relation to the presence of different bacteria, but the dominant monomers were less affected. Our results indicate that these changes were caused by the diatom itself rather than by specific bacterial degradation. One Bacteroidetes strain strongly influenced carbohydrate secretion by the alga via extracellular soluble compounds. Biofilms were formed only in the presence of bacteria. Phylogenetic analysis and coculture studies indicate an adaptation of Proteobacteria and Bacteroidetes to the microenvironment created by the diatom biofilm.&quot;,&quot;URL&quot;:&quot;http://aem.asm.org/content/74/24/7740.full&quot;,&quot;DOI&quot;:&quot;10.1128/AEM.01399-08&quot;,&quot;ISSN&quot;:&quot;0099-2240&quot;,&quot;note&quot;:&quot;PMID: 18931294\nPMCID: PMC2607161&quot;,&quot;shortTitle&quot;:&quot;Bacteria Associated with Benthic Diatoms from Lake Constance&quot;,&quot;journalAbbreviation&quot;:&quot;Appl Environ Microbiol&quot;,&quot;author&quot;:[{&quot;family&quot;:&quot;Bruckner&quot;,&quot;given&quot;:&quot;Christian G.&quot;},{&quot;family&quot;:&quot;Bahulikar&quot;,&quot;given&quot;:&quot;Rahul&quot;},{&quot;family&quot;:&quot;Rahalkar&quot;,&quot;given&quot;:&quot;Monali&quot;},{&quot;family&quot;:&quot;Schink&quot;,&quot;given&quot;:&quot;Bernhard&quot;},{&quot;family&quot;:&quot;Kroth&quot;,&quot;given&quot;:&quot;Peter G.&quot;}],&quot;issued&quot;:{&quot;date-parts&quot;:[[&quot;2008&quot;,12]]},&quot;accessed&quot;:{&quot;date-parts&quot;:[[&quot;2013&quot;,2,27]]},&quot;PMID&quot;:&quot;18931294&quot;,&quot;PMCID&quot;:&quot;PMC2607161&quot;}}],&quot;schema&quot;:&quot;https://github.com/citation-style-language/schema/raw/master/csl-citation.json&quot;} RNDbNYA0IY6lR"/><text:span text:style-name="T310">. Therefore, competition between individual diatom cells for re-mineralising bacteria could occur. Nutrient-limited, but still photosynthetically active diatom cells may produce predominantly insoluble carbohydrates to foster close attachment of heterotrophic bacteria that re-mineralise EPS or secrete vitamins.</text:span></text:p>
      <text:p text:style-name="P24">Our finding that bacteria attach preferentially to capsules strengthens the argument that capsules play a role in the inter-kingdom relationship of satellite bacteria and benthic diatoms. Whether this relationship is antagonistic, mutualistic or commensal in nature remains to be <text:soft-page-break/>elucidated. Labelling experiments with isotopes or fluorophores may assist in the determination of carbohydrate fluxes from the diatom's EPS structures to bacteria feeding on those.</text:p>
      <text:h text:style-name="P37" text:outline-level="1">Acknowledgements</text:h>
      <text:p text:style-name="P25">We thank Joachim Hentschel, Lauretta Nejedli and Michael Laumann of the Electron Microscopy Center of the University of Konstanz for sample preparation, SEM and EDX device operations, <text:span text:style-name="T366">and</text:span> insightful discussions, <text:span text:style-name="T366">as well as</text:span> Ansgar Gruber and Carolina Rio Bartulos for helpful ideas and suggestions. <text:span text:style-name="T378">Our gratitude also belongs to</text:span> two anonymous reviewers <text:span text:style-name="T383">whose </text:span>valuable suggestions improved <text:span text:style-name="T379">this</text:span> manuscrip<text:span text:style-name="T378">t greatly.</text:span></text:p>
      <text:h text:style-name="P47" text:outline-level="2">References</text:h>
      <text:section text:style-name="Sect1" text:name="ZOTERO_BIBL {&quot;custom&quot;:[]} CSL_BIBLIOGRAPHY RND70GnCihnfB">
        <text:p text:style-name="Bibliography_20_1"><text:span text:style-name="T317">* Amin SA, Parker MS, Armbrust EV. 2012. [Interactions between Diatoms and Bacteria](http://mmbr.asm.org/content/76/3/667)</text:span></text:p>
        <text:p text:style-name="Bibliography_20_1">* Arnould O, Hild F. 2007. [On the measurement by EDX of diffusion profiles of Ni/Cu assemblies](http://arxiv.org/abs/0712.3636)</text:p>
        <text:p text:style-name="Bibliography_20_1">* Bahulikar RA. 2006. [Diatoms from littoral zone of Lake Constance: diversity, phylogeny, extracellular polysaccharides and bacterial associations](http://kops.ub.uni-konstanz.de/handle/urn:nbn:de:bsz:352-opus-23773)</text:p>
        <text:p text:style-name="Bibliography_20_1">* Bell WH, Lang JM, Mitchell R. 1974. [Selective stimulation of marine bacteria by algal extracellular products](http://www.aslo.org/lo/toc/vol_19/issue_5/0833.html)</text:p>
        <text:p text:style-name="Bibliography_20_1">* Bosak S, Pletikapić G, Hozić A, Svetličić V, Sarno D, Viličić D. 2012. [A Novel Type of Colony Formation in Marine Planktonic Diatoms Revealed by Atomic Force Microscopy](http://dx.doi.org/10.1371/journal.pone.0044851)</text:p>
        <text:p text:style-name="Bibliography_20_1">* Bradbury J. 2004. [Nature’s Nanotechnologists: Unveiling the Secrets of Diatoms](http://dx.doi.org/10.1371/journal.pbio.0020306)</text:p>
        <text:p text:style-name="Bibliography_20_1">* Bruckner CG, Bahulikar R, Rahalkar M, Schink B, Kroth PG. 2008. [Bacteria Associated with Benthic Diatoms from Lake Constance: Phylogeny and Influences on Diatom Growth and Secretion of Extracellular Polymeric Substances](http://aem.asm.org/content/74/24/7740.full)</text:p>
        <text:p text:style-name="Bibliography_20_1"><text:soft-page-break/>* Bruckner CG, Rehm C, Grossart H, Kroth PG. 2011. [Growth and release of extracellular organic compounds by benthic diatoms depend on interactions with bacteria](http://onlinelibrary.wiley.com/doi/10.1111/j.1462-2920.2010.02411.x/full)</text:p>
        <text:p text:style-name="Bibliography_20_1">* Bruckner CG, Kroth PG. 2009. [Protocols for the Removal of Bacteria from Freshwater Benthic Diatom Cultures](http://onlinelibrary.wiley.com/doi/10.1111/j.1529-8817.2009.00708.x/abstract)</text:p>
        <text:p text:style-name="Bibliography_20_1">* Buhmann M, Kroth PG, Schleheck D. 2012. [Photoautotrophic–heterotrophic biofilm communities: a laboratory incubator designed for growing axenic diatoms and bacteria in defined mixed-species biofilms](http://onlinelibrary.wiley.com/doi/10.1111/j.1758-2229.2011.00315.x/abstract)</text:p>
        <text:p text:style-name="Bibliography_20_1">* Cantonati M, Angeli N, Virtanen L, Wojtal AZ, Gabrieli J, Falasco E, Lavoie I, Morin S, Marchetto A, Fortin C, Smirnova S. 2014. [Diatom <text:span text:style-name="T150">Achnanthidium minutissimum</text:span><text:span text:style-name="T131"> (Bacillariophyta) valve deformities as indicators of metal enrichment in diverse widely-distributed freshwater habitats](http://www.sciencedirect.com/science/article/pii/S0048969713011625)</text:span></text:p>
        <text:p text:style-name="Bibliography_20_1"><text:span text:style-name="T131">* Chandrasekaran S, Sweetman MJ, Kant K, Skinner W, Losic D, Nann T, Voelcker NH. 2014. [Silicon diatom frustules as nanostructured photoelectrodes](http://pubs.rsc.org/en/content/articlelanding/2014/cc/c4cc04470c)</text:span></text:p>
        <text:p text:style-name="Bibliography_20_1"><text:span text:style-name="T131">* Crawford SA, Higgins MJ, Mulvaney P, Wetherbee R. 2001. [Nanostructure of the Diatom Frustule as Revealed by Atomic Force and Scanning Electron Microscopy](http://onlinelibrary.wiley.com/doi/10.1046/j.1529-8817.2001.037004543.x/abstract)</text:span></text:p>
        <text:p text:style-name="Bibliography_20_1"><text:span text:style-name="T131">* Cyr H, Morton KE. 2006. [Distribution of biofilm exopolymeric substances in littoral sediments of Canadian Shield lakes: the effects of light and substrate](http://www.nrcresearchpress.com/doi/abs/10.1139/f06-079)</text:span></text:p>
        <text:p text:style-name="Bibliography_20_1"><text:span text:style-name="T131">* Czarnecki DB. 1994. [The freshwater diatoms culture collection at Loras College, Dubuque, Iowa](http://www.algaebase.org/search/species/detail/?species_id=Ge79396858528c750)</text:span></text:p>
        <text:p text:style-name="Bibliography_20_1"><text:span text:style-name="T131">* Daniel GF, Chamberlain AHL, Jones EBG. 1987. [Cytochemical and electron microscopical </text:span><text:soft-page-break/><text:span text:style-name="T131">observations on the adhesive materials of marine fouling diatoms](http://www.tandfonline.com/doi/abs/10.1080/00071618700650131)</text:span></text:p>
        <text:p text:style-name="Bibliography_20_1"><text:span text:style-name="T131">* Falasco E, Bona F, Ginepro M, Hoffmann L, Ector L. 2009. [Morphological abnormalities of diatom silica walls in relation to heavy metal contamination and artificial growth conditions](http://www.ajol.info/index.php/wsa/article/view/49185)</text:span></text:p>
        <text:p text:style-name="Bibliography_20_1"><text:span text:style-name="T131">* Field CB, Behrenfeld MJ, Randerson JT, Falkowski P. 1998. [Primary Production of the Biosphere: Integrating Terrestrial and Oceanic Components](http://www.sciencemag.org/content/281/5374/237)</text:span></text:p>
        <text:p text:style-name="Bibliography_20_1"><text:span text:style-name="T131">* Gardner KH, Blackwell J. 1971. [The substructure of crystalline cellulose and chitin microfibrils](http://onlinelibrary.wiley.com/doi/10.1002/polc.5070360124/abstract)</text:span></text:p>
        <text:p text:style-name="Bibliography_20_1"><text:span text:style-name="T131">* Geitler L. 1932. [Der Formwechsel der pennaten Diatomeen (Kieselalgen)](https://books.google.de/books?id=RZULAQAAIAAJ)</text:span></text:p>
        <text:p text:style-name="Bibliography_20_1"><text:span text:style-name="T131">* Geitler L. 1977. [Entwicklungsgeschichtliche Eigentümlichkeiten einiger </text:span><text:span text:style-name="T150">Achnanthes</text:span><text:span text:style-name="T131">-Arten (Diatomeae)](http://link.springer.com/article/10.1007/BF00986291)</text:span></text:p>
        <text:p text:style-name="Bibliography_20_1"><text:span text:style-name="T131">* Gordon R, Drum RW. 1970. [A Capillarity Mechanism for Diatom Gliding Locomotion](http://www.pnas.org/content/67/1/338)</text:span></text:p>
        <text:p text:style-name="Bibliography_20_1"><text:span text:style-name="T131">* Guerra MBB, Schaefer CEGR, Carvalho GGA de, Souza PF de, Júnior DS, Nunes LC, Krug FJ. 2013. [Evaluation of micro-energy dispersive X-ray fluorescence spectrometry for the analysis of plant materials](http://pubs.rsc.org/en/content/articlelanding/2013/ja/c3ja50084e)</text:span></text:p>
        <text:p text:style-name="Bibliography_20_1"><text:span text:style-name="T131">* Herth W. 1979. [The site of β-chitin fibril formation in centric diatoms. II. The chitin-forming cytoplasmic structures](http://www.sciencedirect.com/science/article/pii/S0022532079901382)</text:span></text:p>
        <text:p text:style-name="Bibliography_20_1"><text:span text:style-name="T131">* Higgins MJ, Sader JE, Mulvaney P, Wetherbee R. 2003. [Probing the Surface of Living Diatoms with Atomic Force Microscopy: The Nanostructure and Nanomechanical Properties of the Mucilage Layer](http://onlinelibrary.wiley.com/doi/10.1046/j.1529-8817.2003.02163.x/abstract)</text:span></text:p>
        <text:p text:style-name="Bibliography_20_1"><text:span text:style-name="T131">* Hlúbiková D, Ector L, Hoffmann L. 2011. [Examination of the type material of some </text:span><text:soft-page-break/><text:span text:style-name="T131">diatom species related to </text:span><text:span text:style-name="T150">Achnanthidium minutissimum</text:span><text:span text:style-name="T131"> (Kütz.) Czarn. (Bacillariophyceae)](http://dx.doi.org/10.1127/1864-1318/2011/0136-0019)</text:span></text:p>
        <text:p text:style-name="Bibliography_20_1"><text:span text:style-name="T131">* Hoagland KD, Rosowski JR, Gretz MR, Roemer SC. 1993. [Diatom Extracellular Polymeric Substances: Function, Fine Structure, Chemistry, and Physiology](http://onlinelibrary.wiley.com/doi/10.1111/j.0022-3646.1993.00537.x/abstract)</text:span></text:p>
        <text:p text:style-name="Bibliography_20_1"><text:span text:style-name="T131">* Johnson RE, Tuchman NC, Peterson CG. 1997. [Changes in the Vertical Microdistribution of Diatoms within a Developing Periphyton Mat](http://www.jstor.org/stable/1468140)</text:span></text:p>
        <text:p text:style-name="Bibliography_20_1"><text:span text:style-name="T131">* Kaplan JB, Fine DH. 2002. [Biofilm Dispersal of </text:span><text:span text:style-name="T150">Neisseria subflava</text:span><text:span text:style-name="T131"> and Other Phylogenetically Diverse Oral Bacteria](http://aem.asm.org/content/68/10/4943)</text:span></text:p>
        <text:p text:style-name="Bibliography_20_1"><text:span text:style-name="T131">* Krammer K, Lange-Bertalot H. 1991. [</text:span><text:span text:style-name="T150">Süßwasserflora von Mitteleuropa, Bacillariophyceae. Achnanthaceae. Kritische Ergänzungen zu </text:span><text:span text:style-name="T131">Navicula</text:span><text:span text:style-name="T150"> (</text:span><text:span text:style-name="T131">Lineolatae</text:span><text:span text:style-name="T150">) und </text:span><text:span text:style-name="T131">Gomphonema](https://books.google.de/books?id=bjY7QAAACAAJ)</text:span></text:p>
        <text:p text:style-name="Bibliography_20_1"><text:span text:style-name="T131">* Lewin JC. 1955. [The Capsule of the Diatom </text:span><text:span text:style-name="T150">Navicula pelliculosa</text:span><text:span text:style-name="T131">](http://mic.sgmjournals.org/content/13/1/162)</text:span></text:p>
        <text:p text:style-name="Bibliography_20_1"><text:span text:style-name="T131">* Lubarsky HV, Hubas C, Chocholek M, Larson F, Manz W, Paterson DM, Gerbersdorf SU. 2010. [The Stabilisation Potential of Individual and Mixed Assemblages of Natural Bacteria and Microalgae](http://dx.doi.org/10.1371/journal.pone.0013794)</text:span></text:p>
        <text:p text:style-name="Bibliography_20_1"><text:span text:style-name="T131">* MacDonald JD. 1869. [On the structure of the Diatomaceous frustule, and its genetic cycle](http://www.tandfonline.com/doi/abs/10.1080/00222936908695866)</text:span></text:p>
        <text:p text:style-name="Bibliography_20_1"><text:span text:style-name="T131">* Mann DG. 1999. [The species concept in diatoms](http://www.phycologia.org/doi/abs/10.2216/i0031-8884-38-6-437.1)</text:span></text:p>
        <text:p text:style-name="Bibliography_20_1"><text:span text:style-name="T131">* Mayama S, Kobayasi H. 1989. [Sequential Valve Development in the Monoraphid Diatom </text:span><text:span text:style-name="T150">Achnanthes minutissima</text:span><text:span text:style-name="T131"> Var. </text:span><text:span text:style-name="T150">Saprophila</text:span><text:span text:style-name="T131">](http://dx.doi.org/10.1080/0269249X.1989.9705056)</text:span></text:p>
        <text:p text:style-name="Bibliography_20_1"><text:span text:style-name="T131">* Molino PJ, Wetherbee R. 2008. [The biology of biofouling diatoms and their role in the development of microbial slimes](http://www.tandfonline.com/doi/abs/10.1080/08927010802254583)</text:span></text:p>
        <text:p text:style-name="Bibliography_20_1"><text:soft-page-break/><text:span text:style-name="T131">* Morin S, Coste M, Hamilton PB. 2008. [Scanning Electron Microscopy Observations of Deformities in Small Pennate Diatoms Exposed to High Cadmium Concentrations](http://onlinelibrary.wiley.com/doi/10.1111/j.1529-8817.2008.00587.x/abstract)</text:span></text:p>
        <text:p text:style-name="Bibliography_20_1"><text:span text:style-name="T131">* Murdock JN, Dodds WK, Reffner JA, Wetzel DL. 2010. [Measuring Cellular-Scale Nutrient Distribution in Algal Biofilms with Synchrotron Confocal Infrared Microspectroscopy](http://www.spectroscopyonline.com/node/221867)</text:span></text:p>
        <text:p text:style-name="Bibliography_20_1"><text:span text:style-name="T131">* Myklestad S, Holm-Hansen O, Vårum KM, Volcani BE. 1989. [Rate of release of extracellular amino acids and carbohydrates from the marine diatom </text:span><text:span text:style-name="T150">Chaetoceros affinis</text:span><text:span text:style-name="T131">](http://plankt.oxfordjournals.org/content/11/4/763)</text:span></text:p>
        <text:p text:style-name="Bibliography_20_1"><text:span text:style-name="T131">* Patrick R, Reimer CW. 1966. [</text:span><text:span text:style-name="T150">The diatoms of the United States</text:span><text:span text:style-name="T131">](https://repositories.tdl.org/tamug-ir/handle/1969.3/20795)</text:span></text:p>
        <text:p text:style-name="Bibliography_20_1"><text:span text:style-name="T131">* Pfitzer E. 1871. [</text:span><text:span text:style-name="T150">Untersuchungen über Bau und Entwicklung der Bacillariaceen (Diatomaceen)</text:span><text:span text:style-name="T131">](http://books.google.de/books?id=DT89AQAAMAAJ)</text:span></text:p>
        <text:p text:style-name="Bibliography_20_1"><text:span text:style-name="T131">* Potapova M, Hamilton PB. 2007. [Morphological and Ecological Variation Within the </text:span><text:span text:style-name="T150">Achnanthidium minutissimum</text:span><text:span text:style-name="T131"> (Bacillariophyceae) Species Complex](http://onlinelibrary.wiley.com/doi/10.1111/j.1529-8817.2007.00332.x/abstract)</text:span></text:p>
        <text:p text:style-name="Bibliography_20_1"><text:span text:style-name="T131">* R Development Core Team. 2011. [</text:span><text:span text:style-name="T150">R: A language and environment for statistical computing</text:span><text:span text:style-name="T131">](http://www.R-project.org/)</text:span></text:p>
        <text:p text:style-name="Bibliography_20_1"><text:span text:style-name="T131">* Round FE, Bukhtiyarova L. 1996. [Four New Genera Based on </text:span><text:span text:style-name="T150">Achnanthes</text:span><text:span text:style-name="T131"> (</text:span><text:span text:style-name="T150">Achnanthidium</text:span><text:span text:style-name="T131">) Together with a Re-Definition of </text:span><text:span text:style-name="T150">Achnanthidium</text:span><text:span text:style-name="T131">](http://www.tandfonline.com/doi/abs/10.1080/0269249X.1996.9705389)</text:span></text:p>
        <text:p text:style-name="Bibliography_20_1"><text:span text:style-name="T131">* Schlösser UG. 1994. [SAG - Sammlung von Algenkulturen at the University of Göttingen Catalogue of Strains 1994](http://onlinelibrary.wiley.com/doi/10.1111/j.1438-8677.1994.tb00784.x/abstract)</text:span></text:p>
        <text:p text:style-name="Bibliography_20_1"><text:span text:style-name="T131">* Staats N, Stal LJ, Winder B de, Mur LR. 2000. [Oxygenic photosynthesis as driving process in exopolysaccharide production of benthic diatoms](http://www.int-res.com/abstracts/meps/v193/p261-269/)</text:span></text:p>
        <text:p text:style-name="Bibliography_20_1"><text:span text:style-name="T131">* Stewart PS. 2003. [Diffusion in Biofilms](http://jb.asm.org/content/185/5/1485)</text:span></text:p>
        <text:p text:style-name="Bibliography_20_1"><text:soft-page-break/><text:span text:style-name="T131">* Toyoda K, Idei M, Nagumo T, Tanaka J. 2005. [Fine-structure of the vegetative frustule, perizonium and initial valve of </text:span><text:span text:style-name="T150">Achnanthes yaquinensis</text:span><text:span text:style-name="T131"> (Bacillariophyta)](http://dx.doi.org/10.1080/09670260500150511)</text:span></text:p>
        <text:p text:style-name="Bibliography_20_1"><text:span text:style-name="T131">* Toyoda K, Williams DM, Tanaka J, Nagumo T. 2006. [Morphological investigations of the frustule, perizonium and initial valves of the freshwater diatom </text:span><text:span text:style-name="T150">Achnanthes crenulata</text:span><text:span text:style-name="T131"> Grunow (Bacillariophyceae)](http://onlinelibrary.wiley.com/doi/10.1111/j.1440-1835.2006.00420.x/abstract)</text:span></text:p>
        <text:p text:style-name="Bibliography_20_1"><text:span text:style-name="T131">* Wang Y, Lu J, Mollet JC, Gretz MR, Hoagland KD. 1997. [Extracellular Matrix Assembly in Diatoms (Bacillariophyceae) II. 2,6-Dichlorobenzonitrile Inhibition of Motility and Stalk Production in the Marine Diatom </text:span><text:span text:style-name="T150">Achnanthes longipes</text:span><text:span text:style-name="T131">](http://www.plantphysiol.org/content/113/4/1071)</text:span></text:p>
        <text:p text:style-name="Bibliography_20_1"><text:span text:style-name="T131">* Wang Y, Chen Y, Lavin C, Gretz MR. 2000. [Extracellular matrix assembly in diatoms (Bacillariophyceae). IV. Ultrastructure of </text:span><text:span text:style-name="T150">Achnanthes longipes</text:span><text:span text:style-name="T131"> and </text:span><text:span text:style-name="T150">Cymbella cistula</text:span><text:span text:style-name="T131"> as revealed by high-pressure freezing/freeze substitution and cryo-field emission scanning electron microscopy](http://onlinelibrary.wiley.com/doi/10.1046/j.1529-8817.2000.99102.x/abstract)</text:span></text:p>
        <text:p text:style-name="Bibliography_20_1"><text:span text:style-name="T131">* Wetherbee R, Lind JL, Burke J, Quatrano RS. 1998. [Minireview—The first kiss: Establishment and control of initial adhesion by raphid diatoms](http://dx.doi.org/10.1046/j.1529-8817.1998.340009.x)</text:span></text:p>
        <text:p text:style-name="Bibliography_20_1"><text:span text:style-name="T131">* Wickham H. 2009. [</text:span><text:span text:style-name="T150">ggplot2: Elegant Graphics for Data Analysis</text:span><text:span text:style-name="T131">](http://ggplot2.org/book/)</text:span></text:p>
        <text:p text:style-name="Bibliography_20_1"><text:span text:style-name="T131">* Widdows J, Brinsley M. 2002. [Impact of biotic and abiotic processes on sediment dynamics and the consequences to the structure and functioning of the intertidal zone](http://www.sciencedirect.com/science/article/pii/S138511010200148X)</text:span></text:p>
        <text:p text:style-name="Bibliography_20_1"><text:span text:style-name="T131">* Willis A, Chiovitti A, Dugdale TM, Wetherbee R. 2013. [Characterization of the extracellular matrix of </text:span><text:span text:style-name="T150">Phaeodactylum tricornutum</text:span><text:span text:style-name="T131"> (Bacillariophyceae): structure, composition, and adhesive characteristics](http://onlinelibrary.wiley.com/doi/10.1111/jpy.12103/abstract)</text:span></text:p>
        <text:p text:style-name="Bibliography_20_1"><text:span text:style-name="T131">* Windler M, Bova D, Kryvenda A, Straile D, Gruber A, Kroth PG. 2014. [Influence of </text:span><text:soft-page-break/><text:span text:style-name="T131">bacteria on cell size development and morphology of cultivated diatoms](http://onlinelibrary.wiley.com/doi/10.1111/pre.12059/abstract)</text:span></text:p>
        <text:p text:style-name="Bibliography_20_1"><text:span text:style-name="T131">* Windler M, Leinweber K, Rio Bartulos C, Philipp B, Kroth P. 2015. [Biofilm and Capsule Formation of the Diatom </text:span><text:span text:style-name="T150">Achnanthidium minutissimum</text:span><text:span text:style-name="T131"> Are Affected by a Bacterium](http://onlinelibrary.wiley.com/doi/10.1111/jpy.12280/abstract)</text:span></text:p>
        <text:p text:style-name="Bibliography_20_1"><text:span text:style-name="T131">* Windler M, Gruber A, Kroth PG. 2012. [Purification of benthic diatoms from associated bacteria using the antibiotic imipenem](http://kops.uni-konstanz.de/handle/123456789/21968)</text:span></text:p>
        <text:p text:style-name="Bibliography_20_1"><text:span text:style-name="T131">* Wustman BA, Lind J, Wetherbee R, Gretz MR. 1998. [Extracellular Matrix Assembly in Diatoms (Bacillariophyceae) III. Organization of Fucoglucuronogalactans within the Adhesive Stalks of </text:span><text:span text:style-name="T150">Achnanthes longipes</text:span><text:span text:style-name="T131">](http://www.plantphysiol.org/content/116/4/1431)</text:span></text:p>
      </text:section>
      <text:p text:style-name="Bibliography_20_1"><text:span text:style-name="T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Times New Roman4"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start" style:justify-single-word="false" fo:orphans="2" fo:widows="2" fo:hyphenation-ladder-count="no-limit" fo:text-indent="0.499cm" style:auto-text-indent="false" style:page-number="auto"/>
      <style:text-properties style:font-name="Times New Roman1" fo:font-family="'Times New Roman'" style:font-style-name="Regular" style:font-family-generic="roman" style:font-pitch="variable" style:font-size-asian="10.5pt" fo:hyphenate="true" fo:hyphenation-remain-char-count="4" fo:hyphenation-push-char-count="4"/>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cm" fo:margin-bottom="0.499cm" loext:contextual-spacing="false" fo:line-height="150%" fo:text-align="center" style:justify-single-word="false">
        <style:tab-stops/>
      </style:paragraph-properties>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1cm" fo:margin-bottom="0.3cm" loext:contextual-spacing="false" fo:line-height="150%" fo:text-align="center" style:justify-single-word="false" style:page-number="auto"/>
      <style:text-properties fo:font-size="16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99cm" fo:margin-bottom="0.3cm" loext:contextual-spacing="false" fo:line-height="15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loext:contextual-spacing="false" fo:line-height="15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cm" loext:contextual-spacing="false" style:line-height-at-least="0.847cm" fo:text-indent="-1.27cm" style:auto-text-indent="false" style:page-number="auto">
        <style:tab-stops/>
      </style:paragraph-properties>
      <style:text-properties style:font-name="Times New Roman1" fo:font-family="'Times New Roman'" style:font-style-name="Regular" style:font-family-generic="roman" style:font-pitch="variable"/>
    </style:style>
    <style:style style:name="Figure" style:family="paragraph" style:parent-style-name="Caption" style:master-page-name="">
      <style:paragraph-properties fo:margin-top="0cm" fo:margin-bottom="0.25cm" loext:contextual-spacing="false" fo:line-height="150%" fo:text-align="start" style:justify-single-word="false" fo:hyphenation-ladder-count="no-limit" style:page-number="auto"/>
      <style:text-properties style:font-name="Times New Roman1" fo:font-family="'Times New Roman'" style:font-style-name="Regular" style:font-family-generic="roman" style:font-pitch="variable" fo:font-style="normal" fo:hyphenate="true" fo:hyphenation-remain-char-count="4" fo:hyphenation-push-char-count="4"/>
    </style:style>
    <style:style style:name="Frame_20_contents" style:display-name="Frame contents" style:family="paragraph" style:parent-style-name="Standard" style:class="extra"/>
    <style:style style:name="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199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fo:color="#808080" fo:font-size="10pt" officeooo:rsid="004d06f7" officeooo:paragraph-rsid="004d91a6" style:font-size-asian="10pt" style:font-size-complex="10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20</text:page-number> of <text:page-count>20</text:page-count> – <text:chapter text:display="name" text:outline-level="1">Acknowledgements</text:chapt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13:59:46.210654000</meta:creation-date>
    <meta:editing-cycles>232</meta:editing-cycles>
    <meta:editing-duration>P1DT3H20M1S</meta:editing-duration>
    <meta:keyword>Achnanthidium minutissimum</meta:keyword>
    <meta:keyword>diatom</meta:keyword>
    <meta:keyword>capsule</meta:keyword>
    <meta:keyword>EPS</meta:keyword>
    <meta:keyword>SEM</meta:keyword>
    <meta:generator>LibreOffice/4.4.1.2$Windows_x86 LibreOffice_project/45e2de17089c24a1fa810c8f975a7171ba4cd432</meta:generator>
    <dc:date>2015-03-07T14:50:10.266000000</dc:date>
    <dc:creator>Katrin </dc:creator>
    <meta:document-statistic meta:table-count="0" meta:image-count="0" meta:object-count="0" meta:page-count="20" meta:paragraph-count="125" meta:word-count="5089" meta:character-count="43178" meta:non-whitespace-character-count="38213"/>
    <meta:user-defined meta:name="ZOTERO_BREF_1Btn8RNYMbLL_1">ZOTERO_ITEM CSL_CITATION {"citationID":"W0qKCGFt","properties":{"formattedCitation":"([Wang et al., 1997](http://dx.doi.org/10.1104/pp.113.4.1071))","plainCitation":"([Wang et al., 1997](http://dx.doi.org/10.1104/pp.113.4.1071))"},"citationItems":[{"id":1</meta:user-defined>
    <meta:user-defined meta:name="ZOTERO_BREF_1Btn8RNYMbLL_10">ogs provides evidence of a direct relationship between polysaccharide synthesis and motility and permanent adhesion.","DOI":"10.1104/pp.113.4.1071","ISSN":"0032-0889, 1532-2548","note":"PMID: 12223661","journalAbbreviation":"Plant Physiol.","language":"en</meta:user-defined>
    <meta:user-defined meta:name="ZOTERO_BREF_1Btn8RNYMbLL_11">","author":[{"family":"Wang","given":"Y."},{"family":"Lu","given":"J."},{"family":"Mollet","given":"J. C."},{"family":"Gretz","given":"M. R."},{"family":"Hoagland","given":"K. D."}],"issued":{"date-parts":[["1997",4,1]]},"accessed":{"date-parts":[["2014",</meta:user-defined>
    <meta:user-defined meta:name="ZOTERO_BREF_1Btn8RNYMbLL_12">4,4]]},"PMID":"12223661"}}],"schema":"https://github.com/citation-style-language/schema/raw/master/csl-citation.json"}</meta:user-defined>
    <meta:user-defined meta:name="ZOTERO_BREF_1Btn8RNYMbLL_2" meta:value-type="string">64,"uris":["http://zotero.org/users/108874/items/VHKGFHA6"],"uri":["http://zotero.org/users/108874/items/VHKGFHA6"],"itemData":{"id":164,"type":"article-journal","title":"Extracellular Matrix Assembly in Diatoms (Bacillariophyceae) II. 2,6-Dichlorobenzoni</meta:user-defined>
    <meta:user-defined meta:name="ZOTERO_BREF_1Btn8RNYMbLL_3" meta:value-type="string">trile Inhibition of Motility and Stalk Production in the Marine Diatom &lt;i&gt;Achnanthes longipes&lt;/i&gt;","container-title":"Plant Physiology","page":"1071-1080","volume":"113","issue":"4","source":"www.plantphysiol.org","abstract":"The cellulose synthesis inhib</meta:user-defined>
    <meta:user-defined meta:name="ZOTERO_BREF_1Btn8RNYMbLL_4" meta:value-type="string">itor 2,6-dichlorobenzonitrile (DCB) and the DCB analogs 2-chloro-6-fluorobenzonitrile, 3-amino-2,6-dichlorobenzonitrile, and 5-dimethylamino-naphthalene-1-sulfonyl-(3-cyano-2, 4-dichloro)aniline (DCBF) inhibited extracellular adhesive production in the ma</meta:user-defined>
    <meta:user-defined meta:name="ZOTERO_BREF_1Btn8RNYMbLL_5" meta:value-type="string">rine diatom Achnanthes longipes, resulting in a loss of motility and a lack of permanent adhesion. The effect was fully reversible upon removal of the inhibitor, and cell growth was not affected at concentrations of inhibitors adequate to effectively inte</meta:user-defined>
    <meta:user-defined meta:name="ZOTERO_BREF_1Btn8RNYMbLL_6" meta:value-type="string">rrupt the adhesion sequence. Video microscopy revealed that the adhesion sequence was mediated by the export and assembly of polymers, and consisted of initial attachment followed by cell motility and eventual production of permanent adhesive structures i</meta:user-defined>
    <meta:user-defined meta:name="ZOTERO_BREF_1Btn8RNYMbLL_7" meta:value-type="string">n the form of stalks that elevated the diatom above the substratum. A. longipes adhesive polymers are primarily composed of noncellulosic polysaccharides (B.A. Wustman, M.R. Gretz, and K.D. Hoagland [1997] Plant Physiol 113: 1059–1069). These results, tog</meta:user-defined>
    <meta:user-defined meta:name="ZOTERO_BREF_1Btn8RNYMbLL_8" meta:value-type="string">ether with the discovery of DCB inhibition of extracellular matrix assembly in noncellulosic red algal unicells (S.M. Arad, O. Dubinsky, and B. Simon [1994] Phycologia 33: 158–162), indicate that DCB inhibits synthesis of noncellulosic extracellular polys</meta:user-defined>
    <meta:user-defined meta:name="ZOTERO_BREF_1Btn8RNYMbLL_9" meta:value-type="string">accharides. A fluorescent probe, DCBF, was synthesized and shown to inhibit adhesive polymer production in the same manner as DCB. DCBF specifically labeled an 18-kD polypeptide isolated from a membrane fraction. Inhibition of adhesion by DCB and its anal</meta:user-defined>
    <meta:user-defined meta:name="ZOTERO_BREF_1RXFPUe7xCze_1" meta:value-type="string">ZOTERO_ITEM CSL_CITATION {"citationID":"204k7d5ms0","properties":{"formattedCitation":"([Hoagland et al., 1993](http://dx.doi.org/10.1111/j.0022-3646.1993.00537.x))","plainCitation":"([Hoagland et al., 1993](http://dx.doi.org/10.1111/j.0022-3646.1993.0053</meta:user-defined>
    <meta:user-defined meta:name="ZOTERO_BREF_1RXFPUe7xCze_2" meta:value-type="string">7.x))"},"citationItems":[{"id":50,"uris":["http://zotero.org/users/108874/items/B5FKJTUQ"],"uri":["http://zotero.org/users/108874/items/B5FKJTUQ"],"itemData":{"id":50,"type":"article-journal","title":"Diatom Extracellular Polymeric Substances: Function, F</meta:user-defined>
    <meta:user-defined meta:name="ZOTERO_BREF_1RXFPUe7xCze_3" meta:value-type="string">ine Structure, Chemistry, and Physiology","container-title":"Journal of Phycology","page":"537-566","volume":"29","issue":"5","source":"Wiley Online Library","DOI":"10.1111/j.0022-3646.1993.00537.x","ISSN":"1529-8817","shortTitle":"Diatom Extracellular Po</meta:user-defined>
    <meta:user-defined meta:name="ZOTERO_BREF_1RXFPUe7xCze_4" meta:value-type="string">lymeric Substances","journalAbbreviation":"J. Phycol.","language":"en","author":[{"family":"Hoagland","given":"Kyle D."},{"family":"Rosowski","given":"James R."},{"family":"Gretz","given":"Michael R."},{"family":"Roemer","given":"Stephen C."}],"issued":{"</meta:user-defined>
    <meta:user-defined meta:name="ZOTERO_BREF_1RXFPUe7xCze_5" meta:value-type="string">date-parts":[["1993",10,1]]},"accessed":{"date-parts":[["2014",4,4]]}}}],"schema":"https://github.com/citation-style-language/schema/raw/master/csl-citation.json"}</meta:user-defined>
    <meta:user-defined meta:name="ZOTERO_BREF_1Y50zrn4rcp8_1" meta:value-type="string">ZOTERO_ITEM CSL_CITATION {"citationID":"xZ4WQi6s","properties":{"formattedCitation":"(MacDonald, 1869; Pfitzer, 1871; Geitler, 1932; Windler et al., 2014)","plainCitation":"(MacDonald, 1869; Pfitzer, 1871; Geitler, 1932; Windler et al., 2014)"},"citationI</meta:user-defined>
    <meta:user-defined meta:name="ZOTERO_BREF_1Y50zrn4rcp8_10" meta:value-type="string">., NaCl, the effect on size and form was noted. The different axes of the diatoms, in the course of several generations, varied disproportionately, depending upon the species and upon environmental conditions, with the result in any single species of a de</meta:user-defined>
    <meta:user-defined meta:name="ZOTERO_BREF_1Y50zrn4rcp8_11" meta:value-type="string">cided change of form and size in many cases. Within a particular size range sexual reproduction and auxospore formation were induced. With such cells as became smaller than the particular species size range for auxospore formation, the latter became precl</meta:user-defined>
    <meta:user-defined meta:name="ZOTERO_BREF_1Y50zrn4rcp8_12" meta:value-type="string">uded, and further diminution resulted in a minimum size for the species, after which these small-sized cells died off, revivescence being impossible. The longer axis of the cell diminishes more rapidly than the shorter, resulting in a relative broadening </meta:user-defined>
    <meta:user-defined meta:name="ZOTERO_BREF_1Y50zrn4rcp8_13" meta:value-type="string">of the shell with tendency to rounding and smoothing of irregularities of contour. With the change in cell size and shape came a corresponding change in relative size and shape of the cell contents, and frequently in their position as well, e.g., a tenden</meta:user-defined>
    <meta:user-defined meta:name="ZOTERO_BREF_1Y50zrn4rcp8_14" meta:value-type="string">cy to simplification and shifting of chromatophores and nucleus because of the crowded condition of smaller cells. Size relationships and reproduction could to some extent be controlled by concentration of nutritive substance and light intensity. A change</meta:user-defined>
    <meta:user-defined meta:name="ZOTERO_BREF_1Y50zrn4rcp8_15" meta:value-type="string"> in concentration of a particular nutrient constituent or factor, as NaCl, rather than simply the amount itself, could induce reproduction or shell formation. In cases where either was inhibited revivescence could be brought about by transfer to new mediu</meta:user-defined>
    <meta:user-defined meta:name="ZOTERO_BREF_1Y50zrn4rcp8_16" meta:value-type="string">m of different concentration. The possibility is suggested that the developmental cycle of the Centrales is essentially similar to that of the Pennales. Sexual differentiation and sex determination are discussed in detail. Evidence points to sex determina</meta:user-defined>
    <meta:user-defined meta:name="ZOTERO_BREF_1Y50zrn4rcp8_17" meta:value-type="string">tion in the mother cell previous to gamete formation. The stimulus to sexual reproduction is held to be a combination of an \"inner disposition\" with external physical factors, affecting cell size, with which sexual reproduction is intimately associated.</meta:user-defined>
    <meta:user-defined meta:name="ZOTERO_BREF_1Y50zrn4rcp8_18" meta:value-type="string"> The behavior of the gametes, and types of auxospore formation are thoroughly discussed, concluding with a tabular resume of all cases in the literature. Previous views of the author and others regarding physiological and morphological anisogamy are revie</meta:user-defined>
    <meta:user-defined meta:name="ZOTERO_BREF_1Y50zrn4rcp8_19" meta:value-type="string">wed, and the question is raised of the feasibility of using size difference of gametes and their motility as a criterion of sex determination, all combinations having been observed. Observations led to the conclusion that isogamy seemed to correspond to c</meta:user-defined>
    <meta:user-defined meta:name="ZOTERO_BREF_1Y50zrn4rcp8_2" meta:value-type="string">tems":[{"id":960,"uris":["http://zotero.org/users/108874/items/R3PEJP4G"],"uri":["http://zotero.org/users/108874/items/R3PEJP4G"],"itemData":{"id":960,"type":"article-journal","title":"On the structure of the Diatomaceous frustule, and its genetic cycle",</meta:user-defined>
    <meta:user-defined meta:name="ZOTERO_BREF_1Y50zrn4rcp8_20" meta:value-type="string">ases of 1-gamete mother cells, and anisogamy to 2-gamete mother cells, copulation in the former being slow and readily observable, in the latter rapid and often overlooked. In some spp. of 2-gamete mother cells a special self sterility seemed to obtain. C</meta:user-defined>
    <meta:user-defined meta:name="ZOTERO_BREF_1Y50zrn4rcp8_21" meta:value-type="string">occoneis placentula v. tenuistriata* (p.126) is proposed. || ABSTRACT AUTHORS: P. S. Conger","author":[{"family":"Geitler","given":"L."}],"issued":{"date-parts":[["1932"]]}}},{"id":522,"uris":["http://zotero.org/users/108874/items/GRUKT6XU"],"uri":["http:</meta:user-defined>
    <meta:user-defined meta:name="ZOTERO_BREF_1Y50zrn4rcp8_22" meta:value-type="string">//zotero.org/users/108874/items/GRUKT6XU"],"itemData":{"id":522,"type":"article-journal","title":"Influence of bacteria on cell size development and morphology of cultivated diatoms","container-title":"Phycological Research","page":"269-281","volume":"62"</meta:user-defined>
    <meta:user-defined meta:name="ZOTERO_BREF_1Y50zrn4rcp8_23" meta:value-type="string">,"issue":"4","source":"Wiley Online Library","abstract":"Vegetative cell division in diatoms often results in a decreased cell size of one of the daughter cells, which during long-term cultivation may lead to a gradual decrease of the mean cell size of th</meta:user-defined>
    <meta:user-defined meta:name="ZOTERO_BREF_1Y50zrn4rcp8_24" meta:value-type="string">e culture. To restore the initial cell size, sexual reproduction is required, however, in many diatom cultures sexual reproduction does not occur. Such diatom cultures may lose their viability once the average size of the cells falls below a critical size</meta:user-defined>
    <meta:user-defined meta:name="ZOTERO_BREF_1Y50zrn4rcp8_25" meta:value-type="string">. Cell size reduction therefore seriously restrains the long-term stability of many diatom cultures. In order to study the bacterial influence on the size diminution process, we observed cell morphology and size distribution of the diatoms Achnanthidium m</meta:user-defined>
    <meta:user-defined meta:name="ZOTERO_BREF_1Y50zrn4rcp8_26" meta:value-type="string">inutissimum, Cymbella affiniformis and Nitzschia palea for more than two years in bacteria-free conditions (axenic cultures) and in cultures that contain bacteria (xenic cultures). We found considerable morphological aberrations of frustule microstructure</meta:user-defined>
    <meta:user-defined meta:name="ZOTERO_BREF_1Y50zrn4rcp8_27" meta:value-type="string">s in A. minutissimum and C. affiniformis when cultivated under axenic conditions compared to the xenic cultures. These variations comprise significant cell length reduction, simplification and rounding of the frustule contour and deformation of the silice</meta:user-defined>
    <meta:user-defined meta:name="ZOTERO_BREF_1Y50zrn4rcp8_28" meta:value-type="string">ous cell walls, features that are normally found in older cultures shortly before they die off. In contrast, the xenic cultures were well preserved and showed less cell length diminution. Our results show that bacteria may have a fundamental influence on </meta:user-defined>
    <meta:user-defined meta:name="ZOTERO_BREF_1Y50zrn4rcp8_29" meta:value-type="string">the stability of long-term cultures of diatoms.","DOI":"10.1111/pre.12059","ISSN":"1440-1835","journalAbbreviation":"Phycol Res","language":"en","author":[{"family":"Windler","given":"Miriam"},{"family":"Bova","given":"Dariia"},{"family":"Kryvenda","given</meta:user-defined>
    <meta:user-defined meta:name="ZOTERO_BREF_1Y50zrn4rcp8_3" meta:value-type="string">"container-title":"The Annals and Magazine of Natural History","page":"1-8","volume":"3","ISSN":"0374-5481","author":[{"family":"MacDonald","given":"John Denis"}],"issued":{"date-parts":[["1869"]]}}},{"id":1054,"uris":["http://zotero.org/users/108874/item</meta:user-defined>
    <meta:user-defined meta:name="ZOTERO_BREF_1Y50zrn4rcp8_30" meta:value-type="string">":"Anastasiia"},{"family":"Straile","given":"Dietmar"},{"family":"Gruber","given":"Ansgar"},{"family":"Kroth","given":"Peter G."}],"issued":{"date-parts":[["2014"]]},"accessed":{"date-parts":[["2015",2,4]]}}}],"schema":"https://github.com/citation-style-l</meta:user-defined>
    <meta:user-defined meta:name="ZOTERO_BREF_1Y50zrn4rcp8_31" meta:value-type="string">anguage/schema/raw/master/csl-citation.json"}</meta:user-defined>
    <meta:user-defined meta:name="ZOTERO_BREF_1Y50zrn4rcp8_4" meta:value-type="string">s/57HX8ZIK"],"uri":["http://zotero.org/users/108874/items/57HX8ZIK"],"itemData":{"id":1054,"type":"book","title":"Untersuchungen über Bau und Entwicklung der Bacillariaceen (Diatomaceen)","collection-title":"Botanische Abhandlungen","publisher":"Marcus","</meta:user-defined>
    <meta:user-defined meta:name="ZOTERO_BREF_1Y50zrn4rcp8_5" meta:value-type="string">publisher-place":"University of Minnesota","volume":"1(2)","event-place":"University of Minnesota","author":[{"family":"Pfitzer","given":"Ernst"}],"editor":[{"family":"Hanstein Johannes","given":""}],"issued":{"date-parts":[["1871"]]}}},{"id":828,"uris":[</meta:user-defined>
    <meta:user-defined meta:name="ZOTERO_BREF_1Y50zrn4rcp8_6" meta:value-type="string">"http://zotero.org/users/108874/items/7CNAQHPS"],"uri":["http://zotero.org/users/108874/items/7CNAQHPS"],"itemData":{"id":828,"type":"article-journal","title":"Der Formwechsel der pennaten Diatomeen (Kieselalgen)","container-title":"Archiv für Protistenku</meta:user-defined>
    <meta:user-defined meta:name="ZOTERO_BREF_1Y50zrn4rcp8_7" meta:value-type="string">nde","page":"1-226","volume":"78","abstract":"An experimental study and comprehensive resume of work done on the relation of the reproductive mechanism and the life cycle of diatoms to changes in their form, in an attempt to correlate cyto-logical and sys</meta:user-defined>
    <meta:user-defined meta:name="ZOTERO_BREF_1Y50zrn4rcp8_8" meta:value-type="string">tematic studies. Cultural studies were made on 5 spp., and observations were made on natural collections of 22 spp. and vars. of pennate diatoms. A parallel study was made of the centric diatom Melosira nummuloides for comparison. By following the develop</meta:user-defined>
    <meta:user-defined meta:name="ZOTERO_BREF_1Y50zrn4rcp8_9" meta:value-type="string">ment of single clones, and making careful measurements of many individuals, a definite developmental cycle closely associated with size was found to exist in general. By altering the percentage composition of certain constituents of the culture media, e.g</meta:user-defined>
    <meta:user-defined meta:name="ZOTERO_BREF_386Sb0zW7Q2M_1" meta:value-type="string">ZOTERO_ITEM CSL_CITATION {"citationID":"18vv8v71ni","properties":{"formattedCitation":"([Arnould &amp; Hild, 2007](http://arxiv.org/abs/0712.3636))","plainCitation":"([Arnould &amp; Hild, 2007](http://arxiv.org/abs/0712.3636))"},"citationItems":[{"id":784,"uris":</meta:user-defined>
    <meta:user-defined meta:name="ZOTERO_BREF_386Sb0zW7Q2M_2" meta:value-type="string">["http://zotero.org/users/108874/items/TBK7NRQ6"],"uri":["http://zotero.org/users/108874/items/TBK7NRQ6"],"itemData":{"id":784,"type":"article-journal","title":"On the measurement by EDX of diffusion profiles of Ni/Cu assemblies","container-title":"arXiv:</meta:user-defined>
    <meta:user-defined meta:name="ZOTERO_BREF_386Sb0zW7Q2M_3" meta:value-type="string">0712.3636 [physics]","source":"arXiv.org","abstract":"To characterise (inter)diffusion in materials, concentration profiles can be measured by EDX. It allows one to determine the chemical composition with a very good accuracy if measurement artefacts are </meta:user-defined>
    <meta:user-defined meta:name="ZOTERO_BREF_386Sb0zW7Q2M_4" meta:value-type="string">accounted for. Standard phenomena (such as X-ray fluorescence) are usually corrected by commercial software. However, the effect of the pear-shaped volume of X-ray emission on the concentration profiles has to be considered. The paper describes the origin</meta:user-defined>
    <meta:user-defined meta:name="ZOTERO_BREF_386Sb0zW7Q2M_5" meta:value-type="string"> of this artefact, its consequences on measurements and will provide a practical solution (based on signal processing methods) to deconvolute the actual concentration profiles (or the diffusion coefficient) from the raw measurements.","URL":"http://arxiv.</meta:user-defined>
    <meta:user-defined meta:name="ZOTERO_BREF_386Sb0zW7Q2M_6" meta:value-type="string">org/abs/0712.3636","note":"arXiv: 0712.3636","author":[{"family":"Arnould","given":"Olivier"},{"family":"Hild","given":"François"}],"issued":{"date-parts":[["2007",12,21]]},"accessed":{"date-parts":[["2014",9,16]]}}}],"schema":"https://github.com/citation</meta:user-defined>
    <meta:user-defined meta:name="ZOTERO_BREF_386Sb0zW7Q2M_7" meta:value-type="string">-style-language/schema/raw/master/csl-citation.json"}</meta:user-defined>
    <meta:user-defined meta:name="ZOTERO_BREF_4UqPMXO75hjl_1" meta:value-type="string">ZOTERO_ITEM CSL_CITATION {"citationID":"gtFpymP6","properties":{"formattedCitation":"([Gardner &amp; Blackwell, 1971](http://dx.doi.org/10.1002/polc.5070360124); [Herth, 1979](http://dx.doi.org/10.1016/S0022-5320(79)90138-2))","plainCitation":"([Gardner &amp; Bla</meta:user-defined>
    <meta:user-defined meta:name="ZOTERO_BREF_4UqPMXO75hjl_10" meta:value-type="string">nguage":"en","author":[{"family":"Gardner","given":"K. H."},{"family":"Blackwell","given":"J."}],"issued":{"date-parts":[["1971",1,1]]},"accessed":{"date-parts":[["2014",10,8]]}}},{"id":267,"uris":["http://zotero.org/users/108874/items/3EVWFJ68"],"uri":["</meta:user-defined>
    <meta:user-defined meta:name="ZOTERO_BREF_4UqPMXO75hjl_11" meta:value-type="string">http://zotero.org/users/108874/items/3EVWFJ68"],"itemData":{"id":267,"type":"article-journal","title":"The site of β-chitin fibril formation in centric diatoms. II. The chitin-forming cytoplasmic structures","container-title":"Journal of Ultrastructure Re</meta:user-defined>
    <meta:user-defined meta:name="ZOTERO_BREF_4UqPMXO75hjl_12" meta:value-type="string">search","page":"16-27","volume":"68","issue":"1","source":"ScienceDirect","abstract":"β-Chitin fibril formation was investigated in the centric diatoms Cyclotella cryptica, Cyclotella nana, Cyclotella meneghiniana, and Thalassiosira fluviatilis with trans</meta:user-defined>
    <meta:user-defined meta:name="ZOTERO_BREF_4UqPMXO75hjl_13" meta:value-type="string">mission electron microscopy. The pores in the silica valves from which the fibrils originate were examined in serial sectioning to identify the underlying cytoplasmic structures involved in chitin formation. In all species synthesizing chitin, the fibrils</meta:user-defined>
    <meta:user-defined meta:name="ZOTERO_BREF_4UqPMXO75hjl_14" meta:value-type="string"> originate from special invaginations of the plasma membrane. These invaginations are conical and bear a special coat on their cytoplasmic face. This coat shows a hexagonal arrangement. It is assumed that this coat plays a role in chitin fibril formation,</meta:user-defined>
    <meta:user-defined meta:name="ZOTERO_BREF_4UqPMXO75hjl_15" meta:value-type="string"> which seems to be a transmembrane event. Kinetic data on fibril formation and calculations on the package density of synthetase molecules which should be localized in the conical plasma membrane invagination are discussed in relation to the special coat </meta:user-defined>
    <meta:user-defined meta:name="ZOTERO_BREF_4UqPMXO75hjl_16" meta:value-type="string">subunits. A relationship between the conical invaginations and a chitosome-like type of vesicles was observed only in Thalassiosira.","DOI":"10.1016/S0022-5320(79)90138-2","ISSN":"0022-5320","journalAbbreviation":"Journal of Ultrastructure Research","auth</meta:user-defined>
    <meta:user-defined meta:name="ZOTERO_BREF_4UqPMXO75hjl_17" meta:value-type="string">or":[{"family":"Herth","given":"Werner"}],"issued":{"date-parts":[["1979",7]]},"accessed":{"date-parts":[["2014",10,10]]}}}],"schema":"https://github.com/citation-style-language/schema/raw/master/csl-citation.json"}</meta:user-defined>
    <meta:user-defined meta:name="ZOTERO_BREF_4UqPMXO75hjl_2" meta:value-type="string">ckwell, 1971](http://dx.doi.org/10.1002/polc.5070360124); [Herth, 1979](http://dx.doi.org/10.1016/S0022-5320(79)90138-2))"},"citationItems":[{"id":1024,"uris":["http://zotero.org/users/108874/items/K2RSGQ6A"],"uri":["http://zotero.org/users/108874/items/K</meta:user-defined>
    <meta:user-defined meta:name="ZOTERO_BREF_4UqPMXO75hjl_3" meta:value-type="string">2RSGQ6A"],"itemData":{"id":1024,"type":"article-journal","title":"The substructure of crystalline cellulose and chitin microfibrils","container-title":"Journal of Polymer Science Part C: Polymer Symposia","page":"327-340","volume":"36","issue":"1","source</meta:user-defined>
    <meta:user-defined meta:name="ZOTERO_BREF_4UqPMXO75hjl_4" meta:value-type="string">":"Wiley Online Library","abstract":"The fine structures of the highly crystalline cellulose microfibrils from the cell walls of the marine algae Valonia ventricosa, and the extra cellular chitin spines of the euryhaline diatoms Thalassiosira fluviatilis,</meta:user-defined>
    <meta:user-defined meta:name="ZOTERO_BREF_4UqPMXO75hjl_5" meta:value-type="string"> have been investigated by observation of deformed and un-deformed specimens in the electron microscope. On treatment with ultrasonic vibrations, the purified Valonia cell wall broke down into long microfibrils, with approximate cross section 210 Å × 110Å</meta:user-defined>
    <meta:user-defined meta:name="ZOTERO_BREF_4UqPMXO75hjl_6" meta:value-type="string"> Some of these microfibrils appeared to have been disruptedby the ultra-sonic treatment, and consisted of elementary fibrillar fragments, with a regular width of ∼35 Å, or multiples thereof. Deformation by stretching or mylar films separated the micro-fib</meta:user-defined>
    <meta:user-defined meta:name="ZOTERO_BREF_4UqPMXO75hjl_7" meta:value-type="string">ril into smaller fibrils with width of ∼35 Å. Striations on the intact microfibrils are in-terpreted in terms of a substructure of these elementary fibrils. A similar substructure is observed for the crystalline chitin of the diatom spines. The spines hav</meta:user-defined>
    <meta:user-defined meta:name="ZOTERO_BREF_4UqPMXO75hjl_8" meta:value-type="string">e a lamella morphology, and break down into ribbons with widths of 200-300 Å, and a thickness of 20 Å. These ribbons were generally observed as lateral or stacked aggregates. Further disruption by ultrasonic vibrations and deformation shows that these rib</meta:user-defined>
    <meta:user-defined meta:name="ZOTERO_BREF_4UqPMXO75hjl_9" meta:value-type="string">bons are made up of smaller fibrils with a width of ∼35 Å Striations are observed on the intact ribbons indicating the presence of substructure.","DOI":"10.1002/polc.5070360124","ISSN":"1935-3065","journalAbbreviation":"J. polym. sci., C Polym. symp.","la</meta:user-defined>
    <meta:user-defined meta:name="ZOTERO_BREF_5tvcHk90eoeY_1" meta:value-type="string">ZOTERO_ITEM CSL_CITATION {"citationID":"1eovgmab9q","properties":{"formattedCitation":"([Bruckner et al., 2008](http://dx.doi.org/10.1128/AEM.01399-08))","plainCitation":"([Bruckner et al., 2008](http://dx.doi.org/10.1128/AEM.01399-08))"},"citationItems":</meta:user-defined>
    <meta:user-defined meta:name="ZOTERO_BREF_5tvcHk90eoeY_10" meta:value-type="string">rom Lake Constance","journalAbbreviation":"Appl Environ Microbiol","author":[{"family":"Bruckner","given":"Christian G."},{"family":"Bahulikar","given":"Rahul"},{"family":"Rahalkar","given":"Monali"},{"family":"Schink","given":"Bernhard"},{"family":"Kroth</meta:user-defined>
    <meta:user-defined meta:name="ZOTERO_BREF_5tvcHk90eoeY_11" meta:value-type="string">","given":"Peter G."}],"issued":{"date-parts":[["2008",12]]},"accessed":{"date-parts":[["2013",2,27]]},"PMID":"18931294","PMCID":"PMC2607161"}}],"schema":"https://github.com/citation-style-language/schema/raw/master/csl-citation.json"}</meta:user-defined>
    <meta:user-defined meta:name="ZOTERO_BREF_5tvcHk90eoeY_2" meta:value-type="string">[{"id":32,"uris":["http://zotero.org/users/108874/items/8C2KGNDK"],"uri":["http://zotero.org/users/108874/items/8C2KGNDK"],"itemData":{"id":32,"type":"article-journal","title":"Bacteria Associated with Benthic Diatoms from Lake Constance: Phylogeny and In</meta:user-defined>
    <meta:user-defined meta:name="ZOTERO_BREF_5tvcHk90eoeY_3" meta:value-type="string">fluences on Diatom Growth and Secretion of Extracellular Polymeric Substances","container-title":"Applied and Environmental Microbiology","page":"7740-7749","volume":"74","issue":"24","source":"PubMed Central","abstract":"The composition of diatom-associa</meta:user-defined>
    <meta:user-defined meta:name="ZOTERO_BREF_5tvcHk90eoeY_4" meta:value-type="string">ted bacterial communities was studied with 14 different unialgal xenic diatom cultures isolated from freshwater epilithic biofilms of Lake Constance, Germany. A clear dominance of Alphaproteobacteria was observed, followed by Betaproteobacteria, Gammaprot</meta:user-defined>
    <meta:user-defined meta:name="ZOTERO_BREF_5tvcHk90eoeY_5" meta:value-type="string">eobacteria, Bacteroidetes, and Verrucomicrobia. Pure cultures of the diatom Cymbella microcephala, which was found to be dominant in epilithic biofilms in Lake Constance, were cocultivated with six associated bacterial strains. All these bacterial strains</meta:user-defined>
    <meta:user-defined meta:name="ZOTERO_BREF_5tvcHk90eoeY_6" meta:value-type="string"> were able to grow in C. microcephala cultures in the absence of organic cosubstrates. Diatom growth was generally enhanced in the presence of bacteria, and polysaccharide secretion was generally increased in the presence of Proteobacteria. The monomer co</meta:user-defined>
    <meta:user-defined meta:name="ZOTERO_BREF_5tvcHk90eoeY_7" meta:value-type="string">mposition of extracellular polysaccharides of C. microcephala changed in relation to the presence of different bacteria, but the dominant monomers were less affected. Our results indicate that these changes were caused by the diatom itself rather than by </meta:user-defined>
    <meta:user-defined meta:name="ZOTERO_BREF_5tvcHk90eoeY_8" meta:value-type="string">specific bacterial degradation. One Bacteroidetes strain strongly influenced carbohydrate secretion by the alga via extracellular soluble compounds. Biofilms were formed only in the presence of bacteria. Phylogenetic analysis and coculture studies indicat</meta:user-defined>
    <meta:user-defined meta:name="ZOTERO_BREF_5tvcHk90eoeY_9" meta:value-type="string">e an adaptation of Proteobacteria and Bacteroidetes to the microenvironment created by the diatom biofilm.","DOI":"10.1128/AEM.01399-08","ISSN":"0099-2240","note":"PMID: 18931294\nPMCID: PMC2607161","shortTitle":"Bacteria Associated with Benthic Diatoms f</meta:user-defined>
    <meta:user-defined meta:name="ZOTERO_BREF_6ksQ8Ft8hRAk_1" meta:value-type="string">ZOTERO_ITEM CSL_CITATION {"citationID":"bNoowV4D","properties":{"formattedCitation":"([Lubarsky et al., 2010](http://dx.doi.org/10.1371/journal.pone.0013794); [Windler et al., 2015](http://onlinelibrary.wiley.com/doi/10.1111/jpy.12280/abstract))","plainCi</meta:user-defined>
    <meta:user-defined meta:name="ZOTERO_BREF_6ksQ8Ft8hRAk_10" meta:value-type="string">n of EPS did show a synergistic elevation in mixed culture. The rapid development and overall stabilisation potential of the various assemblages was impressive (x 7.5 and ×9.5, for MagPI and CSM, respectively, as compared to controls). We confirmed the im</meta:user-defined>
    <meta:user-defined meta:name="ZOTERO_BREF_6ksQ8Ft8hRAk_11" meta:value-type="string">portant role of heterotrophic bacteria in “biostabilisation” and highlighted the interactions between autotrophic and heterotrophic biofilm consortia. This information contributes to the conceptual understanding of the microbial sediment engineering that </meta:user-defined>
    <meta:user-defined meta:name="ZOTERO_BREF_6ksQ8Ft8hRAk_12" meta:value-type="string">represents an important ecosystem function and service in aquatic habitats.","DOI":"10.1371/journal.pone.0013794","journalAbbreviation":"PLoS ONE","author":[{"family":"Lubarsky","given":"Helen V."},{"family":"Hubas","given":"Cédric"},{"family":"Chocholek"</meta:user-defined>
    <meta:user-defined meta:name="ZOTERO_BREF_6ksQ8Ft8hRAk_13" meta:value-type="string">,"given":"Melanie"},{"family":"Larson","given":"Fredrik"},{"family":"Manz","given":"Werner"},{"family":"Paterson","given":"David M."},{"family":"Gerbersdorf","given":"Sabine U."}],"issued":{"date-parts":[["2010",11,2]]},"accessed":{"date-parts":[["2013",8</meta:user-defined>
    <meta:user-defined meta:name="ZOTERO_BREF_6ksQ8Ft8hRAk_14" meta:value-type="string">,28]]}}},{"id":1202,"uris":["http://zotero.org/users/108874/items/MBZGCQZH"],"uri":["http://zotero.org/users/108874/items/MBZGCQZH"],"itemData":{"id":1202,"type":"article-journal","title":"Biofilm and Capsule Formation of the Diatom &lt;i&gt;Achnanthidium minut</meta:user-defined>
    <meta:user-defined meta:name="ZOTERO_BREF_6ksQ8Ft8hRAk_15" meta:value-type="string">issimum&lt;/i&gt; Are Affected by a Bacterium","container-title":"Journal of Phycology","source":"Wiley Online Library","abstract":"Photoautotrophic biofilms play an important role in various aquatic habitats and are composed of prokaryotic and/or eukaryotic or</meta:user-defined>
    <meta:user-defined meta:name="ZOTERO_BREF_6ksQ8Ft8hRAk_16" meta:value-type="string">ganisms embedded in extracellular polymeric substances (EPS). We have isolated diatoms as well as bacteria from freshwater biofilms in order to study organismal interactions between representative isolates. We found that bacteria may have a strong impact </meta:user-defined>
    <meta:user-defined meta:name="ZOTERO_BREF_6ksQ8Ft8hRAk_17" meta:value-type="string">on the biofilm formation of the pennate diatom Achnanthidium minutissimum (Kützing) Czarnecki. This alga produces extracellular capsules of insoluble EPS, mostly carbohydrates, only in the presence of bacteria (xenic culture). The EPS itself also have a s</meta:user-defined>
    <meta:user-defined meta:name="ZOTERO_BREF_6ksQ8Ft8hRAk_18" meta:value-type="string">trong impact on the aggregation and attachment of the algae. In the absence of bacteria (axenic culture), A. minutissimum did not form capsules and the cells grew completely suspended. For investigation of biofilm formation by A. minutissimum, a bioassay </meta:user-defined>
    <meta:user-defined meta:name="ZOTERO_BREF_6ksQ8Ft8hRAk_19" meta:value-type="string">was established using a diatom satellite Bacteroidetes bacterium which had been shown to induce capsule formation of A. minutissimum. Interestingly, capsule and biofilm induction can be achieved by addition of bacterial spent medium, indicating that solub</meta:user-defined>
    <meta:user-defined meta:name="ZOTERO_BREF_6ksQ8Ft8hRAk_2" meta:value-type="string">tation":"([Lubarsky et al., 2010](http://dx.doi.org/10.1371/journal.pone.0013794); [Windler et al., 2015](http://onlinelibrary.wiley.com/doi/10.1111/jpy.12280/abstract))"},"citationItems":[{"id":51,"uris":["http://zotero.org/users/108874/items/BGX6W4PP"],</meta:user-defined>
    <meta:user-defined meta:name="ZOTERO_BREF_6ksQ8Ft8hRAk_20" meta:value-type="string">le hydrophobic molecules produced by the bacterium may mediate the diatom/bacteria interaction. Fractionation and quantification of carbohydrates revealed that the diatom in axenic culture produced large amounts of soluble carbohydrates, whereas in the xe</meta:user-defined>
    <meta:user-defined meta:name="ZOTERO_BREF_6ksQ8Ft8hRAk_21" meta:value-type="string">nic culture mainly insoluble carbohydrates were detected.","URL":"http://onlinelibrary.wiley.com/doi/10.1111/jpy.12280/abstract","DOI":"10.1111/jpy.12280","ISSN":"1529-8817","journalAbbreviation":"J. Phycol.","language":"English","author":[{"family":"Wind</meta:user-defined>
    <meta:user-defined meta:name="ZOTERO_BREF_6ksQ8Ft8hRAk_22" meta:value-type="string">ler","given":"Miriam"},{"family":"Leinweber","given":"Katrin"},{"family":"Rio Bartulos","given":"Carolina"},{"family":"Philipp","given":"Bodo"},{"family":"Kroth","given":"Peter"}],"issued":{"date-parts":[["2015",1,2]]},"accessed":{"date-parts":[["2015",2,</meta:user-defined>
    <meta:user-defined meta:name="ZOTERO_BREF_6ksQ8Ft8hRAk_23" meta:value-type="string">10]]}}}],"schema":"https://github.com/citation-style-language/schema/raw/master/csl-citation.json"}</meta:user-defined>
    <meta:user-defined meta:name="ZOTERO_BREF_6ksQ8Ft8hRAk_3" meta:value-type="string">"uri":["http://zotero.org/users/108874/items/BGX6W4PP"],"itemData":{"id":51,"type":"article-journal","title":"The Stabilisation Potential of Individual and Mixed Assemblages of Natural Bacteria and Microalgae","container-title":"PLoS ONE","page":"e13794",</meta:user-defined>
    <meta:user-defined meta:name="ZOTERO_BREF_6ksQ8Ft8hRAk_4" meta:value-type="string">"volume":"5","issue":"11","source":"PLoS Journals","abstract":"It is recognized that microorganisms inhabiting natural sediments significantly mediate the erosive response of the bed (“ecosystem engineers”) through the secretion of naturally adhesive orga</meta:user-defined>
    <meta:user-defined meta:name="ZOTERO_BREF_6ksQ8Ft8hRAk_5" meta:value-type="string">nic material (EPS: extracellular polymeric substances). However, little is known about the individual engineering capability of the main biofilm components (heterotrophic bacteria and autotrophic microalgae) in terms of their individual contribution to th</meta:user-defined>
    <meta:user-defined meta:name="ZOTERO_BREF_6ksQ8Ft8hRAk_6" meta:value-type="string">e EPS pool and their relative functional contribution to substratum stabilisation. This paper investigates the engineering effects on a non-cohesive test bed as the surface was colonised by natural benthic assemblages (prokaryotic, eukaryotic and mixed cu</meta:user-defined>
    <meta:user-defined meta:name="ZOTERO_BREF_6ksQ8Ft8hRAk_7" meta:value-type="string">ltures) of bacteria and microalgae. MagPI (Magnetic Particle Induction) and CSM (Cohesive Strength Meter) respectively determined the adhesive capacity and the cohesive strength of the culture surface. Stabilisation was significantly higher for the bacter</meta:user-defined>
    <meta:user-defined meta:name="ZOTERO_BREF_6ksQ8Ft8hRAk_8" meta:value-type="string">ial assemblages (up to a factor of 2) than for axenic microalgal assemblages. The EPS concentration and the EPS composition (carbohydrates and proteins) were both important in determining stabilisation. The peak of engineering effect was significantly gre</meta:user-defined>
    <meta:user-defined meta:name="ZOTERO_BREF_6ksQ8Ft8hRAk_9" meta:value-type="string">ater in the mixed assemblage as compared to the bacterial (x 1.2) and axenic diatom (x 1.7) cultures. The possibility of synergistic effects between the bacterial and algal cultures in terms of stability was examined and rejected although the concentratio</meta:user-defined>
    <meta:user-defined meta:name="ZOTERO_BREF_6rjOZBq9yyuq_1" meta:value-type="string">ZOTERO_ITEM CSL_CITATION {"citationID":"2pjvqupqh5","properties":{"formattedCitation":"([Windler, Gruber &amp; Kroth, 2012])","plainCitation":"([Windler, Gruber &amp; Kroth, 2012])"},"citationItems":[{"id":177,"uris":["http://zotero.org/users/108874/items/XM2U8F3</meta:user-defined>
    <meta:user-defined meta:name="ZOTERO_BREF_6rjOZBq9yyuq_2" meta:value-type="string">H"],"uri":["http://zotero.org/users/108874/items/XM2U8F3H"],"itemData":{"id":177,"type":"article-journal","title":"Purification of benthic diatoms from associated bacteria using the antibiotic imipenem","container-title":"Journal of Endocytobiosis and Cel</meta:user-defined>
    <meta:user-defined meta:name="ZOTERO_BREF_6rjOZBq9yyuq_3" meta:value-type="string">l Research","page":"62 - 65","volume":"22","archive":"http://kops.ub.uni-konstanz.de/handle/urn:nbn:de:bsz:352-219682","abstract":"Benthic diatoms and bacteria often co-operatively build up phototrophic epilithic biofilms. Studying the properties and cont</meta:user-defined>
    <meta:user-defined meta:name="ZOTERO_BREF_6rjOZBq9yyuq_4" meta:value-type="string">ributions of the individual partners requires the establishment and maintenance of axenic cultures of the involved organisms. Axenification of biofilm organisms is often challenging, because bacteria as well as diatom cells are embedded in a matrix of ext</meta:user-defined>
    <meta:user-defined meta:name="ZOTERO_BREF_6rjOZBq9yyuq_5" meta:value-type="string">racellular polymeric substances (EPS). Due to this mucilage, the cells stick together and also are less affected by antimicrobial substances. Here we describe a short and feasible protocol for culture axenification, which was successfully applied to cultu</meta:user-defined>
    <meta:user-defined meta:name="ZOTERO_BREF_6rjOZBq9yyuq_6" meta:value-type="string">res of the benthic diatoms Achnanthidium minutissimum, Cymbella affiniformis and Nitzschia palea. Our protocol includes treatment of the cultures with the antibiotic imipenem and might also be useful for the purification of other cultivated diatom strains</meta:user-defined>
    <meta:user-defined meta:name="ZOTERO_BREF_6rjOZBq9yyuq_7" meta:value-type="string">. Once axenified, diatom cultures often decay after a certain life span. Our protocol is especially useful to re-establish axenic cultures from co-cultures of diatoms with their accompanying bacteria (also referred to as xenic cultures).","language":"eng"</meta:user-defined>
    <meta:user-defined meta:name="ZOTERO_BREF_6rjOZBq9yyuq_8" meta:value-type="string">,"author":[{"family":"Windler","given":"Miriam"},{"family":"Gruber","given":"Ansgar"},{"family":"Kroth","given":"Peter G."}],"issued":{"date-parts":[["2012"]]},"accessed":{"date-parts":[["2013",3,5]]}}}],"schema":"https://github.com/citation-style-languag</meta:user-defined>
    <meta:user-defined meta:name="ZOTERO_BREF_6rjOZBq9yyuq_9" meta:value-type="string">e/schema/raw/master/csl-citation.json"}</meta:user-defined>
    <meta:user-defined meta:name="ZOTERO_BREF_7hdHFmo3YsYV_1" meta:value-type="string">ZOTERO_ITEM CSL_CITATION {"citationID":"mbk2qfu3n","properties":{"formattedCitation":"([Mann, 1999](http://dx.doi.org/10.2216/i0031-8884-38-6-437.1))","plainCitation":"([Mann, 1999](http://dx.doi.org/10.2216/i0031-8884-38-6-437.1))"},"citationItems":[{"id</meta:user-defined>
    <meta:user-defined meta:name="ZOTERO_BREF_7hdHFmo3YsYV_2" meta:value-type="string">":42,"uris":["http://zotero.org/users/108874/items/9W9XJIHZ"],"uri":["http://zotero.org/users/108874/items/9W9XJIHZ"],"itemData":{"id":42,"type":"article-journal","title":"The species concept in diatoms","container-title":"Phycologia","page":"437-495","vo</meta:user-defined>
    <meta:user-defined meta:name="ZOTERO_BREF_7hdHFmo3YsYV_3" meta:value-type="string">lume":"38","issue":"6","source":"CrossRef","DOI":"10.2216/i0031-8884-38-6-437.1","ISSN":"0031-8884","author":[{"family":"Mann","given":"David G."}],"issued":{"date-parts":[["1999",11]]},"accessed":{"date-parts":[["2013",7,26]]}}}],"schema":"https://github</meta:user-defined>
    <meta:user-defined meta:name="ZOTERO_BREF_7hdHFmo3YsYV_4" meta:value-type="string">.com/citation-style-language/schema/raw/master/csl-citation.json"}</meta:user-defined>
    <meta:user-defined meta:name="ZOTERO_BREF_7rTD87AuZmQl_1" meta:value-type="string">ZOTERO_ITEM CSL_CITATION {"citationID":"2qcuh61h36","properties":{"formattedCitation":"([Czarnecki, 1994](http://www.algaebase.org/search/species/detail/?species_id=Ge79396858528c750))","plainCitation":"([Czarnecki, 1994](http://www.algaebase.org/search/s</meta:user-defined>
    <meta:user-defined meta:name="ZOTERO_BREF_7rTD87AuZmQl_2" meta:value-type="string">pecies/detail/?species_id=Ge79396858528c750))"},"citationItems":[{"id":518,"uris":["http://zotero.org/users/108874/items/EUTDCAGS"],"uri":["http://zotero.org/users/108874/items/EUTDCAGS"],"itemData":{"id":518,"type":"paper-conference","title":"The freshwa</meta:user-defined>
    <meta:user-defined meta:name="ZOTERO_BREF_7rTD87AuZmQl_3" meta:value-type="string">ter diatoms culture collection at Loras College, Dubuque, Iowa","container-title":"Proceedings of the 11th International Diatom Symposium","collection-title":"International Diatom Symposium","publisher":"Memoirs of the California Academy of Sciences","pag</meta:user-defined>
    <meta:user-defined meta:name="ZOTERO_BREF_7rTD87AuZmQl_4" meta:value-type="string">e":"157","event":"International Diatom Symposium","URL":"http://www.algaebase.org/search/species/detail/?species_id=Ge79396858528c750","author":[{"family":"Czarnecki","given":"D.B."}],"issued":{"date-parts":[["1994"]]}}}],"schema":"https://github.com/cita</meta:user-defined>
    <meta:user-defined meta:name="ZOTERO_BREF_7rTD87AuZmQl_5" meta:value-type="string">tion-style-language/schema/raw/master/csl-citation.json"}</meta:user-defined>
    <meta:user-defined meta:name="ZOTERO_BREF_7wo9nHmrIBKu_1" meta:value-type="string">ZOTERO_ITEM CSL_CITATION {"citationID":"bXB4gXF7","properties":{"formattedCitation":"([Gordon &amp; Drum, 1970]; [Wetherbee et al., 1998](http://dx.doi.org/10.1046/j.1529-8817.1998.340009.x))","plainCitation":"([Gordon &amp; Drum, 1970]; [Wetherbee et al., 1998](</meta:user-defined>
    <meta:user-defined meta:name="ZOTERO_BREF_7wo9nHmrIBKu_10" meta:value-type="string">":"Jo"},{"family":"Quatrano","given":"Ralph S."}],"issued":{"date-parts":[["1998"]]}}}],"schema":"https://github.com/citation-style-language/schema/raw/master/csl-citation.json"}</meta:user-defined>
    <meta:user-defined meta:name="ZOTERO_BREF_7wo9nHmrIBKu_2" meta:value-type="string">http://dx.doi.org/10.1046/j.1529-8817.1998.340009.x))"},"citationItems":[{"id":1280,"uris":["http://zotero.org/users/108874/items/K4IEE7JF"],"uri":["http://zotero.org/users/108874/items/K4IEE7JF"],"itemData":{"id":1280,"type":"article-journal","title":"A </meta:user-defined>
    <meta:user-defined meta:name="ZOTERO_BREF_7wo9nHmrIBKu_3" meta:value-type="string">Capillarity Mechanism for Diatom Gliding Locomotion","container-title":"Proceedings of the National Academy of Sciences","page":"338-344","volume":"67","issue":"1","source":"www.pnas.org","abstract":"It is proposed that the diatom raphe is a parallel-plat</meta:user-defined>
    <meta:user-defined meta:name="ZOTERO_BREF_7wo9nHmrIBKu_4" meta:value-type="string">e capillary containing a fluid which reacts at the trailing end, turning into a form which no longer „wets” the raphe walls, and which is left behind as a trail. More unreacted raphe fluid is drawn by capillary pressure from a source near the leading end </meta:user-defined>
    <meta:user-defined meta:name="ZOTERO_BREF_7wo9nHmrIBKu_5" meta:value-type="string">of the raphe. This fluid sticks out from the raphe along its length, adhering to surfaces, thus causing gliding locomotion. Formulae are given for the maximum velocity and force of a moving diatom in terms of the raphe dimensions and the surface tension a</meta:user-defined>
    <meta:user-defined meta:name="ZOTERO_BREF_7wo9nHmrIBKu_6" meta:value-type="string">nd viscosity of the fluid. An a priori estimate of the force exerted by a moving diatom, 1-50 millidynes, agrees with measured values. Five experimental tests of the theory are proposed.","ISSN":"0027-8424, 1091-6490","note":"PMID: 16591861","journalAbbre</meta:user-defined>
    <meta:user-defined meta:name="ZOTERO_BREF_7wo9nHmrIBKu_7" meta:value-type="string">viation":"PNAS","language":"en","author":[{"family":"Gordon","given":"Richard"},{"family":"Drum","given":"Ryan W."}],"issued":{"date-parts":[["1970",9,1]]},"accessed":{"date-parts":[["2014",9,30]]},"PMID":"16591861"}},{"id":1194,"uris":["http://zotero.org</meta:user-defined>
    <meta:user-defined meta:name="ZOTERO_BREF_7wo9nHmrIBKu_8" meta:value-type="string">/users/108874/items/5VAZXDD7"],"uri":["http://zotero.org/users/108874/items/5VAZXDD7"],"itemData":{"id":1194,"type":"article-journal","title":"Minireview—The first kiss: Establishment and control of initial adhesion by raphid diatoms","container-title":"J</meta:user-defined>
    <meta:user-defined meta:name="ZOTERO_BREF_7wo9nHmrIBKu_9" meta:value-type="string">ournal of Phycology","page":"9-15","volume":"34","DOI":"10.1046/j.1529-8817.1998.340009.x","ISSN":"1529-8817","journalAbbreviation":"J. Phycol.","author":[{"family":"Wetherbee","given":"Richard"},{"family":"Lind","given":"Jan L."},{"family":"Burke","given</meta:user-defined>
    <meta:user-defined meta:name="ZOTERO_BREF_8MzjlVYx3ZtF_1" meta:value-type="string">ZOTERO_ITEM CSL_CITATION {"citationID":"2cvm22ncs6","properties":{"formattedCitation":"([Myklestad et al., 1989])","plainCitation":"([Myklestad et al., 1989])"},"citationItems":[{"id":1025,"uris":["http://zotero.org/users/108874/items/5JVD4WHS"],"uri":["h</meta:user-defined>
    <meta:user-defined meta:name="ZOTERO_BREF_8MzjlVYx3ZtF_2" meta:value-type="string">ttp://zotero.org/users/108874/items/5JVD4WHS"],"itemData":{"id":1025,"type":"article-journal","title":"Rate of release of extracellular amino acids and carbohydrates from the marine diatom &lt;i&gt;Chaetoceros affinis&lt;/i&gt;","container-title":"Journal of Plankton</meta:user-defined>
    <meta:user-defined meta:name="ZOTERO_BREF_8MzjlVYx3ZtF_3" meta:value-type="string"> Research","page":"763-773","volume":"11","issue":"4","ISSN":"0142-7873","journalAbbreviation":"J Plankton Res","author":[{"family":"Myklestad","given":"Sverre"},{"family":"Holm-Hansen","given":"Osmund"},{"family":"Vårum","given":"Kjell M."},{"family":"Vo</meta:user-defined>
    <meta:user-defined meta:name="ZOTERO_BREF_8MzjlVYx3ZtF_4" meta:value-type="string">lcani","given":"Benjamin E."}],"issued":{"date-parts":[["1989"]]}}}],"schema":"https://github.com/citation-style-language/schema/raw/master/csl-citation.json"}</meta:user-defined>
    <meta:user-defined meta:name="ZOTERO_BREF_90SfgRGMirmw_1" meta:value-type="string">ZOTERO_ITEM CSL_CITATION {"citationID":"qvGITlqZ","properties":{"formattedCitation":"([Cyr &amp; Morton, 2006](http://dx.doi.org/10.1139/f06-079); [Lubarsky et al., 2010](http://dx.doi.org/10.1371/journal.pone.0013794))","plainCitation":"([Cyr &amp; Morton, 2006]</meta:user-defined>
    <meta:user-defined meta:name="ZOTERO_BREF_90SfgRGMirmw_10" meta:value-type="string">tenu de substances extracellulaires dans ces sédiments littoraux, tant des hydrates de carbone que des protéines. Le contenu total en hydrates de carbone augmente en fonction de la teneur en chlorophylle des sédiments, selon une relation semblable à celle</meta:user-defined>
    <meta:user-defined meta:name="ZOTERO_BREF_90SfgRGMirmw_11" meta:value-type="string"> signalée dans les platières boueuses intertidales. La disponibilité de la lumière et le type de sédiments affectent de manière complexe la quantité et la composition des substances exopolymères (« EPS »). On peut mesurer des EPS à liens plus lâches (coll</meta:user-defined>
    <meta:user-defined meta:name="ZOTERO_BREF_90SfgRGMirmw_12" meta:value-type="string">oïdales) dans les sédiments sablonneux des lacs foncés. Le contenu en EPS colloïdales ne varie...","DOI":"10.1139/f06-079","ISSN":"0706-652X","shortTitle":"Distribution of biofilm exopolymeric substances in littoral sediments of Canadian Shield lakes","jo</meta:user-defined>
    <meta:user-defined meta:name="ZOTERO_BREF_90SfgRGMirmw_13" meta:value-type="string">urnalAbbreviation":"Can. J. Fish. Aquat. Sci.","author":[{"family":"Cyr","given":"Hélène"},{"family":"Morton","given":"Kathryn E"}],"issued":{"date-parts":[["2006",8,1]]},"accessed":{"date-parts":[["2014",9,11]]}}},{"id":51,"uris":["http://zotero.org/user</meta:user-defined>
    <meta:user-defined meta:name="ZOTERO_BREF_90SfgRGMirmw_14" meta:value-type="string">s/108874/items/BGX6W4PP"],"uri":["http://zotero.org/users/108874/items/BGX6W4PP"],"itemData":{"id":51,"type":"article-journal","title":"The Stabilisation Potential of Individual and Mixed Assemblages of Natural Bacteria and Microalgae","container-title":"</meta:user-defined>
    <meta:user-defined meta:name="ZOTERO_BREF_90SfgRGMirmw_15" meta:value-type="string">PLoS ONE","page":"e13794","volume":"5","issue":"11","source":"PLoS Journals","abstract":"It is recognized that microorganisms inhabiting natural sediments significantly mediate the erosive response of the bed (“ecosystem engineers”) through the secretion </meta:user-defined>
    <meta:user-defined meta:name="ZOTERO_BREF_90SfgRGMirmw_16" meta:value-type="string">of naturally adhesive organic material (EPS: extracellular polymeric substances). However, little is known about the individual engineering capability of the main biofilm components (heterotrophic bacteria and autotrophic microalgae) in terms of their ind</meta:user-defined>
    <meta:user-defined meta:name="ZOTERO_BREF_90SfgRGMirmw_17" meta:value-type="string">ividual contribution to the EPS pool and their relative functional contribution to substratum stabilisation. This paper investigates the engineering effects on a non-cohesive test bed as the surface was colonised by natural benthic assemblages (prokaryoti</meta:user-defined>
    <meta:user-defined meta:name="ZOTERO_BREF_90SfgRGMirmw_18" meta:value-type="string">c, eukaryotic and mixed cultures) of bacteria and microalgae. MagPI (Magnetic Particle Induction) and CSM (Cohesive Strength Meter) respectively determined the adhesive capacity and the cohesive strength of the culture surface. Stabilisation was significa</meta:user-defined>
    <meta:user-defined meta:name="ZOTERO_BREF_90SfgRGMirmw_19" meta:value-type="string">ntly higher for the bacterial assemblages (up to a factor of 2) than for axenic microalgal assemblages. The EPS concentration and the EPS composition (carbohydrates and proteins) were both important in determining stabilisation. The peak of engineering ef</meta:user-defined>
    <meta:user-defined meta:name="ZOTERO_BREF_90SfgRGMirmw_2" meta:value-type="string">(http://dx.doi.org/10.1139/f06-079); [Lubarsky et al., 2010](http://dx.doi.org/10.1371/journal.pone.0013794))"},"citationItems":[{"id":1242,"uris":["http://zotero.org/users/108874/items/IZGDQFDQ"],"uri":["http://zotero.org/users/108874/items/IZGDQFDQ"],"i</meta:user-defined>
    <meta:user-defined meta:name="ZOTERO_BREF_90SfgRGMirmw_20" meta:value-type="string">fect was significantly greater in the mixed assemblage as compared to the bacterial (x 1.2) and axenic diatom (x 1.7) cultures. The possibility of synergistic effects between the bacterial and algal cultures in terms of stability was examined and rejected</meta:user-defined>
    <meta:user-defined meta:name="ZOTERO_BREF_90SfgRGMirmw_21" meta:value-type="string"> although the concentration of EPS did show a synergistic elevation in mixed culture. The rapid development and overall stabilisation potential of the various assemblages was impressive (x 7.5 and ×9.5, for MagPI and CSM, respectively, as compared to cont</meta:user-defined>
    <meta:user-defined meta:name="ZOTERO_BREF_90SfgRGMirmw_22" meta:value-type="string">rols). We confirmed the important role of heterotrophic bacteria in “biostabilisation” and highlighted the interactions between autotrophic and heterotrophic biofilm consortia. This information contributes to the conceptual understanding of the microbial </meta:user-defined>
    <meta:user-defined meta:name="ZOTERO_BREF_90SfgRGMirmw_23" meta:value-type="string">sediment engineering that represents an important ecosystem function and service in aquatic habitats.","DOI":"10.1371/journal.pone.0013794","journalAbbreviation":"PLoS ONE","author":[{"family":"Lubarsky","given":"Helen V."},{"family":"Hubas","given":"Cédr</meta:user-defined>
    <meta:user-defined meta:name="ZOTERO_BREF_90SfgRGMirmw_24" meta:value-type="string">ic"},{"family":"Chocholek","given":"Melanie"},{"family":"Larson","given":"Fredrik"},{"family":"Manz","given":"Werner"},{"family":"Paterson","given":"David M."},{"family":"Gerbersdorf","given":"Sabine U."}],"issued":{"date-parts":[["2010",11,2]]},"accessed</meta:user-defined>
    <meta:user-defined meta:name="ZOTERO_BREF_90SfgRGMirmw_25" meta:value-type="string">":{"date-parts":[["2013",8,28]]}}}],"schema":"https://github.com/citation-style-language/schema/raw/master/csl-citation.json"}</meta:user-defined>
    <meta:user-defined meta:name="ZOTERO_BREF_90SfgRGMirmw_3" meta:value-type="string">temData":{"id":1242,"type":"article-journal","title":"Distribution of biofilm exopolymeric substances in littoral sediments of Canadian Shield lakes: the effects of light and substrate","container-title":"Canadian Journal of Fisheries and Aquatic Sciences</meta:user-defined>
    <meta:user-defined meta:name="ZOTERO_BREF_90SfgRGMirmw_4" meta:value-type="string">","page":"1763-1776","volume":"63","issue":"8","source":"NRC Research Press","abstract":"Benthic algal and microbial communities release organic compounds that perform many important functions in food webs and nutrient dynamics. In this study we compared </meta:user-defined>
    <meta:user-defined meta:name="ZOTERO_BREF_90SfgRGMirmw_5" meta:value-type="string">the content and composition of extracellular substances from different types of sediments in the shallow littoral areas of clear and dark Canadian Shield lakes. We report high content of extracellular substances in these littoral sediments, in terms of bo</meta:user-defined>
    <meta:user-defined meta:name="ZOTERO_BREF_90SfgRGMirmw_6" meta:value-type="string">th carbohydrates and proteins. Total carbohydrate contents increased with increasing sediment chlorophyll content in a relationship very similar to that reported for marine intertidal mudflats. Light availability and sediment type affected the content and</meta:user-defined>
    <meta:user-defined meta:name="ZOTERO_BREF_90SfgRGMirmw_7" meta:value-type="string"> composition of exopolymeric substances (EPS) in complex ways. More loosely bound (colloidal) EPS were measured in sandy sediments of dark lakes. Colloidal EPS content did not vary with changes in sediment particle size in clear lakes but may have been po</meta:user-defined>
    <meta:user-defined meta:name="ZOTERO_BREF_90SfgRGMirmw_8" meta:value-type="string">sitively related to sediment particle size in dark lakes. Tightly bound (capsular) EPS in..., Les communautés benthiques d'algues et de microorganismes rejettent des composés organiques qui jouent des rôles importants dans les réseaux alimentaires et la d</meta:user-defined>
    <meta:user-defined meta:name="ZOTERO_BREF_90SfgRGMirmw_9" meta:value-type="string">ynamique des nutriments. Nous comparons dans cette étude la quantité et la composition des substances extracellulaires dans différents types de sédiments dans la zone littorale peu profonde de lacs clairs et foncés du Bouclier canadien. Il y a un fort con</meta:user-defined>
    <meta:user-defined meta:name="ZOTERO_BREF_Bg6W07Oyk3iR_1" meta:value-type="string">ZOTERO_ITEM CSL_CITATION {"citationID":"1mc3dbae4t","properties":{"formattedCitation":"([Hoagland et al., 1993](http://dx.doi.org/10.1111/j.0022-3646.1993.00537.x))","plainCitation":"([Hoagland et al., 1993](http://dx.doi.org/10.1111/j.0022-3646.1993.0053</meta:user-defined>
    <meta:user-defined meta:name="ZOTERO_BREF_Bg6W07Oyk3iR_2" meta:value-type="string">7.x))"},"citationItems":[{"id":50,"uris":["http://zotero.org/users/108874/items/B5FKJTUQ"],"uri":["http://zotero.org/users/108874/items/B5FKJTUQ"],"itemData":{"id":50,"type":"article-journal","title":"Diatom Extracellular Polymeric Substances: Function, F</meta:user-defined>
    <meta:user-defined meta:name="ZOTERO_BREF_Bg6W07Oyk3iR_3" meta:value-type="string">ine Structure, Chemistry, and Physiology","container-title":"Journal of Phycology","page":"537-566","volume":"29","issue":"5","source":"Wiley Online Library","DOI":"10.1111/j.0022-3646.1993.00537.x","ISSN":"1529-8817","shortTitle":"Diatom Extracellular Po</meta:user-defined>
    <meta:user-defined meta:name="ZOTERO_BREF_Bg6W07Oyk3iR_4" meta:value-type="string">lymeric Substances","journalAbbreviation":"J. Phycol.","language":"en","author":[{"family":"Hoagland","given":"Kyle D."},{"family":"Rosowski","given":"James R."},{"family":"Gretz","given":"Michael R."},{"family":"Roemer","given":"Stephen C."}],"issued":{"</meta:user-defined>
    <meta:user-defined meta:name="ZOTERO_BREF_Bg6W07Oyk3iR_5" meta:value-type="string">date-parts":[["1993",10,1]]},"accessed":{"date-parts":[["2014",4,4]]}}}],"schema":"https://github.com/citation-style-language/schema/raw/master/csl-citation.json"}</meta:user-defined>
    <meta:user-defined meta:name="ZOTERO_BREF_D9kyn4S0uaKY_1" meta:value-type="string">ZOTERO_BIBL {"custom":[]} CSL_BIBLIOGRAPHY</meta:user-defined>
    <meta:user-defined meta:name="ZOTERO_BREF_E8BKlepfNlh6_1" meta:value-type="string">ZOTERO_ITEM CSL_CITATION {"citationID":"jk49abtkk","properties":{"formattedCitation":"([Mayama &amp; Kobayasi, 1989](http://dx.doi.org/10.1080/0269249X.1989.9705056))","plainCitation":"([Mayama &amp; Kobayasi, 1989](http://dx.doi.org/10.1080/0269249X.1989.9705056</meta:user-defined>
    <meta:user-defined meta:name="ZOTERO_BREF_E8BKlepfNlh6_2" meta:value-type="string">))"},"citationItems":[{"id":1272,"uris":["http://zotero.org/users/108874/items/DDI6BRWC"],"uri":["http://zotero.org/users/108874/items/DDI6BRWC"],"itemData":{"id":1272,"type":"article-journal","title":"Sequential Valve Development in the Monoraphid Diatom</meta:user-defined>
    <meta:user-defined meta:name="ZOTERO_BREF_E8BKlepfNlh6_3" meta:value-type="string"> &lt;i&gt;Achnanthes minutissima&lt;/i&gt; Var. &lt;i&gt;Saprophila&lt;/i&gt;","container-title":"Diatom Research","page":"111-117","volume":"4","issue":"1","source":"Taylor and Francis+NEJM","abstract":"Valve development has been examined in Achnanthes minutissima var. saprophi</meta:user-defined>
    <meta:user-defined meta:name="ZOTERO_BREF_E8BKlepfNlh6_4" meta:value-type="string">la H. Kobayasi &amp; Mayama. The formation of the raphid valve (RV) proceeds in the same sequence as has previously been described for Navicula. Early development of the araphid yalve (AV) is remarkably similar to that of the RV, in that a primary central rib</meta:user-defined>
    <meta:user-defined meta:name="ZOTERO_BREF_E8BKlepfNlh6_5" meta:value-type="string"> and primordial central nodule are initiated, followed by the development of secondary arms from the centre and the recurring of the primary rib at the poles. Therefore raphe slits appear both at the centre and poles during the early development of the AV</meta:user-defined>
    <meta:user-defined meta:name="ZOTERO_BREF_E8BKlepfNlh6_6" meta:value-type="string">. However, thin fin-like depositions arise along the primary central rib between the secondary arms extending out from the centre and the centripetal extensions of the primary central rib recurring from the poles. The fins then fuse with the secondary arm</meta:user-defined>
    <meta:user-defined meta:name="ZOTERO_BREF_E8BKlepfNlh6_7" meta:value-type="string">s and the in-turned primary central rib, so that the initially-formed raphe slits do not develop any further and are filled in: an axial area devoid of a raphe is thus formed. The valve ontogeny of this taxon suggests secondary reduction from the biraphid</meta:user-defined>
    <meta:user-defined meta:name="ZOTERO_BREF_E8BKlepfNlh6_8" meta:value-type="string"> Naviculae.","DOI":"10.1080/0269249X.1989.9705056","ISSN":"0269-249X","author":[{"family":"Mayama","given":"Shigeki"},{"family":"Kobayasi","given":"Hiromu"}],"issued":{"date-parts":[["1989",6,1]]},"accessed":{"date-parts":[["2014",9,29]]}}}],"schema":"htt</meta:user-defined>
    <meta:user-defined meta:name="ZOTERO_BREF_E8BKlepfNlh6_9" meta:value-type="string">ps://github.com/citation-style-language/schema/raw/master/csl-citation.json"}</meta:user-defined>
    <meta:user-defined meta:name="ZOTERO_BREF_Eqcy1GTMkRx9_1" meta:value-type="string">ZOTERO_ITEM CSL_CITATION {"citationID":"J0xUmEeA","properties":{"formattedCitation":"([Windler et al., 2014](http://dx.doi.org/10.1111/pre.12059); [Cantonati et al., 2014](http://dx.doi.org/10.1016/j.scitotenv.2013.10.018))","plainCitation":"([Windler et </meta:user-defined>
    <meta:user-defined meta:name="ZOTERO_BREF_Eqcy1GTMkRx9_10" meta:value-type="string">age metal or metalloid concentrations occurred, and re-analysed these samples. The results from the eight widely-distributed core sites as well as from the 15 selected CRENODAT springs led to the hypothesis that two metals (copper and zinc) and a metalloi</meta:user-defined>
    <meta:user-defined meta:name="ZOTERO_BREF_Eqcy1GTMkRx9_11" meta:value-type="string">d (antimony) were the most likely triggers of ADMI CLT formation. From a quantitative point of view, it is worth noting that the lowest concentrations triggering ADMI CLT can be fairly low, particularly in the case of copper contamination. The antimony-ri</meta:user-defined>
    <meta:user-defined meta:name="ZOTERO_BREF_Eqcy1GTMkRx9_12" meta:value-type="string">ch site was characterised by a marked-teratology variant where both ends of ADMI were bent off.","DOI":"10.1016/j.scitotenv.2013.10.018","ISSN":"0048-9697","journalAbbreviation":"Science of The Total Environment","author":[{"family":"Cantonati","given":"M</meta:user-defined>
    <meta:user-defined meta:name="ZOTERO_BREF_Eqcy1GTMkRx9_13" meta:value-type="string">arco"},{"family":"Angeli","given":"Nicola"},{"family":"Virtanen","given":"Laura"},{"family":"Wojtal","given":"Agata Z."},{"family":"Gabrieli","given":"Jacopo"},{"family":"Falasco","given":"Elisa"},{"family":"Lavoie","given":"Isabelle"},{"family":"Morin","</meta:user-defined>
    <meta:user-defined meta:name="ZOTERO_BREF_Eqcy1GTMkRx9_14" meta:value-type="string">given":"Soizic"},{"family":"Marchetto","given":"Aldo"},{"family":"Fortin","given":"Claude"},{"family":"Smirnova","given":"Svetlana"}],"issued":{"date-parts":[["2014",3,15]]},"accessed":{"date-parts":[["2014",4,29]]}}},{"id":522,"uris":["http://zotero.org/</meta:user-defined>
    <meta:user-defined meta:name="ZOTERO_BREF_Eqcy1GTMkRx9_15" meta:value-type="string">users/108874/items/GRUKT6XU"],"uri":["http://zotero.org/users/108874/items/GRUKT6XU"],"itemData":{"id":522,"type":"article-journal","title":"Influence of bacteria on cell size development and morphology of cultivated diatoms","container-title":"Phycologic</meta:user-defined>
    <meta:user-defined meta:name="ZOTERO_BREF_Eqcy1GTMkRx9_16" meta:value-type="string">al Research","page":"269-281","volume":"62","issue":"4","source":"Wiley Online Library","abstract":"Vegetative cell division in diatoms often results in a decreased cell size of one of the daughter cells, which during long-term cultivation may lead to a g</meta:user-defined>
    <meta:user-defined meta:name="ZOTERO_BREF_Eqcy1GTMkRx9_17" meta:value-type="string">radual decrease of the mean cell size of the culture. To restore the initial cell size, sexual reproduction is required, however, in many diatom cultures sexual reproduction does not occur. Such diatom cultures may lose their viability once the average si</meta:user-defined>
    <meta:user-defined meta:name="ZOTERO_BREF_Eqcy1GTMkRx9_18" meta:value-type="string">ze of the cells falls below a critical size. Cell size reduction therefore seriously restrains the long-term stability of many diatom cultures. In order to study the bacterial influence on the size diminution process, we observed cell morphology and size </meta:user-defined>
    <meta:user-defined meta:name="ZOTERO_BREF_Eqcy1GTMkRx9_19" meta:value-type="string">distribution of the diatoms Achnanthidium minutissimum, Cymbella affiniformis and Nitzschia palea for more than two years in bacteria-free conditions (axenic cultures) and in cultures that contain bacteria (xenic cultures). We found considerable morpholog</meta:user-defined>
    <meta:user-defined meta:name="ZOTERO_BREF_Eqcy1GTMkRx9_2" meta:value-type="string">al., 2014](http://dx.doi.org/10.1111/pre.12059); [Cantonati et al., 2014](http://dx.doi.org/10.1016/j.scitotenv.2013.10.018))"},"citationItems":[{"id":512,"uris":["http://zotero.org/users/108874/items/7XA2IZ7A"],"uri":["http://zotero.org/users/108874/item</meta:user-defined>
    <meta:user-defined meta:name="ZOTERO_BREF_Eqcy1GTMkRx9_20" meta:value-type="string">ical aberrations of frustule microstructures in A. minutissimum and C. affiniformis when cultivated under axenic conditions compared to the xenic cultures. These variations comprise significant cell length reduction, simplification and rounding of the fru</meta:user-defined>
    <meta:user-defined meta:name="ZOTERO_BREF_Eqcy1GTMkRx9_21" meta:value-type="string">stule contour and deformation of the siliceous cell walls, features that are normally found in older cultures shortly before they die off. In contrast, the xenic cultures were well preserved and showed less cell length diminution. Our results show that ba</meta:user-defined>
    <meta:user-defined meta:name="ZOTERO_BREF_Eqcy1GTMkRx9_22" meta:value-type="string">cteria may have a fundamental influence on the stability of long-term cultures of diatoms.","DOI":"10.1111/pre.12059","ISSN":"1440-1835","journalAbbreviation":"Phycol Res","language":"en","author":[{"family":"Windler","given":"Miriam"},{"family":"Bova","g</meta:user-defined>
    <meta:user-defined meta:name="ZOTERO_BREF_Eqcy1GTMkRx9_23" meta:value-type="string">iven":"Dariia"},{"family":"Kryvenda","given":"Anastasiia"},{"family":"Straile","given":"Dietmar"},{"family":"Gruber","given":"Ansgar"},{"family":"Kroth","given":"Peter G."}],"issued":{"date-parts":[["2014"]]},"accessed":{"date-parts":[["2015",2,4]]}}}],"s</meta:user-defined>
    <meta:user-defined meta:name="ZOTERO_BREF_Eqcy1GTMkRx9_24" meta:value-type="string">chema":"https://github.com/citation-style-language/schema/raw/master/csl-citation.json"}</meta:user-defined>
    <meta:user-defined meta:name="ZOTERO_BREF_Eqcy1GTMkRx9_3" meta:value-type="string">s/7XA2IZ7A"],"itemData":{"id":512,"type":"article-journal","title":"Diatom &lt;i&gt;Achnanthidium minutissimum&lt;/i&gt; (Bacillariophyta) valve deformities as indicators of metal enrichment in diverse widely-distributed freshwater habitats","container-title":"Scienc</meta:user-defined>
    <meta:user-defined meta:name="ZOTERO_BREF_Eqcy1GTMkRx9_4" meta:value-type="string">e of The Total Environment","page":"201-215","volume":"475","source":"ScienceDirect","abstract":"In the presence of different environmental stressors, diatoms can produce frustules presenting different types of deformities. Metals and trace elements are a</meta:user-defined>
    <meta:user-defined meta:name="ZOTERO_BREF_Eqcy1GTMkRx9_5" meta:value-type="string">mong the most common causes of these teratological forms. Metal enrichment in water bodies can be attributed to the geological setting of the area or to pollution. The widespread benthic diatom Achnanthidium minutissimum (ADMI) is one of the most metal-to</meta:user-defined>
    <meta:user-defined meta:name="ZOTERO_BREF_Eqcy1GTMkRx9_6" meta:value-type="string">lerant species. In the present study, ADMI teratologies were defined from samples taken from eight very diverse, widely-distributed inland-water habitats: streams affected by active and abandoned mining areas, a metal-contaminated stream, a spring in an o</meta:user-defined>
    <meta:user-defined meta:name="ZOTERO_BREF_Eqcy1GTMkRx9_7" meta:value-type="string">ld chalcopyrite mine, a mineral-water fountain, and a sediment core taken from a lake affected by metal contamination in the past. Deformed frustules of ADMI were characterised mainly by one (sometimes two) more or less bent off ending, conferring to the </meta:user-defined>
    <meta:user-defined meta:name="ZOTERO_BREF_Eqcy1GTMkRx9_8" meta:value-type="string">specimens a cymbelloid outline (cymbelliclinum-like teratology, CLT). Marked teratologies were distinguished from slight deformities. Hydrochemical analyses, including metals and trace elements, were carried out and enrichment factors (EF) relative to ave</meta:user-defined>
    <meta:user-defined meta:name="ZOTERO_BREF_Eqcy1GTMkRx9_9" meta:value-type="string">rage crustal composition were calculated. To improve our knowledge on the potential of different metals and trace elements to trigger the occurrence of ADMI CLT, we carefully selected 15 springs out of 110 (CRENODAT dataset) where both ADMI and above-aver</meta:user-defined>
    <meta:user-defined meta:name="ZOTERO_BREF_Fs0LKUzHm4j5_1" meta:value-type="string">ZOTERO_ITEM CSL_CITATION {"citationID":"2gabh8roal","properties":{"formattedCitation":"([Czarnecki, 1994](http://www.algaebase.org/search/species/detail/?species_id=Ge79396858528c750))","plainCitation":"([Czarnecki, 1994](http://www.algaebase.org/search/s</meta:user-defined>
    <meta:user-defined meta:name="ZOTERO_BREF_Fs0LKUzHm4j5_2" meta:value-type="string">pecies/detail/?species_id=Ge79396858528c750))"},"citationItems":[{"id":518,"uris":["http://zotero.org/users/108874/items/EUTDCAGS"],"uri":["http://zotero.org/users/108874/items/EUTDCAGS"],"itemData":{"id":518,"type":"paper-conference","title":"The freshwa</meta:user-defined>
    <meta:user-defined meta:name="ZOTERO_BREF_Fs0LKUzHm4j5_3" meta:value-type="string">ter diatoms culture collection at Loras College, Dubuque, Iowa","container-title":"Proceedings of the 11th International Diatom Symposium","collection-title":"International Diatom Symposium","publisher":"Memoirs of the California Academy of Sciences","pag</meta:user-defined>
    <meta:user-defined meta:name="ZOTERO_BREF_Fs0LKUzHm4j5_4" meta:value-type="string">e":"157","event":"International Diatom Symposium","URL":"http://www.algaebase.org/search/species/detail/?species_id=Ge79396858528c750","author":[{"family":"Czarnecki","given":"D.B."}],"issued":{"date-parts":[["1994"]]}}}],"schema":"https://github.com/cita</meta:user-defined>
    <meta:user-defined meta:name="ZOTERO_BREF_Fs0LKUzHm4j5_5" meta:value-type="string">tion-style-language/schema/raw/master/csl-citation.json"}</meta:user-defined>
    <meta:user-defined meta:name="ZOTERO_BREF_FzbNuVsD7ArH_1" meta:value-type="string">ZOTERO_ITEM CSL_CITATION {"citationID":"1s0t05mqh5","properties":{"formattedCitation":"([Bahulikar, 2006](http://kops.ub.uni-konstanz.de/handle/urn:nbn:de:bsz:352-opus-23773))","plainCitation":"([Bahulikar, 2006](http://kops.ub.uni-konstanz.de/handle/urn:</meta:user-defined>
    <meta:user-defined meta:name="ZOTERO_BREF_FzbNuVsD7ArH_10" meta:value-type="string"> secreted by diatoms from various genera. FITC labeled-lectins, DAPI and DTAF were used for localization of various EPS structures such as tubes, stalks, capsules and pads. As diatoms and bacteria are the dominant members in the biofilms, uni-algal diatom</meta:user-defined>
    <meta:user-defined meta:name="ZOTERO_BREF_FzbNuVsD7ArH_11" meta:value-type="string"> cultures were studied for the associated bacteria using 16S rDNA clone library approach. The spent medium from diatoms was inoculated with an epilithic bacterial community in a dilution series to explore the utilization of EPS, a natural substrate, for t</meta:user-defined>
    <meta:user-defined meta:name="ZOTERO_BREF_FzbNuVsD7ArH_12" meta:value-type="string">he growth of bacteria. One of the dominant bacterial strain was isolated found to represent a new taxon.","URL":"http://kops.ub.uni-konstanz.de/handle/urn:nbn:de:bsz:352-opus-23773","shortTitle":"Diatoms from littoral zone of Lake Constance","language":"e</meta:user-defined>
    <meta:user-defined meta:name="ZOTERO_BREF_FzbNuVsD7ArH_13" meta:value-type="string">ng","author":[{"family":"Bahulikar","given":"Rahul A."}],"issued":{"date-parts":[["2006"]]},"accessed":{"date-parts":[["2014",2,16]]}}}],"schema":"https://github.com/citation-style-language/schema/raw/master/csl-citation.json"}</meta:user-defined>
    <meta:user-defined meta:name="ZOTERO_BREF_FzbNuVsD7ArH_2" meta:value-type="string">nbn:de:bsz:352-opus-23773))"},"citationItems":[{"id":73,"uris":["http://zotero.org/users/108874/items/EI4BW5AD"],"uri":["http://zotero.org/users/108874/items/EI4BW5AD"],"itemData":{"id":73,"type":"webpage","title":"Diatoms from littoral zone of Lake Const</meta:user-defined>
    <meta:user-defined meta:name="ZOTERO_BREF_FzbNuVsD7ArH_3" meta:value-type="string">ance: diversity, phylogeny, extracellular polysaccharides and bacterial associations","genre":"doctoralThesis","abstract":"In this work, various aspects of diatom communities from epilithic biofilms of Lake Constance were studied. The diatom and bacterial</meta:user-defined>
    <meta:user-defined meta:name="ZOTERO_BREF_FzbNuVsD7ArH_4" meta:value-type="string"> community structure and extracellular polymeric substances (EPS) were studied at five nearby locations and at four different depths from epilithic biofilms. This study revealed a high species richness of diatoms and a dominance of β-proteobacteria, Cytop</meta:user-defined>
    <meta:user-defined meta:name="ZOTERO_BREF_FzbNuVsD7ArH_5" meta:value-type="string">haga / Flavobacteria / Bacteroides (CFB) group and high GC containing gram-positive bacteria. Higher amount of EPS was observed in the samples from lower depth. Seasonal fluctuations of the diatom community and concentrations of soluble (SE) and bound EPS</meta:user-defined>
    <meta:user-defined meta:name="ZOTERO_BREF_FzbNuVsD7ArH_6" meta:value-type="string"> (BE) were studied from epilithic biofilms collected during June 2004-June 2005. The higher diversity and also higher EPS content was observed in biofilms from April 2005. We tried to cultivate dominant as well as rarely found diatom species from the biof</meta:user-defined>
    <meta:user-defined meta:name="ZOTERO_BREF_FzbNuVsD7ArH_7" meta:value-type="string">ilms and identified then by classical methods based on morphological characters. More than 100 isolates were cultivated belonging to 20 different genera and 44 species. The 18S rDNA region was sequenced from 55 diatom isolates and phylogenetic trees were </meta:user-defined>
    <meta:user-defined meta:name="ZOTERO_BREF_FzbNuVsD7ArH_8" meta:value-type="string">constructed. They revealed a clear separation within raphid and araphid diatoms. Axenic diatoms were grown for 28 days under identical growth conditions (temperature, light intensity, nutrients) and their growth behavior, patterns of EPS secretion and the</meta:user-defined>
    <meta:user-defined meta:name="ZOTERO_BREF_FzbNuVsD7ArH_9" meta:value-type="string"> corresponding monosaccharide profiles were studied. As in this experiment we observed that a major portion of BE was remained un-extractable, various published methods were tried and finally an optimized protocol was used for the fractionation of all EPS</meta:user-defined>
    <meta:user-defined meta:name="ZOTERO_BREF_H5nJy69vDZxd_1" meta:value-type="string">ZOTERO_ITEM CSL_CITATION {"citationID":"1rct87f9jm","properties":{"formattedCitation":"([Hoagland et al., 1993](http://dx.doi.org/10.1111/j.0022-3646.1993.00537.x))","plainCitation":"([Hoagland et al., 1993](http://dx.doi.org/10.1111/j.0022-3646.1993.0053</meta:user-defined>
    <meta:user-defined meta:name="ZOTERO_BREF_H5nJy69vDZxd_2" meta:value-type="string">7.x))"},"citationItems":[{"id":50,"uris":["http://zotero.org/users/108874/items/B5FKJTUQ"],"uri":["http://zotero.org/users/108874/items/B5FKJTUQ"],"itemData":{"id":50,"type":"article-journal","title":"Diatom Extracellular Polymeric Substances: Function, F</meta:user-defined>
    <meta:user-defined meta:name="ZOTERO_BREF_H5nJy69vDZxd_3" meta:value-type="string">ine Structure, Chemistry, and Physiology","container-title":"Journal of Phycology","page":"537-566","volume":"29","issue":"5","source":"Wiley Online Library","DOI":"10.1111/j.0022-3646.1993.00537.x","ISSN":"1529-8817","shortTitle":"Diatom Extracellular Po</meta:user-defined>
    <meta:user-defined meta:name="ZOTERO_BREF_H5nJy69vDZxd_4" meta:value-type="string">lymeric Substances","journalAbbreviation":"J. Phycol.","language":"en","author":[{"family":"Hoagland","given":"Kyle D."},{"family":"Rosowski","given":"James R."},{"family":"Gretz","given":"Michael R."},{"family":"Roemer","given":"Stephen C."}],"issued":{"</meta:user-defined>
    <meta:user-defined meta:name="ZOTERO_BREF_H5nJy69vDZxd_5" meta:value-type="string">date-parts":[["1993",10,1]]},"accessed":{"date-parts":[["2014",4,4]]}}}],"schema":"https://github.com/citation-style-language/schema/raw/master/csl-citation.json"}</meta:user-defined>
    <meta:user-defined meta:name="ZOTERO_BREF_LgrLdbR9YPwx_1" meta:value-type="string">ZOTERO_ITEM CSL_CITATION {"citationID":"1mbodbqj6o","properties":{"formattedCitation":"([Buhmann, Kroth &amp; Schleheck, 2012](http://dx.doi.org/10.1111/j.1758-2229.2011.00315.x))","plainCitation":"([Buhmann, Kroth &amp; Schleheck, 2012](http://dx.doi.org/10.1111</meta:user-defined>
    <meta:user-defined meta:name="ZOTERO_BREF_LgrLdbR9YPwx_10" meta:value-type="string">thic biofilms of an oligotrophic freshwater lake.","DOI":"10.1111/j.1758-2229.2011.00315.x","ISSN":"1758-2229","shortTitle":"Photoautotrophic–heterotrophic biofilm communities","language":"en","author":[{"family":"Buhmann","given":"Matthias"},{"family":"K</meta:user-defined>
    <meta:user-defined meta:name="ZOTERO_BREF_LgrLdbR9YPwx_11" meta:value-type="string">roth","given":"Peter G."},{"family":"Schleheck","given":"David"}],"issued":{"date-parts":[["2012"]]},"accessed":{"date-parts":[["2013",7,26]]}}}],"schema":"https://github.com/citation-style-language/schema/raw/master/csl-citation.json"}</meta:user-defined>
    <meta:user-defined meta:name="ZOTERO_BREF_LgrLdbR9YPwx_2" meta:value-type="string">/j.1758-2229.2011.00315.x))"},"citationItems":[{"id":87,"uris":["http://zotero.org/users/108874/items/GTV27IQV"],"uri":["http://zotero.org/users/108874/items/GTV27IQV"],"itemData":{"id":87,"type":"article-journal","title":"Photoautotrophic–heterotrophic b</meta:user-defined>
    <meta:user-defined meta:name="ZOTERO_BREF_LgrLdbR9YPwx_3" meta:value-type="string">iofilm communities: a laboratory incubator designed for growing axenic diatoms and bacteria in defined mixed-species biofilms","container-title":"Environmental Microbiology Reports","page":"133–140","volume":"4","issue":"1","source":"Wiley Online Library"</meta:user-defined>
    <meta:user-defined meta:name="ZOTERO_BREF_LgrLdbR9YPwx_4" meta:value-type="string">,"abstract":"Biofilm communities in the euphotic zone of aquatic habitats comprise photoautotrophic microorganisms, such as diatoms, green algae and cyanobacteria, which produce the organic carbon that fuels the life of a heterotrophic contingent of micro</meta:user-defined>
    <meta:user-defined meta:name="ZOTERO_BREF_LgrLdbR9YPwx_5" meta:value-type="string">organisms, mostly bacteria. Such photoautotrophic–heterotrophic mixed-species biofilms have received little attention in biofilm research due to a lack of suitable pure-culture laboratory model systems. However, they offer important insight into microbial</meta:user-defined>
    <meta:user-defined meta:name="ZOTERO_BREF_LgrLdbR9YPwx_6" meta:value-type="string"> population dynamics and community interactions during a biofilm-developmental process that shapes highly structured, extremely well-adapted microbial landscapes. Here, we report on the development of a sterile incubation chamber for growing and monitorin</meta:user-defined>
    <meta:user-defined meta:name="ZOTERO_BREF_LgrLdbR9YPwx_7" meta:value-type="string">g axenic phototrophic biofilms, i.e. a sterilizable, illuminated, continuous-flow system for a routine work with pure cultures. The system has been designed to simulate the growth conditions in the shallow, littoral zone of aquatic habitats (horizontal su</meta:user-defined>
    <meta:user-defined meta:name="ZOTERO_BREF_LgrLdbR9YPwx_8" meta:value-type="string">rface, submerged in water, illuminated, aerated). Additional features of the concept include automated photometrical monitoring of biofilm density (as biofilm turbidity), analysis via confocal microscopy, direct harvesting of cells, and options to control</meta:user-defined>
    <meta:user-defined meta:name="ZOTERO_BREF_LgrLdbR9YPwx_9" meta:value-type="string"> illumination, flow velocity, and composition of culture fluid. The application of the system was demonstrated in growth experiments using axenic diatom biofilms, or axenic diatom biofilms co-cultivated with different bacterial strains isolated from epili</meta:user-defined>
    <meta:user-defined meta:name="ZOTERO_BREF_OWKQoVk9sI66_1" meta:value-type="string">ZOTERO_ITEM CSL_CITATION {"citationID":"QYlEVaBq","properties":{"formattedCitation":"([Wustman et al., 1998](http://dx.doi.org/10.1104/pp.116.4.1431); [Windler et al., 2015](http://onlinelibrary.wiley.com/doi/10.1111/jpy.12280/abstract))","plainCitation":</meta:user-defined>
    <meta:user-defined meta:name="ZOTERO_BREF_OWKQoVk9sI66_10" meta:value-type="string">xtruded from the raphe, forming the central core. Antibody-labeling patterns and other evidence indicated that the shaft central-core region is related to material exuded from the raphe during cell motility.","DOI":"10.1104/pp.116.4.1431","ISSN":"0032-088</meta:user-defined>
    <meta:user-defined meta:name="ZOTERO_BREF_OWKQoVk9sI66_11" meta:value-type="string">9, 1532-2548","note":"PMID: 9536061","journalAbbreviation":"Plant Physiol.","language":"en","author":[{"family":"Wustman","given":"Brandon A."},{"family":"Lind","given":"Jan"},{"family":"Wetherbee","given":"Richard"},{"family":"Gretz","given":"Michael R."</meta:user-defined>
    <meta:user-defined meta:name="ZOTERO_BREF_OWKQoVk9sI66_12" meta:value-type="string">}],"issued":{"date-parts":[["1998",4,1]]},"accessed":{"date-parts":[["2014",4,18]]},"PMID":"9536061"}},{"id":1202,"uris":["http://zotero.org/users/108874/items/MBZGCQZH"],"uri":["http://zotero.org/users/108874/items/MBZGCQZH"],"itemData":{"id":1202,"type"</meta:user-defined>
    <meta:user-defined meta:name="ZOTERO_BREF_OWKQoVk9sI66_13" meta:value-type="string">:"article-journal","title":"Biofilm and Capsule Formation of the Diatom &lt;i&gt;Achnanthidium minutissimum&lt;/i&gt; Are Affected by a Bacterium","container-title":"Journal of Phycology","source":"Wiley Online Library","abstract":"Photoautotrophic biofilms play an i</meta:user-defined>
    <meta:user-defined meta:name="ZOTERO_BREF_OWKQoVk9sI66_14" meta:value-type="string">mportant role in various aquatic habitats and are composed of prokaryotic and/or eukaryotic organisms embedded in extracellular polymeric substances (EPS). We have isolated diatoms as well as bacteria from freshwater biofilms in order to study organismal </meta:user-defined>
    <meta:user-defined meta:name="ZOTERO_BREF_OWKQoVk9sI66_15" meta:value-type="string">interactions between representative isolates. We found that bacteria may have a strong impact on the biofilm formation of the pennate diatom Achnanthidium minutissimum (Kützing) Czarnecki. This alga produces extracellular capsules of insoluble EPS, mostly</meta:user-defined>
    <meta:user-defined meta:name="ZOTERO_BREF_OWKQoVk9sI66_16" meta:value-type="string"> carbohydrates, only in the presence of bacteria (xenic culture). The EPS itself also have a strong impact on the aggregation and attachment of the algae. In the absence of bacteria (axenic culture), A. minutissimum did not form capsules and the cells gre</meta:user-defined>
    <meta:user-defined meta:name="ZOTERO_BREF_OWKQoVk9sI66_17" meta:value-type="string">w completely suspended. For investigation of biofilm formation by A. minutissimum, a bioassay was established using a diatom satellite Bacteroidetes bacterium which had been shown to induce capsule formation of A. minutissimum. Interestingly, capsule and </meta:user-defined>
    <meta:user-defined meta:name="ZOTERO_BREF_OWKQoVk9sI66_18" meta:value-type="string">biofilm induction can be achieved by addition of bacterial spent medium, indicating that soluble hydrophobic molecules produced by the bacterium may mediate the diatom/bacteria interaction. Fractionation and quantification of carbohydrates revealed that t</meta:user-defined>
    <meta:user-defined meta:name="ZOTERO_BREF_OWKQoVk9sI66_19" meta:value-type="string">he diatom in axenic culture produced large amounts of soluble carbohydrates, whereas in the xenic culture mainly insoluble carbohydrates were detected.","URL":"http://onlinelibrary.wiley.com/doi/10.1111/jpy.12280/abstract","DOI":"10.1111/jpy.12280","ISSN"</meta:user-defined>
    <meta:user-defined meta:name="ZOTERO_BREF_OWKQoVk9sI66_2" meta:value-type="string">"([Wustman et al., 1998](http://dx.doi.org/10.1104/pp.116.4.1431); [Windler et al., 2015](http://onlinelibrary.wiley.com/doi/10.1111/jpy.12280/abstract))"},"citationItems":[{"id":125,"uris":["http://zotero.org/users/108874/items/PZFM3MUJ"],"uri":["http://</meta:user-defined>
    <meta:user-defined meta:name="ZOTERO_BREF_OWKQoVk9sI66_20" meta:value-type="string">:"1529-8817","journalAbbreviation":"J. Phycol.","language":"English","author":[{"family":"Windler","given":"Miriam"},{"family":"Leinweber","given":"Katrin"},{"family":"Rio Bartulos","given":"Carolina"},{"family":"Philipp","given":"Bodo"},{"family":"Kroth"</meta:user-defined>
    <meta:user-defined meta:name="ZOTERO_BREF_OWKQoVk9sI66_21" meta:value-type="string">,"given":"Peter"}],"issued":{"date-parts":[["2015",1,2]]},"accessed":{"date-parts":[["2015",2,10]]}}}],"schema":"https://github.com/citation-style-language/schema/raw/master/csl-citation.json"}</meta:user-defined>
    <meta:user-defined meta:name="ZOTERO_BREF_OWKQoVk9sI66_3" meta:value-type="string">zotero.org/users/108874/items/PZFM3MUJ"],"itemData":{"id":125,"type":"article-journal","title":"Extracellular Matrix Assembly in Diatoms (Bacillariophyceae) III. Organization of Fucoglucuronogalactans within the Adhesive Stalks of &lt;i&gt;Achnanthes longipes&lt;/</meta:user-defined>
    <meta:user-defined meta:name="ZOTERO_BREF_OWKQoVk9sI66_4" meta:value-type="string">i&gt;","container-title":"Plant Physiology","page":"1431-1441","volume":"116","issue":"4","source":"www.plantphysiol.org","abstract":"Achnanthes longipes is a marine, biofouling diatom that adheres to surfaces via adhesive polymers extruded during motility o</meta:user-defined>
    <meta:user-defined meta:name="ZOTERO_BREF_OWKQoVk9sI66_5" meta:value-type="string">r organized into structures called stalks that contain three distinct regions: the pad, shaft, and collar. Four monoclonal antibodies (AL.C1–AL.C4) and antibodies from two uncloned hybridomas (AL.E1 and AL.E2) were raised against the extracellular adhesiv</meta:user-defined>
    <meta:user-defined meta:name="ZOTERO_BREF_OWKQoVk9sI66_6" meta:value-type="string">es of A. longipes. Antibodies were screened against a hot-water-insoluble/hot-bicarbonate-soluble-fraction. The hot-water-insoluble/hot-bicarbonate-soluble fraction was fractionated to yield polymers in three size ranges: F1, ≥ 20,000,000M r; F2, ≅100,000</meta:user-defined>
    <meta:user-defined meta:name="ZOTERO_BREF_OWKQoVk9sI66_7" meta:value-type="string">M r; and F3, &lt;10,000M r relative to dextran standards. The ≅100,000-M r fraction consisted of highly sulfated (approximately 11%) fucoglucuronogalactans (FGGs) and low-sulfate (approximately 2%) FGGs, whereas F1 was composed of O-linked FGG (F2)-polypepti</meta:user-defined>
    <meta:user-defined meta:name="ZOTERO_BREF_OWKQoVk9sI66_8" meta:value-type="string">de (F3) complexes. AL.C1, AL.C2, AL.C4, AL.E1, and AL.E2 recognized carbohydrate complementary regions on FGGs, with antigenicity dependent on fucosyl-containing side chains. AL.C3 was unique in that it had a lower affinity for FGGs and did not label any </meta:user-defined>
    <meta:user-defined meta:name="ZOTERO_BREF_OWKQoVk9sI66_9" meta:value-type="string">portion of the shaft. Enzyme-linked immunosorbent assay and immunocytochemistry indicated that low-sulfate FGGs are expelled from pores surrounding the raphe terminus, creating the cylindrical outer layers of the shaft, and that highly sulfated FGGs are e</meta:user-defined>
    <meta:user-defined meta:name="ZOTERO_BREF_OZbVUFipBe3P_1" meta:value-type="string">ZOTERO_ITEM CSL_CITATION {"citationID":"rp3wscfz","properties":{"formattedCitation":"([MacDonald, 1869](http://dx.doi.org/10.1080/00222936908695866); [Pfitzer, 1871]; [Geitler, 1932]; [Windler et al., 2014](http://dx.doi.org/10.1111/pre.12059))","plainCit</meta:user-defined>
    <meta:user-defined meta:name="ZOTERO_BREF_OZbVUFipBe3P_10" meta:value-type="string">the development of single clones, and making careful measurements of many individuals, a definite developmental cycle closely associated with size was found to exist in general. By altering the percentage composition of certain constituents of the culture</meta:user-defined>
    <meta:user-defined meta:name="ZOTERO_BREF_OZbVUFipBe3P_11" meta:value-type="string"> media, e.g., NaCl, the effect on size and form was noted. The different axes of the diatoms, in the course of several generations, varied disproportionately, depending upon the species and upon environmental conditions, with the result in any single spec</meta:user-defined>
    <meta:user-defined meta:name="ZOTERO_BREF_OZbVUFipBe3P_12" meta:value-type="string">ies of a decided change of form and size in many cases. Within a particular size range sexual reproduction and auxospore formation were induced. With such cells as became smaller than the particular species size range for auxospore formation, the latter b</meta:user-defined>
    <meta:user-defined meta:name="ZOTERO_BREF_OZbVUFipBe3P_13" meta:value-type="string">ecame precluded, and further diminution resulted in a minimum size for the species, after which these small-sized cells died off, revivescence being impossible. The longer axis of the cell diminishes more rapidly than the shorter, resulting in a relative </meta:user-defined>
    <meta:user-defined meta:name="ZOTERO_BREF_OZbVUFipBe3P_14" meta:value-type="string">broadening of the shell with tendency to rounding and smoothing of irregularities of contour. With the change in cell size and shape came a corresponding change in relative size and shape of the cell contents, and frequently in their position as well, e.g</meta:user-defined>
    <meta:user-defined meta:name="ZOTERO_BREF_OZbVUFipBe3P_15" meta:value-type="string">., a tendency to simplification and shifting of chromatophores and nucleus because of the crowded condition of smaller cells. Size relationships and reproduction could to some extent be controlled by concentration of nutritive substance and light intensit</meta:user-defined>
    <meta:user-defined meta:name="ZOTERO_BREF_OZbVUFipBe3P_16" meta:value-type="string">y. A change in concentration of a particular nutrient constituent or factor, as NaCl, rather than simply the amount itself, could induce reproduction or shell formation. In cases where either was inhibited revivescence could be brought about by transfer t</meta:user-defined>
    <meta:user-defined meta:name="ZOTERO_BREF_OZbVUFipBe3P_17" meta:value-type="string">o new medium of different concentration. The possibility is suggested that the developmental cycle of the Centrales is essentially similar to that of the Pennales. Sexual differentiation and sex determination are discussed in detail. Evidence points to se</meta:user-defined>
    <meta:user-defined meta:name="ZOTERO_BREF_OZbVUFipBe3P_18" meta:value-type="string">x determination in the mother cell previous to gamete formation. The stimulus to sexual reproduction is held to be a combination of an \"inner disposition\" with external physical factors, affecting cell size, with which sexual reproduction is intimately </meta:user-defined>
    <meta:user-defined meta:name="ZOTERO_BREF_OZbVUFipBe3P_19" meta:value-type="string">associated. The behavior of the gametes, and types of auxospore formation are thoroughly discussed, concluding with a tabular resume of all cases in the literature. Previous views of the author and others regarding physiological and morphological anisogam</meta:user-defined>
    <meta:user-defined meta:name="ZOTERO_BREF_OZbVUFipBe3P_2" meta:value-type="string">ation":"([MacDonald, 1869](http://dx.doi.org/10.1080/00222936908695866); [Pfitzer, 1871]; [Geitler, 1932]; [Windler et al., 2014](http://dx.doi.org/10.1111/pre.12059))"},"citationItems":[{"id":960,"uris":["http://zotero.org/users/108874/items/R3PEJP4G"],"</meta:user-defined>
    <meta:user-defined meta:name="ZOTERO_BREF_OZbVUFipBe3P_20" meta:value-type="string">y are reviewed, and the question is raised of the feasibility of using size difference of gametes and their motility as a criterion of sex determination, all combinations having been observed. Observations led to the conclusion that isogamy seemed to corr</meta:user-defined>
    <meta:user-defined meta:name="ZOTERO_BREF_OZbVUFipBe3P_21" meta:value-type="string">espond to cases of 1-gamete mother cells, and anisogamy to 2-gamete mother cells, copulation in the former being slow and readily observable, in the latter rapid and often overlooked. In some spp. of 2-gamete mother cells a special self sterility seemed t</meta:user-defined>
    <meta:user-defined meta:name="ZOTERO_BREF_OZbVUFipBe3P_22" meta:value-type="string">o obtain. Cocconeis placentula v. tenuistriata* (p.126) is proposed. || ABSTRACT AUTHORS: P. S. Conger","author":[{"family":"Geitler","given":"L."}],"issued":{"date-parts":[["1932"]]}}},{"id":522,"uris":["http://zotero.org/users/108874/items/GRUKT6XU"],"u</meta:user-defined>
    <meta:user-defined meta:name="ZOTERO_BREF_OZbVUFipBe3P_23" meta:value-type="string">ri":["http://zotero.org/users/108874/items/GRUKT6XU"],"itemData":{"id":522,"type":"article-journal","title":"Influence of bacteria on cell size development and morphology of cultivated diatoms","container-title":"Phycological Research","page":"269-281","v</meta:user-defined>
    <meta:user-defined meta:name="ZOTERO_BREF_OZbVUFipBe3P_24" meta:value-type="string">olume":"62","issue":"4","source":"Wiley Online Library","abstract":"Vegetative cell division in diatoms often results in a decreased cell size of one of the daughter cells, which during long-term cultivation may lead to a gradual decrease of the mean cell</meta:user-defined>
    <meta:user-defined meta:name="ZOTERO_BREF_OZbVUFipBe3P_25" meta:value-type="string"> size of the culture. To restore the initial cell size, sexual reproduction is required, however, in many diatom cultures sexual reproduction does not occur. Such diatom cultures may lose their viability once the average size of the cells falls below a cr</meta:user-defined>
    <meta:user-defined meta:name="ZOTERO_BREF_OZbVUFipBe3P_26" meta:value-type="string">itical size. Cell size reduction therefore seriously restrains the long-term stability of many diatom cultures. In order to study the bacterial influence on the size diminution process, we observed cell morphology and size distribution of the diatoms Achn</meta:user-defined>
    <meta:user-defined meta:name="ZOTERO_BREF_OZbVUFipBe3P_27" meta:value-type="string">anthidium minutissimum, Cymbella affiniformis and Nitzschia palea for more than two years in bacteria-free conditions (axenic cultures) and in cultures that contain bacteria (xenic cultures). We found considerable morphological aberrations of frustule mic</meta:user-defined>
    <meta:user-defined meta:name="ZOTERO_BREF_OZbVUFipBe3P_28" meta:value-type="string">rostructures in A. minutissimum and C. affiniformis when cultivated under axenic conditions compared to the xenic cultures. These variations comprise significant cell length reduction, simplification and rounding of the frustule contour and deformation of</meta:user-defined>
    <meta:user-defined meta:name="ZOTERO_BREF_OZbVUFipBe3P_29" meta:value-type="string"> the siliceous cell walls, features that are normally found in older cultures shortly before they die off. In contrast, the xenic cultures were well preserved and showed less cell length diminution. Our results show that bacteria may have a fundamental in</meta:user-defined>
    <meta:user-defined meta:name="ZOTERO_BREF_OZbVUFipBe3P_3" meta:value-type="string">uri":["http://zotero.org/users/108874/items/R3PEJP4G"],"itemData":{"id":960,"type":"article-journal","title":"On the structure of the Diatomaceous frustule, and its genetic cycle","container-title":"The Annals and Magazine of Natural History","page":"1-8"</meta:user-defined>
    <meta:user-defined meta:name="ZOTERO_BREF_OZbVUFipBe3P_30" meta:value-type="string">fluence on the stability of long-term cultures of diatoms.","DOI":"10.1111/pre.12059","ISSN":"1440-1835","journalAbbreviation":"Phycol Res","language":"en","author":[{"family":"Windler","given":"Miriam"},{"family":"Bova","given":"Dariia"},{"family":"Kryve</meta:user-defined>
    <meta:user-defined meta:name="ZOTERO_BREF_OZbVUFipBe3P_31" meta:value-type="string">nda","given":"Anastasiia"},{"family":"Straile","given":"Dietmar"},{"family":"Gruber","given":"Ansgar"},{"family":"Kroth","given":"Peter G."}],"issued":{"date-parts":[["2014"]]},"accessed":{"date-parts":[["2015",2,4]]}}}],"schema":"https://github.com/citat</meta:user-defined>
    <meta:user-defined meta:name="ZOTERO_BREF_OZbVUFipBe3P_32" meta:value-type="string">ion-style-language/schema/raw/master/csl-citation.json"}</meta:user-defined>
    <meta:user-defined meta:name="ZOTERO_BREF_OZbVUFipBe3P_4" meta:value-type="string">,"volume":"3","issue":"13","source":"Taylor and Francis+NEJM","DOI":"10.1080/00222936908695866","ISSN":"0374-5481","author":[{"family":"MacDonald","given":"John Denis"}],"issued":{"date-parts":[["1869",1,1]]}}},{"id":1054,"uris":["http://zotero.org/users/</meta:user-defined>
    <meta:user-defined meta:name="ZOTERO_BREF_OZbVUFipBe3P_5" meta:value-type="string">108874/items/57HX8ZIK"],"uri":["http://zotero.org/users/108874/items/57HX8ZIK"],"itemData":{"id":1054,"type":"book","title":"Untersuchungen über Bau und Entwicklung der Bacillariaceen (Diatomaceen)","collection-title":"Botanische Abhandlungen","publisher"</meta:user-defined>
    <meta:user-defined meta:name="ZOTERO_BREF_OZbVUFipBe3P_6" meta:value-type="string">:"Marcus","publisher-place":"University of Minnesota","volume":"1(2)","event-place":"University of Minnesota","author":[{"family":"Pfitzer","given":"Ernst"}],"editor":[{"family":"Hanstein Johannes","given":""}],"issued":{"date-parts":[["1871"]]}}},{"id":8</meta:user-defined>
    <meta:user-defined meta:name="ZOTERO_BREF_OZbVUFipBe3P_7" meta:value-type="string">28,"uris":["http://zotero.org/users/108874/items/7CNAQHPS"],"uri":["http://zotero.org/users/108874/items/7CNAQHPS"],"itemData":{"id":828,"type":"article-journal","title":"Der Formwechsel der pennaten Diatomeen (Kieselalgen)","container-title":"Archiv für </meta:user-defined>
    <meta:user-defined meta:name="ZOTERO_BREF_OZbVUFipBe3P_8" meta:value-type="string">Protistenkunde","page":"1-226","volume":"78","abstract":"An experimental study and comprehensive resume of work done on the relation of the reproductive mechanism and the life cycle of diatoms to changes in their form, in an attempt to correlate cyto-logi</meta:user-defined>
    <meta:user-defined meta:name="ZOTERO_BREF_OZbVUFipBe3P_9" meta:value-type="string">cal and systematic studies. Cultural studies were made on 5 spp., and observations were made on natural collections of 22 spp. and vars. of pennate diatoms. A parallel study was made of the centric diatom Melosira nummuloides for comparison. By following </meta:user-defined>
    <meta:user-defined meta:name="ZOTERO_BREF_QIQKMzbGPgmC_1" meta:value-type="string">ZOTERO_ITEM CSL_CITATION {"citationID":"FhylX9J3","properties":{"formattedCitation":"([Lewin, 1955](http://dx.doi.org/10.1099/00221287-13-1-162); [Geitler, 1977](http://dx.doi.org/10.1007/BF00986291))","plainCitation":"([Lewin, 1955](http://dx.doi.org/10.</meta:user-defined>
    <meta:user-defined meta:name="ZOTERO_BREF_QIQKMzbGPgmC_10" meta:value-type="string">stood as a modification of the anisogamous behavior inA. minutissima andA. exilis. For the three species the same constant orientation of the primary cell in relation to the substratum and to the mother thecae is characteristic. The first epivalva always </meta:user-defined>
    <meta:user-defined meta:name="ZOTERO_BREF_QIQKMzbGPgmC_11" meta:value-type="string">is the raphe valve. InA. lanceolata in connection with the property of the primary cell possessing two chromatophores resp. pyrenoids instead of one, the transapical heteropolarity of the rapheless valve, a specific character, changes to isopolarity. It s</meta:user-defined>
    <meta:user-defined meta:name="ZOTERO_BREF_QIQKMzbGPgmC_12" meta:value-type="string">eems that a sort of induction from the pyrenoids towards the formation of the rapheless valve is at work. InA. lanceolata the pseudoraphe shows a structure hitherto unknown.A. lanceolata “fo.ventricosa Hust.” is to be eliminated. Var.rostrata (Östrup)Hust</meta:user-defined>
    <meta:user-defined meta:name="ZOTERO_BREF_QIQKMzbGPgmC_13" meta:value-type="string">. is a good taxon; two new differential characters are found.","DOI":"10.1007/BF00986291","ISSN":"0378-2697, 1615-6110","journalAbbreviation":"Pl Syst Evol","language":"de","author":[{"family":"Geitler","given":"Lothar"}],"issued":{"date-parts":[["1977",1</meta:user-defined>
    <meta:user-defined meta:name="ZOTERO_BREF_QIQKMzbGPgmC_14" meta:value-type="string">2,1]]},"accessed":{"date-parts":[["2014",9,16]]}}}],"schema":"https://github.com/citation-style-language/schema/raw/master/csl-citation.json"}</meta:user-defined>
    <meta:user-defined meta:name="ZOTERO_BREF_QIQKMzbGPgmC_2" meta:value-type="string">1099/00221287-13-1-162); [Geitler, 1977](http://dx.doi.org/10.1007/BF00986291))"},"citationItems":[{"id":641,"uris":["http://zotero.org/users/108874/items/CW58KVNR"],"uri":["http://zotero.org/users/108874/items/CW58KVNR"],"itemData":{"id":641,"type":"arti</meta:user-defined>
    <meta:user-defined meta:name="ZOTERO_BREF_QIQKMzbGPgmC_3" meta:value-type="string">cle-journal","title":"The Capsule of the Diatom &lt;i&gt;Navicula pelliculosa&lt;/i&gt;","container-title":"Journal of General Microbiology","page":"162-169","volume":"13","issue":"1","source":"mic.sgmjournals.org","abstract":"Summary: The cells of Navicula pelliculo</meta:user-defined>
    <meta:user-defined meta:name="ZOTERO_BREF_QIQKMzbGPgmC_4" meta:value-type="string">sa become invested in a gelatinous capsule when they cease to divide. This may occur when the culture medium becomes depleted of some necessary element, such as silicon, phosphorus, or nitrogen. A method for the extraction of the capsular fraction has bee</meta:user-defined>
    <meta:user-defined meta:name="ZOTERO_BREF_QIQKMzbGPgmC_5" meta:value-type="string">n devised, which is based on its solubility in 20% (w/v) NaOH. It is a polyuronide, apparently consisting solely of glucuronic acid residues.","DOI":"10.1099/00221287-13-1-162","ISSN":"1350-0872, 1465-2080","note":"PMID: 13252225","journalAbbreviation":"J</meta:user-defined>
    <meta:user-defined meta:name="ZOTERO_BREF_QIQKMzbGPgmC_6" meta:value-type="string"> Gen Microbiol","language":"en","author":[{"family":"Lewin","given":"Joyce C."}],"issued":{"date-parts":[["1955",8,1]]},"accessed":{"date-parts":[["2014",9,9]]},"PMID":"13252225"}},{"id":668,"uris":["http://zotero.org/users/108874/items/WJV2RVGG"],"uri":[</meta:user-defined>
    <meta:user-defined meta:name="ZOTERO_BREF_QIQKMzbGPgmC_7" meta:value-type="string">"http://zotero.org/users/108874/items/WJV2RVGG"],"itemData":{"id":668,"type":"article-journal","title":"Entwicklungsgeschichtliche Eigentümlichkeiten einiger &lt;i&gt;Achnanthes&lt;/i&gt;-Arten (Diatomeae)","container-title":"Plant Systematics and Evolution","page":"</meta:user-defined>
    <meta:user-defined meta:name="ZOTERO_BREF_QIQKMzbGPgmC_8" meta:value-type="string">377-392","volume":"126","issue":"4","source":"link.springer.com","abstract":"In Achnanthes lanceolata pairing occurs by chance in regard to the arrangement of the mother cells, inA. minutissima it is accomplished selectively: contact at the sides occupied</meta:user-defined>
    <meta:user-defined meta:name="ZOTERO_BREF_QIQKMzbGPgmC_9" meta:value-type="string"> by the nucleus is favoured very strongly. In contrast toA. exilis, pairing inA. minutissima occurs by detachment of both partner cells from their stalks, whileA. lanceolata has no stalks at all. The isogamous gamete fusion inA. lanceolata should be under</meta:user-defined>
    <meta:user-defined meta:name="ZOTERO_BREF_TfwD4Tr4ZFWe_1" meta:value-type="string">ZOTERO_ITEM CSL_CITATION {"citationID":"9GOkA8MJ","properties":{"formattedCitation":"([Bell, Lang &amp; Mitchell, 1974](http://dx.doi.org/10.4319/lo.1974.19.5.0833); [Amin, Parker &amp; Armbrust, 2012](http://dx.doi.org/10.1128/MMBR.00007-12))","plainCitation":"(</meta:user-defined>
    <meta:user-defined meta:name="ZOTERO_BREF_TfwD4Tr4ZFWe_10" meta:value-type="string"> cell. We review signaling mechanisms that occur in this microenvironment to pave the way for specific interactions. Finally, we discuss known interactions between diatoms and bacteria and exciting new directions and research opportunities in this field. </meta:user-defined>
    <meta:user-defined meta:name="ZOTERO_BREF_TfwD4Tr4ZFWe_11" meta:value-type="string">Throughout the review, we emphasize new technological advances that will help in the discovery of new interactions. Deciphering the languages of diatoms and bacteria and how they interact will inform our understanding of the role these organisms have in s</meta:user-defined>
    <meta:user-defined meta:name="ZOTERO_BREF_TfwD4Tr4ZFWe_12" meta:value-type="string">haping the ocean and how these interactions may change in future oceans.","DOI":"10.1128/MMBR.00007-12","ISSN":"1092-2172, 1098-5557","journalAbbreviation":"Microbiol. Mol. Biol. Rev.","language":"en","author":[{"family":"Amin","given":"Shady A."},{"famil</meta:user-defined>
    <meta:user-defined meta:name="ZOTERO_BREF_TfwD4Tr4ZFWe_13" meta:value-type="string">y":"Parker","given":"Micaela S."},{"family":"Armbrust","given":"E. Virginia"}],"issued":{"date-parts":[["2012",9,1]]},"accessed":{"date-parts":[["2012",10,23]]}}}],"schema":"https://github.com/citation-style-language/schema/raw/master/csl-citation.json"}</meta:user-defined>
    <meta:user-defined meta:name="ZOTERO_BREF_TfwD4Tr4ZFWe_2" meta:value-type="string">[Bell, Lang &amp; Mitchell, 1974](http://dx.doi.org/10.4319/lo.1974.19.5.0833); [Amin, Parker &amp; Armbrust, 2012](http://dx.doi.org/10.1128/MMBR.00007-12))"},"citationItems":[{"id":1293,"uris":["http://zotero.org/users/108874/items/EWUF6X79"],"uri":["http://zot</meta:user-defined>
    <meta:user-defined meta:name="ZOTERO_BREF_TfwD4Tr4ZFWe_3" meta:value-type="string">ero.org/users/108874/items/EWUF6X79"],"itemData":{"id":1293,"type":"article-journal","title":"Selective stimulation of marine bacteria by algal extracellular products","container-title":"Limnology and Oceanography","page":"833-839","volume":"19","issue":"</meta:user-defined>
    <meta:user-defined meta:name="ZOTERO_BREF_TfwD4Tr4ZFWe_4" meta:value-type="string">5","source":"CrossRef","DOI":"10.4319/lo.1974.19.5.0833","ISSN":"00243590","author":[{"family":"Bell","given":"Wayne H."},{"family":"Lang","given":"Jeanne M."},{"family":"Mitchell","given":"Ralph"}],"issued":{"date-parts":[["1974"]]},"accessed":{"date-par</meta:user-defined>
    <meta:user-defined meta:name="ZOTERO_BREF_TfwD4Tr4ZFWe_5" meta:value-type="string">ts":[["2014",10,1]]}}},{"id":83,"uris":["http://zotero.org/users/108874/items/GGMUIGMX"],"uri":["http://zotero.org/users/108874/items/GGMUIGMX"],"itemData":{"id":83,"type":"article-journal","title":"Interactions between Diatoms and Bacteria","container-ti</meta:user-defined>
    <meta:user-defined meta:name="ZOTERO_BREF_TfwD4Tr4ZFWe_6" meta:value-type="string">tle":"Microbiology and Molecular Biology Reviews","page":"667-684","volume":"76","issue":"3","source":"mmbr.asm.org","abstract":"Summary: Diatoms and bacteria have cooccurred in common habitats for hundreds of millions of years, thus fostering specific as</meta:user-defined>
    <meta:user-defined meta:name="ZOTERO_BREF_TfwD4Tr4ZFWe_7" meta:value-type="string">sociations and interactions with global biogeochemical consequences. Diatoms are responsible for one-fifth of the photosynthesis on Earth, while bacteria remineralize a large portion of this fixed carbon in the oceans. Through their coexistence, diatoms a</meta:user-defined>
    <meta:user-defined meta:name="ZOTERO_BREF_TfwD4Tr4ZFWe_8" meta:value-type="string">nd bacteria cycle nutrients between oxidized and reduced states, impacting bioavailability and ultimately feeding higher trophic levels. Here we present an overview of how diatoms and bacteria interact and the implications of these interactions. We emphas</meta:user-defined>
    <meta:user-defined meta:name="ZOTERO_BREF_TfwD4Tr4ZFWe_9" meta:value-type="string">ize that heterotrophic bacteria in the oceans that are consistently associated with diatoms are confined to two phyla. These consistent bacterial associations result from encounter mechanisms that occur within a microscale environment surrounding a diatom</meta:user-defined>
    <meta:user-defined meta:name="ZOTERO_BREF_VYosfeneztit_1" meta:value-type="string">ZOTERO_ITEM CSL_CITATION {"citationID":"nZ6eXQVe","properties":{"formattedCitation":"([Bruckner et al., 2011](http://dx.doi.org/10.1111/j.1462-2920.2010.02411.x))","plainCitation":"([Bruckner et al., 2011](http://dx.doi.org/10.1111/j.1462-2920.2010.02411.</meta:user-defined>
    <meta:user-defined meta:name="ZOTERO_BREF_VYosfeneztit_10" meta:value-type="string">EPS, amino acid monomers and other substances. Thus interactions with bacteria can be considered as one of the main factors driving biofilm formation by benthic diatoms.","DOI":"10.1111/j.1462-2920.2010.02411.x","ISSN":"1462-2920","language":"en","author"</meta:user-defined>
    <meta:user-defined meta:name="ZOTERO_BREF_VYosfeneztit_11" meta:value-type="string">:[{"family":"Bruckner","given":"Christian G"},{"family":"Rehm","given":"Charlotte"},{"family":"Grossart","given":"Hans‐Peter"},{"family":"Kroth","given":"Peter G"}],"issued":{"date-parts":[["2011",1,18]]},"accessed":{"date-parts":[["2012",5,27]]}}}],"sche</meta:user-defined>
    <meta:user-defined meta:name="ZOTERO_BREF_VYosfeneztit_12" meta:value-type="string">ma":"https://github.com/citation-style-language/schema/raw/master/csl-citation.json"}</meta:user-defined>
    <meta:user-defined meta:name="ZOTERO_BREF_VYosfeneztit_2" meta:value-type="string">x))"},"citationItems":[{"id":43,"uris":["http://zotero.org/users/108874/items/9ZSW7XJS"],"uri":["http://zotero.org/users/108874/items/9ZSW7XJS"],"itemData":{"id":43,"type":"article-journal","title":"Growth and release of extracellular organic compounds by</meta:user-defined>
    <meta:user-defined meta:name="ZOTERO_BREF_VYosfeneztit_3" meta:value-type="string"> benthic diatoms depend on interactions with bacteria","container-title":"Environmental Microbiology","page":"1052-1063","volume":"13","issue":"4","source":"onlinelibrary.wiley.com","abstract":"Phototrophic epilithic biofilms harbour a distinct assemblage</meta:user-defined>
    <meta:user-defined meta:name="ZOTERO_BREF_VYosfeneztit_4" meta:value-type="string"> of heterotrophic bacteria, cyanobacteria and photoautotrophic algae. Secretion of extracellular polymeric substances (EPS) by these organisms and the physicochemical properties of the EPS are important factors for the development of the biofilms. We have</meta:user-defined>
    <meta:user-defined meta:name="ZOTERO_BREF_VYosfeneztit_5" meta:value-type="string"> isolated representative diatom and bacteria strains from epilithic biofilms of Lake Constance. By pairwise co-cultivating these strains we found that diatom growth and EPS secretion by diatoms may depend on the presence of individual bacteria. Similar re</meta:user-defined>
    <meta:user-defined meta:name="ZOTERO_BREF_VYosfeneztit_6" meta:value-type="string">sults were obtained after addition of spent bacterial medium to diatom cultures, suggesting that soluble substances from bacteria have an impact on diatom physiology. While searching for putative bacterial signal substances, we found that concentrations o</meta:user-defined>
    <meta:user-defined meta:name="ZOTERO_BREF_VYosfeneztit_7" meta:value-type="string">f various dissolved free amino acids (DFAA) within the diatom cultures changed drastically during co-cultivation with bacteria. Further, the secretion of extracellular carbohydrates and proteins can be influenced by bacteria or their extracellular substan</meta:user-defined>
    <meta:user-defined meta:name="ZOTERO_BREF_VYosfeneztit_8" meta:value-type="string">ces. We have performed mass spectrometric peptide mapping to identify proteins which are secreted when co-cultivating the diatom Phaeodactylum tricornutum Bohlin and Escherichia coli. The identified proteins are possibly involved in signalling, extracellu</meta:user-defined>
    <meta:user-defined meta:name="ZOTERO_BREF_VYosfeneztit_9" meta:value-type="string">lar carbohydrate modification and uptake, protein and amino acid modification, and cell/cell aggregation of diatom and bacteria strains. Our data indicate that diatom–bacteria biofilms might be regulated by a complex network of chemical factors involving </meta:user-defined>
    <meta:user-defined meta:name="ZOTERO_BREF_WxkIWiNFVb3V_1" meta:value-type="string">ZOTERO_ITEM CSL_CITATION {"citationID":"25u2ckpafh","properties":{"formattedCitation":"([Wang et al., 1997](http://dx.doi.org/10.1104/pp.113.4.1071))","plainCitation":"([Wang et al., 1997](http://dx.doi.org/10.1104/pp.113.4.1071))"},"citationItems":[{"id"</meta:user-defined>
    <meta:user-defined meta:name="ZOTERO_BREF_WxkIWiNFVb3V_10" meta:value-type="string">alogs provides evidence of a direct relationship between polysaccharide synthesis and motility and permanent adhesion.","DOI":"10.1104/pp.113.4.1071","ISSN":"0032-0889, 1532-2548","note":"PMID: 12223661","journalAbbreviation":"Plant Physiol.","language":"</meta:user-defined>
    <meta:user-defined meta:name="ZOTERO_BREF_WxkIWiNFVb3V_11" meta:value-type="string">en","author":[{"family":"Wang","given":"Y."},{"family":"Lu","given":"J."},{"family":"Mollet","given":"J. C."},{"family":"Gretz","given":"M. R."},{"family":"Hoagland","given":"K. D."}],"issued":{"date-parts":[["1997",4,1]]},"accessed":{"date-parts":[["2014</meta:user-defined>
    <meta:user-defined meta:name="ZOTERO_BREF_WxkIWiNFVb3V_12" meta:value-type="string">",4,4]]},"PMID":"12223661"}}],"schema":"https://github.com/citation-style-language/schema/raw/master/csl-citation.json"}</meta:user-defined>
    <meta:user-defined meta:name="ZOTERO_BREF_WxkIWiNFVb3V_2" meta:value-type="string">:164,"uris":["http://zotero.org/users/108874/items/VHKGFHA6"],"uri":["http://zotero.org/users/108874/items/VHKGFHA6"],"itemData":{"id":164,"type":"article-journal","title":"Extracellular Matrix Assembly in Diatoms (Bacillariophyceae) II. 2,6-Dichlorobenzo</meta:user-defined>
    <meta:user-defined meta:name="ZOTERO_BREF_WxkIWiNFVb3V_3" meta:value-type="string">nitrile Inhibition of Motility and Stalk Production in the Marine Diatom &lt;i&gt;Achnanthes longipes&lt;/i&gt;","container-title":"Plant Physiology","page":"1071-1080","volume":"113","issue":"4","source":"www.plantphysiol.org","abstract":"The cellulose synthesis inh</meta:user-defined>
    <meta:user-defined meta:name="ZOTERO_BREF_WxkIWiNFVb3V_4" meta:value-type="string">ibitor 2,6-dichlorobenzonitrile (DCB) and the DCB analogs 2-chloro-6-fluorobenzonitrile, 3-amino-2,6-dichlorobenzonitrile, and 5-dimethylamino-naphthalene-1-sulfonyl-(3-cyano-2, 4-dichloro)aniline (DCBF) inhibited extracellular adhesive production in the </meta:user-defined>
    <meta:user-defined meta:name="ZOTERO_BREF_WxkIWiNFVb3V_5" meta:value-type="string">marine diatom Achnanthes longipes, resulting in a loss of motility and a lack of permanent adhesion. The effect was fully reversible upon removal of the inhibitor, and cell growth was not affected at concentrations of inhibitors adequate to effectively in</meta:user-defined>
    <meta:user-defined meta:name="ZOTERO_BREF_WxkIWiNFVb3V_6" meta:value-type="string">terrupt the adhesion sequence. Video microscopy revealed that the adhesion sequence was mediated by the export and assembly of polymers, and consisted of initial attachment followed by cell motility and eventual production of permanent adhesive structures</meta:user-defined>
    <meta:user-defined meta:name="ZOTERO_BREF_WxkIWiNFVb3V_7" meta:value-type="string"> in the form of stalks that elevated the diatom above the substratum. A. longipes adhesive polymers are primarily composed of noncellulosic polysaccharides (B.A. Wustman, M.R. Gretz, and K.D. Hoagland [1997] Plant Physiol 113: 1059–1069). These results, t</meta:user-defined>
    <meta:user-defined meta:name="ZOTERO_BREF_WxkIWiNFVb3V_8" meta:value-type="string">ogether with the discovery of DCB inhibition of extracellular matrix assembly in noncellulosic red algal unicells (S.M. Arad, O. Dubinsky, and B. Simon [1994] Phycologia 33: 158–162), indicate that DCB inhibits synthesis of noncellulosic extracellular pol</meta:user-defined>
    <meta:user-defined meta:name="ZOTERO_BREF_WxkIWiNFVb3V_9" meta:value-type="string">ysaccharides. A fluorescent probe, DCBF, was synthesized and shown to inhibit adhesive polymer production in the same manner as DCB. DCBF specifically labeled an 18-kD polypeptide isolated from a membrane fraction. Inhibition of adhesion by DCB and its an</meta:user-defined>
    <meta:user-defined meta:name="ZOTERO_BREF_XHQcSoqXCkD7_1" meta:value-type="string">ZOTERO_ITEM CSL_CITATION {"citationID":"1al7qbe7do","properties":{"formattedCitation":"{\\rtf ([Mayama &amp; Kobayasi, 1989](http://dx.doi.org/10.1080/0269249X.1989.9705056); [Potapova &amp; Hamilton, 2007](http://dx.doi.org/10.1111/j.1529-8817.2007.00332.x); [Hl</meta:user-defined>
    <meta:user-defined meta:name="ZOTERO_BREF_XHQcSoqXCkD7_10" meta:value-type="string">","given":"Hiromu"}],"issued":{"date-parts":[["1989",6,1]]},"accessed":{"date-parts":[["2014",9,29]]}}},{"id":589,"uris":["http://zotero.org/users/108874/items/4I7WB9HU"],"uri":["http://zotero.org/users/108874/items/4I7WB9HU"],"itemData":{"id":589,"type":</meta:user-defined>
    <meta:user-defined meta:name="ZOTERO_BREF_XHQcSoqXCkD7_11" meta:value-type="string">"article-journal","title":"Morphological and Ecological Variation Within the &lt;i&gt;Achnanthidium minutissimum&lt;/i&gt; (Bacillariophyceae) Species Complex","container-title":"Journal of Phycology","page":"561-575","volume":"43","issue":"3","source":"Wiley Online </meta:user-defined>
    <meta:user-defined meta:name="ZOTERO_BREF_XHQcSoqXCkD7_12" meta:value-type="string">Library","abstract":"Variation of frustular morphology within the Achnanthidium minutissimum (Kütz.) Czarn. species complex was studied in type populations of 12 described taxa and in 30 recent North American river samples. The SEM observations in this st</meta:user-defined>
    <meta:user-defined meta:name="ZOTERO_BREF_XHQcSoqXCkD7_13" meta:value-type="string">udy and other publications showed that ultrastructural characters on their own do not discriminate among taxa within the A. minutissimum complex. Therefore, an attempt was made to use other characters, such as valve shape and striation pattern, to delinea</meta:user-defined>
    <meta:user-defined meta:name="ZOTERO_BREF_XHQcSoqXCkD7_14" meta:value-type="string">te morphological groups. The sliding-landmarks method was used to obtain valve-shape descriptors. These shape variables were combined with conventional morphological characters in multivariate analyses. It was shown that some historically recognized taxa </meta:user-defined>
    <meta:user-defined meta:name="ZOTERO_BREF_XHQcSoqXCkD7_15" meta:value-type="string">are morphologically distinct, while others are difficult to differentiate. Morphological grouping of “old” taxa most similar to A. minutissimum did not correspond to their taxonomic hierarchy in contemporary diatom floras. Morphometric analysis of a data </meta:user-defined>
    <meta:user-defined meta:name="ZOTERO_BREF_XHQcSoqXCkD7_16" meta:value-type="string">set of 728 specimens from North American rivers revealed six morphological groups, although it was impossible to draw clear boundaries among them. These morphological groups differed significantly in their ecological characteristics and could be recommend</meta:user-defined>
    <meta:user-defined meta:name="ZOTERO_BREF_XHQcSoqXCkD7_17" meta:value-type="string">ed as indicators of water quality. Application of the discriminant function analysis based on shape variables and striation pattern showed that North American specimens could be more consistently classified into the six groups identified in our analysis t</meta:user-defined>
    <meta:user-defined meta:name="ZOTERO_BREF_XHQcSoqXCkD7_18" meta:value-type="string">han into historically recognized taxa.","DOI":"10.1111/j.1529-8817.2007.00332.x","ISSN":"1529-8817","journalAbbreviation":"J. Phycol.","language":"en","author":[{"family":"Potapova","given":"Marina"},{"family":"Hamilton","given":"Paul B."}],"issued":{"dat</meta:user-defined>
    <meta:user-defined meta:name="ZOTERO_BREF_XHQcSoqXCkD7_19" meta:value-type="string">e-parts":[["2007",6,1]]},"accessed":{"date-parts":[["2014",8,5]]}}},{"id":608,"uris":["http://zotero.org/users/108874/items/Q2J26GJ7"],"uri":["http://zotero.org/users/108874/items/Q2J26GJ7"],"itemData":{"id":608,"type":"article-journal","title":"Examinati</meta:user-defined>
    <meta:user-defined meta:name="ZOTERO_BREF_XHQcSoqXCkD7_2" meta:value-type="string">\\uc0\\u250{}bikov\\uc0\\u225{}, Ector &amp; Hoffmann, 2011](http://dx.doi.org/10.1127/1864-1318/2011/0136-0019))}","plainCitation":"([Mayama &amp; Kobayasi, 1989](http://dx.doi.org/10.1080/0269249X.1989.9705056); [Potapova &amp; Hamilton, 2007](http://dx.doi.org/10.</meta:user-defined>
    <meta:user-defined meta:name="ZOTERO_BREF_XHQcSoqXCkD7_20" meta:value-type="string">on of the type material of some diatom species related to &lt;i&gt;Achnanthidium minutissimum&lt;/i&gt; (Kütz.) Czarn. (Bacillariophyceae)","container-title":"Algological Studies","page":"19-43","volume":"136","issue":"1","source":"IngentaConnect","abstract":"Diatoms</meta:user-defined>
    <meta:user-defined meta:name="ZOTERO_BREF_XHQcSoqXCkD7_21" meta:value-type="string"> of the Achnanthidium minutissimum species complex are widely distributed taxa believed to occur in different freshwater habitats from unpolluted oligotrophic to highly polluted hypereutrophic waters. However, the taxonomy and nomenclatural history of the</meta:user-defined>
    <meta:user-defined meta:name="ZOTERO_BREF_XHQcSoqXCkD7_22" meta:value-type="string"> species complex are complicated and rather confusing, because the species within the group often lack an adequate description and an exhaustive differential diagnosis drawing clear morphological and ecological species boundaries. To fill in this gap we e</meta:user-defined>
    <meta:user-defined meta:name="ZOTERO_BREF_XHQcSoqXCkD7_23" meta:value-type="string">xamined the type materials of five different Achnanthidium species using light and scanning electron microscopy: Achnanthidium catenatum (J. Bílý et Marvan) Lange-Bert., A. dolomiticum Cantonati et Lange-Bert., A. eutrophilum (Lange-Bert.) Lange-Bert., A.</meta:user-defined>
    <meta:user-defined meta:name="ZOTERO_BREF_XHQcSoqXCkD7_24" meta:value-type="string"> saprophilum (H. Kobayasi et Mayama) round et Bukht. and A. straubianum (Lange-Bert.) Lange-Bert. Frustular morphology of the five taxa was studied in order to provide complementary information on the variability and ultrastructure of the nomenclatural ty</meta:user-defined>
    <meta:user-defined meta:name="ZOTERO_BREF_XHQcSoqXCkD7_25" meta:value-type="string">pes related to the A. minutissimum species complex. Our observations are mostly consistent with the original descriptions. Comparisons of morphological characters observed with the SEM showed that all species are closely related having many morphological </meta:user-defined>
    <meta:user-defined meta:name="ZOTERO_BREF_XHQcSoqXCkD7_26" meta:value-type="string">features in common; however, they differ in the shape and variability of areolae. The SEM investigations demonstrated that ultrastructural characters on their own do not distinctly discriminate among the taxa. Morphometric comparisons indicated that the o</meta:user-defined>
    <meta:user-defined meta:name="ZOTERO_BREF_XHQcSoqXCkD7_27" meta:value-type="string">nly distinct morphological features that could separate the Achnanthidium species studied are valve outline, striation pattern and valve dimensions.","DOI":"10.1127/1864-1318/2011/0136-0019","journalAbbreviation":"Algological Studies","author":[{"family":</meta:user-defined>
    <meta:user-defined meta:name="ZOTERO_BREF_XHQcSoqXCkD7_28" meta:value-type="string">"Hlúbiková","given":"Daša"},{"family":"Ector","given":"Luc"},{"family":"Hoffmann","given":"Lucien"}],"issued":{"date-parts":[["2011",3,1]]}}}],"schema":"https://github.com/citation-style-language/schema/raw/master/csl-citation.json"}</meta:user-defined>
    <meta:user-defined meta:name="ZOTERO_BREF_XHQcSoqXCkD7_3" meta:value-type="string">1111/j.1529-8817.2007.00332.x); [Hlúbiková, Ector &amp; Hoffmann, 2011](http://dx.doi.org/10.1127/1864-1318/2011/0136-0019))"},"citationItems":[{"id":1272,"uris":["http://zotero.org/users/108874/items/DDI6BRWC"],"uri":["http://zotero.org/users/108874/items/DD</meta:user-defined>
    <meta:user-defined meta:name="ZOTERO_BREF_XHQcSoqXCkD7_4" meta:value-type="string">I6BRWC"],"itemData":{"id":1272,"type":"article-journal","title":"Sequential Valve Development in the Monoraphid Diatom &lt;i&gt;Achnanthes minutissima&lt;/i&gt; Var. &lt;i&gt;Saprophila&lt;/i&gt;","container-title":"Diatom Research","page":"111-117","volume":"4","issue":"1","sou</meta:user-defined>
    <meta:user-defined meta:name="ZOTERO_BREF_XHQcSoqXCkD7_5" meta:value-type="string">rce":"Taylor and Francis+NEJM","abstract":"Valve development has been examined in Achnanthes minutissima var. saprophila H. Kobayasi &amp; Mayama. The formation of the raphid valve (RV) proceeds in the same sequence as has previously been described for Navicu</meta:user-defined>
    <meta:user-defined meta:name="ZOTERO_BREF_XHQcSoqXCkD7_6" meta:value-type="string">la. Early development of the araphid yalve (AV) is remarkably similar to that of the RV, in that a primary central rib and primordial central nodule are initiated, followed by the development of secondary arms from the centre and the recurring of the prim</meta:user-defined>
    <meta:user-defined meta:name="ZOTERO_BREF_XHQcSoqXCkD7_7" meta:value-type="string">ary rib at the poles. Therefore raphe slits appear both at the centre and poles during the early development of the AV. However, thin fin-like depositions arise along the primary central rib between the secondary arms extending out from the centre and the</meta:user-defined>
    <meta:user-defined meta:name="ZOTERO_BREF_XHQcSoqXCkD7_8" meta:value-type="string"> centripetal extensions of the primary central rib recurring from the poles. The fins then fuse with the secondary arms and the in-turned primary central rib, so that the initially-formed raphe slits do not develop any further and are filled in: an axial </meta:user-defined>
    <meta:user-defined meta:name="ZOTERO_BREF_XHQcSoqXCkD7_9" meta:value-type="string">area devoid of a raphe is thus formed. The valve ontogeny of this taxon suggests secondary reduction from the biraphid Naviculae.","DOI":"10.1080/0269249X.1989.9705056","ISSN":"0269-249X","author":[{"family":"Mayama","given":"Shigeki"},{"family":"Kobayasi</meta:user-defined>
    <meta:user-defined meta:name="ZOTERO_BREF_XKBPjgBvKlTC_1" meta:value-type="string">ZOTERO_ITEM CSL_CITATION {"citationID":"1mc80b6tjs","properties":{"formattedCitation":"([Wickham, 2009](http://ggplot2.org/book/))","plainCitation":"([Wickham, 2009](http://ggplot2.org/book/))"},"citationItems":[{"id":582,"uris":["http://zotero.org/users/</meta:user-defined>
    <meta:user-defined meta:name="ZOTERO_BREF_XKBPjgBvKlTC_10" meta:value-type="string">.json"}</meta:user-defined>
    <meta:user-defined meta:name="ZOTERO_BREF_XKBPjgBvKlTC_2" meta:value-type="string">108874/items/X75PG6HJ"],"uri":["http://zotero.org/users/108874/items/X75PG6HJ"],"itemData":{"id":582,"type":"book","title":"ggplot2: Elegant Graphics for Data Analysis","publisher":"Springer Science &amp; Business Media","number-of-pages":"211","source":"Goog</meta:user-defined>
    <meta:user-defined meta:name="ZOTERO_BREF_XKBPjgBvKlTC_3" meta:value-type="string">le Books","abstract":"This book describes ggplot2, a new data visualization package for R that uses the insights from Leland Wilkison’s Grammar of Graphics to create a powerful and flexible system for creating data graphics. With ggplot2, it’s easy to:  p</meta:user-defined>
    <meta:user-defined meta:name="ZOTERO_BREF_XKBPjgBvKlTC_4" meta:value-type="string">roduce handsome, publication-quality plots, with automatic legends created from the plot specification superpose multiple layers (points, lines, maps, tiles, box plots to name a few) from different data sources, with automatically adjusted common scales a</meta:user-defined>
    <meta:user-defined meta:name="ZOTERO_BREF_XKBPjgBvKlTC_5" meta:value-type="string">dd customisable smoothers that use the powerful modelling capabilities of R, such as loess, linear models, generalised additive models and robust regression save any ggplot2 plot (or part thereof) for later modification or reuse create custom themes that </meta:user-defined>
    <meta:user-defined meta:name="ZOTERO_BREF_XKBPjgBvKlTC_6" meta:value-type="string">capture in-house or journal style requirements, and that can easily be applied to multiple plots approach your graph from a visual perspective, thinking about how each component of the data is represented on the final plot.  This book will be useful to ev</meta:user-defined>
    <meta:user-defined meta:name="ZOTERO_BREF_XKBPjgBvKlTC_7" meta:value-type="string">eryone who has struggled with displaying their data in an informative and attractive way. You will need some basic knowledge of R (i.e. you should be able to get your data into R), but ggplot2 is a mini-language specifically tailored for producing graphic</meta:user-defined>
    <meta:user-defined meta:name="ZOTERO_BREF_XKBPjgBvKlTC_8" meta:value-type="string">s, and you’ll learn everything you need in the book. After reading this book you’ll be able to produce graphics customized precisely for your problems, and you’ll find it easy to get graphics out of your head and on to the screen or page.","URL":"http://g</meta:user-defined>
    <meta:user-defined meta:name="ZOTERO_BREF_XKBPjgBvKlTC_9" meta:value-type="string">gplot2.org/book/","ISBN":"9780387981413","shortTitle":"ggplot2","language":"en","author":[{"family":"Wickham","given":"Hadley"}],"issued":{"date-parts":[["2009",10,3]]}}}],"schema":"https://github.com/citation-style-language/schema/raw/master/csl-citation</meta:user-defined>
    <meta:user-defined meta:name="ZOTERO_BREF_Yyv5BVDtq41l_1" meta:value-type="string">ZOTERO_ITEM CSL_CITATION {"citationID":"794qa89b1","properties":{"formattedCitation":"([Wang et al., 2000](http://dx.doi.org/10.1046/j.1529-8817.2000.99102.x))","plainCitation":"([Wang et al., 2000](http://dx.doi.org/10.1046/j.1529-8817.2000.99102.x))"},"</meta:user-defined>
    <meta:user-defined meta:name="ZOTERO_BREF_Yyv5BVDtq41l_10" meta:value-type="string">at high resolution and consist of anastomoses of coiled and linear strands. Cryo-FESEM revealed a sheet-like mucilage covering stalks. HPF/FS of A. longipes resulted in excellent preservation of intra- and extracellular structures comparable to previous r</meta:user-defined>
    <meta:user-defined meta:name="ZOTERO_BREF_Yyv5BVDtq41l_11" meta:value-type="string">eports for animals and higher plants and revealed several organelles not described previously. Three distinct vesicle types were identified, including a class closely associated with Golgi bodies and postulated to participate in formation of the extracell</meta:user-defined>
    <meta:user-defined meta:name="ZOTERO_BREF_Yyv5BVDtq41l_12" meta:value-type="string">ular adhesive structures. HPF/FS showed a number of continuous diatotepic layers positioned between the plasma membrane and the silicon frustule and revealed that extracellular adhesive extrusion through frustule pores during stalk production was closely </meta:user-defined>
    <meta:user-defined meta:name="ZOTERO_BREF_Yyv5BVDtq41l_13" meta:value-type="string">related to the diatotepum. The stalks of A. longipes consist of highly organized, multilayered, fine fibrillar materials with an electron-opaque layer organized as a sheath at the stalk periphery.","DOI":"10.1046/j.1529-8817.2000.99102.x","ISSN":"1529-881</meta:user-defined>
    <meta:user-defined meta:name="ZOTERO_BREF_Yyv5BVDtq41l_14" meta:value-type="string">7","journalAbbreviation":"Journal of Phycology","language":"en","author":[{"family":"Wang","given":"Yan"},{"family":"Chen","given":"Ya"},{"family":"Lavin","given":"Colleen"},{"family":"Gretz","given":"Michael R."}],"issued":{"date-parts":[["2000",4,1]]},"</meta:user-defined>
    <meta:user-defined meta:name="ZOTERO_BREF_Yyv5BVDtq41l_15" meta:value-type="string">accessed":{"date-parts":[["2014",8,7]]}}}],"schema":"https://github.com/citation-style-language/schema/raw/master/csl-citation.json"}</meta:user-defined>
    <meta:user-defined meta:name="ZOTERO_BREF_Yyv5BVDtq41l_2" meta:value-type="string">citationItems":[{"id":642,"uris":["http://zotero.org/users/108874/items/I39VK3M9"],"uri":["http://zotero.org/users/108874/items/I39VK3M9"],"itemData":{"id":642,"type":"article-journal","title":"Extracellular matrix assembly in diatoms (Bacillariophyceae).</meta:user-defined>
    <meta:user-defined meta:name="ZOTERO_BREF_Yyv5BVDtq41l_3" meta:value-type="string"> IV. Ultrastructure of &lt;i&gt;Achnanthes longipes&lt;/i&gt; and &lt;i&gt;Cymbella cistula&lt;/i&gt; as revealed by high-pressure freezing/freeze substitution and cryo-field emission scanning electron microscopy","container-title":"Journal of Phycology","page":"367-378","volume</meta:user-defined>
    <meta:user-defined meta:name="ZOTERO_BREF_Yyv5BVDtq41l_4" meta:value-type="string">":"36","issue":"2","source":"Wiley Online Library","abstract":"Extracellular matrix (ECM) polymers secreted by the diatoms Achnanthes longipes Ag. and Cymbella cistula (Ehr.) Kirchn. completely encase the cell and are responsible for adhesion and other in</meta:user-defined>
    <meta:user-defined meta:name="ZOTERO_BREF_Yyv5BVDtq41l_5" meta:value-type="string">teractions with the external environment. To preserve details of the highly hydrophilic ECM in the native state and to preserve, with a high degree of fidelity, the intracellular structures involved in synthesis of extracellular polymers, we applied a sui</meta:user-defined>
    <meta:user-defined meta:name="ZOTERO_BREF_Yyv5BVDtq41l_6" meta:value-type="string">te of cryotechniques. The methods included high-resolution visualization of surfaces using cryo-field emission SEM (cryo-FESEM) and preservation for TEM observation of thin sections by high-pressure freezing (HPF) and freeze substitution (FS). The extrace</meta:user-defined>
    <meta:user-defined meta:name="ZOTERO_BREF_Yyv5BVDtq41l_7" meta:value-type="string">llular structures of diatoms plunge-frozen in liquid ethane, etched at low temperature, and observed on a cryostage in the FESEM showed overall dimensions and shapes closely comparable to those observed with light microscopy. Cryo-FESEM demonstrated the p</meta:user-defined>
    <meta:user-defined meta:name="ZOTERO_BREF_Yyv5BVDtq41l_8" meta:value-type="string">ervasive nature of the extracellular polymers and their importance in cell–substratum and cell–cell associations and revealed details of cell attachment processes not visible using other SEM techniques or light microscopy. The layer of ECM coating the fru</meta:user-defined>
    <meta:user-defined meta:name="ZOTERO_BREF_Yyv5BVDtq41l_9" meta:value-type="string">stule and entirely encapsulating cells of A. longipes and C. cistula was shown to have a significant role in initial cell adhesion and subsequent interaction with the environment. Trails of raphe-associated ECM, generated during cell motility, were shown </meta:user-defined>
    <meta:user-defined meta:name="ZOTERO_BREF_Z9ONxFLRyLLF_1" meta:value-type="string">ZOTERO_ITEM CSL_CITATION {"citationID":"Ml1ecgd1","properties":{"formattedCitation":"([Windler et al., 2015](http://onlinelibrary.wiley.com/doi/10.1111/jpy.12280/abstract))","plainCitation":"([Windler et al., 2015](http://onlinelibrary.wiley.com/doi/10.11</meta:user-defined>
    <meta:user-defined meta:name="ZOTERO_BREF_Z9ONxFLRyLLF_10" meta:value-type="string">English","author":[{"family":"Windler","given":"Miriam"},{"family":"Leinweber","given":"Katrin"},{"family":"Rio Bartulos","given":"Carolina"},{"family":"Philipp","given":"Bodo"},{"family":"Kroth","given":"Peter"}],"issued":{"date-parts":[["2015",1,2]]},"a</meta:user-defined>
    <meta:user-defined meta:name="ZOTERO_BREF_Z9ONxFLRyLLF_11" meta:value-type="string">ccessed":{"date-parts":[["2015",2,10]]}}}],"schema":"https://github.com/citation-style-language/schema/raw/master/csl-citation.json"}</meta:user-defined>
    <meta:user-defined meta:name="ZOTERO_BREF_Z9ONxFLRyLLF_2" meta:value-type="string">11/jpy.12280/abstract))"},"citationItems":[{"id":1202,"uris":["http://zotero.org/users/108874/items/MBZGCQZH"],"uri":["http://zotero.org/users/108874/items/MBZGCQZH"],"itemData":{"id":1202,"type":"article-journal","title":"Biofilm and Capsule Formation of</meta:user-defined>
    <meta:user-defined meta:name="ZOTERO_BREF_Z9ONxFLRyLLF_3" meta:value-type="string"> the Diatom &lt;i&gt;Achnanthidium minutissimum&lt;/i&gt; Are Affected by a Bacterium","container-title":"Journal of Phycology","source":"Wiley Online Library","abstract":"Photoautotrophic biofilms play an important role in various aquatic habitats and are composed o</meta:user-defined>
    <meta:user-defined meta:name="ZOTERO_BREF_Z9ONxFLRyLLF_4" meta:value-type="string">f prokaryotic and/or eukaryotic organisms embedded in extracellular polymeric substances (EPS). We have isolated diatoms as well as bacteria from freshwater biofilms in order to study organismal interactions between representative isolates. We found that </meta:user-defined>
    <meta:user-defined meta:name="ZOTERO_BREF_Z9ONxFLRyLLF_5" meta:value-type="string">bacteria may have a strong impact on the biofilm formation of the pennate diatom Achnanthidium minutissimum (Kützing) Czarnecki. This alga produces extracellular capsules of insoluble EPS, mostly carbohydrates, only in the presence of bacteria (xenic cult</meta:user-defined>
    <meta:user-defined meta:name="ZOTERO_BREF_Z9ONxFLRyLLF_6" meta:value-type="string">ure). The EPS itself also have a strong impact on the aggregation and attachment of the algae. In the absence of bacteria (axenic culture), A. minutissimum did not form capsules and the cells grew completely suspended. For investigation of biofilm formati</meta:user-defined>
    <meta:user-defined meta:name="ZOTERO_BREF_Z9ONxFLRyLLF_7" meta:value-type="string">on by A. minutissimum, a bioassay was established using a diatom satellite Bacteroidetes bacterium which had been shown to induce capsule formation of A. minutissimum. Interestingly, capsule and biofilm induction can be achieved by addition of bacterial s</meta:user-defined>
    <meta:user-defined meta:name="ZOTERO_BREF_Z9ONxFLRyLLF_8" meta:value-type="string">pent medium, indicating that soluble hydrophobic molecules produced by the bacterium may mediate the diatom/bacteria interaction. Fractionation and quantification of carbohydrates revealed that the diatom in axenic culture produced large amounts of solubl</meta:user-defined>
    <meta:user-defined meta:name="ZOTERO_BREF_Z9ONxFLRyLLF_9" meta:value-type="string">e carbohydrates, whereas in the xenic culture mainly insoluble carbohydrates were detected.","URL":"http://onlinelibrary.wiley.com/doi/10.1111/jpy.12280/abstract","DOI":"10.1111/jpy.12280","ISSN":"1529-8817","journalAbbreviation":"J. Phycol.","language":"</meta:user-defined>
    <meta:user-defined meta:name="ZOTERO_BREF_ZVrGBe8j1he4_1" meta:value-type="string">ZOTERO_ITEM CSL_CITATION {"citationID":"2f1kpoa3sv","properties":{"formattedCitation":"([Round &amp; Bukhtiyarova, 1996](http://dx.doi.org/10.1080/0269249X.1996.9705389))","plainCitation":"([Round &amp; Bukhtiyarova, 1996](http://dx.doi.org/10.1080/0269249X.1996.</meta:user-defined>
    <meta:user-defined meta:name="ZOTERO_BREF_ZVrGBe8j1he4_2" meta:value-type="string">9705389))"},"citationItems":[{"id":548,"uris":["http://zotero.org/users/108874/items/ZK6NA6NS"],"uri":["http://zotero.org/users/108874/items/ZK6NA6NS"],"itemData":{"id":548,"type":"article-journal","title":"Four New Genera Based on &lt;i&gt;Achnanthes&lt;/i&gt; (&lt;i&gt;A</meta:user-defined>
    <meta:user-defined meta:name="ZOTERO_BREF_ZVrGBe8j1he4_3" meta:value-type="string">chnanthidium&lt;/i&gt;) Together with a Re-Definition of &lt;i&gt;Achnanthidium&lt;/i&gt;","container-title":"Diatom Research","page":"345-361","volume":"11","issue":"2","source":"Taylor and Francis+NEJM","abstract":"The genus Achnanthidium comprises a collection of monora</meta:user-defined>
    <meta:user-defined meta:name="ZOTERO_BREF_ZVrGBe8j1he4_4" meta:value-type="string">phid species common in freshwaters and less so in marine habitats, though the latter are relatively uninvestigated as far as this genus is concerned. We propose that Achnanthidium be confined to the taxa around A. minutissima. Some of the remaining taxa a</meta:user-defined>
    <meta:user-defined meta:name="ZOTERO_BREF_ZVrGBe8j1he4_5" meta:value-type="string">re transferred to four new genera, Planothidium, Rossithidium, Karayevia and Kolbesia. This still leaves a large number of species to be re-allocated and these, for the moment, will have to be left as Achnanthidium sensu lato.","DOI":"10.1080/0269249X.199</meta:user-defined>
    <meta:user-defined meta:name="ZOTERO_BREF_ZVrGBe8j1he4_6" meta:value-type="string">6.9705389","ISSN":"0269-249X","author":[{"family":"Round","given":"F. E."},{"family":"Bukhtiyarova","given":"Ludmila"}],"issued":{"date-parts":[["1996",11,1]]},"accessed":{"date-parts":[["2015",2,5]]}}}],"schema":"https://github.com/citation-style-languag</meta:user-defined>
    <meta:user-defined meta:name="ZOTERO_BREF_ZVrGBe8j1he4_7" meta:value-type="string">e/schema/raw/master/csl-citation.json"}</meta:user-defined>
    <meta:user-defined meta:name="ZOTERO_BREF_aHdNVjF4etyt_1" meta:value-type="string">ZOTERO_ITEM CSL_CITATION {"citationID":"262ptn9dcl","properties":{"formattedCitation":"([Widdows &amp; Brinsley, 2002](http://dx.doi.org/10.1016/S1385-1101(02)00148-X))","plainCitation":"([Widdows &amp; Brinsley, 2002](http://dx.doi.org/10.1016/S1385-1101(02)0014</meta:user-defined>
    <meta:user-defined meta:name="ZOTERO_BREF_aHdNVjF4etyt_10" meta:value-type="string">d understanding of these benthic processes has been used to parameterise mathematical models of intertidal sediment dynamics, and this has provided insight into the relative importance of biological and physical factors in determining sediment erosion/acc</meta:user-defined>
    <meta:user-defined meta:name="ZOTERO_BREF_aHdNVjF4etyt_11" meta:value-type="string">retion in the intertidal zone.","DOI":"10.1016/S1385-1101(02)00148-X","ISSN":"1385-1101","journalAbbreviation":"Journal of Sea Research","author":[{"family":"Widdows","given":"John"},{"family":"Brinsley","given":"Mary"}],"issued":{"date-parts":[["2002",10</meta:user-defined>
    <meta:user-defined meta:name="ZOTERO_BREF_aHdNVjF4etyt_12" meta:value-type="string">]]},"accessed":{"date-parts":[["2014",9,30]]}}}],"schema":"https://github.com/citation-style-language/schema/raw/master/csl-citation.json"}</meta:user-defined>
    <meta:user-defined meta:name="ZOTERO_BREF_aHdNVjF4etyt_2" meta:value-type="string">8-X))"},"citationItems":[{"id":1288,"uris":["http://zotero.org/users/108874/items/V63SKZE8"],"uri":["http://zotero.org/users/108874/items/V63SKZE8"],"itemData":{"id":1288,"type":"article-journal","title":"Impact of biotic and abiotic processes on sediment</meta:user-defined>
    <meta:user-defined meta:name="ZOTERO_BREF_aHdNVjF4etyt_3" meta:value-type="string"> dynamics and the consequences to the structure and functioning of the intertidal zone","container-title":"Journal of Sea Research","collection-title":"Structuring Factors of Shallow Marine Coastal Communities, Part I","page":"143-156","volume":"48","issu</meta:user-defined>
    <meta:user-defined meta:name="ZOTERO_BREF_aHdNVjF4etyt_4" meta:value-type="string">e":"2","source":"ScienceDirect","abstract":"This paper reviews field and laboratory studies using flumes to quantify the erodability of undisturbed intertidal sediments as a function of changes in (1) the natural benthic community structure and sediment p</meta:user-defined>
    <meta:user-defined meta:name="ZOTERO_BREF_aHdNVjF4etyt_5" meta:value-type="string">roperties, and (2) the abundance of key intertidal species. Sediment erodability, which varies spatially and temporally, is dependent on the interactions between physical processes, sediment properties and biological processes, particularly the balance be</meta:user-defined>
    <meta:user-defined meta:name="ZOTERO_BREF_aHdNVjF4etyt_6" meta:value-type="string">tween two functional groups of biota, the stabilisers and the destabilisers. Bio-stabilisers can influence the hydrodynamics and provide some physical protection to the bed (e.g. mussel beds, macroalgae, salt marsh macrophytes), or can enhance cohesivenes</meta:user-defined>
    <meta:user-defined meta:name="ZOTERO_BREF_aHdNVjF4etyt_7" meta:value-type="string">s and alter the critical erosion threshold (e.g. microphytobenthos). In contrast, bio-destabilisers (e.g. bioturbators such as Macoma balthica, Hydrobia ulvae) increase surface roughness, reduce the critical erosion threshold and enhance the erosion rate.</meta:user-defined>
    <meta:user-defined meta:name="ZOTERO_BREF_aHdNVjF4etyt_8" meta:value-type="string"> Field studies in the Humber (England) and Westerschelde (Netherlands) have shown that interannual changes in sediment erodability were a result of a shift from a stabilised sediment dominated by microphytobenthos to a destabilised sediment dominated by M</meta:user-defined>
    <meta:user-defined meta:name="ZOTERO_BREF_aHdNVjF4etyt_9" meta:value-type="string">. balthica. Interannual changes in key biota, their influence on sediment erosion, and the consequences for intertidal ecology and morphology, appear to be driven in part by climatic factors (primarily a shift from mild to cold winters). Quantification an</meta:user-defined>
    <meta:user-defined meta:name="ZOTERO_BREF_aj6rGRvmX7FQ_1" meta:value-type="string">ZOTERO_ITEM CSL_CITATION {"citationID":"2l91d1v0do","properties":{"formattedCitation":"([Bruckner et al., 2011](http://dx.doi.org/10.1111/j.1462-2920.2010.02411.x))","plainCitation":"([Bruckner et al., 2011](http://dx.doi.org/10.1111/j.1462-2920.2010.0241</meta:user-defined>
    <meta:user-defined meta:name="ZOTERO_BREF_aj6rGRvmX7FQ_10" meta:value-type="string">g EPS, amino acid monomers and other substances. Thus interactions with bacteria can be considered as one of the main factors driving biofilm formation by benthic diatoms.","DOI":"10.1111/j.1462-2920.2010.02411.x","ISSN":"1462-2920","language":"en","autho</meta:user-defined>
    <meta:user-defined meta:name="ZOTERO_BREF_aj6rGRvmX7FQ_11" meta:value-type="string">r":[{"family":"Bruckner","given":"Christian G"},{"family":"Rehm","given":"Charlotte"},{"family":"Grossart","given":"Hans‐Peter"},{"family":"Kroth","given":"Peter G"}],"issued":{"date-parts":[["2011",1,18]]},"accessed":{"date-parts":[["2012",5,27]]}}}],"sc</meta:user-defined>
    <meta:user-defined meta:name="ZOTERO_BREF_aj6rGRvmX7FQ_12" meta:value-type="string">hema":"https://github.com/citation-style-language/schema/raw/master/csl-citation.json"}</meta:user-defined>
    <meta:user-defined meta:name="ZOTERO_BREF_aj6rGRvmX7FQ_2" meta:value-type="string">1.x))"},"citationItems":[{"id":43,"uris":["http://zotero.org/users/108874/items/9ZSW7XJS"],"uri":["http://zotero.org/users/108874/items/9ZSW7XJS"],"itemData":{"id":43,"type":"article-journal","title":"Growth and release of extracellular organic compounds </meta:user-defined>
    <meta:user-defined meta:name="ZOTERO_BREF_aj6rGRvmX7FQ_3" meta:value-type="string">by benthic diatoms depend on interactions with bacteria","container-title":"Environmental Microbiology","page":"1052-1063","volume":"13","issue":"4","source":"onlinelibrary.wiley.com","abstract":"Phototrophic epilithic biofilms harbour a distinct assembla</meta:user-defined>
    <meta:user-defined meta:name="ZOTERO_BREF_aj6rGRvmX7FQ_4" meta:value-type="string">ge of heterotrophic bacteria, cyanobacteria and photoautotrophic algae. Secretion of extracellular polymeric substances (EPS) by these organisms and the physicochemical properties of the EPS are important factors for the development of the biofilms. We ha</meta:user-defined>
    <meta:user-defined meta:name="ZOTERO_BREF_aj6rGRvmX7FQ_5" meta:value-type="string">ve isolated representative diatom and bacteria strains from epilithic biofilms of Lake Constance. By pairwise co-cultivating these strains we found that diatom growth and EPS secretion by diatoms may depend on the presence of individual bacteria. Similar </meta:user-defined>
    <meta:user-defined meta:name="ZOTERO_BREF_aj6rGRvmX7FQ_6" meta:value-type="string">results were obtained after addition of spent bacterial medium to diatom cultures, suggesting that soluble substances from bacteria have an impact on diatom physiology. While searching for putative bacterial signal substances, we found that concentrations</meta:user-defined>
    <meta:user-defined meta:name="ZOTERO_BREF_aj6rGRvmX7FQ_7" meta:value-type="string"> of various dissolved free amino acids (DFAA) within the diatom cultures changed drastically during co-cultivation with bacteria. Further, the secretion of extracellular carbohydrates and proteins can be influenced by bacteria or their extracellular subst</meta:user-defined>
    <meta:user-defined meta:name="ZOTERO_BREF_aj6rGRvmX7FQ_8" meta:value-type="string">ances. We have performed mass spectrometric peptide mapping to identify proteins which are secreted when co-cultivating the diatom Phaeodactylum tricornutum Bohlin and Escherichia coli. The identified proteins are possibly involved in signalling, extracel</meta:user-defined>
    <meta:user-defined meta:name="ZOTERO_BREF_aj6rGRvmX7FQ_9" meta:value-type="string">lular carbohydrate modification and uptake, protein and amino acid modification, and cell/cell aggregation of diatom and bacteria strains. Our data indicate that diatom–bacteria biofilms might be regulated by a complex network of chemical factors involvin</meta:user-defined>
    <meta:user-defined meta:name="ZOTERO_BREF_bizOMXULztl2_1" meta:value-type="string">ZOTERO_ITEM CSL_CITATION {"citationID":"rxc8m0pQ","properties":{"formattedCitation":"([Toyoda et al., 2005](http://dx.doi.org/10.1080/09670260500150511), [2006](http://dx.doi.org/10.1111/j.1440-1835.2006.00420.x); [Potapova &amp; Hamilton, 2007](http://dx.doi</meta:user-defined>
    <meta:user-defined meta:name="ZOTERO_BREF_bizOMXULztl2_10" meta:value-type="string">:[{"family":"Toyoda","given":"Kensuke"},{"family":"Idei","given":"Masahiko"},{"family":"Nagumo","given":"Tamotsu"},{"family":"Tanaka","given":"Jiro"}],"issued":{"date-parts":[["2005"]]},"accessed":{"date-parts":[["2014",8,7]]}}},{"id":1258,"uris":["http:/</meta:user-defined>
    <meta:user-defined meta:name="ZOTERO_BREF_bizOMXULztl2_11" meta:value-type="string">/zotero.org/users/108874/items/HI39B7AQ"],"uri":["http://zotero.org/users/108874/items/HI39B7AQ"],"itemData":{"id":1258,"type":"article-journal","title":"Morphological investigations of the frustule, perizonium and initial valves of the freshwater diatom </meta:user-defined>
    <meta:user-defined meta:name="ZOTERO_BREF_bizOMXULztl2_12" meta:value-type="string">&lt;i&gt;Achnanthes crenulata&lt;/i&gt; Grunow (Bacillariophyceae)","container-title":"Phycological Research","page":"173-182","volume":"54","issue":"3","source":"Wiley Online Library","abstract":"The present study clarifies the fine structure of the vegetative frust</meta:user-defined>
    <meta:user-defined meta:name="ZOTERO_BREF_bizOMXULztl2_13" meta:value-type="string">ules, initial valves and perizonium of Achnanthes crenulata Grunow. The valves of the vegetative cell are distinctly linear-lanceolate with an undulate margin. The valve face is quite flat and in girdle view is smoothly curved as in species of Gephyria (B</meta:user-defined>
    <meta:user-defined meta:name="ZOTERO_BREF_bizOMXULztl2_14" meta:value-type="string">acillariophyceae). However, the valve face of the initial cells is slightly rounded and does not have an undulate margin. Furthermore, the rapheless sternum is centrally positioned along the apical axis of the araphid initial valve. As this taxon develops</meta:user-defined>
    <meta:user-defined meta:name="ZOTERO_BREF_bizOMXULztl2_15" meta:value-type="string"> from auxospore to initial valve, it forms only longitudinal perizonial bands; no transverse bands arise. The perizonium consists of three silicified bands: one large, central longitudinal plate and two bands that underlie this plate; these two bands are </meta:user-defined>
    <meta:user-defined meta:name="ZOTERO_BREF_bizOMXULztl2_16" meta:value-type="string">either open or closed. This taxon has several conspicuous structures compared to other marine species of Achnanthes, but the structure of the perizonium supports the position of A. crenulata within Achnanthes sensu stricto.","DOI":"10.1111/j.1440-1835.200</meta:user-defined>
    <meta:user-defined meta:name="ZOTERO_BREF_bizOMXULztl2_17" meta:value-type="string">6.00420.x","ISSN":"1440-1835","language":"en","author":[{"family":"Toyoda","given":"Kensuke"},{"family":"Williams","given":"David M."},{"family":"Tanaka","given":"Jiro"},{"family":"Nagumo","given":"Tamotsu"}],"issued":{"date-parts":[["2006",9,1]]},"access</meta:user-defined>
    <meta:user-defined meta:name="ZOTERO_BREF_bizOMXULztl2_18" meta:value-type="string">ed":{"date-parts":[["2014",9,15]]}}},{"id":589,"uris":["http://zotero.org/users/108874/items/4I7WB9HU"],"uri":["http://zotero.org/users/108874/items/4I7WB9HU"],"itemData":{"id":589,"type":"article-journal","title":"Morphological and Ecological Variation W</meta:user-defined>
    <meta:user-defined meta:name="ZOTERO_BREF_bizOMXULztl2_19" meta:value-type="string">ithin the &lt;i&gt;Achnanthidium minutissimum&lt;/i&gt; (Bacillariophyceae) Species Complex","container-title":"Journal of Phycology","page":"561-575","volume":"43","issue":"3","source":"Wiley Online Library","abstract":"Variation of frustular morphology within the A</meta:user-defined>
    <meta:user-defined meta:name="ZOTERO_BREF_bizOMXULztl2_2" meta:value-type="string">.org/10.1111/j.1529-8817.2007.00332.x))","plainCitation":"([Toyoda et al., 2005](http://dx.doi.org/10.1080/09670260500150511), [2006](http://dx.doi.org/10.1111/j.1440-1835.2006.00420.x); [Potapova &amp; Hamilton, 2007](http://dx.doi.org/10.1111/j.1529-8817.20</meta:user-defined>
    <meta:user-defined meta:name="ZOTERO_BREF_bizOMXULztl2_20" meta:value-type="string">chnanthidium minutissimum (Kütz.) Czarn. species complex was studied in type populations of 12 described taxa and in 30 recent North American river samples. The SEM observations in this study and other publications showed that ultrastructural characters o</meta:user-defined>
    <meta:user-defined meta:name="ZOTERO_BREF_bizOMXULztl2_21" meta:value-type="string">n their own do not discriminate among taxa within the A. minutissimum complex. Therefore, an attempt was made to use other characters, such as valve shape and striation pattern, to delineate morphological groups. The sliding-landmarks method was used to o</meta:user-defined>
    <meta:user-defined meta:name="ZOTERO_BREF_bizOMXULztl2_22" meta:value-type="string">btain valve-shape descriptors. These shape variables were combined with conventional morphological characters in multivariate analyses. It was shown that some historically recognized taxa are morphologically distinct, while others are difficult to differe</meta:user-defined>
    <meta:user-defined meta:name="ZOTERO_BREF_bizOMXULztl2_23" meta:value-type="string">ntiate. Morphological grouping of “old” taxa most similar to A. minutissimum did not correspond to their taxonomic hierarchy in contemporary diatom floras. Morphometric analysis of a data set of 728 specimens from North American rivers revealed six morpho</meta:user-defined>
    <meta:user-defined meta:name="ZOTERO_BREF_bizOMXULztl2_24" meta:value-type="string">logical groups, although it was impossible to draw clear boundaries among them. These morphological groups differed significantly in their ecological characteristics and could be recommended as indicators of water quality. Application of the discriminant </meta:user-defined>
    <meta:user-defined meta:name="ZOTERO_BREF_bizOMXULztl2_25" meta:value-type="string">function analysis based on shape variables and striation pattern showed that North American specimens could be more consistently classified into the six groups identified in our analysis than into historically recognized taxa.","DOI":"10.1111/j.1529-8817.</meta:user-defined>
    <meta:user-defined meta:name="ZOTERO_BREF_bizOMXULztl2_26" meta:value-type="string">2007.00332.x","ISSN":"1529-8817","journalAbbreviation":"J. Phycol.","language":"en","author":[{"family":"Potapova","given":"Marina"},{"family":"Hamilton","given":"Paul B."}],"issued":{"date-parts":[["2007",6,1]]},"accessed":{"date-parts":[["2014",8,5]]}}}</meta:user-defined>
    <meta:user-defined meta:name="ZOTERO_BREF_bizOMXULztl2_27" meta:value-type="string">],"schema":"https://github.com/citation-style-language/schema/raw/master/csl-citation.json"}</meta:user-defined>
    <meta:user-defined meta:name="ZOTERO_BREF_bizOMXULztl2_3" meta:value-type="string">07.00332.x))"},"citationItems":[{"id":634,"uris":["http://zotero.org/users/108874/items/86C5HEUB"],"uri":["http://zotero.org/users/108874/items/86C5HEUB"],"itemData":{"id":634,"type":"article-journal","title":"Fine-structure of the vegetative frustule, pe</meta:user-defined>
    <meta:user-defined meta:name="ZOTERO_BREF_bizOMXULztl2_4" meta:value-type="string">rizonium and initial valve of &lt;i&gt;Achnanthes yaquinensis&lt;/i&gt; (Bacillariophyta)","container-title":"European Journal of Phycology","page":"269-279","volume":"40","issue":"3","source":"Taylor and Francis+NEJM","abstract":"This study clarifies the fine struct</meta:user-defined>
    <meta:user-defined meta:name="ZOTERO_BREF_bizOMXULztl2_5" meta:value-type="string">ure of the vegetative and initial valves of Achnanthes yaquinensis and briefly compares them to other Achnanthes species. It also elucidates the structure of the perizonium, based on auxospore development in short-term cultures. The araphid valve has marg</meta:user-defined>
    <meta:user-defined meta:name="ZOTERO_BREF_bizOMXULztl2_6" meta:value-type="string">inal ridges and terminal spines that allow connecting valves to form a chain. The terminal spines develop from the rapheless sternum. The complete cingulum consists of 3–5 split bands with two rows of areolae. These features can be used to discriminate sp</meta:user-defined>
    <meta:user-defined meta:name="ZOTERO_BREF_bizOMXULztl2_7" meta:value-type="string">ecies within the genus. Sexual reproduction is isogamous with two mother cells producing two auxospores, which are enclosed in mucilage. The perizonium develops on one side of an auxospore only, comprising one large central longitudinal band and four clos</meta:user-defined>
    <meta:user-defined meta:name="ZOTERO_BREF_bizOMXULztl2_8" meta:value-type="string">ed bands. There are no transverse perizonial bands. The raphid valve of the initial cell forms first, underneath the longitudinal perizonium, followed by the araphid valve, which is not covered by any perizonial bands. The araphid valve of the initial cel</meta:user-defined>
    <meta:user-defined meta:name="ZOTERO_BREF_bizOMXULztl2_9" meta:value-type="string">ls lacks a marginal spine, and the rapheless sternum lies more centrally than in the vegetative cell. The relationship of the genus Achnanthes to other monoraphid diatoms is discussed briefly.","DOI":"10.1080/09670260500150511","ISSN":"0967-0262","author"</meta:user-defined>
    <meta:user-defined meta:name="ZOTERO_BREF_bsiqhkrzURwf_1" meta:value-type="string">ZOTERO_ITEM CSL_CITATION {"citationID":"LaeKZDMv","properties":{"formattedCitation":"([Windler et al., 2015](http://onlinelibrary.wiley.com/doi/10.1111/jpy.12280/abstract))","plainCitation":"([Windler et al., 2015](http://onlinelibrary.wiley.com/doi/10.11</meta:user-defined>
    <meta:user-defined meta:name="ZOTERO_BREF_bsiqhkrzURwf_10" meta:value-type="string">English","author":[{"family":"Windler","given":"Miriam"},{"family":"Leinweber","given":"Katrin"},{"family":"Rio Bartulos","given":"Carolina"},{"family":"Philipp","given":"Bodo"},{"family":"Kroth","given":"Peter"}],"issued":{"date-parts":[["2015",1,2]]},"a</meta:user-defined>
    <meta:user-defined meta:name="ZOTERO_BREF_bsiqhkrzURwf_11" meta:value-type="string">ccessed":{"date-parts":[["2015",2,10]]}}}],"schema":"https://github.com/citation-style-language/schema/raw/master/csl-citation.json"}</meta:user-defined>
    <meta:user-defined meta:name="ZOTERO_BREF_bsiqhkrzURwf_2" meta:value-type="string">11/jpy.12280/abstract))"},"citationItems":[{"id":1202,"uris":["http://zotero.org/users/108874/items/MBZGCQZH"],"uri":["http://zotero.org/users/108874/items/MBZGCQZH"],"itemData":{"id":1202,"type":"article-journal","title":"Biofilm and Capsule Formation of</meta:user-defined>
    <meta:user-defined meta:name="ZOTERO_BREF_bsiqhkrzURwf_3" meta:value-type="string"> the Diatom &lt;i&gt;Achnanthidium minutissimum&lt;/i&gt; Are Affected by a Bacterium","container-title":"Journal of Phycology","source":"Wiley Online Library","abstract":"Photoautotrophic biofilms play an important role in various aquatic habitats and are composed o</meta:user-defined>
    <meta:user-defined meta:name="ZOTERO_BREF_bsiqhkrzURwf_4" meta:value-type="string">f prokaryotic and/or eukaryotic organisms embedded in extracellular polymeric substances (EPS). We have isolated diatoms as well as bacteria from freshwater biofilms in order to study organismal interactions between representative isolates. We found that </meta:user-defined>
    <meta:user-defined meta:name="ZOTERO_BREF_bsiqhkrzURwf_5" meta:value-type="string">bacteria may have a strong impact on the biofilm formation of the pennate diatom Achnanthidium minutissimum (Kützing) Czarnecki. This alga produces extracellular capsules of insoluble EPS, mostly carbohydrates, only in the presence of bacteria (xenic cult</meta:user-defined>
    <meta:user-defined meta:name="ZOTERO_BREF_bsiqhkrzURwf_6" meta:value-type="string">ure). The EPS itself also have a strong impact on the aggregation and attachment of the algae. In the absence of bacteria (axenic culture), A. minutissimum did not form capsules and the cells grew completely suspended. For investigation of biofilm formati</meta:user-defined>
    <meta:user-defined meta:name="ZOTERO_BREF_bsiqhkrzURwf_7" meta:value-type="string">on by A. minutissimum, a bioassay was established using a diatom satellite Bacteroidetes bacterium which had been shown to induce capsule formation of A. minutissimum. Interestingly, capsule and biofilm induction can be achieved by addition of bacterial s</meta:user-defined>
    <meta:user-defined meta:name="ZOTERO_BREF_bsiqhkrzURwf_8" meta:value-type="string">pent medium, indicating that soluble hydrophobic molecules produced by the bacterium may mediate the diatom/bacteria interaction. Fractionation and quantification of carbohydrates revealed that the diatom in axenic culture produced large amounts of solubl</meta:user-defined>
    <meta:user-defined meta:name="ZOTERO_BREF_bsiqhkrzURwf_9" meta:value-type="string">e carbohydrates, whereas in the xenic culture mainly insoluble carbohydrates were detected.","URL":"http://onlinelibrary.wiley.com/doi/10.1111/jpy.12280/abstract","DOI":"10.1111/jpy.12280","ISSN":"1529-8817","journalAbbreviation":"J. Phycol.","language":"</meta:user-defined>
    <meta:user-defined meta:name="ZOTERO_BREF_d6inJ8R711eq_1" meta:value-type="string">ZOTERO_ITEM CSL_CITATION {"citationID":"LDGQNikE","properties":{"formattedCitation":"([Crawford et al., 2001](http://dx.doi.org/10.1046/j.1529-8817.2001.037004543.x); [Higgins et al., 2003](http://dx.doi.org/10.1046/j.1529-8817.2003.02163.x); [Willis et a</meta:user-defined>
    <meta:user-defined meta:name="ZOTERO_BREF_d6inJ8R711eq_10" meta:value-type="string">cleaved in cross-section revealed the nanostructure of the valve silica to be composed of a conglomerate of packed silica spheres that were 44.8 ± 0.7 nm in diameter. The silica spheres that comprised the girdle band biosilica were 40.3 ± 0.8 nm in diamet</meta:user-defined>
    <meta:user-defined meta:name="ZOTERO_BREF_d6inJ8R711eq_11" meta:value-type="string">er. Analysis of another heavily silicified diatom, Hantzschia amphioxys (Ehrenberg) Grunow, showed that the valve biosilica was composed of packed silica spheres that were 37.1 ± 1.4 nm and that silica particles from the girdle bands were 38.1 ± 0.5 nm. T</meta:user-defined>
    <meta:user-defined meta:name="ZOTERO_BREF_d6inJ8R711eq_12" meta:value-type="string">hese results showed little variation in the size range of the silica particles within a particular frustule component (valve or girdle band), but there may be differences in particle size between these components within a diatom frustule and significant d</meta:user-defined>
    <meta:user-defined meta:name="ZOTERO_BREF_d6inJ8R711eq_13" meta:value-type="string">ifferences are found between species.","DOI":"10.1046/j.1529-8817.2001.037004543.x","ISSN":"1529-8817","journalAbbreviation":"Journal of Phycology","language":"en","author":[{"family":"Crawford","given":"Simon A."},{"family":"Higgins","given":"Michael J."</meta:user-defined>
    <meta:user-defined meta:name="ZOTERO_BREF_d6inJ8R711eq_14" meta:value-type="string">},{"family":"Mulvaney","given":"Paul"},{"family":"Wetherbee","given":"Richard"}],"issued":{"date-parts":[["2001"]]},"accessed":{"date-parts":[["2015",2,2]]}}},{"id":504,"uris":["http://zotero.org/users/108874/items/MEA9T5JJ"],"uri":["http://zotero.org/use</meta:user-defined>
    <meta:user-defined meta:name="ZOTERO_BREF_d6inJ8R711eq_15" meta:value-type="string">rs/108874/items/MEA9T5JJ"],"itemData":{"id":504,"type":"article-journal","title":"Probing the Surface of Living Diatoms with Atomic Force Microscopy: The Nanostructure and Nanomechanical Properties of the Mucilage Layer","container-title":"Journal of Phyc</meta:user-defined>
    <meta:user-defined meta:name="ZOTERO_BREF_d6inJ8R711eq_16" meta:value-type="string">ology","page":"722-734","volume":"39","issue":"4","source":"Wiley Online Library","abstract":"Atomic force microscopy (AFM) is used to investigate the topography and material properties of the mucilage layer of live cells of three benthic diatoms, the mar</meta:user-defined>
    <meta:user-defined meta:name="ZOTERO_BREF_d6inJ8R711eq_17" meta:value-type="string">ine species Crasepdostauros australis E. J. Cox and Nitzschia navis-varingica Lundholm et Moestrup and the freshwater species Pinnularia viridis (Nitzsch) Ehrenberg. Contrary to previous studies, we show that this surface mucilage layer displays unique na</meta:user-defined>
    <meta:user-defined meta:name="ZOTERO_BREF_d6inJ8R711eq_18" meta:value-type="string">nostructural features. In C. australis, tapping mode images revealed a soft mucilage layer encasing the silica cell wall, consisting of a smooth flat surface that was interrupted by regions with groove-like indentations, whereas force measurements reveale</meta:user-defined>
    <meta:user-defined meta:name="ZOTERO_BREF_d6inJ8R711eq_19" meta:value-type="string">d the adhesive binding of polymer chains. The elastic responses of these polymer chains, as they were stretched during force measurements, were successfully fitted to the worm-like chain model, indicating the stretching of mostly single macromolecules fro</meta:user-defined>
    <meta:user-defined meta:name="ZOTERO_BREF_d6inJ8R711eq_2" meta:value-type="string">l., 2013](http://dx.doi.org/10.1111/jpy.12103))","plainCitation":"([Crawford et al., 2001](http://dx.doi.org/10.1046/j.1529-8817.2001.037004543.x); [Higgins et al., 2003](http://dx.doi.org/10.1046/j.1529-8817.2003.02163.x); [Willis et al., 2013](http://dx</meta:user-defined>
    <meta:user-defined meta:name="ZOTERO_BREF_d6inJ8R711eq_20" meta:value-type="string">m which quantitative information was extracted. In P. viridis, tapping mode images of cells revealed a mucilage layer that had the appearance of densely packed spheres, whereas force measurements exhibited no adhesion. In N. navis-varingica, tapping mode </meta:user-defined>
    <meta:user-defined meta:name="ZOTERO_BREF_d6inJ8R711eq_21" meta:value-type="string">images of the outer surface of this cell in the girdle region revealed the absence of a mucilage layer, in contrast to the other two species. In addition to these topographic and adhesion studies, the first quantitative measurement of the elastic properti</meta:user-defined>
    <meta:user-defined meta:name="ZOTERO_BREF_d6inJ8R711eq_22" meta:value-type="string">es of microalgal extracellular polymeric substance is presented and reveals significant spatial variation in the C. australis and P. viridis mucilage layers. This study highlights the capacity of AFM in elucidating the topography and mechanical properties</meta:user-defined>
    <meta:user-defined meta:name="ZOTERO_BREF_d6inJ8R711eq_23" meta:value-type="string"> of hydrated microalgal extracellular polymeric substance on a nanoscale.","DOI":"10.1046/j.1529-8817.2003.02163.x","ISSN":"1529-8817","shortTitle":"Probing the Surface of Living Diatoms with Atomic Force Microscopy","journalAbbreviation":"Journal of Phyc</meta:user-defined>
    <meta:user-defined meta:name="ZOTERO_BREF_d6inJ8R711eq_24" meta:value-type="string">ology","language":"en","author":[{"family":"Higgins","given":"Michael J."},{"family":"Sader","given":"John E."},{"family":"Mulvaney","given":"Paul"},{"family":"Wetherbee","given":"Richard"}],"issued":{"date-parts":[["2003"]]},"accessed":{"date-parts":[["2</meta:user-defined>
    <meta:user-defined meta:name="ZOTERO_BREF_d6inJ8R711eq_25" meta:value-type="string">015",2,4]]}}},{"id":488,"uris":["http://zotero.org/users/108874/items/SCE2GBH4"],"uri":["http://zotero.org/users/108874/items/SCE2GBH4"],"itemData":{"id":488,"type":"article-journal","title":"Characterization of the extracellular matrix of &lt;i&gt;Phaeodactylu</meta:user-defined>
    <meta:user-defined meta:name="ZOTERO_BREF_d6inJ8R711eq_26" meta:value-type="string">m tricornutum&lt;/i&gt; (Bacillariophyceae): structure, composition, and adhesive characteristics","container-title":"Journal of Phycology","page":"937-949","volume":"49","issue":"5","source":"Wiley Online Library","abstract":"The extracellular matrix of the ov</meta:user-defined>
    <meta:user-defined meta:name="ZOTERO_BREF_d6inJ8R711eq_27" meta:value-type="string">oid and fusiform morphotypes of Phaeodactylum tricornutum (Bohlin) was characterized in detail. The structural and nanophysical properties were analyzed by microscopy. Of the two morphotypes, only the ovoid form secretes adhesive mucilage; light microscop</meta:user-defined>
    <meta:user-defined meta:name="ZOTERO_BREF_d6inJ8R711eq_28" meta:value-type="string">y and scanning electron microscopy images showed that the mucilage was secreted from the girdle band region of the cell as cell-substratum tethers, accumulating on the surface forming a biofilm. After 7 d, the secreted mucilage became entangled, forming a</meta:user-defined>
    <meta:user-defined meta:name="ZOTERO_BREF_d6inJ8R711eq_29" meta:value-type="string">dhesive strands that crisscrossed the substratum surface. In the initial secreted mucilage atomic force microscopy identified a high proportion of adhesive molecules without regular retraction curves and some modular-like adhesive molecules, in the 7 d ol</meta:user-defined>
    <meta:user-defined meta:name="ZOTERO_BREF_d6inJ8R711eq_3" meta:value-type="string">.doi.org/10.1111/jpy.12103))"},"citationItems":[{"id":473,"uris":["http://zotero.org/users/108874/items/IGAV466I"],"uri":["http://zotero.org/users/108874/items/IGAV466I"],"itemData":{"id":473,"type":"article-journal","title":"Nanostructure of the Diatom F</meta:user-defined>
    <meta:user-defined meta:name="ZOTERO_BREF_d6inJ8R711eq_30" meta:value-type="string">d biofilm, the adhesive molecules were longer with fewer adhesive events but greater adhesive strength. Chemical characterization was carried out on extracted proteins and polysaccharides. Differences in protein composition, monosaccharide composition, an</meta:user-defined>
    <meta:user-defined meta:name="ZOTERO_BREF_d6inJ8R711eq_31" meta:value-type="string">d linkage analysis are discussed in relation to the composition of the frustule and secreted adhesive mucilage. Polysaccharide analysis showed a broad range of monosaccharides and linkages across all fractions with idiosyncratic enrichment of particular m</meta:user-defined>
    <meta:user-defined meta:name="ZOTERO_BREF_d6inJ8R711eq_32" meta:value-type="string">onosaccharides and linkages in each fraction. 3-linked Mannan was highly enriched in the cell frustule fractions indicating a major structural role, while Rhamnose and Fucose derivatives were enriched in the secreted fractions of the ovoid morphotype sugg</meta:user-defined>
    <meta:user-defined meta:name="ZOTERO_BREF_d6inJ8R711eq_33" meta:value-type="string">esting involvement in cell adhesion. Comparison of SDS-PAGE of extracellular proteins showed two major bands for the ovoid morphotype and four for the fusiform morphotype of which only one appeared to be common to both morphotypes.","DOI":"10.1111/jpy.121</meta:user-defined>
    <meta:user-defined meta:name="ZOTERO_BREF_d6inJ8R711eq_34" meta:value-type="string">03","ISSN":"1529-8817","shortTitle":"Characterization of the extracellular matrix of Phaeodactylum tricornutum (Bacillariophyceae)","journalAbbreviation":"J. Phycol.","language":"en","author":[{"family":"Willis","given":"Anusuya"},{"family":"Chiovitti","g</meta:user-defined>
    <meta:user-defined meta:name="ZOTERO_BREF_d6inJ8R711eq_35" meta:value-type="string">iven":"Anthony"},{"family":"Dugdale","given":"Tony M"},{"family":"Wetherbee","given":"Richard"}],"issued":{"date-parts":[["2013"]]},"accessed":{"date-parts":[["2015",2,4]]}}}],"schema":"https://github.com/citation-style-language/schema/raw/master/csl-cita</meta:user-defined>
    <meta:user-defined meta:name="ZOTERO_BREF_d6inJ8R711eq_36" meta:value-type="string">tion.json"}</meta:user-defined>
    <meta:user-defined meta:name="ZOTERO_BREF_d6inJ8R711eq_4" meta:value-type="string">rustule as Revealed by Atomic Force and Scanning Electron Microscopy","container-title":"Journal of Phycology","page":"543-554","volume":"37","issue":"4","source":"Wiley Online Library","abstract":"The cell wall (frustule) of the freshwater diatom Pinnula</meta:user-defined>
    <meta:user-defined meta:name="ZOTERO_BREF_d6inJ8R711eq_5" meta:value-type="string">ria viridis (Nitzsch) Ehrenberg is composed of an assembly of highly silicified components and associated organic layers. We used atomic force microscopy (AFM) to investigate the nanostructure and relationship between the outermost surface organics and th</meta:user-defined>
    <meta:user-defined meta:name="ZOTERO_BREF_d6inJ8R711eq_6" meta:value-type="string">e siliceous frustule components of live diatoms under natural hydrated conditions. Contact mode AFM imaging revealed that the walls were coated in a thick mucilaginous material that was interrupted only in the vicinity of the raphe fissure. Analysis of th</meta:user-defined>
    <meta:user-defined meta:name="ZOTERO_BREF_d6inJ8R711eq_7" meta:value-type="string">is mucilage by force mode AFM demonstrated it to be a nonadhesive, soft, and compressible material. Application of greater force to the sample during repeated scanning enabled the mucilage to be swept from the hard underlying siliceous components and pile</meta:user-defined>
    <meta:user-defined meta:name="ZOTERO_BREF_d6inJ8R711eq_8" meta:value-type="string">d into columns on either side of the scan area by the scanning action of the tip. The mucilage columns remained intact for several hours without dissolving or settling back onto the cleaned valve surface, thereby revealing a cohesiveness that suggested a </meta:user-defined>
    <meta:user-defined meta:name="ZOTERO_BREF_d6inJ8R711eq_9" meta:value-type="string">degree of cross-linking. The hard silicified surfaces of the diatom frustule appeared to be relatively smooth when living cells were imaged by AFM or when field-emission SEM was used to image chemically cleaned walls. AFM analysis of P. viridis frustules </meta:user-defined>
    <meta:user-defined meta:name="ZOTERO_BREF_emJOAeeJc26q_1" meta:value-type="string">ZOTERO_ITEM CSL_CITATION {"citationID":"k6rgemt50","properties":{"formattedCitation":"([Guerra et al., 2013](http://dx.doi.org/10.1039/C3JA50084E); [Chandrasekaran et al., 2014](http://pubs.rsc.org/en/content/articlelanding/2014/cc/c4cc04470c))","plainCit</meta:user-defined>
    <meta:user-defined meta:name="ZOTERO_BREF_emJOAeeJc26q_10" meta:value-type="string">"given":"Marcelo Braga Bueno"},{"family":"Schaefer","given":"Carlos E. G. R."},{"family":"Carvalho","given":"Gabriel G. A. de"},{"family":"Souza","given":"Paulino F. de"},{"family":"Júnior","given":"Dário Santos"},{"family":"Nunes","given":"Lidiane C."},{</meta:user-defined>
    <meta:user-defined meta:name="ZOTERO_BREF_emJOAeeJc26q_11" meta:value-type="string">"family":"Krug","given":"Francisco J."}],"issued":{"date-parts":[["2013",6,12]]},"accessed":{"date-parts":[["2014",9,15]]}}},{"id":"517GMJUj/d0rsLD6a","uris":["http://zotero.org/users/108874/items/RQUD4SFP"],"uri":["http://zotero.org/users/108874/items/RQ</meta:user-defined>
    <meta:user-defined meta:name="ZOTERO_BREF_emJOAeeJc26q_12" meta:value-type="string">UD4SFP"],"itemData":{"id":"517GMJUj/d0rsLD6a","type":"article-journal","title":"Silicon diatom frustules as nanostructured photoelectrodes","container-title":"Chemical Communications","page":"10441-10444","volume":"50","issue":"72","source":"pubs.rsc.org"</meta:user-defined>
    <meta:user-defined meta:name="ZOTERO_BREF_emJOAeeJc26q_13" meta:value-type="string">,"abstract":"In the quest for solutions to meeting future energy demands, solar fuels play an important role. A particularly promising example is photocatalysis since even incremental improvements in performance in this process are bound to translate into</meta:user-defined>
    <meta:user-defined meta:name="ZOTERO_BREF_emJOAeeJc26q_14" meta:value-type="string"> significant cost benefits. Here, we report that semiconducting and high surface area 3D silicon replicas prepared from abundantly available diatom fossils sustain photocurrents and enable solar energy conversion.","URL":"http://pubs.rsc.org/en/content/ar</meta:user-defined>
    <meta:user-defined meta:name="ZOTERO_BREF_emJOAeeJc26q_15" meta:value-type="string">ticlelanding/2014/cc/c4cc04470c","DOI":"10.1039/C4CC04470C","ISSN":"1364-548X","journalAbbreviation":"Chem. Commun.","language":"en","author":[{"family":"Chandrasekaran","given":"Soundarrajan"},{"family":"Sweetman","given":"Martin J."},{"family":"Kant","g</meta:user-defined>
    <meta:user-defined meta:name="ZOTERO_BREF_emJOAeeJc26q_16" meta:value-type="string">iven":"Krishna"},{"family":"Skinner","given":"William"},{"family":"Losic","given":"Dusan"},{"family":"Nann","given":"Thomas"},{"family":"Voelcker","given":"Nicolas H."}],"issued":{"year":2014,"month":8,"day":12},"accessed":{"year":2014,"month":9,"day":15}</meta:user-defined>
    <meta:user-defined meta:name="ZOTERO_BREF_emJOAeeJc26q_17" meta:value-type="string">,"page-first":"10441","container-title-short":"Chem. Commun."}}],"schema":"https://github.com/citation-style-language/schema/raw/master/csl-citation.json"}</meta:user-defined>
    <meta:user-defined meta:name="ZOTERO_BREF_emJOAeeJc26q_2" meta:value-type="string">ation":"([Guerra et al., 2013](http://dx.doi.org/10.1039/C3JA50084E); [Chandrasekaran et al., 2014](http://pubs.rsc.org/en/content/articlelanding/2014/cc/c4cc04470c))"},"citationItems":[{"id":1265,"uris":["http://zotero.org/users/108874/items/ZMGUWFGQ"],"</meta:user-defined>
    <meta:user-defined meta:name="ZOTERO_BREF_emJOAeeJc26q_3" meta:value-type="string">uri":["http://zotero.org/users/108874/items/ZMGUWFGQ"],"itemData":{"id":1265,"type":"article-journal","title":"Evaluation of micro-energy dispersive X-ray fluorescence spectrometry for the analysis of plant materials","container-title":"Journal of Analyti</meta:user-defined>
    <meta:user-defined meta:name="ZOTERO_BREF_emJOAeeJc26q_4" meta:value-type="string">cal Atomic Spectrometry","page":"1096-1101","volume":"28","issue":"7","source":"pubs.rsc.org","abstract":"An analytical procedure relying on micro-energy dispersive X-ray fluorescence spectrometry (μ-EDX) was evaluated for the quantitative determination o</meta:user-defined>
    <meta:user-defined meta:name="ZOTERO_BREF_emJOAeeJc26q_5" meta:value-type="string">f macro-, micronutrients and beneficial elements in pressed pellets of plant materials. For testing purposes, leaves from 23 varieties of sugar cane, previously analyzed by validated reference methods, based on wet decomposition procedures followed by ICP</meta:user-defined>
    <meta:user-defined meta:name="ZOTERO_BREF_emJOAeeJc26q_6" meta:value-type="string"> OES measurements were used. Linear correlations between analyte mass fractions in the tested samples and the corresponding μ-EDX intensities were obtained for P, K, Ca, S, Fe, Mn and Si with regression coefficients ranging from 0.9501 to 0.9933. Furtherm</meta:user-defined>
    <meta:user-defined meta:name="ZOTERO_BREF_emJOAeeJc26q_7" meta:value-type="string">ore, the coefficients of variation of results in the 0.3 to 16% range (n = 3 sampling lines, 30 sampling sites per line), the spatial resolution of 50 μm per site and the suitable detection limits for these analytes were additional features that demonstra</meta:user-defined>
    <meta:user-defined meta:name="ZOTERO_BREF_emJOAeeJc26q_8" meta:value-type="string">ted the performance of the proposed procedure as a useful tool for plant nutrient diagnosis. In addition, the results also indicate that μ-EDX can be recommended as a cross-validation method for analysis of plant materials, owing to its inherent non-destr</meta:user-defined>
    <meta:user-defined meta:name="ZOTERO_BREF_emJOAeeJc26q_9" meta:value-type="string">uctive capability and, particularly, when dealing with analytes' micro-heterogeneity evaluation within the samples.","DOI":"10.1039/C3JA50084E","ISSN":"1364-5544","journalAbbreviation":"J. Anal. At. Spectrom.","language":"en","author":[{"family":"Guerra",</meta:user-defined>
    <meta:user-defined meta:name="ZOTERO_BREF_grMEmX6ivaWk_1" meta:value-type="string">ZOTERO_ITEM CSL_CITATION {"citationID":"PVoqLSvZ","properties":{"formattedCitation":"([Johnson, Tuchman &amp; Peterson, 1997](http://dx.doi.org/10.2307/1468140); [Potapova &amp; Hamilton, 2007](http://dx.doi.org/10.1111/j.1529-8817.2007.00332.x))","plainCitation"</meta:user-defined>
    <meta:user-defined meta:name="ZOTERO_BREF_grMEmX6ivaWk_10" meta:value-type="string">ive cell densities did not change throughout the study, suggesting that it moved into resource-rich microhabitats and avoided stress. The vertical distribution of a tychoplanktonic chain-forming diatom species appeared to be related to the physical archit</meta:user-defined>
    <meta:user-defined meta:name="ZOTERO_BREF_grMEmX6ivaWk_11" meta:value-type="string">ecture of the developing mat and not to resource limitations within the mat. Our data suggest that diatom species differ in their tolerance to resource-limiting conditions in developing periphyton mats, and these differences affect autecological character</meta:user-defined>
    <meta:user-defined meta:name="ZOTERO_BREF_grMEmX6ivaWk_12" meta:value-type="string">istics.","DOI":"10.2307/1468140","ISSN":"0887-3593","journalAbbreviation":"Journal of the North American Benthological Society","author":[{"family":"Johnson","given":"Ronald E."},{"family":"Tuchman","given":"Nancy C."},{"family":"Peterson","given":"Christ</meta:user-defined>
    <meta:user-defined meta:name="ZOTERO_BREF_grMEmX6ivaWk_13" meta:value-type="string">opher G."}],"issued":{"date-parts":[["1997",9,1]]},"accessed":{"date-parts":[["2014",9,22]]}}},{"id":589,"uris":["http://zotero.org/users/108874/items/4I7WB9HU"],"uri":["http://zotero.org/users/108874/items/4I7WB9HU"],"itemData":{"id":589,"type":"article-</meta:user-defined>
    <meta:user-defined meta:name="ZOTERO_BREF_grMEmX6ivaWk_14" meta:value-type="string">journal","title":"Morphological and Ecological Variation Within the &lt;i&gt;Achnanthidium minutissimum&lt;/i&gt; (Bacillariophyceae) Species Complex","container-title":"Journal of Phycology","page":"561-575","volume":"43","issue":"3","source":"Wiley Online Library",</meta:user-defined>
    <meta:user-defined meta:name="ZOTERO_BREF_grMEmX6ivaWk_15" meta:value-type="string">"abstract":"Variation of frustular morphology within the Achnanthidium minutissimum (Kütz.) Czarn. species complex was studied in type populations of 12 described taxa and in 30 recent North American river samples. The SEM observations in this study and o</meta:user-defined>
    <meta:user-defined meta:name="ZOTERO_BREF_grMEmX6ivaWk_16" meta:value-type="string">ther publications showed that ultrastructural characters on their own do not discriminate among taxa within the A. minutissimum complex. Therefore, an attempt was made to use other characters, such as valve shape and striation pattern, to delineate morpho</meta:user-defined>
    <meta:user-defined meta:name="ZOTERO_BREF_grMEmX6ivaWk_17" meta:value-type="string">logical groups. The sliding-landmarks method was used to obtain valve-shape descriptors. These shape variables were combined with conventional morphological characters in multivariate analyses. It was shown that some historically recognized taxa are morph</meta:user-defined>
    <meta:user-defined meta:name="ZOTERO_BREF_grMEmX6ivaWk_18" meta:value-type="string">ologically distinct, while others are difficult to differentiate. Morphological grouping of “old” taxa most similar to A. minutissimum did not correspond to their taxonomic hierarchy in contemporary diatom floras. Morphometric analysis of a data set of 72</meta:user-defined>
    <meta:user-defined meta:name="ZOTERO_BREF_grMEmX6ivaWk_19" meta:value-type="string">8 specimens from North American rivers revealed six morphological groups, although it was impossible to draw clear boundaries among them. These morphological groups differed significantly in their ecological characteristics and could be recommended as ind</meta:user-defined>
    <meta:user-defined meta:name="ZOTERO_BREF_grMEmX6ivaWk_2" meta:value-type="string">:"([Johnson, Tuchman &amp; Peterson, 1997](http://dx.doi.org/10.2307/1468140); [Potapova &amp; Hamilton, 2007](http://dx.doi.org/10.1111/j.1529-8817.2007.00332.x))"},"citationItems":[{"id":969,"uris":["http://zotero.org/users/108874/items/9BFZWJM4"],"uri":["http:</meta:user-defined>
    <meta:user-defined meta:name="ZOTERO_BREF_grMEmX6ivaWk_20" meta:value-type="string">icators of water quality. Application of the discriminant function analysis based on shape variables and striation pattern showed that North American specimens could be more consistently classified into the six groups identified in our analysis than into </meta:user-defined>
    <meta:user-defined meta:name="ZOTERO_BREF_grMEmX6ivaWk_21" meta:value-type="string">historically recognized taxa.","DOI":"10.1111/j.1529-8817.2007.00332.x","ISSN":"1529-8817","journalAbbreviation":"J. Phycol.","language":"en","author":[{"family":"Potapova","given":"Marina"},{"family":"Hamilton","given":"Paul B."}],"issued":{"date-parts":</meta:user-defined>
    <meta:user-defined meta:name="ZOTERO_BREF_grMEmX6ivaWk_22" meta:value-type="string">[["2007",6,1]]},"accessed":{"date-parts":[["2014",8,5]]}}}],"schema":"https://github.com/citation-style-language/schema/raw/master/csl-citation.json"}</meta:user-defined>
    <meta:user-defined meta:name="ZOTERO_BREF_grMEmX6ivaWk_3" meta:value-type="string">//zotero.org/users/108874/items/9BFZWJM4"],"itemData":{"id":969,"type":"article-journal","title":"Changes in the Vertical Microdistribution of Diatoms within a Developing Periphyton Mat","container-title":"Journal of the North American Benthological Socie</meta:user-defined>
    <meta:user-defined meta:name="ZOTERO_BREF_grMEmX6ivaWk_4" meta:value-type="string">ty","page":"503-519","volume":"16","issue":"3","source":"JSTOR","abstract":"We followed periphyton succession for 120 d in an artificial stream system to: 1) document an increase in cell densities and associated decrease in irradiance to the base of devel</meta:user-defined>
    <meta:user-defined meta:name="ZOTERO_BREF_grMEmX6ivaWk_5" meta:value-type="string">oping periphyton mats; 2) determine the vertical location of motile and nonmotile diatom species within the mat associated with these changes; and 3) determine the viability of diatom cells at the base of the mat compared with those of the same species at</meta:user-defined>
    <meta:user-defined meta:name="ZOTERO_BREF_grMEmX6ivaWk_6" meta:value-type="string"> different vertical locations within the mat. We developed a novel method for producing thin cross-sections of intact periphyton mats to document the vertical distribution of algal species in horizontal 0.1-mm strata from the base of the mat to the canopy</meta:user-defined>
    <meta:user-defined meta:name="ZOTERO_BREF_grMEmX6ivaWk_7" meta:value-type="string">. Results demonstrated that the adnate nonmotile diatom Achnanthidium minutissimum exploited the substratum during early succession when the mat was relatively thin and without a canopy, and the population retained live cells at the base of the mat throug</meta:user-defined>
    <meta:user-defined meta:name="ZOTERO_BREF_grMEmX6ivaWk_8" meta:value-type="string">hout the 120-d experiment, demonstrating a high tolerance to low light levels. Gomphonema angustatum also was positioned at the base of the mat and was common during early stages of succession, but viable cell densities declined sharply by day 37 when inc</meta:user-defined>
    <meta:user-defined meta:name="ZOTERO_BREF_grMEmX6ivaWk_9" meta:value-type="string">reasing cell densities reduced irradiance at the mat base by 90% (to ca 8 μmol quanta m&lt;sup&gt;-2&lt;/sup&gt;· s&lt;sup&gt;-1&lt;/sup&gt;). The only highly motile species studied, Nitzschia palea, was distributed throughout the vertical profile of the periphyton mat and its l</meta:user-defined>
    <meta:user-defined meta:name="ZOTERO_BREF_iVhNGME5SEth_1" meta:value-type="string">ZOTERO_ITEM CSL_CITATION {"citationID":"1t8ndqk5gt","properties":{"formattedCitation":"([Molino &amp; Wetherbee, 2008](http://dx.doi.org/10.1080/08927010802254583))","plainCitation":"([Molino &amp; Wetherbee, 2008](http://dx.doi.org/10.1080/08927010802254583))"},</meta:user-defined>
    <meta:user-defined meta:name="ZOTERO_BREF_iVhNGME5SEth_2" meta:value-type="string">"citationItems":[{"id":161,"uris":["http://zotero.org/users/108874/items/V344MKXN"],"uri":["http://zotero.org/users/108874/items/V344MKXN"],"itemData":{"id":161,"type":"article-journal","title":"The biology of biofouling diatoms and their role in the deve</meta:user-defined>
    <meta:user-defined meta:name="ZOTERO_BREF_iVhNGME5SEth_3" meta:value-type="string">lopment of microbial slimes","container-title":"Biofouling","page":"365-379","volume":"24","issue":"5","source":"Taylor and Francis+NEJM","abstract":"Diatoms are a major component of microbial slimes that develop on man-made surfaces placed in the marine </meta:user-defined>
    <meta:user-defined meta:name="ZOTERO_BREF_iVhNGME5SEth_4" meta:value-type="string">environment. Toxic antifouling paints, as well as environmentally friendly, fouling-release coatings, tend to be effective against most fouling organisms, yet fail badly to diatom slimes. Biofouling diatoms have been found to tenaciously adhere to and col</meta:user-defined>
    <meta:user-defined meta:name="ZOTERO_BREF_iVhNGME5SEth_5" meta:value-type="string">onise even the most resistant of artificial surfaces. This review covers the basic biology of fouling marine diatoms, their mechanisms of adhesion and the nature of their adhesives, as well as documenting the various approaches that have been utilised to </meta:user-defined>
    <meta:user-defined meta:name="ZOTERO_BREF_iVhNGME5SEth_6" meta:value-type="string">understand the formation and maintenance of diatom biofouling layers.","DOI":"10.1080/08927010802254583","ISSN":"0892-7014","note":"PMID: 18604655","author":[{"family":"Molino","given":"Paul J."},{"family":"Wetherbee","given":"Richard"}],"issued":{"date-p</meta:user-defined>
    <meta:user-defined meta:name="ZOTERO_BREF_iVhNGME5SEth_7" meta:value-type="string">arts":[["2008"]]},"accessed":{"date-parts":[["2014",3,24]]},"PMID":"18604655"}}],"schema":"https://github.com/citation-style-language/schema/raw/master/csl-citation.json"}</meta:user-defined>
    <meta:user-defined meta:name="ZOTERO_BREF_jI5n4CBCPWao_1" meta:value-type="string">ZOTERO_ITEM CSL_CITATION {"citationID":"2bdh3620se","properties":{"formattedCitation":"([Staats et al., 2000](http://dx.doi.org/10.3354/meps193261))","plainCitation":"([Staats et al., 2000](http://dx.doi.org/10.3354/meps193261))"},"citationItems":[{"id":6</meta:user-defined>
    <meta:user-defined meta:name="ZOTERO_BREF_jI5n4CBCPWao_10" meta:value-type="string">n of exopolysaccharide was also observed in the natural population on the mudflat during emersion at night. Because no bacteria were present in the C. closterium cultures, it was conceived that the degradation of exopolysaccharide observed in cultures was</meta:user-defined>
    <meta:user-defined meta:name="ZOTERO_BREF_jI5n4CBCPWao_11" meta:value-type="string"> due to secretion of hydrolytic enzymes by C. closterium.","DOI":"10.3354/meps193261","journalAbbreviation":"Mar Ecol Prog Ser","author":[{"family":"Staats","given":"Natascha"},{"family":"Stal","given":"Lucas J."},{"family":"Winder","given":"Ben de"},{"fa</meta:user-defined>
    <meta:user-defined meta:name="ZOTERO_BREF_jI5n4CBCPWao_12" meta:value-type="string">mily":"Mur","given":"Luuc R."}],"issued":{"date-parts":[["2000",2,28]]},"accessed":{"date-parts":[["2014",9,16]]}}}],"schema":"https://github.com/citation-style-language/schema/raw/master/csl-citation.json"}</meta:user-defined>
    <meta:user-defined meta:name="ZOTERO_BREF_jI5n4CBCPWao_2" meta:value-type="string">54,"uris":["http://zotero.org/users/108874/items/UKH6FVC3"],"uri":["http://zotero.org/users/108874/items/UKH6FVC3"],"itemData":{"id":654,"type":"article-journal","title":"Oxygenic photosynthesis as driving process in exopolysaccharide production of benthi</meta:user-defined>
    <meta:user-defined meta:name="ZOTERO_BREF_jI5n4CBCPWao_3" meta:value-type="string">c diatoms","container-title":"Marine Ecology Progress Series","page":"261-269","volume":"193","source":"Inter-Research Science Center","abstract":"ABSTRACT: The secretion of exopolysaccharide in an axenic culture of the marine benthic diatom Cylindrotheca</meta:user-defined>
    <meta:user-defined meta:name="ZOTERO_BREF_jI5n4CBCPWao_4" meta:value-type="string"> closterium was investigated. The central question of the experiments was if polysaccharide secretion was dependent on light and photosynthesis. Cells were incubated in the light, in the dark, or in the light with addition of the inhibitor of Photosystem </meta:user-defined>
    <meta:user-defined meta:name="ZOTERO_BREF_jI5n4CBCPWao_5" meta:value-type="string">II, 3-(3,4-dichlorophenyl)-1,1-dimethyl urea (DCMU). These treatments were also applied to a population of benthic diatoms on an intertidal mudflat in the Westerschelde (Scheldt estuary, The Netherlands). In the light (60 µmol photons m-2 s-1) C. closteri</meta:user-defined>
    <meta:user-defined meta:name="ZOTERO_BREF_jI5n4CBCPWao_6" meta:value-type="string">um showed high rates of polysaccharide secretion, while no secretion was observed in the dark or in the presence of DCMU. No intracellular carbohydrate was converted to exopolysaccharide in the dark or in the light with DCMU added. This indicated that sec</meta:user-defined>
    <meta:user-defined meta:name="ZOTERO_BREF_jI5n4CBCPWao_7" meta:value-type="string">retion of exopolysaccharide was dependent on oxygenic photosynthesis. Similarly, high rates of exopolysaccharide accumulation were observed during daytime emersion on the mudflat, but not in darkened or DCMU-treated sediment. This demonstrated that the pa</meta:user-defined>
    <meta:user-defined meta:name="ZOTERO_BREF_jI5n4CBCPWao_8" meta:value-type="string">ttern observed in cultures of C. closterium was reproducible in situ. It was observed that during daytime emersion patterns of vertical migration in the dark and DCMU-treated plots did not differ from those in the light. This implies that motility was not</meta:user-defined>
    <meta:user-defined meta:name="ZOTERO_BREF_jI5n4CBCPWao_9" meta:value-type="string"> the steering factor for the observed accumulation of exopolysaccharide in the light. When an axenic culture of C. closterium was incubated under an alternating 12 h light:12 h dark cycle, exopolysaccharide concentrations decreased in the dark. Degradatio</meta:user-defined>
    <meta:user-defined meta:name="ZOTERO_BREF_kxnnHbGfI8By_1" meta:value-type="string">ZOTERO_ITEM CSL_CITATION {"citationID":"U4Do6dUt","properties":{"formattedCitation":"(Wetherbee et al., 1998; Wang et al., 2000)","plainCitation":"(Wetherbee et al., 1998; Wang et al., 2000)"},"citationItems":[{"id":1194,"uris":["http://zotero.org/users/1</meta:user-defined>
    <meta:user-defined meta:name="ZOTERO_BREF_kxnnHbGfI8By_10" meta:value-type="string">e observed with light microscopy. Cryo-FESEM demonstrated the pervasive nature of the extracellular polymers and their importance in cell–substratum and cell–cell associations and revealed details of cell attachment processes not visible using other SEM t</meta:user-defined>
    <meta:user-defined meta:name="ZOTERO_BREF_kxnnHbGfI8By_11" meta:value-type="string">echniques or light microscopy. The layer of ECM coating the frustule and entirely encapsulating cells of A. longipes and C. cistula was shown to have a significant role in initial cell adhesion and subsequent interaction with the environment. Trails of ra</meta:user-defined>
    <meta:user-defined meta:name="ZOTERO_BREF_kxnnHbGfI8By_12" meta:value-type="string">phe-associated ECM, generated during cell motility, were shown at high resolution and consist of anastomoses of coiled and linear strands. Cryo-FESEM revealed a sheet-like mucilage covering stalks. HPF/FS of A. longipes resulted in excellent preservation </meta:user-defined>
    <meta:user-defined meta:name="ZOTERO_BREF_kxnnHbGfI8By_13" meta:value-type="string">of intra- and extracellular structures comparable to previous reports for animals and higher plants and revealed several organelles not described previously. Three distinct vesicle types were identified, including a class closely associated with Golgi bod</meta:user-defined>
    <meta:user-defined meta:name="ZOTERO_BREF_kxnnHbGfI8By_14" meta:value-type="string">ies and postulated to participate in formation of the extracellular adhesive structures. HPF/FS showed a number of continuous diatotepic layers positioned between the plasma membrane and the silicon frustule and revealed that extracellular adhesive extrus</meta:user-defined>
    <meta:user-defined meta:name="ZOTERO_BREF_kxnnHbGfI8By_15" meta:value-type="string">ion through frustule pores during stalk production was closely related to the diatotepum. The stalks of A. longipes consist of highly organized, multilayered, fine fibrillar materials with an electron-opaque layer organized as a sheath at the stalk periph</meta:user-defined>
    <meta:user-defined meta:name="ZOTERO_BREF_kxnnHbGfI8By_16" meta:value-type="string">ery.","DOI":"10.1046/j.1529-8817.2000.99102.x","ISSN":"1529-8817","journalAbbreviation":"Journal of Phycology","language":"en","author":[{"family":"Wang","given":"Yan"},{"family":"Chen","given":"Ya"},{"family":"Lavin","given":"Colleen"},{"family":"Gretz",</meta:user-defined>
    <meta:user-defined meta:name="ZOTERO_BREF_kxnnHbGfI8By_17" meta:value-type="string">"given":"Michael R."}],"issued":{"date-parts":[["2000",4,1]]},"accessed":{"date-parts":[["2014",8,7]]}}}],"schema":"https://github.com/citation-style-language/schema/raw/master/csl-citation.json"}</meta:user-defined>
    <meta:user-defined meta:name="ZOTERO_BREF_kxnnHbGfI8By_18" meta:value-type="string"/>
    <meta:user-defined meta:name="ZOTERO_BREF_kxnnHbGfI8By_2" meta:value-type="string">08874/items/5VAZXDD7"],"uri":["http://zotero.org/users/108874/items/5VAZXDD7"],"itemData":{"id":1194,"type":"article-journal","title":"Minireview—The first kiss: Establishment and control of initial adhesion by raphid diatoms","container-title":"Journal o</meta:user-defined>
    <meta:user-defined meta:name="ZOTERO_BREF_kxnnHbGfI8By_3" meta:value-type="string">f Phycology","page":"9-15","volume":"34","DOI":"10.1046/j.1529-8817.1998.340009.x","ISSN":"1529-8817","journalAbbreviation":"J. Phycol.","author":[{"family":"Wetherbee","given":"Richard"},{"family":"Lind","given":"Jan L."},{"family":"Burke","given":"Jo"},</meta:user-defined>
    <meta:user-defined meta:name="ZOTERO_BREF_kxnnHbGfI8By_4" meta:value-type="string">{"family":"Quatrano","given":"Ralph S."}],"issued":{"date-parts":[["1998"]]}}},{"id":642,"uris":["http://zotero.org/users/108874/items/I39VK3M9"],"uri":["http://zotero.org/users/108874/items/I39VK3M9"],"itemData":{"id":642,"type":"article-journal","title"</meta:user-defined>
    <meta:user-defined meta:name="ZOTERO_BREF_kxnnHbGfI8By_5" meta:value-type="string">:"Extracellular matrix assembly in diatoms (Bacillariophyceae). IV. Ultrastructure of &lt;i&gt;Achnanthes longipes&lt;/i&gt; and &lt;i&gt;Cymbella cistula&lt;/i&gt; as revealed by high-pressure freezing/freeze substitution and cryo-field emission scanning electron microscopy","c</meta:user-defined>
    <meta:user-defined meta:name="ZOTERO_BREF_kxnnHbGfI8By_6" meta:value-type="string">ontainer-title":"Journal of Phycology","page":"367-378","volume":"36","issue":"2","source":"Wiley Online Library","abstract":"Extracellular matrix (ECM) polymers secreted by the diatoms Achnanthes longipes Ag. and Cymbella cistula (Ehr.) Kirchn. completel</meta:user-defined>
    <meta:user-defined meta:name="ZOTERO_BREF_kxnnHbGfI8By_7" meta:value-type="string">y encase the cell and are responsible for adhesion and other interactions with the external environment. To preserve details of the highly hydrophilic ECM in the native state and to preserve, with a high degree of fidelity, the intracellular structures in</meta:user-defined>
    <meta:user-defined meta:name="ZOTERO_BREF_kxnnHbGfI8By_8" meta:value-type="string">volved in synthesis of extracellular polymers, we applied a suite of cryotechniques. The methods included high-resolution visualization of surfaces using cryo-field emission SEM (cryo-FESEM) and preservation for TEM observation of thin sections by high-pr</meta:user-defined>
    <meta:user-defined meta:name="ZOTERO_BREF_kxnnHbGfI8By_9" meta:value-type="string">essure freezing (HPF) and freeze substitution (FS). The extracellular structures of diatoms plunge-frozen in liquid ethane, etched at low temperature, and observed on a cryostage in the FESEM showed overall dimensions and shapes closely comparable to thos</meta:user-defined>
    <meta:user-defined meta:name="ZOTERO_BREF_lnKfYWexK8Oh_1" meta:value-type="string">ZOTERO_ITEM CSL_CITATION {"citationID":"muoftdk8p","properties":{"formattedCitation":"([Field et al., 1998](http://dx.doi.org/10.1126/science.281.5374.237))","plainCitation":"([Field et al., 1998](http://dx.doi.org/10.1126/science.281.5374.237))"},"citati</meta:user-defined>
    <meta:user-defined meta:name="ZOTERO_BREF_lnKfYWexK8Oh_2" meta:value-type="string">onItems":[{"id":416,"uris":["http://zotero.org/users/108874/items/EAGU3MGP"],"uri":["http://zotero.org/users/108874/items/EAGU3MGP"],"itemData":{"id":416,"type":"article-journal","title":"Primary Production of the Biosphere: Integrating Terrestrial and Oc</meta:user-defined>
    <meta:user-defined meta:name="ZOTERO_BREF_lnKfYWexK8Oh_3" meta:value-type="string">eanic Components","container-title":"Science","page":"237-240","volume":"281","issue":"5374","source":"www.sciencemag.org","abstract":"Integrating conceptually similar models of the growth of marine and terrestrial primary producers yielded an estimated g</meta:user-defined>
    <meta:user-defined meta:name="ZOTERO_BREF_lnKfYWexK8Oh_4" meta:value-type="string">lobal net primary production (NPP) of 104.9 petagrams of carbon per year, with roughly equal contributions from land and oceans. Approaches based on satellite indices of absorbed solar radiation indicate marked heterogeneity in NPP for both land and ocean</meta:user-defined>
    <meta:user-defined meta:name="ZOTERO_BREF_lnKfYWexK8Oh_5" meta:value-type="string">s, reflecting the influence of physical and ecological processes. The spatial and temporal distributions of ocean NPP are consistent with primary limitation by light, nutrients, and temperature. On land, water limitation imposes additional constraints. On</meta:user-defined>
    <meta:user-defined meta:name="ZOTERO_BREF_lnKfYWexK8Oh_6" meta:value-type="string"> land and ocean, progressive changes in NPP can result in altered carbon storage, although contrasts in mechanisms of carbon storage and rates of organic matter turnover result in a range of relations between carbon storage and changes in NPP.","DOI":"10.</meta:user-defined>
    <meta:user-defined meta:name="ZOTERO_BREF_lnKfYWexK8Oh_7" meta:value-type="string">1126/science.281.5374.237","ISSN":"0036-8075, 1095-9203","note":"PMID: 9657713","shortTitle":"Primary Production of the Biosphere","journalAbbreviation":"Science","language":"en","author":[{"family":"Field","given":"Christopher B."},{"family":"Behrenfeld"</meta:user-defined>
    <meta:user-defined meta:name="ZOTERO_BREF_lnKfYWexK8Oh_8" meta:value-type="string">,"given":"Michael J."},{"family":"Randerson","given":"James T."},{"family":"Falkowski","given":"Paul"}],"issued":{"date-parts":[["1998",7,10]]},"accessed":{"date-parts":[["2014",12,10]]},"PMID":"9657713"}}],"schema":"https://github.com/citation-style-lang</meta:user-defined>
    <meta:user-defined meta:name="ZOTERO_BREF_lnKfYWexK8Oh_9" meta:value-type="string">uage/schema/raw/master/csl-citation.json"}</meta:user-defined>
    <meta:user-defined meta:name="ZOTERO_BREF_lo9sBlHCZNvH_1" meta:value-type="string">ZOTERO_ITEM CSL_CITATION {"citationID":"197onqkm73","properties":{"formattedCitation":"([Murdock et al., 2010])","plainCitation":"([Murdock et al., 2010])"},"citationItems":[{"id":1298,"uris":["http://zotero.org/users/108874/items/AFSUXGKJ"],"uri":["http:</meta:user-defined>
    <meta:user-defined meta:name="ZOTERO_BREF_lo9sBlHCZNvH_10" meta:value-type="string">nd lipid concentrations over time. F. virescens individuals were more similar to others within the same colony than to individuals in other colonies. The response of F virescens colonies varied with colony length, as long colonies had a stronger response </meta:user-defined>
    <meta:user-defined meta:name="ZOTERO_BREF_lo9sBlHCZNvH_11" meta:value-type="string">than short colonies. Synchrotron IMS spatial resolution allows the biochemical analysis of smaller and more closely associated algae, and increases the ability to predict how algal communities will be affected by changing environmental conditions.","ISSN"</meta:user-defined>
    <meta:user-defined meta:name="ZOTERO_BREF_lo9sBlHCZNvH_12" meta:value-type="string">:"08876703","journalAbbreviation":"Spectroscopy","author":[{"family":"Murdock","given":"Justin N."},{"family":"Dodds","given":"Walter K."},{"family":"Reffner","given":"John A."},{"family":"Wetzel","given":"David L."}],"issued":{"date-parts":[["2010",10]]}</meta:user-defined>
    <meta:user-defined meta:name="ZOTERO_BREF_lo9sBlHCZNvH_13" meta:value-type="string">,"accessed":{"date-parts":[["2014",10,2]]}}}],"schema":"https://github.com/citation-style-language/schema/raw/master/csl-citation.json"}</meta:user-defined>
    <meta:user-defined meta:name="ZOTERO_BREF_lo9sBlHCZNvH_2" meta:value-type="string">//zotero.org/users/108874/items/AFSUXGKJ"],"itemData":{"id":1298,"type":"article-journal","title":"Measuring Cellular-Scale Nutrient Distribution in Algal Biofilms with Synchrotron Confocal Infrared Microspectroscopy","container-title":"Spectroscopy","pag</meta:user-defined>
    <meta:user-defined meta:name="ZOTERO_BREF_lo9sBlHCZNvH_3" meta:value-type="string">e":"32-41","volume":"25","issue":"10","source":"EBSCOhost","abstract":"The article presents a study which examines the use of infrared microspectroscopy (IMS) and chemical imaging in measuring nutrient distribution in single algal cells on a cellular and </meta:user-defined>
    <meta:user-defined meta:name="ZOTERO_BREF_lo9sBlHCZNvH_4" meta:value-type="string">subcellular level. Synchroton confocal IMS was used to measure the response of two dominant algal species from a stream biofilm to a reduction in nutrient availability. Results of the study reveal that synchroton IMS spatial resolution allows the biochemi</meta:user-defined>
    <meta:user-defined meta:name="ZOTERO_BREF_lo9sBlHCZNvH_5" meta:value-type="string">cal analysis of smaller and more closely associated algae.\n\nInfrared microspectroscopy (IMS) and chemical imaging is ideal for measuring nutrient distribution in single algal cells on a cellular and subcellular level. To enable the study of small algal </meta:user-defined>
    <meta:user-defined meta:name="ZOTERO_BREF_lo9sBlHCZNvH_6" meta:value-type="string">cells, or cells within a colony requires enhanced spatial resolution IMS. Synchrotron IMS with confocal image plane masking provides spatial resolution at the diffraction limit, which allows the study of microecological interactions with a minimum target </meta:user-defined>
    <meta:user-defined meta:name="ZOTERO_BREF_lo9sBlHCZNvH_7" meta:value-type="string">width of 5 pm. Many species that contribute substantially to ecosystem productivity and nutrient cycling require this optical advantage. This spatial resolution can also provide insight into physiological advantages of various algal growth forms. For exam</meta:user-defined>
    <meta:user-defined meta:name="ZOTERO_BREF_lo9sBlHCZNvH_8" meta:value-type="string">ple, it allows the measurement of individuals within a colony. We used synchrotron confocal IMS to measure the response of two dominant algal species from a stream biofilm to a reduction in nutrient availability: Achnanthes affinis, a single cell (5 x 10 </meta:user-defined>
    <meta:user-defined meta:name="ZOTERO_BREF_lo9sBlHCZNvH_9" meta:value-type="string">mu m) diatom, and Fragilaria virescens, a colonial diatom (5 x 50 mu m cells connected lengthwise). Initially, both species had similar variation in relative nutritional pools, but had unique changes in their relative carbohydrate, phosphorous compound, a</meta:user-defined>
    <meta:user-defined meta:name="ZOTERO_BREF_mFaZZpeU4Tme_1" meta:value-type="string">ZOTERO_ITEM CSL_CITATION {"citationID":"1r0ibkh1o7","properties":{"formattedCitation":"([Wetherbee et al., 1998](http://dx.doi.org/10.1046/j.1529-8817.1998.340009.x); [Wang et al., 2000](http://dx.doi.org/10.1046/j.1529-8817.2000.99102.x))","plainCitation</meta:user-defined>
    <meta:user-defined meta:name="ZOTERO_BREF_mFaZZpeU4Tme_10" meta:value-type="string">bstitution (FS). The extracellular structures of diatoms plunge-frozen in liquid ethane, etched at low temperature, and observed on a cryostage in the FESEM showed overall dimensions and shapes closely comparable to those observed with light microscopy. C</meta:user-defined>
    <meta:user-defined meta:name="ZOTERO_BREF_mFaZZpeU4Tme_11" meta:value-type="string">ryo-FESEM demonstrated the pervasive nature of the extracellular polymers and their importance in cell–substratum and cell–cell associations and revealed details of cell attachment processes not visible using other SEM techniques or light microscopy. The </meta:user-defined>
    <meta:user-defined meta:name="ZOTERO_BREF_mFaZZpeU4Tme_12" meta:value-type="string">layer of ECM coating the frustule and entirely encapsulating cells of A. longipes and C. cistula was shown to have a significant role in initial cell adhesion and subsequent interaction with the environment. Trails of raphe-associated ECM, generated durin</meta:user-defined>
    <meta:user-defined meta:name="ZOTERO_BREF_mFaZZpeU4Tme_13" meta:value-type="string">g cell motility, were shown at high resolution and consist of anastomoses of coiled and linear strands. Cryo-FESEM revealed a sheet-like mucilage covering stalks. HPF/FS of A. longipes resulted in excellent preservation of intra- and extracellular structu</meta:user-defined>
    <meta:user-defined meta:name="ZOTERO_BREF_mFaZZpeU4Tme_14" meta:value-type="string">res comparable to previous reports for animals and higher plants and revealed several organelles not described previously. Three distinct vesicle types were identified, including a class closely associated with Golgi bodies and postulated to participate i</meta:user-defined>
    <meta:user-defined meta:name="ZOTERO_BREF_mFaZZpeU4Tme_15" meta:value-type="string">n formation of the extracellular adhesive structures. HPF/FS showed a number of continuous diatotepic layers positioned between the plasma membrane and the silicon frustule and revealed that extracellular adhesive extrusion through frustule pores during s</meta:user-defined>
    <meta:user-defined meta:name="ZOTERO_BREF_mFaZZpeU4Tme_16" meta:value-type="string">talk production was closely related to the diatotepum. The stalks of A. longipes consist of highly organized, multilayered, fine fibrillar materials with an electron-opaque layer organized as a sheath at the stalk periphery.","DOI":"10.1046/j.1529-8817.20</meta:user-defined>
    <meta:user-defined meta:name="ZOTERO_BREF_mFaZZpeU4Tme_17" meta:value-type="string">00.99102.x","ISSN":"1529-8817","journalAbbreviation":"Journal of Phycology","language":"en","author":[{"family":"Wang","given":"Yan"},{"family":"Chen","given":"Ya"},{"family":"Lavin","given":"Colleen"},{"family":"Gretz","given":"Michael R."}],"issued":{"d</meta:user-defined>
    <meta:user-defined meta:name="ZOTERO_BREF_mFaZZpeU4Tme_18" meta:value-type="string">ate-parts":[["2000",4,1]]},"accessed":{"date-parts":[["2014",8,7]]}}}],"schema":"https://github.com/citation-style-language/schema/raw/master/csl-citation.json"}</meta:user-defined>
    <meta:user-defined meta:name="ZOTERO_BREF_mFaZZpeU4Tme_2" meta:value-type="string">":"([Wetherbee et al., 1998](http://dx.doi.org/10.1046/j.1529-8817.1998.340009.x); [Wang et al., 2000](http://dx.doi.org/10.1046/j.1529-8817.2000.99102.x))"},"citationItems":[{"id":1194,"uris":["http://zotero.org/users/108874/items/5VAZXDD7"],"uri":["http</meta:user-defined>
    <meta:user-defined meta:name="ZOTERO_BREF_mFaZZpeU4Tme_3" meta:value-type="string">://zotero.org/users/108874/items/5VAZXDD7"],"itemData":{"id":1194,"type":"article-journal","title":"Minireview—The first kiss: Establishment and control of initial adhesion by raphid diatoms","container-title":"Journal of Phycology","page":"9-15","volume"</meta:user-defined>
    <meta:user-defined meta:name="ZOTERO_BREF_mFaZZpeU4Tme_4" meta:value-type="string">:"34","DOI":"10.1046/j.1529-8817.1998.340009.x","ISSN":"1529-8817","journalAbbreviation":"J. Phycol.","author":[{"family":"Wetherbee","given":"Richard"},{"family":"Lind","given":"Jan L."},{"family":"Burke","given":"Jo"},{"family":"Quatrano","given":"Ralph</meta:user-defined>
    <meta:user-defined meta:name="ZOTERO_BREF_mFaZZpeU4Tme_5" meta:value-type="string"> S."}],"issued":{"date-parts":[["1998"]]}}},{"id":642,"uris":["http://zotero.org/users/108874/items/I39VK3M9"],"uri":["http://zotero.org/users/108874/items/I39VK3M9"],"itemData":{"id":642,"type":"article-journal","title":"Extracellular matrix assembly in </meta:user-defined>
    <meta:user-defined meta:name="ZOTERO_BREF_mFaZZpeU4Tme_6" meta:value-type="string">diatoms (Bacillariophyceae). IV. Ultrastructure of &lt;i&gt;Achnanthes longipes&lt;/i&gt; and &lt;i&gt;Cymbella cistula&lt;/i&gt; as revealed by high-pressure freezing/freeze substitution and cryo-field emission scanning electron microscopy","container-title":"Journal of Phycolo</meta:user-defined>
    <meta:user-defined meta:name="ZOTERO_BREF_mFaZZpeU4Tme_7" meta:value-type="string">gy","page":"367-378","volume":"36","issue":"2","source":"Wiley Online Library","abstract":"Extracellular matrix (ECM) polymers secreted by the diatoms Achnanthes longipes Ag. and Cymbella cistula (Ehr.) Kirchn. completely encase the cell and are responsib</meta:user-defined>
    <meta:user-defined meta:name="ZOTERO_BREF_mFaZZpeU4Tme_8" meta:value-type="string">le for adhesion and other interactions with the external environment. To preserve details of the highly hydrophilic ECM in the native state and to preserve, with a high degree of fidelity, the intracellular structures involved in synthesis of extracellula</meta:user-defined>
    <meta:user-defined meta:name="ZOTERO_BREF_mFaZZpeU4Tme_9" meta:value-type="string">r polymers, we applied a suite of cryotechniques. The methods included high-resolution visualization of surfaces using cryo-field emission SEM (cryo-FESEM) and preservation for TEM observation of thin sections by high-pressure freezing (HPF) and freeze su</meta:user-defined>
    <meta:user-defined meta:name="ZOTERO_BREF_mI20AHpyULzb_1" meta:value-type="string">ZOTERO_ITEM CSL_CITATION {"citationID":"FRB7LoiI","properties":{"formattedCitation":"{\\rtf ([Schl\\uc0\\u246{}sser, 1994](http://dx.doi.org/10.1111/j.1438-8677.1994.tb00784.x); [Windler, Gruber &amp; Kroth, 2012])}","plainCitation":"([Schlösser, 1994](http:/</meta:user-defined>
    <meta:user-defined meta:name="ZOTERO_BREF_mI20AHpyULzb_10" meta:value-type="string">d, diatom cultures often decay after a certain life span. Our protocol is especially useful to re-establish axenic cultures from co-cultures of diatoms with their accompanying bacteria (also referred to as xenic cultures).","language":"eng","author":[{"fa</meta:user-defined>
    <meta:user-defined meta:name="ZOTERO_BREF_mI20AHpyULzb_11" meta:value-type="string">mily":"Windler","given":"Miriam"},{"family":"Gruber","given":"Ansgar"},{"family":"Kroth","given":"Peter G."}],"issued":{"date-parts":[["2012"]]},"accessed":{"date-parts":[["2013",3,5]]}}}],"schema":"https://github.com/citation-style-language/schema/raw/ma</meta:user-defined>
    <meta:user-defined meta:name="ZOTERO_BREF_mI20AHpyULzb_12" meta:value-type="string">ster/csl-citation.json"}</meta:user-defined>
    <meta:user-defined meta:name="ZOTERO_BREF_mI20AHpyULzb_2" meta:value-type="string">/dx.doi.org/10.1111/j.1438-8677.1994.tb00784.x); [Windler, Gruber &amp; Kroth, 2012])"},"citationItems":[{"id":1,"uris":["http://zotero.org/users/108874/items/2GS8KECX"],"uri":["http://zotero.org/users/108874/items/2GS8KECX"],"itemData":{"id":1,"type":"articl</meta:user-defined>
    <meta:user-defined meta:name="ZOTERO_BREF_mI20AHpyULzb_3" meta:value-type="string">e-journal","title":"SAG - Sammlung von Algenkulturen at the University of Göttingen Catalogue of Strains 1994","container-title":"Botanica Acta","page":"113-186","volume":"107","issue":"3","source":"Wiley Online Library","DOI":"10.1111/j.1438-8677.1994.tb</meta:user-defined>
    <meta:user-defined meta:name="ZOTERO_BREF_mI20AHpyULzb_4" meta:value-type="string">00784.x","ISSN":"1438-8677","language":"en","author":[{"family":"Schlösser","given":"U. G."}],"issued":{"date-parts":[["1994",6,1]]},"accessed":{"date-parts":[["2014",4,22]]}}},{"id":177,"uris":["http://zotero.org/users/108874/items/XM2U8F3H"],"uri":["htt</meta:user-defined>
    <meta:user-defined meta:name="ZOTERO_BREF_mI20AHpyULzb_5" meta:value-type="string">p://zotero.org/users/108874/items/XM2U8F3H"],"itemData":{"id":177,"type":"article-journal","title":"Purification of benthic diatoms from associated bacteria using the antibiotic imipenem","container-title":"Journal of Endocytobiosis and Cell Research","pa</meta:user-defined>
    <meta:user-defined meta:name="ZOTERO_BREF_mI20AHpyULzb_6" meta:value-type="string">ge":"62 - 65","volume":"22","archive":"http://kops.ub.uni-konstanz.de/handle/urn:nbn:de:bsz:352-219682","abstract":"Benthic diatoms and bacteria often co-operatively build up phototrophic epilithic biofilms. Studying the properties and contributions of th</meta:user-defined>
    <meta:user-defined meta:name="ZOTERO_BREF_mI20AHpyULzb_7" meta:value-type="string">e individual partners requires the establishment and maintenance of axenic cultures of the involved organisms. Axenification of biofilm organisms is often challenging, because bacteria as well as diatom cells are embedded in a matrix of extracellular poly</meta:user-defined>
    <meta:user-defined meta:name="ZOTERO_BREF_mI20AHpyULzb_8" meta:value-type="string">meric substances (EPS). Due to this mucilage, the cells stick together and also are less affected by antimicrobial substances. Here we describe a short and feasible protocol for culture axenification, which was successfully applied to cultures of the bent</meta:user-defined>
    <meta:user-defined meta:name="ZOTERO_BREF_mI20AHpyULzb_9" meta:value-type="string">hic diatoms Achnanthidium minutissimum, Cymbella affiniformis and Nitzschia palea. Our protocol includes treatment of the cultures with the antibiotic imipenem and might also be useful for the purification of other cultivated diatom strains. Once axenifie</meta:user-defined>
    <meta:user-defined meta:name="ZOTERO_BREF_mNHpvhhOdWXU_1" meta:value-type="string">ZOTERO_ITEM CSL_CITATION {"citationID":"WiWoMbo6","properties":{"formattedCitation":"([Windler et al., 2015](http://onlinelibrary.wiley.com/doi/10.1111/jpy.12280/abstract))","plainCitation":"([Windler et al., 2015](http://onlinelibrary.wiley.com/doi/10.11</meta:user-defined>
    <meta:user-defined meta:name="ZOTERO_BREF_mNHpvhhOdWXU_10" meta:value-type="string">English","author":[{"family":"Windler","given":"Miriam"},{"family":"Leinweber","given":"Katrin"},{"family":"Rio Bartulos","given":"Carolina"},{"family":"Philipp","given":"Bodo"},{"family":"Kroth","given":"Peter"}],"issued":{"date-parts":[["2015",1,2]]},"a</meta:user-defined>
    <meta:user-defined meta:name="ZOTERO_BREF_mNHpvhhOdWXU_11" meta:value-type="string">ccessed":{"date-parts":[["2015",2,10]]}}}],"schema":"https://github.com/citation-style-language/schema/raw/master/csl-citation.json"}</meta:user-defined>
    <meta:user-defined meta:name="ZOTERO_BREF_mNHpvhhOdWXU_2" meta:value-type="string">11/jpy.12280/abstract))"},"citationItems":[{"id":1202,"uris":["http://zotero.org/users/108874/items/MBZGCQZH"],"uri":["http://zotero.org/users/108874/items/MBZGCQZH"],"itemData":{"id":1202,"type":"article-journal","title":"Biofilm and Capsule Formation of</meta:user-defined>
    <meta:user-defined meta:name="ZOTERO_BREF_mNHpvhhOdWXU_3" meta:value-type="string"> the Diatom &lt;i&gt;Achnanthidium minutissimum&lt;/i&gt; Are Affected by a Bacterium","container-title":"Journal of Phycology","source":"Wiley Online Library","abstract":"Photoautotrophic biofilms play an important role in various aquatic habitats and are composed o</meta:user-defined>
    <meta:user-defined meta:name="ZOTERO_BREF_mNHpvhhOdWXU_4" meta:value-type="string">f prokaryotic and/or eukaryotic organisms embedded in extracellular polymeric substances (EPS). We have isolated diatoms as well as bacteria from freshwater biofilms in order to study organismal interactions between representative isolates. We found that </meta:user-defined>
    <meta:user-defined meta:name="ZOTERO_BREF_mNHpvhhOdWXU_5" meta:value-type="string">bacteria may have a strong impact on the biofilm formation of the pennate diatom Achnanthidium minutissimum (Kützing) Czarnecki. This alga produces extracellular capsules of insoluble EPS, mostly carbohydrates, only in the presence of bacteria (xenic cult</meta:user-defined>
    <meta:user-defined meta:name="ZOTERO_BREF_mNHpvhhOdWXU_6" meta:value-type="string">ure). The EPS itself also have a strong impact on the aggregation and attachment of the algae. In the absence of bacteria (axenic culture), A. minutissimum did not form capsules and the cells grew completely suspended. For investigation of biofilm formati</meta:user-defined>
    <meta:user-defined meta:name="ZOTERO_BREF_mNHpvhhOdWXU_7" meta:value-type="string">on by A. minutissimum, a bioassay was established using a diatom satellite Bacteroidetes bacterium which had been shown to induce capsule formation of A. minutissimum. Interestingly, capsule and biofilm induction can be achieved by addition of bacterial s</meta:user-defined>
    <meta:user-defined meta:name="ZOTERO_BREF_mNHpvhhOdWXU_8" meta:value-type="string">pent medium, indicating that soluble hydrophobic molecules produced by the bacterium may mediate the diatom/bacteria interaction. Fractionation and quantification of carbohydrates revealed that the diatom in axenic culture produced large amounts of solubl</meta:user-defined>
    <meta:user-defined meta:name="ZOTERO_BREF_mNHpvhhOdWXU_9" meta:value-type="string">e carbohydrates, whereas in the xenic culture mainly insoluble carbohydrates were detected.","URL":"http://onlinelibrary.wiley.com/doi/10.1111/jpy.12280/abstract","DOI":"10.1111/jpy.12280","ISSN":"1529-8817","journalAbbreviation":"J. Phycol.","language":"</meta:user-defined>
    <meta:user-defined meta:name="ZOTERO_BREF_mRmwxtlcB68K_1" meta:value-type="string">ZOTERO_ITEM CSL_CITATION {"citationID":"2h68jaminv","properties":{"formattedCitation":"([Windler, Gruber &amp; Kroth, 2012])","plainCitation":"([Windler, Gruber &amp; Kroth, 2012])"},"citationItems":[{"id":177,"uris":["http://zotero.org/users/108874/items/XM2U8F3</meta:user-defined>
    <meta:user-defined meta:name="ZOTERO_BREF_mRmwxtlcB68K_2" meta:value-type="string">H"],"uri":["http://zotero.org/users/108874/items/XM2U8F3H"],"itemData":{"id":177,"type":"article-journal","title":"Purification of benthic diatoms from associated bacteria using the antibiotic imipenem","container-title":"Journal of Endocytobiosis and Cel</meta:user-defined>
    <meta:user-defined meta:name="ZOTERO_BREF_mRmwxtlcB68K_3" meta:value-type="string">l Research","page":"62 - 65","volume":"22","archive":"http://kops.ub.uni-konstanz.de/handle/urn:nbn:de:bsz:352-219682","abstract":"Benthic diatoms and bacteria often co-operatively build up phototrophic epilithic biofilms. Studying the properties and cont</meta:user-defined>
    <meta:user-defined meta:name="ZOTERO_BREF_mRmwxtlcB68K_4" meta:value-type="string">ributions of the individual partners requires the establishment and maintenance of axenic cultures of the involved organisms. Axenification of biofilm organisms is often challenging, because bacteria as well as diatom cells are embedded in a matrix of ext</meta:user-defined>
    <meta:user-defined meta:name="ZOTERO_BREF_mRmwxtlcB68K_5" meta:value-type="string">racellular polymeric substances (EPS). Due to this mucilage, the cells stick together and also are less affected by antimicrobial substances. Here we describe a short and feasible protocol for culture axenification, which was successfully applied to cultu</meta:user-defined>
    <meta:user-defined meta:name="ZOTERO_BREF_mRmwxtlcB68K_6" meta:value-type="string">res of the benthic diatoms Achnanthidium minutissimum, Cymbella affiniformis and Nitzschia palea. Our protocol includes treatment of the cultures with the antibiotic imipenem and might also be useful for the purification of other cultivated diatom strains</meta:user-defined>
    <meta:user-defined meta:name="ZOTERO_BREF_mRmwxtlcB68K_7" meta:value-type="string">. Once axenified, diatom cultures often decay after a certain life span. Our protocol is especially useful to re-establish axenic cultures from co-cultures of diatoms with their accompanying bacteria (also referred to as xenic cultures).","language":"eng"</meta:user-defined>
    <meta:user-defined meta:name="ZOTERO_BREF_mRmwxtlcB68K_8" meta:value-type="string">,"author":[{"family":"Windler","given":"Miriam"},{"family":"Gruber","given":"Ansgar"},{"family":"Kroth","given":"Peter G."}],"issued":{"date-parts":[["2012"]]},"accessed":{"date-parts":[["2013",3,5]]}}}],"schema":"https://github.com/citation-style-languag</meta:user-defined>
    <meta:user-defined meta:name="ZOTERO_BREF_mRmwxtlcB68K_9" meta:value-type="string">e/schema/raw/master/csl-citation.json"}</meta:user-defined>
    <meta:user-defined meta:name="ZOTERO_BREF_mVRdP3v6lcDx_1" meta:value-type="string">ZOTERO_ITEM CSL_CITATION {"citationID":"wXSmOAld","properties":{"formattedCitation":"([Bruckner et al., 2008](http://dx.doi.org/10.1128/AEM.01399-08), [2011](http://dx.doi.org/10.1111/j.1462-2920.2010.02411.x))","plainCitation":"([Bruckner et al., 2008](h</meta:user-defined>
    <meta:user-defined meta:name="ZOTERO_BREF_mVRdP3v6lcDx_10" meta:value-type="string">"ISSN":"0099-2240","note":"PMID: 18931294\nPMCID: PMC2607161","shortTitle":"Bacteria Associated with Benthic Diatoms from Lake Constance","journalAbbreviation":"Appl Environ Microbiol","author":[{"family":"Bruckner","given":"Christian G."},{"family":"Bahu</meta:user-defined>
    <meta:user-defined meta:name="ZOTERO_BREF_mVRdP3v6lcDx_11" meta:value-type="string">likar","given":"Rahul"},{"family":"Rahalkar","given":"Monali"},{"family":"Schink","given":"Bernhard"},{"family":"Kroth","given":"Peter G."}],"issued":{"date-parts":[["2008",12]]},"accessed":{"date-parts":[["2013",2,27]]},"PMID":"18931294","PMCID":"PMC2607</meta:user-defined>
    <meta:user-defined meta:name="ZOTERO_BREF_mVRdP3v6lcDx_12" meta:value-type="string">161"}},{"id":43,"uris":["http://zotero.org/users/108874/items/9ZSW7XJS"],"uri":["http://zotero.org/users/108874/items/9ZSW7XJS"],"itemData":{"id":43,"type":"article-journal","title":"Growth and release of extracellular organic compounds by benthic diatoms</meta:user-defined>
    <meta:user-defined meta:name="ZOTERO_BREF_mVRdP3v6lcDx_13" meta:value-type="string"> depend on interactions with bacteria","container-title":"Environmental Microbiology","page":"1052-1063","volume":"13","issue":"4","source":"onlinelibrary.wiley.com","abstract":"Phototrophic epilithic biofilms harbour a distinct assemblage of heterotrophi</meta:user-defined>
    <meta:user-defined meta:name="ZOTERO_BREF_mVRdP3v6lcDx_14" meta:value-type="string">c bacteria, cyanobacteria and photoautotrophic algae. Secretion of extracellular polymeric substances (EPS) by these organisms and the physicochemical properties of the EPS are important factors for the development of the biofilms. We have isolated repres</meta:user-defined>
    <meta:user-defined meta:name="ZOTERO_BREF_mVRdP3v6lcDx_15" meta:value-type="string">entative diatom and bacteria strains from epilithic biofilms of Lake Constance. By pairwise co-cultivating these strains we found that diatom growth and EPS secretion by diatoms may depend on the presence of individual bacteria. Similar results were obtai</meta:user-defined>
    <meta:user-defined meta:name="ZOTERO_BREF_mVRdP3v6lcDx_16" meta:value-type="string">ned after addition of spent bacterial medium to diatom cultures, suggesting that soluble substances from bacteria have an impact on diatom physiology. While searching for putative bacterial signal substances, we found that concentrations of various dissol</meta:user-defined>
    <meta:user-defined meta:name="ZOTERO_BREF_mVRdP3v6lcDx_17" meta:value-type="string">ved free amino acids (DFAA) within the diatom cultures changed drastically during co-cultivation with bacteria. Further, the secretion of extracellular carbohydrates and proteins can be influenced by bacteria or their extracellular substances. We have per</meta:user-defined>
    <meta:user-defined meta:name="ZOTERO_BREF_mVRdP3v6lcDx_18" meta:value-type="string">formed mass spectrometric peptide mapping to identify proteins which are secreted when co-cultivating the diatom Phaeodactylum tricornutum Bohlin and Escherichia coli. The identified proteins are possibly involved in signalling, extracellular carbohydrate</meta:user-defined>
    <meta:user-defined meta:name="ZOTERO_BREF_mVRdP3v6lcDx_19" meta:value-type="string"> modification and uptake, protein and amino acid modification, and cell/cell aggregation of diatom and bacteria strains. Our data indicate that diatom–bacteria biofilms might be regulated by a complex network of chemical factors involving EPS, amino acid </meta:user-defined>
    <meta:user-defined meta:name="ZOTERO_BREF_mVRdP3v6lcDx_2" meta:value-type="string">ttp://dx.doi.org/10.1128/AEM.01399-08), [2011](http://dx.doi.org/10.1111/j.1462-2920.2010.02411.x))"},"citationItems":[{"id":32,"uris":["http://zotero.org/users/108874/items/8C2KGNDK"],"uri":["http://zotero.org/users/108874/items/8C2KGNDK"],"itemData":{"i</meta:user-defined>
    <meta:user-defined meta:name="ZOTERO_BREF_mVRdP3v6lcDx_20" meta:value-type="string">monomers and other substances. Thus interactions with bacteria can be considered as one of the main factors driving biofilm formation by benthic diatoms.","DOI":"10.1111/j.1462-2920.2010.02411.x","ISSN":"1462-2920","language":"en","author":[{"family":"Bru</meta:user-defined>
    <meta:user-defined meta:name="ZOTERO_BREF_mVRdP3v6lcDx_21" meta:value-type="string">ckner","given":"Christian G"},{"family":"Rehm","given":"Charlotte"},{"family":"Grossart","given":"Hans‐Peter"},{"family":"Kroth","given":"Peter G"}],"issued":{"date-parts":[["2011",1,18]]},"accessed":{"date-parts":[["2012",5,27]]}}}],"schema":"https://git</meta:user-defined>
    <meta:user-defined meta:name="ZOTERO_BREF_mVRdP3v6lcDx_22" meta:value-type="string">hub.com/citation-style-language/schema/raw/master/csl-citation.json"}</meta:user-defined>
    <meta:user-defined meta:name="ZOTERO_BREF_mVRdP3v6lcDx_3" meta:value-type="string">d":32,"type":"article-journal","title":"Bacteria Associated with Benthic Diatoms from Lake Constance: Phylogeny and Influences on Diatom Growth and Secretion of Extracellular Polymeric Substances","container-title":"Applied and Environmental Microbiology"</meta:user-defined>
    <meta:user-defined meta:name="ZOTERO_BREF_mVRdP3v6lcDx_4" meta:value-type="string">,"page":"7740-7749","volume":"74","issue":"24","source":"PubMed Central","abstract":"The composition of diatom-associated bacterial communities was studied with 14 different unialgal xenic diatom cultures isolated from freshwater epilithic biofilms of Lak</meta:user-defined>
    <meta:user-defined meta:name="ZOTERO_BREF_mVRdP3v6lcDx_5" meta:value-type="string">e Constance, Germany. A clear dominance of Alphaproteobacteria was observed, followed by Betaproteobacteria, Gammaproteobacteria, Bacteroidetes, and Verrucomicrobia. Pure cultures of the diatom Cymbella microcephala, which was found to be dominant in epil</meta:user-defined>
    <meta:user-defined meta:name="ZOTERO_BREF_mVRdP3v6lcDx_6" meta:value-type="string">ithic biofilms in Lake Constance, were cocultivated with six associated bacterial strains. All these bacterial strains were able to grow in C. microcephala cultures in the absence of organic cosubstrates. Diatom growth was generally enhanced in the presen</meta:user-defined>
    <meta:user-defined meta:name="ZOTERO_BREF_mVRdP3v6lcDx_7" meta:value-type="string">ce of bacteria, and polysaccharide secretion was generally increased in the presence of Proteobacteria. The monomer composition of extracellular polysaccharides of C. microcephala changed in relation to the presence of different bacteria, but the dominant</meta:user-defined>
    <meta:user-defined meta:name="ZOTERO_BREF_mVRdP3v6lcDx_8" meta:value-type="string"> monomers were less affected. Our results indicate that these changes were caused by the diatom itself rather than by specific bacterial degradation. One Bacteroidetes strain strongly influenced carbohydrate secretion by the alga via extracellular soluble</meta:user-defined>
    <meta:user-defined meta:name="ZOTERO_BREF_mVRdP3v6lcDx_9" meta:value-type="string"> compounds. Biofilms were formed only in the presence of bacteria. Phylogenetic analysis and coculture studies indicate an adaptation of Proteobacteria and Bacteroidetes to the microenvironment created by the diatom biofilm.","DOI":"10.1128/AEM.01399-08",</meta:user-defined>
    <meta:user-defined meta:name="ZOTERO_BREF_nloY8ItQnla4_1" meta:value-type="string">ZOTERO_ITEM CSL_CITATION {"citationID":"iqafl99n8","properties":{"formattedCitation":"([R Development Core Team, 2011](http://www.R-project.org/))","plainCitation":"([R Development Core Team, 2011](http://www.R-project.org/))"},"citationItems":[{"id":1063</meta:user-defined>
    <meta:user-defined meta:name="ZOTERO_BREF_nloY8ItQnla4_2" meta:value-type="string">,"uris":["http://zotero.org/users/108874/items/FR7M78DW"],"uri":["http://zotero.org/users/108874/items/FR7M78DW"],"itemData":{"id":1063,"type":"book","title":"R: A language and environment for statistical computing","publisher":"R Foundation for Statistic</meta:user-defined>
    <meta:user-defined meta:name="ZOTERO_BREF_nloY8ItQnla4_3" meta:value-type="string">al Computing","publisher-place":"Vienna, Austria","event-place":"Vienna, Austria","URL":"http://www.R-project.org/","ISBN":"3-900051-07-0","author":[{"family":"R Development Core Team","given":""}],"issued":{"date-parts":[["2011"]]},"accessed":{"date-part</meta:user-defined>
    <meta:user-defined meta:name="ZOTERO_BREF_nloY8ItQnla4_4" meta:value-type="string">s":[["2014",8,12]]}}}],"schema":"https://github.com/citation-style-language/schema/raw/master/csl-citation.json"}</meta:user-defined>
    <meta:user-defined meta:name="ZOTERO_BREF_oPnvF3h2XFgZ_1" meta:value-type="string">ZOTERO_ITEM CSL_CITATION {"citationID":"c7s38r05n","properties":{"formattedCitation":"([Bradbury, 2004](http://dx.doi.org/10.1371/journal.pbio.0020306))","plainCitation":"([Bradbury, 2004](http://dx.doi.org/10.1371/journal.pbio.0020306))"},"citationItems"</meta:user-defined>
    <meta:user-defined meta:name="ZOTERO_BREF_oPnvF3h2XFgZ_2" meta:value-type="string">:[{"id":20,"uris":["http://zotero.org/users/108874/items/5JZNC727"],"uri":["http://zotero.org/users/108874/items/5JZNC727"],"itemData":{"id":20,"type":"article-journal","title":"Nature's Nanotechnologists: Unveiling the Secrets of Diatoms","container-titl</meta:user-defined>
    <meta:user-defined meta:name="ZOTERO_BREF_oPnvF3h2XFgZ_3" meta:value-type="string">e":"PLoS Biol","page":"e306","volume":"2","issue":"10","source":"PLoS Biol","abstract":"Diatoms are unicellular algae with ornate silica shells. Their dazzling ability to build tiny structures could inspire applications in the semiconductor industry, drug</meta:user-defined>
    <meta:user-defined meta:name="ZOTERO_BREF_oPnvF3h2XFgZ_4" meta:value-type="string"> delivery, and engineering.","DOI":"10.1371/journal.pbio.0020306","shortTitle":"Nature's Nanotechnologists","journalAbbreviation":"PLoS Biol","author":[{"family":"Bradbury","given":"Jane"}],"issued":{"date-parts":[["2004",10,12]]},"accessed":{"date-parts"</meta:user-defined>
    <meta:user-defined meta:name="ZOTERO_BREF_oPnvF3h2XFgZ_5" meta:value-type="string">:[["2013",2,27]]}}}],"schema":"https://github.com/citation-style-language/schema/raw/master/csl-citation.json"}</meta:user-defined>
    <meta:user-defined meta:name="ZOTERO_BREF_oSM5iNMQDF7n_1" meta:value-type="string">ZOTERO_ITEM CSL_CITATION {"citationID":"22ivee16mu","properties":{"formattedCitation":"([Daniel, Chamberlain &amp; Jones, 1987](http://dx.doi.org/10.1080/00071618700650131))","plainCitation":"([Daniel, Chamberlain &amp; Jones, 1987](http://dx.doi.org/10.1080/0007</meta:user-defined>
    <meta:user-defined meta:name="ZOTERO_BREF_oSM5iNMQDF7n_2" meta:value-type="string">1618700650131))"},"citationItems":[{"id":130,"uris":["http://zotero.org/users/108874/items/QGJK5ZFZ"],"uri":["http://zotero.org/users/108874/items/QGJK5ZFZ"],"itemData":{"id":130,"type":"article-journal","title":"Cytochemical and electron microscopical ob</meta:user-defined>
    <meta:user-defined meta:name="ZOTERO_BREF_oSM5iNMQDF7n_3" meta:value-type="string">servations on the adhesive materials of marine fouling diatoms","container-title":"British Phycological Journal","page":"101-118","volume":"22","issue":"2","source":"Taylor and Francis+NEJM","abstract":"The cytochemical reactions of the attachment mucilag</meta:user-defined>
    <meta:user-defined meta:name="ZOTERO_BREF_oSM5iNMQDF7n_4" meta:value-type="string">e of 12 diatom genera (total 17 species) have been examined. These organisms are all found as members of fouling communities and, in some cases, are the dominant component. In every case the mucilages were found to be exclusively polysaccharide, except in</meta:user-defined>
    <meta:user-defined meta:name="ZOTERO_BREF_oSM5iNMQDF7n_5" meta:value-type="string"> Berkeleya rutilans where a low level of protein was also detected. All the polysaccharides contained anionic constituents, with carboxyl groups predominant in the pad-forming species and in early stages of attachment of the stalked species, whilst sulpha</meta:user-defined>
    <meta:user-defined meta:name="ZOTERO_BREF_oSM5iNMQDF7n_6" meta:value-type="string">ted polysaccharides were more prevalent and in greater proportions in chain-forming and tube-dwelling species and in the stalks of Achnanthes and Licmophora. These stalks show distinct anatomical differences as well as differences in cytochemistry. The po</meta:user-defined>
    <meta:user-defined meta:name="ZOTERO_BREF_oSM5iNMQDF7n_7" meta:value-type="string">ssible significance of the variations in cytochemistry are considered for the different growth forms.","DOI":"10.1080/00071618700650131","ISSN":"0007-1617","author":[{"family":"Daniel","given":"G.F."},{"family":"Chamberlain","given":"A.H.L."},{"family":"J</meta:user-defined>
    <meta:user-defined meta:name="ZOTERO_BREF_oSM5iNMQDF7n_8" meta:value-type="string">ones","given":"E.B.G."}],"issued":{"date-parts":[["1987"]]},"accessed":{"date-parts":[["2014",4,18]]}}}],"schema":"https://github.com/citation-style-language/schema/raw/master/csl-citation.json"}</meta:user-defined>
    <meta:user-defined meta:name="ZOTERO_BREF_ogVWshYIY7ud_1" meta:value-type="string">ZOTERO_ITEM CSL_CITATION {"citationID":"Zb756vCI","properties":{"formattedCitation":"([Wustman et al., 1998](http://dx.doi.org/10.1104/pp.116.4.1431); [Windler et al., 2015](http://onlinelibrary.wiley.com/doi/10.1111/jpy.12280/abstract))","plainCitation":</meta:user-defined>
    <meta:user-defined meta:name="ZOTERO_BREF_ogVWshYIY7ud_10" meta:value-type="string">xtruded from the raphe, forming the central core. Antibody-labeling patterns and other evidence indicated that the shaft central-core region is related to material exuded from the raphe during cell motility.","DOI":"10.1104/pp.116.4.1431","ISSN":"0032-088</meta:user-defined>
    <meta:user-defined meta:name="ZOTERO_BREF_ogVWshYIY7ud_11" meta:value-type="string">9, 1532-2548","note":"PMID: 9536061","journalAbbreviation":"Plant Physiol.","language":"en","author":[{"family":"Wustman","given":"Brandon A."},{"family":"Lind","given":"Jan"},{"family":"Wetherbee","given":"Richard"},{"family":"Gretz","given":"Michael R."</meta:user-defined>
    <meta:user-defined meta:name="ZOTERO_BREF_ogVWshYIY7ud_12" meta:value-type="string">}],"issued":{"date-parts":[["1998",4,1]]},"accessed":{"date-parts":[["2014",4,18]]},"PMID":"9536061"}},{"id":1202,"uris":["http://zotero.org/users/108874/items/MBZGCQZH"],"uri":["http://zotero.org/users/108874/items/MBZGCQZH"],"itemData":{"id":1202,"type"</meta:user-defined>
    <meta:user-defined meta:name="ZOTERO_BREF_ogVWshYIY7ud_13" meta:value-type="string">:"article-journal","title":"Biofilm and Capsule Formation of the Diatom &lt;i&gt;Achnanthidium minutissimum&lt;/i&gt; Are Affected by a Bacterium","container-title":"Journal of Phycology","source":"Wiley Online Library","abstract":"Photoautotrophic biofilms play an i</meta:user-defined>
    <meta:user-defined meta:name="ZOTERO_BREF_ogVWshYIY7ud_14" meta:value-type="string">mportant role in various aquatic habitats and are composed of prokaryotic and/or eukaryotic organisms embedded in extracellular polymeric substances (EPS). We have isolated diatoms as well as bacteria from freshwater biofilms in order to study organismal </meta:user-defined>
    <meta:user-defined meta:name="ZOTERO_BREF_ogVWshYIY7ud_15" meta:value-type="string">interactions between representative isolates. We found that bacteria may have a strong impact on the biofilm formation of the pennate diatom Achnanthidium minutissimum (Kützing) Czarnecki. This alga produces extracellular capsules of insoluble EPS, mostly</meta:user-defined>
    <meta:user-defined meta:name="ZOTERO_BREF_ogVWshYIY7ud_16" meta:value-type="string"> carbohydrates, only in the presence of bacteria (xenic culture). The EPS itself also have a strong impact on the aggregation and attachment of the algae. In the absence of bacteria (axenic culture), A. minutissimum did not form capsules and the cells gre</meta:user-defined>
    <meta:user-defined meta:name="ZOTERO_BREF_ogVWshYIY7ud_17" meta:value-type="string">w completely suspended. For investigation of biofilm formation by A. minutissimum, a bioassay was established using a diatom satellite Bacteroidetes bacterium which had been shown to induce capsule formation of A. minutissimum. Interestingly, capsule and </meta:user-defined>
    <meta:user-defined meta:name="ZOTERO_BREF_ogVWshYIY7ud_18" meta:value-type="string">biofilm induction can be achieved by addition of bacterial spent medium, indicating that soluble hydrophobic molecules produced by the bacterium may mediate the diatom/bacteria interaction. Fractionation and quantification of carbohydrates revealed that t</meta:user-defined>
    <meta:user-defined meta:name="ZOTERO_BREF_ogVWshYIY7ud_19" meta:value-type="string">he diatom in axenic culture produced large amounts of soluble carbohydrates, whereas in the xenic culture mainly insoluble carbohydrates were detected.","URL":"http://onlinelibrary.wiley.com/doi/10.1111/jpy.12280/abstract","DOI":"10.1111/jpy.12280","ISSN"</meta:user-defined>
    <meta:user-defined meta:name="ZOTERO_BREF_ogVWshYIY7ud_2" meta:value-type="string">"([Wustman et al., 1998](http://dx.doi.org/10.1104/pp.116.4.1431); [Windler et al., 2015](http://onlinelibrary.wiley.com/doi/10.1111/jpy.12280/abstract))"},"citationItems":[{"id":125,"uris":["http://zotero.org/users/108874/items/PZFM3MUJ"],"uri":["http://</meta:user-defined>
    <meta:user-defined meta:name="ZOTERO_BREF_ogVWshYIY7ud_20" meta:value-type="string">:"1529-8817","journalAbbreviation":"J. Phycol.","language":"English","author":[{"family":"Windler","given":"Miriam"},{"family":"Leinweber","given":"Katrin"},{"family":"Rio Bartulos","given":"Carolina"},{"family":"Philipp","given":"Bodo"},{"family":"Kroth"</meta:user-defined>
    <meta:user-defined meta:name="ZOTERO_BREF_ogVWshYIY7ud_21" meta:value-type="string">,"given":"Peter"}],"issued":{"date-parts":[["2015",1,2]]},"accessed":{"date-parts":[["2015",2,10]]}}}],"schema":"https://github.com/citation-style-language/schema/raw/master/csl-citation.json"}</meta:user-defined>
    <meta:user-defined meta:name="ZOTERO_BREF_ogVWshYIY7ud_3" meta:value-type="string">zotero.org/users/108874/items/PZFM3MUJ"],"itemData":{"id":125,"type":"article-journal","title":"Extracellular Matrix Assembly in Diatoms (Bacillariophyceae) III. Organization of Fucoglucuronogalactans within the Adhesive Stalks of &lt;i&gt;Achnanthes longipes&lt;/</meta:user-defined>
    <meta:user-defined meta:name="ZOTERO_BREF_ogVWshYIY7ud_4" meta:value-type="string">i&gt;","container-title":"Plant Physiology","page":"1431-1441","volume":"116","issue":"4","source":"www.plantphysiol.org","abstract":"Achnanthes longipes is a marine, biofouling diatom that adheres to surfaces via adhesive polymers extruded during motility o</meta:user-defined>
    <meta:user-defined meta:name="ZOTERO_BREF_ogVWshYIY7ud_5" meta:value-type="string">r organized into structures called stalks that contain three distinct regions: the pad, shaft, and collar. Four monoclonal antibodies (AL.C1–AL.C4) and antibodies from two uncloned hybridomas (AL.E1 and AL.E2) were raised against the extracellular adhesiv</meta:user-defined>
    <meta:user-defined meta:name="ZOTERO_BREF_ogVWshYIY7ud_6" meta:value-type="string">es of A. longipes. Antibodies were screened against a hot-water-insoluble/hot-bicarbonate-soluble-fraction. The hot-water-insoluble/hot-bicarbonate-soluble fraction was fractionated to yield polymers in three size ranges: F1, ≥ 20,000,000M r; F2, ≅100,000</meta:user-defined>
    <meta:user-defined meta:name="ZOTERO_BREF_ogVWshYIY7ud_7" meta:value-type="string">M r; and F3, &lt;10,000M r relative to dextran standards. The ≅100,000-M r fraction consisted of highly sulfated (approximately 11%) fucoglucuronogalactans (FGGs) and low-sulfate (approximately 2%) FGGs, whereas F1 was composed of O-linked FGG (F2)-polypepti</meta:user-defined>
    <meta:user-defined meta:name="ZOTERO_BREF_ogVWshYIY7ud_8" meta:value-type="string">de (F3) complexes. AL.C1, AL.C2, AL.C4, AL.E1, and AL.E2 recognized carbohydrate complementary regions on FGGs, with antigenicity dependent on fucosyl-containing side chains. AL.C3 was unique in that it had a lower affinity for FGGs and did not label any </meta:user-defined>
    <meta:user-defined meta:name="ZOTERO_BREF_ogVWshYIY7ud_9" meta:value-type="string">portion of the shaft. Enzyme-linked immunosorbent assay and immunocytochemistry indicated that low-sulfate FGGs are expelled from pores surrounding the raphe terminus, creating the cylindrical outer layers of the shaft, and that highly sulfated FGGs are e</meta:user-defined>
    <meta:user-defined meta:name="ZOTERO_BREF_pUJop3U0UkEB_1" meta:value-type="string">ZOTERO_ITEM CSL_CITATION {"citationID":"wC6pOHkO","properties":{"formattedCitation":"([Windler et al., 2015](http://onlinelibrary.wiley.com/doi/10.1111/jpy.12280/abstract))","plainCitation":"([Windler et al., 2015](http://onlinelibrary.wiley.com/doi/10.11</meta:user-defined>
    <meta:user-defined meta:name="ZOTERO_BREF_pUJop3U0UkEB_10" meta:value-type="string">English","author":[{"family":"Windler","given":"Miriam"},{"family":"Leinweber","given":"Katrin"},{"family":"Rio Bartulos","given":"Carolina"},{"family":"Philipp","given":"Bodo"},{"family":"Kroth","given":"Peter"}],"issued":{"date-parts":[["2015",1,2]]},"a</meta:user-defined>
    <meta:user-defined meta:name="ZOTERO_BREF_pUJop3U0UkEB_11" meta:value-type="string">ccessed":{"date-parts":[["2015",2,10]]}}}],"schema":"https://github.com/citation-style-language/schema/raw/master/csl-citation.json"}</meta:user-defined>
    <meta:user-defined meta:name="ZOTERO_BREF_pUJop3U0UkEB_2" meta:value-type="string">11/jpy.12280/abstract))"},"citationItems":[{"id":1202,"uris":["http://zotero.org/users/108874/items/MBZGCQZH"],"uri":["http://zotero.org/users/108874/items/MBZGCQZH"],"itemData":{"id":1202,"type":"article-journal","title":"Biofilm and Capsule Formation of</meta:user-defined>
    <meta:user-defined meta:name="ZOTERO_BREF_pUJop3U0UkEB_3" meta:value-type="string"> the Diatom &lt;i&gt;Achnanthidium minutissimum&lt;/i&gt; Are Affected by a Bacterium","container-title":"Journal of Phycology","source":"Wiley Online Library","abstract":"Photoautotrophic biofilms play an important role in various aquatic habitats and are composed o</meta:user-defined>
    <meta:user-defined meta:name="ZOTERO_BREF_pUJop3U0UkEB_4" meta:value-type="string">f prokaryotic and/or eukaryotic organisms embedded in extracellular polymeric substances (EPS). We have isolated diatoms as well as bacteria from freshwater biofilms in order to study organismal interactions between representative isolates. We found that </meta:user-defined>
    <meta:user-defined meta:name="ZOTERO_BREF_pUJop3U0UkEB_5" meta:value-type="string">bacteria may have a strong impact on the biofilm formation of the pennate diatom Achnanthidium minutissimum (Kützing) Czarnecki. This alga produces extracellular capsules of insoluble EPS, mostly carbohydrates, only in the presence of bacteria (xenic cult</meta:user-defined>
    <meta:user-defined meta:name="ZOTERO_BREF_pUJop3U0UkEB_6" meta:value-type="string">ure). The EPS itself also have a strong impact on the aggregation and attachment of the algae. In the absence of bacteria (axenic culture), A. minutissimum did not form capsules and the cells grew completely suspended. For investigation of biofilm formati</meta:user-defined>
    <meta:user-defined meta:name="ZOTERO_BREF_pUJop3U0UkEB_7" meta:value-type="string">on by A. minutissimum, a bioassay was established using a diatom satellite Bacteroidetes bacterium which had been shown to induce capsule formation of A. minutissimum. Interestingly, capsule and biofilm induction can be achieved by addition of bacterial s</meta:user-defined>
    <meta:user-defined meta:name="ZOTERO_BREF_pUJop3U0UkEB_8" meta:value-type="string">pent medium, indicating that soluble hydrophobic molecules produced by the bacterium may mediate the diatom/bacteria interaction. Fractionation and quantification of carbohydrates revealed that the diatom in axenic culture produced large amounts of solubl</meta:user-defined>
    <meta:user-defined meta:name="ZOTERO_BREF_pUJop3U0UkEB_9" meta:value-type="string">e carbohydrates, whereas in the xenic culture mainly insoluble carbohydrates were detected.","URL":"http://onlinelibrary.wiley.com/doi/10.1111/jpy.12280/abstract","DOI":"10.1111/jpy.12280","ISSN":"1529-8817","journalAbbreviation":"J. Phycol.","language":"</meta:user-defined>
    <meta:user-defined meta:name="ZOTERO_BREF_po0mKqIEKjGL_1" meta:value-type="string">ZOTERO_ITEM CSL_CITATION {"citationID":"v9fn1382c","properties":{"formattedCitation":"([Stewart, 2003](http://dx.doi.org/10.1128/JB.185.5.1485-1491.2003))","plainCitation":"([Stewart, 2003](http://dx.doi.org/10.1128/JB.185.5.1485-1491.2003))"},"citationIt</meta:user-defined>
    <meta:user-defined meta:name="ZOTERO_BREF_po0mKqIEKjGL_2" meta:value-type="string">ems":[{"id":646,"uris":["http://zotero.org/users/108874/items/XQ24286A"],"uri":["http://zotero.org/users/108874/items/XQ24286A"],"itemData":{"id":646,"type":"article-journal","title":"Diffusion in Biofilms","container-title":"Journal of Bacteriology","pag</meta:user-defined>
    <meta:user-defined meta:name="ZOTERO_BREF_po0mKqIEKjGL_3" meta:value-type="string">e":"1485-1491","volume":"185","issue":"5","source":"jb.asm.org","DOI":"10.1128/JB.185.5.1485-1491.2003","ISSN":"0021-9193, 1098-5530","note":"PMID: 12591863","journalAbbreviation":"J. Bacteriol.","language":"en","author":[{"family":"Stewart","given":"Phil</meta:user-defined>
    <meta:user-defined meta:name="ZOTERO_BREF_po0mKqIEKjGL_4" meta:value-type="string">ip S."}],"issued":{"date-parts":[["2003",3,1]]},"accessed":{"date-parts":[["2014",9,15]]},"PMID":"12591863"}}],"schema":"https://github.com/citation-style-language/schema/raw/master/csl-citation.json"}</meta:user-defined>
    <meta:user-defined meta:name="ZOTERO_BREF_sbBPqORaqCte_1" meta:value-type="string">ZOTERO_ITEM CSL_CITATION {"citationID":"1mphjhntk9","properties":{"formattedCitation":"([Bosak et al., 2012](http://dx.doi.org/10.1371/journal.pone.0044851))","plainCitation":"([Bosak et al., 2012](http://dx.doi.org/10.1371/journal.pone.0044851))"},"citat</meta:user-defined>
    <meta:user-defined meta:name="ZOTERO_BREF_sbBPqORaqCte_10" meta:value-type="string">nm. We conclude that the Bacteriastrum polysaccharide jacket represents an essential part of the cell, as the conjunction of the polymer network with the frustule appears to be extremely tight and such specific and unique patterns have never been found in</meta:user-defined>
    <meta:user-defined meta:name="ZOTERO_BREF_sbBPqORaqCte_11" meta:value-type="string"> self-assembled polysaccharide gel networks, which are usually encountered in the marine environment.","DOI":"10.1371/journal.pone.0044851","journalAbbreviation":"PLoS ONE","author":[{"family":"Bosak","given":"Sunčica"},{"family":"Pletikapić","given":"Gal</meta:user-defined>
    <meta:user-defined meta:name="ZOTERO_BREF_sbBPqORaqCte_12" meta:value-type="string">ja"},{"family":"Hozić","given":"Amela"},{"family":"Svetličić","given":"Vesna"},{"family":"Sarno","given":"Diana"},{"family":"Viličić","given":"Damir"}],"issued":{"date-parts":[["2012",9,20]]},"accessed":{"date-parts":[["2014",11,14]]}}}],"schema":"https:/</meta:user-defined>
    <meta:user-defined meta:name="ZOTERO_BREF_sbBPqORaqCte_13" meta:value-type="string">/github.com/citation-style-language/schema/raw/master/csl-citation.json"}</meta:user-defined>
    <meta:user-defined meta:name="ZOTERO_BREF_sbBPqORaqCte_2" meta:value-type="string">ionItems":[{"id":300,"uris":["http://zotero.org/users/108874/items/G7M8258C"],"uri":["http://zotero.org/users/108874/items/G7M8258C"],"itemData":{"id":300,"type":"article-journal","title":"A Novel Type of Colony Formation in Marine Planktonic Diatoms Reve</meta:user-defined>
    <meta:user-defined meta:name="ZOTERO_BREF_sbBPqORaqCte_3" meta:value-type="string">aled by Atomic Force Microscopy","container-title":"PLoS ONE","page":"e44851","volume":"7","issue":"9","source":"PLoS Journals","abstract":"Diatoms have evolved a variety of colonial life forms in which cells are connected by organic threads, mucilage pad</meta:user-defined>
    <meta:user-defined meta:name="ZOTERO_BREF_sbBPqORaqCte_4" meta:value-type="string">s or silicate structures. In this study, we provide the first description of a novel strategy of colony formation among marine planktonic diatoms. Bacteriastrum jadranum forms loose but regular chains with distinct heterovalvate terminal cells. The coloni</meta:user-defined>
    <meta:user-defined meta:name="ZOTERO_BREF_sbBPqORaqCte_5" meta:value-type="string">al cells and their siliceous projections, the setae, are not in direct contact; instead, they are enclosed within the optically transparent organic matrix. This cell jacket structure was detected by staining procedure with Alcian Blue, which showed that t</meta:user-defined>
    <meta:user-defined meta:name="ZOTERO_BREF_sbBPqORaqCte_6" meta:value-type="string">he polysaccharides are predominant matrix constituents and revealed that the jacket reaches the span of the setae. The scanning electron microscopy (SEM) observations showed distinguishable fibrillar network firmly associated with cells. Using atomic forc</meta:user-defined>
    <meta:user-defined meta:name="ZOTERO_BREF_sbBPqORaqCte_7" meta:value-type="string">e microscopy (AFM), we were able to visualise and characterise the cell jacket structure at molecular resolution. At nanoscale resolution, the cell jacket appears as a cross-linked fibrillar network organised into a recognisable structure. The circular pa</meta:user-defined>
    <meta:user-defined meta:name="ZOTERO_BREF_sbBPqORaqCte_8" meta:value-type="string">tches of self-repeating pattern (hexagonal pores with openings of 8–100 nm) are connected through thicker surrounding fibrils and reinforced by branching fibrils. The pore-forming fibrils within the patches are only 0.6–1.6 nm high, the surrounding fibril</meta:user-defined>
    <meta:user-defined meta:name="ZOTERO_BREF_sbBPqORaqCte_9" meta:value-type="string">s connecting patches are 2.0–2.8 nm high, and the branching fibrils are considerably wider but not higher than 4.0 nm. The discovered polysaccharide fibrillar network is highly organised and delicately structured with a monomolecular fibril height of 0.6 </meta:user-defined>
    <meta:user-defined meta:name="ZOTERO_BREF_ssDpnRMFUobe_1" meta:value-type="string">ZOTERO_ITEM CSL_CITATION {"citationID":"K2YF3Gpw","properties":{"formattedCitation":"([Patrick &amp; Reimer, 1966](https://repositories.tdl.org/tamug-ir/handle/1969.3/20795); [Krammer &amp; Lange-Bertalot, 1991])","plainCitation":"([Patrick &amp; Reimer, 1966](https:</meta:user-defined>
    <meta:user-defined meta:name="ZOTERO_BREF_ssDpnRMFUobe_2" meta:value-type="string">//repositories.tdl.org/tamug-ir/handle/1969.3/20795); [Krammer &amp; Lange-Bertalot, 1991])"},"citationItems":[{"id":1050,"uris":["http://zotero.org/users/108874/items/QQ5A2MEV"],"uri":["http://zotero.org/users/108874/items/QQ5A2MEV"],"itemData":{"id":1050,"t</meta:user-defined>
    <meta:user-defined meta:name="ZOTERO_BREF_ssDpnRMFUobe_3" meta:value-type="string">ype":"book","title":"The diatoms of the United States","publisher":"Academy of Natural Sciences","URL":"https://repositories.tdl.org/tamug-ir/handle/1969.3/20795","author":[{"family":"Patrick","given":"Ruth"},{"family":"Reimer","given":"Charles W."}],"iss</meta:user-defined>
    <meta:user-defined meta:name="ZOTERO_BREF_ssDpnRMFUobe_4" meta:value-type="string">ued":{"date-parts":[["1966"]]}}},{"id":924,"uris":["http://zotero.org/users/108874/items/DTJWQ8GG"],"uri":["http://zotero.org/users/108874/items/DTJWQ8GG"],"itemData":{"id":924,"type":"book","title":"Süßwasserflora von Mitteleuropa, Bacillariophyceae. Ach</meta:user-defined>
    <meta:user-defined meta:name="ZOTERO_BREF_ssDpnRMFUobe_5" meta:value-type="string">nanthaceae. Kritische Ergänzungen zu &lt;i&gt;Navicula&lt;/i&gt; (&lt;i&gt;Lineolatae&lt;/i&gt;) und &lt;i&gt;Gomphonema&lt;/i&gt;","publisher-place":"Gustav Fischer Verlag, Stuttgart","volume":"Bd. 02/4","event-place":"Gustav Fischer Verlag, Stuttgart","author":[{"family":"Krammer","given"</meta:user-defined>
    <meta:user-defined meta:name="ZOTERO_BREF_ssDpnRMFUobe_6" meta:value-type="string">:"K"},{"family":"Lange-Bertalot","given":"H"}],"issued":{"date-parts":[["1991"]]}}}],"schema":"https://github.com/citation-style-language/schema/raw/master/csl-citation.json"}</meta:user-defined>
    <meta:user-defined meta:name="ZOTERO_BREF_uVlQuvEbN73p_1" meta:value-type="string">ZOTERO_ITEM CSL_CITATION {"citationID":"hCfFFwxm","properties":{"formattedCitation":"([Bruckner &amp; Kroth, 2009](http://dx.doi.org/10.1111/j.1529-8817.2009.00708.x); [Windler, Gruber &amp; Kroth, 2012])","plainCitation":"([Bruckner &amp; Kroth, 2009](http://dx.doi.</meta:user-defined>
    <meta:user-defined meta:name="ZOTERO_BREF_uVlQuvEbN73p_10" meta:value-type="string"> phototrophic epilithic biofilms. Studying the properties and contributions of the individual partners requires the establishment and maintenance of axenic cultures of the involved organisms. Axenification of biofilm organisms is often challenging, becaus</meta:user-defined>
    <meta:user-defined meta:name="ZOTERO_BREF_uVlQuvEbN73p_11" meta:value-type="string">e bacteria as well as diatom cells are embedded in a matrix of extracellular polymeric substances (EPS). Due to this mucilage, the cells stick together and also are less affected by antimicrobial substances. Here we describe a short and feasible protocol </meta:user-defined>
    <meta:user-defined meta:name="ZOTERO_BREF_uVlQuvEbN73p_12" meta:value-type="string">for culture axenification, which was successfully applied to cultures of the benthic diatoms Achnanthidium minutissimum, Cymbella affiniformis and Nitzschia palea. Our protocol includes treatment of the cultures with the antibiotic imipenem and might also</meta:user-defined>
    <meta:user-defined meta:name="ZOTERO_BREF_uVlQuvEbN73p_13" meta:value-type="string"> be useful for the purification of other cultivated diatom strains. Once axenified, diatom cultures often decay after a certain life span. Our protocol is especially useful to re-establish axenic cultures from co-cultures of diatoms with their accompanyin</meta:user-defined>
    <meta:user-defined meta:name="ZOTERO_BREF_uVlQuvEbN73p_14" meta:value-type="string">g bacteria (also referred to as xenic cultures).","language":"eng","author":[{"family":"Windler","given":"Miriam"},{"family":"Gruber","given":"Ansgar"},{"family":"Kroth","given":"Peter G."}],"issued":{"date-parts":[["2012"]]},"accessed":{"date-parts":[["2</meta:user-defined>
    <meta:user-defined meta:name="ZOTERO_BREF_uVlQuvEbN73p_15" meta:value-type="string">013",3,5]]}}}],"schema":"https://github.com/citation-style-language/schema/raw/master/csl-citation.json"}</meta:user-defined>
    <meta:user-defined meta:name="ZOTERO_BREF_uVlQuvEbN73p_2" meta:value-type="string">org/10.1111/j.1529-8817.2009.00708.x); [Windler, Gruber &amp; Kroth, 2012])"},"citationItems":[{"id":424,"uris":["http://zotero.org/users/108874/items/RGGEN9PI"],"uri":["http://zotero.org/users/108874/items/RGGEN9PI"],"itemData":{"id":424,"type":"article-jour</meta:user-defined>
    <meta:user-defined meta:name="ZOTERO_BREF_uVlQuvEbN73p_3" meta:value-type="string">nal","title":"Protocols for the Removal of Bacteria from Freshwater Benthic Diatom Cultures","container-title":"Journal of Phycology","page":"981-986","volume":"45","issue":"4","source":"Wiley Online Library","abstract":"In this study, we describe differe</meta:user-defined>
    <meta:user-defined meta:name="ZOTERO_BREF_uVlQuvEbN73p_4" meta:value-type="string">nt combinations of physical separation and antibiotic treatment to remove associated bacteria from freshwater diatoms. Diatoms were purified either from natural epilithic biofilms or from unialgal cultures. We determined that for most strains, different p</meta:user-defined>
    <meta:user-defined meta:name="ZOTERO_BREF_uVlQuvEbN73p_5" meta:value-type="string">urification procedures have to be combined individually. In a new approach, we show that for some diatom strains, the substitution of associated aquatic bacteria by an antibiotic-sensitive Escherichia coli strain and subsequent treatment with antibiotics </meta:user-defined>
    <meta:user-defined meta:name="ZOTERO_BREF_uVlQuvEbN73p_6" meta:value-type="string">may be a successful strategy to obtain axenic diatom cultures. Axenic diatom cultures are essential to study the physiology and biochemistry of individual strains as well as their responses to environmental changes without interference of accompanying bac</meta:user-defined>
    <meta:user-defined meta:name="ZOTERO_BREF_uVlQuvEbN73p_7" meta:value-type="string">teria.","DOI":"10.1111/j.1529-8817.2009.00708.x","ISSN":"1529-8817","language":"en","author":[{"family":"Bruckner","given":"Christian G."},{"family":"Kroth","given":"Peter G."}],"issued":{"date-parts":[["2009"]]},"accessed":{"date-parts":[["2014",12,10]]}</meta:user-defined>
    <meta:user-defined meta:name="ZOTERO_BREF_uVlQuvEbN73p_8" meta:value-type="string">}},{"id":177,"uris":["http://zotero.org/users/108874/items/XM2U8F3H"],"uri":["http://zotero.org/users/108874/items/XM2U8F3H"],"itemData":{"id":177,"type":"article-journal","title":"Purification of benthic diatoms from associated bacteria using the antibio</meta:user-defined>
    <meta:user-defined meta:name="ZOTERO_BREF_uVlQuvEbN73p_9" meta:value-type="string">tic imipenem","container-title":"Journal of Endocytobiosis and Cell Research","page":"62 - 65","volume":"22","archive":"http://kops.ub.uni-konstanz.de/handle/urn:nbn:de:bsz:352-219682","abstract":"Benthic diatoms and bacteria often co-operatively build up</meta:user-defined>
    <meta:user-defined meta:name="ZOTERO_BREF_xM4QhEfM55jP_1" meta:value-type="string">ZOTERO_ITEM CSL_CITATION {"citationID":"2fb4n5dk9a","properties":{"formattedCitation":"([Windler, Gruber &amp; Kroth, 2012])","plainCitation":"([Windler, Gruber &amp; Kroth, 2012])"},"citationItems":[{"id":177,"uris":["http://zotero.org/users/108874/items/XM2U8F3</meta:user-defined>
    <meta:user-defined meta:name="ZOTERO_BREF_xM4QhEfM55jP_2" meta:value-type="string">H"],"uri":["http://zotero.org/users/108874/items/XM2U8F3H"],"itemData":{"id":177,"type":"article-journal","title":"Purification of benthic diatoms from associated bacteria using the antibiotic imipenem","container-title":"Journal of Endocytobiosis and Cel</meta:user-defined>
    <meta:user-defined meta:name="ZOTERO_BREF_xM4QhEfM55jP_3" meta:value-type="string">l Research","page":"62 - 65","volume":"22","archive":"http://kops.ub.uni-konstanz.de/handle/urn:nbn:de:bsz:352-219682","abstract":"Benthic diatoms and bacteria often co-operatively build up phototrophic epilithic biofilms. Studying the properties and cont</meta:user-defined>
    <meta:user-defined meta:name="ZOTERO_BREF_xM4QhEfM55jP_4" meta:value-type="string">ributions of the individual partners requires the establishment and maintenance of axenic cultures of the involved organisms. Axenification of biofilm organisms is often challenging, because bacteria as well as diatom cells are embedded in a matrix of ext</meta:user-defined>
    <meta:user-defined meta:name="ZOTERO_BREF_xM4QhEfM55jP_5" meta:value-type="string">racellular polymeric substances (EPS). Due to this mucilage, the cells stick together and also are less affected by antimicrobial substances. Here we describe a short and feasible protocol for culture axenification, which was successfully applied to cultu</meta:user-defined>
    <meta:user-defined meta:name="ZOTERO_BREF_xM4QhEfM55jP_6" meta:value-type="string">res of the benthic diatoms Achnanthidium minutissimum, Cymbella affiniformis and Nitzschia palea. Our protocol includes treatment of the cultures with the antibiotic imipenem and might also be useful for the purification of other cultivated diatom strains</meta:user-defined>
    <meta:user-defined meta:name="ZOTERO_BREF_xM4QhEfM55jP_7" meta:value-type="string">. Once axenified, diatom cultures often decay after a certain life span. Our protocol is especially useful to re-establish axenic cultures from co-cultures of diatoms with their accompanying bacteria (also referred to as xenic cultures).","language":"eng"</meta:user-defined>
    <meta:user-defined meta:name="ZOTERO_BREF_xM4QhEfM55jP_8" meta:value-type="string">,"author":[{"family":"Windler","given":"Miriam"},{"family":"Gruber","given":"Ansgar"},{"family":"Kroth","given":"Peter G."}],"issued":{"date-parts":[["2012"]]},"accessed":{"date-parts":[["2013",3,5]]}}}],"schema":"https://github.com/citation-style-languag</meta:user-defined>
    <meta:user-defined meta:name="ZOTERO_BREF_xM4QhEfM55jP_9" meta:value-type="string">e/schema/raw/master/csl-citation.json"}</meta:user-defined>
    <meta:user-defined meta:name="ZOTERO_BREF_yZ1uV5rJE1tC_1" meta:value-type="string">ZOTERO_ITEM CSL_CITATION {"citationID":"niud7o4bb","properties":{"formattedCitation":"([Morin, Coste &amp; Hamilton, 2008](http://dx.doi.org/10.1111/j.1529-8817.2008.00587.x); [Falasco et al., 2009](http://dx.doi.org/10.1093/plankt/11.4.763); [Cantonati et al</meta:user-defined>
    <meta:user-defined meta:name="ZOTERO_BREF_yZ1uV5rJE1tC_10" meta:value-type="string">I":"10.1111/j.1529-8817.2008.00587.x","ISSN":"1529-8817","language":"en","author":[{"family":"Morin","given":"Soizic"},{"family":"Coste","given":"Michel"},{"family":"Hamilton","given":"Paul B."}],"issued":{"date-parts":[["2008",12,1]]},"accessed":{"date-p</meta:user-defined>
    <meta:user-defined meta:name="ZOTERO_BREF_yZ1uV5rJE1tC_11" meta:value-type="string">arts":[["2014",9,30]]}}},{"id":798,"uris":["http://zotero.org/users/108874/items/APQVINGN"],"uri":["http://zotero.org/users/108874/items/APQVINGN"],"itemData":{"id":798,"type":"article-journal","title":"Morphological abnormalities of diatom silica walls i</meta:user-defined>
    <meta:user-defined meta:name="ZOTERO_BREF_yZ1uV5rJE1tC_12" meta:value-type="string">n relation to heavy metal contamination and artificial growth conditions","container-title":"Water SA","page":"595-606","volume":"35","DOI":"10.1093/plankt/11.4.763","ISSN":"1816-7950","author":[{"family":"Falasco","given":"E."},{"family":"Bona","given":"</meta:user-defined>
    <meta:user-defined meta:name="ZOTERO_BREF_yZ1uV5rJE1tC_13" meta:value-type="string">F."},{"family":"Ginepro","given":"M."},{"family":"Hoffmann","given":"L."},{"family":"Ector","given":"L."}],"issued":{"date-parts":[["2009"]]}}},{"id":512,"uris":["http://zotero.org/users/108874/items/7XA2IZ7A"],"uri":["http://zotero.org/users/108874/items</meta:user-defined>
    <meta:user-defined meta:name="ZOTERO_BREF_yZ1uV5rJE1tC_14" meta:value-type="string">/7XA2IZ7A"],"itemData":{"id":512,"type":"article-journal","title":"Diatom &lt;i&gt;Achnanthidium minutissimum&lt;/i&gt; (Bacillariophyta) valve deformities as indicators of metal enrichment in diverse widely-distributed freshwater habitats","container-title":"Science</meta:user-defined>
    <meta:user-defined meta:name="ZOTERO_BREF_yZ1uV5rJE1tC_15" meta:value-type="string"> of The Total Environment","page":"201-215","volume":"475","source":"ScienceDirect","abstract":"In the presence of different environmental stressors, diatoms can produce frustules presenting different types of deformities. Metals and trace elements are am</meta:user-defined>
    <meta:user-defined meta:name="ZOTERO_BREF_yZ1uV5rJE1tC_16" meta:value-type="string">ong the most common causes of these teratological forms. Metal enrichment in water bodies can be attributed to the geological setting of the area or to pollution. The widespread benthic diatom Achnanthidium minutissimum (ADMI) is one of the most metal-tol</meta:user-defined>
    <meta:user-defined meta:name="ZOTERO_BREF_yZ1uV5rJE1tC_17" meta:value-type="string">erant species. In the present study, ADMI teratologies were defined from samples taken from eight very diverse, widely-distributed inland-water habitats: streams affected by active and abandoned mining areas, a metal-contaminated stream, a spring in an ol</meta:user-defined>
    <meta:user-defined meta:name="ZOTERO_BREF_yZ1uV5rJE1tC_18" meta:value-type="string">d chalcopyrite mine, a mineral-water fountain, and a sediment core taken from a lake affected by metal contamination in the past. Deformed frustules of ADMI were characterised mainly by one (sometimes two) more or less bent off ending, conferring to the s</meta:user-defined>
    <meta:user-defined meta:name="ZOTERO_BREF_yZ1uV5rJE1tC_19" meta:value-type="string">pecimens a cymbelloid outline (cymbelliclinum-like teratology, CLT). Marked teratologies were distinguished from slight deformities. Hydrochemical analyses, including metals and trace elements, were carried out and enrichment factors (EF) relative to aver</meta:user-defined>
    <meta:user-defined meta:name="ZOTERO_BREF_yZ1uV5rJE1tC_2" meta:value-type="string">., 2014](http://dx.doi.org/10.1016/j.scitotenv.2013.10.018))","plainCitation":"([Morin, Coste &amp; Hamilton, 2008](http://dx.doi.org/10.1111/j.1529-8817.2008.00587.x); [Falasco et al., 2009](http://dx.doi.org/10.1093/plankt/11.4.763); [Cantonati et al., 2014</meta:user-defined>
    <meta:user-defined meta:name="ZOTERO_BREF_yZ1uV5rJE1tC_20" meta:value-type="string">age crustal composition were calculated. To improve our knowledge on the potential of different metals and trace elements to trigger the occurrence of ADMI CLT, we carefully selected 15 springs out of 110 (CRENODAT dataset) where both ADMI and above-avera</meta:user-defined>
    <meta:user-defined meta:name="ZOTERO_BREF_yZ1uV5rJE1tC_21" meta:value-type="string">ge metal or metalloid concentrations occurred, and re-analysed these samples. The results from the eight widely-distributed core sites as well as from the 15 selected CRENODAT springs led to the hypothesis that two metals (copper and zinc) and a metalloid</meta:user-defined>
    <meta:user-defined meta:name="ZOTERO_BREF_yZ1uV5rJE1tC_22" meta:value-type="string"> (antimony) were the most likely triggers of ADMI CLT formation. From a quantitative point of view, it is worth noting that the lowest concentrations triggering ADMI CLT can be fairly low, particularly in the case of copper contamination. The antimony-ric</meta:user-defined>
    <meta:user-defined meta:name="ZOTERO_BREF_yZ1uV5rJE1tC_23" meta:value-type="string">h site was characterised by a marked-teratology variant where both ends of ADMI were bent off.","DOI":"10.1016/j.scitotenv.2013.10.018","ISSN":"0048-9697","journalAbbreviation":"Science of The Total Environment","author":[{"family":"Cantonati","given":"Ma</meta:user-defined>
    <meta:user-defined meta:name="ZOTERO_BREF_yZ1uV5rJE1tC_24" meta:value-type="string">rco"},{"family":"Angeli","given":"Nicola"},{"family":"Virtanen","given":"Laura"},{"family":"Wojtal","given":"Agata Z."},{"family":"Gabrieli","given":"Jacopo"},{"family":"Falasco","given":"Elisa"},{"family":"Lavoie","given":"Isabelle"},{"family":"Morin","g</meta:user-defined>
    <meta:user-defined meta:name="ZOTERO_BREF_yZ1uV5rJE1tC_25" meta:value-type="string">iven":"Soizic"},{"family":"Marchetto","given":"Aldo"},{"family":"Fortin","given":"Claude"},{"family":"Smirnova","given":"Svetlana"}],"issued":{"date-parts":[["2014",3,15]]},"accessed":{"date-parts":[["2014",4,29]]}}}],"schema":"https://github.com/citation</meta:user-defined>
    <meta:user-defined meta:name="ZOTERO_BREF_yZ1uV5rJE1tC_26" meta:value-type="string">-style-language/schema/raw/master/csl-citation.json"}</meta:user-defined>
    <meta:user-defined meta:name="ZOTERO_BREF_yZ1uV5rJE1tC_3" meta:value-type="string">](http://dx.doi.org/10.1016/j.scitotenv.2013.10.018))"},"citationItems":[{"id":1284,"uris":["http://zotero.org/users/108874/items/7PCGB34A"],"uri":["http://zotero.org/users/108874/items/7PCGB34A"],"itemData":{"id":1284,"type":"article-journal","title":"Sc</meta:user-defined>
    <meta:user-defined meta:name="ZOTERO_BREF_yZ1uV5rJE1tC_4" meta:value-type="string">anning Electron Microscopy Observations of Deformities in Small Pennate Diatoms Exposed to High Cadmium Concentrations","container-title":"Journal of Phycology","page":"1512-1518","volume":"44","issue":"6","source":"Wiley Online Library","abstract":"Diffe</meta:user-defined>
    <meta:user-defined meta:name="ZOTERO_BREF_yZ1uV5rJE1tC_5" meta:value-type="string">rent types of malformations are likely to affect the morphology of diatoms when exposed to particularly unstable environmental conditions, the most easily identifiable being distortion of the whole frustule. In the present study, we investigated, by means</meta:user-defined>
    <meta:user-defined meta:name="ZOTERO_BREF_yZ1uV5rJE1tC_6" meta:value-type="string"> of SEM, valve abnormalities induced by high cadmium contamination (100 μg · L−1) in small pennate diatoms. Changes in the shape of Amphora pediculus (Kütz.) Grunow and anomalous sculpturing of the cell wall of many species, such as Encyonema minutum (Hil</meta:user-defined>
    <meta:user-defined meta:name="ZOTERO_BREF_yZ1uV5rJE1tC_7" meta:value-type="string">se) D. G. Mann, Mayamaea agrestris (Hust.) Lange-Bert., Gomphonema parvulum (Kütz.) Kütz., or Eolimna minima (Grunow) Lange-Bert., were observed, which were not, or almost not, noticeable in the LM. With consideration to current knowledge of diatom morpho</meta:user-defined>
    <meta:user-defined meta:name="ZOTERO_BREF_yZ1uV5rJE1tC_8" meta:value-type="string">genesis, metal uptake by the cell would induce, directly or indirectly, damage to many cytoplasmic components (e.g., microtubules, cytoskeleton, Golgi-derived vesicles) involved in the precisely organized silica deposition. This study confirms that many s</meta:user-defined>
    <meta:user-defined meta:name="ZOTERO_BREF_yZ1uV5rJE1tC_9" meta:value-type="string">pecies, whatever their size, are likely to exhibit morphological abnormalities under cadmium stress, and that this indicator may be valuable for the biomonitoring of metal contamination, even if SEM observations are not necessary for routine studies.","DO</meta:user-defined>
    <meta:user-defined meta:name="ZOTERO_BREF_z9CWN5D6tKZR_1" meta:value-type="string">ZOTERO_ITEM CSL_CITATION {"citationID":"llxT3Ysw","properties":{"formattedCitation":"([Higgins et al., 2003](http://dx.doi.org/10.1046/j.1529-8817.2003.02163.x); [Willis et al., 2013](http://dx.doi.org/10.1111/jpy.12103))","plainCitation":"([Higgins et al</meta:user-defined>
    <meta:user-defined meta:name="ZOTERO_BREF_z9CWN5D6tKZR_10" meta:value-type="string">xtracellular polymeric substance is presented and reveals significant spatial variation in the C. australis and P. viridis mucilage layers. This study highlights the capacity of AFM in elucidating the topography and mechanical properties of hydrated micro</meta:user-defined>
    <meta:user-defined meta:name="ZOTERO_BREF_z9CWN5D6tKZR_11" meta:value-type="string">algal extracellular polymeric substance on a nanoscale.","DOI":"10.1046/j.1529-8817.2003.02163.x","ISSN":"1529-8817","shortTitle":"Probing the Surface of Living Diatoms with Atomic Force Microscopy","journalAbbreviation":"Journal of Phycology","language":</meta:user-defined>
    <meta:user-defined meta:name="ZOTERO_BREF_z9CWN5D6tKZR_12" meta:value-type="string">"en","author":[{"family":"Higgins","given":"Michael J."},{"family":"Sader","given":"John E."},{"family":"Mulvaney","given":"Paul"},{"family":"Wetherbee","given":"Richard"}],"issued":{"date-parts":[["2003"]]},"accessed":{"date-parts":[["2015",2,4]]}}},{"id</meta:user-defined>
    <meta:user-defined meta:name="ZOTERO_BREF_z9CWN5D6tKZR_13" meta:value-type="string">":488,"uris":["http://zotero.org/users/108874/items/SCE2GBH4"],"uri":["http://zotero.org/users/108874/items/SCE2GBH4"],"itemData":{"id":488,"type":"article-journal","title":"Characterization of the extracellular matrix of &lt;i&gt;Phaeodactylum tricornutum&lt;/i&gt; </meta:user-defined>
    <meta:user-defined meta:name="ZOTERO_BREF_z9CWN5D6tKZR_14" meta:value-type="string">(Bacillariophyceae): structure, composition, and adhesive characteristics","container-title":"Journal of Phycology","page":"937-949","volume":"49","issue":"5","source":"Wiley Online Library","abstract":"The extracellular matrix of the ovoid and fusiform m</meta:user-defined>
    <meta:user-defined meta:name="ZOTERO_BREF_z9CWN5D6tKZR_15" meta:value-type="string">orphotypes of Phaeodactylum tricornutum (Bohlin) was characterized in detail. The structural and nanophysical properties were analyzed by microscopy. Of the two morphotypes, only the ovoid form secretes adhesive mucilage; light microscopy and scanning ele</meta:user-defined>
    <meta:user-defined meta:name="ZOTERO_BREF_z9CWN5D6tKZR_16" meta:value-type="string">ctron microscopy images showed that the mucilage was secreted from the girdle band region of the cell as cell-substratum tethers, accumulating on the surface forming a biofilm. After 7 d, the secreted mucilage became entangled, forming adhesive strands th</meta:user-defined>
    <meta:user-defined meta:name="ZOTERO_BREF_z9CWN5D6tKZR_17" meta:value-type="string">at crisscrossed the substratum surface. In the initial secreted mucilage atomic force microscopy identified a high proportion of adhesive molecules without regular retraction curves and some modular-like adhesive molecules, in the 7 d old biofilm, the adh</meta:user-defined>
    <meta:user-defined meta:name="ZOTERO_BREF_z9CWN5D6tKZR_18" meta:value-type="string">esive molecules were longer with fewer adhesive events but greater adhesive strength. Chemical characterization was carried out on extracted proteins and polysaccharides. Differences in protein composition, monosaccharide composition, and linkage analysis</meta:user-defined>
    <meta:user-defined meta:name="ZOTERO_BREF_z9CWN5D6tKZR_19" meta:value-type="string"> are discussed in relation to the composition of the frustule and secreted adhesive mucilage. Polysaccharide analysis showed a broad range of monosaccharides and linkages across all fractions with idiosyncratic enrichment of particular monosaccharides and</meta:user-defined>
    <meta:user-defined meta:name="ZOTERO_BREF_z9CWN5D6tKZR_2" meta:value-type="string">., 2003](http://dx.doi.org/10.1046/j.1529-8817.2003.02163.x); [Willis et al., 2013](http://dx.doi.org/10.1111/jpy.12103))"},"citationItems":[{"id":504,"uris":["http://zotero.org/users/108874/items/MEA9T5JJ"],"uri":["http://zotero.org/users/108874/items/ME</meta:user-defined>
    <meta:user-defined meta:name="ZOTERO_BREF_z9CWN5D6tKZR_20" meta:value-type="string"> linkages in each fraction. 3-linked Mannan was highly enriched in the cell frustule fractions indicating a major structural role, while Rhamnose and Fucose derivatives were enriched in the secreted fractions of the ovoid morphotype suggesting involvement</meta:user-defined>
    <meta:user-defined meta:name="ZOTERO_BREF_z9CWN5D6tKZR_21" meta:value-type="string"> in cell adhesion. Comparison of SDS-PAGE of extracellular proteins showed two major bands for the ovoid morphotype and four for the fusiform morphotype of which only one appeared to be common to both morphotypes.","DOI":"10.1111/jpy.12103","ISSN":"1529-8</meta:user-defined>
    <meta:user-defined meta:name="ZOTERO_BREF_z9CWN5D6tKZR_22" meta:value-type="string">817","shortTitle":"Characterization of the extracellular matrix of Phaeodactylum tricornutum (Bacillariophyceae)","journalAbbreviation":"J. Phycol.","language":"en","author":[{"family":"Willis","given":"Anusuya"},{"family":"Chiovitti","given":"Anthony"},{</meta:user-defined>
    <meta:user-defined meta:name="ZOTERO_BREF_z9CWN5D6tKZR_23" meta:value-type="string">"family":"Dugdale","given":"Tony M"},{"family":"Wetherbee","given":"Richard"}],"issued":{"date-parts":[["2013"]]},"accessed":{"date-parts":[["2015",2,4]]}}}],"schema":"https://github.com/citation-style-language/schema/raw/master/csl-citation.json"}</meta:user-defined>
    <meta:user-defined meta:name="ZOTERO_BREF_z9CWN5D6tKZR_3" meta:value-type="string">A9T5JJ"],"itemData":{"id":504,"type":"article-journal","title":"Probing the Surface of Living Diatoms with Atomic Force Microscopy: The Nanostructure and Nanomechanical Properties of the Mucilage Layer","container-title":"Journal of Phycology","page":"722</meta:user-defined>
    <meta:user-defined meta:name="ZOTERO_BREF_z9CWN5D6tKZR_4" meta:value-type="string">-734","volume":"39","issue":"4","source":"Wiley Online Library","abstract":"Atomic force microscopy (AFM) is used to investigate the topography and material properties of the mucilage layer of live cells of three benthic diatoms, the marine species Crasep</meta:user-defined>
    <meta:user-defined meta:name="ZOTERO_BREF_z9CWN5D6tKZR_5" meta:value-type="string">dostauros australis E. J. Cox and Nitzschia navis-varingica Lundholm et Moestrup and the freshwater species Pinnularia viridis (Nitzsch) Ehrenberg. Contrary to previous studies, we show that this surface mucilage layer displays unique nanostructural featu</meta:user-defined>
    <meta:user-defined meta:name="ZOTERO_BREF_z9CWN5D6tKZR_6" meta:value-type="string">res. In C. australis, tapping mode images revealed a soft mucilage layer encasing the silica cell wall, consisting of a smooth flat surface that was interrupted by regions with groove-like indentations, whereas force measurements revealed the adhesive bin</meta:user-defined>
    <meta:user-defined meta:name="ZOTERO_BREF_z9CWN5D6tKZR_7" meta:value-type="string">ding of polymer chains. The elastic responses of these polymer chains, as they were stretched during force measurements, were successfully fitted to the worm-like chain model, indicating the stretching of mostly single macromolecules from which quantitati</meta:user-defined>
    <meta:user-defined meta:name="ZOTERO_BREF_z9CWN5D6tKZR_8" meta:value-type="string">ve information was extracted. In P. viridis, tapping mode images of cells revealed a mucilage layer that had the appearance of densely packed spheres, whereas force measurements exhibited no adhesion. In N. navis-varingica, tapping mode images of the oute</meta:user-defined>
    <meta:user-defined meta:name="ZOTERO_BREF_z9CWN5D6tKZR_9" meta:value-type="string">r surface of this cell in the girdle region revealed the absence of a mucilage layer, in contrast to the other two species. In addition to these topographic and adhesion studies, the first quantitative measurement of the elastic properties of microalgal e</meta:user-defined>
    <meta:user-defined meta:name="ZOTERO_BREF_z9XkVmQ41I0p_1" meta:value-type="string"/>
    <meta:user-defined meta:name="ZOTERO_PREF_1" meta:value-type="string">&lt;data data-version="3" zotero-version="4.0.26.1"&gt;&lt;session id="E67imw3D"/&gt;&lt;style id="http://www.zotero.org/styles/paper-now" hasBibliography="1" bibliographyStyleHasBeenSet="1"/&gt;&lt;prefs&gt;&lt;pref name="fieldType" value="ReferenceMark"/&gt;&lt;pref name="storeReferenc</meta:user-defined>
    <meta:user-defined meta:name="ZOTERO_PREF_2" meta:value-type="string">es" value="true"/&gt;&lt;pref name="automaticJournalAbbreviations" value="false"/&gt;&lt;pref name="noteType" value="0"/&gt;&lt;/prefs&gt;&lt;/data&gt;</meta:user-defined>
  </office:meta>
</office:document-meta>
</file>